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66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svg:stroke-width="0.0402in" svg:stroke-color="#ff0000" draw:marker-start-width="0.1386in" draw:marker-end-width="0.1386in" draw:fill="none" draw:textarea-horizontal-align="justify" draw:textarea-vertical-align="middle" draw:auto-grow-height="false" fo:min-height="0.215in" fo:min-width="0.2441in" fo:padding-top="0.0197in" fo:padding-bottom="0.0197in" fo:padding-left="0.0197in" fo:padding-right="0.0197in"/>
      <style:paragraph-properties fo:text-align="center"/>
    </style:style>
    <style:style style:name="gr3" style:family="graphic">
      <style:graphic-properties svg:stroke-width="0.0402in" svg:stroke-color="#ff0000" draw:marker-start-width="0.1386in" draw:marker-end-width="0.1386in" draw:textarea-horizontal-align="center" draw:textarea-vertical-align="middle" fo:padding-top="0.0197in" fo:padding-bottom="0.0197in" fo:padding-left="0.0197in" fo:padding-right="0.0197in"/>
      <style:paragraph-properties fo:text-align="center"/>
    </style:style>
    <style:style style:name="gr4" style:family="graphic">
      <style:graphic-properties svg:stroke-width="0.0402in" svg:stroke-color="#ff0000" draw:marker-start-width="0.1386in" draw:marker-end-width="0.1386in" draw:fill="none" draw:textarea-horizontal-align="justify" draw:textarea-vertical-align="middle" draw:auto-grow-height="false" fo:min-height="0.1756in" fo:min-width="0.2047in" fo:padding-top="0.0197in" fo:padding-bottom="0.0197in" fo:padding-left="0.0197in" fo:padding-right="0.0197in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9417in" svg:height="5.1488in" svg:x="0.2374in" svg:y="0.2736in">
            <draw:object draw:notify-on-update-of-ranges="Sheet1.A1:Sheet1.A2231 Sheet1.D1:Sheet1.D22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8in" svg:x="6.5594in" svg:y="5.8374in">
            <draw:object draw:notify-on-update-of-ranges="Sheet1.A1786:Sheet1.A1802 Sheet1.D1786:Sheet1.D18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0in" svg:y="5.6913in">
            <draw:object draw:notify-on-update-of-ranges="Sheet1.A57:Sheet1.A84 Sheet1.D57:Sheet1.D8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6.2988in" svg:height="3.5429in" svg:x="6.437in" svg:y="9.726in">
            <draw:object draw:notify-on-update-of-ranges="Sheet1.A57:Sheet1.A84 Sheet1.D57:Sheet1.D84 Sheet1.F57:Sheet1.F8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6.2988in" svg:height="3.548in" svg:x="6.7516in" svg:y="13.6815in">
            <draw:object draw:notify-on-update-of-ranges="Sheet1.A1786:Sheet1.A1802 Sheet1.D1786:Sheet1.D1802 Sheet1.F1786:Sheet1.F18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5" draw:name="Shape 1" draw:style-name="gr2" draw:text-style-name="P1" svg:width="0.3449in" svg:height="0.3039in" svg:x="12.1839in" svg:y="11.251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6" draw:name="Line 1" draw:style-name="gr3" draw:text-style-name="P2" svg:x1="12.1839in" svg:y1="11.3929in" svg:x2="10.115in" svg:y2="11.4in">
            <text:p/>
          </draw:line>
          <draw:custom-shape draw:z-index="7" draw:name="Shape 2" draw:style-name="gr4" draw:text-style-name="P1" svg:width="0.3449in" svg:height="0.3039in" svg:x="12.5213in" svg:y="14.0961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name="Shape 3" draw:style-name="gr4" draw:text-style-name="P1" svg:width="0.3449in" svg:height="0.3039in" svg:x="12.552in" svg:y="16.318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time" office:time-value="PT21H38M33.871S" calcext:value-type="time">
            <text:p>21:38:33.8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1.29" calcext:value-type="float">
            <text:p>31.29</text:p>
          </table:table-cell>
          <table:table-cell table:number-columns-repeated="2"/>
        </table:table-row>
        <table:table-row table:style-name="ro1">
          <table:table-cell office:value-type="time" office:time-value="PT21H38M34.866S" calcext:value-type="time">
            <text:p>21:38:34.8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1.39" calcext:value-type="float">
            <text:p>31.39</text:p>
          </table:table-cell>
          <table:table-cell table:number-columns-repeated="2"/>
        </table:table-row>
        <table:table-row table:style-name="ro1">
          <table:table-cell office:value-type="time" office:time-value="PT21H38M35.875S" calcext:value-type="time">
            <text:p>21:38:35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1.33" calcext:value-type="float">
            <text:p>31.33</text:p>
          </table:table-cell>
          <table:table-cell table:number-columns-repeated="2"/>
        </table:table-row>
        <table:table-row table:style-name="ro1">
          <table:table-cell office:value-type="time" office:time-value="PT21H38M36.878S" calcext:value-type="time">
            <text:p>21:38:36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1.29" calcext:value-type="float">
            <text:p>31.29</text:p>
          </table:table-cell>
          <table:table-cell table:number-columns-repeated="2"/>
        </table:table-row>
        <table:table-row table:style-name="ro1">
          <table:table-cell office:value-type="time" office:time-value="PT21H38M37.884S" calcext:value-type="time">
            <text:p>21:38:37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1.47" calcext:value-type="float">
            <text:p>31.47</text:p>
          </table:table-cell>
          <table:table-cell table:number-columns-repeated="2"/>
        </table:table-row>
        <table:table-row table:style-name="ro1">
          <table:table-cell office:value-type="time" office:time-value="PT21H38M38.879S" calcext:value-type="time">
            <text:p>21:38:38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1.55" calcext:value-type="float">
            <text:p>31.55</text:p>
          </table:table-cell>
          <table:table-cell table:number-columns-repeated="2"/>
        </table:table-row>
        <table:table-row table:style-name="ro1">
          <table:table-cell office:value-type="time" office:time-value="PT21H38M39.868S" calcext:value-type="time">
            <text:p>21:38:39.8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1.55" calcext:value-type="float">
            <text:p>31.55</text:p>
          </table:table-cell>
          <table:table-cell table:number-columns-repeated="2"/>
        </table:table-row>
        <table:table-row table:style-name="ro1">
          <table:table-cell office:value-type="time" office:time-value="PT21H38M40.88S" calcext:value-type="time">
            <text:p>21:38:40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1.57" calcext:value-type="float">
            <text:p>31.57</text:p>
          </table:table-cell>
          <table:table-cell table:number-columns-repeated="2"/>
        </table:table-row>
        <table:table-row table:style-name="ro1">
          <table:table-cell office:value-type="time" office:time-value="PT21H38M41.873S" calcext:value-type="time">
            <text:p>21:38:41.8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1.63" calcext:value-type="float">
            <text:p>31.63</text:p>
          </table:table-cell>
          <table:table-cell table:number-columns-repeated="2"/>
        </table:table-row>
        <table:table-row table:style-name="ro1">
          <table:table-cell office:value-type="time" office:time-value="PT21H38M42.881S" calcext:value-type="time">
            <text:p>21:38:42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1.77" calcext:value-type="float">
            <text:p>31.77</text:p>
          </table:table-cell>
          <table:table-cell table:number-columns-repeated="2"/>
        </table:table-row>
        <table:table-row table:style-name="ro1">
          <table:table-cell office:value-type="time" office:time-value="PT21H38M43.878S" calcext:value-type="time">
            <text:p>21:38:43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1.75" calcext:value-type="float">
            <text:p>31.75</text:p>
          </table:table-cell>
          <table:table-cell table:number-columns-repeated="2"/>
        </table:table-row>
        <table:table-row table:style-name="ro1">
          <table:table-cell office:value-type="time" office:time-value="PT21H38M43.878S" calcext:value-type="time">
            <text:p>21:38:43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1.75" calcext:value-type="float">
            <text:p>31.75</text:p>
          </table:table-cell>
          <table:table-cell table:number-columns-repeated="2"/>
        </table:table-row>
        <table:table-row table:style-name="ro1">
          <table:table-cell office:value-type="time" office:time-value="PT21H38M44.889S" calcext:value-type="time">
            <text:p>21:38:44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1.85" calcext:value-type="float">
            <text:p>31.85</text:p>
          </table:table-cell>
          <table:table-cell table:number-columns-repeated="2"/>
        </table:table-row>
        <table:table-row table:style-name="ro1">
          <table:table-cell office:value-type="time" office:time-value="PT21H38M45.873S" calcext:value-type="time">
            <text:p>21:38:45.8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1.85" calcext:value-type="float">
            <text:p>31.85</text:p>
          </table:table-cell>
          <table:table-cell table:number-columns-repeated="2"/>
        </table:table-row>
        <table:table-row table:style-name="ro1">
          <table:table-cell office:value-type="time" office:time-value="PT21H38M46.905S" calcext:value-type="time">
            <text:p>21:38:46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1.81" calcext:value-type="float">
            <text:p>31.81</text:p>
          </table:table-cell>
          <table:table-cell table:number-columns-repeated="2"/>
        </table:table-row>
        <table:table-row table:style-name="ro1">
          <table:table-cell office:value-type="time" office:time-value="PT21H38M47.907S" calcext:value-type="time">
            <text:p>21:38:47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1.85" calcext:value-type="float">
            <text:p>31.85</text:p>
          </table:table-cell>
          <table:table-cell table:number-columns-repeated="2"/>
        </table:table-row>
        <table:table-row table:style-name="ro1">
          <table:table-cell office:value-type="time" office:time-value="PT21H38M48.904S" calcext:value-type="time">
            <text:p>21:38:48.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1.91" calcext:value-type="float">
            <text:p>31.91</text:p>
          </table:table-cell>
          <table:table-cell table:number-columns-repeated="2"/>
        </table:table-row>
        <table:table-row table:style-name="ro1">
          <table:table-cell office:value-type="time" office:time-value="PT21H38M49.912S" calcext:value-type="time">
            <text:p>21:38:49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1.85" calcext:value-type="float">
            <text:p>31.85</text:p>
          </table:table-cell>
          <table:table-cell table:number-columns-repeated="2"/>
        </table:table-row>
        <table:table-row table:style-name="ro1">
          <table:table-cell office:value-type="time" office:time-value="PT21H38M50.913S" calcext:value-type="time">
            <text:p>21:38:50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13" calcext:value-type="float">
            <text:p>32.13</text:p>
          </table:table-cell>
          <table:table-cell table:number-columns-repeated="2"/>
        </table:table-row>
        <table:table-row table:style-name="ro1">
          <table:table-cell office:value-type="time" office:time-value="PT21H38M51.911S" calcext:value-type="time">
            <text:p>21:38:51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21" calcext:value-type="float">
            <text:p>32.21</text:p>
          </table:table-cell>
          <table:table-cell table:number-columns-repeated="2"/>
        </table:table-row>
        <table:table-row table:style-name="ro1">
          <table:table-cell office:value-type="time" office:time-value="PT21H38M52.892S" calcext:value-type="time">
            <text:p>21:38:52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11" calcext:value-type="float">
            <text:p>32.11</text:p>
          </table:table-cell>
          <table:table-cell table:number-columns-repeated="2"/>
        </table:table-row>
        <table:table-row table:style-name="ro1">
          <table:table-cell office:value-type="time" office:time-value="PT21H38M53.891S" calcext:value-type="time">
            <text:p>21:38:53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05" calcext:value-type="float">
            <text:p>32.05</text:p>
          </table:table-cell>
          <table:table-cell table:number-columns-repeated="2"/>
        </table:table-row>
        <table:table-row table:style-name="ro1">
          <table:table-cell office:value-type="time" office:time-value="PT21H38M52.892S" calcext:value-type="time">
            <text:p>21:38:52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11" calcext:value-type="float">
            <text:p>32.11</text:p>
          </table:table-cell>
          <table:table-cell table:number-columns-repeated="2"/>
        </table:table-row>
        <table:table-row table:style-name="ro1">
          <table:table-cell office:value-type="time" office:time-value="PT21H38M53.891S" calcext:value-type="time">
            <text:p>21:38:53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05" calcext:value-type="float">
            <text:p>32.05</text:p>
          </table:table-cell>
          <table:table-cell table:number-columns-repeated="2"/>
        </table:table-row>
        <table:table-row table:style-name="ro1">
          <table:table-cell office:value-type="time" office:time-value="PT21H38M54.899S" calcext:value-type="time">
            <text:p>21:38:54.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05" calcext:value-type="float">
            <text:p>32.05</text:p>
          </table:table-cell>
          <table:table-cell table:number-columns-repeated="2"/>
        </table:table-row>
        <table:table-row table:style-name="ro1">
          <table:table-cell office:value-type="time" office:time-value="PT21H38M55.901S" calcext:value-type="time">
            <text:p>21:38:55.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03" calcext:value-type="float">
            <text:p>32.03</text:p>
          </table:table-cell>
          <table:table-cell table:number-columns-repeated="2"/>
        </table:table-row>
        <table:table-row table:style-name="ro1">
          <table:table-cell office:value-type="time" office:time-value="PT21H38M56.913S" calcext:value-type="time">
            <text:p>21:38:56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17" calcext:value-type="float">
            <text:p>32.17</text:p>
          </table:table-cell>
          <table:table-cell table:number-columns-repeated="2"/>
        </table:table-row>
        <table:table-row table:style-name="ro1">
          <table:table-cell office:value-type="time" office:time-value="PT21H38M57.912S" calcext:value-type="time">
            <text:p>21:38:57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27" calcext:value-type="float">
            <text:p>32.27</text:p>
          </table:table-cell>
          <table:table-cell table:number-columns-repeated="2"/>
        </table:table-row>
        <table:table-row table:style-name="ro1">
          <table:table-cell office:value-type="time" office:time-value="PT21H38M58.921S" calcext:value-type="time">
            <text:p>21:38:58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21" calcext:value-type="float">
            <text:p>32.21</text:p>
          </table:table-cell>
          <table:table-cell table:number-columns-repeated="2"/>
        </table:table-row>
        <table:table-row table:style-name="ro1">
          <table:table-cell office:value-type="time" office:time-value="PT21H38M59.935S" calcext:value-type="time">
            <text:p>21:38:59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</table:table-row>
        <table:table-row table:style-name="ro1">
          <table:table-cell office:value-type="time" office:time-value="PT21H39M00.936S" calcext:value-type="time">
            <text:p>21:39:00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21" calcext:value-type="float">
            <text:p>32.21</text:p>
          </table:table-cell>
          <table:table-cell table:number-columns-repeated="2"/>
        </table:table-row>
        <table:table-row table:style-name="ro1">
          <table:table-cell office:value-type="time" office:time-value="PT21H39M01.915S" calcext:value-type="time">
            <text:p>21:39:01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17" calcext:value-type="float">
            <text:p>32.17</text:p>
          </table:table-cell>
          <table:table-cell table:number-columns-repeated="2"/>
        </table:table-row>
        <table:table-row table:style-name="ro1">
          <table:table-cell office:value-type="time" office:time-value="PT21H39M02.926S" calcext:value-type="time">
            <text:p>21:39:02.9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31" calcext:value-type="float">
            <text:p>32.31</text:p>
          </table:table-cell>
          <table:table-cell table:number-columns-repeated="2"/>
        </table:table-row>
        <table:table-row table:style-name="ro1">
          <table:table-cell office:value-type="time" office:time-value="PT21H39M01.915S" calcext:value-type="time">
            <text:p>21:39:01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17" calcext:value-type="float">
            <text:p>32.17</text:p>
          </table:table-cell>
          <table:table-cell table:number-columns-repeated="2"/>
        </table:table-row>
        <table:table-row table:style-name="ro1">
          <table:table-cell office:value-type="time" office:time-value="PT21H39M02.926S" calcext:value-type="time">
            <text:p>21:39:02.9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31" calcext:value-type="float">
            <text:p>32.31</text:p>
          </table:table-cell>
          <table:table-cell table:number-columns-repeated="2"/>
        </table:table-row>
        <table:table-row table:style-name="ro1">
          <table:table-cell office:value-type="time" office:time-value="PT21H39M03.938S" calcext:value-type="time">
            <text:p>21:39:03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35" calcext:value-type="float">
            <text:p>32.35</text:p>
          </table:table-cell>
          <table:table-cell table:number-columns-repeated="2"/>
        </table:table-row>
        <table:table-row table:style-name="ro1">
          <table:table-cell office:value-type="time" office:time-value="PT21H39M04.937S" calcext:value-type="time">
            <text:p>21:39:04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47" calcext:value-type="float">
            <text:p>32.47</text:p>
          </table:table-cell>
          <table:table-cell table:number-columns-repeated="2"/>
        </table:table-row>
        <table:table-row table:style-name="ro1">
          <table:table-cell office:value-type="time" office:time-value="PT21H39M05.915S" calcext:value-type="time">
            <text:p>21:39:05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41" calcext:value-type="float">
            <text:p>32.41</text:p>
          </table:table-cell>
          <table:table-cell table:number-columns-repeated="2"/>
        </table:table-row>
        <table:table-row table:style-name="ro1">
          <table:table-cell office:value-type="time" office:time-value="PT21H39M06.925S" calcext:value-type="time">
            <text:p>21:39:06.9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27" calcext:value-type="float">
            <text:p>32.27</text:p>
          </table:table-cell>
          <table:table-cell table:number-columns-repeated="2"/>
        </table:table-row>
        <table:table-row table:style-name="ro1">
          <table:table-cell office:value-type="time" office:time-value="PT21H39M07.919S" calcext:value-type="time">
            <text:p>21:39:07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27" calcext:value-type="float">
            <text:p>32.27</text:p>
          </table:table-cell>
          <table:table-cell table:number-columns-repeated="2"/>
        </table:table-row>
        <table:table-row table:style-name="ro1">
          <table:table-cell office:value-type="time" office:time-value="PT21H39M08.955S" calcext:value-type="time">
            <text:p>21:39:08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33" calcext:value-type="float">
            <text:p>32.33</text:p>
          </table:table-cell>
          <table:table-cell table:number-columns-repeated="2"/>
        </table:table-row>
        <table:table-row table:style-name="ro1">
          <table:table-cell office:value-type="time" office:time-value="PT21H39M09.953S" calcext:value-type="time">
            <text:p>21:39:09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33" calcext:value-type="float">
            <text:p>32.33</text:p>
          </table:table-cell>
          <table:table-cell table:number-columns-repeated="2"/>
        </table:table-row>
        <table:table-row table:style-name="ro1">
          <table:table-cell office:value-type="time" office:time-value="PT21H39M10.954S" calcext:value-type="time">
            <text:p>21:39:10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31" calcext:value-type="float">
            <text:p>32.31</text:p>
          </table:table-cell>
          <table:table-cell table:number-columns-repeated="2"/>
        </table:table-row>
        <table:table-row table:style-name="ro1">
          <table:table-cell office:value-type="time" office:time-value="PT21H39M11.961S" calcext:value-type="time">
            <text:p>21:39:11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35" calcext:value-type="float">
            <text:p>32.35</text:p>
          </table:table-cell>
          <table:table-cell table:number-columns-repeated="2"/>
        </table:table-row>
        <table:table-row table:style-name="ro1">
          <table:table-cell office:value-type="time" office:time-value="PT21H39M10.954S" calcext:value-type="time">
            <text:p>21:39:10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31" calcext:value-type="float">
            <text:p>32.31</text:p>
          </table:table-cell>
          <table:table-cell table:number-columns-repeated="2"/>
        </table:table-row>
        <table:table-row table:style-name="ro1">
          <table:table-cell office:value-type="time" office:time-value="PT21H39M11.961S" calcext:value-type="time">
            <text:p>21:39:11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35" calcext:value-type="float">
            <text:p>32.35</text:p>
          </table:table-cell>
          <table:table-cell table:number-columns-repeated="2"/>
        </table:table-row>
        <table:table-row table:style-name="ro1">
          <table:table-cell office:value-type="time" office:time-value="PT21H39M12.948S" calcext:value-type="time">
            <text:p>21:39:12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35" calcext:value-type="float">
            <text:p>32.35</text:p>
          </table:table-cell>
          <table:table-cell table:number-columns-repeated="2"/>
        </table:table-row>
        <table:table-row table:style-name="ro1">
          <table:table-cell office:value-type="time" office:time-value="PT21H39M13.944S" calcext:value-type="time">
            <text:p>21:39:13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35" calcext:value-type="float">
            <text:p>32.35</text:p>
          </table:table-cell>
          <table:table-cell table:number-columns-repeated="2"/>
        </table:table-row>
        <table:table-row table:style-name="ro1">
          <table:table-cell office:value-type="time" office:time-value="PT21H39M14.956S" calcext:value-type="time">
            <text:p>21:39:14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49" calcext:value-type="float">
            <text:p>32.49</text:p>
          </table:table-cell>
          <table:table-cell table:number-columns-repeated="2"/>
        </table:table-row>
        <table:table-row table:style-name="ro1">
          <table:table-cell office:value-type="time" office:time-value="PT21H39M15.94S" calcext:value-type="time">
            <text:p>21:39:15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49" calcext:value-type="float">
            <text:p>32.49</text:p>
          </table:table-cell>
          <table:table-cell table:number-columns-repeated="2"/>
        </table:table-row>
        <table:table-row table:style-name="ro1">
          <table:table-cell office:value-type="time" office:time-value="PT21H39M16.972S" calcext:value-type="time">
            <text:p>21:39:16.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55" calcext:value-type="float">
            <text:p>32.55</text:p>
          </table:table-cell>
          <table:table-cell table:number-columns-repeated="2"/>
        </table:table-row>
        <table:table-row table:style-name="ro1">
          <table:table-cell office:value-type="time" office:time-value="PT21H39M17.957S" calcext:value-type="time">
            <text:p>21:39:17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55" calcext:value-type="float">
            <text:p>32.55</text:p>
          </table:table-cell>
          <table:table-cell table:number-columns-repeated="2"/>
        </table:table-row>
        <table:table-row table:style-name="ro1">
          <table:table-cell office:value-type="time" office:time-value="PT21H39M18.968S" calcext:value-type="time">
            <text:p>21:39:18.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55" calcext:value-type="float">
            <text:p>32.55</text:p>
          </table:table-cell>
          <table:table-cell table:number-columns-repeated="2"/>
        </table:table-row>
        <table:table-row table:style-name="ro1">
          <table:table-cell office:value-type="time" office:time-value="PT21H39M19.964S" calcext:value-type="time">
            <text:p>21:39:19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53" calcext:value-type="float">
            <text:p>32.53</text:p>
          </table:table-cell>
          <table:table-cell table:number-columns-repeated="2"/>
        </table:table-row>
        <table:table-row table:style-name="ro1">
          <table:table-cell office:value-type="time" office:time-value="PT21H39M20.957S" calcext:value-type="time">
            <text:p>21:39:20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47" calcext:value-type="float">
            <text:p>32.47</text:p>
          </table:table-cell>
          <table:table-cell office:value-type="string" calcext:value-type="string">
            <text:p>prev AVG</text:p>
          </table:table-cell>
          <table:table-cell office:value-type="string" calcext:value-type="string">
            <text:p>CuSum</text:p>
          </table:table-cell>
        </table:table-row>
        <table:table-row table:style-name="ro1">
          <table:table-cell office:value-type="time" office:time-value="PT21H39M20.957S" calcext:value-type="time">
            <text:p>21:39:20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47" calcext:value-type="float">
            <text:p>32.47</text:p>
          </table:table-cell>
          <table:table-cell office:value-type="float" office:value="32.6" calcext:value-type="float">
            <text:p>3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1H39M21.966S" calcext:value-type="time">
            <text:p>21:39:21.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39" calcext:value-type="float">
            <text:p>32.39</text:p>
          </table:table-cell>
          <table:table-cell/>
          <table:table-cell table:formula="of:=[.D57]-[.$E$56]+[.F56]" office:value-type="float" office:value="-0.210000000000001" calcext:value-type="float">
            <text:p>-0.210000000000001</text:p>
          </table:table-cell>
        </table:table-row>
        <table:table-row table:style-name="ro1">
          <table:table-cell office:value-type="time" office:time-value="PT21H39M22.979S" calcext:value-type="time">
            <text:p>21:39:22.9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55" calcext:value-type="float">
            <text:p>32.55</text:p>
          </table:table-cell>
          <table:table-cell/>
          <table:table-cell table:formula="of:=[.D58]-[.$E$56]+[.F57]" office:value-type="float" office:value="-0.260000000000005" calcext:value-type="float">
            <text:p>-0.260000000000005</text:p>
          </table:table-cell>
        </table:table-row>
        <table:table-row table:style-name="ro1">
          <table:table-cell office:value-type="time" office:time-value="PT21H39M23.973S" calcext:value-type="time">
            <text:p>21:39:23.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67" calcext:value-type="float">
            <text:p>32.67</text:p>
          </table:table-cell>
          <table:table-cell/>
          <table:table-cell table:formula="of:=[.D59]-[.$E$56]+[.F58]" office:value-type="float" office:value="-0.190000000000005" calcext:value-type="float">
            <text:p>-0.190000000000005</text:p>
          </table:table-cell>
        </table:table-row>
        <table:table-row table:style-name="ro1">
          <table:table-cell office:value-type="time" office:time-value="PT21H39M24.983S" calcext:value-type="time">
            <text:p>21:39:24.9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59" calcext:value-type="float">
            <text:p>32.59</text:p>
          </table:table-cell>
          <table:table-cell/>
          <table:table-cell table:formula="of:=[.D60]-[.$E$56]+[.F59]" office:value-type="float" office:value="-0.200000000000003" calcext:value-type="float">
            <text:p>-0.200000000000003</text:p>
          </table:table-cell>
        </table:table-row>
        <table:table-row table:style-name="ro1">
          <table:table-cell office:value-type="time" office:time-value="PT21H39M25.962S" calcext:value-type="time">
            <text:p>21:39:25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47" calcext:value-type="float">
            <text:p>32.47</text:p>
          </table:table-cell>
          <table:table-cell/>
          <table:table-cell table:formula="of:=[.D61]-[.$E$56]+[.F60]" office:value-type="float" office:value="-0.330000000000005" calcext:value-type="float">
            <text:p>-0.330000000000005</text:p>
          </table:table-cell>
        </table:table-row>
        <table:table-row table:style-name="ro1">
          <table:table-cell office:value-type="time" office:time-value="PT21H39M26.974S" calcext:value-type="time">
            <text:p>21:39:26.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47" calcext:value-type="float">
            <text:p>32.47</text:p>
          </table:table-cell>
          <table:table-cell/>
          <table:table-cell table:formula="of:=[.D62]-[.$E$56]+[.F61]" office:value-type="float" office:value="-0.460000000000008" calcext:value-type="float">
            <text:p>-0.460000000000008</text:p>
          </table:table-cell>
        </table:table-row>
        <table:table-row table:style-name="ro1">
          <table:table-cell office:value-type="time" office:time-value="PT21H39M27.985S" calcext:value-type="time">
            <text:p>21:39:27.9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49" calcext:value-type="float">
            <text:p>32.49</text:p>
          </table:table-cell>
          <table:table-cell/>
          <table:table-cell table:formula="of:=[.D63]-[.$E$56]+[.F62]" office:value-type="float" office:value="-0.570000000000007" calcext:value-type="float">
            <text:p>-0.570000000000007</text:p>
          </table:table-cell>
        </table:table-row>
        <table:table-row table:style-name="ro1">
          <table:table-cell office:value-type="time" office:time-value="PT21H39M28.994S" calcext:value-type="time">
            <text:p>21:39:28.9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47" calcext:value-type="float">
            <text:p>32.47</text:p>
          </table:table-cell>
          <table:table-cell/>
          <table:table-cell table:formula="of:=[.D64]-[.$E$56]+[.F63]" office:value-type="float" office:value="-0.70000000000001" calcext:value-type="float">
            <text:p>-0.70000000000001</text:p>
          </table:table-cell>
        </table:table-row>
        <table:table-row table:style-name="ro1">
          <table:table-cell office:value-type="time" office:time-value="PT21H39M29.996S" calcext:value-type="time">
            <text:p>21:39:30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61" calcext:value-type="float">
            <text:p>32.61</text:p>
          </table:table-cell>
          <table:table-cell/>
          <table:table-cell table:formula="of:=[.D65]-[.$E$56]+[.F64]" office:value-type="float" office:value="-0.690000000000012" calcext:value-type="float">
            <text:p>-0.690000000000012</text:p>
          </table:table-cell>
        </table:table-row>
        <table:table-row table:style-name="ro1">
          <table:table-cell office:value-type="time" office:time-value="PT21H39M31.004S" calcext:value-type="time">
            <text:p>21:39:31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63" calcext:value-type="float">
            <text:p>32.63</text:p>
          </table:table-cell>
          <table:table-cell/>
          <table:table-cell table:formula="of:=[.D66]-[.$E$56]+[.F65]" office:value-type="float" office:value="-0.660000000000011" calcext:value-type="float">
            <text:p>-0.660000000000011</text:p>
          </table:table-cell>
        </table:table-row>
        <table:table-row table:style-name="ro1">
          <table:table-cell office:value-type="time" office:time-value="PT21H39M31.004S" calcext:value-type="time">
            <text:p>21:39:31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63" calcext:value-type="float">
            <text:p>32.63</text:p>
          </table:table-cell>
          <table:table-cell/>
          <table:table-cell table:formula="of:=[.D67]-[.$E$56]+[.F66]" office:value-type="float" office:value="-0.63000000000001" calcext:value-type="float">
            <text:p>-0.63000000000001</text:p>
          </table:table-cell>
        </table:table-row>
        <table:table-row table:style-name="ro1">
          <table:table-cell office:value-type="time" office:time-value="PT21H39M32.002S" calcext:value-type="time">
            <text:p>21:39:32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61" calcext:value-type="float">
            <text:p>32.61</text:p>
          </table:table-cell>
          <table:table-cell/>
          <table:table-cell table:formula="of:=[.D68]-[.$E$56]+[.F67]" office:value-type="float" office:value="-0.620000000000012" calcext:value-type="float">
            <text:p>-0.620000000000012</text:p>
          </table:table-cell>
        </table:table-row>
        <table:table-row table:style-name="ro1">
          <table:table-cell office:value-type="time" office:time-value="PT21H39M33.008S" calcext:value-type="time">
            <text:p>21:39:33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63" calcext:value-type="float">
            <text:p>32.63</text:p>
          </table:table-cell>
          <table:table-cell/>
          <table:table-cell table:formula="of:=[.D69]-[.$E$56]+[.F68]" office:value-type="float" office:value="-0.590000000000011" calcext:value-type="float">
            <text:p>-0.590000000000011</text:p>
          </table:table-cell>
        </table:table-row>
        <table:table-row table:style-name="ro1">
          <table:table-cell office:value-type="time" office:time-value="PT21H39M33.992S" calcext:value-type="time">
            <text:p>21:39:33.9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61" calcext:value-type="float">
            <text:p>32.61</text:p>
          </table:table-cell>
          <table:table-cell/>
          <table:table-cell table:formula="of:=[.D70]-[.$E$56]+[.F69]" office:value-type="float" office:value="-0.580000000000013" calcext:value-type="float">
            <text:p>-0.580000000000013</text:p>
          </table:table-cell>
        </table:table-row>
        <table:table-row table:style-name="ro1">
          <table:table-cell office:value-type="time" office:time-value="PT21H39M35.004S" calcext:value-type="time">
            <text:p>21:39:35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63" calcext:value-type="float">
            <text:p>32.63</text:p>
          </table:table-cell>
          <table:table-cell/>
          <table:table-cell table:formula="of:=[.D71]-[.$E$56]+[.F70]" office:value-type="float" office:value="-0.550000000000011" calcext:value-type="float">
            <text:p>-0.550000000000011</text:p>
          </table:table-cell>
        </table:table-row>
        <table:table-row table:style-name="ro1">
          <table:table-cell office:value-type="time" office:time-value="PT21H39M36.015S" calcext:value-type="time">
            <text:p>21:39:36.0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89" calcext:value-type="float">
            <text:p>32.89</text:p>
          </table:table-cell>
          <table:table-cell/>
          <table:table-cell table:formula="of:=[.D72]-[.$E$56]+[.F71]" office:value-type="float" office:value="-0.260000000000012" calcext:value-type="float">
            <text:p>-0.260000000000012</text:p>
          </table:table-cell>
        </table:table-row>
        <table:table-row table:style-name="ro1">
          <table:table-cell office:value-type="time" office:time-value="PT21H39M37.017S" calcext:value-type="time">
            <text:p>21:39:37.0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85" calcext:value-type="float">
            <text:p>32.85</text:p>
          </table:table-cell>
          <table:table-cell/>
          <table:table-cell table:formula="of:=[.D73]-[.$E$56]+[.F72]" office:value-type="float" office:value="-0.0100000000000122" calcext:value-type="float">
            <text:p>-0.0100000000000122</text:p>
          </table:table-cell>
        </table:table-row>
        <table:table-row table:style-name="ro1">
          <table:table-cell office:value-type="time" office:time-value="PT21H39M38.017S" calcext:value-type="time">
            <text:p>21:39:38.0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77" calcext:value-type="float">
            <text:p>32.77</text:p>
          </table:table-cell>
          <table:table-cell/>
          <table:table-cell table:formula="of:=[.D74]-[.$E$56]+[.F73]" office:value-type="float" office:value="0.159999999999989" calcext:value-type="float">
            <text:p>0.159999999999989</text:p>
          </table:table-cell>
        </table:table-row>
        <table:table-row table:style-name="ro1">
          <table:table-cell office:value-type="time" office:time-value="PT21H39M39S" calcext:value-type="time">
            <text:p>21:39:39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71" calcext:value-type="float">
            <text:p>32.71</text:p>
          </table:table-cell>
          <table:table-cell/>
          <table:table-cell table:formula="of:=[.D75]-[.$E$56]+[.F74]" office:value-type="float" office:value="0.269999999999989" calcext:value-type="float">
            <text:p>0.269999999999989</text:p>
          </table:table-cell>
        </table:table-row>
        <table:table-row table:style-name="ro1">
          <table:table-cell office:value-type="time" office:time-value="PT21H39M40.012S" calcext:value-type="time">
            <text:p>21:39:40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85" calcext:value-type="float">
            <text:p>32.85</text:p>
          </table:table-cell>
          <table:table-cell/>
          <table:table-cell table:formula="of:=[.D76]-[.$E$56]+[.F75]" office:value-type="float" office:value="0.519999999999989" calcext:value-type="float">
            <text:p>0.519999999999989</text:p>
          </table:table-cell>
        </table:table-row>
        <table:table-row table:style-name="ro1">
          <table:table-cell office:value-type="time" office:time-value="PT21H39M41.026S" calcext:value-type="time">
            <text:p>21:39:41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83" calcext:value-type="float">
            <text:p>32.83</text:p>
          </table:table-cell>
          <table:table-cell/>
          <table:table-cell table:formula="of:=[.D77]-[.$E$56]+[.F76]" office:value-type="float" office:value="0.749999999999986" calcext:value-type="float">
            <text:p>0.749999999999986</text:p>
          </table:table-cell>
        </table:table-row>
        <table:table-row table:style-name="ro1">
          <table:table-cell office:value-type="time" office:time-value="PT21H39M42.028S" calcext:value-type="time">
            <text:p>21:39:42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75" calcext:value-type="float">
            <text:p>32.75</text:p>
          </table:table-cell>
          <table:table-cell/>
          <table:table-cell table:formula="of:=[.D78]-[.$E$56]+[.F77]" office:value-type="float" office:value="0.899999999999984" calcext:value-type="float">
            <text:p>0.899999999999984</text:p>
          </table:table-cell>
        </table:table-row>
        <table:table-row table:style-name="ro1">
          <table:table-cell office:value-type="time" office:time-value="PT21H39M41.026S" calcext:value-type="time">
            <text:p>21:39:41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83" calcext:value-type="float">
            <text:p>32.83</text:p>
          </table:table-cell>
          <table:table-cell/>
          <table:table-cell table:formula="of:=[.D79]-[.$E$56]+[.F78]" office:value-type="float" office:value="1.12999999999998" calcext:value-type="float">
            <text:p>1.12999999999998</text:p>
          </table:table-cell>
        </table:table-row>
        <table:table-row table:style-name="ro1">
          <table:table-cell office:value-type="time" office:time-value="PT21H39M42.028S" calcext:value-type="time">
            <text:p>21:39:42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75" calcext:value-type="float">
            <text:p>32.75</text:p>
          </table:table-cell>
          <table:table-cell/>
          <table:table-cell table:formula="of:=[.D80]-[.$E$56]+[.F79]" office:value-type="float" office:value="1.27999999999998" calcext:value-type="float">
            <text:p>1.27999999999998</text:p>
          </table:table-cell>
        </table:table-row>
        <table:table-row table:style-name="ro1">
          <table:table-cell office:value-type="time" office:time-value="PT21H39M43.031S" calcext:value-type="time">
            <text:p>21:39:43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83" calcext:value-type="float">
            <text:p>32.83</text:p>
          </table:table-cell>
          <table:table-cell/>
          <table:table-cell table:formula="of:=[.D81]-[.$E$56]+[.F80]" office:value-type="float" office:value="1.50999999999998" calcext:value-type="float">
            <text:p>1.50999999999998</text:p>
          </table:table-cell>
        </table:table-row>
        <table:table-row table:style-name="ro1">
          <table:table-cell office:value-type="time" office:time-value="PT21H39M44.032S" calcext:value-type="time">
            <text:p>21:39:44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95" calcext:value-type="float">
            <text:p>32.95</text:p>
          </table:table-cell>
          <table:table-cell/>
          <table:table-cell table:formula="of:=[.D82]-[.$E$56]+[.F81]" office:value-type="float" office:value="1.85999999999998" calcext:value-type="float">
            <text:p>1.85999999999998</text:p>
          </table:table-cell>
        </table:table-row>
        <table:table-row table:style-name="ro1">
          <table:table-cell office:value-type="time" office:time-value="PT21H39M45.002S" calcext:value-type="time">
            <text:p>21:39:45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97" calcext:value-type="float">
            <text:p>32.97</text:p>
          </table:table-cell>
          <table:table-cell/>
          <table:table-cell table:formula="of:=[.D83]-[.$E$56]+[.F82]" office:value-type="float" office:value="2.22999999999998" calcext:value-type="float">
            <text:p>2.22999999999998</text:p>
          </table:table-cell>
        </table:table-row>
        <table:table-row table:style-name="ro1">
          <table:table-cell office:value-type="time" office:time-value="PT21H39M46.036S" calcext:value-type="time">
            <text:p>21:39:46.0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99" calcext:value-type="float">
            <text:p>32.99</text:p>
          </table:table-cell>
          <table:table-cell/>
          <table:table-cell table:formula="of:=[.D84]-[.$E$56]+[.F83]" office:value-type="float" office:value="2.61999999999998" calcext:value-type="float">
            <text:p>2.61999999999998</text:p>
          </table:table-cell>
        </table:table-row>
        <table:table-row table:style-name="ro1">
          <table:table-cell office:value-type="time" office:time-value="PT21H39M47.034S" calcext:value-type="time">
            <text:p>21:39:47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91" calcext:value-type="float">
            <text:p>32.91</text:p>
          </table:table-cell>
          <table:table-cell table:number-columns-repeated="2"/>
        </table:table-row>
        <table:table-row table:style-name="ro1">
          <table:table-cell office:value-type="time" office:time-value="PT21H39M48.043S" calcext:value-type="time">
            <text:p>21:39:48.0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95" calcext:value-type="float">
            <text:p>32.95</text:p>
          </table:table-cell>
          <table:table-cell table:number-columns-repeated="2"/>
        </table:table-row>
        <table:table-row table:style-name="ro1">
          <table:table-cell office:value-type="time" office:time-value="PT21H39M49.033S" calcext:value-type="time">
            <text:p>21:39:49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75" calcext:value-type="float">
            <text:p>32.75</text:p>
          </table:table-cell>
          <table:table-cell table:number-columns-repeated="2"/>
        </table:table-row>
        <table:table-row table:style-name="ro1">
          <table:table-cell office:value-type="time" office:time-value="PT21H39M50.031S" calcext:value-type="time">
            <text:p>21:39:50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89" calcext:value-type="float">
            <text:p>32.89</text:p>
          </table:table-cell>
          <table:table-cell table:number-columns-repeated="2"/>
        </table:table-row>
        <table:table-row table:style-name="ro1">
          <table:table-cell office:value-type="time" office:time-value="PT21H39M51.042S" calcext:value-type="time">
            <text:p>21:39:51.0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95" calcext:value-type="float">
            <text:p>32.95</text:p>
          </table:table-cell>
          <table:table-cell table:number-columns-repeated="2"/>
        </table:table-row>
        <table:table-row table:style-name="ro1">
          <table:table-cell office:value-type="time" office:time-value="PT21H39M52.049S" calcext:value-type="time">
            <text:p>21:39:52.0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99" calcext:value-type="float">
            <text:p>32.99</text:p>
          </table:table-cell>
          <table:table-cell table:number-columns-repeated="2"/>
        </table:table-row>
        <table:table-row table:style-name="ro1">
          <table:table-cell office:value-type="time" office:time-value="PT21H39M53.047S" calcext:value-type="time">
            <text:p>21:39:53.0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91" calcext:value-type="float">
            <text:p>32.91</text:p>
          </table:table-cell>
          <table:table-cell table:number-columns-repeated="2"/>
        </table:table-row>
        <table:table-row table:style-name="ro1">
          <table:table-cell office:value-type="time" office:time-value="PT21H39M54.044S" calcext:value-type="time">
            <text:p>21:39:54.0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03" calcext:value-type="float">
            <text:p>33.03</text:p>
          </table:table-cell>
          <table:table-cell table:number-columns-repeated="2"/>
        </table:table-row>
        <table:table-row table:style-name="ro1">
          <table:table-cell office:value-type="time" office:time-value="PT21H39M55.045S" calcext:value-type="time">
            <text:p>21:39:55.0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11" calcext:value-type="float">
            <text:p>33.11</text:p>
          </table:table-cell>
          <table:table-cell table:number-columns-repeated="2"/>
        </table:table-row>
        <table:table-row table:style-name="ro1">
          <table:table-cell office:value-type="time" office:time-value="PT21H39M56.042S" calcext:value-type="time">
            <text:p>21:39:56.0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2.97" calcext:value-type="float">
            <text:p>32.97</text:p>
          </table:table-cell>
          <table:table-cell table:number-columns-repeated="2"/>
        </table:table-row>
        <table:table-row table:style-name="ro1">
          <table:table-cell office:value-type="time" office:time-value="PT21H39M57.047S" calcext:value-type="time">
            <text:p>21:39:57.0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13" calcext:value-type="float">
            <text:p>33.13</text:p>
          </table:table-cell>
          <table:table-cell table:number-columns-repeated="2"/>
        </table:table-row>
        <table:table-row table:style-name="ro1">
          <table:table-cell office:value-type="time" office:time-value="PT21H39M58.064S" calcext:value-type="time">
            <text:p>21:39:58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25" calcext:value-type="float">
            <text:p>33.25</text:p>
          </table:table-cell>
          <table:table-cell table:number-columns-repeated="2"/>
        </table:table-row>
        <table:table-row table:style-name="ro1">
          <table:table-cell office:value-type="time" office:time-value="PT21H39M59.058S" calcext:value-type="time">
            <text:p>21:39:59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05" calcext:value-type="float">
            <text:p>33.05</text:p>
          </table:table-cell>
          <table:table-cell table:number-columns-repeated="2"/>
        </table:table-row>
        <table:table-row table:style-name="ro1">
          <table:table-cell office:value-type="time" office:time-value="PT21H40M00.063S" calcext:value-type="time">
            <text:p>21:40:00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17" calcext:value-type="float">
            <text:p>33.17</text:p>
          </table:table-cell>
          <table:table-cell table:number-columns-repeated="2"/>
        </table:table-row>
        <table:table-row table:style-name="ro1">
          <table:table-cell office:value-type="time" office:time-value="PT21H40M01.065S" calcext:value-type="time">
            <text:p>21:40:01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07" calcext:value-type="float">
            <text:p>33.07</text:p>
          </table:table-cell>
          <table:table-cell table:number-columns-repeated="2"/>
        </table:table-row>
        <table:table-row table:style-name="ro1">
          <table:table-cell office:value-type="time" office:time-value="PT21H40M02.072S" calcext:value-type="time">
            <text:p>21:40:02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07" calcext:value-type="float">
            <text:p>33.07</text:p>
          </table:table-cell>
          <table:table-cell table:number-columns-repeated="2"/>
        </table:table-row>
        <table:table-row table:style-name="ro1">
          <table:table-cell office:value-type="time" office:time-value="PT21H40M03.074S" calcext:value-type="time">
            <text:p>21:40:03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13" calcext:value-type="float">
            <text:p>33.13</text:p>
          </table:table-cell>
          <table:table-cell table:number-columns-repeated="2"/>
        </table:table-row>
        <table:table-row table:style-name="ro1">
          <table:table-cell office:value-type="time" office:time-value="PT21H40M02.072S" calcext:value-type="time">
            <text:p>21:40:02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07" calcext:value-type="float">
            <text:p>33.07</text:p>
          </table:table-cell>
          <table:table-cell table:number-columns-repeated="2"/>
        </table:table-row>
        <table:table-row table:style-name="ro1">
          <table:table-cell office:value-type="time" office:time-value="PT21H40M03.074S" calcext:value-type="time">
            <text:p>21:40:03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13" calcext:value-type="float">
            <text:p>33.13</text:p>
          </table:table-cell>
          <table:table-cell table:number-columns-repeated="2"/>
        </table:table-row>
        <table:table-row table:style-name="ro1">
          <table:table-cell office:value-type="time" office:time-value="PT21H40M04.077S" calcext:value-type="time">
            <text:p>21:40:04.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17" calcext:value-type="float">
            <text:p>33.17</text:p>
          </table:table-cell>
          <table:table-cell table:number-columns-repeated="2"/>
        </table:table-row>
        <table:table-row table:style-name="ro1">
          <table:table-cell office:value-type="time" office:time-value="PT21H40M05.065S" calcext:value-type="time">
            <text:p>21:40:05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21" calcext:value-type="float">
            <text:p>33.21</text:p>
          </table:table-cell>
          <table:table-cell table:number-columns-repeated="2"/>
        </table:table-row>
        <table:table-row table:style-name="ro1">
          <table:table-cell office:value-type="time" office:time-value="PT21H40M06.061S" calcext:value-type="time">
            <text:p>21:40:06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29" calcext:value-type="float">
            <text:p>33.29</text:p>
          </table:table-cell>
          <table:table-cell table:number-columns-repeated="2"/>
        </table:table-row>
        <table:table-row table:style-name="ro1">
          <table:table-cell office:value-type="time" office:time-value="PT21H40M07.075S" calcext:value-type="time">
            <text:p>21:40:07.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19" calcext:value-type="float">
            <text:p>33.19</text:p>
          </table:table-cell>
          <table:table-cell table:number-columns-repeated="2"/>
        </table:table-row>
        <table:table-row table:style-name="ro1">
          <table:table-cell office:value-type="time" office:time-value="PT21H40M08.084S" calcext:value-type="time">
            <text:p>21:40:08.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21" calcext:value-type="float">
            <text:p>33.21</text:p>
          </table:table-cell>
          <table:table-cell table:number-columns-repeated="2"/>
        </table:table-row>
        <table:table-row table:style-name="ro1">
          <table:table-cell office:value-type="time" office:time-value="PT21H40M09.083S" calcext:value-type="time">
            <text:p>21:40:09.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35" calcext:value-type="float">
            <text:p>33.35</text:p>
          </table:table-cell>
          <table:table-cell table:number-columns-repeated="2"/>
        </table:table-row>
        <table:table-row table:style-name="ro1">
          <table:table-cell office:value-type="time" office:time-value="PT21H40M10.076S" calcext:value-type="time">
            <text:p>21:40:10.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25" calcext:value-type="float">
            <text:p>33.25</text:p>
          </table:table-cell>
          <table:table-cell table:number-columns-repeated="2"/>
        </table:table-row>
        <table:table-row table:style-name="ro1">
          <table:table-cell office:value-type="time" office:time-value="PT21H40M11.072S" calcext:value-type="time">
            <text:p>21:40:11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17" calcext:value-type="float">
            <text:p>33.17</text:p>
          </table:table-cell>
          <table:table-cell table:number-columns-repeated="2"/>
        </table:table-row>
        <table:table-row table:style-name="ro1">
          <table:table-cell office:value-type="time" office:time-value="PT21H40M12.068S" calcext:value-type="time">
            <text:p>21:40:12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29" calcext:value-type="float">
            <text:p>33.29</text:p>
          </table:table-cell>
          <table:table-cell table:number-columns-repeated="2"/>
        </table:table-row>
        <table:table-row table:style-name="ro1">
          <table:table-cell office:value-type="time" office:time-value="PT21H40M13.08S" calcext:value-type="time">
            <text:p>21:40:13.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33" calcext:value-type="float">
            <text:p>33.33</text:p>
          </table:table-cell>
          <table:table-cell table:number-columns-repeated="2"/>
        </table:table-row>
        <table:table-row table:style-name="ro1">
          <table:table-cell office:value-type="time" office:time-value="PT21H40M13.08S" calcext:value-type="time">
            <text:p>21:40:13.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33" calcext:value-type="float">
            <text:p>33.33</text:p>
          </table:table-cell>
          <table:table-cell table:number-columns-repeated="2"/>
        </table:table-row>
        <table:table-row table:style-name="ro1">
          <table:table-cell office:value-type="time" office:time-value="PT21H40M14.095S" calcext:value-type="time">
            <text:p>21:40:14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27" calcext:value-type="float">
            <text:p>33.27</text:p>
          </table:table-cell>
          <table:table-cell table:number-columns-repeated="2"/>
        </table:table-row>
        <table:table-row table:style-name="ro1">
          <table:table-cell office:value-type="time" office:time-value="PT21H40M15.091S" calcext:value-type="time">
            <text:p>21:40:15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35" calcext:value-type="float">
            <text:p>33.35</text:p>
          </table:table-cell>
          <table:table-cell table:number-columns-repeated="2"/>
        </table:table-row>
        <table:table-row table:style-name="ro1">
          <table:table-cell office:value-type="time" office:time-value="PT21H40M16.084S" calcext:value-type="time">
            <text:p>21:40:16.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33" calcext:value-type="float">
            <text:p>33.33</text:p>
          </table:table-cell>
          <table:table-cell table:number-columns-repeated="2"/>
        </table:table-row>
        <table:table-row table:style-name="ro1">
          <table:table-cell office:value-type="time" office:time-value="PT21H40M17.092S" calcext:value-type="time">
            <text:p>21:40:17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41" calcext:value-type="float">
            <text:p>33.41</text:p>
          </table:table-cell>
          <table:table-cell table:number-columns-repeated="2"/>
        </table:table-row>
        <table:table-row table:style-name="ro1">
          <table:table-cell office:value-type="time" office:time-value="PT21H40M18.103S" calcext:value-type="time">
            <text:p>21:40:18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47" calcext:value-type="float">
            <text:p>33.47</text:p>
          </table:table-cell>
          <table:table-cell table:number-columns-repeated="2"/>
        </table:table-row>
        <table:table-row table:style-name="ro1">
          <table:table-cell office:value-type="time" office:time-value="PT21H40M19.097S" calcext:value-type="time">
            <text:p>21:40:19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51" calcext:value-type="float">
            <text:p>33.51</text:p>
          </table:table-cell>
          <table:table-cell table:number-columns-repeated="2"/>
        </table:table-row>
        <table:table-row table:style-name="ro1">
          <table:table-cell office:value-type="time" office:time-value="PT21H40M20.108S" calcext:value-type="time">
            <text:p>21:40:20.1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47" calcext:value-type="float">
            <text:p>33.47</text:p>
          </table:table-cell>
          <table:table-cell table:number-columns-repeated="2"/>
        </table:table-row>
        <table:table-row table:style-name="ro1">
          <table:table-cell office:value-type="time" office:time-value="PT21H40M21.112S" calcext:value-type="time">
            <text:p>21:40:21.1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43" calcext:value-type="float">
            <text:p>33.43</text:p>
          </table:table-cell>
          <table:table-cell table:number-columns-repeated="2"/>
        </table:table-row>
        <table:table-row table:style-name="ro1">
          <table:table-cell office:value-type="time" office:time-value="PT21H40M22.104S" calcext:value-type="time">
            <text:p>21:40:22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57" calcext:value-type="float">
            <text:p>33.57</text:p>
          </table:table-cell>
          <table:table-cell table:number-columns-repeated="2"/>
        </table:table-row>
        <table:table-row table:style-name="ro1">
          <table:table-cell office:value-type="time" office:time-value="PT21H40M23.112S" calcext:value-type="time">
            <text:p>21:40:23.1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65" calcext:value-type="float">
            <text:p>33.65</text:p>
          </table:table-cell>
          <table:table-cell table:number-columns-repeated="2"/>
        </table:table-row>
        <table:table-row table:style-name="ro1">
          <table:table-cell office:value-type="time" office:time-value="PT21H40M22.104S" calcext:value-type="time">
            <text:p>21:40:22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57" calcext:value-type="float">
            <text:p>33.57</text:p>
          </table:table-cell>
          <table:table-cell table:number-columns-repeated="2"/>
        </table:table-row>
        <table:table-row table:style-name="ro1">
          <table:table-cell office:value-type="time" office:time-value="PT21H40M23.112S" calcext:value-type="time">
            <text:p>21:40:23.1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65" calcext:value-type="float">
            <text:p>33.65</text:p>
          </table:table-cell>
          <table:table-cell table:number-columns-repeated="2"/>
        </table:table-row>
        <table:table-row table:style-name="ro1">
          <table:table-cell office:value-type="time" office:time-value="PT21H40M24.107S" calcext:value-type="time">
            <text:p>21:40:24.1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65" calcext:value-type="float">
            <text:p>33.65</text:p>
          </table:table-cell>
          <table:table-cell table:number-columns-repeated="2"/>
        </table:table-row>
        <table:table-row table:style-name="ro1">
          <table:table-cell office:value-type="time" office:time-value="PT21H40M25.091S" calcext:value-type="time">
            <text:p>21:40:25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71" calcext:value-type="float">
            <text:p>33.71</text:p>
          </table:table-cell>
          <table:table-cell table:number-columns-repeated="2"/>
        </table:table-row>
        <table:table-row table:style-name="ro1">
          <table:table-cell office:value-type="time" office:time-value="PT21H40M26.127S" calcext:value-type="time">
            <text:p>21:40:26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77" calcext:value-type="float">
            <text:p>33.77</text:p>
          </table:table-cell>
          <table:table-cell table:number-columns-repeated="2"/>
        </table:table-row>
        <table:table-row table:style-name="ro1">
          <table:table-cell office:value-type="time" office:time-value="PT21H40M27.124S" calcext:value-type="time">
            <text:p>21:40:27.1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73" calcext:value-type="float">
            <text:p>33.73</text:p>
          </table:table-cell>
          <table:table-cell table:number-columns-repeated="2"/>
        </table:table-row>
        <table:table-row table:style-name="ro1">
          <table:table-cell office:value-type="time" office:time-value="PT21H40M28.11S" calcext:value-type="time">
            <text:p>21:40:28.1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57" calcext:value-type="float">
            <text:p>33.57</text:p>
          </table:table-cell>
          <table:table-cell table:number-columns-repeated="2"/>
        </table:table-row>
        <table:table-row table:style-name="ro1">
          <table:table-cell office:value-type="time" office:time-value="PT21H40M29.123S" calcext:value-type="time">
            <text:p>21:40:29.1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55" calcext:value-type="float">
            <text:p>33.55</text:p>
          </table:table-cell>
          <table:table-cell table:number-columns-repeated="2"/>
        </table:table-row>
        <table:table-row table:style-name="ro1">
          <table:table-cell office:value-type="time" office:time-value="PT21H40M30.13S" calcext:value-type="time">
            <text:p>21:40:30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57" calcext:value-type="float">
            <text:p>33.57</text:p>
          </table:table-cell>
          <table:table-cell table:number-columns-repeated="2"/>
        </table:table-row>
        <table:table-row table:style-name="ro1">
          <table:table-cell office:value-type="time" office:time-value="PT21H40M31.138S" calcext:value-type="time">
            <text:p>21:40:31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63" calcext:value-type="float">
            <text:p>33.63</text:p>
          </table:table-cell>
          <table:table-cell table:number-columns-repeated="2"/>
        </table:table-row>
        <table:table-row table:style-name="ro1">
          <table:table-cell office:value-type="time" office:time-value="PT21H40M32.125S" calcext:value-type="time">
            <text:p>21:40:32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55" calcext:value-type="float">
            <text:p>33.55</text:p>
          </table:table-cell>
          <table:table-cell table:number-columns-repeated="2"/>
        </table:table-row>
        <table:table-row table:style-name="ro1">
          <table:table-cell office:value-type="time" office:time-value="PT21H40M33.125S" calcext:value-type="time">
            <text:p>21:40:33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65" calcext:value-type="float">
            <text:p>33.65</text:p>
          </table:table-cell>
          <table:table-cell table:number-columns-repeated="2"/>
        </table:table-row>
        <table:table-row table:style-name="ro1">
          <table:table-cell office:value-type="time" office:time-value="PT21H40M33.125S" calcext:value-type="time">
            <text:p>21:40:33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65" calcext:value-type="float">
            <text:p>33.65</text:p>
          </table:table-cell>
          <table:table-cell table:number-columns-repeated="2"/>
        </table:table-row>
        <table:table-row table:style-name="ro1">
          <table:table-cell office:value-type="time" office:time-value="PT21H40M34.126S" calcext:value-type="time">
            <text:p>21:40:34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77" calcext:value-type="float">
            <text:p>33.77</text:p>
          </table:table-cell>
          <table:table-cell table:number-columns-repeated="2"/>
        </table:table-row>
        <table:table-row table:style-name="ro1">
          <table:table-cell office:value-type="time" office:time-value="PT21H40M35.138S" calcext:value-type="time">
            <text:p>21:40:35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83" calcext:value-type="float">
            <text:p>33.83</text:p>
          </table:table-cell>
          <table:table-cell table:number-columns-repeated="2"/>
        </table:table-row>
        <table:table-row table:style-name="ro1">
          <table:table-cell office:value-type="time" office:time-value="PT21H40M36.129S" calcext:value-type="time">
            <text:p>21:40:36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77" calcext:value-type="float">
            <text:p>33.77</text:p>
          </table:table-cell>
          <table:table-cell table:number-columns-repeated="2"/>
        </table:table-row>
        <table:table-row table:style-name="ro1">
          <table:table-cell office:value-type="time" office:time-value="PT21H40M37.151S" calcext:value-type="time">
            <text:p>21:40:37.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57" calcext:value-type="float">
            <text:p>33.57</text:p>
          </table:table-cell>
          <table:table-cell table:number-columns-repeated="2"/>
        </table:table-row>
        <table:table-row table:style-name="ro1">
          <table:table-cell office:value-type="time" office:time-value="PT21H40M38.139S" calcext:value-type="time">
            <text:p>21:40:38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61" calcext:value-type="float">
            <text:p>33.61</text:p>
          </table:table-cell>
          <table:table-cell table:number-columns-repeated="2"/>
        </table:table-row>
        <table:table-row table:style-name="ro1">
          <table:table-cell office:value-type="time" office:time-value="PT21H40M39.151S" calcext:value-type="time">
            <text:p>21:40:39.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51" calcext:value-type="float">
            <text:p>33.51</text:p>
          </table:table-cell>
          <table:table-cell table:number-columns-repeated="2"/>
        </table:table-row>
        <table:table-row table:style-name="ro1">
          <table:table-cell office:value-type="time" office:time-value="PT21H40M40.158S" calcext:value-type="time">
            <text:p>21:40:40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71" calcext:value-type="float">
            <text:p>33.71</text:p>
          </table:table-cell>
          <table:table-cell table:number-columns-repeated="2"/>
        </table:table-row>
        <table:table-row table:style-name="ro1">
          <table:table-cell office:value-type="time" office:time-value="PT21H40M41.16S" calcext:value-type="time">
            <text:p>21:40:41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69" calcext:value-type="float">
            <text:p>33.69</text:p>
          </table:table-cell>
          <table:table-cell table:number-columns-repeated="2"/>
        </table:table-row>
        <table:table-row table:style-name="ro1">
          <table:table-cell office:value-type="time" office:time-value="PT21H40M42.129S" calcext:value-type="time">
            <text:p>21:40:42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71" calcext:value-type="float">
            <text:p>33.71</text:p>
          </table:table-cell>
          <table:table-cell table:number-columns-repeated="2"/>
        </table:table-row>
        <table:table-row table:style-name="ro1">
          <table:table-cell office:value-type="time" office:time-value="PT21H40M43.16S" calcext:value-type="time">
            <text:p>21:40:43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73" calcext:value-type="float">
            <text:p>33.73</text:p>
          </table:table-cell>
          <table:table-cell table:number-columns-repeated="2"/>
        </table:table-row>
        <table:table-row table:style-name="ro1">
          <table:table-cell office:value-type="time" office:time-value="PT21H40M43.16S" calcext:value-type="time">
            <text:p>21:40:43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73" calcext:value-type="float">
            <text:p>33.73</text:p>
          </table:table-cell>
          <table:table-cell table:number-columns-repeated="2"/>
        </table:table-row>
        <table:table-row table:style-name="ro1">
          <table:table-cell office:value-type="time" office:time-value="PT21H40M44.156S" calcext:value-type="time">
            <text:p>21:40:44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71" calcext:value-type="float">
            <text:p>33.71</text:p>
          </table:table-cell>
          <table:table-cell table:number-columns-repeated="2"/>
        </table:table-row>
        <table:table-row table:style-name="ro1">
          <table:table-cell office:value-type="time" office:time-value="PT21H40M45.168S" calcext:value-type="time">
            <text:p>21:40:45.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73" calcext:value-type="float">
            <text:p>33.73</text:p>
          </table:table-cell>
          <table:table-cell table:number-columns-repeated="2"/>
        </table:table-row>
        <table:table-row table:style-name="ro1">
          <table:table-cell office:value-type="time" office:time-value="PT21H40M46.166S" calcext:value-type="time">
            <text:p>21:40:46.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87" calcext:value-type="float">
            <text:p>33.87</text:p>
          </table:table-cell>
          <table:table-cell table:number-columns-repeated="2"/>
        </table:table-row>
        <table:table-row table:style-name="ro1">
          <table:table-cell office:value-type="time" office:time-value="PT21H40M47.174S" calcext:value-type="time">
            <text:p>21:40:47.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87" calcext:value-type="float">
            <text:p>33.87</text:p>
          </table:table-cell>
          <table:table-cell table:number-columns-repeated="2"/>
        </table:table-row>
        <table:table-row table:style-name="ro1">
          <table:table-cell office:value-type="time" office:time-value="PT21H40M48.175S" calcext:value-type="time">
            <text:p>21:40:48.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99" calcext:value-type="float">
            <text:p>33.99</text:p>
          </table:table-cell>
          <table:table-cell table:number-columns-repeated="2"/>
        </table:table-row>
        <table:table-row table:style-name="ro1">
          <table:table-cell office:value-type="time" office:time-value="PT21H40M49.178S" calcext:value-type="time">
            <text:p>21:40:49.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95" calcext:value-type="float">
            <text:p>33.95</text:p>
          </table:table-cell>
          <table:table-cell table:number-columns-repeated="2"/>
        </table:table-row>
        <table:table-row table:style-name="ro1">
          <table:table-cell office:value-type="time" office:time-value="PT21H40M50.153S" calcext:value-type="time">
            <text:p>21:40:50.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3.99" calcext:value-type="float">
            <text:p>33.99</text:p>
          </table:table-cell>
          <table:table-cell table:number-columns-repeated="2"/>
        </table:table-row>
        <table:table-row table:style-name="ro1">
          <table:table-cell office:value-type="time" office:time-value="PT21H40M51.177S" calcext:value-type="time">
            <text:p>21:40:51.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13" calcext:value-type="float">
            <text:p>34.13</text:p>
          </table:table-cell>
          <table:table-cell table:number-columns-repeated="2"/>
        </table:table-row>
        <table:table-row table:style-name="ro1">
          <table:table-cell office:value-type="time" office:time-value="PT21H40M52.185S" calcext:value-type="time">
            <text:p>21:40:52.1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21" calcext:value-type="float">
            <text:p>34.21</text:p>
          </table:table-cell>
          <table:table-cell table:number-columns-repeated="2"/>
        </table:table-row>
        <table:table-row table:style-name="ro1">
          <table:table-cell office:value-type="time" office:time-value="PT21H40M53.187S" calcext:value-type="time">
            <text:p>21:40:53.1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25" calcext:value-type="float">
            <text:p>34.25</text:p>
          </table:table-cell>
          <table:table-cell table:number-columns-repeated="2"/>
        </table:table-row>
        <table:table-row table:style-name="ro1">
          <table:table-cell office:value-type="time" office:time-value="PT21H40M53.187S" calcext:value-type="time">
            <text:p>21:40:53.1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25" calcext:value-type="float">
            <text:p>34.25</text:p>
          </table:table-cell>
          <table:table-cell table:number-columns-repeated="2"/>
        </table:table-row>
        <table:table-row table:style-name="ro1">
          <table:table-cell office:value-type="time" office:time-value="PT21H40M54.175S" calcext:value-type="time">
            <text:p>21:40:54.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23" calcext:value-type="float">
            <text:p>34.23</text:p>
          </table:table-cell>
          <table:table-cell table:number-columns-repeated="2"/>
        </table:table-row>
        <table:table-row table:style-name="ro1">
          <table:table-cell office:value-type="time" office:time-value="PT21H40M55.17S" calcext:value-type="time">
            <text:p>21:40:55.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21" calcext:value-type="float">
            <text:p>34.21</text:p>
          </table:table-cell>
          <table:table-cell table:number-columns-repeated="2"/>
        </table:table-row>
        <table:table-row table:style-name="ro1">
          <table:table-cell office:value-type="time" office:time-value="PT21H40M56.186S" calcext:value-type="time">
            <text:p>21:40:56.1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07" calcext:value-type="float">
            <text:p>34.07</text:p>
          </table:table-cell>
          <table:table-cell table:number-columns-repeated="2"/>
        </table:table-row>
        <table:table-row table:style-name="ro1">
          <table:table-cell office:value-type="time" office:time-value="PT21H40M57.184S" calcext:value-type="time">
            <text:p>21:40:57.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03" calcext:value-type="float">
            <text:p>34.03</text:p>
          </table:table-cell>
          <table:table-cell table:number-columns-repeated="2"/>
        </table:table-row>
        <table:table-row table:style-name="ro1">
          <table:table-cell office:value-type="time" office:time-value="PT21H40M58.198S" calcext:value-type="time">
            <text:p>21:40:58.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15" calcext:value-type="float">
            <text:p>34.15</text:p>
          </table:table-cell>
          <table:table-cell table:number-columns-repeated="2"/>
        </table:table-row>
        <table:table-row table:style-name="ro1">
          <table:table-cell office:value-type="time" office:time-value="PT21H40M59.2S" calcext:value-type="time">
            <text:p>21:40:59.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23" calcext:value-type="float">
            <text:p>34.23</text:p>
          </table:table-cell>
          <table:table-cell table:number-columns-repeated="2"/>
        </table:table-row>
        <table:table-row table:style-name="ro1">
          <table:table-cell office:value-type="time" office:time-value="PT21H41M00.203S" calcext:value-type="time">
            <text:p>21:41:00.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29" calcext:value-type="float">
            <text:p>34.29</text:p>
          </table:table-cell>
          <table:table-cell table:number-columns-repeated="2"/>
        </table:table-row>
        <table:table-row table:style-name="ro1">
          <table:table-cell office:value-type="time" office:time-value="PT21H41M01.189S" calcext:value-type="time">
            <text:p>21:41:01.1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23" calcext:value-type="float">
            <text:p>34.23</text:p>
          </table:table-cell>
          <table:table-cell table:number-columns-repeated="2"/>
        </table:table-row>
        <table:table-row table:style-name="ro1">
          <table:table-cell office:value-type="time" office:time-value="PT21H41M02.196S" calcext:value-type="time">
            <text:p>21:41:02.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25" calcext:value-type="float">
            <text:p>34.25</text:p>
          </table:table-cell>
          <table:table-cell table:number-columns-repeated="2"/>
        </table:table-row>
        <table:table-row table:style-name="ro1">
          <table:table-cell office:value-type="time" office:time-value="PT21H41M03.207S" calcext:value-type="time">
            <text:p>21:41:03.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21" calcext:value-type="float">
            <text:p>34.21</text:p>
          </table:table-cell>
          <table:table-cell table:number-columns-repeated="2"/>
        </table:table-row>
        <table:table-row table:style-name="ro1">
          <table:table-cell office:value-type="time" office:time-value="PT21H41M03.207S" calcext:value-type="time">
            <text:p>21:41:03.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21" calcext:value-type="float">
            <text:p>34.21</text:p>
          </table:table-cell>
          <table:table-cell table:number-columns-repeated="2"/>
        </table:table-row>
        <table:table-row table:style-name="ro1">
          <table:table-cell office:value-type="time" office:time-value="PT21H41M04.211S" calcext:value-type="time">
            <text:p>21:41:04.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31" calcext:value-type="float">
            <text:p>34.31</text:p>
          </table:table-cell>
          <table:table-cell table:number-columns-repeated="2"/>
        </table:table-row>
        <table:table-row table:style-name="ro1">
          <table:table-cell office:value-type="time" office:time-value="PT21H41M05.203S" calcext:value-type="time">
            <text:p>21:41:05.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25" calcext:value-type="float">
            <text:p>34.25</text:p>
          </table:table-cell>
          <table:table-cell table:number-columns-repeated="2"/>
        </table:table-row>
        <table:table-row table:style-name="ro1">
          <table:table-cell office:value-type="time" office:time-value="PT21H41M06.216S" calcext:value-type="time">
            <text:p>21:41:06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25" calcext:value-type="float">
            <text:p>34.25</text:p>
          </table:table-cell>
          <table:table-cell table:number-columns-repeated="2"/>
        </table:table-row>
        <table:table-row table:style-name="ro1">
          <table:table-cell office:value-type="time" office:time-value="PT21H41M07.211S" calcext:value-type="time">
            <text:p>21:41:07.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23" calcext:value-type="float">
            <text:p>34.23</text:p>
          </table:table-cell>
          <table:table-cell table:number-columns-repeated="2"/>
        </table:table-row>
        <table:table-row table:style-name="ro1">
          <table:table-cell office:value-type="time" office:time-value="PT21H41M08.221S" calcext:value-type="time">
            <text:p>21:41:08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21" calcext:value-type="float">
            <text:p>34.21</text:p>
          </table:table-cell>
          <table:table-cell table:number-columns-repeated="2"/>
        </table:table-row>
        <table:table-row table:style-name="ro1">
          <table:table-cell office:value-type="time" office:time-value="PT21H41M09.206S" calcext:value-type="time">
            <text:p>21:41:09.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25" calcext:value-type="float">
            <text:p>34.25</text:p>
          </table:table-cell>
          <table:table-cell table:number-columns-repeated="2"/>
        </table:table-row>
        <table:table-row table:style-name="ro1">
          <table:table-cell office:value-type="time" office:time-value="PT21H41M10.203S" calcext:value-type="time">
            <text:p>21:41:10.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31" calcext:value-type="float">
            <text:p>34.31</text:p>
          </table:table-cell>
          <table:table-cell table:number-columns-repeated="2"/>
        </table:table-row>
        <table:table-row table:style-name="ro1">
          <table:table-cell office:value-type="time" office:time-value="PT21H41M11.228S" calcext:value-type="time">
            <text:p>21:41:11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45" calcext:value-type="float">
            <text:p>34.45</text:p>
          </table:table-cell>
          <table:table-cell table:number-columns-repeated="2"/>
        </table:table-row>
        <table:table-row table:style-name="ro1">
          <table:table-cell office:value-type="time" office:time-value="PT21H41M12.227S" calcext:value-type="time">
            <text:p>21:41:12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53" calcext:value-type="float">
            <text:p>34.53</text:p>
          </table:table-cell>
          <table:table-cell table:number-columns-repeated="2"/>
        </table:table-row>
        <table:table-row table:style-name="ro1">
          <table:table-cell office:value-type="time" office:time-value="PT21H41M13.231S" calcext:value-type="time">
            <text:p>21:41:13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55" calcext:value-type="float">
            <text:p>34.55</text:p>
          </table:table-cell>
          <table:table-cell table:number-columns-repeated="2"/>
        </table:table-row>
        <table:table-row table:style-name="ro1">
          <table:table-cell office:value-type="time" office:time-value="PT21H41M13.231S" calcext:value-type="time">
            <text:p>21:41:13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55" calcext:value-type="float">
            <text:p>34.55</text:p>
          </table:table-cell>
          <table:table-cell table:number-columns-repeated="2"/>
        </table:table-row>
        <table:table-row table:style-name="ro1">
          <table:table-cell office:value-type="time" office:time-value="PT21H41M14.223S" calcext:value-type="time">
            <text:p>21:41:14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53" calcext:value-type="float">
            <text:p>34.53</text:p>
          </table:table-cell>
          <table:table-cell table:number-columns-repeated="2"/>
        </table:table-row>
        <table:table-row table:style-name="ro1">
          <table:table-cell office:value-type="time" office:time-value="PT21H41M15.234S" calcext:value-type="time">
            <text:p>21:41:15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51" calcext:value-type="float">
            <text:p>34.51</text:p>
          </table:table-cell>
          <table:table-cell table:number-columns-repeated="2"/>
        </table:table-row>
        <table:table-row table:style-name="ro1">
          <table:table-cell office:value-type="time" office:time-value="PT21H41M16.215S" calcext:value-type="time">
            <text:p>21:41:16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47" calcext:value-type="float">
            <text:p>34.47</text:p>
          </table:table-cell>
          <table:table-cell table:number-columns-repeated="2"/>
        </table:table-row>
        <table:table-row table:style-name="ro1">
          <table:table-cell office:value-type="time" office:time-value="PT21H41M17.223S" calcext:value-type="time">
            <text:p>21:41:17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45" calcext:value-type="float">
            <text:p>34.45</text:p>
          </table:table-cell>
          <table:table-cell table:number-columns-repeated="2"/>
        </table:table-row>
        <table:table-row table:style-name="ro1">
          <table:table-cell office:value-type="time" office:time-value="PT21H41M18.234S" calcext:value-type="time">
            <text:p>21:41:18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59" calcext:value-type="float">
            <text:p>34.59</text:p>
          </table:table-cell>
          <table:table-cell table:number-columns-repeated="2"/>
        </table:table-row>
        <table:table-row table:style-name="ro1">
          <table:table-cell office:value-type="time" office:time-value="PT21H41M19.238S" calcext:value-type="time">
            <text:p>21:41:19.2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67" calcext:value-type="float">
            <text:p>34.67</text:p>
          </table:table-cell>
          <table:table-cell table:number-columns-repeated="2"/>
        </table:table-row>
        <table:table-row table:style-name="ro1">
          <table:table-cell office:value-type="time" office:time-value="PT21H41M20.246S" calcext:value-type="time">
            <text:p>21:41:20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67" calcext:value-type="float">
            <text:p>34.67</text:p>
          </table:table-cell>
          <table:table-cell table:number-columns-repeated="2"/>
        </table:table-row>
        <table:table-row table:style-name="ro1">
          <table:table-cell office:value-type="time" office:time-value="PT21H41M21.245S" calcext:value-type="time">
            <text:p>21:41:21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67" calcext:value-type="float">
            <text:p>34.67</text:p>
          </table:table-cell>
          <table:table-cell table:number-columns-repeated="2"/>
        </table:table-row>
        <table:table-row table:style-name="ro1">
          <table:table-cell office:value-type="time" office:time-value="PT21H41M22.247S" calcext:value-type="time">
            <text:p>21:41:22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71" calcext:value-type="float">
            <text:p>34.71</text:p>
          </table:table-cell>
          <table:table-cell table:number-columns-repeated="2"/>
        </table:table-row>
        <table:table-row table:style-name="ro1">
          <table:table-cell office:value-type="time" office:time-value="PT21H41M23.242S" calcext:value-type="time">
            <text:p>21:41:23.2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75" calcext:value-type="float">
            <text:p>34.75</text:p>
          </table:table-cell>
          <table:table-cell table:number-columns-repeated="2"/>
        </table:table-row>
        <table:table-row table:style-name="ro1">
          <table:table-cell office:value-type="time" office:time-value="PT21H41M23.242S" calcext:value-type="time">
            <text:p>21:41:23.2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75" calcext:value-type="float">
            <text:p>34.75</text:p>
          </table:table-cell>
          <table:table-cell table:number-columns-repeated="2"/>
        </table:table-row>
        <table:table-row table:style-name="ro1">
          <table:table-cell office:value-type="time" office:time-value="PT21H41M24.251S" calcext:value-type="time">
            <text:p>21:41:24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75" calcext:value-type="float">
            <text:p>34.75</text:p>
          </table:table-cell>
          <table:table-cell table:number-columns-repeated="2"/>
        </table:table-row>
        <table:table-row table:style-name="ro1">
          <table:table-cell office:value-type="time" office:time-value="PT21H41M25.259S" calcext:value-type="time">
            <text:p>21:41:25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89" calcext:value-type="float">
            <text:p>34.89</text:p>
          </table:table-cell>
          <table:table-cell table:number-columns-repeated="2"/>
        </table:table-row>
        <table:table-row table:style-name="ro1">
          <table:table-cell office:value-type="time" office:time-value="PT21H41M26.228S" calcext:value-type="time">
            <text:p>21:41:26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91" calcext:value-type="float">
            <text:p>34.91</text:p>
          </table:table-cell>
          <table:table-cell table:number-columns-repeated="2"/>
        </table:table-row>
        <table:table-row table:style-name="ro1">
          <table:table-cell office:value-type="time" office:time-value="PT21H41M27.258S" calcext:value-type="time">
            <text:p>21:41:27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93" calcext:value-type="float">
            <text:p>34.93</text:p>
          </table:table-cell>
          <table:table-cell table:number-columns-repeated="2"/>
        </table:table-row>
        <table:table-row table:style-name="ro1">
          <table:table-cell office:value-type="time" office:time-value="PT21H41M28.266S" calcext:value-type="time">
            <text:p>21:41:28.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4.91" calcext:value-type="float">
            <text:p>34.91</text:p>
          </table:table-cell>
          <table:table-cell table:number-columns-repeated="2"/>
        </table:table-row>
        <table:table-row table:style-name="ro1">
          <table:table-cell office:value-type="time" office:time-value="PT21H41M29.262S" calcext:value-type="time">
            <text:p>21:41:29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05" calcext:value-type="float">
            <text:p>35.05</text:p>
          </table:table-cell>
          <table:table-cell table:number-columns-repeated="2"/>
        </table:table-row>
        <table:table-row table:style-name="ro1">
          <table:table-cell office:value-type="time" office:time-value="PT21H41M30.249S" calcext:value-type="time">
            <text:p>21:41:30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07" calcext:value-type="float">
            <text:p>35.07</text:p>
          </table:table-cell>
          <table:table-cell table:number-columns-repeated="2"/>
        </table:table-row>
        <table:table-row table:style-name="ro1">
          <table:table-cell office:value-type="time" office:time-value="PT21H41M31.251S" calcext:value-type="time">
            <text:p>21:41:31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05" calcext:value-type="float">
            <text:p>35.05</text:p>
          </table:table-cell>
          <table:table-cell table:number-columns-repeated="2"/>
        </table:table-row>
        <table:table-row table:style-name="ro1">
          <table:table-cell office:value-type="time" office:time-value="PT21H41M32.244S" calcext:value-type="time">
            <text:p>21:41:32.2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09" calcext:value-type="float">
            <text:p>35.09</text:p>
          </table:table-cell>
          <table:table-cell table:number-columns-repeated="2"/>
        </table:table-row>
        <table:table-row table:style-name="ro1">
          <table:table-cell office:value-type="time" office:time-value="PT21H41M33.256S" calcext:value-type="time">
            <text:p>21:41:33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19" calcext:value-type="float">
            <text:p>35.19</text:p>
          </table:table-cell>
          <table:table-cell table:number-columns-repeated="2"/>
        </table:table-row>
        <table:table-row table:style-name="ro1">
          <table:table-cell office:value-type="time" office:time-value="PT21H41M33.256S" calcext:value-type="time">
            <text:p>21:41:33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19" calcext:value-type="float">
            <text:p>35.19</text:p>
          </table:table-cell>
          <table:table-cell table:number-columns-repeated="2"/>
        </table:table-row>
        <table:table-row table:style-name="ro1">
          <table:table-cell office:value-type="time" office:time-value="PT21H41M34.267S" calcext:value-type="time">
            <text:p>21:41:34.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05" calcext:value-type="float">
            <text:p>35.05</text:p>
          </table:table-cell>
          <table:table-cell table:number-columns-repeated="2"/>
        </table:table-row>
        <table:table-row table:style-name="ro1">
          <table:table-cell office:value-type="time" office:time-value="PT21H41M35.266S" calcext:value-type="time">
            <text:p>21:41:35.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09" calcext:value-type="float">
            <text:p>35.09</text:p>
          </table:table-cell>
          <table:table-cell table:number-columns-repeated="2"/>
        </table:table-row>
        <table:table-row table:style-name="ro1">
          <table:table-cell office:value-type="time" office:time-value="PT21H41M36.282S" calcext:value-type="time">
            <text:p>21:41:36.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19" calcext:value-type="float">
            <text:p>35.19</text:p>
          </table:table-cell>
          <table:table-cell table:number-columns-repeated="2"/>
        </table:table-row>
        <table:table-row table:style-name="ro1">
          <table:table-cell office:value-type="time" office:time-value="PT21H41M37.271S" calcext:value-type="time">
            <text:p>21:41:37.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09" calcext:value-type="float">
            <text:p>35.09</text:p>
          </table:table-cell>
          <table:table-cell table:number-columns-repeated="2"/>
        </table:table-row>
        <table:table-row table:style-name="ro1">
          <table:table-cell office:value-type="time" office:time-value="PT21H41M38.254S" calcext:value-type="time">
            <text:p>21:41:38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21" calcext:value-type="float">
            <text:p>35.21</text:p>
          </table:table-cell>
          <table:table-cell table:number-columns-repeated="2"/>
        </table:table-row>
        <table:table-row table:style-name="ro1">
          <table:table-cell office:value-type="time" office:time-value="PT21H41M39.282S" calcext:value-type="time">
            <text:p>21:41:39.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29" calcext:value-type="float">
            <text:p>35.29</text:p>
          </table:table-cell>
          <table:table-cell table:number-columns-repeated="2"/>
        </table:table-row>
        <table:table-row table:style-name="ro1">
          <table:table-cell office:value-type="time" office:time-value="PT21H41M40.266S" calcext:value-type="time">
            <text:p>21:41:40.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23" calcext:value-type="float">
            <text:p>35.23</text:p>
          </table:table-cell>
          <table:table-cell table:number-columns-repeated="2"/>
        </table:table-row>
        <table:table-row table:style-name="ro1">
          <table:table-cell office:value-type="time" office:time-value="PT21H41M41.261S" calcext:value-type="time">
            <text:p>21:41:41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15" calcext:value-type="float">
            <text:p>35.15</text:p>
          </table:table-cell>
          <table:table-cell table:number-columns-repeated="2"/>
        </table:table-row>
        <table:table-row table:style-name="ro1">
          <table:table-cell office:value-type="time" office:time-value="PT21H41M42.297S" calcext:value-type="time">
            <text:p>21:41:42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21" calcext:value-type="float">
            <text:p>35.21</text:p>
          </table:table-cell>
          <table:table-cell table:number-columns-repeated="2"/>
        </table:table-row>
        <table:table-row table:style-name="ro1">
          <table:table-cell office:value-type="time" office:time-value="PT21H41M43.297S" calcext:value-type="time">
            <text:p>21:41:43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29" calcext:value-type="float">
            <text:p>35.29</text:p>
          </table:table-cell>
          <table:table-cell table:number-columns-repeated="2"/>
        </table:table-row>
        <table:table-row table:style-name="ro1">
          <table:table-cell office:value-type="time" office:time-value="PT21H41M43.297S" calcext:value-type="time">
            <text:p>21:41:43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29" calcext:value-type="float">
            <text:p>35.29</text:p>
          </table:table-cell>
          <table:table-cell table:number-columns-repeated="2"/>
        </table:table-row>
        <table:table-row table:style-name="ro1">
          <table:table-cell office:value-type="time" office:time-value="PT21H41M44.296S" calcext:value-type="time">
            <text:p>21:41:44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21" calcext:value-type="float">
            <text:p>35.21</text:p>
          </table:table-cell>
          <table:table-cell table:number-columns-repeated="2"/>
        </table:table-row>
        <table:table-row table:style-name="ro1">
          <table:table-cell office:value-type="time" office:time-value="PT21H41M45.303S" calcext:value-type="time">
            <text:p>21:41:45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31" calcext:value-type="float">
            <text:p>35.31</text:p>
          </table:table-cell>
          <table:table-cell table:number-columns-repeated="2"/>
        </table:table-row>
        <table:table-row table:style-name="ro1">
          <table:table-cell office:value-type="time" office:time-value="PT21H41M46.3S" calcext:value-type="time">
            <text:p>21:41:46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29" calcext:value-type="float">
            <text:p>35.29</text:p>
          </table:table-cell>
          <table:table-cell table:number-columns-repeated="2"/>
        </table:table-row>
        <table:table-row table:style-name="ro1">
          <table:table-cell office:value-type="time" office:time-value="PT21H41M47.307S" calcext:value-type="time">
            <text:p>21:41:47.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37" calcext:value-type="float">
            <text:p>35.37</text:p>
          </table:table-cell>
          <table:table-cell table:number-columns-repeated="2"/>
        </table:table-row>
        <table:table-row table:style-name="ro1">
          <table:table-cell office:value-type="time" office:time-value="PT21H41M48.31S" calcext:value-type="time">
            <text:p>21:41:48.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35" calcext:value-type="float">
            <text:p>35.35</text:p>
          </table:table-cell>
          <table:table-cell table:number-columns-repeated="2"/>
        </table:table-row>
        <table:table-row table:style-name="ro1">
          <table:table-cell office:value-type="time" office:time-value="PT21H41M49.313S" calcext:value-type="time">
            <text:p>21:41:49.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39" calcext:value-type="float">
            <text:p>35.39</text:p>
          </table:table-cell>
          <table:table-cell table:number-columns-repeated="2"/>
        </table:table-row>
        <table:table-row table:style-name="ro1">
          <table:table-cell office:value-type="time" office:time-value="PT21H41M50.314S" calcext:value-type="time">
            <text:p>21:41:50.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37" calcext:value-type="float">
            <text:p>35.37</text:p>
          </table:table-cell>
          <table:table-cell table:number-columns-repeated="2"/>
        </table:table-row>
        <table:table-row table:style-name="ro1">
          <table:table-cell office:value-type="time" office:time-value="PT21H41M51.296S" calcext:value-type="time">
            <text:p>21:41:51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35" calcext:value-type="float">
            <text:p>35.35</text:p>
          </table:table-cell>
          <table:table-cell table:number-columns-repeated="2"/>
        </table:table-row>
        <table:table-row table:style-name="ro1">
          <table:table-cell office:value-type="time" office:time-value="PT21H41M52.296S" calcext:value-type="time">
            <text:p>21:41:52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43" calcext:value-type="float">
            <text:p>35.43</text:p>
          </table:table-cell>
          <table:table-cell table:number-columns-repeated="2"/>
        </table:table-row>
        <table:table-row table:style-name="ro1">
          <table:table-cell office:value-type="time" office:time-value="PT21H41M53.293S" calcext:value-type="time">
            <text:p>21:41:53.2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51" calcext:value-type="float">
            <text:p>35.51</text:p>
          </table:table-cell>
          <table:table-cell table:number-columns-repeated="2"/>
        </table:table-row>
        <table:table-row table:style-name="ro1">
          <table:table-cell office:value-type="time" office:time-value="PT21H41M53.293S" calcext:value-type="time">
            <text:p>21:41:53.2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51" calcext:value-type="float">
            <text:p>35.51</text:p>
          </table:table-cell>
          <table:table-cell table:number-columns-repeated="2"/>
        </table:table-row>
        <table:table-row table:style-name="ro1">
          <table:table-cell office:value-type="time" office:time-value="PT21H41M54.317S" calcext:value-type="time">
            <text:p>21:41:54.3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55" calcext:value-type="float">
            <text:p>35.55</text:p>
          </table:table-cell>
          <table:table-cell table:number-columns-repeated="2"/>
        </table:table-row>
        <table:table-row table:style-name="ro1">
          <table:table-cell office:value-type="time" office:time-value="PT21H41M55.314S" calcext:value-type="time">
            <text:p>21:41:55.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47" calcext:value-type="float">
            <text:p>35.47</text:p>
          </table:table-cell>
          <table:table-cell table:number-columns-repeated="2"/>
        </table:table-row>
        <table:table-row table:style-name="ro1">
          <table:table-cell office:value-type="time" office:time-value="PT21H41M56.325S" calcext:value-type="time">
            <text:p>21:41:56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55" calcext:value-type="float">
            <text:p>35.55</text:p>
          </table:table-cell>
          <table:table-cell table:number-columns-repeated="2"/>
        </table:table-row>
        <table:table-row table:style-name="ro1">
          <table:table-cell office:value-type="time" office:time-value="PT21H41M57.329S" calcext:value-type="time">
            <text:p>21:41:57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53" calcext:value-type="float">
            <text:p>35.53</text:p>
          </table:table-cell>
          <table:table-cell table:number-columns-repeated="2"/>
        </table:table-row>
        <table:table-row table:style-name="ro1">
          <table:table-cell office:value-type="time" office:time-value="PT21H41M58.333S" calcext:value-type="time">
            <text:p>21:41:58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67" calcext:value-type="float">
            <text:p>35.67</text:p>
          </table:table-cell>
          <table:table-cell table:number-columns-repeated="2"/>
        </table:table-row>
        <table:table-row table:style-name="ro1">
          <table:table-cell office:value-type="time" office:time-value="PT21H41M59.331S" calcext:value-type="time">
            <text:p>21:41:59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69" calcext:value-type="float">
            <text:p>35.69</text:p>
          </table:table-cell>
          <table:table-cell table:number-columns-repeated="2"/>
        </table:table-row>
        <table:table-row table:style-name="ro1">
          <table:table-cell office:value-type="time" office:time-value="PT21H42M00.328S" calcext:value-type="time">
            <text:p>21:42:00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71" calcext:value-type="float">
            <text:p>35.71</text:p>
          </table:table-cell>
          <table:table-cell table:number-columns-repeated="2"/>
        </table:table-row>
        <table:table-row table:style-name="ro1">
          <table:table-cell office:value-type="time" office:time-value="PT21H42M01.324S" calcext:value-type="time">
            <text:p>21:42:01.3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69" calcext:value-type="float">
            <text:p>35.69</text:p>
          </table:table-cell>
          <table:table-cell table:number-columns-repeated="2"/>
        </table:table-row>
        <table:table-row table:style-name="ro1">
          <table:table-cell office:value-type="time" office:time-value="PT21H42M02.336S" calcext:value-type="time">
            <text:p>21:42:02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61" calcext:value-type="float">
            <text:p>35.61</text:p>
          </table:table-cell>
          <table:table-cell table:number-columns-repeated="2"/>
        </table:table-row>
        <table:table-row table:style-name="ro1">
          <table:table-cell office:value-type="time" office:time-value="PT21H42M03.338S" calcext:value-type="time">
            <text:p>21:42:03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67" calcext:value-type="float">
            <text:p>35.67</text:p>
          </table:table-cell>
          <table:table-cell table:number-columns-repeated="2"/>
        </table:table-row>
        <table:table-row table:style-name="ro1">
          <table:table-cell office:value-type="time" office:time-value="PT21H42M03.338S" calcext:value-type="time">
            <text:p>21:42:03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67" calcext:value-type="float">
            <text:p>35.67</text:p>
          </table:table-cell>
          <table:table-cell table:number-columns-repeated="2"/>
        </table:table-row>
        <table:table-row table:style-name="ro1">
          <table:table-cell office:value-type="time" office:time-value="PT21H42M04.342S" calcext:value-type="time">
            <text:p>21:42:04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77" calcext:value-type="float">
            <text:p>35.77</text:p>
          </table:table-cell>
          <table:table-cell table:number-columns-repeated="2"/>
        </table:table-row>
        <table:table-row table:style-name="ro1">
          <table:table-cell office:value-type="time" office:time-value="PT21H42M05.348S" calcext:value-type="time">
            <text:p>21:42:05.3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01" calcext:value-type="float">
            <text:p>36.01</text:p>
          </table:table-cell>
          <table:table-cell table:number-columns-repeated="2"/>
        </table:table-row>
        <table:table-row table:style-name="ro1">
          <table:table-cell office:value-type="time" office:time-value="PT21H42M06.342S" calcext:value-type="time">
            <text:p>21:42:06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69" calcext:value-type="float">
            <text:p>35.69</text:p>
          </table:table-cell>
          <table:table-cell table:number-columns-repeated="2"/>
        </table:table-row>
        <table:table-row table:style-name="ro1">
          <table:table-cell office:value-type="time" office:time-value="PT21H42M07.352S" calcext:value-type="time">
            <text:p>21:42:07.3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71" calcext:value-type="float">
            <text:p>35.71</text:p>
          </table:table-cell>
          <table:table-cell table:number-columns-repeated="2"/>
        </table:table-row>
        <table:table-row table:style-name="ro1">
          <table:table-cell office:value-type="time" office:time-value="PT21H42M08.352S" calcext:value-type="time">
            <text:p>21:42:08.3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81" calcext:value-type="float">
            <text:p>35.81</text:p>
          </table:table-cell>
          <table:table-cell table:number-columns-repeated="2"/>
        </table:table-row>
        <table:table-row table:style-name="ro1">
          <table:table-cell office:value-type="time" office:time-value="PT21H42M09.357S" calcext:value-type="time">
            <text:p>21:42:09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89" calcext:value-type="float">
            <text:p>35.89</text:p>
          </table:table-cell>
          <table:table-cell table:number-columns-repeated="2"/>
        </table:table-row>
        <table:table-row table:style-name="ro1">
          <table:table-cell office:value-type="time" office:time-value="PT21H42M10.329S" calcext:value-type="time">
            <text:p>21:42:10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81" calcext:value-type="float">
            <text:p>35.81</text:p>
          </table:table-cell>
          <table:table-cell table:number-columns-repeated="2"/>
        </table:table-row>
        <table:table-row table:style-name="ro1">
          <table:table-cell office:value-type="time" office:time-value="PT21H42M11.328S" calcext:value-type="time">
            <text:p>21:42:11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85" calcext:value-type="float">
            <text:p>35.85</text:p>
          </table:table-cell>
          <table:table-cell table:number-columns-repeated="2"/>
        </table:table-row>
        <table:table-row table:style-name="ro1">
          <table:table-cell office:value-type="time" office:time-value="PT21H42M12.363S" calcext:value-type="time">
            <text:p>21:42:12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77" calcext:value-type="float">
            <text:p>35.77</text:p>
          </table:table-cell>
          <table:table-cell table:number-columns-repeated="2"/>
        </table:table-row>
        <table:table-row table:style-name="ro1">
          <table:table-cell office:value-type="time" office:time-value="PT21H42M13.339S" calcext:value-type="time">
            <text:p>21:42:13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91" calcext:value-type="float">
            <text:p>35.91</text:p>
          </table:table-cell>
          <table:table-cell table:number-columns-repeated="2"/>
        </table:table-row>
        <table:table-row table:style-name="ro1">
          <table:table-cell office:value-type="time" office:time-value="PT21H42M13.339S" calcext:value-type="time">
            <text:p>21:42:13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91" calcext:value-type="float">
            <text:p>35.91</text:p>
          </table:table-cell>
          <table:table-cell table:number-columns-repeated="2"/>
        </table:table-row>
        <table:table-row table:style-name="ro1">
          <table:table-cell office:value-type="time" office:time-value="PT21H42M14.351S" calcext:value-type="time">
            <text:p>21:42:14.3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5.93" calcext:value-type="float">
            <text:p>35.93</text:p>
          </table:table-cell>
          <table:table-cell table:number-columns-repeated="2"/>
        </table:table-row>
        <table:table-row table:style-name="ro1">
          <table:table-cell office:value-type="time" office:time-value="PT21H42M15.346S" calcext:value-type="time">
            <text:p>21:42:15.3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07" calcext:value-type="float">
            <text:p>36.07</text:p>
          </table:table-cell>
          <table:table-cell table:number-columns-repeated="2"/>
        </table:table-row>
        <table:table-row table:style-name="ro1">
          <table:table-cell office:value-type="time" office:time-value="PT21H42M16.361S" calcext:value-type="time">
            <text:p>21:42:16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15" calcext:value-type="float">
            <text:p>36.15</text:p>
          </table:table-cell>
          <table:table-cell table:number-columns-repeated="2"/>
        </table:table-row>
        <table:table-row table:style-name="ro1">
          <table:table-cell office:value-type="time" office:time-value="PT21H42M17.369S" calcext:value-type="time">
            <text:p>21:42:17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15" calcext:value-type="float">
            <text:p>36.15</text:p>
          </table:table-cell>
          <table:table-cell table:number-columns-repeated="2"/>
        </table:table-row>
        <table:table-row table:style-name="ro1">
          <table:table-cell office:value-type="time" office:time-value="PT21H42M18.369S" calcext:value-type="time">
            <text:p>21:42:18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13" calcext:value-type="float">
            <text:p>36.13</text:p>
          </table:table-cell>
          <table:table-cell table:number-columns-repeated="2"/>
        </table:table-row>
        <table:table-row table:style-name="ro1">
          <table:table-cell office:value-type="time" office:time-value="PT21H42M19.379S" calcext:value-type="time">
            <text:p>21:42:19.3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05" calcext:value-type="float">
            <text:p>36.05</text:p>
          </table:table-cell>
          <table:table-cell table:number-columns-repeated="2"/>
        </table:table-row>
        <table:table-row table:style-name="ro1">
          <table:table-cell office:value-type="time" office:time-value="PT21H42M20.348S" calcext:value-type="time">
            <text:p>21:42:20.3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09" calcext:value-type="float">
            <text:p>36.09</text:p>
          </table:table-cell>
          <table:table-cell table:number-columns-repeated="2"/>
        </table:table-row>
        <table:table-row table:style-name="ro1">
          <table:table-cell office:value-type="time" office:time-value="PT21H42M21.376S" calcext:value-type="time">
            <text:p>21:42:21.3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09" calcext:value-type="float">
            <text:p>36.09</text:p>
          </table:table-cell>
          <table:table-cell table:number-columns-repeated="2"/>
        </table:table-row>
        <table:table-row table:style-name="ro1">
          <table:table-cell office:value-type="time" office:time-value="PT21H42M22.356S" calcext:value-type="time">
            <text:p>21:42:22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13" calcext:value-type="float">
            <text:p>36.13</text:p>
          </table:table-cell>
          <table:table-cell table:number-columns-repeated="2"/>
        </table:table-row>
        <table:table-row table:style-name="ro1">
          <table:table-cell office:value-type="time" office:time-value="PT21H42M23.355S" calcext:value-type="time">
            <text:p>21:42:23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17" calcext:value-type="float">
            <text:p>36.17</text:p>
          </table:table-cell>
          <table:table-cell table:number-columns-repeated="2"/>
        </table:table-row>
        <table:table-row table:style-name="ro1">
          <table:table-cell office:value-type="time" office:time-value="PT21H42M23.355S" calcext:value-type="time">
            <text:p>21:42:23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17" calcext:value-type="float">
            <text:p>36.17</text:p>
          </table:table-cell>
          <table:table-cell table:number-columns-repeated="2"/>
        </table:table-row>
        <table:table-row table:style-name="ro1">
          <table:table-cell office:value-type="time" office:time-value="PT21H42M24.382S" calcext:value-type="time">
            <text:p>21:42:24.3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15" calcext:value-type="float">
            <text:p>36.15</text:p>
          </table:table-cell>
          <table:table-cell table:number-columns-repeated="2"/>
        </table:table-row>
        <table:table-row table:style-name="ro1">
          <table:table-cell office:value-type="time" office:time-value="PT21H42M25.378S" calcext:value-type="time">
            <text:p>21:42:25.3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21" calcext:value-type="float">
            <text:p>36.21</text:p>
          </table:table-cell>
          <table:table-cell table:number-columns-repeated="2"/>
        </table:table-row>
        <table:table-row table:style-name="ro1">
          <table:table-cell office:value-type="time" office:time-value="PT21H42M26.377S" calcext:value-type="time">
            <text:p>21:42:26.3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21" calcext:value-type="float">
            <text:p>36.21</text:p>
          </table:table-cell>
          <table:table-cell table:number-columns-repeated="2"/>
        </table:table-row>
        <table:table-row table:style-name="ro1">
          <table:table-cell office:value-type="time" office:time-value="PT21H42M27.389S" calcext:value-type="time">
            <text:p>21:42:27.3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17" calcext:value-type="float">
            <text:p>36.17</text:p>
          </table:table-cell>
          <table:table-cell table:number-columns-repeated="2"/>
        </table:table-row>
        <table:table-row table:style-name="ro1">
          <table:table-cell office:value-type="time" office:time-value="PT21H42M28.399S" calcext:value-type="time">
            <text:p>21:42:28.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25" calcext:value-type="float">
            <text:p>36.25</text:p>
          </table:table-cell>
          <table:table-cell table:number-columns-repeated="2"/>
        </table:table-row>
        <table:table-row table:style-name="ro1">
          <table:table-cell office:value-type="time" office:time-value="PT21H42M29.402S" calcext:value-type="time">
            <text:p>21:42:29.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37" calcext:value-type="float">
            <text:p>36.37</text:p>
          </table:table-cell>
          <table:table-cell table:number-columns-repeated="2"/>
        </table:table-row>
        <table:table-row table:style-name="ro1">
          <table:table-cell office:value-type="time" office:time-value="PT21H42M30.405S" calcext:value-type="time">
            <text:p>21:42:30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31" calcext:value-type="float">
            <text:p>36.31</text:p>
          </table:table-cell>
          <table:table-cell table:number-columns-repeated="2"/>
        </table:table-row>
        <table:table-row table:style-name="ro1">
          <table:table-cell office:value-type="time" office:time-value="PT21H42M31.373S" calcext:value-type="time">
            <text:p>21:42:31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37" calcext:value-type="float">
            <text:p>36.37</text:p>
          </table:table-cell>
          <table:table-cell table:number-columns-repeated="2"/>
        </table:table-row>
        <table:table-row table:style-name="ro1">
          <table:table-cell office:value-type="time" office:time-value="PT21H42M32.409S" calcext:value-type="time">
            <text:p>21:42:32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37" calcext:value-type="float">
            <text:p>36.37</text:p>
          </table:table-cell>
          <table:table-cell table:number-columns-repeated="2"/>
        </table:table-row>
        <table:table-row table:style-name="ro1">
          <table:table-cell office:value-type="time" office:time-value="PT21H42M33.407S" calcext:value-type="time">
            <text:p>21:42:33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37" calcext:value-type="float">
            <text:p>36.37</text:p>
          </table:table-cell>
          <table:table-cell table:number-columns-repeated="2"/>
        </table:table-row>
        <table:table-row table:style-name="ro1">
          <table:table-cell office:value-type="time" office:time-value="PT21H42M34.413S" calcext:value-type="time">
            <text:p>21:42:34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39" calcext:value-type="float">
            <text:p>36.39</text:p>
          </table:table-cell>
          <table:table-cell table:number-columns-repeated="2"/>
        </table:table-row>
        <table:table-row table:style-name="ro1">
          <table:table-cell office:value-type="time" office:time-value="PT21H42M35.409S" calcext:value-type="time">
            <text:p>21:42:35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47" calcext:value-type="float">
            <text:p>36.47</text:p>
          </table:table-cell>
          <table:table-cell table:number-columns-repeated="2"/>
        </table:table-row>
        <table:table-row table:style-name="ro1">
          <table:table-cell office:value-type="time" office:time-value="PT21H42M36.412S" calcext:value-type="time">
            <text:p>21:42:36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53" calcext:value-type="float">
            <text:p>36.53</text:p>
          </table:table-cell>
          <table:table-cell table:number-columns-repeated="2"/>
        </table:table-row>
        <table:table-row table:style-name="ro1">
          <table:table-cell office:value-type="time" office:time-value="PT21H42M37.405S" calcext:value-type="time">
            <text:p>21:42:37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53" calcext:value-type="float">
            <text:p>36.53</text:p>
          </table:table-cell>
          <table:table-cell table:number-columns-repeated="2"/>
        </table:table-row>
        <table:table-row table:style-name="ro1">
          <table:table-cell office:value-type="time" office:time-value="PT21H42M38.422S" calcext:value-type="time">
            <text:p>21:42:38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57" calcext:value-type="float">
            <text:p>36.57</text:p>
          </table:table-cell>
          <table:table-cell table:number-columns-repeated="2"/>
        </table:table-row>
        <table:table-row table:style-name="ro1">
          <table:table-cell office:value-type="time" office:time-value="PT21H42M39.416S" calcext:value-type="time">
            <text:p>21:42:39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63" calcext:value-type="float">
            <text:p>36.63</text:p>
          </table:table-cell>
          <table:table-cell table:number-columns-repeated="2"/>
        </table:table-row>
        <table:table-row table:style-name="ro1">
          <table:table-cell office:value-type="time" office:time-value="PT21H42M40.407S" calcext:value-type="time">
            <text:p>21:42:40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65" calcext:value-type="float">
            <text:p>36.65</text:p>
          </table:table-cell>
          <table:table-cell table:number-columns-repeated="2"/>
        </table:table-row>
        <table:table-row table:style-name="ro1">
          <table:table-cell office:value-type="time" office:time-value="PT21H42M41.405S" calcext:value-type="time">
            <text:p>21:42:41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65" calcext:value-type="float">
            <text:p>36.65</text:p>
          </table:table-cell>
          <table:table-cell table:number-columns-repeated="2"/>
        </table:table-row>
        <table:table-row table:style-name="ro1">
          <table:table-cell office:value-type="time" office:time-value="PT21H42M42.413S" calcext:value-type="time">
            <text:p>21:42:42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69" calcext:value-type="float">
            <text:p>36.69</text:p>
          </table:table-cell>
          <table:table-cell table:number-columns-repeated="2"/>
        </table:table-row>
        <table:table-row table:style-name="ro1">
          <table:table-cell office:value-type="time" office:time-value="PT21H42M43.433S" calcext:value-type="time">
            <text:p>21:42:43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73" calcext:value-type="float">
            <text:p>36.73</text:p>
          </table:table-cell>
          <table:table-cell table:number-columns-repeated="2"/>
        </table:table-row>
        <table:table-row table:style-name="ro1">
          <table:table-cell office:value-type="time" office:time-value="PT21H42M44.431S" calcext:value-type="time">
            <text:p>21:42:44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69" calcext:value-type="float">
            <text:p>36.69</text:p>
          </table:table-cell>
          <table:table-cell table:number-columns-repeated="2"/>
        </table:table-row>
        <table:table-row table:style-name="ro1">
          <table:table-cell office:value-type="time" office:time-value="PT21H42M43.433S" calcext:value-type="time">
            <text:p>21:42:43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73" calcext:value-type="float">
            <text:p>36.73</text:p>
          </table:table-cell>
          <table:table-cell table:number-columns-repeated="2"/>
        </table:table-row>
        <table:table-row table:style-name="ro1">
          <table:table-cell office:value-type="time" office:time-value="PT21H42M44.431S" calcext:value-type="time">
            <text:p>21:42:44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69" calcext:value-type="float">
            <text:p>36.69</text:p>
          </table:table-cell>
          <table:table-cell table:number-columns-repeated="2"/>
        </table:table-row>
        <table:table-row table:style-name="ro1">
          <table:table-cell office:value-type="time" office:time-value="PT21H42M45.438S" calcext:value-type="time">
            <text:p>21:42:45.4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79" calcext:value-type="float">
            <text:p>36.79</text:p>
          </table:table-cell>
          <table:table-cell table:number-columns-repeated="2"/>
        </table:table-row>
        <table:table-row table:style-name="ro1">
          <table:table-cell office:value-type="time" office:time-value="PT21H42M46.423S" calcext:value-type="time">
            <text:p>21:42:46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81" calcext:value-type="float">
            <text:p>36.81</text:p>
          </table:table-cell>
          <table:table-cell table:number-columns-repeated="2"/>
        </table:table-row>
        <table:table-row table:style-name="ro1">
          <table:table-cell office:value-type="time" office:time-value="PT21H42M47.434S" calcext:value-type="time">
            <text:p>21:42:47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79" calcext:value-type="float">
            <text:p>36.79</text:p>
          </table:table-cell>
          <table:table-cell table:number-columns-repeated="2"/>
        </table:table-row>
        <table:table-row table:style-name="ro1">
          <table:table-cell office:value-type="time" office:time-value="PT21H42M48.444S" calcext:value-type="time">
            <text:p>21:42:48.4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89" calcext:value-type="float">
            <text:p>36.89</text:p>
          </table:table-cell>
          <table:table-cell table:number-columns-repeated="2"/>
        </table:table-row>
        <table:table-row table:style-name="ro1">
          <table:table-cell office:value-type="time" office:time-value="PT21H42M49.429S" calcext:value-type="time">
            <text:p>21:42:49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</table:table-row>
        <table:table-row table:style-name="ro1">
          <table:table-cell office:value-type="time" office:time-value="PT21H42M50.426S" calcext:value-type="time">
            <text:p>21:42:50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6.89" calcext:value-type="float">
            <text:p>36.89</text:p>
          </table:table-cell>
          <table:table-cell table:number-columns-repeated="2"/>
        </table:table-row>
        <table:table-row table:style-name="ro1">
          <table:table-cell office:value-type="time" office:time-value="PT21H42M51.451S" calcext:value-type="time">
            <text:p>21:42:51.4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01" calcext:value-type="float">
            <text:p>37.01</text:p>
          </table:table-cell>
          <table:table-cell table:number-columns-repeated="2"/>
        </table:table-row>
        <table:table-row table:style-name="ro1">
          <table:table-cell office:value-type="time" office:time-value="PT21H42M52.439S" calcext:value-type="time">
            <text:p>21:42:52.4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09" calcext:value-type="float">
            <text:p>37.09</text:p>
          </table:table-cell>
          <table:table-cell table:number-columns-repeated="2"/>
        </table:table-row>
        <table:table-row table:style-name="ro1">
          <table:table-cell office:value-type="time" office:time-value="PT21H42M53.451S" calcext:value-type="time">
            <text:p>21:42:53.4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13" calcext:value-type="float">
            <text:p>37.13</text:p>
          </table:table-cell>
          <table:table-cell table:number-columns-repeated="2"/>
        </table:table-row>
        <table:table-row table:style-name="ro1">
          <table:table-cell office:value-type="time" office:time-value="PT21H42M54.45S" calcext:value-type="time">
            <text:p>21:42:54.4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09" calcext:value-type="float">
            <text:p>37.09</text:p>
          </table:table-cell>
          <table:table-cell table:number-columns-repeated="2"/>
        </table:table-row>
        <table:table-row table:style-name="ro1">
          <table:table-cell office:value-type="time" office:time-value="PT21H42M55.461S" calcext:value-type="time">
            <text:p>21:42:55.4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09" calcext:value-type="float">
            <text:p>37.09</text:p>
          </table:table-cell>
          <table:table-cell table:number-columns-repeated="2"/>
        </table:table-row>
        <table:table-row table:style-name="ro1">
          <table:table-cell office:value-type="time" office:time-value="PT21H42M56.462S" calcext:value-type="time">
            <text:p>21:42:56.4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09" calcext:value-type="float">
            <text:p>37.09</text:p>
          </table:table-cell>
          <table:table-cell table:number-columns-repeated="2"/>
        </table:table-row>
        <table:table-row table:style-name="ro1">
          <table:table-cell office:value-type="time" office:time-value="PT21H42M57.465S" calcext:value-type="time">
            <text:p>21:42:57.4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09" calcext:value-type="float">
            <text:p>37.09</text:p>
          </table:table-cell>
          <table:table-cell table:number-columns-repeated="2"/>
        </table:table-row>
        <table:table-row table:style-name="ro1">
          <table:table-cell office:value-type="time" office:time-value="PT21H42M58.462S" calcext:value-type="time">
            <text:p>21:42:58.4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11" calcext:value-type="float">
            <text:p>37.11</text:p>
          </table:table-cell>
          <table:table-cell table:number-columns-repeated="2"/>
        </table:table-row>
        <table:table-row table:style-name="ro1">
          <table:table-cell office:value-type="time" office:time-value="PT21H42M59.455S" calcext:value-type="time">
            <text:p>21:42:59.4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19" calcext:value-type="float">
            <text:p>37.19</text:p>
          </table:table-cell>
          <table:table-cell table:number-columns-repeated="2"/>
        </table:table-row>
        <table:table-row table:style-name="ro1">
          <table:table-cell office:value-type="time" office:time-value="PT21H43M00.454S" calcext:value-type="time">
            <text:p>21:43:00.4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19" calcext:value-type="float">
            <text:p>37.19</text:p>
          </table:table-cell>
          <table:table-cell table:number-columns-repeated="2"/>
        </table:table-row>
        <table:table-row table:style-name="ro1">
          <table:table-cell office:value-type="time" office:time-value="PT21H43M01.469S" calcext:value-type="time">
            <text:p>21:43:01.4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27" calcext:value-type="float">
            <text:p>37.27</text:p>
          </table:table-cell>
          <table:table-cell table:number-columns-repeated="2"/>
        </table:table-row>
        <table:table-row table:style-name="ro1">
          <table:table-cell office:value-type="time" office:time-value="PT21H43M02.459S" calcext:value-type="time">
            <text:p>21:43:02.4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29" calcext:value-type="float">
            <text:p>37.29</text:p>
          </table:table-cell>
          <table:table-cell table:number-columns-repeated="2"/>
        </table:table-row>
        <table:table-row table:style-name="ro1">
          <table:table-cell office:value-type="time" office:time-value="PT21H43M03.477S" calcext:value-type="time">
            <text:p>21:43:03.4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27" calcext:value-type="float">
            <text:p>37.27</text:p>
          </table:table-cell>
          <table:table-cell table:number-columns-repeated="2"/>
        </table:table-row>
        <table:table-row table:style-name="ro1">
          <table:table-cell office:value-type="time" office:time-value="PT21H43M04.458S" calcext:value-type="time">
            <text:p>21:43:04.4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21" calcext:value-type="float">
            <text:p>37.21</text:p>
          </table:table-cell>
          <table:table-cell table:number-columns-repeated="2"/>
        </table:table-row>
        <table:table-row table:style-name="ro1">
          <table:table-cell office:value-type="time" office:time-value="PT21H43M04.458S" calcext:value-type="time">
            <text:p>21:43:04.4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21" calcext:value-type="float">
            <text:p>37.21</text:p>
          </table:table-cell>
          <table:table-cell table:number-columns-repeated="2"/>
        </table:table-row>
        <table:table-row table:style-name="ro1">
          <table:table-cell office:value-type="time" office:time-value="PT21H43M05.474S" calcext:value-type="time">
            <text:p>21:43:05.4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19" calcext:value-type="float">
            <text:p>37.19</text:p>
          </table:table-cell>
          <table:table-cell table:number-columns-repeated="2"/>
        </table:table-row>
        <table:table-row table:style-name="ro1">
          <table:table-cell office:value-type="time" office:time-value="PT21H43M06.471S" calcext:value-type="time">
            <text:p>21:43:06.4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25" calcext:value-type="float">
            <text:p>37.25</text:p>
          </table:table-cell>
          <table:table-cell table:number-columns-repeated="2"/>
        </table:table-row>
        <table:table-row table:style-name="ro1">
          <table:table-cell office:value-type="time" office:time-value="PT21H43M07.478S" calcext:value-type="time">
            <text:p>21:43:07.4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41" calcext:value-type="float">
            <text:p>37.41</text:p>
          </table:table-cell>
          <table:table-cell table:number-columns-repeated="2"/>
        </table:table-row>
        <table:table-row table:style-name="ro1">
          <table:table-cell office:value-type="time" office:time-value="PT21H43M08.468S" calcext:value-type="time">
            <text:p>21:43:08.4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35" calcext:value-type="float">
            <text:p>37.35</text:p>
          </table:table-cell>
          <table:table-cell table:number-columns-repeated="2"/>
        </table:table-row>
        <table:table-row table:style-name="ro1">
          <table:table-cell office:value-type="time" office:time-value="PT21H43M09.48S" calcext:value-type="time">
            <text:p>21:43:09.4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35" calcext:value-type="float">
            <text:p>37.35</text:p>
          </table:table-cell>
          <table:table-cell table:number-columns-repeated="2"/>
        </table:table-row>
        <table:table-row table:style-name="ro1">
          <table:table-cell office:value-type="time" office:time-value="PT21H43M10.47S" calcext:value-type="time">
            <text:p>21:43:10.4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49" calcext:value-type="float">
            <text:p>37.49</text:p>
          </table:table-cell>
          <table:table-cell table:number-columns-repeated="2"/>
        </table:table-row>
        <table:table-row table:style-name="ro1">
          <table:table-cell office:value-type="time" office:time-value="PT21H43M11.478S" calcext:value-type="time">
            <text:p>21:43:11.4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41" calcext:value-type="float">
            <text:p>37.41</text:p>
          </table:table-cell>
          <table:table-cell table:number-columns-repeated="2"/>
        </table:table-row>
        <table:table-row table:style-name="ro1">
          <table:table-cell office:value-type="time" office:time-value="PT21H43M12.486S" calcext:value-type="time">
            <text:p>21:43:12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37" calcext:value-type="float">
            <text:p>37.37</text:p>
          </table:table-cell>
          <table:table-cell table:number-columns-repeated="2"/>
        </table:table-row>
        <table:table-row table:style-name="ro1">
          <table:table-cell office:value-type="time" office:time-value="PT21H43M13.486S" calcext:value-type="time">
            <text:p>21:43:13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49" calcext:value-type="float">
            <text:p>37.49</text:p>
          </table:table-cell>
          <table:table-cell table:number-columns-repeated="2"/>
        </table:table-row>
        <table:table-row table:style-name="ro1">
          <table:table-cell office:value-type="time" office:time-value="PT21H43M14.496S" calcext:value-type="time">
            <text:p>21:43:14.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55" calcext:value-type="float">
            <text:p>37.55</text:p>
          </table:table-cell>
          <table:table-cell table:number-columns-repeated="2"/>
        </table:table-row>
        <table:table-row table:style-name="ro1">
          <table:table-cell office:value-type="time" office:time-value="PT21H43M14.496S" calcext:value-type="time">
            <text:p>21:43:14.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55" calcext:value-type="float">
            <text:p>37.55</text:p>
          </table:table-cell>
          <table:table-cell table:number-columns-repeated="2"/>
        </table:table-row>
        <table:table-row table:style-name="ro1">
          <table:table-cell office:value-type="time" office:time-value="PT21H43M15.504S" calcext:value-type="time">
            <text:p>21:43:15.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55" calcext:value-type="float">
            <text:p>37.55</text:p>
          </table:table-cell>
          <table:table-cell table:number-columns-repeated="2"/>
        </table:table-row>
        <table:table-row table:style-name="ro1">
          <table:table-cell office:value-type="time" office:time-value="PT21H43M16.502S" calcext:value-type="time">
            <text:p>21:43:16.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61" calcext:value-type="float">
            <text:p>37.61</text:p>
          </table:table-cell>
          <table:table-cell table:number-columns-repeated="2"/>
        </table:table-row>
        <table:table-row table:style-name="ro1">
          <table:table-cell office:value-type="time" office:time-value="PT21H43M17.509S" calcext:value-type="time">
            <text:p>21:43:17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67" calcext:value-type="float">
            <text:p>37.67</text:p>
          </table:table-cell>
          <table:table-cell table:number-columns-repeated="2"/>
        </table:table-row>
        <table:table-row table:style-name="ro1">
          <table:table-cell office:value-type="time" office:time-value="PT21H43M18.504S" calcext:value-type="time">
            <text:p>21:43:18.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67" calcext:value-type="float">
            <text:p>37.67</text:p>
          </table:table-cell>
          <table:table-cell table:number-columns-repeated="2"/>
        </table:table-row>
        <table:table-row table:style-name="ro1">
          <table:table-cell office:value-type="time" office:time-value="PT21H43M19.499S" calcext:value-type="time">
            <text:p>21:43:19.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75" calcext:value-type="float">
            <text:p>37.75</text:p>
          </table:table-cell>
          <table:table-cell table:number-columns-repeated="2"/>
        </table:table-row>
        <table:table-row table:style-name="ro1">
          <table:table-cell office:value-type="time" office:time-value="PT21H43M20.496S" calcext:value-type="time">
            <text:p>21:43:20.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71" calcext:value-type="float">
            <text:p>37.71</text:p>
          </table:table-cell>
          <table:table-cell table:number-columns-repeated="2"/>
        </table:table-row>
        <table:table-row table:style-name="ro1">
          <table:table-cell office:value-type="time" office:time-value="PT21H43M21.488S" calcext:value-type="time">
            <text:p>21:43:21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69" calcext:value-type="float">
            <text:p>37.69</text:p>
          </table:table-cell>
          <table:table-cell table:number-columns-repeated="2"/>
        </table:table-row>
        <table:table-row table:style-name="ro1">
          <table:table-cell office:value-type="time" office:time-value="PT21H43M22.516S" calcext:value-type="time">
            <text:p>21:43:22.5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67" calcext:value-type="float">
            <text:p>37.67</text:p>
          </table:table-cell>
          <table:table-cell table:number-columns-repeated="2"/>
        </table:table-row>
        <table:table-row table:style-name="ro1">
          <table:table-cell office:value-type="time" office:time-value="PT21H43M23.517S" calcext:value-type="time">
            <text:p>21:43:23.5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67" calcext:value-type="float">
            <text:p>37.67</text:p>
          </table:table-cell>
          <table:table-cell table:number-columns-repeated="2"/>
        </table:table-row>
        <table:table-row table:style-name="ro1">
          <table:table-cell office:value-type="time" office:time-value="PT21H43M24.514S" calcext:value-type="time">
            <text:p>21:43:24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79" calcext:value-type="float">
            <text:p>37.79</text:p>
          </table:table-cell>
          <table:table-cell table:number-columns-repeated="2"/>
        </table:table-row>
        <table:table-row table:style-name="ro1">
          <table:table-cell office:value-type="time" office:time-value="PT21H43M24.514S" calcext:value-type="time">
            <text:p>21:43:24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79" calcext:value-type="float">
            <text:p>37.79</text:p>
          </table:table-cell>
          <table:table-cell table:number-columns-repeated="2"/>
        </table:table-row>
        <table:table-row table:style-name="ro1">
          <table:table-cell office:value-type="time" office:time-value="PT21H43M25.51S" calcext:value-type="time">
            <text:p>21:43:25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83" calcext:value-type="float">
            <text:p>37.83</text:p>
          </table:table-cell>
          <table:table-cell table:number-columns-repeated="2"/>
        </table:table-row>
        <table:table-row table:style-name="ro1">
          <table:table-cell office:value-type="time" office:time-value="PT21H43M26.505S" calcext:value-type="time">
            <text:p>21:43:26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75" calcext:value-type="float">
            <text:p>37.75</text:p>
          </table:table-cell>
          <table:table-cell table:number-columns-repeated="2"/>
        </table:table-row>
        <table:table-row table:style-name="ro1">
          <table:table-cell office:value-type="time" office:time-value="PT21H43M27.499S" calcext:value-type="time">
            <text:p>21:43:27.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99" calcext:value-type="float">
            <text:p>37.99</text:p>
          </table:table-cell>
          <table:table-cell table:number-columns-repeated="2"/>
        </table:table-row>
        <table:table-row table:style-name="ro1">
          <table:table-cell office:value-type="time" office:time-value="PT21H43M28.533S" calcext:value-type="time">
            <text:p>21:43:28.5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05" calcext:value-type="float">
            <text:p>38.05</text:p>
          </table:table-cell>
          <table:table-cell table:number-columns-repeated="2"/>
        </table:table-row>
        <table:table-row table:style-name="ro1">
          <table:table-cell office:value-type="time" office:time-value="PT21H43M29.536S" calcext:value-type="time">
            <text:p>21:43:29.5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91" calcext:value-type="float">
            <text:p>37.91</text:p>
          </table:table-cell>
          <table:table-cell table:number-columns-repeated="2"/>
        </table:table-row>
        <table:table-row table:style-name="ro1">
          <table:table-cell office:value-type="time" office:time-value="PT21H43M30.508S" calcext:value-type="time">
            <text:p>21:43:30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93" calcext:value-type="float">
            <text:p>37.93</text:p>
          </table:table-cell>
          <table:table-cell table:number-columns-repeated="2"/>
        </table:table-row>
        <table:table-row table:style-name="ro1">
          <table:table-cell office:value-type="time" office:time-value="PT21H43M31.514S" calcext:value-type="time">
            <text:p>21:43:31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93" calcext:value-type="float">
            <text:p>37.93</text:p>
          </table:table-cell>
          <table:table-cell table:number-columns-repeated="2"/>
        </table:table-row>
        <table:table-row table:style-name="ro1">
          <table:table-cell office:value-type="time" office:time-value="PT21H43M32.514S" calcext:value-type="time">
            <text:p>21:43:32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11" calcext:value-type="float">
            <text:p>38.11</text:p>
          </table:table-cell>
          <table:table-cell table:number-columns-repeated="2"/>
        </table:table-row>
        <table:table-row table:style-name="ro1">
          <table:table-cell office:value-type="time" office:time-value="PT21H43M33.525S" calcext:value-type="time">
            <text:p>21:43:33.5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01" calcext:value-type="float">
            <text:p>38.01</text:p>
          </table:table-cell>
          <table:table-cell table:number-columns-repeated="2"/>
        </table:table-row>
        <table:table-row table:style-name="ro1">
          <table:table-cell office:value-type="time" office:time-value="PT21H43M34.518S" calcext:value-type="time">
            <text:p>21:43:34.5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35" calcext:value-type="float">
            <text:p>38.35</text:p>
          </table:table-cell>
          <table:table-cell table:number-columns-repeated="2"/>
        </table:table-row>
        <table:table-row table:style-name="ro1">
          <table:table-cell office:value-type="time" office:time-value="PT21H43M34.518S" calcext:value-type="time">
            <text:p>21:43:34.5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35" calcext:value-type="float">
            <text:p>38.35</text:p>
          </table:table-cell>
          <table:table-cell table:number-columns-repeated="2"/>
        </table:table-row>
        <table:table-row table:style-name="ro1">
          <table:table-cell office:value-type="time" office:time-value="PT21H43M35.526S" calcext:value-type="time">
            <text:p>21:43:35.5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33" calcext:value-type="float">
            <text:p>38.33</text:p>
          </table:table-cell>
          <table:table-cell table:number-columns-repeated="2"/>
        </table:table-row>
        <table:table-row table:style-name="ro1">
          <table:table-cell office:value-type="time" office:time-value="PT21H43M36.534S" calcext:value-type="time">
            <text:p>21:43:36.5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17" calcext:value-type="float">
            <text:p>38.17</text:p>
          </table:table-cell>
          <table:table-cell table:number-columns-repeated="2"/>
        </table:table-row>
        <table:table-row table:style-name="ro1">
          <table:table-cell office:value-type="time" office:time-value="PT21H43M37.53S" calcext:value-type="time">
            <text:p>21:43:37.5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01" calcext:value-type="float">
            <text:p>38.01</text:p>
          </table:table-cell>
          <table:table-cell table:number-columns-repeated="2"/>
        </table:table-row>
        <table:table-row table:style-name="ro1">
          <table:table-cell office:value-type="time" office:time-value="PT21H43M38.542S" calcext:value-type="time">
            <text:p>21:43:38.5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7.91" calcext:value-type="float">
            <text:p>37.91</text:p>
          </table:table-cell>
          <table:table-cell table:number-columns-repeated="2"/>
        </table:table-row>
        <table:table-row table:style-name="ro1">
          <table:table-cell office:value-type="time" office:time-value="PT21H43M39.537S" calcext:value-type="time">
            <text:p>21:43:39.5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11" calcext:value-type="float">
            <text:p>38.11</text:p>
          </table:table-cell>
          <table:table-cell table:number-columns-repeated="2"/>
        </table:table-row>
        <table:table-row table:style-name="ro1">
          <table:table-cell office:value-type="time" office:time-value="PT21H43M40.533S" calcext:value-type="time">
            <text:p>21:43:40.5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05" calcext:value-type="float">
            <text:p>38.05</text:p>
          </table:table-cell>
          <table:table-cell table:number-columns-repeated="2"/>
        </table:table-row>
        <table:table-row table:style-name="ro1">
          <table:table-cell office:value-type="time" office:time-value="PT21H43M41.528S" calcext:value-type="time">
            <text:p>21:43:41.5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21" calcext:value-type="float">
            <text:p>38.21</text:p>
          </table:table-cell>
          <table:table-cell table:number-columns-repeated="2"/>
        </table:table-row>
        <table:table-row table:style-name="ro1">
          <table:table-cell office:value-type="time" office:time-value="PT21H43M42.548S" calcext:value-type="time">
            <text:p>21:43:42.5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17" calcext:value-type="float">
            <text:p>38.17</text:p>
          </table:table-cell>
          <table:table-cell table:number-columns-repeated="2"/>
        </table:table-row>
        <table:table-row table:style-name="ro1">
          <table:table-cell office:value-type="time" office:time-value="PT21H43M43.56S" calcext:value-type="time">
            <text:p>21:43:43.5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29" calcext:value-type="float">
            <text:p>38.29</text:p>
          </table:table-cell>
          <table:table-cell table:number-columns-repeated="2"/>
        </table:table-row>
        <table:table-row table:style-name="ro1">
          <table:table-cell office:value-type="time" office:time-value="PT21H43M44.57S" calcext:value-type="time">
            <text:p>21:43:44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29" calcext:value-type="float">
            <text:p>38.29</text:p>
          </table:table-cell>
          <table:table-cell table:number-columns-repeated="2"/>
        </table:table-row>
        <table:table-row table:style-name="ro1">
          <table:table-cell office:value-type="time" office:time-value="PT21H43M44.57S" calcext:value-type="time">
            <text:p>21:43:44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29" calcext:value-type="float">
            <text:p>38.29</text:p>
          </table:table-cell>
          <table:table-cell table:number-columns-repeated="2"/>
        </table:table-row>
        <table:table-row table:style-name="ro1">
          <table:table-cell office:value-type="time" office:time-value="PT21H43M45.568S" calcext:value-type="time">
            <text:p>21:43:45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29" calcext:value-type="float">
            <text:p>38.29</text:p>
          </table:table-cell>
          <table:table-cell table:number-columns-repeated="2"/>
        </table:table-row>
        <table:table-row table:style-name="ro1">
          <table:table-cell office:value-type="time" office:time-value="PT21H43M46.579S" calcext:value-type="time">
            <text:p>21:43:46.5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41" calcext:value-type="float">
            <text:p>38.41</text:p>
          </table:table-cell>
          <table:table-cell table:number-columns-repeated="2"/>
        </table:table-row>
        <table:table-row table:style-name="ro1">
          <table:table-cell office:value-type="time" office:time-value="PT21H43M47.572S" calcext:value-type="time">
            <text:p>21:43:47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45" calcext:value-type="float">
            <text:p>38.45</text:p>
          </table:table-cell>
          <table:table-cell table:number-columns-repeated="2"/>
        </table:table-row>
        <table:table-row table:style-name="ro1">
          <table:table-cell office:value-type="time" office:time-value="PT21H43M48.579S" calcext:value-type="time">
            <text:p>21:43:48.5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49" calcext:value-type="float">
            <text:p>38.49</text:p>
          </table:table-cell>
          <table:table-cell table:number-columns-repeated="2"/>
        </table:table-row>
        <table:table-row table:style-name="ro1">
          <table:table-cell office:value-type="time" office:time-value="PT21H43M49.548S" calcext:value-type="time">
            <text:p>21:43:49.5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51" calcext:value-type="float">
            <text:p>38.51</text:p>
          </table:table-cell>
          <table:table-cell table:number-columns-repeated="2"/>
        </table:table-row>
        <table:table-row table:style-name="ro1">
          <table:table-cell office:value-type="time" office:time-value="PT21H43M50.569S" calcext:value-type="time">
            <text:p>21:43:50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35" calcext:value-type="float">
            <text:p>38.35</text:p>
          </table:table-cell>
          <table:table-cell table:number-columns-repeated="2"/>
        </table:table-row>
        <table:table-row table:style-name="ro1">
          <table:table-cell office:value-type="time" office:time-value="PT21H43M51.568S" calcext:value-type="time">
            <text:p>21:43:51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45" calcext:value-type="float">
            <text:p>38.45</text:p>
          </table:table-cell>
          <table:table-cell table:number-columns-repeated="2"/>
        </table:table-row>
        <table:table-row table:style-name="ro1">
          <table:table-cell office:value-type="time" office:time-value="PT21H43M52.58S" calcext:value-type="time">
            <text:p>21:43:52.5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53" calcext:value-type="float">
            <text:p>38.53</text:p>
          </table:table-cell>
          <table:table-cell table:number-columns-repeated="2"/>
        </table:table-row>
        <table:table-row table:style-name="ro1">
          <table:table-cell office:value-type="time" office:time-value="PT21H43M53.588S" calcext:value-type="time">
            <text:p>21:43:53.5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49" calcext:value-type="float">
            <text:p>38.49</text:p>
          </table:table-cell>
          <table:table-cell table:number-columns-repeated="2"/>
        </table:table-row>
        <table:table-row table:style-name="ro1">
          <table:table-cell office:value-type="time" office:time-value="PT21H43M54.585S" calcext:value-type="time">
            <text:p>21:43:54.5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53" calcext:value-type="float">
            <text:p>38.53</text:p>
          </table:table-cell>
          <table:table-cell table:number-columns-repeated="2"/>
        </table:table-row>
        <table:table-row table:style-name="ro1">
          <table:table-cell office:value-type="time" office:time-value="PT21H43M54.585S" calcext:value-type="time">
            <text:p>21:43:54.5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53" calcext:value-type="float">
            <text:p>38.53</text:p>
          </table:table-cell>
          <table:table-cell table:number-columns-repeated="2"/>
        </table:table-row>
        <table:table-row table:style-name="ro1">
          <table:table-cell office:value-type="time" office:time-value="PT21H43M55.594S" calcext:value-type="time">
            <text:p>21:43:55.5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55" calcext:value-type="float">
            <text:p>38.55</text:p>
          </table:table-cell>
          <table:table-cell table:number-columns-repeated="2"/>
        </table:table-row>
        <table:table-row table:style-name="ro1">
          <table:table-cell office:value-type="time" office:time-value="PT21H43M56.576S" calcext:value-type="time">
            <text:p>21:43:56.5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59" calcext:value-type="float">
            <text:p>38.59</text:p>
          </table:table-cell>
          <table:table-cell table:number-columns-repeated="2"/>
        </table:table-row>
        <table:table-row table:style-name="ro1">
          <table:table-cell office:value-type="time" office:time-value="PT21H43M57.576S" calcext:value-type="time">
            <text:p>21:43:57.5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59" calcext:value-type="float">
            <text:p>38.59</text:p>
          </table:table-cell>
          <table:table-cell table:number-columns-repeated="2"/>
        </table:table-row>
        <table:table-row table:style-name="ro1">
          <table:table-cell office:value-type="time" office:time-value="PT21H43M58.584S" calcext:value-type="time">
            <text:p>21:43:58.5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51" calcext:value-type="float">
            <text:p>38.51</text:p>
          </table:table-cell>
          <table:table-cell table:number-columns-repeated="2"/>
        </table:table-row>
        <table:table-row table:style-name="ro1">
          <table:table-cell office:value-type="time" office:time-value="PT21H43M59.596S" calcext:value-type="time">
            <text:p>21:43:59.6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53" calcext:value-type="float">
            <text:p>38.53</text:p>
          </table:table-cell>
          <table:table-cell table:number-columns-repeated="2"/>
        </table:table-row>
        <table:table-row table:style-name="ro1">
          <table:table-cell office:value-type="time" office:time-value="PT21H44M00.6S" calcext:value-type="time">
            <text:p>21:44:00.6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75" calcext:value-type="float">
            <text:p>38.75</text:p>
          </table:table-cell>
          <table:table-cell table:number-columns-repeated="2"/>
        </table:table-row>
        <table:table-row table:style-name="ro1">
          <table:table-cell office:value-type="time" office:time-value="PT21H44M01.591S" calcext:value-type="time">
            <text:p>21:44:01.5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71" calcext:value-type="float">
            <text:p>38.71</text:p>
          </table:table-cell>
          <table:table-cell table:number-columns-repeated="2"/>
        </table:table-row>
        <table:table-row table:style-name="ro1">
          <table:table-cell office:value-type="time" office:time-value="PT21H44M02.602S" calcext:value-type="time">
            <text:p>21:44:02.6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63" calcext:value-type="float">
            <text:p>38.63</text:p>
          </table:table-cell>
          <table:table-cell table:number-columns-repeated="2"/>
        </table:table-row>
        <table:table-row table:style-name="ro1">
          <table:table-cell office:value-type="time" office:time-value="PT21H44M03.607S" calcext:value-type="time">
            <text:p>21:44:03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77" calcext:value-type="float">
            <text:p>38.77</text:p>
          </table:table-cell>
          <table:table-cell table:number-columns-repeated="2"/>
        </table:table-row>
        <table:table-row table:style-name="ro1">
          <table:table-cell office:value-type="time" office:time-value="PT21H44M04.607S" calcext:value-type="time">
            <text:p>21:44:04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75" calcext:value-type="float">
            <text:p>38.75</text:p>
          </table:table-cell>
          <table:table-cell table:number-columns-repeated="2"/>
        </table:table-row>
        <table:table-row table:style-name="ro1">
          <table:table-cell office:value-type="time" office:time-value="PT21H44M04.607S" calcext:value-type="time">
            <text:p>21:44:04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75" calcext:value-type="float">
            <text:p>38.75</text:p>
          </table:table-cell>
          <table:table-cell table:number-columns-repeated="2"/>
        </table:table-row>
        <table:table-row table:style-name="ro1">
          <table:table-cell office:value-type="time" office:time-value="PT21H44M05.612S" calcext:value-type="time">
            <text:p>21:44:05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79" calcext:value-type="float">
            <text:p>38.79</text:p>
          </table:table-cell>
          <table:table-cell table:number-columns-repeated="2"/>
        </table:table-row>
        <table:table-row table:style-name="ro1">
          <table:table-cell office:value-type="time" office:time-value="PT21H44M06.596S" calcext:value-type="time">
            <text:p>21:44:06.6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79" calcext:value-type="float">
            <text:p>38.79</text:p>
          </table:table-cell>
          <table:table-cell table:number-columns-repeated="2"/>
        </table:table-row>
        <table:table-row table:style-name="ro1">
          <table:table-cell office:value-type="time" office:time-value="PT21H44M07.607S" calcext:value-type="time">
            <text:p>21:44:07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85" calcext:value-type="float">
            <text:p>38.85</text:p>
          </table:table-cell>
          <table:table-cell table:number-columns-repeated="2"/>
        </table:table-row>
        <table:table-row table:style-name="ro1">
          <table:table-cell office:value-type="time" office:time-value="PT21H44M08.606S" calcext:value-type="time">
            <text:p>21:44:08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93" calcext:value-type="float">
            <text:p>38.93</text:p>
          </table:table-cell>
          <table:table-cell table:number-columns-repeated="2"/>
        </table:table-row>
        <table:table-row table:style-name="ro1">
          <table:table-cell office:value-type="time" office:time-value="PT21H44M09.614S" calcext:value-type="time">
            <text:p>21:44:09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93" calcext:value-type="float">
            <text:p>38.93</text:p>
          </table:table-cell>
          <table:table-cell table:number-columns-repeated="2"/>
        </table:table-row>
        <table:table-row table:style-name="ro1">
          <table:table-cell office:value-type="time" office:time-value="PT21H44M10.614S" calcext:value-type="time">
            <text:p>21:44:10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87" calcext:value-type="float">
            <text:p>38.87</text:p>
          </table:table-cell>
          <table:table-cell table:number-columns-repeated="2"/>
        </table:table-row>
        <table:table-row table:style-name="ro1">
          <table:table-cell office:value-type="time" office:time-value="PT21H44M11.625S" calcext:value-type="time">
            <text:p>21:44:11.6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8.93" calcext:value-type="float">
            <text:p>38.93</text:p>
          </table:table-cell>
          <table:table-cell table:number-columns-repeated="2"/>
        </table:table-row>
        <table:table-row table:style-name="ro1">
          <table:table-cell office:value-type="time" office:time-value="PT21H44M12.633S" calcext:value-type="time">
            <text:p>21:44:12.6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01" calcext:value-type="float">
            <text:p>39.01</text:p>
          </table:table-cell>
          <table:table-cell table:number-columns-repeated="2"/>
        </table:table-row>
        <table:table-row table:style-name="ro1">
          <table:table-cell office:value-type="time" office:time-value="PT21H44M13.602S" calcext:value-type="time">
            <text:p>21:44:13.6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11" calcext:value-type="float">
            <text:p>39.11</text:p>
          </table:table-cell>
          <table:table-cell table:number-columns-repeated="2"/>
        </table:table-row>
        <table:table-row table:style-name="ro1">
          <table:table-cell office:value-type="time" office:time-value="PT21H44M14.638S" calcext:value-type="time">
            <text:p>21:44:14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09" calcext:value-type="float">
            <text:p>39.09</text:p>
          </table:table-cell>
          <table:table-cell table:number-columns-repeated="2"/>
        </table:table-row>
        <table:table-row table:style-name="ro1">
          <table:table-cell office:value-type="time" office:time-value="PT21H44M14.638S" calcext:value-type="time">
            <text:p>21:44:14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09" calcext:value-type="float">
            <text:p>39.09</text:p>
          </table:table-cell>
          <table:table-cell table:number-columns-repeated="2"/>
        </table:table-row>
        <table:table-row table:style-name="ro1">
          <table:table-cell office:value-type="time" office:time-value="PT21H44M15.622S" calcext:value-type="time">
            <text:p>21:44:15.6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03" calcext:value-type="float">
            <text:p>39.03</text:p>
          </table:table-cell>
          <table:table-cell table:number-columns-repeated="2"/>
        </table:table-row>
        <table:table-row table:style-name="ro1">
          <table:table-cell office:value-type="time" office:time-value="PT21H44M16.617S" calcext:value-type="time">
            <text:p>21:44:16.6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05" calcext:value-type="float">
            <text:p>39.05</text:p>
          </table:table-cell>
          <table:table-cell table:number-columns-repeated="2"/>
        </table:table-row>
        <table:table-row table:style-name="ro1">
          <table:table-cell office:value-type="time" office:time-value="PT21H44M17.609S" calcext:value-type="time">
            <text:p>21:44:17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19" calcext:value-type="float">
            <text:p>39.19</text:p>
          </table:table-cell>
          <table:table-cell table:number-columns-repeated="2"/>
        </table:table-row>
        <table:table-row table:style-name="ro1">
          <table:table-cell office:value-type="time" office:time-value="PT21H44M18.637S" calcext:value-type="time">
            <text:p>21:44:18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21" calcext:value-type="float">
            <text:p>39.21</text:p>
          </table:table-cell>
          <table:table-cell table:number-columns-repeated="2"/>
        </table:table-row>
        <table:table-row table:style-name="ro1">
          <table:table-cell office:value-type="time" office:time-value="PT21H44M19.644S" calcext:value-type="time">
            <text:p>21:44:19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23" calcext:value-type="float">
            <text:p>39.23</text:p>
          </table:table-cell>
          <table:table-cell table:number-columns-repeated="2"/>
        </table:table-row>
        <table:table-row table:style-name="ro1">
          <table:table-cell office:value-type="time" office:time-value="PT21H44M20.627S" calcext:value-type="time">
            <text:p>21:44:20.6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31" calcext:value-type="float">
            <text:p>39.31</text:p>
          </table:table-cell>
          <table:table-cell table:number-columns-repeated="2"/>
        </table:table-row>
        <table:table-row table:style-name="ro1">
          <table:table-cell office:value-type="time" office:time-value="PT21H44M21.638S" calcext:value-type="time">
            <text:p>21:44:21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37" calcext:value-type="float">
            <text:p>39.37</text:p>
          </table:table-cell>
          <table:table-cell table:number-columns-repeated="2"/>
        </table:table-row>
        <table:table-row table:style-name="ro1">
          <table:table-cell office:value-type="time" office:time-value="PT21H44M22.647S" calcext:value-type="time">
            <text:p>21:44:22.6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37" calcext:value-type="float">
            <text:p>39.37</text:p>
          </table:table-cell>
          <table:table-cell table:number-columns-repeated="2"/>
        </table:table-row>
        <table:table-row table:style-name="ro1">
          <table:table-cell office:value-type="time" office:time-value="PT21H44M23.657S" calcext:value-type="time">
            <text:p>21:44:23.6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41" calcext:value-type="float">
            <text:p>39.41</text:p>
          </table:table-cell>
          <table:table-cell table:number-columns-repeated="2"/>
        </table:table-row>
        <table:table-row table:style-name="ro1">
          <table:table-cell office:value-type="time" office:time-value="PT21H44M24.66S" calcext:value-type="time">
            <text:p>21:44:24.6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39" calcext:value-type="float">
            <text:p>39.39</text:p>
          </table:table-cell>
          <table:table-cell table:number-columns-repeated="2"/>
        </table:table-row>
        <table:table-row table:style-name="ro1">
          <table:table-cell office:value-type="time" office:time-value="PT21H44M24.66S" calcext:value-type="time">
            <text:p>21:44:24.6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39" calcext:value-type="float">
            <text:p>39.39</text:p>
          </table:table-cell>
          <table:table-cell table:number-columns-repeated="2"/>
        </table:table-row>
        <table:table-row table:style-name="ro1">
          <table:table-cell office:value-type="time" office:time-value="PT21H44M25.661S" calcext:value-type="time">
            <text:p>21:44:25.6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33" calcext:value-type="float">
            <text:p>39.33</text:p>
          </table:table-cell>
          <table:table-cell table:number-columns-repeated="2"/>
        </table:table-row>
        <table:table-row table:style-name="ro1">
          <table:table-cell office:value-type="time" office:time-value="PT21H44M26.664S" calcext:value-type="time">
            <text:p>21:44:26.6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39" calcext:value-type="float">
            <text:p>39.39</text:p>
          </table:table-cell>
          <table:table-cell table:number-columns-repeated="2"/>
        </table:table-row>
        <table:table-row table:style-name="ro1">
          <table:table-cell office:value-type="time" office:time-value="PT21H44M27.632S" calcext:value-type="time">
            <text:p>21:44:27.6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37" calcext:value-type="float">
            <text:p>39.37</text:p>
          </table:table-cell>
          <table:table-cell table:number-columns-repeated="2"/>
        </table:table-row>
        <table:table-row table:style-name="ro1">
          <table:table-cell office:value-type="time" office:time-value="PT21H44M28.66S" calcext:value-type="time">
            <text:p>21:44:28.6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41" calcext:value-type="float">
            <text:p>39.41</text:p>
          </table:table-cell>
          <table:table-cell table:number-columns-repeated="2"/>
        </table:table-row>
        <table:table-row table:style-name="ro1">
          <table:table-cell office:value-type="time" office:time-value="PT21H44M29.671S" calcext:value-type="time">
            <text:p>21:44:29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41" calcext:value-type="float">
            <text:p>39.41</text:p>
          </table:table-cell>
          <table:table-cell table:number-columns-repeated="2"/>
        </table:table-row>
        <table:table-row table:style-name="ro1">
          <table:table-cell office:value-type="time" office:time-value="PT21H44M30.668S" calcext:value-type="time">
            <text:p>21:44:30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47" calcext:value-type="float">
            <text:p>39.47</text:p>
          </table:table-cell>
          <table:table-cell table:number-columns-repeated="2"/>
        </table:table-row>
        <table:table-row table:style-name="ro1">
          <table:table-cell office:value-type="time" office:time-value="PT21H44M31.664S" calcext:value-type="time">
            <text:p>21:44:31.6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57" calcext:value-type="float">
            <text:p>39.57</text:p>
          </table:table-cell>
          <table:table-cell table:number-columns-repeated="2"/>
        </table:table-row>
        <table:table-row table:style-name="ro1">
          <table:table-cell office:value-type="time" office:time-value="PT21H44M32.659S" calcext:value-type="time">
            <text:p>21:44:32.6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55" calcext:value-type="float">
            <text:p>39.55</text:p>
          </table:table-cell>
          <table:table-cell table:number-columns-repeated="2"/>
        </table:table-row>
        <table:table-row table:style-name="ro1">
          <table:table-cell office:value-type="time" office:time-value="PT21H44M33.672S" calcext:value-type="time">
            <text:p>21:44:33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57" calcext:value-type="float">
            <text:p>39.57</text:p>
          </table:table-cell>
          <table:table-cell table:number-columns-repeated="2"/>
        </table:table-row>
        <table:table-row table:style-name="ro1">
          <table:table-cell office:value-type="time" office:time-value="PT21H44M34.667S" calcext:value-type="time">
            <text:p>21:44:34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55" calcext:value-type="float">
            <text:p>39.55</text:p>
          </table:table-cell>
          <table:table-cell table:number-columns-repeated="2"/>
        </table:table-row>
        <table:table-row table:style-name="ro1">
          <table:table-cell office:value-type="time" office:time-value="PT21H44M34.667S" calcext:value-type="time">
            <text:p>21:44:34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55" calcext:value-type="float">
            <text:p>39.55</text:p>
          </table:table-cell>
          <table:table-cell table:number-columns-repeated="2"/>
        </table:table-row>
        <table:table-row table:style-name="ro1">
          <table:table-cell office:value-type="time" office:time-value="PT21H44M35.664S" calcext:value-type="time">
            <text:p>21:44:35.6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63" calcext:value-type="float">
            <text:p>39.63</text:p>
          </table:table-cell>
          <table:table-cell table:number-columns-repeated="2"/>
        </table:table-row>
        <table:table-row table:style-name="ro1">
          <table:table-cell office:value-type="time" office:time-value="PT21H44M36.673S" calcext:value-type="time">
            <text:p>21:44:36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55" calcext:value-type="float">
            <text:p>39.55</text:p>
          </table:table-cell>
          <table:table-cell table:number-columns-repeated="2"/>
        </table:table-row>
        <table:table-row table:style-name="ro1">
          <table:table-cell office:value-type="time" office:time-value="PT21H44M37.671S" calcext:value-type="time">
            <text:p>21:44:37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71" calcext:value-type="float">
            <text:p>39.71</text:p>
          </table:table-cell>
          <table:table-cell table:number-columns-repeated="2"/>
        </table:table-row>
        <table:table-row table:style-name="ro1">
          <table:table-cell office:value-type="time" office:time-value="PT21H44M38.68S" calcext:value-type="time">
            <text:p>21:44:38.6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75" calcext:value-type="float">
            <text:p>39.75</text:p>
          </table:table-cell>
          <table:table-cell table:number-columns-repeated="2"/>
        </table:table-row>
        <table:table-row table:style-name="ro1">
          <table:table-cell office:value-type="time" office:time-value="PT21H44M39.675S" calcext:value-type="time">
            <text:p>21:44:39.6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75" calcext:value-type="float">
            <text:p>39.75</text:p>
          </table:table-cell>
          <table:table-cell table:number-columns-repeated="2"/>
        </table:table-row>
        <table:table-row table:style-name="ro1">
          <table:table-cell office:value-type="time" office:time-value="PT21H44M40.668S" calcext:value-type="time">
            <text:p>21:44:40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77" calcext:value-type="float">
            <text:p>39.77</text:p>
          </table:table-cell>
          <table:table-cell table:number-columns-repeated="2"/>
        </table:table-row>
        <table:table-row table:style-name="ro1">
          <table:table-cell office:value-type="time" office:time-value="PT21H44M41.673S" calcext:value-type="time">
            <text:p>21:44:41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81" calcext:value-type="float">
            <text:p>39.81</text:p>
          </table:table-cell>
          <table:table-cell table:number-columns-repeated="2"/>
        </table:table-row>
        <table:table-row table:style-name="ro1">
          <table:table-cell office:value-type="time" office:time-value="PT21H44M42.666S" calcext:value-type="time">
            <text:p>21:44:42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77" calcext:value-type="float">
            <text:p>39.77</text:p>
          </table:table-cell>
          <table:table-cell table:number-columns-repeated="2"/>
        </table:table-row>
        <table:table-row table:style-name="ro1">
          <table:table-cell office:value-type="time" office:time-value="PT21H44M43.702S" calcext:value-type="time">
            <text:p>21:44:43.7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89" calcext:value-type="float">
            <text:p>39.89</text:p>
          </table:table-cell>
          <table:table-cell table:number-columns-repeated="2"/>
        </table:table-row>
        <table:table-row table:style-name="ro1">
          <table:table-cell office:value-type="time" office:time-value="PT21H44M44.69S" calcext:value-type="time">
            <text:p>21:44:44.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81" calcext:value-type="float">
            <text:p>39.81</text:p>
          </table:table-cell>
          <table:table-cell table:number-columns-repeated="2"/>
        </table:table-row>
        <table:table-row table:style-name="ro1">
          <table:table-cell office:value-type="time" office:time-value="PT21H44M44.69S" calcext:value-type="time">
            <text:p>21:44:44.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81" calcext:value-type="float">
            <text:p>39.81</text:p>
          </table:table-cell>
          <table:table-cell table:number-columns-repeated="2"/>
        </table:table-row>
        <table:table-row table:style-name="ro1">
          <table:table-cell office:value-type="time" office:time-value="PT21H44M45.685S" calcext:value-type="time">
            <text:p>21:44:45.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89" calcext:value-type="float">
            <text:p>39.89</text:p>
          </table:table-cell>
          <table:table-cell table:number-columns-repeated="2"/>
        </table:table-row>
        <table:table-row table:style-name="ro1">
          <table:table-cell office:value-type="time" office:time-value="PT21H44M46.685S" calcext:value-type="time">
            <text:p>21:44:46.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83" calcext:value-type="float">
            <text:p>39.83</text:p>
          </table:table-cell>
          <table:table-cell table:number-columns-repeated="2"/>
        </table:table-row>
        <table:table-row table:style-name="ro1">
          <table:table-cell office:value-type="time" office:time-value="PT21H44M47.691S" calcext:value-type="time">
            <text:p>21:44:47.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93" calcext:value-type="float">
            <text:p>39.93</text:p>
          </table:table-cell>
          <table:table-cell table:number-columns-repeated="2"/>
        </table:table-row>
        <table:table-row table:style-name="ro1">
          <table:table-cell office:value-type="time" office:time-value="PT21H44M48.68S" calcext:value-type="time">
            <text:p>21:44:48.6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91" calcext:value-type="float">
            <text:p>39.91</text:p>
          </table:table-cell>
          <table:table-cell table:number-columns-repeated="2"/>
        </table:table-row>
        <table:table-row table:style-name="ro1">
          <table:table-cell office:value-type="time" office:time-value="PT21H44M49.701S" calcext:value-type="time">
            <text:p>21:44:49.7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39.99" calcext:value-type="float">
            <text:p>39.99</text:p>
          </table:table-cell>
          <table:table-cell table:number-columns-repeated="2"/>
        </table:table-row>
        <table:table-row table:style-name="ro1">
          <table:table-cell office:value-type="time" office:time-value="PT21H44M50.697S" calcext:value-type="time">
            <text:p>21:44:50.7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03" calcext:value-type="float">
            <text:p>40.03</text:p>
          </table:table-cell>
          <table:table-cell table:number-columns-repeated="2"/>
        </table:table-row>
        <table:table-row table:style-name="ro1">
          <table:table-cell office:value-type="time" office:time-value="PT21H44M51.708S" calcext:value-type="time">
            <text:p>21:44:51.7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21" calcext:value-type="float">
            <text:p>40.21</text:p>
          </table:table-cell>
          <table:table-cell table:number-columns-repeated="2"/>
        </table:table-row>
        <table:table-row table:style-name="ro1">
          <table:table-cell office:value-type="time" office:time-value="PT21H44M52.717S" calcext:value-type="time">
            <text:p>21:44:52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19" calcext:value-type="float">
            <text:p>40.19</text:p>
          </table:table-cell>
          <table:table-cell table:number-columns-repeated="2"/>
        </table:table-row>
        <table:table-row table:style-name="ro1">
          <table:table-cell office:value-type="time" office:time-value="PT21H44M53.694S" calcext:value-type="time">
            <text:p>21:44:53.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11" calcext:value-type="float">
            <text:p>40.11</text:p>
          </table:table-cell>
          <table:table-cell table:number-columns-repeated="2"/>
        </table:table-row>
        <table:table-row table:style-name="ro1">
          <table:table-cell office:value-type="time" office:time-value="PT21H44M54.699S" calcext:value-type="time">
            <text:p>21:44:54.7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19" calcext:value-type="float">
            <text:p>40.19</text:p>
          </table:table-cell>
          <table:table-cell table:number-columns-repeated="2"/>
        </table:table-row>
        <table:table-row table:style-name="ro1">
          <table:table-cell office:value-type="time" office:time-value="PT21H44M55.711S" calcext:value-type="time">
            <text:p>21:44:55.7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19" calcext:value-type="float">
            <text:p>40.19</text:p>
          </table:table-cell>
          <table:table-cell table:number-columns-repeated="2"/>
        </table:table-row>
        <table:table-row table:style-name="ro1">
          <table:table-cell office:value-type="time" office:time-value="PT21H44M56.723S" calcext:value-type="time">
            <text:p>21:44:56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21" calcext:value-type="float">
            <text:p>40.21</text:p>
          </table:table-cell>
          <table:table-cell table:number-columns-repeated="2"/>
        </table:table-row>
        <table:table-row table:style-name="ro1">
          <table:table-cell office:value-type="time" office:time-value="PT21H44M57.731S" calcext:value-type="time">
            <text:p>21:44:57.7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09" calcext:value-type="float">
            <text:p>40.09</text:p>
          </table:table-cell>
          <table:table-cell table:number-columns-repeated="2"/>
        </table:table-row>
        <table:table-row table:style-name="ro1">
          <table:table-cell office:value-type="time" office:time-value="PT21H44M58.731S" calcext:value-type="time">
            <text:p>21:44:58.7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25" calcext:value-type="float">
            <text:p>40.25</text:p>
          </table:table-cell>
          <table:table-cell table:number-columns-repeated="2"/>
        </table:table-row>
        <table:table-row table:style-name="ro1">
          <table:table-cell office:value-type="time" office:time-value="PT21H44M59.723S" calcext:value-type="time">
            <text:p>21:44:59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31" calcext:value-type="float">
            <text:p>40.31</text:p>
          </table:table-cell>
          <table:table-cell table:number-columns-repeated="2"/>
        </table:table-row>
        <table:table-row table:style-name="ro1">
          <table:table-cell office:value-type="time" office:time-value="PT21H45M00.716S" calcext:value-type="time">
            <text:p>21:45:00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27" calcext:value-type="float">
            <text:p>40.27</text:p>
          </table:table-cell>
          <table:table-cell table:number-columns-repeated="2"/>
        </table:table-row>
        <table:table-row table:style-name="ro1">
          <table:table-cell office:value-type="time" office:time-value="PT21H45M01.723S" calcext:value-type="time">
            <text:p>21:45:01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31" calcext:value-type="float">
            <text:p>40.31</text:p>
          </table:table-cell>
          <table:table-cell table:number-columns-repeated="2"/>
        </table:table-row>
        <table:table-row table:style-name="ro1">
          <table:table-cell office:value-type="time" office:time-value="PT21H45M02.73S" calcext:value-type="time">
            <text:p>21:45:02.7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37" calcext:value-type="float">
            <text:p>40.37</text:p>
          </table:table-cell>
          <table:table-cell table:number-columns-repeated="2"/>
        </table:table-row>
        <table:table-row table:style-name="ro1">
          <table:table-cell office:value-type="time" office:time-value="PT21H45M03.727S" calcext:value-type="time">
            <text:p>21:45:03.7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39" calcext:value-type="float">
            <text:p>40.39</text:p>
          </table:table-cell>
          <table:table-cell table:number-columns-repeated="2"/>
        </table:table-row>
        <table:table-row table:style-name="ro1">
          <table:table-cell office:value-type="time" office:time-value="PT21H45M04.734S" calcext:value-type="time">
            <text:p>21:45:04.7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39" calcext:value-type="float">
            <text:p>40.39</text:p>
          </table:table-cell>
          <table:table-cell table:number-columns-repeated="2"/>
        </table:table-row>
        <table:table-row table:style-name="ro1">
          <table:table-cell office:value-type="time" office:time-value="PT21H45M05.743S" calcext:value-type="time">
            <text:p>21:45:05.7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39" calcext:value-type="float">
            <text:p>40.39</text:p>
          </table:table-cell>
          <table:table-cell table:number-columns-repeated="2"/>
        </table:table-row>
        <table:table-row table:style-name="ro1">
          <table:table-cell office:value-type="time" office:time-value="PT21H45M05.743S" calcext:value-type="time">
            <text:p>21:45:05.7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39" calcext:value-type="float">
            <text:p>40.39</text:p>
          </table:table-cell>
          <table:table-cell table:number-columns-repeated="2"/>
        </table:table-row>
        <table:table-row table:style-name="ro1">
          <table:table-cell office:value-type="time" office:time-value="PT21H45M06.753S" calcext:value-type="time">
            <text:p>21:45:06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43" calcext:value-type="float">
            <text:p>40.43</text:p>
          </table:table-cell>
          <table:table-cell table:number-columns-repeated="2"/>
        </table:table-row>
        <table:table-row table:style-name="ro1">
          <table:table-cell office:value-type="time" office:time-value="PT21H45M07.735S" calcext:value-type="time">
            <text:p>21:45:07.7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47" calcext:value-type="float">
            <text:p>40.47</text:p>
          </table:table-cell>
          <table:table-cell table:number-columns-repeated="2"/>
        </table:table-row>
        <table:table-row table:style-name="ro1">
          <table:table-cell office:value-type="time" office:time-value="PT21H45M08.754S" calcext:value-type="time">
            <text:p>21:45:08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39" calcext:value-type="float">
            <text:p>40.39</text:p>
          </table:table-cell>
          <table:table-cell table:number-columns-repeated="2"/>
        </table:table-row>
        <table:table-row table:style-name="ro1">
          <table:table-cell office:value-type="time" office:time-value="PT21H45M09.748S" calcext:value-type="time">
            <text:p>21:45:09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43" calcext:value-type="float">
            <text:p>40.43</text:p>
          </table:table-cell>
          <table:table-cell table:number-columns-repeated="2"/>
        </table:table-row>
        <table:table-row table:style-name="ro1">
          <table:table-cell office:value-type="time" office:time-value="PT21H45M10.741S" calcext:value-type="time">
            <text:p>21:45:10.7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51" calcext:value-type="float">
            <text:p>40.51</text:p>
          </table:table-cell>
          <table:table-cell table:number-columns-repeated="2"/>
        </table:table-row>
        <table:table-row table:style-name="ro1">
          <table:table-cell office:value-type="time" office:time-value="PT21H45M11.753S" calcext:value-type="time">
            <text:p>21:45:11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47" calcext:value-type="float">
            <text:p>40.47</text:p>
          </table:table-cell>
          <table:table-cell table:number-columns-repeated="2"/>
        </table:table-row>
        <table:table-row table:style-name="ro1">
          <table:table-cell office:value-type="time" office:time-value="PT21H45M12.753S" calcext:value-type="time">
            <text:p>21:45:12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47" calcext:value-type="float">
            <text:p>40.47</text:p>
          </table:table-cell>
          <table:table-cell table:number-columns-repeated="2"/>
        </table:table-row>
        <table:table-row table:style-name="ro1">
          <table:table-cell office:value-type="time" office:time-value="PT21H45M13.761S" calcext:value-type="time">
            <text:p>21:45:13.7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55" calcext:value-type="float">
            <text:p>40.55</text:p>
          </table:table-cell>
          <table:table-cell table:number-columns-repeated="2"/>
        </table:table-row>
        <table:table-row table:style-name="ro1">
          <table:table-cell office:value-type="time" office:time-value="PT21H45M14.767S" calcext:value-type="time">
            <text:p>21:45:14.7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53" calcext:value-type="float">
            <text:p>40.53</text:p>
          </table:table-cell>
          <table:table-cell table:number-columns-repeated="2"/>
        </table:table-row>
        <table:table-row table:style-name="ro1">
          <table:table-cell office:value-type="time" office:time-value="PT21H45M15.768S" calcext:value-type="time">
            <text:p>21:45:15.7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61" calcext:value-type="float">
            <text:p>40.61</text:p>
          </table:table-cell>
          <table:table-cell table:number-columns-repeated="2"/>
        </table:table-row>
        <table:table-row table:style-name="ro1">
          <table:table-cell office:value-type="time" office:time-value="PT21H45M15.768S" calcext:value-type="time">
            <text:p>21:45:15.7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61" calcext:value-type="float">
            <text:p>40.61</text:p>
          </table:table-cell>
          <table:table-cell table:number-columns-repeated="2"/>
        </table:table-row>
        <table:table-row table:style-name="ro1">
          <table:table-cell office:value-type="time" office:time-value="PT21H45M16.764S" calcext:value-type="time">
            <text:p>21:45:16.7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63" calcext:value-type="float">
            <text:p>40.63</text:p>
          </table:table-cell>
          <table:table-cell table:number-columns-repeated="2"/>
        </table:table-row>
        <table:table-row table:style-name="ro1">
          <table:table-cell office:value-type="time" office:time-value="PT21H45M17.773S" calcext:value-type="time">
            <text:p>21:45:17.7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73" calcext:value-type="float">
            <text:p>40.73</text:p>
          </table:table-cell>
          <table:table-cell table:number-columns-repeated="2"/>
        </table:table-row>
        <table:table-row table:style-name="ro1">
          <table:table-cell office:value-type="time" office:time-value="PT21H45M18.768S" calcext:value-type="time">
            <text:p>21:45:18.7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73" calcext:value-type="float">
            <text:p>40.73</text:p>
          </table:table-cell>
          <table:table-cell table:number-columns-repeated="2"/>
        </table:table-row>
        <table:table-row table:style-name="ro1">
          <table:table-cell office:value-type="time" office:time-value="PT21H45M19.782S" calcext:value-type="time">
            <text:p>21:45:19.7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65" calcext:value-type="float">
            <text:p>40.65</text:p>
          </table:table-cell>
          <table:table-cell table:number-columns-repeated="2"/>
        </table:table-row>
        <table:table-row table:style-name="ro1">
          <table:table-cell office:value-type="time" office:time-value="PT21H45M20.784S" calcext:value-type="time">
            <text:p>21:45:20.7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79" calcext:value-type="float">
            <text:p>40.79</text:p>
          </table:table-cell>
          <table:table-cell table:number-columns-repeated="2"/>
        </table:table-row>
        <table:table-row table:style-name="ro1">
          <table:table-cell office:value-type="time" office:time-value="PT21H45M21.787S" calcext:value-type="time">
            <text:p>21:45:21.7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83" calcext:value-type="float">
            <text:p>40.83</text:p>
          </table:table-cell>
          <table:table-cell table:number-columns-repeated="2"/>
        </table:table-row>
        <table:table-row table:style-name="ro1">
          <table:table-cell office:value-type="time" office:time-value="PT21H45M22.788S" calcext:value-type="time">
            <text:p>21:45:22.7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91" calcext:value-type="float">
            <text:p>40.91</text:p>
          </table:table-cell>
          <table:table-cell table:number-columns-repeated="2"/>
        </table:table-row>
        <table:table-row table:style-name="ro1">
          <table:table-cell office:value-type="time" office:time-value="PT21H45M23.774S" calcext:value-type="time">
            <text:p>21:45:23.7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91" calcext:value-type="float">
            <text:p>40.91</text:p>
          </table:table-cell>
          <table:table-cell table:number-columns-repeated="2"/>
        </table:table-row>
        <table:table-row table:style-name="ro1">
          <table:table-cell office:value-type="time" office:time-value="PT21H45M24.771S" calcext:value-type="time">
            <text:p>21:45:24.7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93" calcext:value-type="float">
            <text:p>40.93</text:p>
          </table:table-cell>
          <table:table-cell table:number-columns-repeated="2"/>
        </table:table-row>
        <table:table-row table:style-name="ro1">
          <table:table-cell office:value-type="time" office:time-value="PT21H45M25.781S" calcext:value-type="time">
            <text:p>21:45:25.7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01" calcext:value-type="float">
            <text:p>41.01</text:p>
          </table:table-cell>
          <table:table-cell table:number-columns-repeated="2"/>
        </table:table-row>
        <table:table-row table:style-name="ro1">
          <table:table-cell office:value-type="time" office:time-value="PT21H45M25.781S" calcext:value-type="time">
            <text:p>21:45:25.7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01" calcext:value-type="float">
            <text:p>41.01</text:p>
          </table:table-cell>
          <table:table-cell table:number-columns-repeated="2"/>
        </table:table-row>
        <table:table-row table:style-name="ro1">
          <table:table-cell office:value-type="time" office:time-value="PT21H45M26.764S" calcext:value-type="time">
            <text:p>21:45:26.7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09" calcext:value-type="float">
            <text:p>41.09</text:p>
          </table:table-cell>
          <table:table-cell table:number-columns-repeated="2"/>
        </table:table-row>
        <table:table-row table:style-name="ro1">
          <table:table-cell office:value-type="time" office:time-value="PT21H45M27.795S" calcext:value-type="time">
            <text:p>21:45:27.8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03" calcext:value-type="float">
            <text:p>41.03</text:p>
          </table:table-cell>
          <table:table-cell table:number-columns-repeated="2"/>
        </table:table-row>
        <table:table-row table:style-name="ro1">
          <table:table-cell office:value-type="time" office:time-value="PT21H45M28.798S" calcext:value-type="time">
            <text:p>21:45:28.8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07" calcext:value-type="float">
            <text:p>41.07</text:p>
          </table:table-cell>
          <table:table-cell table:number-columns-repeated="2"/>
        </table:table-row>
        <table:table-row table:style-name="ro1">
          <table:table-cell office:value-type="time" office:time-value="PT21H45M29.802S" calcext:value-type="time">
            <text:p>21:45:29.8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15" calcext:value-type="float">
            <text:p>41.15</text:p>
          </table:table-cell>
          <table:table-cell table:number-columns-repeated="2"/>
        </table:table-row>
        <table:table-row table:style-name="ro1">
          <table:table-cell office:value-type="time" office:time-value="PT21H45M30.797S" calcext:value-type="time">
            <text:p>21:45:30.8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09" calcext:value-type="float">
            <text:p>41.09</text:p>
          </table:table-cell>
          <table:table-cell table:number-columns-repeated="2"/>
        </table:table-row>
        <table:table-row table:style-name="ro1">
          <table:table-cell office:value-type="time" office:time-value="PT21H45M31.805S" calcext:value-type="time">
            <text:p>21:45:31.8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11" calcext:value-type="float">
            <text:p>41.11</text:p>
          </table:table-cell>
          <table:table-cell table:number-columns-repeated="2"/>
        </table:table-row>
        <table:table-row table:style-name="ro1">
          <table:table-cell office:value-type="time" office:time-value="PT21H45M32.806S" calcext:value-type="time">
            <text:p>21:45:32.8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11" calcext:value-type="float">
            <text:p>41.11</text:p>
          </table:table-cell>
          <table:table-cell table:number-columns-repeated="2"/>
        </table:table-row>
        <table:table-row table:style-name="ro1">
          <table:table-cell office:value-type="time" office:time-value="PT21H45M33.799S" calcext:value-type="time">
            <text:p>21:45:33.8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17" calcext:value-type="float">
            <text:p>41.17</text:p>
          </table:table-cell>
          <table:table-cell table:number-columns-repeated="2"/>
        </table:table-row>
        <table:table-row table:style-name="ro1">
          <table:table-cell office:value-type="time" office:time-value="PT21H45M34.81S" calcext:value-type="time">
            <text:p>21:45:34.8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03" calcext:value-type="float">
            <text:p>41.03</text:p>
          </table:table-cell>
          <table:table-cell table:number-columns-repeated="2"/>
        </table:table-row>
        <table:table-row table:style-name="ro1">
          <table:table-cell office:value-type="time" office:time-value="PT21H45M35.813S" calcext:value-type="time">
            <text:p>21:45:35.8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99" calcext:value-type="float">
            <text:p>40.99</text:p>
          </table:table-cell>
          <table:table-cell table:number-columns-repeated="2"/>
        </table:table-row>
        <table:table-row table:style-name="ro1">
          <table:table-cell office:value-type="time" office:time-value="PT21H45M35.813S" calcext:value-type="time">
            <text:p>21:45:35.8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0.99" calcext:value-type="float">
            <text:p>40.99</text:p>
          </table:table-cell>
          <table:table-cell table:number-columns-repeated="2"/>
        </table:table-row>
        <table:table-row table:style-name="ro1">
          <table:table-cell office:value-type="time" office:time-value="PT21H45M36.787S" calcext:value-type="time">
            <text:p>21:45:36.7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21" calcext:value-type="float">
            <text:p>41.21</text:p>
          </table:table-cell>
          <table:table-cell table:number-columns-repeated="2"/>
        </table:table-row>
        <table:table-row table:style-name="ro1">
          <table:table-cell office:value-type="time" office:time-value="PT21H45M37.818S" calcext:value-type="time">
            <text:p>21:45:37.8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27" calcext:value-type="float">
            <text:p>41.27</text:p>
          </table:table-cell>
          <table:table-cell table:number-columns-repeated="2"/>
        </table:table-row>
        <table:table-row table:style-name="ro1">
          <table:table-cell office:value-type="time" office:time-value="PT21H45M38.824S" calcext:value-type="time">
            <text:p>21:45:38.8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25" calcext:value-type="float">
            <text:p>41.25</text:p>
          </table:table-cell>
          <table:table-cell table:number-columns-repeated="2"/>
        </table:table-row>
        <table:table-row table:style-name="ro1">
          <table:table-cell office:value-type="time" office:time-value="PT21H45M39.809S" calcext:value-type="time">
            <text:p>21:45:39.8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25" calcext:value-type="float">
            <text:p>41.25</text:p>
          </table:table-cell>
          <table:table-cell table:number-columns-repeated="2"/>
        </table:table-row>
        <table:table-row table:style-name="ro1">
          <table:table-cell office:value-type="time" office:time-value="PT21H45M40.799S" calcext:value-type="time">
            <text:p>21:45:40.8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29" calcext:value-type="float">
            <text:p>41.29</text:p>
          </table:table-cell>
          <table:table-cell table:number-columns-repeated="2"/>
        </table:table-row>
        <table:table-row table:style-name="ro1">
          <table:table-cell office:value-type="time" office:time-value="PT21H45M41.831S" calcext:value-type="time">
            <text:p>21:45:41.8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25" calcext:value-type="float">
            <text:p>41.25</text:p>
          </table:table-cell>
          <table:table-cell table:number-columns-repeated="2"/>
        </table:table-row>
        <table:table-row table:style-name="ro1">
          <table:table-cell office:value-type="time" office:time-value="PT21H45M42.829S" calcext:value-type="time">
            <text:p>21:45:42.8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25" calcext:value-type="float">
            <text:p>41.25</text:p>
          </table:table-cell>
          <table:table-cell table:number-columns-repeated="2"/>
        </table:table-row>
        <table:table-row table:style-name="ro1">
          <table:table-cell office:value-type="time" office:time-value="PT21H45M43.818S" calcext:value-type="time">
            <text:p>21:45:43.8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35" calcext:value-type="float">
            <text:p>41.35</text:p>
          </table:table-cell>
          <table:table-cell table:number-columns-repeated="2"/>
        </table:table-row>
        <table:table-row table:style-name="ro1">
          <table:table-cell office:value-type="time" office:time-value="PT21H45M44.83S" calcext:value-type="time">
            <text:p>21:45:44.8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27" calcext:value-type="float">
            <text:p>41.27</text:p>
          </table:table-cell>
          <table:table-cell table:number-columns-repeated="2"/>
        </table:table-row>
        <table:table-row table:style-name="ro1">
          <table:table-cell office:value-type="time" office:time-value="PT21H45M45.828S" calcext:value-type="time">
            <text:p>21:45:45.8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31" calcext:value-type="float">
            <text:p>41.31</text:p>
          </table:table-cell>
          <table:table-cell table:number-columns-repeated="2"/>
        </table:table-row>
        <table:table-row table:style-name="ro1">
          <table:table-cell office:value-type="time" office:time-value="PT21H45M45.828S" calcext:value-type="time">
            <text:p>21:45:45.8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31" calcext:value-type="float">
            <text:p>41.31</text:p>
          </table:table-cell>
          <table:table-cell table:number-columns-repeated="2"/>
        </table:table-row>
        <table:table-row table:style-name="ro1">
          <table:table-cell office:value-type="time" office:time-value="PT21H45M46.839S" calcext:value-type="time">
            <text:p>21:45:46.8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43" calcext:value-type="float">
            <text:p>41.43</text:p>
          </table:table-cell>
          <table:table-cell table:number-columns-repeated="2"/>
        </table:table-row>
        <table:table-row table:style-name="ro1">
          <table:table-cell office:value-type="time" office:time-value="PT21H45M47.844S" calcext:value-type="time">
            <text:p>21:45:47.8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47" calcext:value-type="float">
            <text:p>41.47</text:p>
          </table:table-cell>
          <table:table-cell table:number-columns-repeated="2"/>
        </table:table-row>
        <table:table-row table:style-name="ro1">
          <table:table-cell office:value-type="time" office:time-value="PT21H45M48.829S" calcext:value-type="time">
            <text:p>21:45:48.8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49" calcext:value-type="float">
            <text:p>41.49</text:p>
          </table:table-cell>
          <table:table-cell table:number-columns-repeated="2"/>
        </table:table-row>
        <table:table-row table:style-name="ro1">
          <table:table-cell office:value-type="time" office:time-value="PT21H45M49.838S" calcext:value-type="time">
            <text:p>21:45:49.8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57" calcext:value-type="float">
            <text:p>41.57</text:p>
          </table:table-cell>
          <table:table-cell table:number-columns-repeated="2"/>
        </table:table-row>
        <table:table-row table:style-name="ro1">
          <table:table-cell office:value-type="time" office:time-value="PT21H45M50.834S" calcext:value-type="time">
            <text:p>21:45:50.8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59" calcext:value-type="float">
            <text:p>41.59</text:p>
          </table:table-cell>
          <table:table-cell table:number-columns-repeated="2"/>
        </table:table-row>
        <table:table-row table:style-name="ro1">
          <table:table-cell office:value-type="time" office:time-value="PT21H45M51.83S" calcext:value-type="time">
            <text:p>21:45:51.8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59" calcext:value-type="float">
            <text:p>41.59</text:p>
          </table:table-cell>
          <table:table-cell table:number-columns-repeated="2"/>
        </table:table-row>
        <table:table-row table:style-name="ro1">
          <table:table-cell office:value-type="time" office:time-value="PT21H45M52.821S" calcext:value-type="time">
            <text:p>21:45:52.8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67" calcext:value-type="float">
            <text:p>41.67</text:p>
          </table:table-cell>
          <table:table-cell table:number-columns-repeated="2"/>
        </table:table-row>
        <table:table-row table:style-name="ro1">
          <table:table-cell office:value-type="time" office:time-value="PT21H45M53.853S" calcext:value-type="time">
            <text:p>21:45:53.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67" calcext:value-type="float">
            <text:p>41.67</text:p>
          </table:table-cell>
          <table:table-cell table:number-columns-repeated="2"/>
        </table:table-row>
        <table:table-row table:style-name="ro1">
          <table:table-cell office:value-type="time" office:time-value="PT21H45M54.855S" calcext:value-type="time">
            <text:p>21:45:54.8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73" calcext:value-type="float">
            <text:p>41.73</text:p>
          </table:table-cell>
          <table:table-cell table:number-columns-repeated="2"/>
        </table:table-row>
        <table:table-row table:style-name="ro1">
          <table:table-cell office:value-type="time" office:time-value="PT21H45M55.839S" calcext:value-type="time">
            <text:p>21:45:55.8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75" calcext:value-type="float">
            <text:p>41.75</text:p>
          </table:table-cell>
          <table:table-cell table:number-columns-repeated="2"/>
        </table:table-row>
        <table:table-row table:style-name="ro1">
          <table:table-cell office:value-type="time" office:time-value="PT21H45M55.839S" calcext:value-type="time">
            <text:p>21:45:55.8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75" calcext:value-type="float">
            <text:p>41.75</text:p>
          </table:table-cell>
          <table:table-cell table:number-columns-repeated="2"/>
        </table:table-row>
        <table:table-row table:style-name="ro1">
          <table:table-cell office:value-type="time" office:time-value="PT21H45M56.848S" calcext:value-type="time">
            <text:p>21:45:56.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67" calcext:value-type="float">
            <text:p>41.67</text:p>
          </table:table-cell>
          <table:table-cell table:number-columns-repeated="2"/>
        </table:table-row>
        <table:table-row table:style-name="ro1">
          <table:table-cell office:value-type="time" office:time-value="PT21H45M57.862S" calcext:value-type="time">
            <text:p>21:45:57.8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71" calcext:value-type="float">
            <text:p>41.71</text:p>
          </table:table-cell>
          <table:table-cell table:number-columns-repeated="2"/>
        </table:table-row>
        <table:table-row table:style-name="ro1">
          <table:table-cell office:value-type="time" office:time-value="PT21H45M58.869S" calcext:value-type="time">
            <text:p>21:45:58.8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75" calcext:value-type="float">
            <text:p>41.75</text:p>
          </table:table-cell>
          <table:table-cell table:number-columns-repeated="2"/>
        </table:table-row>
        <table:table-row table:style-name="ro1">
          <table:table-cell office:value-type="time" office:time-value="PT21H45M59.866S" calcext:value-type="time">
            <text:p>21:45:59.8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85" calcext:value-type="float">
            <text:p>41.85</text:p>
          </table:table-cell>
          <table:table-cell table:number-columns-repeated="2"/>
        </table:table-row>
        <table:table-row table:style-name="ro1">
          <table:table-cell office:value-type="time" office:time-value="PT21H46M00.853S" calcext:value-type="time">
            <text:p>21:46:00.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87" calcext:value-type="float">
            <text:p>41.87</text:p>
          </table:table-cell>
          <table:table-cell table:number-columns-repeated="2"/>
        </table:table-row>
        <table:table-row table:style-name="ro1">
          <table:table-cell office:value-type="time" office:time-value="PT21H46M01.846S" calcext:value-type="time">
            <text:p>21:46:01.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87" calcext:value-type="float">
            <text:p>41.87</text:p>
          </table:table-cell>
          <table:table-cell table:number-columns-repeated="2"/>
        </table:table-row>
        <table:table-row table:style-name="ro1">
          <table:table-cell office:value-type="time" office:time-value="PT21H46M02.854S" calcext:value-type="time">
            <text:p>21:46:02.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87" calcext:value-type="float">
            <text:p>41.87</text:p>
          </table:table-cell>
          <table:table-cell table:number-columns-repeated="2"/>
        </table:table-row>
        <table:table-row table:style-name="ro1">
          <table:table-cell office:value-type="time" office:time-value="PT21H46M03.866S" calcext:value-type="time">
            <text:p>21:46:03.8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85" calcext:value-type="float">
            <text:p>41.85</text:p>
          </table:table-cell>
          <table:table-cell table:number-columns-repeated="2"/>
        </table:table-row>
        <table:table-row table:style-name="ro1">
          <table:table-cell office:value-type="time" office:time-value="PT21H46M04.871S" calcext:value-type="time">
            <text:p>21:46:04.8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85" calcext:value-type="float">
            <text:p>41.85</text:p>
          </table:table-cell>
          <table:table-cell table:number-columns-repeated="2"/>
        </table:table-row>
        <table:table-row table:style-name="ro1">
          <table:table-cell office:value-type="time" office:time-value="PT21H46M05.885S" calcext:value-type="time">
            <text:p>21:46:05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91" calcext:value-type="float">
            <text:p>41.91</text:p>
          </table:table-cell>
          <table:table-cell table:number-columns-repeated="2"/>
        </table:table-row>
        <table:table-row table:style-name="ro1">
          <table:table-cell office:value-type="time" office:time-value="PT21H46M05.885S" calcext:value-type="time">
            <text:p>21:46:05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91" calcext:value-type="float">
            <text:p>41.91</text:p>
          </table:table-cell>
          <table:table-cell table:number-columns-repeated="2"/>
        </table:table-row>
        <table:table-row table:style-name="ro1">
          <table:table-cell office:value-type="time" office:time-value="PT21H46M06.851S" calcext:value-type="time">
            <text:p>21:46:06.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91" calcext:value-type="float">
            <text:p>41.91</text:p>
          </table:table-cell>
          <table:table-cell table:number-columns-repeated="2"/>
        </table:table-row>
        <table:table-row table:style-name="ro1">
          <table:table-cell office:value-type="time" office:time-value="PT21H46M07.878S" calcext:value-type="time">
            <text:p>21:46:07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1.93" calcext:value-type="float">
            <text:p>41.93</text:p>
          </table:table-cell>
          <table:table-cell table:number-columns-repeated="2"/>
        </table:table-row>
        <table:table-row table:style-name="ro1">
          <table:table-cell office:value-type="time" office:time-value="PT21H46M08.888S" calcext:value-type="time">
            <text:p>21:46:08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01" calcext:value-type="float">
            <text:p>42.01</text:p>
          </table:table-cell>
          <table:table-cell table:number-columns-repeated="2"/>
        </table:table-row>
        <table:table-row table:style-name="ro1">
          <table:table-cell office:value-type="time" office:time-value="PT21H46M09.87S" calcext:value-type="time">
            <text:p>21:46:09.8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01" calcext:value-type="float">
            <text:p>42.01</text:p>
          </table:table-cell>
          <table:table-cell table:number-columns-repeated="2"/>
        </table:table-row>
        <table:table-row table:style-name="ro1">
          <table:table-cell office:value-type="time" office:time-value="PT21H46M10.884S" calcext:value-type="time">
            <text:p>21:46:10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13" calcext:value-type="float">
            <text:p>42.13</text:p>
          </table:table-cell>
          <table:table-cell table:number-columns-repeated="2"/>
        </table:table-row>
        <table:table-row table:style-name="ro1">
          <table:table-cell office:value-type="time" office:time-value="PT21H46M11.878S" calcext:value-type="time">
            <text:p>21:46:11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11" calcext:value-type="float">
            <text:p>42.11</text:p>
          </table:table-cell>
          <table:table-cell table:number-columns-repeated="2"/>
        </table:table-row>
        <table:table-row table:style-name="ro1">
          <table:table-cell office:value-type="time" office:time-value="PT21H46M12.893S" calcext:value-type="time">
            <text:p>21:46:12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13" calcext:value-type="float">
            <text:p>42.13</text:p>
          </table:table-cell>
          <table:table-cell table:number-columns-repeated="2"/>
        </table:table-row>
        <table:table-row table:style-name="ro1">
          <table:table-cell office:value-type="time" office:time-value="PT21H46M13.898S" calcext:value-type="time">
            <text:p>21:46:13.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15" calcext:value-type="float">
            <text:p>42.15</text:p>
          </table:table-cell>
          <table:table-cell table:number-columns-repeated="2"/>
        </table:table-row>
        <table:table-row table:style-name="ro1">
          <table:table-cell office:value-type="time" office:time-value="PT21H46M14.905S" calcext:value-type="time">
            <text:p>21:46:14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05" calcext:value-type="float">
            <text:p>42.05</text:p>
          </table:table-cell>
          <table:table-cell table:number-columns-repeated="2"/>
        </table:table-row>
        <table:table-row table:style-name="ro1">
          <table:table-cell office:value-type="time" office:time-value="PT21H46M15.902S" calcext:value-type="time">
            <text:p>21:46:15.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13" calcext:value-type="float">
            <text:p>42.13</text:p>
          </table:table-cell>
          <table:table-cell table:number-columns-repeated="2"/>
        </table:table-row>
        <table:table-row table:style-name="ro1">
          <table:table-cell office:value-type="time" office:time-value="PT21H46M15.902S" calcext:value-type="time">
            <text:p>21:46:15.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13" calcext:value-type="float">
            <text:p>42.13</text:p>
          </table:table-cell>
          <table:table-cell table:number-columns-repeated="2"/>
        </table:table-row>
        <table:table-row table:style-name="ro1">
          <table:table-cell office:value-type="time" office:time-value="PT21H46M16.91S" calcext:value-type="time">
            <text:p>21:46:16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25" calcext:value-type="float">
            <text:p>42.25</text:p>
          </table:table-cell>
          <table:table-cell table:number-columns-repeated="2"/>
        </table:table-row>
        <table:table-row table:style-name="ro1">
          <table:table-cell office:value-type="time" office:time-value="PT21H46M17.906S" calcext:value-type="time">
            <text:p>21:46:17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25" calcext:value-type="float">
            <text:p>42.25</text:p>
          </table:table-cell>
          <table:table-cell table:number-columns-repeated="2"/>
        </table:table-row>
        <table:table-row table:style-name="ro1">
          <table:table-cell office:value-type="time" office:time-value="PT21H46M18.914S" calcext:value-type="time">
            <text:p>21:46:18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33" calcext:value-type="float">
            <text:p>42.33</text:p>
          </table:table-cell>
          <table:table-cell table:number-columns-repeated="2"/>
        </table:table-row>
        <table:table-row table:style-name="ro1">
          <table:table-cell office:value-type="time" office:time-value="PT21H46M19.911S" calcext:value-type="time">
            <text:p>21:46:19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45" calcext:value-type="float">
            <text:p>42.45</text:p>
          </table:table-cell>
          <table:table-cell table:number-columns-repeated="2"/>
        </table:table-row>
        <table:table-row table:style-name="ro1">
          <table:table-cell office:value-type="time" office:time-value="PT21H46M20.907S" calcext:value-type="time">
            <text:p>21:46:20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29" calcext:value-type="float">
            <text:p>43.29</text:p>
          </table:table-cell>
          <table:table-cell table:number-columns-repeated="2"/>
        </table:table-row>
        <table:table-row table:style-name="ro1">
          <table:table-cell office:value-type="time" office:time-value="PT21H46M21.917S" calcext:value-type="time">
            <text:p>21:46:21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27" calcext:value-type="float">
            <text:p>43.27</text:p>
          </table:table-cell>
          <table:table-cell table:number-columns-repeated="2"/>
        </table:table-row>
        <table:table-row table:style-name="ro1">
          <table:table-cell office:value-type="time" office:time-value="PT21H46M22.915S" calcext:value-type="time">
            <text:p>21:46:22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91" calcext:value-type="float">
            <text:p>42.91</text:p>
          </table:table-cell>
          <table:table-cell table:number-columns-repeated="2"/>
        </table:table-row>
        <table:table-row table:style-name="ro1">
          <table:table-cell office:value-type="time" office:time-value="PT21H46M23.905S" calcext:value-type="time">
            <text:p>21:46:23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67" calcext:value-type="float">
            <text:p>42.67</text:p>
          </table:table-cell>
          <table:table-cell table:number-columns-repeated="2"/>
        </table:table-row>
        <table:table-row table:style-name="ro1">
          <table:table-cell office:value-type="time" office:time-value="PT21H46M24.91S" calcext:value-type="time">
            <text:p>21:46:24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49" calcext:value-type="float">
            <text:p>42.49</text:p>
          </table:table-cell>
          <table:table-cell table:number-columns-repeated="2"/>
        </table:table-row>
        <table:table-row table:style-name="ro1">
          <table:table-cell office:value-type="time" office:time-value="PT21H46M25.922S" calcext:value-type="time">
            <text:p>21:46:25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39" calcext:value-type="float">
            <text:p>42.39</text:p>
          </table:table-cell>
          <table:table-cell table:number-columns-repeated="2"/>
        </table:table-row>
        <table:table-row table:style-name="ro1">
          <table:table-cell office:value-type="time" office:time-value="PT21H46M25.922S" calcext:value-type="time">
            <text:p>21:46:25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39" calcext:value-type="float">
            <text:p>42.39</text:p>
          </table:table-cell>
          <table:table-cell table:number-columns-repeated="2"/>
        </table:table-row>
        <table:table-row table:style-name="ro1">
          <table:table-cell office:value-type="time" office:time-value="PT21H46M26.917S" calcext:value-type="time">
            <text:p>21:46:26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07" calcext:value-type="float">
            <text:p>43.07</text:p>
          </table:table-cell>
          <table:table-cell table:number-columns-repeated="2"/>
        </table:table-row>
        <table:table-row table:style-name="ro1">
          <table:table-cell office:value-type="time" office:time-value="PT21H46M27.927S" calcext:value-type="time">
            <text:p>21:46:27.9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83" calcext:value-type="float">
            <text:p>42.83</text:p>
          </table:table-cell>
          <table:table-cell table:number-columns-repeated="2"/>
        </table:table-row>
        <table:table-row table:style-name="ro1">
          <table:table-cell office:value-type="time" office:time-value="PT21H46M28.933S" calcext:value-type="time">
            <text:p>21:46:28.9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89" calcext:value-type="float">
            <text:p>42.89</text:p>
          </table:table-cell>
          <table:table-cell table:number-columns-repeated="2"/>
        </table:table-row>
        <table:table-row table:style-name="ro1">
          <table:table-cell office:value-type="time" office:time-value="PT21H46M29.934S" calcext:value-type="time">
            <text:p>21:46:29.9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77" calcext:value-type="float">
            <text:p>42.77</text:p>
          </table:table-cell>
          <table:table-cell table:number-columns-repeated="2"/>
        </table:table-row>
        <table:table-row table:style-name="ro1">
          <table:table-cell office:value-type="time" office:time-value="PT21H46M30.936S" calcext:value-type="time">
            <text:p>21:46:30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57" calcext:value-type="float">
            <text:p>42.57</text:p>
          </table:table-cell>
          <table:table-cell table:number-columns-repeated="2"/>
        </table:table-row>
        <table:table-row table:style-name="ro1">
          <table:table-cell office:value-type="time" office:time-value="PT21H46M31.925S" calcext:value-type="time">
            <text:p>21:46:31.9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81" calcext:value-type="float">
            <text:p>42.81</text:p>
          </table:table-cell>
          <table:table-cell table:number-columns-repeated="2"/>
        </table:table-row>
        <table:table-row table:style-name="ro1">
          <table:table-cell office:value-type="time" office:time-value="PT21H46M32.922S" calcext:value-type="time">
            <text:p>21:46:32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77" calcext:value-type="float">
            <text:p>42.77</text:p>
          </table:table-cell>
          <table:table-cell table:number-columns-repeated="2"/>
        </table:table-row>
        <table:table-row table:style-name="ro1">
          <table:table-cell office:value-type="time" office:time-value="PT21H46M33.948S" calcext:value-type="time">
            <text:p>21:46:33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77" calcext:value-type="float">
            <text:p>42.77</text:p>
          </table:table-cell>
          <table:table-cell table:number-columns-repeated="2"/>
        </table:table-row>
        <table:table-row table:style-name="ro1">
          <table:table-cell office:value-type="time" office:time-value="PT21H46M34.914S" calcext:value-type="time">
            <text:p>21:46:34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79" calcext:value-type="float">
            <text:p>42.79</text:p>
          </table:table-cell>
          <table:table-cell table:number-columns-repeated="2"/>
        </table:table-row>
        <table:table-row table:style-name="ro1">
          <table:table-cell office:value-type="time" office:time-value="PT21H46M35.952S" calcext:value-type="time">
            <text:p>21:46:35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69" calcext:value-type="float">
            <text:p>42.69</text:p>
          </table:table-cell>
          <table:table-cell table:number-columns-repeated="2"/>
        </table:table-row>
        <table:table-row table:style-name="ro1">
          <table:table-cell office:value-type="time" office:time-value="PT21H46M35.952S" calcext:value-type="time">
            <text:p>21:46:35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69" calcext:value-type="float">
            <text:p>42.69</text:p>
          </table:table-cell>
          <table:table-cell table:number-columns-repeated="2"/>
        </table:table-row>
        <table:table-row table:style-name="ro1">
          <table:table-cell office:value-type="time" office:time-value="PT21H46M36.951S" calcext:value-type="time">
            <text:p>21:46:36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71" calcext:value-type="float">
            <text:p>42.71</text:p>
          </table:table-cell>
          <table:table-cell table:number-columns-repeated="2"/>
        </table:table-row>
        <table:table-row table:style-name="ro1">
          <table:table-cell office:value-type="time" office:time-value="PT21H46M37.953S" calcext:value-type="time">
            <text:p>21:46:37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79" calcext:value-type="float">
            <text:p>42.79</text:p>
          </table:table-cell>
          <table:table-cell table:number-columns-repeated="2"/>
        </table:table-row>
        <table:table-row table:style-name="ro1">
          <table:table-cell office:value-type="time" office:time-value="PT21H46M38.959S" calcext:value-type="time">
            <text:p>21:46:38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83" calcext:value-type="float">
            <text:p>42.83</text:p>
          </table:table-cell>
          <table:table-cell table:number-columns-repeated="2"/>
        </table:table-row>
        <table:table-row table:style-name="ro1">
          <table:table-cell office:value-type="time" office:time-value="PT21H46M39.954S" calcext:value-type="time">
            <text:p>21:46:39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81" calcext:value-type="float">
            <text:p>42.81</text:p>
          </table:table-cell>
          <table:table-cell table:number-columns-repeated="2"/>
        </table:table-row>
        <table:table-row table:style-name="ro1">
          <table:table-cell office:value-type="time" office:time-value="PT21H46M40.945S" calcext:value-type="time">
            <text:p>21:46:40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89" calcext:value-type="float">
            <text:p>42.89</text:p>
          </table:table-cell>
          <table:table-cell table:number-columns-repeated="2"/>
        </table:table-row>
        <table:table-row table:style-name="ro1">
          <table:table-cell office:value-type="time" office:time-value="PT21H46M41.958S" calcext:value-type="time">
            <text:p>21:46:41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2.91" calcext:value-type="float">
            <text:p>42.91</text:p>
          </table:table-cell>
          <table:table-cell table:number-columns-repeated="2"/>
        </table:table-row>
        <table:table-row table:style-name="ro1">
          <table:table-cell office:value-type="time" office:time-value="PT21H46M42.963S" calcext:value-type="time">
            <text:p>21:46:42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33" calcext:value-type="float">
            <text:p>43.33</text:p>
          </table:table-cell>
          <table:table-cell table:number-columns-repeated="2"/>
        </table:table-row>
        <table:table-row table:style-name="ro1">
          <table:table-cell office:value-type="time" office:time-value="PT21H46M43.949S" calcext:value-type="time">
            <text:p>21:46:43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41" calcext:value-type="float">
            <text:p>43.41</text:p>
          </table:table-cell>
          <table:table-cell table:number-columns-repeated="2"/>
        </table:table-row>
        <table:table-row table:style-name="ro1">
          <table:table-cell office:value-type="time" office:time-value="PT21H46M44.946S" calcext:value-type="time">
            <text:p>21:46:44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33" calcext:value-type="float">
            <text:p>43.33</text:p>
          </table:table-cell>
          <table:table-cell table:number-columns-repeated="2"/>
        </table:table-row>
        <table:table-row table:style-name="ro1">
          <table:table-cell office:value-type="time" office:time-value="PT21H46M45.969S" calcext:value-type="time">
            <text:p>21:46:45.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09" calcext:value-type="float">
            <text:p>43.09</text:p>
          </table:table-cell>
          <table:table-cell table:number-columns-repeated="2"/>
        </table:table-row>
        <table:table-row table:style-name="ro1">
          <table:table-cell office:value-type="time" office:time-value="PT21H46M45.969S" calcext:value-type="time">
            <text:p>21:46:45.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09" calcext:value-type="float">
            <text:p>43.09</text:p>
          </table:table-cell>
          <table:table-cell table:number-columns-repeated="2"/>
        </table:table-row>
        <table:table-row table:style-name="ro1">
          <table:table-cell office:value-type="time" office:time-value="PT21H46M46.969S" calcext:value-type="time">
            <text:p>21:46:46.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19" calcext:value-type="float">
            <text:p>43.19</text:p>
          </table:table-cell>
          <table:table-cell table:number-columns-repeated="2"/>
        </table:table-row>
        <table:table-row table:style-name="ro1">
          <table:table-cell office:value-type="time" office:time-value="PT21H46M47.977S" calcext:value-type="time">
            <text:p>21:46:47.9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37" calcext:value-type="float">
            <text:p>43.37</text:p>
          </table:table-cell>
          <table:table-cell table:number-columns-repeated="2"/>
        </table:table-row>
        <table:table-row table:style-name="ro1">
          <table:table-cell office:value-type="time" office:time-value="PT21H46M48.973S" calcext:value-type="time">
            <text:p>21:46:48.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31" calcext:value-type="float">
            <text:p>43.31</text:p>
          </table:table-cell>
          <table:table-cell table:number-columns-repeated="2"/>
        </table:table-row>
        <table:table-row table:style-name="ro1">
          <table:table-cell office:value-type="time" office:time-value="PT21H46M49.978S" calcext:value-type="time">
            <text:p>21:46:49.9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27" calcext:value-type="float">
            <text:p>43.27</text:p>
          </table:table-cell>
          <table:table-cell table:number-columns-repeated="2"/>
        </table:table-row>
        <table:table-row table:style-name="ro1">
          <table:table-cell office:value-type="time" office:time-value="PT21H46M50.966S" calcext:value-type="time">
            <text:p>21:46:50.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51" calcext:value-type="float">
            <text:p>43.51</text:p>
          </table:table-cell>
          <table:table-cell table:number-columns-repeated="2"/>
        </table:table-row>
        <table:table-row table:style-name="ro1">
          <table:table-cell office:value-type="time" office:time-value="PT21H46M51.964S" calcext:value-type="time">
            <text:p>21:46:51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53" calcext:value-type="float">
            <text:p>43.53</text:p>
          </table:table-cell>
          <table:table-cell table:number-columns-repeated="2"/>
        </table:table-row>
        <table:table-row table:style-name="ro1">
          <table:table-cell office:value-type="time" office:time-value="PT21H46M52.958S" calcext:value-type="time">
            <text:p>21:46:52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21" calcext:value-type="float">
            <text:p>43.21</text:p>
          </table:table-cell>
          <table:table-cell table:number-columns-repeated="2"/>
        </table:table-row>
        <table:table-row table:style-name="ro1">
          <table:table-cell office:value-type="time" office:time-value="PT21H46M53.972S" calcext:value-type="time">
            <text:p>21:46:53.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19" calcext:value-type="float">
            <text:p>43.19</text:p>
          </table:table-cell>
          <table:table-cell table:number-columns-repeated="2"/>
        </table:table-row>
        <table:table-row table:style-name="ro1">
          <table:table-cell office:value-type="time" office:time-value="PT21H46M54.971S" calcext:value-type="time">
            <text:p>21:46:54.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21" calcext:value-type="float">
            <text:p>43.21</text:p>
          </table:table-cell>
          <table:table-cell table:number-columns-repeated="2"/>
        </table:table-row>
        <table:table-row table:style-name="ro1">
          <table:table-cell office:value-type="time" office:time-value="PT21H46M55.997S" calcext:value-type="time">
            <text:p>21:46:56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29" calcext:value-type="float">
            <text:p>43.29</text:p>
          </table:table-cell>
          <table:table-cell table:number-columns-repeated="2"/>
        </table:table-row>
        <table:table-row table:style-name="ro1">
          <table:table-cell office:value-type="time" office:time-value="PT21H46M54.971S" calcext:value-type="time">
            <text:p>21:46:54.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21" calcext:value-type="float">
            <text:p>43.21</text:p>
          </table:table-cell>
          <table:table-cell table:number-columns-repeated="2"/>
        </table:table-row>
        <table:table-row table:style-name="ro1">
          <table:table-cell office:value-type="time" office:time-value="PT21H46M55.997S" calcext:value-type="time">
            <text:p>21:46:56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29" calcext:value-type="float">
            <text:p>43.29</text:p>
          </table:table-cell>
          <table:table-cell table:number-columns-repeated="2"/>
        </table:table-row>
        <table:table-row table:style-name="ro1">
          <table:table-cell office:value-type="time" office:time-value="PT21H46M56.994S" calcext:value-type="time">
            <text:p>21:46:56.9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53" calcext:value-type="float">
            <text:p>43.53</text:p>
          </table:table-cell>
          <table:table-cell table:number-columns-repeated="2"/>
        </table:table-row>
        <table:table-row table:style-name="ro1">
          <table:table-cell office:value-type="time" office:time-value="PT21H46M57.99S" calcext:value-type="time">
            <text:p>21:46:57.9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43" calcext:value-type="float">
            <text:p>43.43</text:p>
          </table:table-cell>
          <table:table-cell table:number-columns-repeated="2"/>
        </table:table-row>
        <table:table-row table:style-name="ro1">
          <table:table-cell office:value-type="time" office:time-value="PT21H46M58.998S" calcext:value-type="time">
            <text:p>21:46:59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39" calcext:value-type="float">
            <text:p>43.39</text:p>
          </table:table-cell>
          <table:table-cell table:number-columns-repeated="2"/>
        </table:table-row>
        <table:table-row table:style-name="ro1">
          <table:table-cell office:value-type="time" office:time-value="PT21H47M00.006S" calcext:value-type="time">
            <text:p>21:47:00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43" calcext:value-type="float">
            <text:p>43.43</text:p>
          </table:table-cell>
          <table:table-cell table:number-columns-repeated="2"/>
        </table:table-row>
        <table:table-row table:style-name="ro1">
          <table:table-cell office:value-type="time" office:time-value="PT21H47M01.008S" calcext:value-type="time">
            <text:p>21:47:01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43" calcext:value-type="float">
            <text:p>43.43</text:p>
          </table:table-cell>
          <table:table-cell table:number-columns-repeated="2"/>
        </table:table-row>
        <table:table-row table:style-name="ro1">
          <table:table-cell office:value-type="time" office:time-value="PT21H47M02.011S" calcext:value-type="time">
            <text:p>21:47:02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39" calcext:value-type="float">
            <text:p>43.39</text:p>
          </table:table-cell>
          <table:table-cell table:number-columns-repeated="2"/>
        </table:table-row>
        <table:table-row table:style-name="ro1">
          <table:table-cell office:value-type="time" office:time-value="PT21H47M03.008S" calcext:value-type="time">
            <text:p>21:47:03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39" calcext:value-type="float">
            <text:p>43.39</text:p>
          </table:table-cell>
          <table:table-cell table:number-columns-repeated="2"/>
        </table:table-row>
        <table:table-row table:style-name="ro1">
          <table:table-cell office:value-type="time" office:time-value="PT21H47M03.986S" calcext:value-type="time">
            <text:p>21:47:03.9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43" calcext:value-type="float">
            <text:p>43.43</text:p>
          </table:table-cell>
          <table:table-cell table:number-columns-repeated="2"/>
        </table:table-row>
        <table:table-row table:style-name="ro1">
          <table:table-cell office:value-type="time" office:time-value="PT21H47M05S" calcext:value-type="time">
            <text:p>21:47:05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59" calcext:value-type="float">
            <text:p>43.59</text:p>
          </table:table-cell>
          <table:table-cell table:number-columns-repeated="2"/>
        </table:table-row>
        <table:table-row table:style-name="ro1">
          <table:table-cell office:value-type="time" office:time-value="PT21H47M05S" calcext:value-type="time">
            <text:p>21:47:05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59" calcext:value-type="float">
            <text:p>43.59</text:p>
          </table:table-cell>
          <table:table-cell table:number-columns-repeated="2"/>
        </table:table-row>
        <table:table-row table:style-name="ro1">
          <table:table-cell office:value-type="time" office:time-value="PT21H47M05.992S" calcext:value-type="time">
            <text:p>21:47:05.9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71" calcext:value-type="float">
            <text:p>43.71</text:p>
          </table:table-cell>
          <table:table-cell table:number-columns-repeated="2"/>
        </table:table-row>
        <table:table-row table:style-name="ro1">
          <table:table-cell office:value-type="time" office:time-value="PT21H47M07.001S" calcext:value-type="time">
            <text:p>21:47:07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47" calcext:value-type="float">
            <text:p>43.47</text:p>
          </table:table-cell>
          <table:table-cell table:number-columns-repeated="2"/>
        </table:table-row>
        <table:table-row table:style-name="ro1">
          <table:table-cell office:value-type="time" office:time-value="PT21H47M08.003S" calcext:value-type="time">
            <text:p>21:47:08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47" calcext:value-type="float">
            <text:p>43.47</text:p>
          </table:table-cell>
          <table:table-cell table:number-columns-repeated="2"/>
        </table:table-row>
        <table:table-row table:style-name="ro1">
          <table:table-cell office:value-type="time" office:time-value="PT21H47M09.015S" calcext:value-type="time">
            <text:p>21:47:09.0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33" calcext:value-type="float">
            <text:p>43.33</text:p>
          </table:table-cell>
          <table:table-cell table:number-columns-repeated="2"/>
        </table:table-row>
        <table:table-row table:style-name="ro1">
          <table:table-cell office:value-type="time" office:time-value="PT21H47M10.029S" calcext:value-type="time">
            <text:p>21:47:10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41" calcext:value-type="float">
            <text:p>43.41</text:p>
          </table:table-cell>
          <table:table-cell table:number-columns-repeated="2"/>
        </table:table-row>
        <table:table-row table:style-name="ro1">
          <table:table-cell office:value-type="time" office:time-value="PT21H47M11.03S" calcext:value-type="time">
            <text:p>21:47:11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41" calcext:value-type="float">
            <text:p>43.41</text:p>
          </table:table-cell>
          <table:table-cell table:number-columns-repeated="2"/>
        </table:table-row>
        <table:table-row table:style-name="ro1">
          <table:table-cell office:value-type="time" office:time-value="PT21H47M12.028S" calcext:value-type="time">
            <text:p>21:47:12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41" calcext:value-type="float">
            <text:p>43.41</text:p>
          </table:table-cell>
          <table:table-cell table:number-columns-repeated="2"/>
        </table:table-row>
        <table:table-row table:style-name="ro1">
          <table:table-cell office:value-type="time" office:time-value="PT21H47M13.027S" calcext:value-type="time">
            <text:p>21:47:13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47" calcext:value-type="float">
            <text:p>43.47</text:p>
          </table:table-cell>
          <table:table-cell table:number-columns-repeated="2"/>
        </table:table-row>
        <table:table-row table:style-name="ro1">
          <table:table-cell office:value-type="time" office:time-value="PT21H47M14.037S" calcext:value-type="time">
            <text:p>21:47:14.0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63" calcext:value-type="float">
            <text:p>43.63</text:p>
          </table:table-cell>
          <table:table-cell table:number-columns-repeated="2"/>
        </table:table-row>
        <table:table-row table:style-name="ro1">
          <table:table-cell office:value-type="time" office:time-value="PT21H47M15.006S" calcext:value-type="time">
            <text:p>21:47:15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53" calcext:value-type="float">
            <text:p>43.53</text:p>
          </table:table-cell>
          <table:table-cell table:number-columns-repeated="2"/>
        </table:table-row>
        <table:table-row table:style-name="ro1">
          <table:table-cell office:value-type="time" office:time-value="PT21H47M15.006S" calcext:value-type="time">
            <text:p>21:47:15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53" calcext:value-type="float">
            <text:p>43.53</text:p>
          </table:table-cell>
          <table:table-cell table:number-columns-repeated="2"/>
        </table:table-row>
        <table:table-row table:style-name="ro1">
          <table:table-cell office:value-type="time" office:time-value="PT21H47M16.042S" calcext:value-type="time">
            <text:p>21:47:16.0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61" calcext:value-type="float">
            <text:p>43.61</text:p>
          </table:table-cell>
          <table:table-cell table:number-columns-repeated="2"/>
        </table:table-row>
        <table:table-row table:style-name="ro1">
          <table:table-cell office:value-type="time" office:time-value="PT21H47M17.028S" calcext:value-type="time">
            <text:p>21:47:17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71" calcext:value-type="float">
            <text:p>43.71</text:p>
          </table:table-cell>
          <table:table-cell table:number-columns-repeated="2"/>
        </table:table-row>
        <table:table-row table:style-name="ro1">
          <table:table-cell office:value-type="time" office:time-value="PT21H47M18.038S" calcext:value-type="time">
            <text:p>21:47:18.0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81" calcext:value-type="float">
            <text:p>43.81</text:p>
          </table:table-cell>
          <table:table-cell table:number-columns-repeated="2"/>
        </table:table-row>
        <table:table-row table:style-name="ro1">
          <table:table-cell office:value-type="time" office:time-value="PT21H47M19.046S" calcext:value-type="time">
            <text:p>21:47:19.0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07" calcext:value-type="float">
            <text:p>44.07</text:p>
          </table:table-cell>
          <table:table-cell table:number-columns-repeated="2"/>
        </table:table-row>
        <table:table-row table:style-name="ro1">
          <table:table-cell office:value-type="time" office:time-value="PT21H47M20.046S" calcext:value-type="time">
            <text:p>21:47:20.0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97" calcext:value-type="float">
            <text:p>43.97</text:p>
          </table:table-cell>
          <table:table-cell table:number-columns-repeated="2"/>
        </table:table-row>
        <table:table-row table:style-name="ro1">
          <table:table-cell office:value-type="time" office:time-value="PT21H47M21.042S" calcext:value-type="time">
            <text:p>21:47:21.0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93" calcext:value-type="float">
            <text:p>43.93</text:p>
          </table:table-cell>
          <table:table-cell table:number-columns-repeated="2"/>
        </table:table-row>
        <table:table-row table:style-name="ro1">
          <table:table-cell office:value-type="time" office:time-value="PT21H47M22.038S" calcext:value-type="time">
            <text:p>21:47:22.0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79" calcext:value-type="float">
            <text:p>43.79</text:p>
          </table:table-cell>
          <table:table-cell table:number-columns-repeated="2"/>
        </table:table-row>
        <table:table-row table:style-name="ro1">
          <table:table-cell office:value-type="time" office:time-value="PT21H47M23.053S" calcext:value-type="time">
            <text:p>21:47:23.0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81" calcext:value-type="float">
            <text:p>43.81</text:p>
          </table:table-cell>
          <table:table-cell table:number-columns-repeated="2"/>
        </table:table-row>
        <table:table-row table:style-name="ro1">
          <table:table-cell office:value-type="time" office:time-value="PT21H47M24.055S" calcext:value-type="time">
            <text:p>21:47:24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73" calcext:value-type="float">
            <text:p>43.73</text:p>
          </table:table-cell>
          <table:table-cell table:number-columns-repeated="2"/>
        </table:table-row>
        <table:table-row table:style-name="ro1">
          <table:table-cell office:value-type="time" office:time-value="PT21H47M25.061S" calcext:value-type="time">
            <text:p>21:47:25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81" calcext:value-type="float">
            <text:p>43.81</text:p>
          </table:table-cell>
          <table:table-cell table:number-columns-repeated="2"/>
        </table:table-row>
        <table:table-row table:style-name="ro1">
          <table:table-cell office:value-type="time" office:time-value="PT21H47M25.061S" calcext:value-type="time">
            <text:p>21:47:25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81" calcext:value-type="float">
            <text:p>43.81</text:p>
          </table:table-cell>
          <table:table-cell table:number-columns-repeated="2"/>
        </table:table-row>
        <table:table-row table:style-name="ro1">
          <table:table-cell office:value-type="time" office:time-value="PT21H47M26.06S" calcext:value-type="time">
            <text:p>21:47:26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87" calcext:value-type="float">
            <text:p>43.87</text:p>
          </table:table-cell>
          <table:table-cell table:number-columns-repeated="2"/>
        </table:table-row>
        <table:table-row table:style-name="ro1">
          <table:table-cell office:value-type="time" office:time-value="PT21H47M27.062S" calcext:value-type="time">
            <text:p>21:47:27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87" calcext:value-type="float">
            <text:p>43.87</text:p>
          </table:table-cell>
          <table:table-cell table:number-columns-repeated="2"/>
        </table:table-row>
        <table:table-row table:style-name="ro1">
          <table:table-cell office:value-type="time" office:time-value="PT21H47M28.07S" calcext:value-type="time">
            <text:p>21:47:28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91" calcext:value-type="float">
            <text:p>43.91</text:p>
          </table:table-cell>
          <table:table-cell table:number-columns-repeated="2"/>
        </table:table-row>
        <table:table-row table:style-name="ro1">
          <table:table-cell office:value-type="time" office:time-value="PT21H47M29.054S" calcext:value-type="time">
            <text:p>21:47:29.0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87" calcext:value-type="float">
            <text:p>43.87</text:p>
          </table:table-cell>
          <table:table-cell table:number-columns-repeated="2"/>
        </table:table-row>
        <table:table-row table:style-name="ro1">
          <table:table-cell office:value-type="time" office:time-value="PT21H47M30.066S" calcext:value-type="time">
            <text:p>21:47:30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87" calcext:value-type="float">
            <text:p>43.87</text:p>
          </table:table-cell>
          <table:table-cell table:number-columns-repeated="2"/>
        </table:table-row>
        <table:table-row table:style-name="ro1">
          <table:table-cell office:value-type="time" office:time-value="PT21H47M31.058S" calcext:value-type="time">
            <text:p>21:47:31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93" calcext:value-type="float">
            <text:p>43.93</text:p>
          </table:table-cell>
          <table:table-cell table:number-columns-repeated="2"/>
        </table:table-row>
        <table:table-row table:style-name="ro1">
          <table:table-cell office:value-type="time" office:time-value="PT21H47M32.07S" calcext:value-type="time">
            <text:p>21:47:32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3.97" calcext:value-type="float">
            <text:p>43.97</text:p>
          </table:table-cell>
          <table:table-cell table:number-columns-repeated="2"/>
        </table:table-row>
        <table:table-row table:style-name="ro1">
          <table:table-cell office:value-type="time" office:time-value="PT21H47M33.063S" calcext:value-type="time">
            <text:p>21:47:33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09" calcext:value-type="float">
            <text:p>44.09</text:p>
          </table:table-cell>
          <table:table-cell table:number-columns-repeated="2"/>
        </table:table-row>
        <table:table-row table:style-name="ro1">
          <table:table-cell office:value-type="time" office:time-value="PT21H47M34.074S" calcext:value-type="time">
            <text:p>21:47:34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13" calcext:value-type="float">
            <text:p>44.13</text:p>
          </table:table-cell>
          <table:table-cell table:number-columns-repeated="2"/>
        </table:table-row>
        <table:table-row table:style-name="ro1">
          <table:table-cell office:value-type="time" office:time-value="PT21H47M35.085S" calcext:value-type="time">
            <text:p>21:47:35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15" calcext:value-type="float">
            <text:p>44.15</text:p>
          </table:table-cell>
          <table:table-cell table:number-columns-repeated="2"/>
        </table:table-row>
        <table:table-row table:style-name="ro1">
          <table:table-cell office:value-type="time" office:time-value="PT21H47M36.082S" calcext:value-type="time">
            <text:p>21:47:36.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21" calcext:value-type="float">
            <text:p>44.21</text:p>
          </table:table-cell>
          <table:table-cell table:number-columns-repeated="2"/>
        </table:table-row>
        <table:table-row table:style-name="ro1">
          <table:table-cell office:value-type="time" office:time-value="PT21H47M37.09S" calcext:value-type="time">
            <text:p>21:47:37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29" calcext:value-type="float">
            <text:p>44.29</text:p>
          </table:table-cell>
          <table:table-cell table:number-columns-repeated="2"/>
        </table:table-row>
        <table:table-row table:style-name="ro1">
          <table:table-cell office:value-type="time" office:time-value="PT21H47M38.076S" calcext:value-type="time">
            <text:p>21:47:38.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19" calcext:value-type="float">
            <text:p>44.19</text:p>
          </table:table-cell>
          <table:table-cell table:number-columns-repeated="2"/>
        </table:table-row>
        <table:table-row table:style-name="ro1">
          <table:table-cell office:value-type="time" office:time-value="PT21H47M39.073S" calcext:value-type="time">
            <text:p>21:47:39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29" calcext:value-type="float">
            <text:p>44.29</text:p>
          </table:table-cell>
          <table:table-cell table:number-columns-repeated="2"/>
        </table:table-row>
        <table:table-row table:style-name="ro1">
          <table:table-cell office:value-type="time" office:time-value="PT21H47M40.078S" calcext:value-type="time">
            <text:p>21:47:40.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67" calcext:value-type="float">
            <text:p>44.67</text:p>
          </table:table-cell>
          <table:table-cell table:number-columns-repeated="2"/>
        </table:table-row>
        <table:table-row table:style-name="ro1">
          <table:table-cell office:value-type="time" office:time-value="PT21H47M41.074S" calcext:value-type="time">
            <text:p>21:47:41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49" calcext:value-type="float">
            <text:p>44.49</text:p>
          </table:table-cell>
          <table:table-cell table:number-columns-repeated="2"/>
        </table:table-row>
        <table:table-row table:style-name="ro1">
          <table:table-cell office:value-type="time" office:time-value="PT21H47M42.077S" calcext:value-type="time">
            <text:p>21:47:42.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41" calcext:value-type="float">
            <text:p>44.41</text:p>
          </table:table-cell>
          <table:table-cell table:number-columns-repeated="2"/>
        </table:table-row>
        <table:table-row table:style-name="ro1">
          <table:table-cell office:value-type="time" office:time-value="PT21H47M43.085S" calcext:value-type="time">
            <text:p>21:47:43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39" calcext:value-type="float">
            <text:p>44.39</text:p>
          </table:table-cell>
          <table:table-cell table:number-columns-repeated="2"/>
        </table:table-row>
        <table:table-row table:style-name="ro1">
          <table:table-cell office:value-type="time" office:time-value="PT21H47M44.097S" calcext:value-type="time">
            <text:p>21:47:44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67" calcext:value-type="float">
            <text:p>44.67</text:p>
          </table:table-cell>
          <table:table-cell table:number-columns-repeated="2"/>
        </table:table-row>
        <table:table-row table:style-name="ro1">
          <table:table-cell office:value-type="time" office:time-value="PT21H47M45.096S" calcext:value-type="time">
            <text:p>21:47:45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71" calcext:value-type="float">
            <text:p>44.71</text:p>
          </table:table-cell>
          <table:table-cell table:number-columns-repeated="2"/>
        </table:table-row>
        <table:table-row table:style-name="ro1">
          <table:table-cell office:value-type="time" office:time-value="PT21H47M46.095S" calcext:value-type="time">
            <text:p>21:47:46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55" calcext:value-type="float">
            <text:p>44.55</text:p>
          </table:table-cell>
          <table:table-cell table:number-columns-repeated="2"/>
        </table:table-row>
        <table:table-row table:style-name="ro1">
          <table:table-cell office:value-type="time" office:time-value="PT21H47M46.095S" calcext:value-type="time">
            <text:p>21:47:46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55" calcext:value-type="float">
            <text:p>44.55</text:p>
          </table:table-cell>
          <table:table-cell table:number-columns-repeated="2"/>
        </table:table-row>
        <table:table-row table:style-name="ro1">
          <table:table-cell office:value-type="time" office:time-value="PT21H47M47.087S" calcext:value-type="time">
            <text:p>21:47:47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51" calcext:value-type="float">
            <text:p>44.51</text:p>
          </table:table-cell>
          <table:table-cell table:number-columns-repeated="2"/>
        </table:table-row>
        <table:table-row table:style-name="ro1">
          <table:table-cell office:value-type="time" office:time-value="PT21H47M48.1S" calcext:value-type="time">
            <text:p>21:47:48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55" calcext:value-type="float">
            <text:p>44.55</text:p>
          </table:table-cell>
          <table:table-cell table:number-columns-repeated="2"/>
        </table:table-row>
        <table:table-row table:style-name="ro1">
          <table:table-cell office:value-type="time" office:time-value="PT21H47M49.096S" calcext:value-type="time">
            <text:p>21:47:49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61" calcext:value-type="float">
            <text:p>44.61</text:p>
          </table:table-cell>
          <table:table-cell table:number-columns-repeated="2"/>
        </table:table-row>
        <table:table-row table:style-name="ro1">
          <table:table-cell office:value-type="time" office:time-value="PT21H47M50.091S" calcext:value-type="time">
            <text:p>21:47:50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61" calcext:value-type="float">
            <text:p>44.61</text:p>
          </table:table-cell>
          <table:table-cell table:number-columns-repeated="2"/>
        </table:table-row>
        <table:table-row table:style-name="ro1">
          <table:table-cell office:value-type="time" office:time-value="PT21H47M51.116S" calcext:value-type="time">
            <text:p>21:47:51.1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61" calcext:value-type="float">
            <text:p>44.61</text:p>
          </table:table-cell>
          <table:table-cell table:number-columns-repeated="2"/>
        </table:table-row>
        <table:table-row table:style-name="ro1">
          <table:table-cell office:value-type="time" office:time-value="PT21H47M52.118S" calcext:value-type="time">
            <text:p>21:47:52.1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53" calcext:value-type="float">
            <text:p>44.53</text:p>
          </table:table-cell>
          <table:table-cell table:number-columns-repeated="2"/>
        </table:table-row>
        <table:table-row table:style-name="ro1">
          <table:table-cell office:value-type="time" office:time-value="PT21H47M53.125S" calcext:value-type="time">
            <text:p>21:47:53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75" calcext:value-type="float">
            <text:p>44.75</text:p>
          </table:table-cell>
          <table:table-cell table:number-columns-repeated="2"/>
        </table:table-row>
        <table:table-row table:style-name="ro1">
          <table:table-cell office:value-type="time" office:time-value="PT21H47M54.122S" calcext:value-type="time">
            <text:p>21:47:54.1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75" calcext:value-type="float">
            <text:p>44.75</text:p>
          </table:table-cell>
          <table:table-cell table:number-columns-repeated="2"/>
        </table:table-row>
        <table:table-row table:style-name="ro1">
          <table:table-cell office:value-type="time" office:time-value="PT21H47M55.13S" calcext:value-type="time">
            <text:p>21:47:55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65" calcext:value-type="float">
            <text:p>44.65</text:p>
          </table:table-cell>
          <table:table-cell table:number-columns-repeated="2"/>
        </table:table-row>
        <table:table-row table:style-name="ro1">
          <table:table-cell office:value-type="time" office:time-value="PT21H47M56.117S" calcext:value-type="time">
            <text:p>21:47:56.1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61" calcext:value-type="float">
            <text:p>44.61</text:p>
          </table:table-cell>
          <table:table-cell table:number-columns-repeated="2"/>
        </table:table-row>
        <table:table-row table:style-name="ro1">
          <table:table-cell office:value-type="time" office:time-value="PT21H47M56.117S" calcext:value-type="time">
            <text:p>21:47:56.1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61" calcext:value-type="float">
            <text:p>44.61</text:p>
          </table:table-cell>
          <table:table-cell table:number-columns-repeated="2"/>
        </table:table-row>
        <table:table-row table:style-name="ro1">
          <table:table-cell office:value-type="time" office:time-value="PT21H47M57.113S" calcext:value-type="time">
            <text:p>21:47:57.1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57" calcext:value-type="float">
            <text:p>44.57</text:p>
          </table:table-cell>
          <table:table-cell table:number-columns-repeated="2"/>
        </table:table-row>
        <table:table-row table:style-name="ro1">
          <table:table-cell office:value-type="time" office:time-value="PT21H47M58.132S" calcext:value-type="time">
            <text:p>21:47:58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63" calcext:value-type="float">
            <text:p>44.63</text:p>
          </table:table-cell>
          <table:table-cell table:number-columns-repeated="2"/>
        </table:table-row>
        <table:table-row table:style-name="ro1">
          <table:table-cell office:value-type="time" office:time-value="PT21H47M59.139S" calcext:value-type="time">
            <text:p>21:47:59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73" calcext:value-type="float">
            <text:p>44.73</text:p>
          </table:table-cell>
          <table:table-cell table:number-columns-repeated="2"/>
        </table:table-row>
        <table:table-row table:style-name="ro1">
          <table:table-cell office:value-type="time" office:time-value="PT21H48M00.141S" calcext:value-type="time">
            <text:p>21:48:00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73" calcext:value-type="float">
            <text:p>44.73</text:p>
          </table:table-cell>
          <table:table-cell table:number-columns-repeated="2"/>
        </table:table-row>
        <table:table-row table:style-name="ro1">
          <table:table-cell office:value-type="time" office:time-value="PT21H48M01.122S" calcext:value-type="time">
            <text:p>21:48:01.1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75" calcext:value-type="float">
            <text:p>44.75</text:p>
          </table:table-cell>
          <table:table-cell table:number-columns-repeated="2"/>
        </table:table-row>
        <table:table-row table:style-name="ro1">
          <table:table-cell office:value-type="time" office:time-value="PT21H48M02.146S" calcext:value-type="time">
            <text:p>21:48:02.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83" calcext:value-type="float">
            <text:p>44.83</text:p>
          </table:table-cell>
          <table:table-cell table:number-columns-repeated="2"/>
        </table:table-row>
        <table:table-row table:style-name="ro1">
          <table:table-cell office:value-type="time" office:time-value="PT21H48M03.142S" calcext:value-type="time">
            <text:p>21:48:03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77" calcext:value-type="float">
            <text:p>44.77</text:p>
          </table:table-cell>
          <table:table-cell table:number-columns-repeated="2"/>
        </table:table-row>
        <table:table-row table:style-name="ro1">
          <table:table-cell office:value-type="time" office:time-value="PT21H48M04.148S" calcext:value-type="time">
            <text:p>21:48:04.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83" calcext:value-type="float">
            <text:p>44.83</text:p>
          </table:table-cell>
          <table:table-cell table:number-columns-repeated="2"/>
        </table:table-row>
        <table:table-row table:style-name="ro1">
          <table:table-cell office:value-type="time" office:time-value="PT21H48M05.152S" calcext:value-type="time">
            <text:p>21:48:05.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91" calcext:value-type="float">
            <text:p>44.91</text:p>
          </table:table-cell>
          <table:table-cell table:number-columns-repeated="2"/>
        </table:table-row>
        <table:table-row table:style-name="ro1">
          <table:table-cell office:value-type="time" office:time-value="PT21H48M06.137S" calcext:value-type="time">
            <text:p>21:48:06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91" calcext:value-type="float">
            <text:p>44.91</text:p>
          </table:table-cell>
          <table:table-cell table:number-columns-repeated="2"/>
        </table:table-row>
        <table:table-row table:style-name="ro1">
          <table:table-cell office:value-type="time" office:time-value="PT21H48M07.152S" calcext:value-type="time">
            <text:p>21:48:07.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83" calcext:value-type="float">
            <text:p>44.83</text:p>
          </table:table-cell>
          <table:table-cell table:number-columns-repeated="2"/>
        </table:table-row>
        <table:table-row table:style-name="ro1">
          <table:table-cell office:value-type="time" office:time-value="PT21H48M06.137S" calcext:value-type="time">
            <text:p>21:48:06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91" calcext:value-type="float">
            <text:p>44.91</text:p>
          </table:table-cell>
          <table:table-cell table:number-columns-repeated="2"/>
        </table:table-row>
        <table:table-row table:style-name="ro1">
          <table:table-cell office:value-type="time" office:time-value="PT21H48M07.152S" calcext:value-type="time">
            <text:p>21:48:07.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83" calcext:value-type="float">
            <text:p>44.83</text:p>
          </table:table-cell>
          <table:table-cell table:number-columns-repeated="2"/>
        </table:table-row>
        <table:table-row table:style-name="ro1">
          <table:table-cell office:value-type="time" office:time-value="PT21H48M08.159S" calcext:value-type="time">
            <text:p>21:48:08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83" calcext:value-type="float">
            <text:p>44.83</text:p>
          </table:table-cell>
          <table:table-cell table:number-columns-repeated="2"/>
        </table:table-row>
        <table:table-row table:style-name="ro1">
          <table:table-cell office:value-type="time" office:time-value="PT21H48M09.161S" calcext:value-type="time">
            <text:p>21:48:09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91" calcext:value-type="float">
            <text:p>44.91</text:p>
          </table:table-cell>
          <table:table-cell table:number-columns-repeated="2"/>
        </table:table-row>
        <table:table-row table:style-name="ro1">
          <table:table-cell office:value-type="time" office:time-value="PT21H48M10.156S" calcext:value-type="time">
            <text:p>21:48:10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99" calcext:value-type="float">
            <text:p>44.99</text:p>
          </table:table-cell>
          <table:table-cell table:number-columns-repeated="2"/>
        </table:table-row>
        <table:table-row table:style-name="ro1">
          <table:table-cell office:value-type="time" office:time-value="PT21H48M11.161S" calcext:value-type="time">
            <text:p>21:48:11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05" calcext:value-type="float">
            <text:p>45.05</text:p>
          </table:table-cell>
          <table:table-cell table:number-columns-repeated="2"/>
        </table:table-row>
        <table:table-row table:style-name="ro1">
          <table:table-cell office:value-type="time" office:time-value="PT21H48M12.144S" calcext:value-type="time">
            <text:p>21:48:12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05" calcext:value-type="float">
            <text:p>45.05</text:p>
          </table:table-cell>
          <table:table-cell table:number-columns-repeated="2"/>
        </table:table-row>
        <table:table-row table:style-name="ro1">
          <table:table-cell office:value-type="time" office:time-value="PT21H48M13.159S" calcext:value-type="time">
            <text:p>21:48:13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4.99" calcext:value-type="float">
            <text:p>44.99</text:p>
          </table:table-cell>
          <table:table-cell table:number-columns-repeated="2"/>
        </table:table-row>
        <table:table-row table:style-name="ro1">
          <table:table-cell office:value-type="time" office:time-value="PT21H48M14.155S" calcext:value-type="time">
            <text:p>21:48:14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09" calcext:value-type="float">
            <text:p>45.09</text:p>
          </table:table-cell>
          <table:table-cell table:number-columns-repeated="2"/>
        </table:table-row>
        <table:table-row table:style-name="ro1">
          <table:table-cell office:value-type="time" office:time-value="PT21H48M15.166S" calcext:value-type="time">
            <text:p>21:48:15.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05" calcext:value-type="float">
            <text:p>45.05</text:p>
          </table:table-cell>
          <table:table-cell table:number-columns-repeated="2"/>
        </table:table-row>
        <table:table-row table:style-name="ro1">
          <table:table-cell office:value-type="time" office:time-value="PT21H48M16.169S" calcext:value-type="time">
            <text:p>21:48:16.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09" calcext:value-type="float">
            <text:p>45.09</text:p>
          </table:table-cell>
          <table:table-cell table:number-columns-repeated="2"/>
        </table:table-row>
        <table:table-row table:style-name="ro1">
          <table:table-cell office:value-type="time" office:time-value="PT21H48M16.169S" calcext:value-type="time">
            <text:p>21:48:16.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09" calcext:value-type="float">
            <text:p>45.09</text:p>
          </table:table-cell>
          <table:table-cell table:number-columns-repeated="2"/>
        </table:table-row>
        <table:table-row table:style-name="ro1">
          <table:table-cell office:value-type="time" office:time-value="PT21H48M17.178S" calcext:value-type="time">
            <text:p>21:48:17.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13" calcext:value-type="float">
            <text:p>45.13</text:p>
          </table:table-cell>
          <table:table-cell table:number-columns-repeated="2"/>
        </table:table-row>
        <table:table-row table:style-name="ro1">
          <table:table-cell office:value-type="time" office:time-value="PT21H48M18.181S" calcext:value-type="time">
            <text:p>21:48:18.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13" calcext:value-type="float">
            <text:p>45.13</text:p>
          </table:table-cell>
          <table:table-cell table:number-columns-repeated="2"/>
        </table:table-row>
        <table:table-row table:style-name="ro1">
          <table:table-cell office:value-type="time" office:time-value="PT21H48M19.168S" calcext:value-type="time">
            <text:p>21:48:19.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09" calcext:value-type="float">
            <text:p>45.09</text:p>
          </table:table-cell>
          <table:table-cell table:number-columns-repeated="2"/>
        </table:table-row>
        <table:table-row table:style-name="ro1">
          <table:table-cell office:value-type="time" office:time-value="PT21H48M20.177S" calcext:value-type="time">
            <text:p>21:48:20.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37" calcext:value-type="float">
            <text:p>45.37</text:p>
          </table:table-cell>
          <table:table-cell table:number-columns-repeated="2"/>
        </table:table-row>
        <table:table-row table:style-name="ro1">
          <table:table-cell office:value-type="time" office:time-value="PT21H48M21.158S" calcext:value-type="time">
            <text:p>21:48:21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59" calcext:value-type="float">
            <text:p>45.59</text:p>
          </table:table-cell>
          <table:table-cell table:number-columns-repeated="2"/>
        </table:table-row>
        <table:table-row table:style-name="ro1">
          <table:table-cell office:value-type="time" office:time-value="PT21H48M22.154S" calcext:value-type="time">
            <text:p>21:48:22.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79" calcext:value-type="float">
            <text:p>45.79</text:p>
          </table:table-cell>
          <table:table-cell table:number-columns-repeated="2"/>
        </table:table-row>
        <table:table-row table:style-name="ro1">
          <table:table-cell office:value-type="time" office:time-value="PT21H48M23.191S" calcext:value-type="time">
            <text:p>21:48:23.1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85" calcext:value-type="float">
            <text:p>45.85</text:p>
          </table:table-cell>
          <table:table-cell table:number-columns-repeated="2"/>
        </table:table-row>
        <table:table-row table:style-name="ro1">
          <table:table-cell office:value-type="time" office:time-value="PT21H48M24.161S" calcext:value-type="time">
            <text:p>21:48:24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69" calcext:value-type="float">
            <text:p>45.69</text:p>
          </table:table-cell>
          <table:table-cell table:number-columns-repeated="2"/>
        </table:table-row>
        <table:table-row table:style-name="ro1">
          <table:table-cell office:value-type="time" office:time-value="PT21H48M25.189S" calcext:value-type="time">
            <text:p>21:48:25.1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39" calcext:value-type="float">
            <text:p>45.39</text:p>
          </table:table-cell>
          <table:table-cell table:number-columns-repeated="2"/>
        </table:table-row>
        <table:table-row table:style-name="ro1">
          <table:table-cell office:value-type="time" office:time-value="PT21H48M26.199S" calcext:value-type="time">
            <text:p>21:48:26.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45" calcext:value-type="float">
            <text:p>45.45</text:p>
          </table:table-cell>
          <table:table-cell table:number-columns-repeated="2"/>
        </table:table-row>
        <table:table-row table:style-name="ro1">
          <table:table-cell office:value-type="time" office:time-value="PT21H48M26.199S" calcext:value-type="time">
            <text:p>21:48:26.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45" calcext:value-type="float">
            <text:p>45.45</text:p>
          </table:table-cell>
          <table:table-cell table:number-columns-repeated="2"/>
        </table:table-row>
        <table:table-row table:style-name="ro1">
          <table:table-cell office:value-type="time" office:time-value="PT21H48M27.196S" calcext:value-type="time">
            <text:p>21:48:27.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37" calcext:value-type="float">
            <text:p>45.37</text:p>
          </table:table-cell>
          <table:table-cell table:number-columns-repeated="2"/>
        </table:table-row>
        <table:table-row table:style-name="ro1">
          <table:table-cell office:value-type="time" office:time-value="PT21H48M28.195S" calcext:value-type="time">
            <text:p>21:48:28.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49" calcext:value-type="float">
            <text:p>45.49</text:p>
          </table:table-cell>
          <table:table-cell table:number-columns-repeated="2"/>
        </table:table-row>
        <table:table-row table:style-name="ro1">
          <table:table-cell office:value-type="time" office:time-value="PT21H48M29.201S" calcext:value-type="time">
            <text:p>21:48:29.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89" calcext:value-type="float">
            <text:p>45.89</text:p>
          </table:table-cell>
          <table:table-cell table:number-columns-repeated="2"/>
        </table:table-row>
        <table:table-row table:style-name="ro1">
          <table:table-cell office:value-type="time" office:time-value="PT21H48M30.203S" calcext:value-type="time">
            <text:p>21:48:30.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97" calcext:value-type="float">
            <text:p>45.97</text:p>
          </table:table-cell>
          <table:table-cell table:number-columns-repeated="2"/>
        </table:table-row>
        <table:table-row table:style-name="ro1">
          <table:table-cell office:value-type="time" office:time-value="PT21H48M31.202S" calcext:value-type="time">
            <text:p>21:48:31.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37" calcext:value-type="float">
            <text:p>46.37</text:p>
          </table:table-cell>
          <table:table-cell table:number-columns-repeated="2"/>
        </table:table-row>
        <table:table-row table:style-name="ro1">
          <table:table-cell office:value-type="time" office:time-value="PT21H48M32.208S" calcext:value-type="time">
            <text:p>21:48:32.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51" calcext:value-type="float">
            <text:p>46.51</text:p>
          </table:table-cell>
          <table:table-cell table:number-columns-repeated="2"/>
        </table:table-row>
        <table:table-row table:style-name="ro1">
          <table:table-cell office:value-type="time" office:time-value="PT21H48M33.209S" calcext:value-type="time">
            <text:p>21:48:33.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25" calcext:value-type="float">
            <text:p>46.25</text:p>
          </table:table-cell>
          <table:table-cell table:number-columns-repeated="2"/>
        </table:table-row>
        <table:table-row table:style-name="ro1">
          <table:table-cell office:value-type="time" office:time-value="PT21H48M34.212S" calcext:value-type="time">
            <text:p>21:48:34.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27" calcext:value-type="float">
            <text:p>46.27</text:p>
          </table:table-cell>
          <table:table-cell table:number-columns-repeated="2"/>
        </table:table-row>
        <table:table-row table:style-name="ro1">
          <table:table-cell office:value-type="time" office:time-value="PT21H48M35.219S" calcext:value-type="time">
            <text:p>21:48:35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17" calcext:value-type="float">
            <text:p>46.17</text:p>
          </table:table-cell>
          <table:table-cell table:number-columns-repeated="2"/>
        </table:table-row>
        <table:table-row table:style-name="ro1">
          <table:table-cell office:value-type="time" office:time-value="PT21H48M36.221S" calcext:value-type="time">
            <text:p>21:48:36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91" calcext:value-type="float">
            <text:p>45.91</text:p>
          </table:table-cell>
          <table:table-cell table:number-columns-repeated="2"/>
        </table:table-row>
        <table:table-row table:style-name="ro1">
          <table:table-cell office:value-type="time" office:time-value="PT21H48M37.224S" calcext:value-type="time">
            <text:p>21:48:37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15" calcext:value-type="float">
            <text:p>46.15</text:p>
          </table:table-cell>
          <table:table-cell table:number-columns-repeated="2"/>
        </table:table-row>
        <table:table-row table:style-name="ro1">
          <table:table-cell office:value-type="time" office:time-value="PT21H48M38.208S" calcext:value-type="time">
            <text:p>21:48:38.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75" calcext:value-type="float">
            <text:p>45.75</text:p>
          </table:table-cell>
          <table:table-cell table:number-columns-repeated="2"/>
        </table:table-row>
        <table:table-row table:style-name="ro1">
          <table:table-cell office:value-type="time" office:time-value="PT21H48M39.22S" calcext:value-type="time">
            <text:p>21:48:39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71" calcext:value-type="float">
            <text:p>45.71</text:p>
          </table:table-cell>
          <table:table-cell table:number-columns-repeated="2"/>
        </table:table-row>
        <table:table-row table:style-name="ro1">
          <table:table-cell office:value-type="time" office:time-value="PT21H48M40.219S" calcext:value-type="time">
            <text:p>21:48:40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85" calcext:value-type="float">
            <text:p>45.85</text:p>
          </table:table-cell>
          <table:table-cell table:number-columns-repeated="2"/>
        </table:table-row>
        <table:table-row table:style-name="ro1">
          <table:table-cell office:value-type="time" office:time-value="PT21H48M41.224S" calcext:value-type="time">
            <text:p>21:48:41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75" calcext:value-type="float">
            <text:p>45.75</text:p>
          </table:table-cell>
          <table:table-cell table:number-columns-repeated="2"/>
        </table:table-row>
        <table:table-row table:style-name="ro1">
          <table:table-cell office:value-type="time" office:time-value="PT21H48M42.235S" calcext:value-type="time">
            <text:p>21:48:42.2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69" calcext:value-type="float">
            <text:p>45.69</text:p>
          </table:table-cell>
          <table:table-cell table:number-columns-repeated="2"/>
        </table:table-row>
        <table:table-row table:style-name="ro1">
          <table:table-cell office:value-type="time" office:time-value="PT21H48M43.223S" calcext:value-type="time">
            <text:p>21:48:43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73" calcext:value-type="float">
            <text:p>45.73</text:p>
          </table:table-cell>
          <table:table-cell table:number-columns-repeated="2"/>
        </table:table-row>
        <table:table-row table:style-name="ro1">
          <table:table-cell office:value-type="time" office:time-value="PT21H48M44.23S" calcext:value-type="time">
            <text:p>21:48:44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83" calcext:value-type="float">
            <text:p>45.83</text:p>
          </table:table-cell>
          <table:table-cell table:number-columns-repeated="2"/>
        </table:table-row>
        <table:table-row table:style-name="ro1">
          <table:table-cell office:value-type="time" office:time-value="PT21H48M45.233S" calcext:value-type="time">
            <text:p>21:48:45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91" calcext:value-type="float">
            <text:p>45.91</text:p>
          </table:table-cell>
          <table:table-cell table:number-columns-repeated="2"/>
        </table:table-row>
        <table:table-row table:style-name="ro1">
          <table:table-cell office:value-type="time" office:time-value="PT21H48M46.238S" calcext:value-type="time">
            <text:p>21:48:46.2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95" calcext:value-type="float">
            <text:p>45.95</text:p>
          </table:table-cell>
          <table:table-cell table:number-columns-repeated="2"/>
        </table:table-row>
        <table:table-row table:style-name="ro1">
          <table:table-cell office:value-type="time" office:time-value="PT21H48M47.241S" calcext:value-type="time">
            <text:p>21:48:47.2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15" calcext:value-type="float">
            <text:p>46.15</text:p>
          </table:table-cell>
          <table:table-cell table:number-columns-repeated="2"/>
        </table:table-row>
        <table:table-row table:style-name="ro1">
          <table:table-cell office:value-type="time" office:time-value="PT21H48M47.241S" calcext:value-type="time">
            <text:p>21:48:47.2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15" calcext:value-type="float">
            <text:p>46.15</text:p>
          </table:table-cell>
          <table:table-cell table:number-columns-repeated="2"/>
        </table:table-row>
        <table:table-row table:style-name="ro1">
          <table:table-cell office:value-type="time" office:time-value="PT21H48M48.224S" calcext:value-type="time">
            <text:p>21:48:48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03" calcext:value-type="float">
            <text:p>46.03</text:p>
          </table:table-cell>
          <table:table-cell table:number-columns-repeated="2"/>
        </table:table-row>
        <table:table-row table:style-name="ro1">
          <table:table-cell office:value-type="time" office:time-value="PT21H48M49.247S" calcext:value-type="time">
            <text:p>21:48:49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23" calcext:value-type="float">
            <text:p>46.23</text:p>
          </table:table-cell>
          <table:table-cell table:number-columns-repeated="2"/>
        </table:table-row>
        <table:table-row table:style-name="ro1">
          <table:table-cell office:value-type="time" office:time-value="PT21H48M50.232S" calcext:value-type="time">
            <text:p>21:48:50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89" calcext:value-type="float">
            <text:p>45.89</text:p>
          </table:table-cell>
          <table:table-cell table:number-columns-repeated="2"/>
        </table:table-row>
        <table:table-row table:style-name="ro1">
          <table:table-cell office:value-type="time" office:time-value="PT21H48M51.255S" calcext:value-type="time">
            <text:p>21:48:51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89" calcext:value-type="float">
            <text:p>45.89</text:p>
          </table:table-cell>
          <table:table-cell table:number-columns-repeated="2"/>
        </table:table-row>
        <table:table-row table:style-name="ro1">
          <table:table-cell office:value-type="time" office:time-value="PT21H48M52.252S" calcext:value-type="time">
            <text:p>21:48:52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91" calcext:value-type="float">
            <text:p>45.91</text:p>
          </table:table-cell>
          <table:table-cell table:number-columns-repeated="2"/>
        </table:table-row>
        <table:table-row table:style-name="ro1">
          <table:table-cell office:value-type="time" office:time-value="PT21H48M53.242S" calcext:value-type="time">
            <text:p>21:48:53.2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91" calcext:value-type="float">
            <text:p>45.91</text:p>
          </table:table-cell>
          <table:table-cell table:number-columns-repeated="2"/>
        </table:table-row>
        <table:table-row table:style-name="ro1">
          <table:table-cell office:value-type="time" office:time-value="PT21H48M54.25S" calcext:value-type="time">
            <text:p>21:48:54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13" calcext:value-type="float">
            <text:p>46.13</text:p>
          </table:table-cell>
          <table:table-cell table:number-columns-repeated="2"/>
        </table:table-row>
        <table:table-row table:style-name="ro1">
          <table:table-cell office:value-type="time" office:time-value="PT21H48M55.262S" calcext:value-type="time">
            <text:p>21:48:55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01" calcext:value-type="float">
            <text:p>46.01</text:p>
          </table:table-cell>
          <table:table-cell table:number-columns-repeated="2"/>
        </table:table-row>
        <table:table-row table:style-name="ro1">
          <table:table-cell office:value-type="time" office:time-value="PT21H48M56.266S" calcext:value-type="time">
            <text:p>21:48:56.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03" calcext:value-type="float">
            <text:p>46.03</text:p>
          </table:table-cell>
          <table:table-cell table:number-columns-repeated="2"/>
        </table:table-row>
        <table:table-row table:style-name="ro1">
          <table:table-cell office:value-type="time" office:time-value="PT21H48M57.254S" calcext:value-type="time">
            <text:p>21:48:57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93" calcext:value-type="float">
            <text:p>45.93</text:p>
          </table:table-cell>
          <table:table-cell table:number-columns-repeated="2"/>
        </table:table-row>
        <table:table-row table:style-name="ro1">
          <table:table-cell office:value-type="time" office:time-value="PT21H48M58.249S" calcext:value-type="time">
            <text:p>21:48:58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5.95" calcext:value-type="float">
            <text:p>45.95</text:p>
          </table:table-cell>
          <table:table-cell table:number-columns-repeated="2"/>
        </table:table-row>
        <table:table-row table:style-name="ro1">
          <table:table-cell office:value-type="time" office:time-value="PT21H48M59.246S" calcext:value-type="time">
            <text:p>21:48:59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05" calcext:value-type="float">
            <text:p>46.05</text:p>
          </table:table-cell>
          <table:table-cell table:number-columns-repeated="2"/>
        </table:table-row>
        <table:table-row table:style-name="ro1">
          <table:table-cell office:value-type="time" office:time-value="PT21H49M00.257S" calcext:value-type="time">
            <text:p>21:49:00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13" calcext:value-type="float">
            <text:p>46.13</text:p>
          </table:table-cell>
          <table:table-cell table:number-columns-repeated="2"/>
        </table:table-row>
        <table:table-row table:style-name="ro1">
          <table:table-cell office:value-type="time" office:time-value="PT21H49M01.253S" calcext:value-type="time">
            <text:p>21:49:01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15" calcext:value-type="float">
            <text:p>46.15</text:p>
          </table:table-cell>
          <table:table-cell table:number-columns-repeated="2"/>
        </table:table-row>
        <table:table-row table:style-name="ro1">
          <table:table-cell office:value-type="time" office:time-value="PT21H49M02.265S" calcext:value-type="time">
            <text:p>21:49:02.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41" calcext:value-type="float">
            <text:p>46.41</text:p>
          </table:table-cell>
          <table:table-cell table:number-columns-repeated="2"/>
        </table:table-row>
        <table:table-row table:style-name="ro1">
          <table:table-cell office:value-type="time" office:time-value="PT21H49M03.261S" calcext:value-type="time">
            <text:p>21:49:03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63" calcext:value-type="float">
            <text:p>46.63</text:p>
          </table:table-cell>
          <table:table-cell table:number-columns-repeated="2"/>
        </table:table-row>
        <table:table-row table:style-name="ro1">
          <table:table-cell office:value-type="time" office:time-value="PT21H49M04.272S" calcext:value-type="time">
            <text:p>21:49:04.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69" calcext:value-type="float">
            <text:p>46.69</text:p>
          </table:table-cell>
          <table:table-cell table:number-columns-repeated="2"/>
        </table:table-row>
        <table:table-row table:style-name="ro1">
          <table:table-cell office:value-type="time" office:time-value="PT21H49M05.277S" calcext:value-type="time">
            <text:p>21:49:05.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39" calcext:value-type="float">
            <text:p>46.39</text:p>
          </table:table-cell>
          <table:table-cell table:number-columns-repeated="2"/>
        </table:table-row>
        <table:table-row table:style-name="ro1">
          <table:table-cell office:value-type="time" office:time-value="PT21H49M06.284S" calcext:value-type="time">
            <text:p>21:49:06.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83" calcext:value-type="float">
            <text:p>46.83</text:p>
          </table:table-cell>
          <table:table-cell table:number-columns-repeated="2"/>
        </table:table-row>
        <table:table-row table:style-name="ro1">
          <table:table-cell office:value-type="time" office:time-value="PT21H49M07.29S" calcext:value-type="time">
            <text:p>21:49:07.2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53" calcext:value-type="float">
            <text:p>46.53</text:p>
          </table:table-cell>
          <table:table-cell table:number-columns-repeated="2"/>
        </table:table-row>
        <table:table-row table:style-name="ro1">
          <table:table-cell office:value-type="time" office:time-value="PT21H49M08.29S" calcext:value-type="time">
            <text:p>21:49:08.2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39" calcext:value-type="float">
            <text:p>46.39</text:p>
          </table:table-cell>
          <table:table-cell table:number-columns-repeated="2"/>
        </table:table-row>
        <table:table-row table:style-name="ro1">
          <table:table-cell office:value-type="time" office:time-value="PT21H49M09.291S" calcext:value-type="time">
            <text:p>21:49:09.2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35" calcext:value-type="float">
            <text:p>46.35</text:p>
          </table:table-cell>
          <table:table-cell table:number-columns-repeated="2"/>
        </table:table-row>
        <table:table-row table:style-name="ro1">
          <table:table-cell office:value-type="time" office:time-value="PT21H49M08.29S" calcext:value-type="time">
            <text:p>21:49:08.2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39" calcext:value-type="float">
            <text:p>46.39</text:p>
          </table:table-cell>
          <table:table-cell table:number-columns-repeated="2"/>
        </table:table-row>
        <table:table-row table:style-name="ro1">
          <table:table-cell office:value-type="time" office:time-value="PT21H49M09.291S" calcext:value-type="time">
            <text:p>21:49:09.2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35" calcext:value-type="float">
            <text:p>46.35</text:p>
          </table:table-cell>
          <table:table-cell table:number-columns-repeated="2"/>
        </table:table-row>
        <table:table-row table:style-name="ro1">
          <table:table-cell office:value-type="time" office:time-value="PT21H49M10.267S" calcext:value-type="time">
            <text:p>21:49:10.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37" calcext:value-type="float">
            <text:p>46.37</text:p>
          </table:table-cell>
          <table:table-cell table:number-columns-repeated="2"/>
        </table:table-row>
        <table:table-row table:style-name="ro1">
          <table:table-cell office:value-type="time" office:time-value="PT21H49M11.279S" calcext:value-type="time">
            <text:p>21:49:11.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51" calcext:value-type="float">
            <text:p>46.51</text:p>
          </table:table-cell>
          <table:table-cell table:number-columns-repeated="2"/>
        </table:table-row>
        <table:table-row table:style-name="ro1">
          <table:table-cell office:value-type="time" office:time-value="PT21H49M12.29S" calcext:value-type="time">
            <text:p>21:49:12.2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51" calcext:value-type="float">
            <text:p>46.51</text:p>
          </table:table-cell>
          <table:table-cell table:number-columns-repeated="2"/>
        </table:table-row>
        <table:table-row table:style-name="ro1">
          <table:table-cell office:value-type="time" office:time-value="PT21H49M13.304S" calcext:value-type="time">
            <text:p>21:49:13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45" calcext:value-type="float">
            <text:p>46.45</text:p>
          </table:table-cell>
          <table:table-cell table:number-columns-repeated="2"/>
        </table:table-row>
        <table:table-row table:style-name="ro1">
          <table:table-cell office:value-type="time" office:time-value="PT21H49M14.301S" calcext:value-type="time">
            <text:p>21:49:14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35" calcext:value-type="float">
            <text:p>46.35</text:p>
          </table:table-cell>
          <table:table-cell table:number-columns-repeated="2"/>
        </table:table-row>
        <table:table-row table:style-name="ro1">
          <table:table-cell office:value-type="time" office:time-value="PT21H49M15.304S" calcext:value-type="time">
            <text:p>21:49:15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41" calcext:value-type="float">
            <text:p>46.41</text:p>
          </table:table-cell>
          <table:table-cell table:number-columns-repeated="2"/>
        </table:table-row>
        <table:table-row table:style-name="ro1">
          <table:table-cell office:value-type="time" office:time-value="PT21H49M16.305S" calcext:value-type="time">
            <text:p>21:49:16.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65" calcext:value-type="float">
            <text:p>46.65</text:p>
          </table:table-cell>
          <table:table-cell table:number-columns-repeated="2"/>
        </table:table-row>
        <table:table-row table:style-name="ro1">
          <table:table-cell office:value-type="time" office:time-value="PT21H49M17.305S" calcext:value-type="time">
            <text:p>21:49:17.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57" calcext:value-type="float">
            <text:p>46.57</text:p>
          </table:table-cell>
          <table:table-cell table:number-columns-repeated="2"/>
        </table:table-row>
        <table:table-row table:style-name="ro1">
          <table:table-cell office:value-type="time" office:time-value="PT21H49M18.318S" calcext:value-type="time">
            <text:p>21:49:18.3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39" calcext:value-type="float">
            <text:p>46.39</text:p>
          </table:table-cell>
          <table:table-cell table:number-columns-repeated="2"/>
        </table:table-row>
        <table:table-row table:style-name="ro1">
          <table:table-cell office:value-type="time" office:time-value="PT21H49M19.317S" calcext:value-type="time">
            <text:p>21:49:19.3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41" calcext:value-type="float">
            <text:p>46.41</text:p>
          </table:table-cell>
          <table:table-cell table:number-columns-repeated="2"/>
        </table:table-row>
        <table:table-row table:style-name="ro1">
          <table:table-cell office:value-type="time" office:time-value="PT21H49M18.318S" calcext:value-type="time">
            <text:p>21:49:18.3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39" calcext:value-type="float">
            <text:p>46.39</text:p>
          </table:table-cell>
          <table:table-cell table:number-columns-repeated="2"/>
        </table:table-row>
        <table:table-row table:style-name="ro1">
          <table:table-cell office:value-type="time" office:time-value="PT21H49M19.317S" calcext:value-type="time">
            <text:p>21:49:19.3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41" calcext:value-type="float">
            <text:p>46.41</text:p>
          </table:table-cell>
          <table:table-cell table:number-columns-repeated="2"/>
        </table:table-row>
        <table:table-row table:style-name="ro1">
          <table:table-cell office:value-type="time" office:time-value="PT21H49M20.308S" calcext:value-type="time">
            <text:p>21:49:20.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63" calcext:value-type="float">
            <text:p>46.63</text:p>
          </table:table-cell>
          <table:table-cell table:number-columns-repeated="2"/>
        </table:table-row>
        <table:table-row table:style-name="ro1">
          <table:table-cell office:value-type="time" office:time-value="PT21H49M21.301S" calcext:value-type="time">
            <text:p>21:49:21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75" calcext:value-type="float">
            <text:p>46.75</text:p>
          </table:table-cell>
          <table:table-cell table:number-columns-repeated="2"/>
        </table:table-row>
        <table:table-row table:style-name="ro1">
          <table:table-cell office:value-type="time" office:time-value="PT21H49M22.297S" calcext:value-type="time">
            <text:p>21:49:22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79" calcext:value-type="float">
            <text:p>46.79</text:p>
          </table:table-cell>
          <table:table-cell table:number-columns-repeated="2"/>
        </table:table-row>
        <table:table-row table:style-name="ro1">
          <table:table-cell office:value-type="time" office:time-value="PT21H49M23.326S" calcext:value-type="time">
            <text:p>21:49:23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81" calcext:value-type="float">
            <text:p>46.81</text:p>
          </table:table-cell>
          <table:table-cell table:number-columns-repeated="2"/>
        </table:table-row>
        <table:table-row table:style-name="ro1">
          <table:table-cell office:value-type="time" office:time-value="PT21H49M24.328S" calcext:value-type="time">
            <text:p>21:49:24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83" calcext:value-type="float">
            <text:p>46.83</text:p>
          </table:table-cell>
          <table:table-cell table:number-columns-repeated="2"/>
        </table:table-row>
        <table:table-row table:style-name="ro1">
          <table:table-cell office:value-type="time" office:time-value="PT21H49M25.326S" calcext:value-type="time">
            <text:p>21:49:25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91" calcext:value-type="float">
            <text:p>46.91</text:p>
          </table:table-cell>
          <table:table-cell table:number-columns-repeated="2"/>
        </table:table-row>
        <table:table-row table:style-name="ro1">
          <table:table-cell office:value-type="time" office:time-value="PT21H49M26.322S" calcext:value-type="time">
            <text:p>21:49:26.3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97" calcext:value-type="float">
            <text:p>46.97</text:p>
          </table:table-cell>
          <table:table-cell table:number-columns-repeated="2"/>
        </table:table-row>
        <table:table-row table:style-name="ro1">
          <table:table-cell office:value-type="time" office:time-value="PT21H49M27.318S" calcext:value-type="time">
            <text:p>21:49:27.3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6.95" calcext:value-type="float">
            <text:p>46.95</text:p>
          </table:table-cell>
          <table:table-cell table:number-columns-repeated="2"/>
        </table:table-row>
        <table:table-row table:style-name="ro1">
          <table:table-cell office:value-type="time" office:time-value="PT21H49M28.329S" calcext:value-type="time">
            <text:p>21:49:28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03" calcext:value-type="float">
            <text:p>47.03</text:p>
          </table:table-cell>
          <table:table-cell table:number-columns-repeated="2"/>
        </table:table-row>
        <table:table-row table:style-name="ro1">
          <table:table-cell office:value-type="time" office:time-value="PT21H49M29.34S" calcext:value-type="time">
            <text:p>21:49:29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07" calcext:value-type="float">
            <text:p>47.07</text:p>
          </table:table-cell>
          <table:table-cell table:number-columns-repeated="2"/>
        </table:table-row>
        <table:table-row table:style-name="ro1">
          <table:table-cell office:value-type="time" office:time-value="PT21H49M30.311S" calcext:value-type="time">
            <text:p>21:49:30.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09" calcext:value-type="float">
            <text:p>47.09</text:p>
          </table:table-cell>
          <table:table-cell table:number-columns-repeated="2"/>
        </table:table-row>
        <table:table-row table:style-name="ro1">
          <table:table-cell office:value-type="time" office:time-value="PT21H49M31.329S" calcext:value-type="time">
            <text:p>21:49:31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03" calcext:value-type="float">
            <text:p>47.03</text:p>
          </table:table-cell>
          <table:table-cell table:number-columns-repeated="2"/>
        </table:table-row>
        <table:table-row table:style-name="ro1">
          <table:table-cell office:value-type="time" office:time-value="PT21H49M32.338S" calcext:value-type="time">
            <text:p>21:49:32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09" calcext:value-type="float">
            <text:p>47.09</text:p>
          </table:table-cell>
          <table:table-cell table:number-columns-repeated="2"/>
        </table:table-row>
        <table:table-row table:style-name="ro1">
          <table:table-cell office:value-type="time" office:time-value="PT21H49M33.334S" calcext:value-type="time">
            <text:p>21:49:33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11" calcext:value-type="float">
            <text:p>47.11</text:p>
          </table:table-cell>
          <table:table-cell table:number-columns-repeated="2"/>
        </table:table-row>
        <table:table-row table:style-name="ro1">
          <table:table-cell office:value-type="time" office:time-value="PT21H49M34.343S" calcext:value-type="time">
            <text:p>21:49:34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17" calcext:value-type="float">
            <text:p>47.17</text:p>
          </table:table-cell>
          <table:table-cell table:number-columns-repeated="2"/>
        </table:table-row>
        <table:table-row table:style-name="ro1">
          <table:table-cell office:value-type="time" office:time-value="PT21H49M35.352S" calcext:value-type="time">
            <text:p>21:49:35.3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23" calcext:value-type="float">
            <text:p>47.23</text:p>
          </table:table-cell>
          <table:table-cell table:number-columns-repeated="2"/>
        </table:table-row>
        <table:table-row table:style-name="ro1">
          <table:table-cell office:value-type="time" office:time-value="PT21H49M36.355S" calcext:value-type="time">
            <text:p>21:49:36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21" calcext:value-type="float">
            <text:p>47.21</text:p>
          </table:table-cell>
          <table:table-cell table:number-columns-repeated="2"/>
        </table:table-row>
        <table:table-row table:style-name="ro1">
          <table:table-cell office:value-type="time" office:time-value="PT21H49M37.357S" calcext:value-type="time">
            <text:p>21:49:37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23" calcext:value-type="float">
            <text:p>47.23</text:p>
          </table:table-cell>
          <table:table-cell table:number-columns-repeated="2"/>
        </table:table-row>
        <table:table-row table:style-name="ro1">
          <table:table-cell office:value-type="time" office:time-value="PT21H49M38.33S" calcext:value-type="time">
            <text:p>21:49:38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21" calcext:value-type="float">
            <text:p>47.21</text:p>
          </table:table-cell>
          <table:table-cell table:number-columns-repeated="2"/>
        </table:table-row>
        <table:table-row table:style-name="ro1">
          <table:table-cell office:value-type="time" office:time-value="PT21H49M39.341S" calcext:value-type="time">
            <text:p>21:49:39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11" calcext:value-type="float">
            <text:p>47.11</text:p>
          </table:table-cell>
          <table:table-cell table:number-columns-repeated="2"/>
        </table:table-row>
        <table:table-row table:style-name="ro1">
          <table:table-cell office:value-type="time" office:time-value="PT21H49M38.33S" calcext:value-type="time">
            <text:p>21:49:38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21" calcext:value-type="float">
            <text:p>47.21</text:p>
          </table:table-cell>
          <table:table-cell table:number-columns-repeated="2"/>
        </table:table-row>
        <table:table-row table:style-name="ro1">
          <table:table-cell office:value-type="time" office:time-value="PT21H49M39.341S" calcext:value-type="time">
            <text:p>21:49:39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11" calcext:value-type="float">
            <text:p>47.11</text:p>
          </table:table-cell>
          <table:table-cell table:number-columns-repeated="2"/>
        </table:table-row>
        <table:table-row table:style-name="ro1">
          <table:table-cell office:value-type="time" office:time-value="PT21H49M40.35S" calcext:value-type="time">
            <text:p>21:49:40.3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09" calcext:value-type="float">
            <text:p>47.09</text:p>
          </table:table-cell>
          <table:table-cell table:number-columns-repeated="2"/>
        </table:table-row>
        <table:table-row table:style-name="ro1">
          <table:table-cell office:value-type="time" office:time-value="PT21H49M41.359S" calcext:value-type="time">
            <text:p>21:49:41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17" calcext:value-type="float">
            <text:p>47.17</text:p>
          </table:table-cell>
          <table:table-cell table:number-columns-repeated="2"/>
        </table:table-row>
        <table:table-row table:style-name="ro1">
          <table:table-cell office:value-type="time" office:time-value="PT21H49M42.36S" calcext:value-type="time">
            <text:p>21:49:42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17" calcext:value-type="float">
            <text:p>47.17</text:p>
          </table:table-cell>
          <table:table-cell table:number-columns-repeated="2"/>
        </table:table-row>
        <table:table-row table:style-name="ro1">
          <table:table-cell office:value-type="time" office:time-value="PT21H49M43.338S" calcext:value-type="time">
            <text:p>21:49:43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17" calcext:value-type="float">
            <text:p>47.17</text:p>
          </table:table-cell>
          <table:table-cell table:number-columns-repeated="2"/>
        </table:table-row>
        <table:table-row table:style-name="ro1">
          <table:table-cell office:value-type="time" office:time-value="PT21H49M44.373S" calcext:value-type="time">
            <text:p>21:49:44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21" calcext:value-type="float">
            <text:p>47.21</text:p>
          </table:table-cell>
          <table:table-cell table:number-columns-repeated="2"/>
        </table:table-row>
        <table:table-row table:style-name="ro1">
          <table:table-cell office:value-type="time" office:time-value="PT21H49M45.371S" calcext:value-type="time">
            <text:p>21:49:45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29" calcext:value-type="float">
            <text:p>47.29</text:p>
          </table:table-cell>
          <table:table-cell table:number-columns-repeated="2"/>
        </table:table-row>
        <table:table-row table:style-name="ro1">
          <table:table-cell office:value-type="time" office:time-value="PT21H49M46.374S" calcext:value-type="time">
            <text:p>21:49:46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23" calcext:value-type="float">
            <text:p>47.23</text:p>
          </table:table-cell>
          <table:table-cell table:number-columns-repeated="2"/>
        </table:table-row>
        <table:table-row table:style-name="ro1">
          <table:table-cell office:value-type="time" office:time-value="PT21H49M47.356S" calcext:value-type="time">
            <text:p>21:49:47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23" calcext:value-type="float">
            <text:p>47.23</text:p>
          </table:table-cell>
          <table:table-cell table:number-columns-repeated="2"/>
        </table:table-row>
        <table:table-row table:style-name="ro1">
          <table:table-cell office:value-type="time" office:time-value="PT21H49M48.367S" calcext:value-type="time">
            <text:p>21:49:48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29" calcext:value-type="float">
            <text:p>47.29</text:p>
          </table:table-cell>
          <table:table-cell table:number-columns-repeated="2"/>
        </table:table-row>
        <table:table-row table:style-name="ro1">
          <table:table-cell office:value-type="time" office:time-value="PT21H49M48.367S" calcext:value-type="time">
            <text:p>21:49:48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29" calcext:value-type="float">
            <text:p>47.29</text:p>
          </table:table-cell>
          <table:table-cell table:number-columns-repeated="2"/>
        </table:table-row>
        <table:table-row table:style-name="ro1">
          <table:table-cell office:value-type="time" office:time-value="PT21H49M49.373S" calcext:value-type="time">
            <text:p>21:49:49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35" calcext:value-type="float">
            <text:p>47.35</text:p>
          </table:table-cell>
          <table:table-cell table:number-columns-repeated="2"/>
        </table:table-row>
        <table:table-row table:style-name="ro1">
          <table:table-cell office:value-type="time" office:time-value="PT21H49M50.37S" calcext:value-type="time">
            <text:p>21:49:50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33" calcext:value-type="float">
            <text:p>47.33</text:p>
          </table:table-cell>
          <table:table-cell table:number-columns-repeated="2"/>
        </table:table-row>
        <table:table-row table:style-name="ro1">
          <table:table-cell office:value-type="time" office:time-value="PT21H49M51.368S" calcext:value-type="time">
            <text:p>21:49:51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35" calcext:value-type="float">
            <text:p>47.35</text:p>
          </table:table-cell>
          <table:table-cell table:number-columns-repeated="2"/>
        </table:table-row>
        <table:table-row table:style-name="ro1">
          <table:table-cell office:value-type="time" office:time-value="PT21H49M52.38S" calcext:value-type="time">
            <text:p>21:49:52.3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51" calcext:value-type="float">
            <text:p>47.51</text:p>
          </table:table-cell>
          <table:table-cell table:number-columns-repeated="2"/>
        </table:table-row>
        <table:table-row table:style-name="ro1">
          <table:table-cell office:value-type="time" office:time-value="PT21H49M53.39S" calcext:value-type="time">
            <text:p>21:49:53.3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45" calcext:value-type="float">
            <text:p>47.45</text:p>
          </table:table-cell>
          <table:table-cell table:number-columns-repeated="2"/>
        </table:table-row>
        <table:table-row table:style-name="ro1">
          <table:table-cell office:value-type="time" office:time-value="PT21H49M54.391S" calcext:value-type="time">
            <text:p>21:49:54.3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55" calcext:value-type="float">
            <text:p>47.55</text:p>
          </table:table-cell>
          <table:table-cell table:number-columns-repeated="2"/>
        </table:table-row>
        <table:table-row table:style-name="ro1">
          <table:table-cell office:value-type="time" office:time-value="PT21H49M55.386S" calcext:value-type="time">
            <text:p>21:49:55.3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51" calcext:value-type="float">
            <text:p>47.51</text:p>
          </table:table-cell>
          <table:table-cell table:number-columns-repeated="2"/>
        </table:table-row>
        <table:table-row table:style-name="ro1">
          <table:table-cell office:value-type="time" office:time-value="PT21H49M56.383S" calcext:value-type="time">
            <text:p>21:49:56.3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57" calcext:value-type="float">
            <text:p>47.57</text:p>
          </table:table-cell>
          <table:table-cell table:number-columns-repeated="2"/>
        </table:table-row>
        <table:table-row table:style-name="ro1">
          <table:table-cell office:value-type="time" office:time-value="PT21H49M57.395S" calcext:value-type="time">
            <text:p>21:49:57.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55" calcext:value-type="float">
            <text:p>47.55</text:p>
          </table:table-cell>
          <table:table-cell table:number-columns-repeated="2"/>
        </table:table-row>
        <table:table-row table:style-name="ro1">
          <table:table-cell office:value-type="time" office:time-value="PT21H49M58.4S" calcext:value-type="time">
            <text:p>21:49:58.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55" calcext:value-type="float">
            <text:p>47.55</text:p>
          </table:table-cell>
          <table:table-cell table:number-columns-repeated="2"/>
        </table:table-row>
        <table:table-row table:style-name="ro1">
          <table:table-cell office:value-type="time" office:time-value="PT21H49M58.4S" calcext:value-type="time">
            <text:p>21:49:58.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55" calcext:value-type="float">
            <text:p>47.55</text:p>
          </table:table-cell>
          <table:table-cell table:number-columns-repeated="2"/>
        </table:table-row>
        <table:table-row table:style-name="ro1">
          <table:table-cell office:value-type="time" office:time-value="PT21H49M59.402S" calcext:value-type="time">
            <text:p>21:49:59.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55" calcext:value-type="float">
            <text:p>47.55</text:p>
          </table:table-cell>
          <table:table-cell table:number-columns-repeated="2"/>
        </table:table-row>
        <table:table-row table:style-name="ro1">
          <table:table-cell office:value-type="time" office:time-value="PT21H50M00.379S" calcext:value-type="time">
            <text:p>21:50:00.3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63" calcext:value-type="float">
            <text:p>47.63</text:p>
          </table:table-cell>
          <table:table-cell table:number-columns-repeated="2"/>
        </table:table-row>
        <table:table-row table:style-name="ro1">
          <table:table-cell office:value-type="time" office:time-value="PT21H50M01.407S" calcext:value-type="time">
            <text:p>21:50:01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69" calcext:value-type="float">
            <text:p>47.69</text:p>
          </table:table-cell>
          <table:table-cell table:number-columns-repeated="2"/>
        </table:table-row>
        <table:table-row table:style-name="ro1">
          <table:table-cell office:value-type="time" office:time-value="PT21H50M02.413S" calcext:value-type="time">
            <text:p>21:50:02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67" calcext:value-type="float">
            <text:p>47.67</text:p>
          </table:table-cell>
          <table:table-cell table:number-columns-repeated="2"/>
        </table:table-row>
        <table:table-row table:style-name="ro1">
          <table:table-cell office:value-type="time" office:time-value="PT21H50M03.412S" calcext:value-type="time">
            <text:p>21:50:03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73" calcext:value-type="float">
            <text:p>47.73</text:p>
          </table:table-cell>
          <table:table-cell table:number-columns-repeated="2"/>
        </table:table-row>
        <table:table-row table:style-name="ro1">
          <table:table-cell office:value-type="time" office:time-value="PT21H50M04.393S" calcext:value-type="time">
            <text:p>21:50:04.3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79" calcext:value-type="float">
            <text:p>47.79</text:p>
          </table:table-cell>
          <table:table-cell table:number-columns-repeated="2"/>
        </table:table-row>
        <table:table-row table:style-name="ro1">
          <table:table-cell office:value-type="time" office:time-value="PT21H50M05.386S" calcext:value-type="time">
            <text:p>21:50:05.3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79" calcext:value-type="float">
            <text:p>47.79</text:p>
          </table:table-cell>
          <table:table-cell table:number-columns-repeated="2"/>
        </table:table-row>
        <table:table-row table:style-name="ro1">
          <table:table-cell office:value-type="time" office:time-value="PT21H50M06.415S" calcext:value-type="time">
            <text:p>21:50:06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79" calcext:value-type="float">
            <text:p>47.79</text:p>
          </table:table-cell>
          <table:table-cell table:number-columns-repeated="2"/>
        </table:table-row>
        <table:table-row table:style-name="ro1">
          <table:table-cell office:value-type="time" office:time-value="PT21H50M07.41S" calcext:value-type="time">
            <text:p>21:50:07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77" calcext:value-type="float">
            <text:p>47.77</text:p>
          </table:table-cell>
          <table:table-cell table:number-columns-repeated="2"/>
        </table:table-row>
        <table:table-row table:style-name="ro1">
          <table:table-cell office:value-type="time" office:time-value="PT21H50M08.427S" calcext:value-type="time">
            <text:p>21:50:08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75" calcext:value-type="float">
            <text:p>47.75</text:p>
          </table:table-cell>
          <table:table-cell table:number-columns-repeated="2"/>
        </table:table-row>
        <table:table-row table:style-name="ro1">
          <table:table-cell office:value-type="time" office:time-value="PT21H50M09.429S" calcext:value-type="time">
            <text:p>21:50:09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75" calcext:value-type="float">
            <text:p>47.75</text:p>
          </table:table-cell>
          <table:table-cell table:number-columns-repeated="2"/>
        </table:table-row>
        <table:table-row table:style-name="ro1">
          <table:table-cell office:value-type="time" office:time-value="PT21H50M09.429S" calcext:value-type="time">
            <text:p>21:50:09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75" calcext:value-type="float">
            <text:p>47.75</text:p>
          </table:table-cell>
          <table:table-cell table:number-columns-repeated="2"/>
        </table:table-row>
        <table:table-row table:style-name="ro1">
          <table:table-cell office:value-type="time" office:time-value="PT21H50M10.426S" calcext:value-type="time">
            <text:p>21:50:10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89" calcext:value-type="float">
            <text:p>47.89</text:p>
          </table:table-cell>
          <table:table-cell table:number-columns-repeated="2"/>
        </table:table-row>
        <table:table-row table:style-name="ro1">
          <table:table-cell office:value-type="time" office:time-value="PT21H50M11.425S" calcext:value-type="time">
            <text:p>21:50:11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03" calcext:value-type="float">
            <text:p>48.03</text:p>
          </table:table-cell>
          <table:table-cell table:number-columns-repeated="2"/>
        </table:table-row>
        <table:table-row table:style-name="ro1">
          <table:table-cell office:value-type="time" office:time-value="PT21H50M12.431S" calcext:value-type="time">
            <text:p>21:50:12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</table:table-row>
        <table:table-row table:style-name="ro1">
          <table:table-cell office:value-type="time" office:time-value="PT21H50M13.427S" calcext:value-type="time">
            <text:p>21:50:13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87" calcext:value-type="float">
            <text:p>47.87</text:p>
          </table:table-cell>
          <table:table-cell table:number-columns-repeated="2"/>
        </table:table-row>
        <table:table-row table:style-name="ro1">
          <table:table-cell office:value-type="time" office:time-value="PT21H50M14.435S" calcext:value-type="time">
            <text:p>21:50:14.4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</table:table-row>
        <table:table-row table:style-name="ro1">
          <table:table-cell office:value-type="time" office:time-value="PT21H50M15.43S" calcext:value-type="time">
            <text:p>21:50:15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01" calcext:value-type="float">
            <text:p>48.01</text:p>
          </table:table-cell>
          <table:table-cell table:number-columns-repeated="2"/>
        </table:table-row>
        <table:table-row table:style-name="ro1">
          <table:table-cell office:value-type="time" office:time-value="PT21H50M16.425S" calcext:value-type="time">
            <text:p>21:50:16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07" calcext:value-type="float">
            <text:p>48.07</text:p>
          </table:table-cell>
          <table:table-cell table:number-columns-repeated="2"/>
        </table:table-row>
        <table:table-row table:style-name="ro1">
          <table:table-cell office:value-type="time" office:time-value="PT21H50M17.42S" calcext:value-type="time">
            <text:p>21:50:17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07" calcext:value-type="float">
            <text:p>48.07</text:p>
          </table:table-cell>
          <table:table-cell table:number-columns-repeated="2"/>
        </table:table-row>
        <table:table-row table:style-name="ro1">
          <table:table-cell office:value-type="time" office:time-value="PT21H50M18.434S" calcext:value-type="time">
            <text:p>21:50:18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03" calcext:value-type="float">
            <text:p>48.03</text:p>
          </table:table-cell>
          <table:table-cell table:number-columns-repeated="2"/>
        </table:table-row>
        <table:table-row table:style-name="ro1">
          <table:table-cell office:value-type="time" office:time-value="PT21H50M19.428S" calcext:value-type="time">
            <text:p>21:50:19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03" calcext:value-type="float">
            <text:p>48.03</text:p>
          </table:table-cell>
          <table:table-cell table:number-columns-repeated="2"/>
        </table:table-row>
        <table:table-row table:style-name="ro1">
          <table:table-cell office:value-type="time" office:time-value="PT21H50M19.428S" calcext:value-type="time">
            <text:p>21:50:19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03" calcext:value-type="float">
            <text:p>48.03</text:p>
          </table:table-cell>
          <table:table-cell table:number-columns-repeated="2"/>
        </table:table-row>
        <table:table-row table:style-name="ro1">
          <table:table-cell office:value-type="time" office:time-value="PT21H50M20.423S" calcext:value-type="time">
            <text:p>21:50:20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13" calcext:value-type="float">
            <text:p>48.13</text:p>
          </table:table-cell>
          <table:table-cell table:number-columns-repeated="2"/>
        </table:table-row>
        <table:table-row table:style-name="ro1">
          <table:table-cell office:value-type="time" office:time-value="PT21H50M21.45S" calcext:value-type="time">
            <text:p>21:50:21.4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15" calcext:value-type="float">
            <text:p>48.15</text:p>
          </table:table-cell>
          <table:table-cell table:number-columns-repeated="2"/>
        </table:table-row>
        <table:table-row table:style-name="ro1">
          <table:table-cell office:value-type="time" office:time-value="PT21H50M22.453S" calcext:value-type="time">
            <text:p>21:50:22.4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13" calcext:value-type="float">
            <text:p>48.13</text:p>
          </table:table-cell>
          <table:table-cell table:number-columns-repeated="2"/>
        </table:table-row>
        <table:table-row table:style-name="ro1">
          <table:table-cell office:value-type="time" office:time-value="PT21H50M23.445S" calcext:value-type="time">
            <text:p>21:50:23.4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19" calcext:value-type="float">
            <text:p>48.19</text:p>
          </table:table-cell>
          <table:table-cell table:number-columns-repeated="2"/>
        </table:table-row>
        <table:table-row table:style-name="ro1">
          <table:table-cell office:value-type="time" office:time-value="PT21H50M24.442S" calcext:value-type="time">
            <text:p>21:50:24.4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23" calcext:value-type="float">
            <text:p>48.23</text:p>
          </table:table-cell>
          <table:table-cell table:number-columns-repeated="2"/>
        </table:table-row>
        <table:table-row table:style-name="ro1">
          <table:table-cell office:value-type="time" office:time-value="PT21H50M25.453S" calcext:value-type="time">
            <text:p>21:50:25.4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23" calcext:value-type="float">
            <text:p>48.23</text:p>
          </table:table-cell>
          <table:table-cell table:number-columns-repeated="2"/>
        </table:table-row>
        <table:table-row table:style-name="ro1">
          <table:table-cell office:value-type="time" office:time-value="PT21H50M26.437S" calcext:value-type="time">
            <text:p>21:50:26.4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25" calcext:value-type="float">
            <text:p>48.25</text:p>
          </table:table-cell>
          <table:table-cell table:number-columns-repeated="2"/>
        </table:table-row>
        <table:table-row table:style-name="ro1">
          <table:table-cell office:value-type="time" office:time-value="PT21H50M27.469S" calcext:value-type="time">
            <text:p>21:50:27.4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27" calcext:value-type="float">
            <text:p>48.27</text:p>
          </table:table-cell>
          <table:table-cell table:number-columns-repeated="2"/>
        </table:table-row>
        <table:table-row table:style-name="ro1">
          <table:table-cell office:value-type="time" office:time-value="PT21H50M28.466S" calcext:value-type="time">
            <text:p>21:50:28.4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23" calcext:value-type="float">
            <text:p>48.23</text:p>
          </table:table-cell>
          <table:table-cell table:number-columns-repeated="2"/>
        </table:table-row>
        <table:table-row table:style-name="ro1">
          <table:table-cell office:value-type="time" office:time-value="PT21H50M29.47S" calcext:value-type="time">
            <text:p>21:50:29.4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15" calcext:value-type="float">
            <text:p>48.15</text:p>
          </table:table-cell>
          <table:table-cell table:number-columns-repeated="2"/>
        </table:table-row>
        <table:table-row table:style-name="ro1">
          <table:table-cell office:value-type="time" office:time-value="PT21H50M29.47S" calcext:value-type="time">
            <text:p>21:50:29.4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15" calcext:value-type="float">
            <text:p>48.15</text:p>
          </table:table-cell>
          <table:table-cell table:number-columns-repeated="2"/>
        </table:table-row>
        <table:table-row table:style-name="ro1">
          <table:table-cell office:value-type="time" office:time-value="PT21H50M30.475S" calcext:value-type="time">
            <text:p>21:50:30.4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27" calcext:value-type="float">
            <text:p>48.27</text:p>
          </table:table-cell>
          <table:table-cell table:number-columns-repeated="2"/>
        </table:table-row>
        <table:table-row table:style-name="ro1">
          <table:table-cell office:value-type="time" office:time-value="PT21H50M31.479S" calcext:value-type="time">
            <text:p>21:50:31.4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29" calcext:value-type="float">
            <text:p>48.29</text:p>
          </table:table-cell>
          <table:table-cell table:number-columns-repeated="2"/>
        </table:table-row>
        <table:table-row table:style-name="ro1">
          <table:table-cell office:value-type="time" office:time-value="PT21H50M32.472S" calcext:value-type="time">
            <text:p>21:50:32.4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31" calcext:value-type="float">
            <text:p>48.31</text:p>
          </table:table-cell>
          <table:table-cell table:number-columns-repeated="2"/>
        </table:table-row>
        <table:table-row table:style-name="ro1">
          <table:table-cell office:value-type="time" office:time-value="PT21H50M33.48S" calcext:value-type="time">
            <text:p>21:50:33.4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47" calcext:value-type="float">
            <text:p>48.47</text:p>
          </table:table-cell>
          <table:table-cell table:number-columns-repeated="2"/>
        </table:table-row>
        <table:table-row table:style-name="ro1">
          <table:table-cell office:value-type="time" office:time-value="PT21H50M34.476S" calcext:value-type="time">
            <text:p>21:50:34.4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89" calcext:value-type="float">
            <text:p>48.89</text:p>
          </table:table-cell>
          <table:table-cell table:number-columns-repeated="2"/>
        </table:table-row>
        <table:table-row table:style-name="ro1">
          <table:table-cell office:value-type="time" office:time-value="PT21H50M35.486S" calcext:value-type="time">
            <text:p>21:50:35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63" calcext:value-type="float">
            <text:p>48.63</text:p>
          </table:table-cell>
          <table:table-cell table:number-columns-repeated="2"/>
        </table:table-row>
        <table:table-row table:style-name="ro1">
          <table:table-cell office:value-type="time" office:time-value="PT21H50M36.489S" calcext:value-type="time">
            <text:p>21:50:36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77" calcext:value-type="float">
            <text:p>48.77</text:p>
          </table:table-cell>
          <table:table-cell table:number-columns-repeated="2"/>
        </table:table-row>
        <table:table-row table:style-name="ro1">
          <table:table-cell office:value-type="time" office:time-value="PT21H50M37.492S" calcext:value-type="time">
            <text:p>21:50:37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77" calcext:value-type="float">
            <text:p>48.77</text:p>
          </table:table-cell>
          <table:table-cell table:number-columns-repeated="2"/>
        </table:table-row>
        <table:table-row table:style-name="ro1">
          <table:table-cell office:value-type="time" office:time-value="PT21H50M38.489S" calcext:value-type="time">
            <text:p>21:50:38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67" calcext:value-type="float">
            <text:p>48.67</text:p>
          </table:table-cell>
          <table:table-cell table:number-columns-repeated="2"/>
        </table:table-row>
        <table:table-row table:style-name="ro1">
          <table:table-cell office:value-type="time" office:time-value="PT21H50M39.488S" calcext:value-type="time">
            <text:p>21:50:39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61" calcext:value-type="float">
            <text:p>48.61</text:p>
          </table:table-cell>
          <table:table-cell table:number-columns-repeated="2"/>
        </table:table-row>
        <table:table-row table:style-name="ro1">
          <table:table-cell office:value-type="time" office:time-value="PT21H50M39.488S" calcext:value-type="time">
            <text:p>21:50:39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61" calcext:value-type="float">
            <text:p>48.61</text:p>
          </table:table-cell>
          <table:table-cell table:number-columns-repeated="2"/>
        </table:table-row>
        <table:table-row table:style-name="ro1">
          <table:table-cell office:value-type="time" office:time-value="PT21H50M40.493S" calcext:value-type="time">
            <text:p>21:50:40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55" calcext:value-type="float">
            <text:p>48.55</text:p>
          </table:table-cell>
          <table:table-cell table:number-columns-repeated="2"/>
        </table:table-row>
        <table:table-row table:style-name="ro1">
          <table:table-cell office:value-type="time" office:time-value="PT21H50M41.495S" calcext:value-type="time">
            <text:p>21:50:41.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67" calcext:value-type="float">
            <text:p>48.67</text:p>
          </table:table-cell>
          <table:table-cell table:number-columns-repeated="2"/>
        </table:table-row>
        <table:table-row table:style-name="ro1">
          <table:table-cell office:value-type="time" office:time-value="PT21H50M42.503S" calcext:value-type="time">
            <text:p>21:50:42.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65" calcext:value-type="float">
            <text:p>48.65</text:p>
          </table:table-cell>
          <table:table-cell table:number-columns-repeated="2"/>
        </table:table-row>
        <table:table-row table:style-name="ro1">
          <table:table-cell office:value-type="time" office:time-value="PT21H50M43.499S" calcext:value-type="time">
            <text:p>21:50:43.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61" calcext:value-type="float">
            <text:p>48.61</text:p>
          </table:table-cell>
          <table:table-cell table:number-columns-repeated="2"/>
        </table:table-row>
        <table:table-row table:style-name="ro1">
          <table:table-cell office:value-type="time" office:time-value="PT21H50M44.487S" calcext:value-type="time">
            <text:p>21:50:44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47" calcext:value-type="float">
            <text:p>48.47</text:p>
          </table:table-cell>
          <table:table-cell table:number-columns-repeated="2"/>
        </table:table-row>
        <table:table-row table:style-name="ro1">
          <table:table-cell office:value-type="time" office:time-value="PT21H50M45.493S" calcext:value-type="time">
            <text:p>21:50:45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43" calcext:value-type="float">
            <text:p>48.43</text:p>
          </table:table-cell>
          <table:table-cell table:number-columns-repeated="2"/>
        </table:table-row>
        <table:table-row table:style-name="ro1">
          <table:table-cell office:value-type="time" office:time-value="PT21H50M46.487S" calcext:value-type="time">
            <text:p>21:50:46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53" calcext:value-type="float">
            <text:p>48.53</text:p>
          </table:table-cell>
          <table:table-cell table:number-columns-repeated="2"/>
        </table:table-row>
        <table:table-row table:style-name="ro1">
          <table:table-cell office:value-type="time" office:time-value="PT21H50M47.487S" calcext:value-type="time">
            <text:p>21:50:47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65" calcext:value-type="float">
            <text:p>48.65</text:p>
          </table:table-cell>
          <table:table-cell table:number-columns-repeated="2"/>
        </table:table-row>
        <table:table-row table:style-name="ro1">
          <table:table-cell office:value-type="time" office:time-value="PT21H50M48.513S" calcext:value-type="time">
            <text:p>21:50:48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67" calcext:value-type="float">
            <text:p>48.67</text:p>
          </table:table-cell>
          <table:table-cell table:number-columns-repeated="2"/>
        </table:table-row>
        <table:table-row table:style-name="ro1">
          <table:table-cell office:value-type="time" office:time-value="PT21H50M49.514S" calcext:value-type="time">
            <text:p>21:50:49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69" calcext:value-type="float">
            <text:p>48.69</text:p>
          </table:table-cell>
          <table:table-cell table:number-columns-repeated="2"/>
        </table:table-row>
        <table:table-row table:style-name="ro1">
          <table:table-cell office:value-type="time" office:time-value="PT21H50M50.488S" calcext:value-type="time">
            <text:p>21:50:50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67" calcext:value-type="float">
            <text:p>48.67</text:p>
          </table:table-cell>
          <table:table-cell table:number-columns-repeated="2"/>
        </table:table-row>
        <table:table-row table:style-name="ro1">
          <table:table-cell office:value-type="time" office:time-value="PT21H50M51.514S" calcext:value-type="time">
            <text:p>21:50:51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75" calcext:value-type="float">
            <text:p>48.75</text:p>
          </table:table-cell>
          <table:table-cell table:number-columns-repeated="2"/>
        </table:table-row>
        <table:table-row table:style-name="ro1">
          <table:table-cell office:value-type="time" office:time-value="PT21H50M52.494S" calcext:value-type="time">
            <text:p>21:50:52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73" calcext:value-type="float">
            <text:p>48.73</text:p>
          </table:table-cell>
          <table:table-cell table:number-columns-repeated="2"/>
        </table:table-row>
        <table:table-row table:style-name="ro1">
          <table:table-cell office:value-type="time" office:time-value="PT21H50M53.504S" calcext:value-type="time">
            <text:p>21:50:53.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93" calcext:value-type="float">
            <text:p>48.93</text:p>
          </table:table-cell>
          <table:table-cell table:number-columns-repeated="2"/>
        </table:table-row>
        <table:table-row table:style-name="ro1">
          <table:table-cell office:value-type="time" office:time-value="PT21H50M54.515S" calcext:value-type="time">
            <text:p>21:50:54.5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87" calcext:value-type="float">
            <text:p>48.87</text:p>
          </table:table-cell>
          <table:table-cell table:number-columns-repeated="2"/>
        </table:table-row>
        <table:table-row table:style-name="ro1">
          <table:table-cell office:value-type="time" office:time-value="PT21H50M55.511S" calcext:value-type="time">
            <text:p>21:50:55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89" calcext:value-type="float">
            <text:p>48.89</text:p>
          </table:table-cell>
          <table:table-cell table:number-columns-repeated="2"/>
        </table:table-row>
        <table:table-row table:style-name="ro1">
          <table:table-cell office:value-type="time" office:time-value="PT21H50M56.501S" calcext:value-type="time">
            <text:p>21:50:56.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87" calcext:value-type="float">
            <text:p>48.87</text:p>
          </table:table-cell>
          <table:table-cell table:number-columns-repeated="2"/>
        </table:table-row>
        <table:table-row table:style-name="ro1">
          <table:table-cell office:value-type="time" office:time-value="PT21H50M57.535S" calcext:value-type="time">
            <text:p>21:50:57.5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97" calcext:value-type="float">
            <text:p>48.97</text:p>
          </table:table-cell>
          <table:table-cell table:number-columns-repeated="2"/>
        </table:table-row>
        <table:table-row table:style-name="ro1">
          <table:table-cell office:value-type="time" office:time-value="PT21H50M58.512S" calcext:value-type="time">
            <text:p>21:50:58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91" calcext:value-type="float">
            <text:p>48.91</text:p>
          </table:table-cell>
          <table:table-cell table:number-columns-repeated="2"/>
        </table:table-row>
        <table:table-row table:style-name="ro1">
          <table:table-cell office:value-type="time" office:time-value="PT21H50M59.507S" calcext:value-type="time">
            <text:p>21:50:59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07" calcext:value-type="float">
            <text:p>49.07</text:p>
          </table:table-cell>
          <table:table-cell table:number-columns-repeated="2"/>
        </table:table-row>
        <table:table-row table:style-name="ro1">
          <table:table-cell office:value-type="time" office:time-value="PT21H51M00.528S" calcext:value-type="time">
            <text:p>21:51:00.5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93" calcext:value-type="float">
            <text:p>48.93</text:p>
          </table:table-cell>
          <table:table-cell table:number-columns-repeated="2"/>
        </table:table-row>
        <table:table-row table:style-name="ro1">
          <table:table-cell office:value-type="time" office:time-value="PT21H51M00.528S" calcext:value-type="time">
            <text:p>21:51:00.5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93" calcext:value-type="float">
            <text:p>48.93</text:p>
          </table:table-cell>
          <table:table-cell table:number-columns-repeated="2"/>
        </table:table-row>
        <table:table-row table:style-name="ro1">
          <table:table-cell office:value-type="time" office:time-value="PT21H51M01.545S" calcext:value-type="time">
            <text:p>21:51:01.5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89" calcext:value-type="float">
            <text:p>48.89</text:p>
          </table:table-cell>
          <table:table-cell table:number-columns-repeated="2"/>
        </table:table-row>
        <table:table-row table:style-name="ro1">
          <table:table-cell office:value-type="time" office:time-value="PT21H51M02.542S" calcext:value-type="time">
            <text:p>21:51:02.5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93" calcext:value-type="float">
            <text:p>48.93</text:p>
          </table:table-cell>
          <table:table-cell table:number-columns-repeated="2"/>
        </table:table-row>
        <table:table-row table:style-name="ro1">
          <table:table-cell office:value-type="time" office:time-value="PT21H51M03.523S" calcext:value-type="time">
            <text:p>21:51:03.5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93" calcext:value-type="float">
            <text:p>48.93</text:p>
          </table:table-cell>
          <table:table-cell table:number-columns-repeated="2"/>
        </table:table-row>
        <table:table-row table:style-name="ro1">
          <table:table-cell office:value-type="time" office:time-value="PT21H51M04.534S" calcext:value-type="time">
            <text:p>21:51:04.5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01" calcext:value-type="float">
            <text:p>49.01</text:p>
          </table:table-cell>
          <table:table-cell table:number-columns-repeated="2"/>
        </table:table-row>
        <table:table-row table:style-name="ro1">
          <table:table-cell office:value-type="time" office:time-value="PT21H51M05.549S" calcext:value-type="time">
            <text:p>21:51:05.5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8.97" calcext:value-type="float">
            <text:p>48.97</text:p>
          </table:table-cell>
          <table:table-cell table:number-columns-repeated="2"/>
        </table:table-row>
        <table:table-row table:style-name="ro1">
          <table:table-cell office:value-type="time" office:time-value="PT21H51M06.529S" calcext:value-type="time">
            <text:p>21:51:06.5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05" calcext:value-type="float">
            <text:p>49.05</text:p>
          </table:table-cell>
          <table:table-cell table:number-columns-repeated="2"/>
        </table:table-row>
        <table:table-row table:style-name="ro1">
          <table:table-cell office:value-type="time" office:time-value="PT21H51M07.559S" calcext:value-type="time">
            <text:p>21:51:07.5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07" calcext:value-type="float">
            <text:p>49.07</text:p>
          </table:table-cell>
          <table:table-cell table:number-columns-repeated="2"/>
        </table:table-row>
        <table:table-row table:style-name="ro1">
          <table:table-cell office:value-type="time" office:time-value="PT21H51M08.555S" calcext:value-type="time">
            <text:p>21:51:08.5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07" calcext:value-type="float">
            <text:p>49.07</text:p>
          </table:table-cell>
          <table:table-cell table:number-columns-repeated="2"/>
        </table:table-row>
        <table:table-row table:style-name="ro1">
          <table:table-cell office:value-type="time" office:time-value="PT21H51M09.542S" calcext:value-type="time">
            <text:p>21:51:09.5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13" calcext:value-type="float">
            <text:p>49.13</text:p>
          </table:table-cell>
          <table:table-cell table:number-columns-repeated="2"/>
        </table:table-row>
        <table:table-row table:style-name="ro1">
          <table:table-cell office:value-type="time" office:time-value="PT21H51M10.536S" calcext:value-type="time">
            <text:p>21:51:10.5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13" calcext:value-type="float">
            <text:p>49.13</text:p>
          </table:table-cell>
          <table:table-cell table:number-columns-repeated="2"/>
        </table:table-row>
        <table:table-row table:style-name="ro1">
          <table:table-cell office:value-type="time" office:time-value="PT21H51M10.536S" calcext:value-type="time">
            <text:p>21:51:10.5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13" calcext:value-type="float">
            <text:p>49.13</text:p>
          </table:table-cell>
          <table:table-cell table:number-columns-repeated="2"/>
        </table:table-row>
        <table:table-row table:style-name="ro1">
          <table:table-cell office:value-type="time" office:time-value="PT21H51M11.564S" calcext:value-type="time">
            <text:p>21:51:11.5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23" calcext:value-type="float">
            <text:p>49.23</text:p>
          </table:table-cell>
          <table:table-cell table:number-columns-repeated="2"/>
        </table:table-row>
        <table:table-row table:style-name="ro1">
          <table:table-cell office:value-type="time" office:time-value="PT21H51M12.536S" calcext:value-type="time">
            <text:p>21:51:12.5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27" calcext:value-type="float">
            <text:p>49.27</text:p>
          </table:table-cell>
          <table:table-cell table:number-columns-repeated="2"/>
        </table:table-row>
        <table:table-row table:style-name="ro1">
          <table:table-cell office:value-type="time" office:time-value="PT21H51M13.572S" calcext:value-type="time">
            <text:p>21:51:13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27" calcext:value-type="float">
            <text:p>49.27</text:p>
          </table:table-cell>
          <table:table-cell table:number-columns-repeated="2"/>
        </table:table-row>
        <table:table-row table:style-name="ro1">
          <table:table-cell office:value-type="time" office:time-value="PT21H51M14.57S" calcext:value-type="time">
            <text:p>21:51:14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15" calcext:value-type="float">
            <text:p>49.15</text:p>
          </table:table-cell>
          <table:table-cell table:number-columns-repeated="2"/>
        </table:table-row>
        <table:table-row table:style-name="ro1">
          <table:table-cell office:value-type="time" office:time-value="PT21H51M15.571S" calcext:value-type="time">
            <text:p>21:51:15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15" calcext:value-type="float">
            <text:p>49.15</text:p>
          </table:table-cell>
          <table:table-cell table:number-columns-repeated="2"/>
        </table:table-row>
        <table:table-row table:style-name="ro1">
          <table:table-cell office:value-type="time" office:time-value="PT21H51M16.571S" calcext:value-type="time">
            <text:p>21:51:16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27" calcext:value-type="float">
            <text:p>49.27</text:p>
          </table:table-cell>
          <table:table-cell table:number-columns-repeated="2"/>
        </table:table-row>
        <table:table-row table:style-name="ro1">
          <table:table-cell office:value-type="time" office:time-value="PT21H51M17.577S" calcext:value-type="time">
            <text:p>21:51:17.5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37" calcext:value-type="float">
            <text:p>49.37</text:p>
          </table:table-cell>
          <table:table-cell table:number-columns-repeated="2"/>
        </table:table-row>
        <table:table-row table:style-name="ro1">
          <table:table-cell office:value-type="time" office:time-value="PT21H51M18.583S" calcext:value-type="time">
            <text:p>21:51:18.5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37" calcext:value-type="float">
            <text:p>49.37</text:p>
          </table:table-cell>
          <table:table-cell table:number-columns-repeated="2"/>
        </table:table-row>
        <table:table-row table:style-name="ro1">
          <table:table-cell office:value-type="time" office:time-value="PT21H51M19.587S" calcext:value-type="time">
            <text:p>21:51:19.5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41" calcext:value-type="float">
            <text:p>49.41</text:p>
          </table:table-cell>
          <table:table-cell table:number-columns-repeated="2"/>
        </table:table-row>
        <table:table-row table:style-name="ro1">
          <table:table-cell office:value-type="time" office:time-value="PT21H51M20.573S" calcext:value-type="time">
            <text:p>21:51:20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33" calcext:value-type="float">
            <text:p>49.33</text:p>
          </table:table-cell>
          <table:table-cell table:number-columns-repeated="2"/>
        </table:table-row>
        <table:table-row table:style-name="ro1">
          <table:table-cell office:value-type="time" office:time-value="PT21H51M20.573S" calcext:value-type="time">
            <text:p>21:51:20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33" calcext:value-type="float">
            <text:p>49.33</text:p>
          </table:table-cell>
          <table:table-cell table:number-columns-repeated="2"/>
        </table:table-row>
        <table:table-row table:style-name="ro1">
          <table:table-cell office:value-type="time" office:time-value="PT21H51M21.57S" calcext:value-type="time">
            <text:p>21:51:21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31" calcext:value-type="float">
            <text:p>49.31</text:p>
          </table:table-cell>
          <table:table-cell table:number-columns-repeated="2"/>
        </table:table-row>
        <table:table-row table:style-name="ro1">
          <table:table-cell office:value-type="time" office:time-value="PT21H51M22.58S" calcext:value-type="time">
            <text:p>21:51:22.5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41" calcext:value-type="float">
            <text:p>49.41</text:p>
          </table:table-cell>
          <table:table-cell table:number-columns-repeated="2"/>
        </table:table-row>
        <table:table-row table:style-name="ro1">
          <table:table-cell office:value-type="time" office:time-value="PT21H51M23.58S" calcext:value-type="time">
            <text:p>21:51:23.5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43" calcext:value-type="float">
            <text:p>49.43</text:p>
          </table:table-cell>
          <table:table-cell table:number-columns-repeated="2"/>
        </table:table-row>
        <table:table-row table:style-name="ro1">
          <table:table-cell office:value-type="time" office:time-value="PT21H51M24.587S" calcext:value-type="time">
            <text:p>21:51:24.5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45" calcext:value-type="float">
            <text:p>49.45</text:p>
          </table:table-cell>
          <table:table-cell table:number-columns-repeated="2"/>
        </table:table-row>
        <table:table-row table:style-name="ro1">
          <table:table-cell office:value-type="time" office:time-value="PT21H51M25.585S" calcext:value-type="time">
            <text:p>21:51:25.5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51" calcext:value-type="float">
            <text:p>49.51</text:p>
          </table:table-cell>
          <table:table-cell table:number-columns-repeated="2"/>
        </table:table-row>
        <table:table-row table:style-name="ro1">
          <table:table-cell office:value-type="time" office:time-value="PT21H51M26.578S" calcext:value-type="time">
            <text:p>21:51:26.5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49" calcext:value-type="float">
            <text:p>49.49</text:p>
          </table:table-cell>
          <table:table-cell table:number-columns-repeated="2"/>
        </table:table-row>
        <table:table-row table:style-name="ro1">
          <table:table-cell office:value-type="time" office:time-value="PT21H51M27.599S" calcext:value-type="time">
            <text:p>21:51:27.6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53" calcext:value-type="float">
            <text:p>49.53</text:p>
          </table:table-cell>
          <table:table-cell table:number-columns-repeated="2"/>
        </table:table-row>
        <table:table-row table:style-name="ro1">
          <table:table-cell office:value-type="time" office:time-value="PT21H51M28.604S" calcext:value-type="time">
            <text:p>21:51:28.6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53" calcext:value-type="float">
            <text:p>49.53</text:p>
          </table:table-cell>
          <table:table-cell table:number-columns-repeated="2"/>
        </table:table-row>
        <table:table-row table:style-name="ro1">
          <table:table-cell office:value-type="time" office:time-value="PT21H51M29.608S" calcext:value-type="time">
            <text:p>21:51:29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55" calcext:value-type="float">
            <text:p>49.55</text:p>
          </table:table-cell>
          <table:table-cell table:number-columns-repeated="2"/>
        </table:table-row>
        <table:table-row table:style-name="ro1">
          <table:table-cell office:value-type="time" office:time-value="PT21H51M30.61S" calcext:value-type="time">
            <text:p>21:51:30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57" calcext:value-type="float">
            <text:p>49.57</text:p>
          </table:table-cell>
          <table:table-cell table:number-columns-repeated="2"/>
        </table:table-row>
        <table:table-row table:style-name="ro1">
          <table:table-cell office:value-type="time" office:time-value="PT21H51M30.61S" calcext:value-type="time">
            <text:p>21:51:30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57" calcext:value-type="float">
            <text:p>49.57</text:p>
          </table:table-cell>
          <table:table-cell table:number-columns-repeated="2"/>
        </table:table-row>
        <table:table-row table:style-name="ro1">
          <table:table-cell office:value-type="time" office:time-value="PT21H51M31.598S" calcext:value-type="time">
            <text:p>21:51:31.6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69" calcext:value-type="float">
            <text:p>49.69</text:p>
          </table:table-cell>
          <table:table-cell table:number-columns-repeated="2"/>
        </table:table-row>
        <table:table-row table:style-name="ro1">
          <table:table-cell office:value-type="time" office:time-value="PT21H51M32.594S" calcext:value-type="time">
            <text:p>21:51:32.5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79" calcext:value-type="float">
            <text:p>49.79</text:p>
          </table:table-cell>
          <table:table-cell table:number-columns-repeated="2"/>
        </table:table-row>
        <table:table-row table:style-name="ro1">
          <table:table-cell office:value-type="time" office:time-value="PT21H51M33.591S" calcext:value-type="time">
            <text:p>21:51:33.5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81" calcext:value-type="float">
            <text:p>49.81</text:p>
          </table:table-cell>
          <table:table-cell table:number-columns-repeated="2"/>
        </table:table-row>
        <table:table-row table:style-name="ro1">
          <table:table-cell office:value-type="time" office:time-value="PT21H51M34.616S" calcext:value-type="time">
            <text:p>21:51:34.6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83" calcext:value-type="float">
            <text:p>49.83</text:p>
          </table:table-cell>
          <table:table-cell table:number-columns-repeated="2"/>
        </table:table-row>
        <table:table-row table:style-name="ro1">
          <table:table-cell office:value-type="time" office:time-value="PT21H51M35.613S" calcext:value-type="time">
            <text:p>21:51:35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77" calcext:value-type="float">
            <text:p>49.77</text:p>
          </table:table-cell>
          <table:table-cell table:number-columns-repeated="2"/>
        </table:table-row>
        <table:table-row table:style-name="ro1">
          <table:table-cell office:value-type="time" office:time-value="PT21H51M36.619S" calcext:value-type="time">
            <text:p>21:51:36.6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77" calcext:value-type="float">
            <text:p>49.77</text:p>
          </table:table-cell>
          <table:table-cell table:number-columns-repeated="2"/>
        </table:table-row>
        <table:table-row table:style-name="ro1">
          <table:table-cell office:value-type="time" office:time-value="PT21H51M37.605S" calcext:value-type="time">
            <text:p>21:51:37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57" calcext:value-type="float">
            <text:p>49.57</text:p>
          </table:table-cell>
          <table:table-cell table:number-columns-repeated="2"/>
        </table:table-row>
        <table:table-row table:style-name="ro1">
          <table:table-cell office:value-type="time" office:time-value="PT21H51M38.616S" calcext:value-type="time">
            <text:p>21:51:38.6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59" calcext:value-type="float">
            <text:p>49.59</text:p>
          </table:table-cell>
          <table:table-cell table:number-columns-repeated="2"/>
        </table:table-row>
        <table:table-row table:style-name="ro1">
          <table:table-cell office:value-type="time" office:time-value="PT21H51M39.626S" calcext:value-type="time">
            <text:p>21:51:39.6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95" calcext:value-type="float">
            <text:p>49.95</text:p>
          </table:table-cell>
          <table:table-cell table:number-columns-repeated="2"/>
        </table:table-row>
        <table:table-row table:style-name="ro1">
          <table:table-cell office:value-type="time" office:time-value="PT21H51M40.605S" calcext:value-type="time">
            <text:p>21:51:40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91" calcext:value-type="float">
            <text:p>49.91</text:p>
          </table:table-cell>
          <table:table-cell table:number-columns-repeated="2"/>
        </table:table-row>
        <table:table-row table:style-name="ro1">
          <table:table-cell office:value-type="time" office:time-value="PT21H51M40.605S" calcext:value-type="time">
            <text:p>21:51:40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91" calcext:value-type="float">
            <text:p>49.91</text:p>
          </table:table-cell>
          <table:table-cell table:number-columns-repeated="2"/>
        </table:table-row>
        <table:table-row table:style-name="ro1">
          <table:table-cell office:value-type="time" office:time-value="PT21H51M41.605S" calcext:value-type="time">
            <text:p>21:51:41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49.95" calcext:value-type="float">
            <text:p>49.95</text:p>
          </table:table-cell>
          <table:table-cell table:number-columns-repeated="2"/>
        </table:table-row>
        <table:table-row table:style-name="ro1">
          <table:table-cell office:value-type="time" office:time-value="PT21H51M42.637S" calcext:value-type="time">
            <text:p>21:51:42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19" calcext:value-type="float">
            <text:p>50.19</text:p>
          </table:table-cell>
          <table:table-cell table:number-columns-repeated="2"/>
        </table:table-row>
        <table:table-row table:style-name="ro1">
          <table:table-cell office:value-type="time" office:time-value="PT21H51M43.628S" calcext:value-type="time">
            <text:p>21:51:43.6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15" calcext:value-type="float">
            <text:p>50.15</text:p>
          </table:table-cell>
          <table:table-cell table:number-columns-repeated="2"/>
        </table:table-row>
        <table:table-row table:style-name="ro1">
          <table:table-cell office:value-type="time" office:time-value="PT21H51M44.641S" calcext:value-type="time">
            <text:p>21:51:44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59" calcext:value-type="float">
            <text:p>50.59</text:p>
          </table:table-cell>
          <table:table-cell table:number-columns-repeated="2"/>
        </table:table-row>
        <table:table-row table:style-name="ro1">
          <table:table-cell office:value-type="time" office:time-value="PT21H51M45.639S" calcext:value-type="time">
            <text:p>21:51:45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53" calcext:value-type="float">
            <text:p>50.53</text:p>
          </table:table-cell>
          <table:table-cell table:number-columns-repeated="2"/>
        </table:table-row>
        <table:table-row table:style-name="ro1">
          <table:table-cell office:value-type="time" office:time-value="PT21H51M46.635S" calcext:value-type="time">
            <text:p>21:51:46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35" calcext:value-type="float">
            <text:p>50.35</text:p>
          </table:table-cell>
          <table:table-cell table:number-columns-repeated="2"/>
        </table:table-row>
        <table:table-row table:style-name="ro1">
          <table:table-cell office:value-type="time" office:time-value="PT21H51M47.648S" calcext:value-type="time">
            <text:p>21:51:47.6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77" calcext:value-type="float">
            <text:p>50.77</text:p>
          </table:table-cell>
          <table:table-cell table:number-columns-repeated="2"/>
        </table:table-row>
        <table:table-row table:style-name="ro1">
          <table:table-cell office:value-type="time" office:time-value="PT21H51M48.642S" calcext:value-type="time">
            <text:p>21:51:48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45" calcext:value-type="float">
            <text:p>50.45</text:p>
          </table:table-cell>
          <table:table-cell table:number-columns-repeated="2"/>
        </table:table-row>
        <table:table-row table:style-name="ro1">
          <table:table-cell office:value-type="time" office:time-value="PT21H51M49.638S" calcext:value-type="time">
            <text:p>21:51:49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27" calcext:value-type="float">
            <text:p>50.27</text:p>
          </table:table-cell>
          <table:table-cell table:number-columns-repeated="2"/>
        </table:table-row>
        <table:table-row table:style-name="ro1">
          <table:table-cell office:value-type="time" office:time-value="PT21H51M50.65S" calcext:value-type="time">
            <text:p>21:51:50.6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53" calcext:value-type="float">
            <text:p>50.53</text:p>
          </table:table-cell>
          <table:table-cell table:number-columns-repeated="2"/>
        </table:table-row>
        <table:table-row table:style-name="ro1">
          <table:table-cell office:value-type="time" office:time-value="PT21H51M51.647S" calcext:value-type="time">
            <text:p>21:51:51.6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79" calcext:value-type="float">
            <text:p>50.79</text:p>
          </table:table-cell>
          <table:table-cell table:number-columns-repeated="2"/>
        </table:table-row>
        <table:table-row table:style-name="ro1">
          <table:table-cell office:value-type="time" office:time-value="PT21H51M52.644S" calcext:value-type="time">
            <text:p>21:51:52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49" calcext:value-type="float">
            <text:p>50.49</text:p>
          </table:table-cell>
          <table:table-cell table:number-columns-repeated="2"/>
        </table:table-row>
        <table:table-row table:style-name="ro1">
          <table:table-cell office:value-type="time" office:time-value="PT21H51M53.656S" calcext:value-type="time">
            <text:p>21:51:53.6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35" calcext:value-type="float">
            <text:p>50.35</text:p>
          </table:table-cell>
          <table:table-cell table:number-columns-repeated="2"/>
        </table:table-row>
        <table:table-row table:style-name="ro1">
          <table:table-cell office:value-type="time" office:time-value="PT21H51M54.655S" calcext:value-type="time">
            <text:p>21:51:54.6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23" calcext:value-type="float">
            <text:p>50.23</text:p>
          </table:table-cell>
          <table:table-cell table:number-columns-repeated="2"/>
        </table:table-row>
        <table:table-row table:style-name="ro1">
          <table:table-cell office:value-type="time" office:time-value="PT21H51M55.648S" calcext:value-type="time">
            <text:p>21:51:55.6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39" calcext:value-type="float">
            <text:p>50.39</text:p>
          </table:table-cell>
          <table:table-cell table:number-columns-repeated="2"/>
        </table:table-row>
        <table:table-row table:style-name="ro1">
          <table:table-cell office:value-type="time" office:time-value="PT21H51M56.668S" calcext:value-type="time">
            <text:p>21:51:56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09" calcext:value-type="float">
            <text:p>50.09</text:p>
          </table:table-cell>
          <table:table-cell table:number-columns-repeated="2"/>
        </table:table-row>
        <table:table-row table:style-name="ro1">
          <table:table-cell office:value-type="time" office:time-value="PT21H51M57.659S" calcext:value-type="time">
            <text:p>21:51:57.6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time" office:time-value="PT21H51M58.673S" calcext:value-type="time">
            <text:p>21:51:58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37" calcext:value-type="float">
            <text:p>50.37</text:p>
          </table:table-cell>
          <table:table-cell table:number-columns-repeated="2"/>
        </table:table-row>
        <table:table-row table:style-name="ro1">
          <table:table-cell office:value-type="time" office:time-value="PT21H51M59.667S" calcext:value-type="time">
            <text:p>21:51:59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15" calcext:value-type="float">
            <text:p>50.15</text:p>
          </table:table-cell>
          <table:table-cell table:number-columns-repeated="2"/>
        </table:table-row>
        <table:table-row table:style-name="ro1">
          <table:table-cell office:value-type="time" office:time-value="PT21H52M00.648S" calcext:value-type="time">
            <text:p>21:52:00.6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21" calcext:value-type="float">
            <text:p>50.21</text:p>
          </table:table-cell>
          <table:table-cell table:number-columns-repeated="2"/>
        </table:table-row>
        <table:table-row table:style-name="ro1">
          <table:table-cell office:value-type="time" office:time-value="PT21H52M01.655S" calcext:value-type="time">
            <text:p>21:52:01.6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27" calcext:value-type="float">
            <text:p>50.27</text:p>
          </table:table-cell>
          <table:table-cell table:number-columns-repeated="2"/>
        </table:table-row>
        <table:table-row table:style-name="ro1">
          <table:table-cell office:value-type="time" office:time-value="PT21H52M01.655S" calcext:value-type="time">
            <text:p>21:52:01.6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27" calcext:value-type="float">
            <text:p>50.27</text:p>
          </table:table-cell>
          <table:table-cell table:number-columns-repeated="2"/>
        </table:table-row>
        <table:table-row table:style-name="ro1">
          <table:table-cell office:value-type="time" office:time-value="PT21H52M02.668S" calcext:value-type="time">
            <text:p>21:52:02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31" calcext:value-type="float">
            <text:p>50.31</text:p>
          </table:table-cell>
          <table:table-cell table:number-columns-repeated="2"/>
        </table:table-row>
        <table:table-row table:style-name="ro1">
          <table:table-cell office:value-type="time" office:time-value="PT21H52M03.666S" calcext:value-type="time">
            <text:p>21:52:03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19" calcext:value-type="float">
            <text:p>50.19</text:p>
          </table:table-cell>
          <table:table-cell table:number-columns-repeated="2"/>
        </table:table-row>
        <table:table-row table:style-name="ro1">
          <table:table-cell office:value-type="time" office:time-value="PT21H52M04.681S" calcext:value-type="time">
            <text:p>21:52:04.6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19" calcext:value-type="float">
            <text:p>50.19</text:p>
          </table:table-cell>
          <table:table-cell table:number-columns-repeated="2"/>
        </table:table-row>
        <table:table-row table:style-name="ro1">
          <table:table-cell office:value-type="time" office:time-value="PT21H52M05.689S" calcext:value-type="time">
            <text:p>21:52:05.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27" calcext:value-type="float">
            <text:p>50.27</text:p>
          </table:table-cell>
          <table:table-cell table:number-columns-repeated="2"/>
        </table:table-row>
        <table:table-row table:style-name="ro1">
          <table:table-cell office:value-type="time" office:time-value="PT21H52M06.676S" calcext:value-type="time">
            <text:p>21:52:06.6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27" calcext:value-type="float">
            <text:p>50.27</text:p>
          </table:table-cell>
          <table:table-cell table:number-columns-repeated="2"/>
        </table:table-row>
        <table:table-row table:style-name="ro1">
          <table:table-cell office:value-type="time" office:time-value="PT21H52M07.688S" calcext:value-type="time">
            <text:p>21:52:07.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time" office:time-value="PT21H52M08.687S" calcext:value-type="time">
            <text:p>21:52:08.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27" calcext:value-type="float">
            <text:p>50.27</text:p>
          </table:table-cell>
          <table:table-cell table:number-columns-repeated="2"/>
        </table:table-row>
        <table:table-row table:style-name="ro1">
          <table:table-cell office:value-type="time" office:time-value="PT21H52M09.697S" calcext:value-type="time">
            <text:p>21:52:09.7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23" calcext:value-type="float">
            <text:p>50.23</text:p>
          </table:table-cell>
          <table:table-cell table:number-columns-repeated="2"/>
        </table:table-row>
        <table:table-row table:style-name="ro1">
          <table:table-cell office:value-type="time" office:time-value="PT21H52M10.698S" calcext:value-type="time">
            <text:p>21:52:10.7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27" calcext:value-type="float">
            <text:p>50.27</text:p>
          </table:table-cell>
          <table:table-cell table:number-columns-repeated="2"/>
        </table:table-row>
        <table:table-row table:style-name="ro1">
          <table:table-cell office:value-type="time" office:time-value="PT21H52M11.694S" calcext:value-type="time">
            <text:p>21:52:11.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35" calcext:value-type="float">
            <text:p>50.35</text:p>
          </table:table-cell>
          <table:table-cell table:number-columns-repeated="2"/>
        </table:table-row>
        <table:table-row table:style-name="ro1">
          <table:table-cell office:value-type="time" office:time-value="PT21H52M11.694S" calcext:value-type="time">
            <text:p>21:52:11.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35" calcext:value-type="float">
            <text:p>50.35</text:p>
          </table:table-cell>
          <table:table-cell table:number-columns-repeated="2"/>
        </table:table-row>
        <table:table-row table:style-name="ro1">
          <table:table-cell office:value-type="time" office:time-value="PT21H52M12.699S" calcext:value-type="time">
            <text:p>21:52:12.7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35" calcext:value-type="float">
            <text:p>50.35</text:p>
          </table:table-cell>
          <table:table-cell table:number-columns-repeated="2"/>
        </table:table-row>
        <table:table-row table:style-name="ro1">
          <table:table-cell office:value-type="time" office:time-value="PT21H52M13.701S" calcext:value-type="time">
            <text:p>21:52:13.7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39" calcext:value-type="float">
            <text:p>50.39</text:p>
          </table:table-cell>
          <table:table-cell table:number-columns-repeated="2"/>
        </table:table-row>
        <table:table-row table:style-name="ro1">
          <table:table-cell office:value-type="time" office:time-value="PT21H52M14.709S" calcext:value-type="time">
            <text:p>21:52:14.7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41" calcext:value-type="float">
            <text:p>50.41</text:p>
          </table:table-cell>
          <table:table-cell table:number-columns-repeated="2"/>
        </table:table-row>
        <table:table-row table:style-name="ro1">
          <table:table-cell office:value-type="time" office:time-value="PT21H52M15.677S" calcext:value-type="time">
            <text:p>21:52:15.6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45" calcext:value-type="float">
            <text:p>50.45</text:p>
          </table:table-cell>
          <table:table-cell table:number-columns-repeated="2"/>
        </table:table-row>
        <table:table-row table:style-name="ro1">
          <table:table-cell office:value-type="time" office:time-value="PT21H52M16.713S" calcext:value-type="time">
            <text:p>21:52:16.7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45" calcext:value-type="float">
            <text:p>50.45</text:p>
          </table:table-cell>
          <table:table-cell table:number-columns-repeated="2"/>
        </table:table-row>
        <table:table-row table:style-name="ro1">
          <table:table-cell office:value-type="time" office:time-value="PT21H52M17.716S" calcext:value-type="time">
            <text:p>21:52:17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55" calcext:value-type="float">
            <text:p>50.55</text:p>
          </table:table-cell>
          <table:table-cell table:number-columns-repeated="2"/>
        </table:table-row>
        <table:table-row table:style-name="ro1">
          <table:table-cell office:value-type="time" office:time-value="PT21H52M18.713S" calcext:value-type="time">
            <text:p>21:52:18.7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63" calcext:value-type="float">
            <text:p>50.63</text:p>
          </table:table-cell>
          <table:table-cell table:number-columns-repeated="2"/>
        </table:table-row>
        <table:table-row table:style-name="ro1">
          <table:table-cell office:value-type="time" office:time-value="PT21H52M19.696S" calcext:value-type="time">
            <text:p>21:52:19.7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69" calcext:value-type="float">
            <text:p>50.69</text:p>
          </table:table-cell>
          <table:table-cell table:number-columns-repeated="2"/>
        </table:table-row>
        <table:table-row table:style-name="ro1">
          <table:table-cell office:value-type="time" office:time-value="PT21H52M20.708S" calcext:value-type="time">
            <text:p>21:52:20.7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61" calcext:value-type="float">
            <text:p>50.61</text:p>
          </table:table-cell>
          <table:table-cell table:number-columns-repeated="2"/>
        </table:table-row>
        <table:table-row table:style-name="ro1">
          <table:table-cell office:value-type="time" office:time-value="PT21H52M21.698S" calcext:value-type="time">
            <text:p>21:52:21.7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59" calcext:value-type="float">
            <text:p>50.59</text:p>
          </table:table-cell>
          <table:table-cell table:number-columns-repeated="2"/>
        </table:table-row>
        <table:table-row table:style-name="ro1">
          <table:table-cell office:value-type="time" office:time-value="PT21H52M21.698S" calcext:value-type="time">
            <text:p>21:52:21.7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59" calcext:value-type="float">
            <text:p>50.59</text:p>
          </table:table-cell>
          <table:table-cell table:number-columns-repeated="2"/>
        </table:table-row>
        <table:table-row table:style-name="ro1">
          <table:table-cell office:value-type="time" office:time-value="PT21H52M22.722S" calcext:value-type="time">
            <text:p>21:52:22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63" calcext:value-type="float">
            <text:p>50.63</text:p>
          </table:table-cell>
          <table:table-cell table:number-columns-repeated="2"/>
        </table:table-row>
        <table:table-row table:style-name="ro1">
          <table:table-cell office:value-type="time" office:time-value="PT21H52M23.729S" calcext:value-type="time">
            <text:p>21:52:23.7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69" calcext:value-type="float">
            <text:p>50.69</text:p>
          </table:table-cell>
          <table:table-cell table:number-columns-repeated="2"/>
        </table:table-row>
        <table:table-row table:style-name="ro1">
          <table:table-cell office:value-type="time" office:time-value="PT21H52M24.726S" calcext:value-type="time">
            <text:p>21:52:24.7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83" calcext:value-type="float">
            <text:p>50.83</text:p>
          </table:table-cell>
          <table:table-cell table:number-columns-repeated="2"/>
        </table:table-row>
        <table:table-row table:style-name="ro1">
          <table:table-cell office:value-type="time" office:time-value="PT21H52M25.734S" calcext:value-type="time">
            <text:p>21:52:25.7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73" calcext:value-type="float">
            <text:p>50.73</text:p>
          </table:table-cell>
          <table:table-cell table:number-columns-repeated="2"/>
        </table:table-row>
        <table:table-row table:style-name="ro1">
          <table:table-cell office:value-type="time" office:time-value="PT21H52M26.735S" calcext:value-type="time">
            <text:p>21:52:26.7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69" calcext:value-type="float">
            <text:p>50.69</text:p>
          </table:table-cell>
          <table:table-cell table:number-columns-repeated="2"/>
        </table:table-row>
        <table:table-row table:style-name="ro1">
          <table:table-cell office:value-type="time" office:time-value="PT21H52M27.72S" calcext:value-type="time">
            <text:p>21:52:27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73" calcext:value-type="float">
            <text:p>50.73</text:p>
          </table:table-cell>
          <table:table-cell table:number-columns-repeated="2"/>
        </table:table-row>
        <table:table-row table:style-name="ro1">
          <table:table-cell office:value-type="time" office:time-value="PT21H52M28.719S" calcext:value-type="time">
            <text:p>21:52:28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time" office:time-value="PT21H52M29.734S" calcext:value-type="time">
            <text:p>21:52:29.7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time" office:time-value="PT21H52M30.745S" calcext:value-type="time">
            <text:p>21:52:30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77" calcext:value-type="float">
            <text:p>50.77</text:p>
          </table:table-cell>
          <table:table-cell table:number-columns-repeated="2"/>
        </table:table-row>
        <table:table-row table:style-name="ro1">
          <table:table-cell office:value-type="time" office:time-value="PT21H52M31.742S" calcext:value-type="time">
            <text:p>21:52:31.7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79" calcext:value-type="float">
            <text:p>50.79</text:p>
          </table:table-cell>
          <table:table-cell table:number-columns-repeated="2"/>
        </table:table-row>
        <table:table-row table:style-name="ro1">
          <table:table-cell office:value-type="time" office:time-value="PT21H52M31.742S" calcext:value-type="time">
            <text:p>21:52:31.7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79" calcext:value-type="float">
            <text:p>50.79</text:p>
          </table:table-cell>
          <table:table-cell table:number-columns-repeated="2"/>
        </table:table-row>
        <table:table-row table:style-name="ro1">
          <table:table-cell office:value-type="time" office:time-value="PT21H52M32.749S" calcext:value-type="time">
            <text:p>21:52:32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83" calcext:value-type="float">
            <text:p>50.83</text:p>
          </table:table-cell>
          <table:table-cell table:number-columns-repeated="2"/>
        </table:table-row>
        <table:table-row table:style-name="ro1">
          <table:table-cell office:value-type="time" office:time-value="PT21H52M33.716S" calcext:value-type="time">
            <text:p>21:52:33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83" calcext:value-type="float">
            <text:p>50.83</text:p>
          </table:table-cell>
          <table:table-cell table:number-columns-repeated="2"/>
        </table:table-row>
        <table:table-row table:style-name="ro1">
          <table:table-cell office:value-type="time" office:time-value="PT21H52M34.754S" calcext:value-type="time">
            <text:p>21:52:34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87" calcext:value-type="float">
            <text:p>50.87</text:p>
          </table:table-cell>
          <table:table-cell table:number-columns-repeated="2"/>
        </table:table-row>
        <table:table-row table:style-name="ro1">
          <table:table-cell office:value-type="time" office:time-value="PT21H52M35.751S" calcext:value-type="time">
            <text:p>21:52:35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89" calcext:value-type="float">
            <text:p>50.89</text:p>
          </table:table-cell>
          <table:table-cell table:number-columns-repeated="2"/>
        </table:table-row>
        <table:table-row table:style-name="ro1">
          <table:table-cell office:value-type="time" office:time-value="PT21H52M36.753S" calcext:value-type="time">
            <text:p>21:52:36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93" calcext:value-type="float">
            <text:p>50.93</text:p>
          </table:table-cell>
          <table:table-cell table:number-columns-repeated="2"/>
        </table:table-row>
        <table:table-row table:style-name="ro1">
          <table:table-cell office:value-type="time" office:time-value="PT21H52M37.752S" calcext:value-type="time">
            <text:p>21:52:37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93" calcext:value-type="float">
            <text:p>50.93</text:p>
          </table:table-cell>
          <table:table-cell table:number-columns-repeated="2"/>
        </table:table-row>
        <table:table-row table:style-name="ro1">
          <table:table-cell office:value-type="time" office:time-value="PT21H52M38.759S" calcext:value-type="time">
            <text:p>21:52:38.7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91" calcext:value-type="float">
            <text:p>50.91</text:p>
          </table:table-cell>
          <table:table-cell table:number-columns-repeated="2"/>
        </table:table-row>
        <table:table-row table:style-name="ro1">
          <table:table-cell office:value-type="time" office:time-value="PT21H52M39.745S" calcext:value-type="time">
            <text:p>21:52:39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0.95" calcext:value-type="float">
            <text:p>50.95</text:p>
          </table:table-cell>
          <table:table-cell table:number-columns-repeated="2"/>
        </table:table-row>
        <table:table-row table:style-name="ro1">
          <table:table-cell office:value-type="time" office:time-value="PT21H52M40.752S" calcext:value-type="time">
            <text:p>21:52:40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03" calcext:value-type="float">
            <text:p>51.03</text:p>
          </table:table-cell>
          <table:table-cell table:number-columns-repeated="2"/>
        </table:table-row>
        <table:table-row table:style-name="ro1">
          <table:table-cell office:value-type="time" office:time-value="PT21H52M41.749S" calcext:value-type="time">
            <text:p>21:52:41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time" office:time-value="PT21H52M41.749S" calcext:value-type="time">
            <text:p>21:52:41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time" office:time-value="PT21H52M42.763S" calcext:value-type="time">
            <text:p>21:52:42.7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time" office:time-value="PT21H52M43.762S" calcext:value-type="time">
            <text:p>21:52:43.7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11" calcext:value-type="float">
            <text:p>51.11</text:p>
          </table:table-cell>
          <table:table-cell table:number-columns-repeated="2"/>
        </table:table-row>
        <table:table-row table:style-name="ro1">
          <table:table-cell office:value-type="time" office:time-value="PT21H52M44.771S" calcext:value-type="time">
            <text:p>21:52:44.7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15" calcext:value-type="float">
            <text:p>51.15</text:p>
          </table:table-cell>
          <table:table-cell table:number-columns-repeated="2"/>
        </table:table-row>
        <table:table-row table:style-name="ro1">
          <table:table-cell office:value-type="time" office:time-value="PT21H52M45.773S" calcext:value-type="time">
            <text:p>21:52:45.7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19" calcext:value-type="float">
            <text:p>51.19</text:p>
          </table:table-cell>
          <table:table-cell table:number-columns-repeated="2"/>
        </table:table-row>
        <table:table-row table:style-name="ro1">
          <table:table-cell office:value-type="time" office:time-value="PT21H52M46.777S" calcext:value-type="time">
            <text:p>21:52:46.7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17" calcext:value-type="float">
            <text:p>51.17</text:p>
          </table:table-cell>
          <table:table-cell table:number-columns-repeated="2"/>
        </table:table-row>
        <table:table-row table:style-name="ro1">
          <table:table-cell office:value-type="time" office:time-value="PT21H52M47.766S" calcext:value-type="time">
            <text:p>21:52:47.7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23" calcext:value-type="float">
            <text:p>51.23</text:p>
          </table:table-cell>
          <table:table-cell table:number-columns-repeated="2"/>
        </table:table-row>
        <table:table-row table:style-name="ro1">
          <table:table-cell office:value-type="time" office:time-value="PT21H52M48.774S" calcext:value-type="time">
            <text:p>21:52:48.7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17" calcext:value-type="float">
            <text:p>51.17</text:p>
          </table:table-cell>
          <table:table-cell table:number-columns-repeated="2"/>
        </table:table-row>
        <table:table-row table:style-name="ro1">
          <table:table-cell office:value-type="time" office:time-value="PT21H52M49.784S" calcext:value-type="time">
            <text:p>21:52:49.7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23" calcext:value-type="float">
            <text:p>51.23</text:p>
          </table:table-cell>
          <table:table-cell table:number-columns-repeated="2"/>
        </table:table-row>
        <table:table-row table:style-name="ro1">
          <table:table-cell office:value-type="time" office:time-value="PT21H52M50.769S" calcext:value-type="time">
            <text:p>21:52:50.7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23" calcext:value-type="float">
            <text:p>51.23</text:p>
          </table:table-cell>
          <table:table-cell table:number-columns-repeated="2"/>
        </table:table-row>
        <table:table-row table:style-name="ro1">
          <table:table-cell office:value-type="time" office:time-value="PT21H52M51.767S" calcext:value-type="time">
            <text:p>21:52:51.7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</table:table-row>
        <table:table-row table:style-name="ro1">
          <table:table-cell office:value-type="time" office:time-value="PT21H52M51.767S" calcext:value-type="time">
            <text:p>21:52:51.7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</table:table-row>
        <table:table-row table:style-name="ro1">
          <table:table-cell office:value-type="time" office:time-value="PT21H52M52.779S" calcext:value-type="time">
            <text:p>21:52:52.7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21" calcext:value-type="float">
            <text:p>51.21</text:p>
          </table:table-cell>
          <table:table-cell table:number-columns-repeated="2"/>
        </table:table-row>
        <table:table-row table:style-name="ro1">
          <table:table-cell office:value-type="time" office:time-value="PT21H52M53.782S" calcext:value-type="time">
            <text:p>21:52:53.7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17" calcext:value-type="float">
            <text:p>51.17</text:p>
          </table:table-cell>
          <table:table-cell table:number-columns-repeated="2"/>
        </table:table-row>
        <table:table-row table:style-name="ro1">
          <table:table-cell office:value-type="time" office:time-value="PT21H52M54.793S" calcext:value-type="time">
            <text:p>21:52:54.7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17" calcext:value-type="float">
            <text:p>51.17</text:p>
          </table:table-cell>
          <table:table-cell table:number-columns-repeated="2"/>
        </table:table-row>
        <table:table-row table:style-name="ro1">
          <table:table-cell office:value-type="time" office:time-value="PT21H52M55.796S" calcext:value-type="time">
            <text:p>21:52:55.8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31" calcext:value-type="float">
            <text:p>51.31</text:p>
          </table:table-cell>
          <table:table-cell table:number-columns-repeated="2"/>
        </table:table-row>
        <table:table-row table:style-name="ro1">
          <table:table-cell office:value-type="time" office:time-value="PT21H52M56.802S" calcext:value-type="time">
            <text:p>21:52:56.8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31" calcext:value-type="float">
            <text:p>51.31</text:p>
          </table:table-cell>
          <table:table-cell table:number-columns-repeated="2"/>
        </table:table-row>
        <table:table-row table:style-name="ro1">
          <table:table-cell office:value-type="time" office:time-value="PT21H52M57.805S" calcext:value-type="time">
            <text:p>21:52:57.8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</table:table-row>
        <table:table-row table:style-name="ro1">
          <table:table-cell office:value-type="time" office:time-value="PT21H52M58.789S" calcext:value-type="time">
            <text:p>21:52:58.7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35" calcext:value-type="float">
            <text:p>51.35</text:p>
          </table:table-cell>
          <table:table-cell table:number-columns-repeated="2"/>
        </table:table-row>
        <table:table-row table:style-name="ro1">
          <table:table-cell office:value-type="time" office:time-value="PT21H52M59.801S" calcext:value-type="time">
            <text:p>21:52:59.8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43" calcext:value-type="float">
            <text:p>51.43</text:p>
          </table:table-cell>
          <table:table-cell table:number-columns-repeated="2"/>
        </table:table-row>
        <table:table-row table:style-name="ro1">
          <table:table-cell office:value-type="time" office:time-value="PT21H53M00.81S" calcext:value-type="time">
            <text:p>21:53:00.8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37" calcext:value-type="float">
            <text:p>51.37</text:p>
          </table:table-cell>
          <table:table-cell table:number-columns-repeated="2"/>
        </table:table-row>
        <table:table-row table:style-name="ro1">
          <table:table-cell office:value-type="time" office:time-value="PT21H53M01.809S" calcext:value-type="time">
            <text:p>21:53:01.8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39" calcext:value-type="float">
            <text:p>51.39</text:p>
          </table:table-cell>
          <table:table-cell table:number-columns-repeated="2"/>
        </table:table-row>
        <table:table-row table:style-name="ro1">
          <table:table-cell office:value-type="time" office:time-value="PT21H53M02.816S" calcext:value-type="time">
            <text:p>21:53:02.8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47" calcext:value-type="float">
            <text:p>51.47</text:p>
          </table:table-cell>
          <table:table-cell table:number-columns-repeated="2"/>
        </table:table-row>
        <table:table-row table:style-name="ro1">
          <table:table-cell office:value-type="time" office:time-value="PT21H53M03.791S" calcext:value-type="time">
            <text:p>21:53:03.7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45" calcext:value-type="float">
            <text:p>51.45</text:p>
          </table:table-cell>
          <table:table-cell table:number-columns-repeated="2"/>
        </table:table-row>
        <table:table-row table:style-name="ro1">
          <table:table-cell office:value-type="time" office:time-value="PT21H53M04.801S" calcext:value-type="time">
            <text:p>21:53:04.8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45" calcext:value-type="float">
            <text:p>51.45</text:p>
          </table:table-cell>
          <table:table-cell table:number-columns-repeated="2"/>
        </table:table-row>
        <table:table-row table:style-name="ro1">
          <table:table-cell office:value-type="time" office:time-value="PT21H53M05.815S" calcext:value-type="time">
            <text:p>21:53:05.8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47" calcext:value-type="float">
            <text:p>51.47</text:p>
          </table:table-cell>
          <table:table-cell table:number-columns-repeated="2"/>
        </table:table-row>
        <table:table-row table:style-name="ro1">
          <table:table-cell office:value-type="time" office:time-value="PT21H53M06.825S" calcext:value-type="time">
            <text:p>21:53:06.8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49" calcext:value-type="float">
            <text:p>51.49</text:p>
          </table:table-cell>
          <table:table-cell table:number-columns-repeated="2"/>
        </table:table-row>
        <table:table-row table:style-name="ro1">
          <table:table-cell office:value-type="time" office:time-value="PT21H53M07.823S" calcext:value-type="time">
            <text:p>21:53:07.8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39" calcext:value-type="float">
            <text:p>51.39</text:p>
          </table:table-cell>
          <table:table-cell table:number-columns-repeated="2"/>
        </table:table-row>
        <table:table-row table:style-name="ro1">
          <table:table-cell office:value-type="time" office:time-value="PT21H53M08.821S" calcext:value-type="time">
            <text:p>21:53:08.8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53" calcext:value-type="float">
            <text:p>51.53</text:p>
          </table:table-cell>
          <table:table-cell table:number-columns-repeated="2"/>
        </table:table-row>
        <table:table-row table:style-name="ro1">
          <table:table-cell office:value-type="time" office:time-value="PT21H53M09.815S" calcext:value-type="time">
            <text:p>21:53:09.8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51" calcext:value-type="float">
            <text:p>51.51</text:p>
          </table:table-cell>
          <table:table-cell table:number-columns-repeated="2"/>
        </table:table-row>
        <table:table-row table:style-name="ro1">
          <table:table-cell office:value-type="time" office:time-value="PT21H53M10.81S" calcext:value-type="time">
            <text:p>21:53:10.8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51" calcext:value-type="float">
            <text:p>51.51</text:p>
          </table:table-cell>
          <table:table-cell table:number-columns-repeated="2"/>
        </table:table-row>
        <table:table-row table:style-name="ro1">
          <table:table-cell office:value-type="time" office:time-value="PT21H53M11.832S" calcext:value-type="time">
            <text:p>21:53:11.8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51" calcext:value-type="float">
            <text:p>51.51</text:p>
          </table:table-cell>
          <table:table-cell table:number-columns-repeated="2"/>
        </table:table-row>
        <table:table-row table:style-name="ro1">
          <table:table-cell office:value-type="time" office:time-value="PT21H53M12.811S" calcext:value-type="time">
            <text:p>21:53:12.8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51" calcext:value-type="float">
            <text:p>51.51</text:p>
          </table:table-cell>
          <table:table-cell table:number-columns-repeated="2"/>
        </table:table-row>
        <table:table-row table:style-name="ro1">
          <table:table-cell office:value-type="time" office:time-value="PT21H53M13.824S" calcext:value-type="time">
            <text:p>21:53:13.8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61" calcext:value-type="float">
            <text:p>51.61</text:p>
          </table:table-cell>
          <table:table-cell table:number-columns-repeated="2"/>
        </table:table-row>
        <table:table-row table:style-name="ro1">
          <table:table-cell office:value-type="time" office:time-value="PT21H53M14.816S" calcext:value-type="time">
            <text:p>21:53:14.8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69" calcext:value-type="float">
            <text:p>51.69</text:p>
          </table:table-cell>
          <table:table-cell table:number-columns-repeated="2"/>
        </table:table-row>
        <table:table-row table:style-name="ro1">
          <table:table-cell office:value-type="time" office:time-value="PT21H53M15.846S" calcext:value-type="time">
            <text:p>21:53:15.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59" calcext:value-type="float">
            <text:p>51.59</text:p>
          </table:table-cell>
          <table:table-cell table:number-columns-repeated="2"/>
        </table:table-row>
        <table:table-row table:style-name="ro1">
          <table:table-cell office:value-type="time" office:time-value="PT21H53M16.846S" calcext:value-type="time">
            <text:p>21:53:16.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61" calcext:value-type="float">
            <text:p>51.61</text:p>
          </table:table-cell>
          <table:table-cell table:number-columns-repeated="2"/>
        </table:table-row>
        <table:table-row table:style-name="ro1">
          <table:table-cell office:value-type="time" office:time-value="PT21H53M17.822S" calcext:value-type="time">
            <text:p>21:53:17.8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61" calcext:value-type="float">
            <text:p>51.61</text:p>
          </table:table-cell>
          <table:table-cell table:number-columns-repeated="2"/>
        </table:table-row>
        <table:table-row table:style-name="ro1">
          <table:table-cell office:value-type="time" office:time-value="PT21H53M18.832S" calcext:value-type="time">
            <text:p>21:53:18.8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65" calcext:value-type="float">
            <text:p>51.65</text:p>
          </table:table-cell>
          <table:table-cell table:number-columns-repeated="2"/>
        </table:table-row>
        <table:table-row table:style-name="ro1">
          <table:table-cell office:value-type="time" office:time-value="PT21H53M19.83S" calcext:value-type="time">
            <text:p>21:53:19.8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65" calcext:value-type="float">
            <text:p>51.65</text:p>
          </table:table-cell>
          <table:table-cell table:number-columns-repeated="2"/>
        </table:table-row>
        <table:table-row table:style-name="ro1">
          <table:table-cell office:value-type="time" office:time-value="PT21H53M20.855S" calcext:value-type="time">
            <text:p>21:53:20.8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77" calcext:value-type="float">
            <text:p>51.77</text:p>
          </table:table-cell>
          <table:table-cell table:number-columns-repeated="2"/>
        </table:table-row>
        <table:table-row table:style-name="ro1">
          <table:table-cell office:value-type="time" office:time-value="PT21H53M21.858S" calcext:value-type="time">
            <text:p>21:53:21.8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79" calcext:value-type="float">
            <text:p>51.79</text:p>
          </table:table-cell>
          <table:table-cell table:number-columns-repeated="2"/>
        </table:table-row>
        <table:table-row table:style-name="ro1">
          <table:table-cell office:value-type="time" office:time-value="PT21H53M22.857S" calcext:value-type="time">
            <text:p>21:53:22.8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79" calcext:value-type="float">
            <text:p>51.79</text:p>
          </table:table-cell>
          <table:table-cell table:number-columns-repeated="2"/>
        </table:table-row>
        <table:table-row table:style-name="ro1">
          <table:table-cell office:value-type="time" office:time-value="PT21H53M23.854S" calcext:value-type="time">
            <text:p>21:53:23.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75" calcext:value-type="float">
            <text:p>51.75</text:p>
          </table:table-cell>
          <table:table-cell table:number-columns-repeated="2"/>
        </table:table-row>
        <table:table-row table:style-name="ro1">
          <table:table-cell office:value-type="time" office:time-value="PT21H53M23.854S" calcext:value-type="time">
            <text:p>21:53:23.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75" calcext:value-type="float">
            <text:p>51.75</text:p>
          </table:table-cell>
          <table:table-cell table:number-columns-repeated="2"/>
        </table:table-row>
        <table:table-row table:style-name="ro1">
          <table:table-cell office:value-type="time" office:time-value="PT21H53M24.851S" calcext:value-type="time">
            <text:p>21:53:24.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79" calcext:value-type="float">
            <text:p>51.79</text:p>
          </table:table-cell>
          <table:table-cell table:number-columns-repeated="2"/>
        </table:table-row>
        <table:table-row table:style-name="ro1">
          <table:table-cell office:value-type="time" office:time-value="PT21H53M25.863S" calcext:value-type="time">
            <text:p>21:53:25.8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</table:table-row>
        <table:table-row table:style-name="ro1">
          <table:table-cell office:value-type="time" office:time-value="PT21H53M26.842S" calcext:value-type="time">
            <text:p>21:53:26.8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83" calcext:value-type="float">
            <text:p>51.83</text:p>
          </table:table-cell>
          <table:table-cell table:number-columns-repeated="2"/>
        </table:table-row>
        <table:table-row table:style-name="ro1">
          <table:table-cell office:value-type="time" office:time-value="PT21H53M27.858S" calcext:value-type="time">
            <text:p>21:53:27.8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89" calcext:value-type="float">
            <text:p>51.89</text:p>
          </table:table-cell>
          <table:table-cell table:number-columns-repeated="2"/>
        </table:table-row>
        <table:table-row table:style-name="ro1">
          <table:table-cell office:value-type="time" office:time-value="PT21H53M28.853S" calcext:value-type="time">
            <text:p>21:53:28.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89" calcext:value-type="float">
            <text:p>51.89</text:p>
          </table:table-cell>
          <table:table-cell table:number-columns-repeated="2"/>
        </table:table-row>
        <table:table-row table:style-name="ro1">
          <table:table-cell office:value-type="time" office:time-value="PT21H53M29.862S" calcext:value-type="time">
            <text:p>21:53:29.8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93" calcext:value-type="float">
            <text:p>51.93</text:p>
          </table:table-cell>
          <table:table-cell table:number-columns-repeated="2"/>
        </table:table-row>
        <table:table-row table:style-name="ro1">
          <table:table-cell office:value-type="time" office:time-value="PT21H53M30.861S" calcext:value-type="time">
            <text:p>21:53:30.8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93" calcext:value-type="float">
            <text:p>51.93</text:p>
          </table:table-cell>
          <table:table-cell table:number-columns-repeated="2"/>
        </table:table-row>
        <table:table-row table:style-name="ro1">
          <table:table-cell office:value-type="time" office:time-value="PT21H53M31.872S" calcext:value-type="time">
            <text:p>21:53:31.8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91" calcext:value-type="float">
            <text:p>51.91</text:p>
          </table:table-cell>
          <table:table-cell table:number-columns-repeated="2"/>
        </table:table-row>
        <table:table-row table:style-name="ro1">
          <table:table-cell office:value-type="time" office:time-value="PT21H53M32.879S" calcext:value-type="time">
            <text:p>21:53:32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89" calcext:value-type="float">
            <text:p>51.89</text:p>
          </table:table-cell>
          <table:table-cell table:number-columns-repeated="2"/>
        </table:table-row>
        <table:table-row table:style-name="ro1">
          <table:table-cell office:value-type="time" office:time-value="PT21H53M33.88S" calcext:value-type="time">
            <text:p>21:53:33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05" calcext:value-type="float">
            <text:p>52.05</text:p>
          </table:table-cell>
          <table:table-cell table:number-columns-repeated="2"/>
        </table:table-row>
        <table:table-row table:style-name="ro1">
          <table:table-cell office:value-type="time" office:time-value="PT21H53M33.88S" calcext:value-type="time">
            <text:p>21:53:33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05" calcext:value-type="float">
            <text:p>52.05</text:p>
          </table:table-cell>
          <table:table-cell table:number-columns-repeated="2"/>
        </table:table-row>
        <table:table-row table:style-name="ro1">
          <table:table-cell office:value-type="time" office:time-value="PT21H53M34.888S" calcext:value-type="time">
            <text:p>21:53:34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03" calcext:value-type="float">
            <text:p>52.03</text:p>
          </table:table-cell>
          <table:table-cell table:number-columns-repeated="2"/>
        </table:table-row>
        <table:table-row table:style-name="ro1">
          <table:table-cell office:value-type="time" office:time-value="PT21H53M35.885S" calcext:value-type="time">
            <text:p>21:53:35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95" calcext:value-type="float">
            <text:p>51.95</text:p>
          </table:table-cell>
          <table:table-cell table:number-columns-repeated="2"/>
        </table:table-row>
        <table:table-row table:style-name="ro1">
          <table:table-cell office:value-type="time" office:time-value="PT21H53M36.869S" calcext:value-type="time">
            <text:p>21:53:36.8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1.97" calcext:value-type="float">
            <text:p>51.97</text:p>
          </table:table-cell>
          <table:table-cell table:number-columns-repeated="2"/>
        </table:table-row>
        <table:table-row table:style-name="ro1">
          <table:table-cell office:value-type="time" office:time-value="PT21H53M37.889S" calcext:value-type="time">
            <text:p>21:53:37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11" calcext:value-type="float">
            <text:p>52.11</text:p>
          </table:table-cell>
          <table:table-cell table:number-columns-repeated="2"/>
        </table:table-row>
        <table:table-row table:style-name="ro1">
          <table:table-cell office:value-type="time" office:time-value="PT21H53M38.878S" calcext:value-type="time">
            <text:p>21:53:38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07" calcext:value-type="float">
            <text:p>52.07</text:p>
          </table:table-cell>
          <table:table-cell table:number-columns-repeated="2"/>
        </table:table-row>
        <table:table-row table:style-name="ro1">
          <table:table-cell office:value-type="time" office:time-value="PT21H53M39.898S" calcext:value-type="time">
            <text:p>21:53:39.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15" calcext:value-type="float">
            <text:p>52.15</text:p>
          </table:table-cell>
          <table:table-cell table:number-columns-repeated="2"/>
        </table:table-row>
        <table:table-row table:style-name="ro1">
          <table:table-cell office:value-type="time" office:time-value="PT21H53M40.868S" calcext:value-type="time">
            <text:p>21:53:40.8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11" calcext:value-type="float">
            <text:p>52.11</text:p>
          </table:table-cell>
          <table:table-cell table:number-columns-repeated="2"/>
        </table:table-row>
        <table:table-row table:style-name="ro1">
          <table:table-cell office:value-type="time" office:time-value="PT21H53M41.89S" calcext:value-type="time">
            <text:p>21:53:41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13" calcext:value-type="float">
            <text:p>52.13</text:p>
          </table:table-cell>
          <table:table-cell table:number-columns-repeated="2"/>
        </table:table-row>
        <table:table-row table:style-name="ro1">
          <table:table-cell office:value-type="time" office:time-value="PT21H53M42.902S" calcext:value-type="time">
            <text:p>21:53:42.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19" calcext:value-type="float">
            <text:p>52.19</text:p>
          </table:table-cell>
          <table:table-cell table:number-columns-repeated="2"/>
        </table:table-row>
        <table:table-row table:style-name="ro1">
          <table:table-cell office:value-type="time" office:time-value="PT21H53M43.9S" calcext:value-type="time">
            <text:p>21:53:43.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11" calcext:value-type="float">
            <text:p>52.11</text:p>
          </table:table-cell>
          <table:table-cell table:number-columns-repeated="2"/>
        </table:table-row>
        <table:table-row table:style-name="ro1">
          <table:table-cell office:value-type="time" office:time-value="PT21H53M43.9S" calcext:value-type="time">
            <text:p>21:53:43.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11" calcext:value-type="float">
            <text:p>52.11</text:p>
          </table:table-cell>
          <table:table-cell table:number-columns-repeated="2"/>
        </table:table-row>
        <table:table-row table:style-name="ro1">
          <table:table-cell office:value-type="time" office:time-value="PT21H53M44.905S" calcext:value-type="time">
            <text:p>21:53:44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09" calcext:value-type="float">
            <text:p>52.09</text:p>
          </table:table-cell>
          <table:table-cell table:number-columns-repeated="2"/>
        </table:table-row>
        <table:table-row table:style-name="ro1">
          <table:table-cell office:value-type="time" office:time-value="PT21H53M45.885S" calcext:value-type="time">
            <text:p>21:53:45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19" calcext:value-type="float">
            <text:p>52.19</text:p>
          </table:table-cell>
          <table:table-cell table:number-columns-repeated="2"/>
        </table:table-row>
        <table:table-row table:style-name="ro1">
          <table:table-cell office:value-type="time" office:time-value="PT21H53M46.881S" calcext:value-type="time">
            <text:p>21:53:46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33" calcext:value-type="float">
            <text:p>52.33</text:p>
          </table:table-cell>
          <table:table-cell table:number-columns-repeated="2"/>
        </table:table-row>
        <table:table-row table:style-name="ro1">
          <table:table-cell office:value-type="time" office:time-value="PT21H53M47.912S" calcext:value-type="time">
            <text:p>21:53:47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33" calcext:value-type="float">
            <text:p>52.33</text:p>
          </table:table-cell>
          <table:table-cell table:number-columns-repeated="2"/>
        </table:table-row>
        <table:table-row table:style-name="ro1">
          <table:table-cell office:value-type="time" office:time-value="PT21H53M48.918S" calcext:value-type="time">
            <text:p>21:53:48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25" calcext:value-type="float">
            <text:p>52.25</text:p>
          </table:table-cell>
          <table:table-cell table:number-columns-repeated="2"/>
        </table:table-row>
        <table:table-row table:style-name="ro1">
          <table:table-cell office:value-type="time" office:time-value="PT21H53M49.9S" calcext:value-type="time">
            <text:p>21:53:49.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35" calcext:value-type="float">
            <text:p>52.35</text:p>
          </table:table-cell>
          <table:table-cell table:number-columns-repeated="2"/>
        </table:table-row>
        <table:table-row table:style-name="ro1">
          <table:table-cell office:value-type="time" office:time-value="PT21H53M50.912S" calcext:value-type="time">
            <text:p>21:53:50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35" calcext:value-type="float">
            <text:p>52.35</text:p>
          </table:table-cell>
          <table:table-cell table:number-columns-repeated="2"/>
        </table:table-row>
        <table:table-row table:style-name="ro1">
          <table:table-cell office:value-type="time" office:time-value="PT21H53M51.921S" calcext:value-type="time">
            <text:p>21:53:51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35" calcext:value-type="float">
            <text:p>52.35</text:p>
          </table:table-cell>
          <table:table-cell table:number-columns-repeated="2"/>
        </table:table-row>
        <table:table-row table:style-name="ro1">
          <table:table-cell office:value-type="time" office:time-value="PT21H53M52.923S" calcext:value-type="time">
            <text:p>21:53:52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33" calcext:value-type="float">
            <text:p>52.33</text:p>
          </table:table-cell>
          <table:table-cell table:number-columns-repeated="2"/>
        </table:table-row>
        <table:table-row table:style-name="ro1">
          <table:table-cell office:value-type="time" office:time-value="PT21H53M53.925S" calcext:value-type="time">
            <text:p>21:53:53.9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35" calcext:value-type="float">
            <text:p>52.35</text:p>
          </table:table-cell>
          <table:table-cell table:number-columns-repeated="2"/>
        </table:table-row>
        <table:table-row table:style-name="ro1">
          <table:table-cell office:value-type="time" office:time-value="PT21H53M56.925S" calcext:value-type="time">
            <text:p>21:53:56.9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39" calcext:value-type="float">
            <text:p>52.39</text:p>
          </table:table-cell>
          <table:table-cell table:number-columns-repeated="2"/>
        </table:table-row>
        <table:table-row table:style-name="ro1">
          <table:table-cell office:value-type="time" office:time-value="PT21H53M57.936S" calcext:value-type="time">
            <text:p>21:53:57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33" calcext:value-type="float">
            <text:p>52.33</text:p>
          </table:table-cell>
          <table:table-cell table:number-columns-repeated="2"/>
        </table:table-row>
        <table:table-row table:style-name="ro1">
          <table:table-cell office:value-type="time" office:time-value="PT21H53M58.936S" calcext:value-type="time">
            <text:p>21:53:58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35" calcext:value-type="float">
            <text:p>52.35</text:p>
          </table:table-cell>
          <table:table-cell table:number-columns-repeated="2"/>
        </table:table-row>
        <table:table-row table:style-name="ro1">
          <table:table-cell office:value-type="time" office:time-value="PT21H53M59.939S" calcext:value-type="time">
            <text:p>21:53:59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39" calcext:value-type="float">
            <text:p>52.39</text:p>
          </table:table-cell>
          <table:table-cell table:number-columns-repeated="2"/>
        </table:table-row>
        <table:table-row table:style-name="ro1">
          <table:table-cell office:value-type="time" office:time-value="PT21H54M00.941S" calcext:value-type="time">
            <text:p>21:54:00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53" calcext:value-type="float">
            <text:p>52.53</text:p>
          </table:table-cell>
          <table:table-cell table:number-columns-repeated="2"/>
        </table:table-row>
        <table:table-row table:style-name="ro1">
          <table:table-cell office:value-type="time" office:time-value="PT21H54M01.948S" calcext:value-type="time">
            <text:p>21:54:01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49" calcext:value-type="float">
            <text:p>52.49</text:p>
          </table:table-cell>
          <table:table-cell table:number-columns-repeated="2"/>
        </table:table-row>
        <table:table-row table:style-name="ro1">
          <table:table-cell office:value-type="time" office:time-value="PT21H54M02.917S" calcext:value-type="time">
            <text:p>21:54:02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55" calcext:value-type="float">
            <text:p>52.55</text:p>
          </table:table-cell>
          <table:table-cell table:number-columns-repeated="2"/>
        </table:table-row>
        <table:table-row table:style-name="ro1">
          <table:table-cell office:value-type="time" office:time-value="PT21H54M03.945S" calcext:value-type="time">
            <text:p>21:54:03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57" calcext:value-type="float">
            <text:p>52.57</text:p>
          </table:table-cell>
          <table:table-cell table:number-columns-repeated="2"/>
        </table:table-row>
        <table:table-row table:style-name="ro1">
          <table:table-cell office:value-type="time" office:time-value="PT21H54M04.954S" calcext:value-type="time">
            <text:p>21:54:04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51" calcext:value-type="float">
            <text:p>52.51</text:p>
          </table:table-cell>
          <table:table-cell table:number-columns-repeated="2"/>
        </table:table-row>
        <table:table-row table:style-name="ro1">
          <table:table-cell office:value-type="time" office:time-value="PT21H54M05.952S" calcext:value-type="time">
            <text:p>21:54:05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51" calcext:value-type="float">
            <text:p>52.51</text:p>
          </table:table-cell>
          <table:table-cell table:number-columns-repeated="2"/>
        </table:table-row>
        <table:table-row table:style-name="ro1">
          <table:table-cell office:value-type="time" office:time-value="PT21H54M06.933S" calcext:value-type="time">
            <text:p>21:54:06.9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55" calcext:value-type="float">
            <text:p>52.55</text:p>
          </table:table-cell>
          <table:table-cell table:number-columns-repeated="2"/>
        </table:table-row>
        <table:table-row table:style-name="ro1">
          <table:table-cell office:value-type="time" office:time-value="PT21H54M06.933S" calcext:value-type="time">
            <text:p>21:54:06.9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55" calcext:value-type="float">
            <text:p>52.55</text:p>
          </table:table-cell>
          <table:table-cell table:number-columns-repeated="2"/>
        </table:table-row>
        <table:table-row table:style-name="ro1">
          <table:table-cell office:value-type="time" office:time-value="PT21H54M07.94S" calcext:value-type="time">
            <text:p>21:54:07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65" calcext:value-type="float">
            <text:p>52.65</text:p>
          </table:table-cell>
          <table:table-cell table:number-columns-repeated="2"/>
        </table:table-row>
        <table:table-row table:style-name="ro1">
          <table:table-cell office:value-type="time" office:time-value="PT21H54M08.936S" calcext:value-type="time">
            <text:p>21:54:08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61" calcext:value-type="float">
            <text:p>52.61</text:p>
          </table:table-cell>
          <table:table-cell table:number-columns-repeated="2"/>
        </table:table-row>
        <table:table-row table:style-name="ro1">
          <table:table-cell office:value-type="time" office:time-value="PT21H54M09.935S" calcext:value-type="time">
            <text:p>21:54:09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61" calcext:value-type="float">
            <text:p>52.61</text:p>
          </table:table-cell>
          <table:table-cell table:number-columns-repeated="2"/>
        </table:table-row>
        <table:table-row table:style-name="ro1">
          <table:table-cell office:value-type="time" office:time-value="PT21H54M10.944S" calcext:value-type="time">
            <text:p>21:54:10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65" calcext:value-type="float">
            <text:p>52.65</text:p>
          </table:table-cell>
          <table:table-cell table:number-columns-repeated="2"/>
        </table:table-row>
        <table:table-row table:style-name="ro1">
          <table:table-cell office:value-type="time" office:time-value="PT21H54M11.936S" calcext:value-type="time">
            <text:p>21:54:11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69" calcext:value-type="float">
            <text:p>52.69</text:p>
          </table:table-cell>
          <table:table-cell table:number-columns-repeated="2"/>
        </table:table-row>
        <table:table-row table:style-name="ro1">
          <table:table-cell office:value-type="time" office:time-value="PT21H54M12.949S" calcext:value-type="time">
            <text:p>21:54:12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75" calcext:value-type="float">
            <text:p>52.75</text:p>
          </table:table-cell>
          <table:table-cell table:number-columns-repeated="2"/>
        </table:table-row>
        <table:table-row table:style-name="ro1">
          <table:table-cell office:value-type="time" office:time-value="PT21H54M13.958S" calcext:value-type="time">
            <text:p>21:54:13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67" calcext:value-type="float">
            <text:p>52.67</text:p>
          </table:table-cell>
          <table:table-cell table:number-columns-repeated="2"/>
        </table:table-row>
        <table:table-row table:style-name="ro1">
          <table:table-cell office:value-type="time" office:time-value="PT21H54M14.972S" calcext:value-type="time">
            <text:p>21:54:14.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67" calcext:value-type="float">
            <text:p>52.67</text:p>
          </table:table-cell>
          <table:table-cell table:number-columns-repeated="2"/>
        </table:table-row>
        <table:table-row table:style-name="ro1">
          <table:table-cell office:value-type="time" office:time-value="PT21H54M15.975S" calcext:value-type="time">
            <text:p>21:54:15.9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65" calcext:value-type="float">
            <text:p>52.65</text:p>
          </table:table-cell>
          <table:table-cell table:number-columns-repeated="2"/>
        </table:table-row>
        <table:table-row table:style-name="ro1">
          <table:table-cell office:value-type="time" office:time-value="PT21H54M16.963S" calcext:value-type="time">
            <text:p>21:54:16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67" calcext:value-type="float">
            <text:p>52.67</text:p>
          </table:table-cell>
          <table:table-cell table:number-columns-repeated="2"/>
        </table:table-row>
        <table:table-row table:style-name="ro1">
          <table:table-cell office:value-type="time" office:time-value="PT21H54M16.963S" calcext:value-type="time">
            <text:p>21:54:16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67" calcext:value-type="float">
            <text:p>52.67</text:p>
          </table:table-cell>
          <table:table-cell table:number-columns-repeated="2"/>
        </table:table-row>
        <table:table-row table:style-name="ro1">
          <table:table-cell office:value-type="time" office:time-value="PT21H54M17.976S" calcext:value-type="time">
            <text:p>21:54:17.9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67" calcext:value-type="float">
            <text:p>52.67</text:p>
          </table:table-cell>
          <table:table-cell table:number-columns-repeated="2"/>
        </table:table-row>
        <table:table-row table:style-name="ro1">
          <table:table-cell office:value-type="time" office:time-value="PT21H54M18.98S" calcext:value-type="time">
            <text:p>21:54:18.9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69" calcext:value-type="float">
            <text:p>52.69</text:p>
          </table:table-cell>
          <table:table-cell table:number-columns-repeated="2"/>
        </table:table-row>
        <table:table-row table:style-name="ro1">
          <table:table-cell office:value-type="time" office:time-value="PT21H54M19.989S" calcext:value-type="time">
            <text:p>21:54:19.9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77" calcext:value-type="float">
            <text:p>52.77</text:p>
          </table:table-cell>
          <table:table-cell table:number-columns-repeated="2"/>
        </table:table-row>
        <table:table-row table:style-name="ro1">
          <table:table-cell office:value-type="time" office:time-value="PT21H54M20.99S" calcext:value-type="time">
            <text:p>21:54:20.9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81" calcext:value-type="float">
            <text:p>52.81</text:p>
          </table:table-cell>
          <table:table-cell table:number-columns-repeated="2"/>
        </table:table-row>
        <table:table-row table:style-name="ro1">
          <table:table-cell office:value-type="time" office:time-value="PT21H54M21.987S" calcext:value-type="time">
            <text:p>21:54:21.9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73" calcext:value-type="float">
            <text:p>52.73</text:p>
          </table:table-cell>
          <table:table-cell table:number-columns-repeated="2"/>
        </table:table-row>
        <table:table-row table:style-name="ro1">
          <table:table-cell office:value-type="time" office:time-value="PT21H54M22.996S" calcext:value-type="time">
            <text:p>21:54:23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75" calcext:value-type="float">
            <text:p>52.75</text:p>
          </table:table-cell>
          <table:table-cell table:number-columns-repeated="2"/>
        </table:table-row>
        <table:table-row table:style-name="ro1">
          <table:table-cell office:value-type="time" office:time-value="PT21H54M23.97S" calcext:value-type="time">
            <text:p>21:54:23.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87" calcext:value-type="float">
            <text:p>52.87</text:p>
          </table:table-cell>
          <table:table-cell table:number-columns-repeated="2"/>
        </table:table-row>
        <table:table-row table:style-name="ro1">
          <table:table-cell office:value-type="time" office:time-value="PT21H54M24.995S" calcext:value-type="time">
            <text:p>21:54:25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91" calcext:value-type="float">
            <text:p>52.91</text:p>
          </table:table-cell>
          <table:table-cell table:number-columns-repeated="2"/>
        </table:table-row>
        <table:table-row table:style-name="ro1">
          <table:table-cell office:value-type="time" office:time-value="PT21H54M25.996S" calcext:value-type="time">
            <text:p>21:54:26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89" calcext:value-type="float">
            <text:p>52.89</text:p>
          </table:table-cell>
          <table:table-cell table:number-columns-repeated="2"/>
        </table:table-row>
        <table:table-row table:style-name="ro1">
          <table:table-cell office:value-type="time" office:time-value="PT21H54M26.993S" calcext:value-type="time">
            <text:p>21:54:26.9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93" calcext:value-type="float">
            <text:p>52.93</text:p>
          </table:table-cell>
          <table:table-cell table:number-columns-repeated="2"/>
        </table:table-row>
        <table:table-row table:style-name="ro1">
          <table:table-cell office:value-type="time" office:time-value="PT21H54M25.996S" calcext:value-type="time">
            <text:p>21:54:26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89" calcext:value-type="float">
            <text:p>52.89</text:p>
          </table:table-cell>
          <table:table-cell table:number-columns-repeated="2"/>
        </table:table-row>
        <table:table-row table:style-name="ro1">
          <table:table-cell office:value-type="time" office:time-value="PT21H54M26.993S" calcext:value-type="time">
            <text:p>21:54:26.9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93" calcext:value-type="float">
            <text:p>52.93</text:p>
          </table:table-cell>
          <table:table-cell table:number-columns-repeated="2"/>
        </table:table-row>
        <table:table-row table:style-name="ro1">
          <table:table-cell office:value-type="time" office:time-value="PT21H54M28.001S" calcext:value-type="time">
            <text:p>21:54:28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91" calcext:value-type="float">
            <text:p>52.91</text:p>
          </table:table-cell>
          <table:table-cell table:number-columns-repeated="2"/>
        </table:table-row>
        <table:table-row table:style-name="ro1">
          <table:table-cell office:value-type="time" office:time-value="PT21H54M29.004S" calcext:value-type="time">
            <text:p>21:54:29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93" calcext:value-type="float">
            <text:p>52.93</text:p>
          </table:table-cell>
          <table:table-cell table:number-columns-repeated="2"/>
        </table:table-row>
        <table:table-row table:style-name="ro1">
          <table:table-cell office:value-type="time" office:time-value="PT21H54M30.006S" calcext:value-type="time">
            <text:p>21:54:30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97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time" office:time-value="PT21H54M31.013S" calcext:value-type="time">
            <text:p>21:54:31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2.97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time" office:time-value="PT21H54M32.004S" calcext:value-type="time">
            <text:p>21:54:32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03" calcext:value-type="float">
            <text:p>53.03</text:p>
          </table:table-cell>
          <table:table-cell table:number-columns-repeated="2"/>
        </table:table-row>
        <table:table-row table:style-name="ro1">
          <table:table-cell office:value-type="time" office:time-value="PT21H54M33S" calcext:value-type="time">
            <text:p>21:54:33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03" calcext:value-type="float">
            <text:p>53.03</text:p>
          </table:table-cell>
          <table:table-cell table:number-columns-repeated="2"/>
        </table:table-row>
        <table:table-row table:style-name="ro1">
          <table:table-cell office:value-type="time" office:time-value="PT21H54M34.012S" calcext:value-type="time">
            <text:p>21:54:34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07" calcext:value-type="float">
            <text:p>53.07</text:p>
          </table:table-cell>
          <table:table-cell table:number-columns-repeated="2"/>
        </table:table-row>
        <table:table-row table:style-name="ro1">
          <table:table-cell office:value-type="time" office:time-value="PT21H54M35.021S" calcext:value-type="time">
            <text:p>21:54:35.0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15" calcext:value-type="float">
            <text:p>53.15</text:p>
          </table:table-cell>
          <table:table-cell table:number-columns-repeated="2"/>
        </table:table-row>
        <table:table-row table:style-name="ro1">
          <table:table-cell office:value-type="time" office:time-value="PT21H54M36.012S" calcext:value-type="time">
            <text:p>21:54:36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19" calcext:value-type="float">
            <text:p>53.19</text:p>
          </table:table-cell>
          <table:table-cell table:number-columns-repeated="2"/>
        </table:table-row>
        <table:table-row table:style-name="ro1">
          <table:table-cell office:value-type="time" office:time-value="PT21H54M36.012S" calcext:value-type="time">
            <text:p>21:54:36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19" calcext:value-type="float">
            <text:p>53.19</text:p>
          </table:table-cell>
          <table:table-cell table:number-columns-repeated="2"/>
        </table:table-row>
        <table:table-row table:style-name="ro1">
          <table:table-cell office:value-type="time" office:time-value="PT21H54M37.014S" calcext:value-type="time">
            <text:p>21:54:37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05" calcext:value-type="float">
            <text:p>53.05</text:p>
          </table:table-cell>
          <table:table-cell table:number-columns-repeated="2"/>
        </table:table-row>
        <table:table-row table:style-name="ro1">
          <table:table-cell office:value-type="time" office:time-value="PT21H54M38.02S" calcext:value-type="time">
            <text:p>21:54:38.0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09" calcext:value-type="float">
            <text:p>53.09</text:p>
          </table:table-cell>
          <table:table-cell table:number-columns-repeated="2"/>
        </table:table-row>
        <table:table-row table:style-name="ro1">
          <table:table-cell office:value-type="time" office:time-value="PT21H54M39.014S" calcext:value-type="time">
            <text:p>21:54:39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05" calcext:value-type="float">
            <text:p>53.05</text:p>
          </table:table-cell>
          <table:table-cell table:number-columns-repeated="2"/>
        </table:table-row>
        <table:table-row table:style-name="ro1">
          <table:table-cell office:value-type="time" office:time-value="PT21H54M40.006S" calcext:value-type="time">
            <text:p>21:54:40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03" calcext:value-type="float">
            <text:p>53.03</text:p>
          </table:table-cell>
          <table:table-cell table:number-columns-repeated="2"/>
        </table:table-row>
        <table:table-row table:style-name="ro1">
          <table:table-cell office:value-type="time" office:time-value="PT21H54M41.018S" calcext:value-type="time">
            <text:p>21:54:41.0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23" calcext:value-type="float">
            <text:p>53.23</text:p>
          </table:table-cell>
          <table:table-cell table:number-columns-repeated="2"/>
        </table:table-row>
        <table:table-row table:style-name="ro1">
          <table:table-cell office:value-type="time" office:time-value="PT21H54M42.004S" calcext:value-type="time">
            <text:p>21:54:42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23" calcext:value-type="float">
            <text:p>53.23</text:p>
          </table:table-cell>
          <table:table-cell table:number-columns-repeated="2"/>
        </table:table-row>
        <table:table-row table:style-name="ro1">
          <table:table-cell office:value-type="time" office:time-value="PT21H54M43.032S" calcext:value-type="time">
            <text:p>21:54:43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23" calcext:value-type="float">
            <text:p>53.23</text:p>
          </table:table-cell>
          <table:table-cell table:number-columns-repeated="2"/>
        </table:table-row>
        <table:table-row table:style-name="ro1">
          <table:table-cell office:value-type="time" office:time-value="PT21H54M44.033S" calcext:value-type="time">
            <text:p>21:54:44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21" calcext:value-type="float">
            <text:p>53.21</text:p>
          </table:table-cell>
          <table:table-cell table:number-columns-repeated="2"/>
        </table:table-row>
        <table:table-row table:style-name="ro1">
          <table:table-cell office:value-type="time" office:time-value="PT21H54M45.014S" calcext:value-type="time">
            <text:p>21:54:45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17" calcext:value-type="float">
            <text:p>53.17</text:p>
          </table:table-cell>
          <table:table-cell table:number-columns-repeated="2"/>
        </table:table-row>
        <table:table-row table:style-name="ro1">
          <table:table-cell office:value-type="time" office:time-value="PT21H54M46.023S" calcext:value-type="time">
            <text:p>21:54:46.0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33" calcext:value-type="float">
            <text:p>53.33</text:p>
          </table:table-cell>
          <table:table-cell table:number-columns-repeated="2"/>
        </table:table-row>
        <table:table-row table:style-name="ro1">
          <table:table-cell office:value-type="time" office:time-value="PT21H54M46.023S" calcext:value-type="time">
            <text:p>21:54:46.0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33" calcext:value-type="float">
            <text:p>53.33</text:p>
          </table:table-cell>
          <table:table-cell table:number-columns-repeated="2"/>
        </table:table-row>
        <table:table-row table:style-name="ro1">
          <table:table-cell office:value-type="time" office:time-value="PT21H54M47.019S" calcext:value-type="time">
            <text:p>21:54:47.0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29" calcext:value-type="float">
            <text:p>53.29</text:p>
          </table:table-cell>
          <table:table-cell table:number-columns-repeated="2"/>
        </table:table-row>
        <table:table-row table:style-name="ro1">
          <table:table-cell office:value-type="time" office:time-value="PT21H54M48.027S" calcext:value-type="time">
            <text:p>21:54:48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21" calcext:value-type="float">
            <text:p>53.21</text:p>
          </table:table-cell>
          <table:table-cell table:number-columns-repeated="2"/>
        </table:table-row>
        <table:table-row table:style-name="ro1">
          <table:table-cell office:value-type="time" office:time-value="PT21H54M49.038S" calcext:value-type="time">
            <text:p>21:54:49.0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15" calcext:value-type="float">
            <text:p>53.15</text:p>
          </table:table-cell>
          <table:table-cell table:number-columns-repeated="2"/>
        </table:table-row>
        <table:table-row table:style-name="ro1">
          <table:table-cell office:value-type="time" office:time-value="PT21H54M50.047S" calcext:value-type="time">
            <text:p>21:54:50.0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33" calcext:value-type="float">
            <text:p>53.33</text:p>
          </table:table-cell>
          <table:table-cell table:number-columns-repeated="2"/>
        </table:table-row>
        <table:table-row table:style-name="ro1">
          <table:table-cell office:value-type="time" office:time-value="PT21H54M51.053S" calcext:value-type="time">
            <text:p>21:54:51.0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35" calcext:value-type="float">
            <text:p>53.35</text:p>
          </table:table-cell>
          <table:table-cell table:number-columns-repeated="2"/>
        </table:table-row>
        <table:table-row table:style-name="ro1">
          <table:table-cell office:value-type="time" office:time-value="PT21H54M52.055S" calcext:value-type="time">
            <text:p>21:54:52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45" calcext:value-type="float">
            <text:p>53.45</text:p>
          </table:table-cell>
          <table:table-cell table:number-columns-repeated="2"/>
        </table:table-row>
        <table:table-row table:style-name="ro1">
          <table:table-cell office:value-type="time" office:time-value="PT21H54M53.057S" calcext:value-type="time">
            <text:p>21:54:53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45" calcext:value-type="float">
            <text:p>53.45</text:p>
          </table:table-cell>
          <table:table-cell table:number-columns-repeated="2"/>
        </table:table-row>
        <table:table-row table:style-name="ro1">
          <table:table-cell office:value-type="time" office:time-value="PT21H54M54.037S" calcext:value-type="time">
            <text:p>21:54:54.0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41" calcext:value-type="float">
            <text:p>53.41</text:p>
          </table:table-cell>
          <table:table-cell table:number-columns-repeated="2"/>
        </table:table-row>
        <table:table-row table:style-name="ro1">
          <table:table-cell office:value-type="time" office:time-value="PT21H54M55.066S" calcext:value-type="time">
            <text:p>21:54:55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45" calcext:value-type="float">
            <text:p>53.45</text:p>
          </table:table-cell>
          <table:table-cell table:number-columns-repeated="2"/>
        </table:table-row>
        <table:table-row table:style-name="ro1">
          <table:table-cell office:value-type="time" office:time-value="PT21H54M56.068S" calcext:value-type="time">
            <text:p>21:54:56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53" calcext:value-type="float">
            <text:p>53.53</text:p>
          </table:table-cell>
          <table:table-cell table:number-columns-repeated="2"/>
        </table:table-row>
        <table:table-row table:style-name="ro1">
          <table:table-cell office:value-type="time" office:time-value="PT21H54M56.068S" calcext:value-type="time">
            <text:p>21:54:56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53" calcext:value-type="float">
            <text:p>53.53</text:p>
          </table:table-cell>
          <table:table-cell table:number-columns-repeated="2"/>
        </table:table-row>
        <table:table-row table:style-name="ro1">
          <table:table-cell office:value-type="time" office:time-value="PT21H54M57.065S" calcext:value-type="time">
            <text:p>21:54:57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39" calcext:value-type="float">
            <text:p>53.39</text:p>
          </table:table-cell>
          <table:table-cell table:number-columns-repeated="2"/>
        </table:table-row>
        <table:table-row table:style-name="ro1">
          <table:table-cell office:value-type="time" office:time-value="PT21H54M58.058S" calcext:value-type="time">
            <text:p>21:54:58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51" calcext:value-type="float">
            <text:p>53.51</text:p>
          </table:table-cell>
          <table:table-cell table:number-columns-repeated="2"/>
        </table:table-row>
        <table:table-row table:style-name="ro1">
          <table:table-cell office:value-type="time" office:time-value="PT21H54M59.051S" calcext:value-type="time">
            <text:p>21:54:59.0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51" calcext:value-type="float">
            <text:p>53.51</text:p>
          </table:table-cell>
          <table:table-cell table:number-columns-repeated="2"/>
        </table:table-row>
        <table:table-row table:style-name="ro1">
          <table:table-cell office:value-type="time" office:time-value="PT21H55M00.059S" calcext:value-type="time">
            <text:p>21:55:00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49" calcext:value-type="float">
            <text:p>53.49</text:p>
          </table:table-cell>
          <table:table-cell table:number-columns-repeated="2"/>
        </table:table-row>
        <table:table-row table:style-name="ro1">
          <table:table-cell office:value-type="time" office:time-value="PT21H55M01.065S" calcext:value-type="time">
            <text:p>21:55:01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41" calcext:value-type="float">
            <text:p>53.41</text:p>
          </table:table-cell>
          <table:table-cell table:number-columns-repeated="2"/>
        </table:table-row>
        <table:table-row table:style-name="ro1">
          <table:table-cell office:value-type="time" office:time-value="PT21H55M02.077S" calcext:value-type="time">
            <text:p>21:55:02.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53" calcext:value-type="float">
            <text:p>53.53</text:p>
          </table:table-cell>
          <table:table-cell table:number-columns-repeated="2"/>
        </table:table-row>
        <table:table-row table:style-name="ro1">
          <table:table-cell office:value-type="time" office:time-value="PT21H55M03.08S" calcext:value-type="time">
            <text:p>21:55:03.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47" calcext:value-type="float">
            <text:p>53.47</text:p>
          </table:table-cell>
          <table:table-cell table:number-columns-repeated="2"/>
        </table:table-row>
        <table:table-row table:style-name="ro1">
          <table:table-cell office:value-type="time" office:time-value="PT21H55M04.082S" calcext:value-type="time">
            <text:p>21:55:04.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51" calcext:value-type="float">
            <text:p>53.51</text:p>
          </table:table-cell>
          <table:table-cell table:number-columns-repeated="2"/>
        </table:table-row>
        <table:table-row table:style-name="ro1">
          <table:table-cell office:value-type="time" office:time-value="PT21H55M05.089S" calcext:value-type="time">
            <text:p>21:55:05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53" calcext:value-type="float">
            <text:p>53.53</text:p>
          </table:table-cell>
          <table:table-cell table:number-columns-repeated="2"/>
        </table:table-row>
        <table:table-row table:style-name="ro1">
          <table:table-cell office:value-type="time" office:time-value="PT21H55M06.058S" calcext:value-type="time">
            <text:p>21:55:06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67" calcext:value-type="float">
            <text:p>53.67</text:p>
          </table:table-cell>
          <table:table-cell table:number-columns-repeated="2"/>
        </table:table-row>
        <table:table-row table:style-name="ro1">
          <table:table-cell office:value-type="time" office:time-value="PT21H55M06.058S" calcext:value-type="time">
            <text:p>21:55:06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67" calcext:value-type="float">
            <text:p>53.67</text:p>
          </table:table-cell>
          <table:table-cell table:number-columns-repeated="2"/>
        </table:table-row>
        <table:table-row table:style-name="ro1">
          <table:table-cell office:value-type="time" office:time-value="PT21H55M07.084S" calcext:value-type="time">
            <text:p>21:55:07.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65" calcext:value-type="float">
            <text:p>53.65</text:p>
          </table:table-cell>
          <table:table-cell table:number-columns-repeated="2"/>
        </table:table-row>
        <table:table-row table:style-name="ro1">
          <table:table-cell office:value-type="time" office:time-value="PT21H55M08.091S" calcext:value-type="time">
            <text:p>21:55:08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59" calcext:value-type="float">
            <text:p>53.59</text:p>
          </table:table-cell>
          <table:table-cell table:number-columns-repeated="2"/>
        </table:table-row>
        <table:table-row table:style-name="ro1">
          <table:table-cell office:value-type="time" office:time-value="PT21H55M09.097S" calcext:value-type="time">
            <text:p>21:55:09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59" calcext:value-type="float">
            <text:p>53.59</text:p>
          </table:table-cell>
          <table:table-cell table:number-columns-repeated="2"/>
        </table:table-row>
        <table:table-row table:style-name="ro1">
          <table:table-cell office:value-type="time" office:time-value="PT21H55M10.092S" calcext:value-type="time">
            <text:p>21:55:10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59" calcext:value-type="float">
            <text:p>53.59</text:p>
          </table:table-cell>
          <table:table-cell table:number-columns-repeated="2"/>
        </table:table-row>
        <table:table-row table:style-name="ro1">
          <table:table-cell office:value-type="time" office:time-value="PT21H55M11.091S" calcext:value-type="time">
            <text:p>21:55:11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65" calcext:value-type="float">
            <text:p>53.65</text:p>
          </table:table-cell>
          <table:table-cell table:number-columns-repeated="2"/>
        </table:table-row>
        <table:table-row table:style-name="ro1">
          <table:table-cell office:value-type="time" office:time-value="PT21H55M12.09S" calcext:value-type="time">
            <text:p>21:55:12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69" calcext:value-type="float">
            <text:p>53.69</text:p>
          </table:table-cell>
          <table:table-cell table:number-columns-repeated="2"/>
        </table:table-row>
        <table:table-row table:style-name="ro1">
          <table:table-cell office:value-type="time" office:time-value="PT21H55M13.101S" calcext:value-type="time">
            <text:p>21:55:13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73" calcext:value-type="float">
            <text:p>53.73</text:p>
          </table:table-cell>
          <table:table-cell table:number-columns-repeated="2"/>
        </table:table-row>
        <table:table-row table:style-name="ro1">
          <table:table-cell office:value-type="time" office:time-value="PT21H55M14.109S" calcext:value-type="time">
            <text:p>21:55:14.1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73" calcext:value-type="float">
            <text:p>53.73</text:p>
          </table:table-cell>
          <table:table-cell table:number-columns-repeated="2"/>
        </table:table-row>
        <table:table-row table:style-name="ro1">
          <table:table-cell office:value-type="time" office:time-value="PT21H55M15.106S" calcext:value-type="time">
            <text:p>21:55:15.1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87" calcext:value-type="float">
            <text:p>53.87</text:p>
          </table:table-cell>
          <table:table-cell table:number-columns-repeated="2"/>
        </table:table-row>
        <table:table-row table:style-name="ro1">
          <table:table-cell office:value-type="time" office:time-value="PT21H55M16.105S" calcext:value-type="time">
            <text:p>21:55:16.1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81" calcext:value-type="float">
            <text:p>53.81</text:p>
          </table:table-cell>
          <table:table-cell table:number-columns-repeated="2"/>
        </table:table-row>
        <table:table-row table:style-name="ro1">
          <table:table-cell office:value-type="time" office:time-value="PT21H55M16.105S" calcext:value-type="time">
            <text:p>21:55:16.1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81" calcext:value-type="float">
            <text:p>53.81</text:p>
          </table:table-cell>
          <table:table-cell table:number-columns-repeated="2"/>
        </table:table-row>
        <table:table-row table:style-name="ro1">
          <table:table-cell office:value-type="time" office:time-value="PT21H55M17.101S" calcext:value-type="time">
            <text:p>21:55:17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85" calcext:value-type="float">
            <text:p>53.85</text:p>
          </table:table-cell>
          <table:table-cell table:number-columns-repeated="2"/>
        </table:table-row>
        <table:table-row table:style-name="ro1">
          <table:table-cell office:value-type="time" office:time-value="PT21H55M18.112S" calcext:value-type="time">
            <text:p>21:55:18.1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57" calcext:value-type="float">
            <text:p>53.57</text:p>
          </table:table-cell>
          <table:table-cell table:number-columns-repeated="2"/>
        </table:table-row>
        <table:table-row table:style-name="ro1">
          <table:table-cell office:value-type="time" office:time-value="PT21H55M19.108S" calcext:value-type="time">
            <text:p>21:55:19.1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59" calcext:value-type="float">
            <text:p>53.59</text:p>
          </table:table-cell>
          <table:table-cell table:number-columns-repeated="2"/>
        </table:table-row>
        <table:table-row table:style-name="ro1">
          <table:table-cell office:value-type="time" office:time-value="PT21H55M20.09S" calcext:value-type="time">
            <text:p>21:55:20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73" calcext:value-type="float">
            <text:p>53.73</text:p>
          </table:table-cell>
          <table:table-cell table:number-columns-repeated="2"/>
        </table:table-row>
        <table:table-row table:style-name="ro1">
          <table:table-cell office:value-type="time" office:time-value="PT21H55M21.125S" calcext:value-type="time">
            <text:p>21:55:21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73" calcext:value-type="float">
            <text:p>53.73</text:p>
          </table:table-cell>
          <table:table-cell table:number-columns-repeated="2"/>
        </table:table-row>
        <table:table-row table:style-name="ro1">
          <table:table-cell office:value-type="time" office:time-value="PT21H55M22.104S" calcext:value-type="time">
            <text:p>21:55:22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75" calcext:value-type="float">
            <text:p>53.75</text:p>
          </table:table-cell>
          <table:table-cell table:number-columns-repeated="2"/>
        </table:table-row>
        <table:table-row table:style-name="ro1">
          <table:table-cell office:value-type="time" office:time-value="PT21H55M23.099S" calcext:value-type="time">
            <text:p>21:55:23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83" calcext:value-type="float">
            <text:p>53.83</text:p>
          </table:table-cell>
          <table:table-cell table:number-columns-repeated="2"/>
        </table:table-row>
        <table:table-row table:style-name="ro1">
          <table:table-cell office:value-type="time" office:time-value="PT21H55M24.126S" calcext:value-type="time">
            <text:p>21:55:24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71" calcext:value-type="float">
            <text:p>53.71</text:p>
          </table:table-cell>
          <table:table-cell table:number-columns-repeated="2"/>
        </table:table-row>
        <table:table-row table:style-name="ro1">
          <table:table-cell office:value-type="time" office:time-value="PT21H55M25.122S" calcext:value-type="time">
            <text:p>21:55:25.1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75" calcext:value-type="float">
            <text:p>53.75</text:p>
          </table:table-cell>
          <table:table-cell table:number-columns-repeated="2"/>
        </table:table-row>
        <table:table-row table:style-name="ro1">
          <table:table-cell office:value-type="time" office:time-value="PT21H55M26.134S" calcext:value-type="time">
            <text:p>21:55:26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81" calcext:value-type="float">
            <text:p>53.81</text:p>
          </table:table-cell>
          <table:table-cell table:number-columns-repeated="2"/>
        </table:table-row>
        <table:table-row table:style-name="ro1">
          <table:table-cell office:value-type="time" office:time-value="PT21H55M26.134S" calcext:value-type="time">
            <text:p>21:55:26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81" calcext:value-type="float">
            <text:p>53.81</text:p>
          </table:table-cell>
          <table:table-cell table:number-columns-repeated="2"/>
        </table:table-row>
        <table:table-row table:style-name="ro1">
          <table:table-cell office:value-type="time" office:time-value="PT21H55M27.112S" calcext:value-type="time">
            <text:p>21:55:27.1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75" calcext:value-type="float">
            <text:p>53.75</text:p>
          </table:table-cell>
          <table:table-cell table:number-columns-repeated="2"/>
        </table:table-row>
        <table:table-row table:style-name="ro1">
          <table:table-cell office:value-type="time" office:time-value="PT21H55M28.14S" calcext:value-type="time">
            <text:p>21:55:28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87" calcext:value-type="float">
            <text:p>53.87</text:p>
          </table:table-cell>
          <table:table-cell table:number-columns-repeated="2"/>
        </table:table-row>
        <table:table-row table:style-name="ro1">
          <table:table-cell office:value-type="time" office:time-value="PT21H55M29.138S" calcext:value-type="time">
            <text:p>21:55:29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time" office:time-value="PT21H55M30.14S" calcext:value-type="time">
            <text:p>21:55:30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85" calcext:value-type="float">
            <text:p>53.85</text:p>
          </table:table-cell>
          <table:table-cell table:number-columns-repeated="2"/>
        </table:table-row>
        <table:table-row table:style-name="ro1">
          <table:table-cell office:value-type="time" office:time-value="PT21H55M31.115S" calcext:value-type="time">
            <text:p>21:55:31.1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87" calcext:value-type="float">
            <text:p>53.87</text:p>
          </table:table-cell>
          <table:table-cell table:number-columns-repeated="2"/>
        </table:table-row>
        <table:table-row table:style-name="ro1">
          <table:table-cell office:value-type="time" office:time-value="PT21H55M32.144S" calcext:value-type="time">
            <text:p>21:55:32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93" calcext:value-type="float">
            <text:p>53.93</text:p>
          </table:table-cell>
          <table:table-cell table:number-columns-repeated="2"/>
        </table:table-row>
        <table:table-row table:style-name="ro1">
          <table:table-cell office:value-type="time" office:time-value="PT21H55M33.147S" calcext:value-type="time">
            <text:p>21:55:33.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93" calcext:value-type="float">
            <text:p>53.93</text:p>
          </table:table-cell>
          <table:table-cell table:number-columns-repeated="2"/>
        </table:table-row>
        <table:table-row table:style-name="ro1">
          <table:table-cell office:value-type="time" office:time-value="PT21H55M34.151S" calcext:value-type="time">
            <text:p>21:55:34.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93" calcext:value-type="float">
            <text:p>53.93</text:p>
          </table:table-cell>
          <table:table-cell table:number-columns-repeated="2"/>
        </table:table-row>
        <table:table-row table:style-name="ro1">
          <table:table-cell office:value-type="time" office:time-value="PT21H55M35.148S" calcext:value-type="time">
            <text:p>21:55:35.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93" calcext:value-type="float">
            <text:p>53.93</text:p>
          </table:table-cell>
          <table:table-cell table:number-columns-repeated="2"/>
        </table:table-row>
        <table:table-row table:style-name="ro1">
          <table:table-cell office:value-type="time" office:time-value="PT21H55M36.155S" calcext:value-type="time">
            <text:p>21:55:36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97" calcext:value-type="float">
            <text:p>53.97</text:p>
          </table:table-cell>
          <table:table-cell table:number-columns-repeated="2"/>
        </table:table-row>
        <table:table-row table:style-name="ro1">
          <table:table-cell office:value-type="time" office:time-value="PT21H55M36.155S" calcext:value-type="time">
            <text:p>21:55:36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97" calcext:value-type="float">
            <text:p>53.97</text:p>
          </table:table-cell>
          <table:table-cell table:number-columns-repeated="2"/>
        </table:table-row>
        <table:table-row table:style-name="ro1">
          <table:table-cell office:value-type="time" office:time-value="PT21H55M37.144S" calcext:value-type="time">
            <text:p>21:55:37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03" calcext:value-type="float">
            <text:p>54.03</text:p>
          </table:table-cell>
          <table:table-cell table:number-columns-repeated="2"/>
        </table:table-row>
        <table:table-row table:style-name="ro1">
          <table:table-cell office:value-type="time" office:time-value="PT21H55M38.143S" calcext:value-type="time">
            <text:p>21:55:38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03" calcext:value-type="float">
            <text:p>54.03</text:p>
          </table:table-cell>
          <table:table-cell table:number-columns-repeated="2"/>
        </table:table-row>
        <table:table-row table:style-name="ro1">
          <table:table-cell office:value-type="time" office:time-value="PT21H55M39.135S" calcext:value-type="time">
            <text:p>21:55:39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99" calcext:value-type="float">
            <text:p>53.99</text:p>
          </table:table-cell>
          <table:table-cell table:number-columns-repeated="2"/>
        </table:table-row>
        <table:table-row table:style-name="ro1">
          <table:table-cell office:value-type="time" office:time-value="PT21H55M40.143S" calcext:value-type="time">
            <text:p>21:55:40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03" calcext:value-type="float">
            <text:p>54.03</text:p>
          </table:table-cell>
          <table:table-cell table:number-columns-repeated="2"/>
        </table:table-row>
        <table:table-row table:style-name="ro1">
          <table:table-cell office:value-type="time" office:time-value="PT21H55M41.164S" calcext:value-type="time">
            <text:p>21:55:41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01" calcext:value-type="float">
            <text:p>54.01</text:p>
          </table:table-cell>
          <table:table-cell table:number-columns-repeated="2"/>
        </table:table-row>
        <table:table-row table:style-name="ro1">
          <table:table-cell office:value-type="time" office:time-value="PT21H55M42.168S" calcext:value-type="time">
            <text:p>21:55:42.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03" calcext:value-type="float">
            <text:p>54.03</text:p>
          </table:table-cell>
          <table:table-cell table:number-columns-repeated="2"/>
        </table:table-row>
        <table:table-row table:style-name="ro1">
          <table:table-cell office:value-type="time" office:time-value="PT21H55M43.167S" calcext:value-type="time">
            <text:p>21:55:43.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3.99" calcext:value-type="float">
            <text:p>53.99</text:p>
          </table:table-cell>
          <table:table-cell table:number-columns-repeated="2"/>
        </table:table-row>
        <table:table-row table:style-name="ro1">
          <table:table-cell office:value-type="time" office:time-value="PT21H55M44.173S" calcext:value-type="time">
            <text:p>21:55:44.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01" calcext:value-type="float">
            <text:p>54.01</text:p>
          </table:table-cell>
          <table:table-cell table:number-columns-repeated="2"/>
        </table:table-row>
        <table:table-row table:style-name="ro1">
          <table:table-cell office:value-type="time" office:time-value="PT21H55M45.174S" calcext:value-type="time">
            <text:p>21:55:45.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07" calcext:value-type="float">
            <text:p>54.07</text:p>
          </table:table-cell>
          <table:table-cell table:number-columns-repeated="2"/>
        </table:table-row>
        <table:table-row table:style-name="ro1">
          <table:table-cell office:value-type="time" office:time-value="PT21H55M46.172S" calcext:value-type="time">
            <text:p>21:55:46.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09" calcext:value-type="float">
            <text:p>54.09</text:p>
          </table:table-cell>
          <table:table-cell table:number-columns-repeated="2"/>
        </table:table-row>
        <table:table-row table:style-name="ro1">
          <table:table-cell office:value-type="time" office:time-value="PT21H55M46.172S" calcext:value-type="time">
            <text:p>21:55:46.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09" calcext:value-type="float">
            <text:p>54.09</text:p>
          </table:table-cell>
          <table:table-cell table:number-columns-repeated="2"/>
        </table:table-row>
        <table:table-row table:style-name="ro1">
          <table:table-cell office:value-type="time" office:time-value="PT21H55M47.166S" calcext:value-type="time">
            <text:p>21:55:47.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03" calcext:value-type="float">
            <text:p>54.03</text:p>
          </table:table-cell>
          <table:table-cell table:number-columns-repeated="2"/>
        </table:table-row>
        <table:table-row table:style-name="ro1">
          <table:table-cell office:value-type="time" office:time-value="PT21H55M48.168S" calcext:value-type="time">
            <text:p>21:55:48.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07" calcext:value-type="float">
            <text:p>54.07</text:p>
          </table:table-cell>
          <table:table-cell table:number-columns-repeated="2"/>
        </table:table-row>
        <table:table-row table:style-name="ro1">
          <table:table-cell office:value-type="time" office:time-value="PT21H55M49.183S" calcext:value-type="time">
            <text:p>21:55:49.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13" calcext:value-type="float">
            <text:p>54.13</text:p>
          </table:table-cell>
          <table:table-cell table:number-columns-repeated="2"/>
        </table:table-row>
        <table:table-row table:style-name="ro1">
          <table:table-cell office:value-type="time" office:time-value="PT21H55M50.178S" calcext:value-type="time">
            <text:p>21:55:50.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09" calcext:value-type="float">
            <text:p>54.09</text:p>
          </table:table-cell>
          <table:table-cell table:number-columns-repeated="2"/>
        </table:table-row>
        <table:table-row table:style-name="ro1">
          <table:table-cell office:value-type="time" office:time-value="PT21H55M51.161S" calcext:value-type="time">
            <text:p>21:55:51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33" calcext:value-type="float">
            <text:p>54.33</text:p>
          </table:table-cell>
          <table:table-cell table:number-columns-repeated="2"/>
        </table:table-row>
        <table:table-row table:style-name="ro1">
          <table:table-cell office:value-type="time" office:time-value="PT21H55M52.171S" calcext:value-type="time">
            <text:p>21:55:52.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31" calcext:value-type="float">
            <text:p>54.31</text:p>
          </table:table-cell>
          <table:table-cell table:number-columns-repeated="2"/>
        </table:table-row>
        <table:table-row table:style-name="ro1">
          <table:table-cell office:value-type="time" office:time-value="PT21H55M53.169S" calcext:value-type="time">
            <text:p>21:55:53.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51" calcext:value-type="float">
            <text:p>54.51</text:p>
          </table:table-cell>
          <table:table-cell table:number-columns-repeated="2"/>
        </table:table-row>
        <table:table-row table:style-name="ro1">
          <table:table-cell office:value-type="time" office:time-value="PT21H55M54.199S" calcext:value-type="time">
            <text:p>21:55:54.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37" calcext:value-type="float">
            <text:p>54.37</text:p>
          </table:table-cell>
          <table:table-cell table:number-columns-repeated="2"/>
        </table:table-row>
        <table:table-row table:style-name="ro1">
          <table:table-cell office:value-type="time" office:time-value="PT21H55M55.196S" calcext:value-type="time">
            <text:p>21:55:55.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31" calcext:value-type="float">
            <text:p>54.31</text:p>
          </table:table-cell>
          <table:table-cell table:number-columns-repeated="2"/>
        </table:table-row>
        <table:table-row table:style-name="ro1">
          <table:table-cell office:value-type="time" office:time-value="PT21H55M56.173S" calcext:value-type="time">
            <text:p>21:55:56.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23" calcext:value-type="float">
            <text:p>54.23</text:p>
          </table:table-cell>
          <table:table-cell table:number-columns-repeated="2"/>
        </table:table-row>
        <table:table-row table:style-name="ro1">
          <table:table-cell office:value-type="time" office:time-value="PT21H55M57.171S" calcext:value-type="time">
            <text:p>21:55:57.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19" calcext:value-type="float">
            <text:p>54.19</text:p>
          </table:table-cell>
          <table:table-cell table:number-columns-repeated="2"/>
        </table:table-row>
        <table:table-row table:style-name="ro1">
          <table:table-cell office:value-type="time" office:time-value="PT21H55M58.203S" calcext:value-type="time">
            <text:p>21:55:58.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37" calcext:value-type="float">
            <text:p>54.37</text:p>
          </table:table-cell>
          <table:table-cell table:number-columns-repeated="2"/>
        </table:table-row>
        <table:table-row table:style-name="ro1">
          <table:table-cell office:value-type="time" office:time-value="PT21H55M59.206S" calcext:value-type="time">
            <text:p>21:55:59.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31" calcext:value-type="float">
            <text:p>54.31</text:p>
          </table:table-cell>
          <table:table-cell table:number-columns-repeated="2"/>
        </table:table-row>
        <table:table-row table:style-name="ro1">
          <table:table-cell office:value-type="time" office:time-value="PT21H56M00.176S" calcext:value-type="time">
            <text:p>21:56:00.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39" calcext:value-type="float">
            <text:p>54.39</text:p>
          </table:table-cell>
          <table:table-cell table:number-columns-repeated="2"/>
        </table:table-row>
        <table:table-row table:style-name="ro1">
          <table:table-cell office:value-type="time" office:time-value="PT21H56M01.215S" calcext:value-type="time">
            <text:p>21:56:01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39" calcext:value-type="float">
            <text:p>54.39</text:p>
          </table:table-cell>
          <table:table-cell table:number-columns-repeated="2"/>
        </table:table-row>
        <table:table-row table:style-name="ro1">
          <table:table-cell office:value-type="time" office:time-value="PT21H56M02.217S" calcext:value-type="time">
            <text:p>21:56:02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37" calcext:value-type="float">
            <text:p>54.37</text:p>
          </table:table-cell>
          <table:table-cell table:number-columns-repeated="2"/>
        </table:table-row>
        <table:table-row table:style-name="ro1">
          <table:table-cell office:value-type="time" office:time-value="PT21H56M03.215S" calcext:value-type="time">
            <text:p>21:56:03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39" calcext:value-type="float">
            <text:p>54.39</text:p>
          </table:table-cell>
          <table:table-cell table:number-columns-repeated="2"/>
        </table:table-row>
        <table:table-row table:style-name="ro1">
          <table:table-cell office:value-type="time" office:time-value="PT21H56M04.216S" calcext:value-type="time">
            <text:p>21:56:04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39" calcext:value-type="float">
            <text:p>54.39</text:p>
          </table:table-cell>
          <table:table-cell table:number-columns-repeated="2"/>
        </table:table-row>
        <table:table-row table:style-name="ro1">
          <table:table-cell office:value-type="time" office:time-value="PT21H56M05.22S" calcext:value-type="time">
            <text:p>21:56:05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35" calcext:value-type="float">
            <text:p>54.35</text:p>
          </table:table-cell>
          <table:table-cell table:number-columns-repeated="2"/>
        </table:table-row>
        <table:table-row table:style-name="ro1">
          <table:table-cell office:value-type="time" office:time-value="PT21H56M06.215S" calcext:value-type="time">
            <text:p>21:56:06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39" calcext:value-type="float">
            <text:p>54.39</text:p>
          </table:table-cell>
          <table:table-cell table:number-columns-repeated="2"/>
        </table:table-row>
        <table:table-row table:style-name="ro1">
          <table:table-cell office:value-type="time" office:time-value="PT21H56M07.211S" calcext:value-type="time">
            <text:p>21:56:07.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39" calcext:value-type="float">
            <text:p>54.39</text:p>
          </table:table-cell>
          <table:table-cell table:number-columns-repeated="2"/>
        </table:table-row>
        <table:table-row table:style-name="ro1">
          <table:table-cell office:value-type="time" office:time-value="PT21H56M07.211S" calcext:value-type="time">
            <text:p>21:56:07.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39" calcext:value-type="float">
            <text:p>54.39</text:p>
          </table:table-cell>
          <table:table-cell table:number-columns-repeated="2"/>
        </table:table-row>
        <table:table-row table:style-name="ro1">
          <table:table-cell office:value-type="time" office:time-value="PT21H56M08.207S" calcext:value-type="time">
            <text:p>21:56:08.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45" calcext:value-type="float">
            <text:p>54.45</text:p>
          </table:table-cell>
          <table:table-cell table:number-columns-repeated="2"/>
        </table:table-row>
        <table:table-row table:style-name="ro1">
          <table:table-cell office:value-type="time" office:time-value="PT21H56M09.205S" calcext:value-type="time">
            <text:p>21:56:09.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49" calcext:value-type="float">
            <text:p>54.49</text:p>
          </table:table-cell>
          <table:table-cell table:number-columns-repeated="2"/>
        </table:table-row>
        <table:table-row table:style-name="ro1">
          <table:table-cell office:value-type="time" office:time-value="PT21H56M10.23S" calcext:value-type="time">
            <text:p>21:56:10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51" calcext:value-type="float">
            <text:p>54.51</text:p>
          </table:table-cell>
          <table:table-cell table:number-columns-repeated="2"/>
        </table:table-row>
        <table:table-row table:style-name="ro1">
          <table:table-cell office:value-type="time" office:time-value="PT21H56M11.237S" calcext:value-type="time">
            <text:p>21:56:11.2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51" calcext:value-type="float">
            <text:p>54.51</text:p>
          </table:table-cell>
          <table:table-cell table:number-columns-repeated="2"/>
        </table:table-row>
        <table:table-row table:style-name="ro1">
          <table:table-cell office:value-type="time" office:time-value="PT21H56M12.222S" calcext:value-type="time">
            <text:p>21:56:12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51" calcext:value-type="float">
            <text:p>54.51</text:p>
          </table:table-cell>
          <table:table-cell table:number-columns-repeated="2"/>
        </table:table-row>
        <table:table-row table:style-name="ro1">
          <table:table-cell office:value-type="time" office:time-value="PT21H56M13.236S" calcext:value-type="time">
            <text:p>21:56:13.2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53" calcext:value-type="float">
            <text:p>54.53</text:p>
          </table:table-cell>
          <table:table-cell table:number-columns-repeated="2"/>
        </table:table-row>
        <table:table-row table:style-name="ro1">
          <table:table-cell office:value-type="time" office:time-value="PT21H56M14.243S" calcext:value-type="time">
            <text:p>21:56:14.2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57" calcext:value-type="float">
            <text:p>54.57</text:p>
          </table:table-cell>
          <table:table-cell table:number-columns-repeated="2"/>
        </table:table-row>
        <table:table-row table:style-name="ro1">
          <table:table-cell office:value-type="time" office:time-value="PT21H56M15.247S" calcext:value-type="time">
            <text:p>21:56:15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53" calcext:value-type="float">
            <text:p>54.53</text:p>
          </table:table-cell>
          <table:table-cell table:number-columns-repeated="2"/>
        </table:table-row>
        <table:table-row table:style-name="ro1">
          <table:table-cell office:value-type="time" office:time-value="PT21H56M16.244S" calcext:value-type="time">
            <text:p>21:56:16.2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63" calcext:value-type="float">
            <text:p>54.63</text:p>
          </table:table-cell>
          <table:table-cell table:number-columns-repeated="2"/>
        </table:table-row>
        <table:table-row table:style-name="ro1">
          <table:table-cell office:value-type="time" office:time-value="PT21H56M17.239S" calcext:value-type="time">
            <text:p>21:56:17.2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71" calcext:value-type="float">
            <text:p>54.71</text:p>
          </table:table-cell>
          <table:table-cell table:number-columns-repeated="2"/>
        </table:table-row>
        <table:table-row table:style-name="ro1">
          <table:table-cell office:value-type="time" office:time-value="PT21H56M17.239S" calcext:value-type="time">
            <text:p>21:56:17.2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71" calcext:value-type="float">
            <text:p>54.71</text:p>
          </table:table-cell>
          <table:table-cell table:number-columns-repeated="2"/>
        </table:table-row>
        <table:table-row table:style-name="ro1">
          <table:table-cell office:value-type="time" office:time-value="PT21H56M18.234S" calcext:value-type="time">
            <text:p>21:56:18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73" calcext:value-type="float">
            <text:p>54.73</text:p>
          </table:table-cell>
          <table:table-cell table:number-columns-repeated="2"/>
        </table:table-row>
        <table:table-row table:style-name="ro1">
          <table:table-cell office:value-type="time" office:time-value="PT21H56M19.247S" calcext:value-type="time">
            <text:p>21:56:19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69" calcext:value-type="float">
            <text:p>54.69</text:p>
          </table:table-cell>
          <table:table-cell table:number-columns-repeated="2"/>
        </table:table-row>
        <table:table-row table:style-name="ro1">
          <table:table-cell office:value-type="time" office:time-value="PT21H56M20.245S" calcext:value-type="time">
            <text:p>21:56:20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63" calcext:value-type="float">
            <text:p>54.63</text:p>
          </table:table-cell>
          <table:table-cell table:number-columns-repeated="2"/>
        </table:table-row>
        <table:table-row table:style-name="ro1">
          <table:table-cell office:value-type="time" office:time-value="PT21H56M21.259S" calcext:value-type="time">
            <text:p>21:56:21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71" calcext:value-type="float">
            <text:p>54.71</text:p>
          </table:table-cell>
          <table:table-cell table:number-columns-repeated="2"/>
        </table:table-row>
        <table:table-row table:style-name="ro1">
          <table:table-cell office:value-type="time" office:time-value="PT21H56M22.262S" calcext:value-type="time">
            <text:p>21:56:22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61" calcext:value-type="float">
            <text:p>54.61</text:p>
          </table:table-cell>
          <table:table-cell table:number-columns-repeated="2"/>
        </table:table-row>
        <table:table-row table:style-name="ro1">
          <table:table-cell office:value-type="time" office:time-value="PT21H56M23.261S" calcext:value-type="time">
            <text:p>21:56:23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59" calcext:value-type="float">
            <text:p>54.59</text:p>
          </table:table-cell>
          <table:table-cell table:number-columns-repeated="2"/>
        </table:table-row>
        <table:table-row table:style-name="ro1">
          <table:table-cell office:value-type="time" office:time-value="PT21H56M24.261S" calcext:value-type="time">
            <text:p>21:56:24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71" calcext:value-type="float">
            <text:p>54.71</text:p>
          </table:table-cell>
          <table:table-cell table:number-columns-repeated="2"/>
        </table:table-row>
        <table:table-row table:style-name="ro1">
          <table:table-cell office:value-type="time" office:time-value="PT21H56M25.237S" calcext:value-type="time">
            <text:p>21:56:25.2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71" calcext:value-type="float">
            <text:p>54.71</text:p>
          </table:table-cell>
          <table:table-cell table:number-columns-repeated="2"/>
        </table:table-row>
        <table:table-row table:style-name="ro1">
          <table:table-cell office:value-type="time" office:time-value="PT21H56M26.249S" calcext:value-type="time">
            <text:p>21:56:26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79" calcext:value-type="float">
            <text:p>54.79</text:p>
          </table:table-cell>
          <table:table-cell table:number-columns-repeated="2"/>
        </table:table-row>
        <table:table-row table:style-name="ro1">
          <table:table-cell office:value-type="time" office:time-value="PT21H56M27.25S" calcext:value-type="time">
            <text:p>21:56:27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73" calcext:value-type="float">
            <text:p>54.73</text:p>
          </table:table-cell>
          <table:table-cell table:number-columns-repeated="2"/>
        </table:table-row>
        <table:table-row table:style-name="ro1">
          <table:table-cell office:value-type="time" office:time-value="PT21H56M27.25S" calcext:value-type="time">
            <text:p>21:56:27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73" calcext:value-type="float">
            <text:p>54.73</text:p>
          </table:table-cell>
          <table:table-cell table:number-columns-repeated="2"/>
        </table:table-row>
        <table:table-row table:style-name="ro1">
          <table:table-cell office:value-type="time" office:time-value="PT21H56M28.27S" calcext:value-type="time">
            <text:p>21:56:28.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77" calcext:value-type="float">
            <text:p>54.77</text:p>
          </table:table-cell>
          <table:table-cell table:number-columns-repeated="2"/>
        </table:table-row>
        <table:table-row table:style-name="ro1">
          <table:table-cell office:value-type="time" office:time-value="PT21H56M29.268S" calcext:value-type="time">
            <text:p>21:56:29.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73" calcext:value-type="float">
            <text:p>54.73</text:p>
          </table:table-cell>
          <table:table-cell table:number-columns-repeated="2"/>
        </table:table-row>
        <table:table-row table:style-name="ro1">
          <table:table-cell office:value-type="time" office:time-value="PT21H56M30.274S" calcext:value-type="time">
            <text:p>21:56:30.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79" calcext:value-type="float">
            <text:p>54.79</text:p>
          </table:table-cell>
          <table:table-cell table:number-columns-repeated="2"/>
        </table:table-row>
        <table:table-row table:style-name="ro1">
          <table:table-cell office:value-type="time" office:time-value="PT21H56M31.27S" calcext:value-type="time">
            <text:p>21:56:31.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75" calcext:value-type="float">
            <text:p>54.75</text:p>
          </table:table-cell>
          <table:table-cell table:number-columns-repeated="2"/>
        </table:table-row>
        <table:table-row table:style-name="ro1">
          <table:table-cell office:value-type="time" office:time-value="PT21H56M32.278S" calcext:value-type="time">
            <text:p>21:56:32.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75" calcext:value-type="float">
            <text:p>54.75</text:p>
          </table:table-cell>
          <table:table-cell table:number-columns-repeated="2"/>
        </table:table-row>
        <table:table-row table:style-name="ro1">
          <table:table-cell office:value-type="time" office:time-value="PT21H56M33.286S" calcext:value-type="time">
            <text:p>21:56:33.2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79" calcext:value-type="float">
            <text:p>54.79</text:p>
          </table:table-cell>
          <table:table-cell table:number-columns-repeated="2"/>
        </table:table-row>
        <table:table-row table:style-name="ro1">
          <table:table-cell office:value-type="time" office:time-value="PT21H56M34.287S" calcext:value-type="time">
            <text:p>21:56:34.2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85" calcext:value-type="float">
            <text:p>54.85</text:p>
          </table:table-cell>
          <table:table-cell table:number-columns-repeated="2"/>
        </table:table-row>
        <table:table-row table:style-name="ro1">
          <table:table-cell office:value-type="time" office:time-value="PT21H56M35.283S" calcext:value-type="time">
            <text:p>21:56:35.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81" calcext:value-type="float">
            <text:p>54.81</text:p>
          </table:table-cell>
          <table:table-cell table:number-columns-repeated="2"/>
        </table:table-row>
        <table:table-row table:style-name="ro1">
          <table:table-cell office:value-type="time" office:time-value="PT21H56M36.28S" calcext:value-type="time">
            <text:p>21:56:36.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85" calcext:value-type="float">
            <text:p>54.85</text:p>
          </table:table-cell>
          <table:table-cell table:number-columns-repeated="2"/>
        </table:table-row>
        <table:table-row table:style-name="ro1">
          <table:table-cell office:value-type="time" office:time-value="PT21H56M37.295S" calcext:value-type="time">
            <text:p>21:56:37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81" calcext:value-type="float">
            <text:p>54.81</text:p>
          </table:table-cell>
          <table:table-cell table:number-columns-repeated="2"/>
        </table:table-row>
        <table:table-row table:style-name="ro1">
          <table:table-cell office:value-type="time" office:time-value="PT21H56M37.295S" calcext:value-type="time">
            <text:p>21:56:37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81" calcext:value-type="float">
            <text:p>54.81</text:p>
          </table:table-cell>
          <table:table-cell table:number-columns-repeated="2"/>
        </table:table-row>
        <table:table-row table:style-name="ro1">
          <table:table-cell office:value-type="time" office:time-value="PT21H56M38.274S" calcext:value-type="time">
            <text:p>21:56:38.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93" calcext:value-type="float">
            <text:p>54.93</text:p>
          </table:table-cell>
          <table:table-cell table:number-columns-repeated="2"/>
        </table:table-row>
        <table:table-row table:style-name="ro1">
          <table:table-cell office:value-type="time" office:time-value="PT21H56M39.284S" calcext:value-type="time">
            <text:p>21:56:39.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89" calcext:value-type="float">
            <text:p>54.89</text:p>
          </table:table-cell>
          <table:table-cell table:number-columns-repeated="2"/>
        </table:table-row>
        <table:table-row table:style-name="ro1">
          <table:table-cell office:value-type="time" office:time-value="PT21H56M40.302S" calcext:value-type="time">
            <text:p>21:56:40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89" calcext:value-type="float">
            <text:p>54.89</text:p>
          </table:table-cell>
          <table:table-cell table:number-columns-repeated="2"/>
        </table:table-row>
        <table:table-row table:style-name="ro1">
          <table:table-cell office:value-type="time" office:time-value="PT21H56M41.303S" calcext:value-type="time">
            <text:p>21:56:41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99" calcext:value-type="float">
            <text:p>54.99</text:p>
          </table:table-cell>
          <table:table-cell table:number-columns-repeated="2"/>
        </table:table-row>
        <table:table-row table:style-name="ro1">
          <table:table-cell office:value-type="time" office:time-value="PT21H56M42.292S" calcext:value-type="time">
            <text:p>21:56:42.2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93" calcext:value-type="float">
            <text:p>54.93</text:p>
          </table:table-cell>
          <table:table-cell table:number-columns-repeated="2"/>
        </table:table-row>
        <table:table-row table:style-name="ro1">
          <table:table-cell office:value-type="time" office:time-value="PT21H56M43.284S" calcext:value-type="time">
            <text:p>21:56:43.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07" calcext:value-type="float">
            <text:p>55.07</text:p>
          </table:table-cell>
          <table:table-cell table:number-columns-repeated="2"/>
        </table:table-row>
        <table:table-row table:style-name="ro1">
          <table:table-cell office:value-type="time" office:time-value="PT21H56M44.299S" calcext:value-type="time">
            <text:p>21:56:44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95" calcext:value-type="float">
            <text:p>54.95</text:p>
          </table:table-cell>
          <table:table-cell table:number-columns-repeated="2"/>
        </table:table-row>
        <table:table-row table:style-name="ro1">
          <table:table-cell office:value-type="time" office:time-value="PT21H56M45.291S" calcext:value-type="time">
            <text:p>21:56:45.2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87" calcext:value-type="float">
            <text:p>54.87</text:p>
          </table:table-cell>
          <table:table-cell table:number-columns-repeated="2"/>
        </table:table-row>
        <table:table-row table:style-name="ro1">
          <table:table-cell office:value-type="time" office:time-value="PT21H56M46.284S" calcext:value-type="time">
            <text:p>21:56:46.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97" calcext:value-type="float">
            <text:p>54.97</text:p>
          </table:table-cell>
          <table:table-cell table:number-columns-repeated="2"/>
        </table:table-row>
        <table:table-row table:style-name="ro1">
          <table:table-cell office:value-type="time" office:time-value="PT21H56M47.313S" calcext:value-type="time">
            <text:p>21:56:47.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93" calcext:value-type="float">
            <text:p>54.93</text:p>
          </table:table-cell>
          <table:table-cell table:number-columns-repeated="2"/>
        </table:table-row>
        <table:table-row table:style-name="ro1">
          <table:table-cell office:value-type="time" office:time-value="PT21H56M47.313S" calcext:value-type="time">
            <text:p>21:56:47.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93" calcext:value-type="float">
            <text:p>54.93</text:p>
          </table:table-cell>
          <table:table-cell table:number-columns-repeated="2"/>
        </table:table-row>
        <table:table-row table:style-name="ro1">
          <table:table-cell office:value-type="time" office:time-value="PT21H56M48.307S" calcext:value-type="time">
            <text:p>21:56:48.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95" calcext:value-type="float">
            <text:p>54.95</text:p>
          </table:table-cell>
          <table:table-cell table:number-columns-repeated="2"/>
        </table:table-row>
        <table:table-row table:style-name="ro1">
          <table:table-cell office:value-type="time" office:time-value="PT21H56M49.316S" calcext:value-type="time">
            <text:p>21:56:49.3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93" calcext:value-type="float">
            <text:p>54.93</text:p>
          </table:table-cell>
          <table:table-cell table:number-columns-repeated="2"/>
        </table:table-row>
        <table:table-row table:style-name="ro1">
          <table:table-cell office:value-type="time" office:time-value="PT21H56M50.318S" calcext:value-type="time">
            <text:p>21:56:50.3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4.95" calcext:value-type="float">
            <text:p>54.95</text:p>
          </table:table-cell>
          <table:table-cell table:number-columns-repeated="2"/>
        </table:table-row>
        <table:table-row table:style-name="ro1">
          <table:table-cell office:value-type="time" office:time-value="PT21H56M51.324S" calcext:value-type="time">
            <text:p>21:56:51.3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11" calcext:value-type="float">
            <text:p>55.11</text:p>
          </table:table-cell>
          <table:table-cell table:number-columns-repeated="2"/>
        </table:table-row>
        <table:table-row table:style-name="ro1">
          <table:table-cell office:value-type="time" office:time-value="PT21H56M52.32S" calcext:value-type="time">
            <text:p>21:56:52.3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17" calcext:value-type="float">
            <text:p>55.17</text:p>
          </table:table-cell>
          <table:table-cell table:number-columns-repeated="2"/>
        </table:table-row>
        <table:table-row table:style-name="ro1">
          <table:table-cell office:value-type="time" office:time-value="PT21H56M53.315S" calcext:value-type="time">
            <text:p>21:56:53.3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25" calcext:value-type="float">
            <text:p>55.25</text:p>
          </table:table-cell>
          <table:table-cell table:number-columns-repeated="2"/>
        </table:table-row>
        <table:table-row table:style-name="ro1">
          <table:table-cell office:value-type="time" office:time-value="PT21H56M54.328S" calcext:value-type="time">
            <text:p>21:56:54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31" calcext:value-type="float">
            <text:p>55.31</text:p>
          </table:table-cell>
          <table:table-cell table:number-columns-repeated="2"/>
        </table:table-row>
        <table:table-row table:style-name="ro1">
          <table:table-cell office:value-type="time" office:time-value="PT21H56M55.335S" calcext:value-type="time">
            <text:p>21:56:55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51" calcext:value-type="float">
            <text:p>55.51</text:p>
          </table:table-cell>
          <table:table-cell table:number-columns-repeated="2"/>
        </table:table-row>
        <table:table-row table:style-name="ro1">
          <table:table-cell office:value-type="time" office:time-value="PT21H56M56.333S" calcext:value-type="time">
            <text:p>21:56:56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69" calcext:value-type="float">
            <text:p>55.69</text:p>
          </table:table-cell>
          <table:table-cell table:number-columns-repeated="2"/>
        </table:table-row>
        <table:table-row table:style-name="ro1">
          <table:table-cell office:value-type="time" office:time-value="PT21H56M57.339S" calcext:value-type="time">
            <text:p>21:56:57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63" calcext:value-type="float">
            <text:p>55.63</text:p>
          </table:table-cell>
          <table:table-cell table:number-columns-repeated="2"/>
        </table:table-row>
        <table:table-row table:style-name="ro1">
          <table:table-cell office:value-type="time" office:time-value="PT21H56M57.339S" calcext:value-type="time">
            <text:p>21:56:57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63" calcext:value-type="float">
            <text:p>55.63</text:p>
          </table:table-cell>
          <table:table-cell table:number-columns-repeated="2"/>
        </table:table-row>
        <table:table-row table:style-name="ro1">
          <table:table-cell office:value-type="time" office:time-value="PT21H56M58.327S" calcext:value-type="time">
            <text:p>21:56:58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57" calcext:value-type="float">
            <text:p>55.57</text:p>
          </table:table-cell>
          <table:table-cell table:number-columns-repeated="2"/>
        </table:table-row>
        <table:table-row table:style-name="ro1">
          <table:table-cell office:value-type="time" office:time-value="PT21H56M59.323S" calcext:value-type="time">
            <text:p>21:56:59.3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43" calcext:value-type="float">
            <text:p>55.43</text:p>
          </table:table-cell>
          <table:table-cell table:number-columns-repeated="2"/>
        </table:table-row>
        <table:table-row table:style-name="ro1">
          <table:table-cell office:value-type="time" office:time-value="PT21H57M00.334S" calcext:value-type="time">
            <text:p>21:57:00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71" calcext:value-type="float">
            <text:p>55.71</text:p>
          </table:table-cell>
          <table:table-cell table:number-columns-repeated="2"/>
        </table:table-row>
        <table:table-row table:style-name="ro1">
          <table:table-cell office:value-type="time" office:time-value="PT21H57M01.344S" calcext:value-type="time">
            <text:p>21:57:01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65" calcext:value-type="float">
            <text:p>55.65</text:p>
          </table:table-cell>
          <table:table-cell table:number-columns-repeated="2"/>
        </table:table-row>
        <table:table-row table:style-name="ro1">
          <table:table-cell office:value-type="time" office:time-value="PT21H57M02.342S" calcext:value-type="time">
            <text:p>21:57:02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33" calcext:value-type="float">
            <text:p>55.33</text:p>
          </table:table-cell>
          <table:table-cell table:number-columns-repeated="2"/>
        </table:table-row>
        <table:table-row table:style-name="ro1">
          <table:table-cell office:value-type="time" office:time-value="PT21H57M03.35S" calcext:value-type="time">
            <text:p>21:57:03.3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37" calcext:value-type="float">
            <text:p>55.37</text:p>
          </table:table-cell>
          <table:table-cell table:number-columns-repeated="2"/>
        </table:table-row>
        <table:table-row table:style-name="ro1">
          <table:table-cell office:value-type="time" office:time-value="PT21H57M04.354S" calcext:value-type="time">
            <text:p>21:57:04.3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51" calcext:value-type="float">
            <text:p>55.51</text:p>
          </table:table-cell>
          <table:table-cell table:number-columns-repeated="2"/>
        </table:table-row>
        <table:table-row table:style-name="ro1">
          <table:table-cell office:value-type="time" office:time-value="PT21H57M05.352S" calcext:value-type="time">
            <text:p>21:57:05.3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57" calcext:value-type="float">
            <text:p>55.57</text:p>
          </table:table-cell>
          <table:table-cell table:number-columns-repeated="2"/>
        </table:table-row>
        <table:table-row table:style-name="ro1">
          <table:table-cell office:value-type="time" office:time-value="PT21H57M06.354S" calcext:value-type="time">
            <text:p>21:57:06.3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55" calcext:value-type="float">
            <text:p>55.55</text:p>
          </table:table-cell>
          <table:table-cell table:number-columns-repeated="2"/>
        </table:table-row>
        <table:table-row table:style-name="ro1">
          <table:table-cell office:value-type="time" office:time-value="PT21H57M07.361S" calcext:value-type="time">
            <text:p>21:57:07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71" calcext:value-type="float">
            <text:p>55.71</text:p>
          </table:table-cell>
          <table:table-cell table:number-columns-repeated="2"/>
        </table:table-row>
        <table:table-row table:style-name="ro1">
          <table:table-cell office:value-type="time" office:time-value="PT21H57M07.361S" calcext:value-type="time">
            <text:p>21:57:07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71" calcext:value-type="float">
            <text:p>55.71</text:p>
          </table:table-cell>
          <table:table-cell table:number-columns-repeated="2"/>
        </table:table-row>
        <table:table-row table:style-name="ro1">
          <table:table-cell office:value-type="time" office:time-value="PT21H57M08.364S" calcext:value-type="time">
            <text:p>21:57:08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67" calcext:value-type="float">
            <text:p>55.67</text:p>
          </table:table-cell>
          <table:table-cell table:number-columns-repeated="2"/>
        </table:table-row>
        <table:table-row table:style-name="ro1">
          <table:table-cell office:value-type="time" office:time-value="PT21H57M09.366S" calcext:value-type="time">
            <text:p>21:57:09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53" calcext:value-type="float">
            <text:p>55.53</text:p>
          </table:table-cell>
          <table:table-cell table:number-columns-repeated="2"/>
        </table:table-row>
        <table:table-row table:style-name="ro1">
          <table:table-cell office:value-type="time" office:time-value="PT21H57M10.358S" calcext:value-type="time">
            <text:p>21:57:10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57" calcext:value-type="float">
            <text:p>55.57</text:p>
          </table:table-cell>
          <table:table-cell table:number-columns-repeated="2"/>
        </table:table-row>
        <table:table-row table:style-name="ro1">
          <table:table-cell office:value-type="time" office:time-value="PT21H57M11.356S" calcext:value-type="time">
            <text:p>21:57:11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49" calcext:value-type="float">
            <text:p>55.49</text:p>
          </table:table-cell>
          <table:table-cell table:number-columns-repeated="2"/>
        </table:table-row>
        <table:table-row table:style-name="ro1">
          <table:table-cell office:value-type="time" office:time-value="PT21H57M12.355S" calcext:value-type="time">
            <text:p>21:57:12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37" calcext:value-type="float">
            <text:p>55.37</text:p>
          </table:table-cell>
          <table:table-cell table:number-columns-repeated="2"/>
        </table:table-row>
        <table:table-row table:style-name="ro1">
          <table:table-cell office:value-type="time" office:time-value="PT21H57M13.366S" calcext:value-type="time">
            <text:p>21:57:13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55" calcext:value-type="float">
            <text:p>55.55</text:p>
          </table:table-cell>
          <table:table-cell table:number-columns-repeated="2"/>
        </table:table-row>
        <table:table-row table:style-name="ro1">
          <table:table-cell office:value-type="time" office:time-value="PT21H57M14.365S" calcext:value-type="time">
            <text:p>21:57:14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93" calcext:value-type="float">
            <text:p>55.93</text:p>
          </table:table-cell>
          <table:table-cell table:number-columns-repeated="2"/>
        </table:table-row>
        <table:table-row table:style-name="ro1">
          <table:table-cell office:value-type="time" office:time-value="PT21H57M15.365S" calcext:value-type="time">
            <text:p>21:57:15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91" calcext:value-type="float">
            <text:p>55.91</text:p>
          </table:table-cell>
          <table:table-cell table:number-columns-repeated="2"/>
        </table:table-row>
        <table:table-row table:style-name="ro1">
          <table:table-cell office:value-type="time" office:time-value="PT21H57M16.361S" calcext:value-type="time">
            <text:p>21:57:16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95" calcext:value-type="float">
            <text:p>55.95</text:p>
          </table:table-cell>
          <table:table-cell table:number-columns-repeated="2"/>
        </table:table-row>
        <table:table-row table:style-name="ro1">
          <table:table-cell office:value-type="time" office:time-value="PT21H57M17.359S" calcext:value-type="time">
            <text:p>21:57:17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81" calcext:value-type="float">
            <text:p>55.81</text:p>
          </table:table-cell>
          <table:table-cell table:number-columns-repeated="2"/>
        </table:table-row>
        <table:table-row table:style-name="ro1">
          <table:table-cell office:value-type="time" office:time-value="PT21H57M17.359S" calcext:value-type="time">
            <text:p>21:57:17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81" calcext:value-type="float">
            <text:p>55.81</text:p>
          </table:table-cell>
          <table:table-cell table:number-columns-repeated="2"/>
        </table:table-row>
        <table:table-row table:style-name="ro1">
          <table:table-cell office:value-type="time" office:time-value="PT21H57M18.372S" calcext:value-type="time">
            <text:p>21:57:18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87" calcext:value-type="float">
            <text:p>55.87</text:p>
          </table:table-cell>
          <table:table-cell table:number-columns-repeated="2"/>
        </table:table-row>
        <table:table-row table:style-name="ro1">
          <table:table-cell office:value-type="time" office:time-value="PT21H57M19.381S" calcext:value-type="time">
            <text:p>21:57:19.3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53" calcext:value-type="float">
            <text:p>55.53</text:p>
          </table:table-cell>
          <table:table-cell table:number-columns-repeated="2"/>
        </table:table-row>
        <table:table-row table:style-name="ro1">
          <table:table-cell office:value-type="time" office:time-value="PT21H57M20.361S" calcext:value-type="time">
            <text:p>21:57:20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57" calcext:value-type="float">
            <text:p>55.57</text:p>
          </table:table-cell>
          <table:table-cell table:number-columns-repeated="2"/>
        </table:table-row>
        <table:table-row table:style-name="ro1">
          <table:table-cell office:value-type="time" office:time-value="PT21H57M21.389S" calcext:value-type="time">
            <text:p>21:57:21.3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63" calcext:value-type="float">
            <text:p>55.63</text:p>
          </table:table-cell>
          <table:table-cell table:number-columns-repeated="2"/>
        </table:table-row>
        <table:table-row table:style-name="ro1">
          <table:table-cell office:value-type="time" office:time-value="PT21H57M22.396S" calcext:value-type="time">
            <text:p>21:57:22.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55" calcext:value-type="float">
            <text:p>55.55</text:p>
          </table:table-cell>
          <table:table-cell table:number-columns-repeated="2"/>
        </table:table-row>
        <table:table-row table:style-name="ro1">
          <table:table-cell office:value-type="time" office:time-value="PT21H57M23.395S" calcext:value-type="time">
            <text:p>21:57:23.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55" calcext:value-type="float">
            <text:p>55.55</text:p>
          </table:table-cell>
          <table:table-cell table:number-columns-repeated="2"/>
        </table:table-row>
        <table:table-row table:style-name="ro1">
          <table:table-cell office:value-type="time" office:time-value="PT21H57M24.379S" calcext:value-type="time">
            <text:p>21:57:24.3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49" calcext:value-type="float">
            <text:p>55.49</text:p>
          </table:table-cell>
          <table:table-cell table:number-columns-repeated="2"/>
        </table:table-row>
        <table:table-row table:style-name="ro1">
          <table:table-cell office:value-type="time" office:time-value="PT21H57M25.391S" calcext:value-type="time">
            <text:p>21:57:25.3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63" calcext:value-type="float">
            <text:p>55.63</text:p>
          </table:table-cell>
          <table:table-cell table:number-columns-repeated="2"/>
        </table:table-row>
        <table:table-row table:style-name="ro1">
          <table:table-cell office:value-type="time" office:time-value="PT21H57M26.401S" calcext:value-type="time">
            <text:p>21:57:26.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67" calcext:value-type="float">
            <text:p>55.67</text:p>
          </table:table-cell>
          <table:table-cell table:number-columns-repeated="2"/>
        </table:table-row>
        <table:table-row table:style-name="ro1">
          <table:table-cell office:value-type="time" office:time-value="PT21H57M27.402S" calcext:value-type="time">
            <text:p>21:57:27.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71" calcext:value-type="float">
            <text:p>55.71</text:p>
          </table:table-cell>
          <table:table-cell table:number-columns-repeated="2"/>
        </table:table-row>
        <table:table-row table:style-name="ro1">
          <table:table-cell office:value-type="time" office:time-value="PT21H57M27.402S" calcext:value-type="time">
            <text:p>21:57:27.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71" calcext:value-type="float">
            <text:p>55.71</text:p>
          </table:table-cell>
          <table:table-cell table:number-columns-repeated="2"/>
        </table:table-row>
        <table:table-row table:style-name="ro1">
          <table:table-cell office:value-type="time" office:time-value="PT21H57M28.41S" calcext:value-type="time">
            <text:p>21:57:28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61" calcext:value-type="float">
            <text:p>55.61</text:p>
          </table:table-cell>
          <table:table-cell table:number-columns-repeated="2"/>
        </table:table-row>
        <table:table-row table:style-name="ro1">
          <table:table-cell office:value-type="time" office:time-value="PT21H57M29.406S" calcext:value-type="time">
            <text:p>21:57:29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61" calcext:value-type="float">
            <text:p>55.61</text:p>
          </table:table-cell>
          <table:table-cell table:number-columns-repeated="2"/>
        </table:table-row>
        <table:table-row table:style-name="ro1">
          <table:table-cell office:value-type="time" office:time-value="PT21H57M30.403S" calcext:value-type="time">
            <text:p>21:57:30.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63" calcext:value-type="float">
            <text:p>55.63</text:p>
          </table:table-cell>
          <table:table-cell table:number-columns-repeated="2"/>
        </table:table-row>
        <table:table-row table:style-name="ro1">
          <table:table-cell office:value-type="time" office:time-value="PT21H57M31.401S" calcext:value-type="time">
            <text:p>21:57:31.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65" calcext:value-type="float">
            <text:p>55.65</text:p>
          </table:table-cell>
          <table:table-cell table:number-columns-repeated="2"/>
        </table:table-row>
        <table:table-row table:style-name="ro1">
          <table:table-cell office:value-type="time" office:time-value="PT21H57M32.41S" calcext:value-type="time">
            <text:p>21:57:32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71" calcext:value-type="float">
            <text:p>55.71</text:p>
          </table:table-cell>
          <table:table-cell table:number-columns-repeated="2"/>
        </table:table-row>
        <table:table-row table:style-name="ro1">
          <table:table-cell office:value-type="time" office:time-value="PT21H57M33.415S" calcext:value-type="time">
            <text:p>21:57:33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67" calcext:value-type="float">
            <text:p>55.67</text:p>
          </table:table-cell>
          <table:table-cell table:number-columns-repeated="2"/>
        </table:table-row>
        <table:table-row table:style-name="ro1">
          <table:table-cell office:value-type="time" office:time-value="PT21H57M34.418S" calcext:value-type="time">
            <text:p>21:57:34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67" calcext:value-type="float">
            <text:p>55.67</text:p>
          </table:table-cell>
          <table:table-cell table:number-columns-repeated="2"/>
        </table:table-row>
        <table:table-row table:style-name="ro1">
          <table:table-cell office:value-type="time" office:time-value="PT21H57M35.426S" calcext:value-type="time">
            <text:p>21:57:35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73" calcext:value-type="float">
            <text:p>55.73</text:p>
          </table:table-cell>
          <table:table-cell table:number-columns-repeated="2"/>
        </table:table-row>
        <table:table-row table:style-name="ro1">
          <table:table-cell office:value-type="time" office:time-value="PT21H57M36.412S" calcext:value-type="time">
            <text:p>21:57:36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73" calcext:value-type="float">
            <text:p>55.73</text:p>
          </table:table-cell>
          <table:table-cell table:number-columns-repeated="2"/>
        </table:table-row>
        <table:table-row table:style-name="ro1">
          <table:table-cell office:value-type="time" office:time-value="PT21H57M37.421S" calcext:value-type="time">
            <text:p>21:57:37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83" calcext:value-type="float">
            <text:p>55.83</text:p>
          </table:table-cell>
          <table:table-cell table:number-columns-repeated="2"/>
        </table:table-row>
        <table:table-row table:style-name="ro1">
          <table:table-cell office:value-type="time" office:time-value="PT21H57M37.421S" calcext:value-type="time">
            <text:p>21:57:37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83" calcext:value-type="float">
            <text:p>55.83</text:p>
          </table:table-cell>
          <table:table-cell table:number-columns-repeated="2"/>
        </table:table-row>
        <table:table-row table:style-name="ro1">
          <table:table-cell office:value-type="time" office:time-value="PT21H57M38.431S" calcext:value-type="time">
            <text:p>21:57:38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71" calcext:value-type="float">
            <text:p>55.71</text:p>
          </table:table-cell>
          <table:table-cell table:number-columns-repeated="2"/>
        </table:table-row>
        <table:table-row table:style-name="ro1">
          <table:table-cell office:value-type="time" office:time-value="PT21H57M39.398S" calcext:value-type="time">
            <text:p>21:57:39.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85" calcext:value-type="float">
            <text:p>55.85</text:p>
          </table:table-cell>
          <table:table-cell table:number-columns-repeated="2"/>
        </table:table-row>
        <table:table-row table:style-name="ro1">
          <table:table-cell office:value-type="time" office:time-value="PT21H57M40.436S" calcext:value-type="time">
            <text:p>21:57:40.4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73" calcext:value-type="float">
            <text:p>55.73</text:p>
          </table:table-cell>
          <table:table-cell table:number-columns-repeated="2"/>
        </table:table-row>
        <table:table-row table:style-name="ro1">
          <table:table-cell office:value-type="time" office:time-value="PT21H57M41.405S" calcext:value-type="time">
            <text:p>21:57:41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65" calcext:value-type="float">
            <text:p>55.65</text:p>
          </table:table-cell>
          <table:table-cell table:number-columns-repeated="2"/>
        </table:table-row>
        <table:table-row table:style-name="ro1">
          <table:table-cell office:value-type="time" office:time-value="PT21H57M42.436S" calcext:value-type="time">
            <text:p>21:57:42.4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69" calcext:value-type="float">
            <text:p>55.69</text:p>
          </table:table-cell>
          <table:table-cell table:number-columns-repeated="2"/>
        </table:table-row>
        <table:table-row table:style-name="ro1">
          <table:table-cell office:value-type="time" office:time-value="PT21H57M43.425S" calcext:value-type="time">
            <text:p>21:57:43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69" calcext:value-type="float">
            <text:p>55.69</text:p>
          </table:table-cell>
          <table:table-cell table:number-columns-repeated="2"/>
        </table:table-row>
        <table:table-row table:style-name="ro1">
          <table:table-cell office:value-type="time" office:time-value="PT21H57M44.421S" calcext:value-type="time">
            <text:p>21:57:44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75" calcext:value-type="float">
            <text:p>55.75</text:p>
          </table:table-cell>
          <table:table-cell table:number-columns-repeated="2"/>
        </table:table-row>
        <table:table-row table:style-name="ro1">
          <table:table-cell office:value-type="time" office:time-value="PT21H57M45.417S" calcext:value-type="time">
            <text:p>21:57:45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13" calcext:value-type="float">
            <text:p>56.13</text:p>
          </table:table-cell>
          <table:table-cell table:number-columns-repeated="2"/>
        </table:table-row>
        <table:table-row table:style-name="ro1">
          <table:table-cell office:value-type="time" office:time-value="PT21H57M46.429S" calcext:value-type="time">
            <text:p>21:57:46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15" calcext:value-type="float">
            <text:p>56.15</text:p>
          </table:table-cell>
          <table:table-cell table:number-columns-repeated="2"/>
        </table:table-row>
        <table:table-row table:style-name="ro1">
          <table:table-cell office:value-type="time" office:time-value="PT21H57M47.44S" calcext:value-type="time">
            <text:p>21:57:47.4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81" calcext:value-type="float">
            <text:p>55.81</text:p>
          </table:table-cell>
          <table:table-cell table:number-columns-repeated="2"/>
        </table:table-row>
        <table:table-row table:style-name="ro1">
          <table:table-cell office:value-type="time" office:time-value="PT21H57M47.44S" calcext:value-type="time">
            <text:p>21:57:47.4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81" calcext:value-type="float">
            <text:p>55.81</text:p>
          </table:table-cell>
          <table:table-cell table:number-columns-repeated="2"/>
        </table:table-row>
        <table:table-row table:style-name="ro1">
          <table:table-cell office:value-type="time" office:time-value="PT21H57M48.437S" calcext:value-type="time">
            <text:p>21:57:48.4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91" calcext:value-type="float">
            <text:p>55.91</text:p>
          </table:table-cell>
          <table:table-cell table:number-columns-repeated="2"/>
        </table:table-row>
        <table:table-row table:style-name="ro1">
          <table:table-cell office:value-type="time" office:time-value="PT21H57M49.447S" calcext:value-type="time">
            <text:p>21:57:49.4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79" calcext:value-type="float">
            <text:p>55.79</text:p>
          </table:table-cell>
          <table:table-cell table:number-columns-repeated="2"/>
        </table:table-row>
        <table:table-row table:style-name="ro1">
          <table:table-cell office:value-type="time" office:time-value="PT21H57M50.456S" calcext:value-type="time">
            <text:p>21:57:50.4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73" calcext:value-type="float">
            <text:p>55.73</text:p>
          </table:table-cell>
          <table:table-cell table:number-columns-repeated="2"/>
        </table:table-row>
        <table:table-row table:style-name="ro1">
          <table:table-cell office:value-type="time" office:time-value="PT21H57M51.453S" calcext:value-type="time">
            <text:p>21:57:51.4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07" calcext:value-type="float">
            <text:p>56.07</text:p>
          </table:table-cell>
          <table:table-cell table:number-columns-repeated="2"/>
        </table:table-row>
        <table:table-row table:style-name="ro1">
          <table:table-cell office:value-type="time" office:time-value="PT21H57M52.449S" calcext:value-type="time">
            <text:p>21:57:52.4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97" calcext:value-type="float">
            <text:p>55.97</text:p>
          </table:table-cell>
          <table:table-cell table:number-columns-repeated="2"/>
        </table:table-row>
        <table:table-row table:style-name="ro1">
          <table:table-cell office:value-type="time" office:time-value="PT21H57M53.442S" calcext:value-type="time">
            <text:p>21:57:53.4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05" calcext:value-type="float">
            <text:p>56.05</text:p>
          </table:table-cell>
          <table:table-cell table:number-columns-repeated="2"/>
        </table:table-row>
        <table:table-row table:style-name="ro1">
          <table:table-cell office:value-type="time" office:time-value="PT21H57M54.456S" calcext:value-type="time">
            <text:p>21:57:54.4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01" calcext:value-type="float">
            <text:p>56.01</text:p>
          </table:table-cell>
          <table:table-cell table:number-columns-repeated="2"/>
        </table:table-row>
        <table:table-row table:style-name="ro1">
          <table:table-cell office:value-type="time" office:time-value="PT21H57M55.455S" calcext:value-type="time">
            <text:p>21:57:55.4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85" calcext:value-type="float">
            <text:p>55.85</text:p>
          </table:table-cell>
          <table:table-cell table:number-columns-repeated="2"/>
        </table:table-row>
        <table:table-row table:style-name="ro1">
          <table:table-cell office:value-type="time" office:time-value="PT21H57M56.448S" calcext:value-type="time">
            <text:p>21:57:56.4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97" calcext:value-type="float">
            <text:p>55.97</text:p>
          </table:table-cell>
          <table:table-cell table:number-columns-repeated="2"/>
        </table:table-row>
        <table:table-row table:style-name="ro1">
          <table:table-cell office:value-type="time" office:time-value="PT21H57M57.46S" calcext:value-type="time">
            <text:p>21:57:57.4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07" calcext:value-type="float">
            <text:p>56.07</text:p>
          </table:table-cell>
          <table:table-cell table:number-columns-repeated="2"/>
        </table:table-row>
        <table:table-row table:style-name="ro1">
          <table:table-cell office:value-type="time" office:time-value="PT21H57M57.46S" calcext:value-type="time">
            <text:p>21:57:57.4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07" calcext:value-type="float">
            <text:p>56.07</text:p>
          </table:table-cell>
          <table:table-cell table:number-columns-repeated="2"/>
        </table:table-row>
        <table:table-row table:style-name="ro1">
          <table:table-cell office:value-type="time" office:time-value="PT21H57M58.45S" calcext:value-type="time">
            <text:p>21:57:58.4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43" calcext:value-type="float">
            <text:p>56.43</text:p>
          </table:table-cell>
          <table:table-cell table:number-columns-repeated="2"/>
        </table:table-row>
        <table:table-row table:style-name="ro1">
          <table:table-cell office:value-type="time" office:time-value="PT21H57M59.443S" calcext:value-type="time">
            <text:p>21:57:59.4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13" calcext:value-type="float">
            <text:p>56.13</text:p>
          </table:table-cell>
          <table:table-cell table:number-columns-repeated="2"/>
        </table:table-row>
        <table:table-row table:style-name="ro1">
          <table:table-cell office:value-type="time" office:time-value="PT21H58M00.47S" calcext:value-type="time">
            <text:p>21:58:00.4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25" calcext:value-type="float">
            <text:p>56.25</text:p>
          </table:table-cell>
          <table:table-cell table:number-columns-repeated="2"/>
        </table:table-row>
        <table:table-row table:style-name="ro1">
          <table:table-cell office:value-type="time" office:time-value="PT21H58M01.468S" calcext:value-type="time">
            <text:p>21:58:01.4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95" calcext:value-type="float">
            <text:p>55.95</text:p>
          </table:table-cell>
          <table:table-cell table:number-columns-repeated="2"/>
        </table:table-row>
        <table:table-row table:style-name="ro1">
          <table:table-cell office:value-type="time" office:time-value="PT21H58M02.478S" calcext:value-type="time">
            <text:p>21:58:02.4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17" calcext:value-type="float">
            <text:p>56.17</text:p>
          </table:table-cell>
          <table:table-cell table:number-columns-repeated="2"/>
        </table:table-row>
        <table:table-row table:style-name="ro1">
          <table:table-cell office:value-type="time" office:time-value="PT21H58M03.487S" calcext:value-type="time">
            <text:p>21:58:03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27" calcext:value-type="float">
            <text:p>56.27</text:p>
          </table:table-cell>
          <table:table-cell table:number-columns-repeated="2"/>
        </table:table-row>
        <table:table-row table:style-name="ro1">
          <table:table-cell office:value-type="time" office:time-value="PT21H58M04.472S" calcext:value-type="time">
            <text:p>21:58:04.4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09" calcext:value-type="float">
            <text:p>56.09</text:p>
          </table:table-cell>
          <table:table-cell office:value-type="string" calcext:value-type="string">
            <text:p>←</text:p>
          </table:table-cell>
          <table:table-cell/>
        </table:table-row>
        <table:table-row table:style-name="ro1">
          <table:table-cell office:value-type="time" office:time-value="PT21H58M05.471S" calcext:value-type="time">
            <text:p>21:58:05.4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25" calcext:value-type="float">
            <text:p>56.25</text:p>
          </table:table-cell>
          <table:table-cell table:number-columns-repeated="2"/>
        </table:table-row>
        <table:table-row table:style-name="ro1">
          <table:table-cell office:value-type="time" office:time-value="PT21H58M06.467S" calcext:value-type="time">
            <text:p>21:58:06.4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03" calcext:value-type="float">
            <text:p>56.03</text:p>
          </table:table-cell>
          <table:table-cell table:number-columns-repeated="2"/>
        </table:table-row>
        <table:table-row table:style-name="ro1">
          <table:table-cell office:value-type="time" office:time-value="PT21H58M07.492S" calcext:value-type="time">
            <text:p>21:58:07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97" calcext:value-type="float">
            <text:p>55.97</text:p>
          </table:table-cell>
          <table:table-cell table:number-columns-repeated="2"/>
        </table:table-row>
        <table:table-row table:style-name="ro1">
          <table:table-cell office:value-type="time" office:time-value="PT21H58M07.492S" calcext:value-type="time">
            <text:p>21:58:07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97" calcext:value-type="float">
            <text:p>55.97</text:p>
          </table:table-cell>
          <table:table-cell table:number-columns-repeated="2"/>
        </table:table-row>
        <table:table-row table:style-name="ro1">
          <table:table-cell office:value-type="time" office:time-value="PT21H58M08.493S" calcext:value-type="time">
            <text:p>21:58:08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87" calcext:value-type="float">
            <text:p>55.87</text:p>
          </table:table-cell>
          <table:table-cell table:number-columns-repeated="2"/>
        </table:table-row>
        <table:table-row table:style-name="ro1">
          <table:table-cell office:value-type="time" office:time-value="PT21H58M09.474S" calcext:value-type="time">
            <text:p>21:58:09.4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85" calcext:value-type="float">
            <text:p>55.85</text:p>
          </table:table-cell>
          <table:table-cell table:number-columns-repeated="2"/>
        </table:table-row>
        <table:table-row table:style-name="ro1">
          <table:table-cell office:value-type="time" office:time-value="PT21H58M10.503S" calcext:value-type="time">
            <text:p>21:58:10.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83" calcext:value-type="float">
            <text:p>55.83</text:p>
          </table:table-cell>
          <table:table-cell table:number-columns-repeated="2"/>
        </table:table-row>
        <table:table-row table:style-name="ro1">
          <table:table-cell office:value-type="time" office:time-value="PT21H58M11.5S" calcext:value-type="time">
            <text:p>21:58:11.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95" calcext:value-type="float">
            <text:p>55.95</text:p>
          </table:table-cell>
          <table:table-cell table:number-columns-repeated="2"/>
        </table:table-row>
        <table:table-row table:style-name="ro1">
          <table:table-cell office:value-type="time" office:time-value="PT21H58M12.507S" calcext:value-type="time">
            <text:p>21:58:12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01" calcext:value-type="float">
            <text:p>56.01</text:p>
          </table:table-cell>
          <table:table-cell table:number-columns-repeated="2"/>
        </table:table-row>
        <table:table-row table:style-name="ro1">
          <table:table-cell office:value-type="time" office:time-value="PT21H58M13.496S" calcext:value-type="time">
            <text:p>21:58:13.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03" calcext:value-type="float">
            <text:p>56.03</text:p>
          </table:table-cell>
          <table:table-cell table:number-columns-repeated="2"/>
        </table:table-row>
        <table:table-row table:style-name="ro1">
          <table:table-cell office:value-type="time" office:time-value="PT21H58M14.513S" calcext:value-type="time">
            <text:p>21:58:14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09" calcext:value-type="float">
            <text:p>56.09</text:p>
          </table:table-cell>
          <table:table-cell table:number-columns-repeated="2"/>
        </table:table-row>
        <table:table-row table:style-name="ro1">
          <table:table-cell office:value-type="time" office:time-value="PT21H58M15.515S" calcext:value-type="time">
            <text:p>21:58:15.5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05" calcext:value-type="float">
            <text:p>56.05</text:p>
          </table:table-cell>
          <table:table-cell table:number-columns-repeated="2"/>
        </table:table-row>
        <table:table-row table:style-name="ro1">
          <table:table-cell office:value-type="time" office:time-value="PT21H58M16.5S" calcext:value-type="time">
            <text:p>21:58:16.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97" calcext:value-type="float">
            <text:p>55.97</text:p>
          </table:table-cell>
          <table:table-cell table:number-columns-repeated="2"/>
        </table:table-row>
        <table:table-row table:style-name="ro1">
          <table:table-cell office:value-type="time" office:time-value="PT21H58M17.501S" calcext:value-type="time">
            <text:p>21:58:17.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93" calcext:value-type="float">
            <text:p>55.93</text:p>
          </table:table-cell>
          <table:table-cell table:number-columns-repeated="2"/>
        </table:table-row>
        <table:table-row table:style-name="ro1">
          <table:table-cell office:value-type="time" office:time-value="PT21H58M18.494S" calcext:value-type="time">
            <text:p>21:58:18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5.97" calcext:value-type="float">
            <text:p>55.97</text:p>
          </table:table-cell>
          <table:table-cell table:number-columns-repeated="2"/>
        </table:table-row>
        <table:table-row table:style-name="ro1">
          <table:table-cell office:value-type="time" office:time-value="PT21H58M19.514S" calcext:value-type="time">
            <text:p>21:58:19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23" calcext:value-type="float">
            <text:p>56.23</text:p>
          </table:table-cell>
          <table:table-cell table:number-columns-repeated="2"/>
        </table:table-row>
        <table:table-row table:style-name="ro1">
          <table:table-cell office:value-type="time" office:time-value="PT21H58M20.51S" calcext:value-type="time">
            <text:p>21:58:20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27" calcext:value-type="float">
            <text:p>56.27</text:p>
          </table:table-cell>
          <table:table-cell table:number-columns-repeated="2"/>
        </table:table-row>
        <table:table-row table:style-name="ro1">
          <table:table-cell office:value-type="time" office:time-value="PT21H58M21.518S" calcext:value-type="time">
            <text:p>21:58:21.5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23" calcext:value-type="float">
            <text:p>56.23</text:p>
          </table:table-cell>
          <table:table-cell table:number-columns-repeated="2"/>
        </table:table-row>
        <table:table-row table:style-name="ro1">
          <table:table-cell office:value-type="time" office:time-value="PT21H58M22.518S" calcext:value-type="time">
            <text:p>21:58:22.5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37" calcext:value-type="float">
            <text:p>56.37</text:p>
          </table:table-cell>
          <table:table-cell office:value-type="string" calcext:value-type="string">
            <text:p>←</text:p>
          </table:table-cell>
          <table:table-cell/>
        </table:table-row>
        <table:table-row table:style-name="ro1">
          <table:table-cell office:value-type="time" office:time-value="PT21H58M23.527S" calcext:value-type="time">
            <text:p>21:58:23.5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23" calcext:value-type="float">
            <text:p>56.23</text:p>
          </table:table-cell>
          <table:table-cell table:number-columns-repeated="2"/>
        </table:table-row>
        <table:table-row table:style-name="ro1">
          <table:table-cell office:value-type="time" office:time-value="PT21H58M24.519S" calcext:value-type="time">
            <text:p>21:58:24.5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23" calcext:value-type="float">
            <text:p>56.23</text:p>
          </table:table-cell>
          <table:table-cell table:number-columns-repeated="2"/>
        </table:table-row>
        <table:table-row table:style-name="ro1">
          <table:table-cell office:value-type="time" office:time-value="PT21H58M25.531S" calcext:value-type="time">
            <text:p>21:58:25.5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07" calcext:value-type="float">
            <text:p>56.07</text:p>
          </table:table-cell>
          <table:table-cell table:number-columns-repeated="2"/>
        </table:table-row>
        <table:table-row table:style-name="ro1">
          <table:table-cell office:value-type="time" office:time-value="PT21H58M26.514S" calcext:value-type="time">
            <text:p>21:58:26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09" calcext:value-type="float">
            <text:p>56.09</text:p>
          </table:table-cell>
          <table:table-cell table:number-columns-repeated="2"/>
        </table:table-row>
        <table:table-row table:style-name="ro1">
          <table:table-cell office:value-type="time" office:time-value="PT21H58M27.511S" calcext:value-type="time">
            <text:p>21:58:27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11" calcext:value-type="float">
            <text:p>56.11</text:p>
          </table:table-cell>
          <table:table-cell table:number-columns-repeated="2"/>
        </table:table-row>
        <table:table-row table:style-name="ro1">
          <table:table-cell office:value-type="time" office:time-value="PT21H58M28.51S" calcext:value-type="time">
            <text:p>21:58:28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09" calcext:value-type="float">
            <text:p>56.09</text:p>
          </table:table-cell>
          <table:table-cell table:number-columns-repeated="2"/>
        </table:table-row>
        <table:table-row table:style-name="ro1">
          <table:table-cell office:value-type="time" office:time-value="PT21H58M28.51S" calcext:value-type="time">
            <text:p>21:58:28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09" calcext:value-type="float">
            <text:p>56.09</text:p>
          </table:table-cell>
          <table:table-cell table:number-columns-repeated="2"/>
        </table:table-row>
        <table:table-row table:style-name="ro1">
          <table:table-cell office:value-type="time" office:time-value="PT21H58M29.541S" calcext:value-type="time">
            <text:p>21:58:29.5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13" calcext:value-type="float">
            <text:p>56.13</text:p>
          </table:table-cell>
          <table:table-cell table:number-columns-repeated="2"/>
        </table:table-row>
        <table:table-row table:style-name="ro1">
          <table:table-cell office:value-type="time" office:time-value="PT21H58M30.547S" calcext:value-type="time">
            <text:p>21:58:30.5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23" calcext:value-type="float">
            <text:p>56.23</text:p>
          </table:table-cell>
          <table:table-cell table:number-columns-repeated="2"/>
        </table:table-row>
        <table:table-row table:style-name="ro1">
          <table:table-cell office:value-type="time" office:time-value="PT21H58M31.516S" calcext:value-type="time">
            <text:p>21:58:31.5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21" calcext:value-type="float">
            <text:p>56.21</text:p>
          </table:table-cell>
          <table:table-cell table:number-columns-repeated="2"/>
        </table:table-row>
        <table:table-row table:style-name="ro1">
          <table:table-cell office:value-type="time" office:time-value="PT21H58M32.548S" calcext:value-type="time">
            <text:p>21:58:32.5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21" calcext:value-type="float">
            <text:p>56.21</text:p>
          </table:table-cell>
          <table:table-cell table:number-columns-repeated="2"/>
        </table:table-row>
        <table:table-row table:style-name="ro1">
          <table:table-cell office:value-type="time" office:time-value="PT21H58M33.554S" calcext:value-type="time">
            <text:p>21:58:33.5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23" calcext:value-type="float">
            <text:p>56.23</text:p>
          </table:table-cell>
          <table:table-cell table:number-columns-repeated="2"/>
        </table:table-row>
        <table:table-row table:style-name="ro1">
          <table:table-cell office:value-type="time" office:time-value="PT21H58M34.548S" calcext:value-type="time">
            <text:p>21:58:34.5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29" calcext:value-type="float">
            <text:p>56.29</text:p>
          </table:table-cell>
          <table:table-cell table:number-columns-repeated="2"/>
        </table:table-row>
        <table:table-row table:style-name="ro1">
          <table:table-cell office:value-type="time" office:time-value="PT21H58M35.554S" calcext:value-type="time">
            <text:p>21:58:35.5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37" calcext:value-type="float">
            <text:p>56.37</text:p>
          </table:table-cell>
          <table:table-cell table:number-columns-repeated="2"/>
        </table:table-row>
        <table:table-row table:style-name="ro1">
          <table:table-cell office:value-type="time" office:time-value="PT21H58M36.562S" calcext:value-type="time">
            <text:p>21:58:36.5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41" calcext:value-type="float">
            <text:p>56.41</text:p>
          </table:table-cell>
          <table:table-cell table:number-columns-repeated="2"/>
        </table:table-row>
        <table:table-row table:style-name="ro1">
          <table:table-cell office:value-type="time" office:time-value="PT21H58M37.551S" calcext:value-type="time">
            <text:p>21:58:37.5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35" calcext:value-type="float">
            <text:p>56.35</text:p>
          </table:table-cell>
          <table:table-cell table:number-columns-repeated="2"/>
        </table:table-row>
        <table:table-row table:style-name="ro1">
          <table:table-cell office:value-type="time" office:time-value="PT21H58M38.561S" calcext:value-type="time">
            <text:p>21:58:38.5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35" calcext:value-type="float">
            <text:p>56.35</text:p>
          </table:table-cell>
          <table:table-cell table:number-columns-repeated="2"/>
        </table:table-row>
        <table:table-row table:style-name="ro1">
          <table:table-cell office:value-type="time" office:time-value="PT21H58M38.561S" calcext:value-type="time">
            <text:p>21:58:38.5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35" calcext:value-type="float">
            <text:p>56.35</text:p>
          </table:table-cell>
          <table:table-cell table:number-columns-repeated="2"/>
        </table:table-row>
        <table:table-row table:style-name="ro1">
          <table:table-cell office:value-type="time" office:time-value="PT21H58M39.568S" calcext:value-type="time">
            <text:p>21:58:39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33" calcext:value-type="float">
            <text:p>56.33</text:p>
          </table:table-cell>
          <table:table-cell table:number-columns-repeated="2"/>
        </table:table-row>
        <table:table-row table:style-name="ro1">
          <table:table-cell office:value-type="time" office:time-value="PT21H58M40.569S" calcext:value-type="time">
            <text:p>21:58:40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27" calcext:value-type="float">
            <text:p>56.27</text:p>
          </table:table-cell>
          <table:table-cell table:number-columns-repeated="2"/>
        </table:table-row>
        <table:table-row table:style-name="ro1">
          <table:table-cell office:value-type="time" office:time-value="PT21H58M41.567S" calcext:value-type="time">
            <text:p>21:58:41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33" calcext:value-type="float">
            <text:p>56.33</text:p>
          </table:table-cell>
          <table:table-cell table:number-columns-repeated="2"/>
        </table:table-row>
        <table:table-row table:style-name="ro1">
          <table:table-cell office:value-type="time" office:time-value="PT21H58M42.559S" calcext:value-type="time">
            <text:p>21:58:42.5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25" calcext:value-type="float">
            <text:p>56.25</text:p>
          </table:table-cell>
          <table:table-cell table:number-columns-repeated="2"/>
        </table:table-row>
        <table:table-row table:style-name="ro1">
          <table:table-cell office:value-type="time" office:time-value="PT21H58M43.556S" calcext:value-type="time">
            <text:p>21:58:43.5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37" calcext:value-type="float">
            <text:p>56.37</text:p>
          </table:table-cell>
          <table:table-cell table:number-columns-repeated="2"/>
        </table:table-row>
        <table:table-row table:style-name="ro1">
          <table:table-cell office:value-type="time" office:time-value="PT21H58M44.567S" calcext:value-type="time">
            <text:p>21:58:44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31" calcext:value-type="float">
            <text:p>56.31</text:p>
          </table:table-cell>
          <table:table-cell table:number-columns-repeated="2"/>
        </table:table-row>
        <table:table-row table:style-name="ro1">
          <table:table-cell office:value-type="time" office:time-value="PT21H58M45.564S" calcext:value-type="time">
            <text:p>21:58:45.5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25" calcext:value-type="float">
            <text:p>56.25</text:p>
          </table:table-cell>
          <table:table-cell table:number-columns-repeated="2"/>
        </table:table-row>
        <table:table-row table:style-name="ro1">
          <table:table-cell office:value-type="time" office:time-value="PT21H58M46.579S" calcext:value-type="time">
            <text:p>21:58:46.5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21" calcext:value-type="float">
            <text:p>56.21</text:p>
          </table:table-cell>
          <table:table-cell table:number-columns-repeated="2"/>
        </table:table-row>
        <table:table-row table:style-name="ro1">
          <table:table-cell office:value-type="time" office:time-value="PT21H58M47.574S" calcext:value-type="time">
            <text:p>21:58:47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25" calcext:value-type="float">
            <text:p>56.25</text:p>
          </table:table-cell>
          <table:table-cell table:number-columns-repeated="2"/>
        </table:table-row>
        <table:table-row table:style-name="ro1">
          <table:table-cell office:value-type="time" office:time-value="PT21H58M48.57S" calcext:value-type="time">
            <text:p>21:58:48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29" calcext:value-type="float">
            <text:p>56.29</text:p>
          </table:table-cell>
          <table:table-cell table:number-columns-repeated="2"/>
        </table:table-row>
        <table:table-row table:style-name="ro1">
          <table:table-cell office:value-type="time" office:time-value="PT21H58M48.57S" calcext:value-type="time">
            <text:p>21:58:48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29" calcext:value-type="float">
            <text:p>56.29</text:p>
          </table:table-cell>
          <table:table-cell table:number-columns-repeated="2"/>
        </table:table-row>
        <table:table-row table:style-name="ro1">
          <table:table-cell office:value-type="time" office:time-value="PT21H58M49.565S" calcext:value-type="time">
            <text:p>21:58:49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33" calcext:value-type="float">
            <text:p>56.33</text:p>
          </table:table-cell>
          <table:table-cell table:number-columns-repeated="2"/>
        </table:table-row>
        <table:table-row table:style-name="ro1">
          <table:table-cell office:value-type="time" office:time-value="PT21H58M50.578S" calcext:value-type="time">
            <text:p>21:58:50.5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41" calcext:value-type="float">
            <text:p>56.41</text:p>
          </table:table-cell>
          <table:table-cell table:number-columns-repeated="2"/>
        </table:table-row>
        <table:table-row table:style-name="ro1">
          <table:table-cell office:value-type="time" office:time-value="PT21H58M51.589S" calcext:value-type="time">
            <text:p>21:58:51.5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35" calcext:value-type="float">
            <text:p>56.35</text:p>
          </table:table-cell>
          <table:table-cell table:number-columns-repeated="2"/>
        </table:table-row>
        <table:table-row table:style-name="ro1">
          <table:table-cell office:value-type="time" office:time-value="PT21H58M52.585S" calcext:value-type="time">
            <text:p>21:58:52.5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33" calcext:value-type="float">
            <text:p>56.33</text:p>
          </table:table-cell>
          <table:table-cell table:number-columns-repeated="2"/>
        </table:table-row>
        <table:table-row table:style-name="ro1">
          <table:table-cell office:value-type="time" office:time-value="PT21H58M53.594S" calcext:value-type="time">
            <text:p>21:58:53.5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41" calcext:value-type="float">
            <text:p>56.41</text:p>
          </table:table-cell>
          <table:table-cell table:number-columns-repeated="2"/>
        </table:table-row>
        <table:table-row table:style-name="ro1">
          <table:table-cell office:value-type="time" office:time-value="PT21H58M54.577S" calcext:value-type="time">
            <text:p>21:58:54.5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33" calcext:value-type="float">
            <text:p>56.33</text:p>
          </table:table-cell>
          <table:table-cell table:number-columns-repeated="2"/>
        </table:table-row>
        <table:table-row table:style-name="ro1">
          <table:table-cell office:value-type="time" office:time-value="PT21H58M55.574S" calcext:value-type="time">
            <text:p>21:58:55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29" calcext:value-type="float">
            <text:p>56.29</text:p>
          </table:table-cell>
          <table:table-cell table:number-columns-repeated="2"/>
        </table:table-row>
        <table:table-row table:style-name="ro1">
          <table:table-cell office:value-type="time" office:time-value="PT21H58M56.582S" calcext:value-type="time">
            <text:p>21:58:56.5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37" calcext:value-type="float">
            <text:p>56.37</text:p>
          </table:table-cell>
          <table:table-cell table:number-columns-repeated="2"/>
        </table:table-row>
        <table:table-row table:style-name="ro1">
          <table:table-cell office:value-type="time" office:time-value="PT21H58M57.604S" calcext:value-type="time">
            <text:p>21:58:57.6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43" calcext:value-type="float">
            <text:p>56.43</text:p>
          </table:table-cell>
          <table:table-cell table:number-columns-repeated="2"/>
        </table:table-row>
        <table:table-row table:style-name="ro1">
          <table:table-cell office:value-type="time" office:time-value="PT21H58M58.605S" calcext:value-type="time">
            <text:p>21:58:58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37" calcext:value-type="float">
            <text:p>56.37</text:p>
          </table:table-cell>
          <table:table-cell table:number-columns-repeated="2"/>
        </table:table-row>
        <table:table-row table:style-name="ro1">
          <table:table-cell office:value-type="time" office:time-value="PT21H58M58.605S" calcext:value-type="time">
            <text:p>21:58:58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37" calcext:value-type="float">
            <text:p>56.37</text:p>
          </table:table-cell>
          <table:table-cell table:number-columns-repeated="2"/>
        </table:table-row>
        <table:table-row table:style-name="ro1">
          <table:table-cell office:value-type="time" office:time-value="PT21H58M59.607S" calcext:value-type="time">
            <text:p>21:58:59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53" calcext:value-type="float">
            <text:p>56.53</text:p>
          </table:table-cell>
          <table:table-cell table:number-columns-repeated="2"/>
        </table:table-row>
        <table:table-row table:style-name="ro1">
          <table:table-cell office:value-type="time" office:time-value="PT21H59M00.59S" calcext:value-type="time">
            <text:p>21:59:00.5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63" calcext:value-type="float">
            <text:p>56.63</text:p>
          </table:table-cell>
          <table:table-cell table:number-columns-repeated="2"/>
        </table:table-row>
        <table:table-row table:style-name="ro1">
          <table:table-cell office:value-type="time" office:time-value="PT21H59M01.603S" calcext:value-type="time">
            <text:p>21:59:01.6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53" calcext:value-type="float">
            <text:p>56.53</text:p>
          </table:table-cell>
          <table:table-cell table:number-columns-repeated="2"/>
        </table:table-row>
        <table:table-row table:style-name="ro1">
          <table:table-cell office:value-type="time" office:time-value="PT21H59M02.586S" calcext:value-type="time">
            <text:p>21:59:02.5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57" calcext:value-type="float">
            <text:p>56.57</text:p>
          </table:table-cell>
          <table:table-cell table:number-columns-repeated="2"/>
        </table:table-row>
        <table:table-row table:style-name="ro1">
          <table:table-cell office:value-type="time" office:time-value="PT21H59M03.621S" calcext:value-type="time">
            <text:p>21:59:03.6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55" calcext:value-type="float">
            <text:p>56.55</text:p>
          </table:table-cell>
          <table:table-cell table:number-columns-repeated="2"/>
        </table:table-row>
        <table:table-row table:style-name="ro1">
          <table:table-cell office:value-type="time" office:time-value="PT21H59M04.624S" calcext:value-type="time">
            <text:p>21:59:04.6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45" calcext:value-type="float">
            <text:p>56.45</text:p>
          </table:table-cell>
          <table:table-cell table:number-columns-repeated="2"/>
        </table:table-row>
        <table:table-row table:style-name="ro1">
          <table:table-cell office:value-type="time" office:time-value="PT21H59M05.623S" calcext:value-type="time">
            <text:p>21:59:05.6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53" calcext:value-type="float">
            <text:p>56.53</text:p>
          </table:table-cell>
          <table:table-cell table:number-columns-repeated="2"/>
        </table:table-row>
        <table:table-row table:style-name="ro1">
          <table:table-cell office:value-type="time" office:time-value="PT21H59M06.624S" calcext:value-type="time">
            <text:p>21:59:06.6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53" calcext:value-type="float">
            <text:p>56.53</text:p>
          </table:table-cell>
          <table:table-cell table:number-columns-repeated="2"/>
        </table:table-row>
        <table:table-row table:style-name="ro1">
          <table:table-cell office:value-type="time" office:time-value="PT21H59M07.603S" calcext:value-type="time">
            <text:p>21:59:07.6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49" calcext:value-type="float">
            <text:p>56.49</text:p>
          </table:table-cell>
          <table:table-cell table:number-columns-repeated="2"/>
        </table:table-row>
        <table:table-row table:style-name="ro1">
          <table:table-cell office:value-type="time" office:time-value="PT21H59M08.612S" calcext:value-type="time">
            <text:p>21:59:08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49" calcext:value-type="float">
            <text:p>56.49</text:p>
          </table:table-cell>
          <table:table-cell table:number-columns-repeated="2"/>
        </table:table-row>
        <table:table-row table:style-name="ro1">
          <table:table-cell office:value-type="time" office:time-value="PT21H59M08.612S" calcext:value-type="time">
            <text:p>21:59:08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49" calcext:value-type="float">
            <text:p>56.49</text:p>
          </table:table-cell>
          <table:table-cell table:number-columns-repeated="2"/>
        </table:table-row>
        <table:table-row table:style-name="ro1">
          <table:table-cell office:value-type="time" office:time-value="PT21H59M09.617S" calcext:value-type="time">
            <text:p>21:59:09.6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63" calcext:value-type="float">
            <text:p>56.63</text:p>
          </table:table-cell>
          <table:table-cell table:number-columns-repeated="2"/>
        </table:table-row>
        <table:table-row table:style-name="ro1">
          <table:table-cell office:value-type="time" office:time-value="PT21H59M10.626S" calcext:value-type="time">
            <text:p>21:59:10.6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57" calcext:value-type="float">
            <text:p>56.57</text:p>
          </table:table-cell>
          <table:table-cell table:number-columns-repeated="2"/>
        </table:table-row>
        <table:table-row table:style-name="ro1">
          <table:table-cell office:value-type="time" office:time-value="PT21H59M11.622S" calcext:value-type="time">
            <text:p>21:59:11.6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41" calcext:value-type="float">
            <text:p>56.41</text:p>
          </table:table-cell>
          <table:table-cell table:number-columns-repeated="2"/>
        </table:table-row>
        <table:table-row table:style-name="ro1">
          <table:table-cell office:value-type="time" office:time-value="PT21H59M12.615S" calcext:value-type="time">
            <text:p>21:59:12.6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53" calcext:value-type="float">
            <text:p>56.53</text:p>
          </table:table-cell>
          <table:table-cell table:number-columns-repeated="2"/>
        </table:table-row>
        <table:table-row table:style-name="ro1">
          <table:table-cell office:value-type="time" office:time-value="PT21H59M13.614S" calcext:value-type="time">
            <text:p>21:59:13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55" calcext:value-type="float">
            <text:p>56.55</text:p>
          </table:table-cell>
          <table:table-cell table:number-columns-repeated="2"/>
        </table:table-row>
        <table:table-row table:style-name="ro1">
          <table:table-cell office:value-type="time" office:time-value="PT21H59M14.625S" calcext:value-type="time">
            <text:p>21:59:14.6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63" calcext:value-type="float">
            <text:p>56.63</text:p>
          </table:table-cell>
          <table:table-cell table:number-columns-repeated="2"/>
        </table:table-row>
        <table:table-row table:style-name="ro1">
          <table:table-cell office:value-type="time" office:time-value="PT21H59M15.643S" calcext:value-type="time">
            <text:p>21:59:15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65" calcext:value-type="float">
            <text:p>56.65</text:p>
          </table:table-cell>
          <table:table-cell table:number-columns-repeated="2"/>
        </table:table-row>
        <table:table-row table:style-name="ro1">
          <table:table-cell office:value-type="time" office:time-value="PT21H59M16.648S" calcext:value-type="time">
            <text:p>21:59:16.6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65" calcext:value-type="float">
            <text:p>56.65</text:p>
          </table:table-cell>
          <table:table-cell table:number-columns-repeated="2"/>
        </table:table-row>
        <table:table-row table:style-name="ro1">
          <table:table-cell office:value-type="time" office:time-value="PT21H59M17.642S" calcext:value-type="time">
            <text:p>21:59:17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65" calcext:value-type="float">
            <text:p>56.65</text:p>
          </table:table-cell>
          <table:table-cell table:number-columns-repeated="2"/>
        </table:table-row>
        <table:table-row table:style-name="ro1">
          <table:table-cell office:value-type="time" office:time-value="PT21H59M18.638S" calcext:value-type="time">
            <text:p>21:59:18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65" calcext:value-type="float">
            <text:p>56.65</text:p>
          </table:table-cell>
          <table:table-cell table:number-columns-repeated="2"/>
        </table:table-row>
        <table:table-row table:style-name="ro1">
          <table:table-cell office:value-type="time" office:time-value="PT21H59M18.638S" calcext:value-type="time">
            <text:p>21:59:18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65" calcext:value-type="float">
            <text:p>56.65</text:p>
          </table:table-cell>
          <table:table-cell table:number-columns-repeated="2"/>
        </table:table-row>
        <table:table-row table:style-name="ro1">
          <table:table-cell office:value-type="time" office:time-value="PT21H59M19.621S" calcext:value-type="time">
            <text:p>21:59:19.6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67" calcext:value-type="float">
            <text:p>56.67</text:p>
          </table:table-cell>
          <table:table-cell table:number-columns-repeated="2"/>
        </table:table-row>
        <table:table-row table:style-name="ro1">
          <table:table-cell office:value-type="time" office:time-value="PT21H59M20.635S" calcext:value-type="time">
            <text:p>21:59:20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63" calcext:value-type="float">
            <text:p>56.63</text:p>
          </table:table-cell>
          <table:table-cell table:number-columns-repeated="2"/>
        </table:table-row>
        <table:table-row table:style-name="ro1">
          <table:table-cell office:value-type="time" office:time-value="PT21H59M21.634S" calcext:value-type="time">
            <text:p>21:59:21.6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65" calcext:value-type="float">
            <text:p>56.65</text:p>
          </table:table-cell>
          <table:table-cell table:number-columns-repeated="2"/>
        </table:table-row>
        <table:table-row table:style-name="ro1">
          <table:table-cell office:value-type="time" office:time-value="PT21H59M22.643S" calcext:value-type="time">
            <text:p>21:59:22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65" calcext:value-type="float">
            <text:p>56.65</text:p>
          </table:table-cell>
          <table:table-cell table:number-columns-repeated="2"/>
        </table:table-row>
        <table:table-row table:style-name="ro1">
          <table:table-cell office:value-type="time" office:time-value="PT21H59M23.658S" calcext:value-type="time">
            <text:p>21:59:23.6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67" calcext:value-type="float">
            <text:p>56.67</text:p>
          </table:table-cell>
          <table:table-cell table:number-columns-repeated="2"/>
        </table:table-row>
        <table:table-row table:style-name="ro1">
          <table:table-cell office:value-type="time" office:time-value="PT21H59M24.654S" calcext:value-type="time">
            <text:p>21:59:24.6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75" calcext:value-type="float">
            <text:p>56.75</text:p>
          </table:table-cell>
          <table:table-cell table:number-columns-repeated="2"/>
        </table:table-row>
        <table:table-row table:style-name="ro1">
          <table:table-cell office:value-type="time" office:time-value="PT21H59M25.67S" calcext:value-type="time">
            <text:p>21:59:25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67" calcext:value-type="float">
            <text:p>56.67</text:p>
          </table:table-cell>
          <table:table-cell table:number-columns-repeated="2"/>
        </table:table-row>
        <table:table-row table:style-name="ro1">
          <table:table-cell office:value-type="time" office:time-value="PT21H59M26.673S" calcext:value-type="time">
            <text:p>21:59:26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67" calcext:value-type="float">
            <text:p>56.67</text:p>
          </table:table-cell>
          <table:table-cell table:number-columns-repeated="2"/>
        </table:table-row>
        <table:table-row table:style-name="ro1">
          <table:table-cell office:value-type="time" office:time-value="PT21H59M27.671S" calcext:value-type="time">
            <text:p>21:59:27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71" calcext:value-type="float">
            <text:p>56.71</text:p>
          </table:table-cell>
          <table:table-cell table:number-columns-repeated="2"/>
        </table:table-row>
        <table:table-row table:style-name="ro1">
          <table:table-cell office:value-type="time" office:time-value="PT21H59M28.66S" calcext:value-type="time">
            <text:p>21:59:28.6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85" calcext:value-type="float">
            <text:p>56.85</text:p>
          </table:table-cell>
          <table:table-cell table:number-columns-repeated="2"/>
        </table:table-row>
        <table:table-row table:style-name="ro1">
          <table:table-cell office:value-type="time" office:time-value="PT21H59M28.66S" calcext:value-type="time">
            <text:p>21:59:28.6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85" calcext:value-type="float">
            <text:p>56.85</text:p>
          </table:table-cell>
          <table:table-cell table:number-columns-repeated="2"/>
        </table:table-row>
        <table:table-row table:style-name="ro1">
          <table:table-cell office:value-type="time" office:time-value="PT21H59M29.669S" calcext:value-type="time">
            <text:p>21:59:29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75" calcext:value-type="float">
            <text:p>56.75</text:p>
          </table:table-cell>
          <table:table-cell table:number-columns-repeated="2"/>
        </table:table-row>
        <table:table-row table:style-name="ro1">
          <table:table-cell office:value-type="time" office:time-value="PT21H59M30.676S" calcext:value-type="time">
            <text:p>21:59:30.6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83" calcext:value-type="float">
            <text:p>56.83</text:p>
          </table:table-cell>
          <table:table-cell table:number-columns-repeated="2"/>
        </table:table-row>
        <table:table-row table:style-name="ro1">
          <table:table-cell office:value-type="time" office:time-value="PT21H59M31.676S" calcext:value-type="time">
            <text:p>21:59:31.6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83" calcext:value-type="float">
            <text:p>56.83</text:p>
          </table:table-cell>
          <table:table-cell table:number-columns-repeated="2"/>
        </table:table-row>
        <table:table-row table:style-name="ro1">
          <table:table-cell office:value-type="time" office:time-value="PT21H59M32.686S" calcext:value-type="time">
            <text:p>21:59:32.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79" calcext:value-type="float">
            <text:p>56.79</text:p>
          </table:table-cell>
          <table:table-cell table:number-columns-repeated="2"/>
        </table:table-row>
        <table:table-row table:style-name="ro1">
          <table:table-cell office:value-type="time" office:time-value="PT21H59M33.671S" calcext:value-type="time">
            <text:p>21:59:33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71" calcext:value-type="float">
            <text:p>56.71</text:p>
          </table:table-cell>
          <table:table-cell table:number-columns-repeated="2"/>
        </table:table-row>
        <table:table-row table:style-name="ro1">
          <table:table-cell office:value-type="time" office:time-value="PT21H59M34.67S" calcext:value-type="time">
            <text:p>21:59:34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69" calcext:value-type="float">
            <text:p>56.69</text:p>
          </table:table-cell>
          <table:table-cell table:number-columns-repeated="2"/>
        </table:table-row>
        <table:table-row table:style-name="ro1">
          <table:table-cell office:value-type="time" office:time-value="PT21H59M35.678S" calcext:value-type="time">
            <text:p>21:59:35.6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83" calcext:value-type="float">
            <text:p>56.83</text:p>
          </table:table-cell>
          <table:table-cell table:number-columns-repeated="2"/>
        </table:table-row>
        <table:table-row table:style-name="ro1">
          <table:table-cell office:value-type="time" office:time-value="PT21H59M36.672S" calcext:value-type="time">
            <text:p>21:59:36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83" calcext:value-type="float">
            <text:p>56.83</text:p>
          </table:table-cell>
          <table:table-cell table:number-columns-repeated="2"/>
        </table:table-row>
        <table:table-row table:style-name="ro1">
          <table:table-cell office:value-type="time" office:time-value="PT21H59M37.683S" calcext:value-type="time">
            <text:p>21:59:37.6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87" calcext:value-type="float">
            <text:p>56.87</text:p>
          </table:table-cell>
          <table:table-cell table:number-columns-repeated="2"/>
        </table:table-row>
        <table:table-row table:style-name="ro1">
          <table:table-cell office:value-type="time" office:time-value="PT21H59M38.682S" calcext:value-type="time">
            <text:p>21:59:38.6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93" calcext:value-type="float">
            <text:p>56.93</text:p>
          </table:table-cell>
          <table:table-cell table:number-columns-repeated="2"/>
        </table:table-row>
        <table:table-row table:style-name="ro1">
          <table:table-cell office:value-type="time" office:time-value="PT21H59M39.677S" calcext:value-type="time">
            <text:p>21:59:39.6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85" calcext:value-type="float">
            <text:p>56.85</text:p>
          </table:table-cell>
          <table:table-cell table:number-columns-repeated="2"/>
        </table:table-row>
        <table:table-row table:style-name="ro1">
          <table:table-cell office:value-type="time" office:time-value="PT21H59M40.693S" calcext:value-type="time">
            <text:p>21:59:40.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87" calcext:value-type="float">
            <text:p>56.87</text:p>
          </table:table-cell>
          <table:table-cell table:number-columns-repeated="2"/>
        </table:table-row>
        <table:table-row table:style-name="ro1">
          <table:table-cell office:value-type="time" office:time-value="PT21H59M41.706S" calcext:value-type="time">
            <text:p>21:59:41.7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91" calcext:value-type="float">
            <text:p>56.91</text:p>
          </table:table-cell>
          <table:table-cell table:number-columns-repeated="2"/>
        </table:table-row>
        <table:table-row table:style-name="ro1">
          <table:table-cell office:value-type="time" office:time-value="PT21H59M42.709S" calcext:value-type="time">
            <text:p>21:59:42.7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87" calcext:value-type="float">
            <text:p>56.87</text:p>
          </table:table-cell>
          <table:table-cell table:number-columns-repeated="2"/>
        </table:table-row>
        <table:table-row table:style-name="ro1">
          <table:table-cell office:value-type="time" office:time-value="PT21H59M43.706S" calcext:value-type="time">
            <text:p>21:59:43.7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87" calcext:value-type="float">
            <text:p>56.87</text:p>
          </table:table-cell>
          <table:table-cell table:number-columns-repeated="2"/>
        </table:table-row>
        <table:table-row table:style-name="ro1">
          <table:table-cell office:value-type="time" office:time-value="PT21H59M44.713S" calcext:value-type="time">
            <text:p>21:59:44.7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93" calcext:value-type="float">
            <text:p>56.93</text:p>
          </table:table-cell>
          <table:table-cell table:number-columns-repeated="2"/>
        </table:table-row>
        <table:table-row table:style-name="ro1">
          <table:table-cell office:value-type="time" office:time-value="PT21H59M45.701S" calcext:value-type="time">
            <text:p>21:59:45.7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91" calcext:value-type="float">
            <text:p>56.91</text:p>
          </table:table-cell>
          <table:table-cell table:number-columns-repeated="2"/>
        </table:table-row>
        <table:table-row table:style-name="ro1">
          <table:table-cell office:value-type="time" office:time-value="PT21H59M46.713S" calcext:value-type="time">
            <text:p>21:59:46.7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85" calcext:value-type="float">
            <text:p>56.85</text:p>
          </table:table-cell>
          <table:table-cell table:number-columns-repeated="2"/>
        </table:table-row>
        <table:table-row table:style-name="ro1">
          <table:table-cell office:value-type="time" office:time-value="PT21H59M47.72S" calcext:value-type="time">
            <text:p>21:59:47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95" calcext:value-type="float">
            <text:p>56.95</text:p>
          </table:table-cell>
          <table:table-cell table:number-columns-repeated="2"/>
        </table:table-row>
        <table:table-row table:style-name="ro1">
          <table:table-cell office:value-type="time" office:time-value="PT21H59M48.686S" calcext:value-type="time">
            <text:p>21:59:48.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93" calcext:value-type="float">
            <text:p>56.93</text:p>
          </table:table-cell>
          <table:table-cell table:number-columns-repeated="2"/>
        </table:table-row>
        <table:table-row table:style-name="ro1">
          <table:table-cell office:value-type="time" office:time-value="PT21H59M49.72S" calcext:value-type="time">
            <text:p>21:59:49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89" calcext:value-type="float">
            <text:p>56.89</text:p>
          </table:table-cell>
          <table:table-cell table:number-columns-repeated="2"/>
        </table:table-row>
        <table:table-row table:style-name="ro1">
          <table:table-cell office:value-type="time" office:time-value="PT21H59M49.72S" calcext:value-type="time">
            <text:p>21:59:49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89" calcext:value-type="float">
            <text:p>56.89</text:p>
          </table:table-cell>
          <table:table-cell table:number-columns-repeated="2"/>
        </table:table-row>
        <table:table-row table:style-name="ro1">
          <table:table-cell office:value-type="time" office:time-value="PT21H59M50.724S" calcext:value-type="time">
            <text:p>21:59:50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11" calcext:value-type="float">
            <text:p>57.11</text:p>
          </table:table-cell>
          <table:table-cell table:number-columns-repeated="2"/>
        </table:table-row>
        <table:table-row table:style-name="ro1">
          <table:table-cell office:value-type="time" office:time-value="PT21H59M51.723S" calcext:value-type="time">
            <text:p>21:59:51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11" calcext:value-type="float">
            <text:p>57.11</text:p>
          </table:table-cell>
          <table:table-cell table:number-columns-repeated="2"/>
        </table:table-row>
        <table:table-row table:style-name="ro1">
          <table:table-cell office:value-type="time" office:time-value="PT21H59M52.717S" calcext:value-type="time">
            <text:p>21:59:52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97" calcext:value-type="float">
            <text:p>56.97</text:p>
          </table:table-cell>
          <table:table-cell table:number-columns-repeated="2"/>
        </table:table-row>
        <table:table-row table:style-name="ro1">
          <table:table-cell office:value-type="time" office:time-value="PT21H59M53.725S" calcext:value-type="time">
            <text:p>21:59:53.7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91" calcext:value-type="float">
            <text:p>56.91</text:p>
          </table:table-cell>
          <table:table-cell table:number-columns-repeated="2"/>
        </table:table-row>
        <table:table-row table:style-name="ro1">
          <table:table-cell office:value-type="time" office:time-value="PT21H59M54.721S" calcext:value-type="time">
            <text:p>21:59:54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05" calcext:value-type="float">
            <text:p>57.05</text:p>
          </table:table-cell>
          <table:table-cell table:number-columns-repeated="2"/>
        </table:table-row>
        <table:table-row table:style-name="ro1">
          <table:table-cell office:value-type="time" office:time-value="PT21H59M55.733S" calcext:value-type="time">
            <text:p>21:59:55.7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05" calcext:value-type="float">
            <text:p>57.05</text:p>
          </table:table-cell>
          <table:table-cell table:number-columns-repeated="2"/>
        </table:table-row>
        <table:table-row table:style-name="ro1">
          <table:table-cell office:value-type="time" office:time-value="PT21H59M56.732S" calcext:value-type="time">
            <text:p>21:59:56.7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07" calcext:value-type="float">
            <text:p>57.07</text:p>
          </table:table-cell>
          <table:table-cell table:number-columns-repeated="2"/>
        </table:table-row>
        <table:table-row table:style-name="ro1">
          <table:table-cell office:value-type="time" office:time-value="PT21H59M57.737S" calcext:value-type="time">
            <text:p>21:59:57.7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6.99" calcext:value-type="float">
            <text:p>56.99</text:p>
          </table:table-cell>
          <table:table-cell table:number-columns-repeated="2"/>
        </table:table-row>
        <table:table-row table:style-name="ro1">
          <table:table-cell office:value-type="time" office:time-value="PT21H59M58.739S" calcext:value-type="time">
            <text:p>21:59:58.7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07" calcext:value-type="float">
            <text:p>57.07</text:p>
          </table:table-cell>
          <table:table-cell table:number-columns-repeated="2"/>
        </table:table-row>
        <table:table-row table:style-name="ro1">
          <table:table-cell office:value-type="time" office:time-value="PT21H59M59.736S" calcext:value-type="time">
            <text:p>21:59:59.7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05" calcext:value-type="float">
            <text:p>57.05</text:p>
          </table:table-cell>
          <table:table-cell table:number-columns-repeated="2"/>
        </table:table-row>
        <table:table-row table:style-name="ro1">
          <table:table-cell office:value-type="time" office:time-value="PT21H59M59.736S" calcext:value-type="time">
            <text:p>21:59:59.7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05" calcext:value-type="float">
            <text:p>57.05</text:p>
          </table:table-cell>
          <table:table-cell table:number-columns-repeated="2"/>
        </table:table-row>
        <table:table-row table:style-name="ro1">
          <table:table-cell office:value-type="time" office:time-value="PT22H00M00.722S" calcext:value-type="time">
            <text:p>22:00:00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09" calcext:value-type="float">
            <text:p>57.09</text:p>
          </table:table-cell>
          <table:table-cell table:number-columns-repeated="2"/>
        </table:table-row>
        <table:table-row table:style-name="ro1">
          <table:table-cell office:value-type="time" office:time-value="PT22H00M01.734S" calcext:value-type="time">
            <text:p>22:00:01.7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05" calcext:value-type="float">
            <text:p>57.05</text:p>
          </table:table-cell>
          <table:table-cell table:number-columns-repeated="2"/>
        </table:table-row>
        <table:table-row table:style-name="ro1">
          <table:table-cell office:value-type="time" office:time-value="PT22H00M02.732S" calcext:value-type="time">
            <text:p>22:00:02.7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07" calcext:value-type="float">
            <text:p>57.07</text:p>
          </table:table-cell>
          <table:table-cell table:number-columns-repeated="2"/>
        </table:table-row>
        <table:table-row table:style-name="ro1">
          <table:table-cell office:value-type="time" office:time-value="PT22H00M03.748S" calcext:value-type="time">
            <text:p>22:00:03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09" calcext:value-type="float">
            <text:p>57.09</text:p>
          </table:table-cell>
          <table:table-cell table:number-columns-repeated="2"/>
        </table:table-row>
        <table:table-row table:style-name="ro1">
          <table:table-cell office:value-type="time" office:time-value="PT22H00M04.746S" calcext:value-type="time">
            <text:p>22:00:04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15" calcext:value-type="float">
            <text:p>57.15</text:p>
          </table:table-cell>
          <table:table-cell table:number-columns-repeated="2"/>
        </table:table-row>
        <table:table-row table:style-name="ro1">
          <table:table-cell office:value-type="time" office:time-value="PT22H00M05.755S" calcext:value-type="time">
            <text:p>22:00:05.7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11" calcext:value-type="float">
            <text:p>57.11</text:p>
          </table:table-cell>
          <table:table-cell table:number-columns-repeated="2"/>
        </table:table-row>
        <table:table-row table:style-name="ro1">
          <table:table-cell office:value-type="time" office:time-value="PT22H00M06.755S" calcext:value-type="time">
            <text:p>22:00:06.7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13" calcext:value-type="float">
            <text:p>57.13</text:p>
          </table:table-cell>
          <table:table-cell table:number-columns-repeated="2"/>
        </table:table-row>
        <table:table-row table:style-name="ro1">
          <table:table-cell office:value-type="time" office:time-value="PT22H00M07.75S" calcext:value-type="time">
            <text:p>22:00:07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15" calcext:value-type="float">
            <text:p>57.15</text:p>
          </table:table-cell>
          <table:table-cell table:number-columns-repeated="2"/>
        </table:table-row>
        <table:table-row table:style-name="ro1">
          <table:table-cell office:value-type="time" office:time-value="PT22H00M08.747S" calcext:value-type="time">
            <text:p>22:00:08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33" calcext:value-type="float">
            <text:p>57.33</text:p>
          </table:table-cell>
          <table:table-cell table:number-columns-repeated="2"/>
        </table:table-row>
        <table:table-row table:style-name="ro1">
          <table:table-cell office:value-type="time" office:time-value="PT22H00M09.757S" calcext:value-type="time">
            <text:p>22:00:09.7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15" calcext:value-type="float">
            <text:p>57.15</text:p>
          </table:table-cell>
          <table:table-cell table:number-columns-repeated="2"/>
        </table:table-row>
        <table:table-row table:style-name="ro1">
          <table:table-cell office:value-type="time" office:time-value="PT21H59M59.736S" calcext:value-type="time">
            <text:p>21:59:59.7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05" calcext:value-type="float">
            <text:p>57.05</text:p>
          </table:table-cell>
          <table:table-cell table:number-columns-repeated="2"/>
        </table:table-row>
        <table:table-row table:style-name="ro1">
          <table:table-cell office:value-type="time" office:time-value="PT22H00M00.722S" calcext:value-type="time">
            <text:p>22:00:00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09" calcext:value-type="float">
            <text:p>57.09</text:p>
          </table:table-cell>
          <table:table-cell table:number-columns-repeated="2"/>
        </table:table-row>
        <table:table-row table:style-name="ro1">
          <table:table-cell office:value-type="time" office:time-value="PT22H00M01.734S" calcext:value-type="time">
            <text:p>22:00:01.7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05" calcext:value-type="float">
            <text:p>57.05</text:p>
          </table:table-cell>
          <table:table-cell table:number-columns-repeated="2"/>
        </table:table-row>
        <table:table-row table:style-name="ro1">
          <table:table-cell office:value-type="time" office:time-value="PT22H00M02.732S" calcext:value-type="time">
            <text:p>22:00:02.7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07" calcext:value-type="float">
            <text:p>57.07</text:p>
          </table:table-cell>
          <table:table-cell table:number-columns-repeated="2"/>
        </table:table-row>
        <table:table-row table:style-name="ro1">
          <table:table-cell office:value-type="time" office:time-value="PT22H00M03.748S" calcext:value-type="time">
            <text:p>22:00:03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09" calcext:value-type="float">
            <text:p>57.09</text:p>
          </table:table-cell>
          <table:table-cell table:number-columns-repeated="2"/>
        </table:table-row>
        <table:table-row table:style-name="ro1">
          <table:table-cell office:value-type="time" office:time-value="PT22H00M04.746S" calcext:value-type="time">
            <text:p>22:00:04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15" calcext:value-type="float">
            <text:p>57.15</text:p>
          </table:table-cell>
          <table:table-cell table:number-columns-repeated="2"/>
        </table:table-row>
        <table:table-row table:style-name="ro1">
          <table:table-cell office:value-type="time" office:time-value="PT22H00M05.755S" calcext:value-type="time">
            <text:p>22:00:05.7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11" calcext:value-type="float">
            <text:p>57.11</text:p>
          </table:table-cell>
          <table:table-cell table:number-columns-repeated="2"/>
        </table:table-row>
        <table:table-row table:style-name="ro1">
          <table:table-cell office:value-type="time" office:time-value="PT22H00M06.755S" calcext:value-type="time">
            <text:p>22:00:06.7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13" calcext:value-type="float">
            <text:p>57.13</text:p>
          </table:table-cell>
          <table:table-cell table:number-columns-repeated="2"/>
        </table:table-row>
        <table:table-row table:style-name="ro1">
          <table:table-cell office:value-type="time" office:time-value="PT22H00M07.75S" calcext:value-type="time">
            <text:p>22:00:07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15" calcext:value-type="float">
            <text:p>57.15</text:p>
          </table:table-cell>
          <table:table-cell table:number-columns-repeated="2"/>
        </table:table-row>
        <table:table-row table:style-name="ro1">
          <table:table-cell office:value-type="time" office:time-value="PT22H00M08.747S" calcext:value-type="time">
            <text:p>22:00:08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33" calcext:value-type="float">
            <text:p>57.33</text:p>
          </table:table-cell>
          <table:table-cell table:number-columns-repeated="2"/>
        </table:table-row>
        <table:table-row table:style-name="ro1">
          <table:table-cell office:value-type="time" office:time-value="PT22H00M09.757S" calcext:value-type="time">
            <text:p>22:00:09.7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15" calcext:value-type="float">
            <text:p>57.15</text:p>
          </table:table-cell>
          <table:table-cell table:number-columns-repeated="2"/>
        </table:table-row>
        <table:table-row table:style-name="ro1">
          <table:table-cell office:value-type="time" office:time-value="PT22H00M09.757S" calcext:value-type="time">
            <text:p>22:00:09.7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15" calcext:value-type="float">
            <text:p>57.15</text:p>
          </table:table-cell>
          <table:table-cell table:number-columns-repeated="2"/>
        </table:table-row>
        <table:table-row table:style-name="ro1">
          <table:table-cell office:value-type="time" office:time-value="PT22H00M10.751S" calcext:value-type="time">
            <text:p>22:00:10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11" calcext:value-type="float">
            <text:p>57.11</text:p>
          </table:table-cell>
          <table:table-cell table:number-columns-repeated="2"/>
        </table:table-row>
        <table:table-row table:style-name="ro1">
          <table:table-cell office:value-type="time" office:time-value="PT22H00M11.768S" calcext:value-type="time">
            <text:p>22:00:11.7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25" calcext:value-type="float">
            <text:p>57.25</text:p>
          </table:table-cell>
          <table:table-cell table:number-columns-repeated="2"/>
        </table:table-row>
        <table:table-row table:style-name="ro1">
          <table:table-cell office:value-type="time" office:time-value="PT22H00M12.775S" calcext:value-type="time">
            <text:p>22:00:12.7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19" calcext:value-type="float">
            <text:p>57.19</text:p>
          </table:table-cell>
          <table:table-cell table:number-columns-repeated="2"/>
        </table:table-row>
        <table:table-row table:style-name="ro1">
          <table:table-cell office:value-type="time" office:time-value="PT22H00M13.778S" calcext:value-type="time">
            <text:p>22:00:13.7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15" calcext:value-type="float">
            <text:p>57.15</text:p>
          </table:table-cell>
          <table:table-cell table:number-columns-repeated="2"/>
        </table:table-row>
        <table:table-row table:style-name="ro1">
          <table:table-cell office:value-type="time" office:time-value="PT22H00M14.78S" calcext:value-type="time">
            <text:p>22:00:14.7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17" calcext:value-type="float">
            <text:p>57.17</text:p>
          </table:table-cell>
          <table:table-cell table:number-columns-repeated="2"/>
        </table:table-row>
        <table:table-row table:style-name="ro1">
          <table:table-cell office:value-type="time" office:time-value="PT22H00M15.766S" calcext:value-type="time">
            <text:p>22:00:15.7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25" calcext:value-type="float">
            <text:p>57.25</text:p>
          </table:table-cell>
          <table:table-cell table:number-columns-repeated="2"/>
        </table:table-row>
        <table:table-row table:style-name="ro1">
          <table:table-cell office:value-type="time" office:time-value="PT22H00M16.764S" calcext:value-type="time">
            <text:p>22:00:16.7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21" calcext:value-type="float">
            <text:p>57.21</text:p>
          </table:table-cell>
          <table:table-cell table:number-columns-repeated="2"/>
        </table:table-row>
        <table:table-row table:style-name="ro1">
          <table:table-cell office:value-type="time" office:time-value="PT22H00M17.757S" calcext:value-type="time">
            <text:p>22:00:17.7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25" calcext:value-type="float">
            <text:p>57.25</text:p>
          </table:table-cell>
          <table:table-cell table:number-columns-repeated="2"/>
        </table:table-row>
        <table:table-row table:style-name="ro1">
          <table:table-cell office:value-type="time" office:time-value="PT22H00M18.768S" calcext:value-type="time">
            <text:p>22:00:18.7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29" calcext:value-type="float">
            <text:p>57.29</text:p>
          </table:table-cell>
          <table:table-cell table:number-columns-repeated="2"/>
        </table:table-row>
        <table:table-row table:style-name="ro1">
          <table:table-cell office:value-type="time" office:time-value="PT22H00M19.781S" calcext:value-type="time">
            <text:p>22:00:19.7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35" calcext:value-type="float">
            <text:p>57.35</text:p>
          </table:table-cell>
          <table:table-cell table:number-columns-repeated="2"/>
        </table:table-row>
        <table:table-row table:style-name="ro1">
          <table:table-cell office:value-type="time" office:time-value="PT22H00M19.781S" calcext:value-type="time">
            <text:p>22:00:19.7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35" calcext:value-type="float">
            <text:p>57.35</text:p>
          </table:table-cell>
          <table:table-cell table:number-columns-repeated="2"/>
        </table:table-row>
        <table:table-row table:style-name="ro1">
          <table:table-cell office:value-type="time" office:time-value="PT22H00M20.79S" calcext:value-type="time">
            <text:p>22:00:20.7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27" calcext:value-type="float">
            <text:p>57.27</text:p>
          </table:table-cell>
          <table:table-cell table:number-columns-repeated="2"/>
        </table:table-row>
        <table:table-row table:style-name="ro1">
          <table:table-cell office:value-type="time" office:time-value="PT22H00M21.788S" calcext:value-type="time">
            <text:p>22:00:21.7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27" calcext:value-type="float">
            <text:p>57.27</text:p>
          </table:table-cell>
          <table:table-cell table:number-columns-repeated="2"/>
        </table:table-row>
        <table:table-row table:style-name="ro1">
          <table:table-cell office:value-type="time" office:time-value="PT22H00M22.793S" calcext:value-type="time">
            <text:p>22:00:22.7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35" calcext:value-type="float">
            <text:p>57.35</text:p>
          </table:table-cell>
          <table:table-cell table:number-columns-repeated="2"/>
        </table:table-row>
        <table:table-row table:style-name="ro1">
          <table:table-cell office:value-type="time" office:time-value="PT22H00M23.792S" calcext:value-type="time">
            <text:p>22:00:23.7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37" calcext:value-type="float">
            <text:p>57.37</text:p>
          </table:table-cell>
          <table:table-cell table:number-columns-repeated="2"/>
        </table:table-row>
        <table:table-row table:style-name="ro1">
          <table:table-cell office:value-type="time" office:time-value="PT22H00M24.803S" calcext:value-type="time">
            <text:p>22:00:24.8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35" calcext:value-type="float">
            <text:p>57.35</text:p>
          </table:table-cell>
          <table:table-cell table:number-columns-repeated="2"/>
        </table:table-row>
        <table:table-row table:style-name="ro1">
          <table:table-cell office:value-type="time" office:time-value="PT22H00M25.787S" calcext:value-type="time">
            <text:p>22:00:25.7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33" calcext:value-type="float">
            <text:p>57.33</text:p>
          </table:table-cell>
          <table:table-cell table:number-columns-repeated="2"/>
        </table:table-row>
        <table:table-row table:style-name="ro1">
          <table:table-cell office:value-type="time" office:time-value="PT22H00M26.783S" calcext:value-type="time">
            <text:p>22:00:26.7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33" calcext:value-type="float">
            <text:p>57.33</text:p>
          </table:table-cell>
          <table:table-cell table:number-columns-repeated="2"/>
        </table:table-row>
        <table:table-row table:style-name="ro1">
          <table:table-cell office:value-type="time" office:time-value="PT22H00M27.782S" calcext:value-type="time">
            <text:p>22:00:27.7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37" calcext:value-type="float">
            <text:p>57.37</text:p>
          </table:table-cell>
          <table:table-cell table:number-columns-repeated="2"/>
        </table:table-row>
        <table:table-row table:style-name="ro1">
          <table:table-cell office:value-type="time" office:time-value="PT22H00M28.794S" calcext:value-type="time">
            <text:p>22:00:28.7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41" calcext:value-type="float">
            <text:p>57.41</text:p>
          </table:table-cell>
          <table:table-cell table:number-columns-repeated="2"/>
        </table:table-row>
        <table:table-row table:style-name="ro1">
          <table:table-cell office:value-type="time" office:time-value="PT22H00M29.805S" calcext:value-type="time">
            <text:p>22:00:29.8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49" calcext:value-type="float">
            <text:p>57.49</text:p>
          </table:table-cell>
          <table:table-cell table:number-columns-repeated="2"/>
        </table:table-row>
        <table:table-row table:style-name="ro1">
          <table:table-cell office:value-type="time" office:time-value="PT22H00M29.805S" calcext:value-type="time">
            <text:p>22:00:29.8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49" calcext:value-type="float">
            <text:p>57.49</text:p>
          </table:table-cell>
          <table:table-cell table:number-columns-repeated="2"/>
        </table:table-row>
        <table:table-row table:style-name="ro1">
          <table:table-cell office:value-type="time" office:time-value="PT22H00M30.798S" calcext:value-type="time">
            <text:p>22:00:30.8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51" calcext:value-type="float">
            <text:p>57.51</text:p>
          </table:table-cell>
          <table:table-cell table:number-columns-repeated="2"/>
        </table:table-row>
        <table:table-row table:style-name="ro1">
          <table:table-cell office:value-type="time" office:time-value="PT22H00M31.81S" calcext:value-type="time">
            <text:p>22:00:31.8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53" calcext:value-type="float">
            <text:p>57.53</text:p>
          </table:table-cell>
          <table:table-cell table:number-columns-repeated="2"/>
        </table:table-row>
        <table:table-row table:style-name="ro1">
          <table:table-cell office:value-type="time" office:time-value="PT22H00M32.815S" calcext:value-type="time">
            <text:p>22:00:32.8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51" calcext:value-type="float">
            <text:p>57.51</text:p>
          </table:table-cell>
          <table:table-cell table:number-columns-repeated="2"/>
        </table:table-row>
        <table:table-row table:style-name="ro1">
          <table:table-cell office:value-type="time" office:time-value="PT22H00M33.815S" calcext:value-type="time">
            <text:p>22:00:33.8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53" calcext:value-type="float">
            <text:p>57.53</text:p>
          </table:table-cell>
          <table:table-cell table:number-columns-repeated="2"/>
        </table:table-row>
        <table:table-row table:style-name="ro1">
          <table:table-cell office:value-type="time" office:time-value="PT22H00M34.81S" calcext:value-type="time">
            <text:p>22:00:34.8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55" calcext:value-type="float">
            <text:p>57.55</text:p>
          </table:table-cell>
          <table:table-cell table:number-columns-repeated="2"/>
        </table:table-row>
        <table:table-row table:style-name="ro1">
          <table:table-cell office:value-type="time" office:time-value="PT22H00M35.822S" calcext:value-type="time">
            <text:p>22:00:35.8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55" calcext:value-type="float">
            <text:p>57.55</text:p>
          </table:table-cell>
          <table:table-cell table:number-columns-repeated="2"/>
        </table:table-row>
        <table:table-row table:style-name="ro1">
          <table:table-cell office:value-type="time" office:time-value="PT22H00M36.829S" calcext:value-type="time">
            <text:p>22:00:36.8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59" calcext:value-type="float">
            <text:p>57.59</text:p>
          </table:table-cell>
          <table:table-cell table:number-columns-repeated="2"/>
        </table:table-row>
        <table:table-row table:style-name="ro1">
          <table:table-cell office:value-type="time" office:time-value="PT22H00M37.799S" calcext:value-type="time">
            <text:p>22:00:37.8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63" calcext:value-type="float">
            <text:p>57.63</text:p>
          </table:table-cell>
          <table:table-cell table:number-columns-repeated="2"/>
        </table:table-row>
        <table:table-row table:style-name="ro1">
          <table:table-cell office:value-type="time" office:time-value="PT22H00M38.823S" calcext:value-type="time">
            <text:p>22:00:38.8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59" calcext:value-type="float">
            <text:p>57.59</text:p>
          </table:table-cell>
          <table:table-cell table:number-columns-repeated="2"/>
        </table:table-row>
        <table:table-row table:style-name="ro1">
          <table:table-cell office:value-type="time" office:time-value="PT22H00M39.814S" calcext:value-type="time">
            <text:p>22:00:39.8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67" calcext:value-type="float">
            <text:p>57.67</text:p>
          </table:table-cell>
          <table:table-cell table:number-columns-repeated="2"/>
        </table:table-row>
        <table:table-row table:style-name="ro1">
          <table:table-cell office:value-type="time" office:time-value="PT22H00M39.814S" calcext:value-type="time">
            <text:p>22:00:39.8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67" calcext:value-type="float">
            <text:p>57.67</text:p>
          </table:table-cell>
          <table:table-cell table:number-columns-repeated="2"/>
        </table:table-row>
        <table:table-row table:style-name="ro1">
          <table:table-cell office:value-type="time" office:time-value="PT22H00M40.838S" calcext:value-type="time">
            <text:p>22:00:40.8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51" calcext:value-type="float">
            <text:p>57.51</text:p>
          </table:table-cell>
          <table:table-cell table:number-columns-repeated="2"/>
        </table:table-row>
        <table:table-row table:style-name="ro1">
          <table:table-cell office:value-type="time" office:time-value="PT22H00M41.81S" calcext:value-type="time">
            <text:p>22:00:41.8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43" calcext:value-type="float">
            <text:p>57.43</text:p>
          </table:table-cell>
          <table:table-cell table:number-columns-repeated="2"/>
        </table:table-row>
        <table:table-row table:style-name="ro1">
          <table:table-cell office:value-type="time" office:time-value="PT22H00M42.838S" calcext:value-type="time">
            <text:p>22:00:42.8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43" calcext:value-type="float">
            <text:p>57.43</text:p>
          </table:table-cell>
          <table:table-cell table:number-columns-repeated="2"/>
        </table:table-row>
        <table:table-row table:style-name="ro1">
          <table:table-cell office:value-type="time" office:time-value="PT22H00M43.845S" calcext:value-type="time">
            <text:p>22:00:43.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57" calcext:value-type="float">
            <text:p>57.57</text:p>
          </table:table-cell>
          <table:table-cell table:number-columns-repeated="2"/>
        </table:table-row>
        <table:table-row table:style-name="ro1">
          <table:table-cell office:value-type="time" office:time-value="PT22H00M44.843S" calcext:value-type="time">
            <text:p>22:00:44.8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53" calcext:value-type="float">
            <text:p>57.53</text:p>
          </table:table-cell>
          <table:table-cell table:number-columns-repeated="2"/>
        </table:table-row>
        <table:table-row table:style-name="ro1">
          <table:table-cell office:value-type="time" office:time-value="PT22H00M45.838S" calcext:value-type="time">
            <text:p>22:00:45.8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49" calcext:value-type="float">
            <text:p>57.49</text:p>
          </table:table-cell>
          <table:table-cell table:number-columns-repeated="2"/>
        </table:table-row>
        <table:table-row table:style-name="ro1">
          <table:table-cell office:value-type="time" office:time-value="PT22H00M46.827S" calcext:value-type="time">
            <text:p>22:00:46.8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49" calcext:value-type="float">
            <text:p>57.49</text:p>
          </table:table-cell>
          <table:table-cell table:number-columns-repeated="2"/>
        </table:table-row>
        <table:table-row table:style-name="ro1">
          <table:table-cell office:value-type="time" office:time-value="PT22H00M47.828S" calcext:value-type="time">
            <text:p>22:00:47.8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55" calcext:value-type="float">
            <text:p>57.55</text:p>
          </table:table-cell>
          <table:table-cell table:number-columns-repeated="2"/>
        </table:table-row>
        <table:table-row table:style-name="ro1">
          <table:table-cell office:value-type="time" office:time-value="PT22H00M48.82S" calcext:value-type="time">
            <text:p>22:00:48.8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55" calcext:value-type="float">
            <text:p>57.55</text:p>
          </table:table-cell>
          <table:table-cell table:number-columns-repeated="2"/>
        </table:table-row>
        <table:table-row table:style-name="ro1">
          <table:table-cell office:value-type="time" office:time-value="PT22H00M49.859S" calcext:value-type="time">
            <text:p>22:00:49.8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55" calcext:value-type="float">
            <text:p>57.55</text:p>
          </table:table-cell>
          <table:table-cell table:number-columns-repeated="2"/>
        </table:table-row>
        <table:table-row table:style-name="ro1">
          <table:table-cell office:value-type="time" office:time-value="PT22H00M49.859S" calcext:value-type="time">
            <text:p>22:00:49.8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55" calcext:value-type="float">
            <text:p>57.55</text:p>
          </table:table-cell>
          <table:table-cell table:number-columns-repeated="2"/>
        </table:table-row>
        <table:table-row table:style-name="ro1">
          <table:table-cell office:value-type="time" office:time-value="PT22H00M50.856S" calcext:value-type="time">
            <text:p>22:00:50.8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57" calcext:value-type="float">
            <text:p>57.57</text:p>
          </table:table-cell>
          <table:table-cell table:number-columns-repeated="2"/>
        </table:table-row>
        <table:table-row table:style-name="ro1">
          <table:table-cell office:value-type="time" office:time-value="PT22H00M51.858S" calcext:value-type="time">
            <text:p>22:00:51.8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59" calcext:value-type="float">
            <text:p>57.59</text:p>
          </table:table-cell>
          <table:table-cell table:number-columns-repeated="2"/>
        </table:table-row>
        <table:table-row table:style-name="ro1">
          <table:table-cell office:value-type="time" office:time-value="PT22H00M52.853S" calcext:value-type="time">
            <text:p>22:00:52.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63" calcext:value-type="float">
            <text:p>57.63</text:p>
          </table:table-cell>
          <table:table-cell table:number-columns-repeated="2"/>
        </table:table-row>
        <table:table-row table:style-name="ro1">
          <table:table-cell office:value-type="time" office:time-value="PT22H00M53.85S" calcext:value-type="time">
            <text:p>22:00:53.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71" calcext:value-type="float">
            <text:p>57.71</text:p>
          </table:table-cell>
          <table:table-cell table:number-columns-repeated="2"/>
        </table:table-row>
        <table:table-row table:style-name="ro1">
          <table:table-cell office:value-type="time" office:time-value="PT22H00M54.863S" calcext:value-type="time">
            <text:p>22:00:54.8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57" calcext:value-type="float">
            <text:p>57.57</text:p>
          </table:table-cell>
          <table:table-cell table:number-columns-repeated="2"/>
        </table:table-row>
        <table:table-row table:style-name="ro1">
          <table:table-cell office:value-type="time" office:time-value="PT22H00M55.87S" calcext:value-type="time">
            <text:p>22:00:55.8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71" calcext:value-type="float">
            <text:p>57.71</text:p>
          </table:table-cell>
          <table:table-cell table:number-columns-repeated="2"/>
        </table:table-row>
        <table:table-row table:style-name="ro1">
          <table:table-cell office:value-type="time" office:time-value="PT22H00M56.875S" calcext:value-type="time">
            <text:p>22:00:56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79" calcext:value-type="float">
            <text:p>57.79</text:p>
          </table:table-cell>
          <table:table-cell table:number-columns-repeated="2"/>
        </table:table-row>
        <table:table-row table:style-name="ro1">
          <table:table-cell office:value-type="time" office:time-value="PT22H00M57.872S" calcext:value-type="time">
            <text:p>22:00:57.8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77" calcext:value-type="float">
            <text:p>57.77</text:p>
          </table:table-cell>
          <table:table-cell table:number-columns-repeated="2"/>
        </table:table-row>
        <table:table-row table:style-name="ro1">
          <table:table-cell office:value-type="time" office:time-value="PT22H00M58.879S" calcext:value-type="time">
            <text:p>22:00:58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77" calcext:value-type="float">
            <text:p>57.77</text:p>
          </table:table-cell>
          <table:table-cell table:number-columns-repeated="2"/>
        </table:table-row>
        <table:table-row table:style-name="ro1">
          <table:table-cell office:value-type="time" office:time-value="PT22H00M59.881S" calcext:value-type="time">
            <text:p>22:00:59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71" calcext:value-type="float">
            <text:p>57.71</text:p>
          </table:table-cell>
          <table:table-cell table:number-columns-repeated="2"/>
        </table:table-row>
        <table:table-row table:style-name="ro1">
          <table:table-cell office:value-type="time" office:time-value="PT22H00M59.881S" calcext:value-type="time">
            <text:p>22:00:59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71" calcext:value-type="float">
            <text:p>57.71</text:p>
          </table:table-cell>
          <table:table-cell table:number-columns-repeated="2"/>
        </table:table-row>
        <table:table-row table:style-name="ro1">
          <table:table-cell office:value-type="time" office:time-value="PT22H01M00.878S" calcext:value-type="time">
            <text:p>22:01:00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79" calcext:value-type="float">
            <text:p>57.79</text:p>
          </table:table-cell>
          <table:table-cell table:number-columns-repeated="2"/>
        </table:table-row>
        <table:table-row table:style-name="ro1">
          <table:table-cell office:value-type="time" office:time-value="PT22H01M01.885S" calcext:value-type="time">
            <text:p>22:01:01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79" calcext:value-type="float">
            <text:p>57.79</text:p>
          </table:table-cell>
          <table:table-cell table:number-columns-repeated="2"/>
        </table:table-row>
        <table:table-row table:style-name="ro1">
          <table:table-cell office:value-type="time" office:time-value="PT22H01M02.876S" calcext:value-type="time">
            <text:p>22:01:02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85" calcext:value-type="float">
            <text:p>57.85</text:p>
          </table:table-cell>
          <table:table-cell table:number-columns-repeated="2"/>
        </table:table-row>
        <table:table-row table:style-name="ro1">
          <table:table-cell office:value-type="time" office:time-value="PT22H01M03.857S" calcext:value-type="time">
            <text:p>22:01:03.8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85" calcext:value-type="float">
            <text:p>57.85</text:p>
          </table:table-cell>
          <table:table-cell table:number-columns-repeated="2"/>
        </table:table-row>
        <table:table-row table:style-name="ro1">
          <table:table-cell office:value-type="time" office:time-value="PT22H01M04.892S" calcext:value-type="time">
            <text:p>22:01:04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89" calcext:value-type="float">
            <text:p>57.89</text:p>
          </table:table-cell>
          <table:table-cell table:number-columns-repeated="2"/>
        </table:table-row>
        <table:table-row table:style-name="ro1">
          <table:table-cell office:value-type="time" office:time-value="PT22H01M05.89S" calcext:value-type="time">
            <text:p>22:01:05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97" calcext:value-type="float">
            <text:p>57.97</text:p>
          </table:table-cell>
          <table:table-cell table:number-columns-repeated="2"/>
        </table:table-row>
        <table:table-row table:style-name="ro1">
          <table:table-cell office:value-type="time" office:time-value="PT22H01M06.888S" calcext:value-type="time">
            <text:p>22:01:06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91" calcext:value-type="float">
            <text:p>57.91</text:p>
          </table:table-cell>
          <table:table-cell table:number-columns-repeated="2"/>
        </table:table-row>
        <table:table-row table:style-name="ro1">
          <table:table-cell office:value-type="time" office:time-value="PT22H01M07.885S" calcext:value-type="time">
            <text:p>22:01:07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89" calcext:value-type="float">
            <text:p>57.89</text:p>
          </table:table-cell>
          <table:table-cell table:number-columns-repeated="2"/>
        </table:table-row>
        <table:table-row table:style-name="ro1">
          <table:table-cell office:value-type="time" office:time-value="PT22H01M08.892S" calcext:value-type="time">
            <text:p>22:01:08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85" calcext:value-type="float">
            <text:p>57.85</text:p>
          </table:table-cell>
          <table:table-cell table:number-columns-repeated="2"/>
        </table:table-row>
        <table:table-row table:style-name="ro1">
          <table:table-cell office:value-type="time" office:time-value="PT22H01M09.898S" calcext:value-type="time">
            <text:p>22:01:09.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85" calcext:value-type="float">
            <text:p>57.85</text:p>
          </table:table-cell>
          <table:table-cell table:number-columns-repeated="2"/>
        </table:table-row>
        <table:table-row table:style-name="ro1">
          <table:table-cell office:value-type="time" office:time-value="PT22H01M09.898S" calcext:value-type="time">
            <text:p>22:01:09.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85" calcext:value-type="float">
            <text:p>57.85</text:p>
          </table:table-cell>
          <table:table-cell table:number-columns-repeated="2"/>
        </table:table-row>
        <table:table-row table:style-name="ro1">
          <table:table-cell office:value-type="time" office:time-value="PT22H01M10.882S" calcext:value-type="time">
            <text:p>22:01:10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83" calcext:value-type="float">
            <text:p>57.83</text:p>
          </table:table-cell>
          <table:table-cell table:number-columns-repeated="2"/>
        </table:table-row>
        <table:table-row table:style-name="ro1">
          <table:table-cell office:value-type="time" office:time-value="PT22H01M11.893S" calcext:value-type="time">
            <text:p>22:01:11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85" calcext:value-type="float">
            <text:p>57.85</text:p>
          </table:table-cell>
          <table:table-cell table:number-columns-repeated="2"/>
        </table:table-row>
        <table:table-row table:style-name="ro1">
          <table:table-cell office:value-type="time" office:time-value="PT22H01M12.906S" calcext:value-type="time">
            <text:p>22:01:12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99" calcext:value-type="float">
            <text:p>57.99</text:p>
          </table:table-cell>
          <table:table-cell table:number-columns-repeated="2"/>
        </table:table-row>
        <table:table-row table:style-name="ro1">
          <table:table-cell office:value-type="time" office:time-value="PT22H01M13.885S" calcext:value-type="time">
            <text:p>22:01:13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95" calcext:value-type="float">
            <text:p>57.95</text:p>
          </table:table-cell>
          <table:table-cell table:number-columns-repeated="2"/>
        </table:table-row>
        <table:table-row table:style-name="ro1">
          <table:table-cell office:value-type="time" office:time-value="PT22H01M14.885S" calcext:value-type="time">
            <text:p>22:01:14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05" calcext:value-type="float">
            <text:p>58.05</text:p>
          </table:table-cell>
          <table:table-cell table:number-columns-repeated="2"/>
        </table:table-row>
        <table:table-row table:style-name="ro1">
          <table:table-cell office:value-type="time" office:time-value="PT22H01M15.917S" calcext:value-type="time">
            <text:p>22:01:15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01" calcext:value-type="float">
            <text:p>58.01</text:p>
          </table:table-cell>
          <table:table-cell table:number-columns-repeated="2"/>
        </table:table-row>
        <table:table-row table:style-name="ro1">
          <table:table-cell office:value-type="time" office:time-value="PT22H01M16.907S" calcext:value-type="time">
            <text:p>22:01:16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01" calcext:value-type="float">
            <text:p>58.01</text:p>
          </table:table-cell>
          <table:table-cell table:number-columns-repeated="2"/>
        </table:table-row>
        <table:table-row table:style-name="ro1">
          <table:table-cell office:value-type="time" office:time-value="PT22H01M17.915S" calcext:value-type="time">
            <text:p>22:01:17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01" calcext:value-type="float">
            <text:p>58.01</text:p>
          </table:table-cell>
          <table:table-cell table:number-columns-repeated="2"/>
        </table:table-row>
        <table:table-row table:style-name="ro1">
          <table:table-cell office:value-type="time" office:time-value="PT22H01M18.916S" calcext:value-type="time">
            <text:p>22:01:18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13" calcext:value-type="float">
            <text:p>58.13</text:p>
          </table:table-cell>
          <table:table-cell table:number-columns-repeated="2"/>
        </table:table-row>
        <table:table-row table:style-name="ro1">
          <table:table-cell office:value-type="time" office:time-value="PT22H01M19.922S" calcext:value-type="time">
            <text:p>22:01:19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13" calcext:value-type="float">
            <text:p>58.13</text:p>
          </table:table-cell>
          <table:table-cell table:number-columns-repeated="2"/>
        </table:table-row>
        <table:table-row table:style-name="ro1">
          <table:table-cell office:value-type="time" office:time-value="PT22H01M19.922S" calcext:value-type="time">
            <text:p>22:01:19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13" calcext:value-type="float">
            <text:p>58.13</text:p>
          </table:table-cell>
          <table:table-cell table:number-columns-repeated="2"/>
        </table:table-row>
        <table:table-row table:style-name="ro1">
          <table:table-cell office:value-type="time" office:time-value="PT22H01M20.923S" calcext:value-type="time">
            <text:p>22:01:20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05" calcext:value-type="float">
            <text:p>58.05</text:p>
          </table:table-cell>
          <table:table-cell table:number-columns-repeated="2"/>
        </table:table-row>
        <table:table-row table:style-name="ro1">
          <table:table-cell office:value-type="time" office:time-value="PT22H01M21.904S" calcext:value-type="time">
            <text:p>22:01:21.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01" calcext:value-type="float">
            <text:p>58.01</text:p>
          </table:table-cell>
          <table:table-cell table:number-columns-repeated="2"/>
        </table:table-row>
        <table:table-row table:style-name="ro1">
          <table:table-cell office:value-type="time" office:time-value="PT22H01M22.9S" calcext:value-type="time">
            <text:p>22:01:22.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09" calcext:value-type="float">
            <text:p>58.09</text:p>
          </table:table-cell>
          <table:table-cell table:number-columns-repeated="2"/>
        </table:table-row>
        <table:table-row table:style-name="ro1">
          <table:table-cell office:value-type="time" office:time-value="PT22H01M23.936S" calcext:value-type="time">
            <text:p>22:01:23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11" calcext:value-type="float">
            <text:p>58.11</text:p>
          </table:table-cell>
          <table:table-cell table:number-columns-repeated="2"/>
        </table:table-row>
        <table:table-row table:style-name="ro1">
          <table:table-cell office:value-type="time" office:time-value="PT22H01M24.937S" calcext:value-type="time">
            <text:p>22:01:24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19" calcext:value-type="float">
            <text:p>58.19</text:p>
          </table:table-cell>
          <table:table-cell table:number-columns-repeated="2"/>
        </table:table-row>
        <table:table-row table:style-name="ro1">
          <table:table-cell office:value-type="time" office:time-value="PT22H01M25.935S" calcext:value-type="time">
            <text:p>22:01:25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43" calcext:value-type="float">
            <text:p>58.43</text:p>
          </table:table-cell>
          <table:table-cell table:number-columns-repeated="2"/>
        </table:table-row>
        <table:table-row table:style-name="ro1">
          <table:table-cell office:value-type="time" office:time-value="PT22H01M26.935S" calcext:value-type="time">
            <text:p>22:01:26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33" calcext:value-type="float">
            <text:p>58.33</text:p>
          </table:table-cell>
          <table:table-cell table:number-columns-repeated="2"/>
        </table:table-row>
        <table:table-row table:style-name="ro1">
          <table:table-cell office:value-type="time" office:time-value="PT22H01M27.925S" calcext:value-type="time">
            <text:p>22:01:27.9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19" calcext:value-type="float">
            <text:p>58.19</text:p>
          </table:table-cell>
          <table:table-cell table:number-columns-repeated="2"/>
        </table:table-row>
        <table:table-row table:style-name="ro1">
          <table:table-cell office:value-type="time" office:time-value="PT22H01M28.939S" calcext:value-type="time">
            <text:p>22:01:28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11" calcext:value-type="float">
            <text:p>58.11</text:p>
          </table:table-cell>
          <table:table-cell table:number-columns-repeated="2"/>
        </table:table-row>
        <table:table-row table:style-name="ro1">
          <table:table-cell office:value-type="time" office:time-value="PT22H01M29.948S" calcext:value-type="time">
            <text:p>22:01:29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05" calcext:value-type="float">
            <text:p>58.05</text:p>
          </table:table-cell>
          <table:table-cell table:number-columns-repeated="2"/>
        </table:table-row>
        <table:table-row table:style-name="ro1">
          <table:table-cell office:value-type="time" office:time-value="PT22H01M29.948S" calcext:value-type="time">
            <text:p>22:01:29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05" calcext:value-type="float">
            <text:p>58.05</text:p>
          </table:table-cell>
          <table:table-cell table:number-columns-repeated="2"/>
        </table:table-row>
        <table:table-row table:style-name="ro1">
          <table:table-cell office:value-type="time" office:time-value="PT22H01M30.948S" calcext:value-type="time">
            <text:p>22:01:30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01" calcext:value-type="float">
            <text:p>58.01</text:p>
          </table:table-cell>
          <table:table-cell table:number-columns-repeated="2"/>
        </table:table-row>
        <table:table-row table:style-name="ro1">
          <table:table-cell office:value-type="time" office:time-value="PT22H01M31.948S" calcext:value-type="time">
            <text:p>22:01:31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95" calcext:value-type="float">
            <text:p>57.95</text:p>
          </table:table-cell>
          <table:table-cell table:number-columns-repeated="2"/>
        </table:table-row>
        <table:table-row table:style-name="ro1">
          <table:table-cell office:value-type="time" office:time-value="PT22H01M32.956S" calcext:value-type="time">
            <text:p>22:01:32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89" calcext:value-type="float">
            <text:p>57.89</text:p>
          </table:table-cell>
          <table:table-cell table:number-columns-repeated="2"/>
        </table:table-row>
        <table:table-row table:style-name="ro1">
          <table:table-cell office:value-type="time" office:time-value="PT22H01M33.955S" calcext:value-type="time">
            <text:p>22:01:33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03" calcext:value-type="float">
            <text:p>58.03</text:p>
          </table:table-cell>
          <table:table-cell table:number-columns-repeated="2"/>
        </table:table-row>
        <table:table-row table:style-name="ro1">
          <table:table-cell office:value-type="time" office:time-value="PT22H01M34.955S" calcext:value-type="time">
            <text:p>22:01:34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03" calcext:value-type="float">
            <text:p>58.03</text:p>
          </table:table-cell>
          <table:table-cell table:number-columns-repeated="2"/>
        </table:table-row>
        <table:table-row table:style-name="ro1">
          <table:table-cell office:value-type="time" office:time-value="PT22H01M35.963S" calcext:value-type="time">
            <text:p>22:01:35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03" calcext:value-type="float">
            <text:p>58.03</text:p>
          </table:table-cell>
          <table:table-cell table:number-columns-repeated="2"/>
        </table:table-row>
        <table:table-row table:style-name="ro1">
          <table:table-cell office:value-type="time" office:time-value="PT22H01M36.95S" calcext:value-type="time">
            <text:p>22:01:36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09" calcext:value-type="float">
            <text:p>58.09</text:p>
          </table:table-cell>
          <table:table-cell table:number-columns-repeated="2"/>
        </table:table-row>
        <table:table-row table:style-name="ro1">
          <table:table-cell office:value-type="time" office:time-value="PT22H01M37.943S" calcext:value-type="time">
            <text:p>22:01:37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27" calcext:value-type="float">
            <text:p>58.27</text:p>
          </table:table-cell>
          <table:table-cell table:number-columns-repeated="2"/>
        </table:table-row>
        <table:table-row table:style-name="ro1">
          <table:table-cell office:value-type="time" office:time-value="PT22H01M38.957S" calcext:value-type="time">
            <text:p>22:01:38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03" calcext:value-type="float">
            <text:p>58.03</text:p>
          </table:table-cell>
          <table:table-cell table:number-columns-repeated="2"/>
        </table:table-row>
        <table:table-row table:style-name="ro1">
          <table:table-cell office:value-type="time" office:time-value="PT22H01M39.966S" calcext:value-type="time">
            <text:p>22:01:39.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11" calcext:value-type="float">
            <text:p>58.11</text:p>
          </table:table-cell>
          <table:table-cell table:number-columns-repeated="2"/>
        </table:table-row>
        <table:table-row table:style-name="ro1">
          <table:table-cell office:value-type="time" office:time-value="PT22H01M39.966S" calcext:value-type="time">
            <text:p>22:01:39.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11" calcext:value-type="float">
            <text:p>58.11</text:p>
          </table:table-cell>
          <table:table-cell table:number-columns-repeated="2"/>
        </table:table-row>
        <table:table-row table:style-name="ro1">
          <table:table-cell office:value-type="time" office:time-value="PT22H01M40.968S" calcext:value-type="time">
            <text:p>22:01:40.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21" calcext:value-type="float">
            <text:p>58.21</text:p>
          </table:table-cell>
          <table:table-cell table:number-columns-repeated="2"/>
        </table:table-row>
        <table:table-row table:style-name="ro1">
          <table:table-cell office:value-type="time" office:time-value="PT22H01M41.97S" calcext:value-type="time">
            <text:p>22:01:41.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23" calcext:value-type="float">
            <text:p>58.23</text:p>
          </table:table-cell>
          <table:table-cell table:number-columns-repeated="2"/>
        </table:table-row>
        <table:table-row table:style-name="ro1">
          <table:table-cell office:value-type="time" office:time-value="PT22H01M42.964S" calcext:value-type="time">
            <text:p>22:01:42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09" calcext:value-type="float">
            <text:p>58.09</text:p>
          </table:table-cell>
          <table:table-cell table:number-columns-repeated="2"/>
        </table:table-row>
        <table:table-row table:style-name="ro1">
          <table:table-cell office:value-type="time" office:time-value="PT22H01M43.962S" calcext:value-type="time">
            <text:p>22:01:43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19" calcext:value-type="float">
            <text:p>58.19</text:p>
          </table:table-cell>
          <table:table-cell table:number-columns-repeated="2"/>
        </table:table-row>
        <table:table-row table:style-name="ro1">
          <table:table-cell office:value-type="time" office:time-value="PT22H01M44.956S" calcext:value-type="time">
            <text:p>22:01:44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25" calcext:value-type="float">
            <text:p>58.25</text:p>
          </table:table-cell>
          <table:table-cell table:number-columns-repeated="2"/>
        </table:table-row>
        <table:table-row table:style-name="ro1">
          <table:table-cell office:value-type="time" office:time-value="PT22H01M45.953S" calcext:value-type="time">
            <text:p>22:01:45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31" calcext:value-type="float">
            <text:p>58.31</text:p>
          </table:table-cell>
          <table:table-cell table:number-columns-repeated="2"/>
        </table:table-row>
        <table:table-row table:style-name="ro1">
          <table:table-cell office:value-type="time" office:time-value="PT22H01M46.982S" calcext:value-type="time">
            <text:p>22:01:46.9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19" calcext:value-type="float">
            <text:p>58.19</text:p>
          </table:table-cell>
          <table:table-cell table:number-columns-repeated="2"/>
        </table:table-row>
        <table:table-row table:style-name="ro1">
          <table:table-cell office:value-type="time" office:time-value="PT22H01M47.989S" calcext:value-type="time">
            <text:p>22:01:47.9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07" calcext:value-type="float">
            <text:p>58.07</text:p>
          </table:table-cell>
          <table:table-cell table:number-columns-repeated="2"/>
        </table:table-row>
        <table:table-row table:style-name="ro1">
          <table:table-cell office:value-type="time" office:time-value="PT22H01M48.971S" calcext:value-type="time">
            <text:p>22:01:48.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13" calcext:value-type="float">
            <text:p>58.13</text:p>
          </table:table-cell>
          <table:table-cell table:number-columns-repeated="2"/>
        </table:table-row>
        <table:table-row table:style-name="ro1">
          <table:table-cell office:value-type="time" office:time-value="PT22H01M49.985S" calcext:value-type="time">
            <text:p>22:01:49.9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13" calcext:value-type="float">
            <text:p>58.13</text:p>
          </table:table-cell>
          <table:table-cell table:number-columns-repeated="2"/>
        </table:table-row>
        <table:table-row table:style-name="ro1">
          <table:table-cell office:value-type="time" office:time-value="PT22H01M48.971S" calcext:value-type="time">
            <text:p>22:01:48.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13" calcext:value-type="float">
            <text:p>58.13</text:p>
          </table:table-cell>
          <table:table-cell table:number-columns-repeated="2"/>
        </table:table-row>
        <table:table-row table:style-name="ro1">
          <table:table-cell office:value-type="time" office:time-value="PT22H01M49.985S" calcext:value-type="time">
            <text:p>22:01:49.9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13" calcext:value-type="float">
            <text:p>58.13</text:p>
          </table:table-cell>
          <table:table-cell table:number-columns-repeated="2"/>
        </table:table-row>
        <table:table-row table:style-name="ro1">
          <table:table-cell office:value-type="time" office:time-value="PT22H01M50.991S" calcext:value-type="time">
            <text:p>22:01:50.9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25" calcext:value-type="float">
            <text:p>58.25</text:p>
          </table:table-cell>
          <table:table-cell table:number-columns-repeated="2"/>
        </table:table-row>
        <table:table-row table:style-name="ro1">
          <table:table-cell office:value-type="time" office:time-value="PT22H01M51.998S" calcext:value-type="time">
            <text:p>22:01:52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33" calcext:value-type="float">
            <text:p>58.33</text:p>
          </table:table-cell>
          <table:table-cell table:number-columns-repeated="2"/>
        </table:table-row>
        <table:table-row table:style-name="ro1">
          <table:table-cell office:value-type="time" office:time-value="PT22H01M52.997S" calcext:value-type="time">
            <text:p>22:01:53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31" calcext:value-type="float">
            <text:p>58.31</text:p>
          </table:table-cell>
          <table:table-cell table:number-columns-repeated="2"/>
        </table:table-row>
        <table:table-row table:style-name="ro1">
          <table:table-cell office:value-type="time" office:time-value="PT22H01M54.003S" calcext:value-type="time">
            <text:p>22:01:54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35" calcext:value-type="float">
            <text:p>58.35</text:p>
          </table:table-cell>
          <table:table-cell table:number-columns-repeated="2"/>
        </table:table-row>
        <table:table-row table:style-name="ro1">
          <table:table-cell office:value-type="time" office:time-value="PT22H01M54.987S" calcext:value-type="time">
            <text:p>22:01:54.9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31" calcext:value-type="float">
            <text:p>58.31</text:p>
          </table:table-cell>
          <table:table-cell table:number-columns-repeated="2"/>
        </table:table-row>
        <table:table-row table:style-name="ro1">
          <table:table-cell office:value-type="time" office:time-value="PT22H01M56.002S" calcext:value-type="time">
            <text:p>22:01:56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27" calcext:value-type="float">
            <text:p>58.27</text:p>
          </table:table-cell>
          <table:table-cell table:number-columns-repeated="2"/>
        </table:table-row>
        <table:table-row table:style-name="ro1">
          <table:table-cell office:value-type="time" office:time-value="PT22H01M57.001S" calcext:value-type="time">
            <text:p>22:01:57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37" calcext:value-type="float">
            <text:p>58.37</text:p>
          </table:table-cell>
          <table:table-cell table:number-columns-repeated="2"/>
        </table:table-row>
        <table:table-row table:style-name="ro1">
          <table:table-cell office:value-type="time" office:time-value="PT22H01M57.981S" calcext:value-type="time">
            <text:p>22:01:57.9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45" calcext:value-type="float">
            <text:p>58.45</text:p>
          </table:table-cell>
          <table:table-cell table:number-columns-repeated="2"/>
        </table:table-row>
        <table:table-row table:style-name="ro1">
          <table:table-cell office:value-type="time" office:time-value="PT22H01M58.98S" calcext:value-type="time">
            <text:p>22:01:58.9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39" calcext:value-type="float">
            <text:p>58.39</text:p>
          </table:table-cell>
          <table:table-cell table:number-columns-repeated="2"/>
        </table:table-row>
        <table:table-row table:style-name="ro1">
          <table:table-cell office:value-type="time" office:time-value="PT22H01M58.98S" calcext:value-type="time">
            <text:p>22:01:58.9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39" calcext:value-type="float">
            <text:p>58.39</text:p>
          </table:table-cell>
          <table:table-cell table:number-columns-repeated="2"/>
        </table:table-row>
        <table:table-row table:style-name="ro1">
          <table:table-cell office:value-type="time" office:time-value="PT22H02M00.004S" calcext:value-type="time">
            <text:p>22:02:00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45" calcext:value-type="float">
            <text:p>58.45</text:p>
          </table:table-cell>
          <table:table-cell table:number-columns-repeated="2"/>
        </table:table-row>
        <table:table-row table:style-name="ro1">
          <table:table-cell office:value-type="time" office:time-value="PT22H02M00.998S" calcext:value-type="time">
            <text:p>22:02:01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39" calcext:value-type="float">
            <text:p>58.39</text:p>
          </table:table-cell>
          <table:table-cell table:number-columns-repeated="2"/>
        </table:table-row>
        <table:table-row table:style-name="ro1">
          <table:table-cell office:value-type="time" office:time-value="PT22H02M02.009S" calcext:value-type="time">
            <text:p>22:02:02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47" calcext:value-type="float">
            <text:p>58.47</text:p>
          </table:table-cell>
          <table:table-cell table:number-columns-repeated="2"/>
        </table:table-row>
        <table:table-row table:style-name="ro1">
          <table:table-cell office:value-type="time" office:time-value="PT22H02M03.022S" calcext:value-type="time">
            <text:p>22:02:03.0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45" calcext:value-type="float">
            <text:p>58.45</text:p>
          </table:table-cell>
          <table:table-cell table:number-columns-repeated="2"/>
        </table:table-row>
        <table:table-row table:style-name="ro1">
          <table:table-cell office:value-type="time" office:time-value="PT22H02M04.024S" calcext:value-type="time">
            <text:p>22:02:04.0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43" calcext:value-type="float">
            <text:p>58.43</text:p>
          </table:table-cell>
          <table:table-cell table:number-columns-repeated="2"/>
        </table:table-row>
        <table:table-row table:style-name="ro1">
          <table:table-cell office:value-type="time" office:time-value="PT22H02M05.012S" calcext:value-type="time">
            <text:p>22:02:05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37" calcext:value-type="float">
            <text:p>58.37</text:p>
          </table:table-cell>
          <table:table-cell table:number-columns-repeated="2"/>
        </table:table-row>
        <table:table-row table:style-name="ro1">
          <table:table-cell office:value-type="time" office:time-value="PT22H02M06.023S" calcext:value-type="time">
            <text:p>22:02:06.0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45" calcext:value-type="float">
            <text:p>58.45</text:p>
          </table:table-cell>
          <table:table-cell table:number-columns-repeated="2"/>
        </table:table-row>
        <table:table-row table:style-name="ro1">
          <table:table-cell office:value-type="time" office:time-value="PT22H02M07.031S" calcext:value-type="time">
            <text:p>22:02:07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43" calcext:value-type="float">
            <text:p>58.43</text:p>
          </table:table-cell>
          <table:table-cell table:number-columns-repeated="2"/>
        </table:table-row>
        <table:table-row table:style-name="ro1">
          <table:table-cell office:value-type="time" office:time-value="PT22H02M08.028S" calcext:value-type="time">
            <text:p>22:02:08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49" calcext:value-type="float">
            <text:p>58.49</text:p>
          </table:table-cell>
          <table:table-cell table:number-columns-repeated="2"/>
        </table:table-row>
        <table:table-row table:style-name="ro1">
          <table:table-cell office:value-type="time" office:time-value="PT22H02M09.035S" calcext:value-type="time">
            <text:p>22:02:09.0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45" calcext:value-type="float">
            <text:p>58.45</text:p>
          </table:table-cell>
          <table:table-cell table:number-columns-repeated="2"/>
        </table:table-row>
        <table:table-row table:style-name="ro1">
          <table:table-cell office:value-type="time" office:time-value="PT22H02M09.035S" calcext:value-type="time">
            <text:p>22:02:09.0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45" calcext:value-type="float">
            <text:p>58.45</text:p>
          </table:table-cell>
          <table:table-cell table:number-columns-repeated="2"/>
        </table:table-row>
        <table:table-row table:style-name="ro1">
          <table:table-cell office:value-type="time" office:time-value="PT22H02M10.033S" calcext:value-type="time">
            <text:p>22:02:10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39" calcext:value-type="float">
            <text:p>58.39</text:p>
          </table:table-cell>
          <table:table-cell table:number-columns-repeated="2"/>
        </table:table-row>
        <table:table-row table:style-name="ro1">
          <table:table-cell office:value-type="time" office:time-value="PT22H02M11.029S" calcext:value-type="time">
            <text:p>22:02:11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49" calcext:value-type="float">
            <text:p>58.49</text:p>
          </table:table-cell>
          <table:table-cell table:number-columns-repeated="2"/>
        </table:table-row>
        <table:table-row table:style-name="ro1">
          <table:table-cell office:value-type="time" office:time-value="PT22H02M12.04S" calcext:value-type="time">
            <text:p>22:02:12.0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9" calcext:value-type="float">
            <text:p>58.59</text:p>
          </table:table-cell>
          <table:table-cell table:number-columns-repeated="2"/>
        </table:table-row>
        <table:table-row table:style-name="ro1">
          <table:table-cell office:value-type="time" office:time-value="PT22H02M13.044S" calcext:value-type="time">
            <text:p>22:02:13.0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2M14.029S" calcext:value-type="time">
            <text:p>22:02:14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2M15.044S" calcext:value-type="time">
            <text:p>22:02:15.0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1" calcext:value-type="float">
            <text:p>58.61</text:p>
          </table:table-cell>
          <table:table-cell table:number-columns-repeated="2"/>
        </table:table-row>
        <table:table-row table:style-name="ro1">
          <table:table-cell office:value-type="time" office:time-value="PT22H02M16.035S" calcext:value-type="time">
            <text:p>22:02:16.0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3" calcext:value-type="float">
            <text:p>58.63</text:p>
          </table:table-cell>
          <table:table-cell table:number-columns-repeated="2"/>
        </table:table-row>
        <table:table-row table:style-name="ro1">
          <table:table-cell office:value-type="time" office:time-value="PT22H02M17.04S" calcext:value-type="time">
            <text:p>22:02:17.0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5" calcext:value-type="float">
            <text:p>58.55</text:p>
          </table:table-cell>
          <table:table-cell table:number-columns-repeated="2"/>
        </table:table-row>
        <table:table-row table:style-name="ro1">
          <table:table-cell office:value-type="time" office:time-value="PT22H02M18.051S" calcext:value-type="time">
            <text:p>22:02:18.0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45" calcext:value-type="float">
            <text:p>58.45</text:p>
          </table:table-cell>
          <table:table-cell table:number-columns-repeated="2"/>
        </table:table-row>
        <table:table-row table:style-name="ro1">
          <table:table-cell office:value-type="time" office:time-value="PT22H02M19.055S" calcext:value-type="time">
            <text:p>22:02:19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29" calcext:value-type="float">
            <text:p>58.29</text:p>
          </table:table-cell>
          <table:table-cell table:number-columns-repeated="2"/>
        </table:table-row>
        <table:table-row table:style-name="ro1">
          <table:table-cell office:value-type="time" office:time-value="PT22H02M19.055S" calcext:value-type="time">
            <text:p>22:02:19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29" calcext:value-type="float">
            <text:p>58.29</text:p>
          </table:table-cell>
          <table:table-cell table:number-columns-repeated="2"/>
        </table:table-row>
        <table:table-row table:style-name="ro1">
          <table:table-cell office:value-type="time" office:time-value="PT22H02M20.064S" calcext:value-type="time">
            <text:p>22:02:20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29" calcext:value-type="float">
            <text:p>58.29</text:p>
          </table:table-cell>
          <table:table-cell table:number-columns-repeated="2"/>
        </table:table-row>
        <table:table-row table:style-name="ro1">
          <table:table-cell office:value-type="time" office:time-value="PT22H02M21.062S" calcext:value-type="time">
            <text:p>22:02:21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31" calcext:value-type="float">
            <text:p>58.31</text:p>
          </table:table-cell>
          <table:table-cell table:number-columns-repeated="2"/>
        </table:table-row>
        <table:table-row table:style-name="ro1">
          <table:table-cell office:value-type="time" office:time-value="PT22H02M22.052S" calcext:value-type="time">
            <text:p>22:02:22.0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29" calcext:value-type="float">
            <text:p>58.29</text:p>
          </table:table-cell>
          <table:table-cell table:number-columns-repeated="2"/>
        </table:table-row>
        <table:table-row table:style-name="ro1">
          <table:table-cell office:value-type="time" office:time-value="PT22H02M23.061S" calcext:value-type="time">
            <text:p>22:02:23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31" calcext:value-type="float">
            <text:p>58.31</text:p>
          </table:table-cell>
          <table:table-cell table:number-columns-repeated="2"/>
        </table:table-row>
        <table:table-row table:style-name="ro1">
          <table:table-cell office:value-type="time" office:time-value="PT22H02M24.064S" calcext:value-type="time">
            <text:p>22:02:24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37" calcext:value-type="float">
            <text:p>58.37</text:p>
          </table:table-cell>
          <table:table-cell table:number-columns-repeated="2"/>
        </table:table-row>
        <table:table-row table:style-name="ro1">
          <table:table-cell office:value-type="time" office:time-value="PT22H02M25.066S" calcext:value-type="time">
            <text:p>22:02:25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43" calcext:value-type="float">
            <text:p>58.43</text:p>
          </table:table-cell>
          <table:table-cell table:number-columns-repeated="2"/>
        </table:table-row>
        <table:table-row table:style-name="ro1">
          <table:table-cell office:value-type="time" office:time-value="PT22H02M26.073S" calcext:value-type="time">
            <text:p>22:02:26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29" calcext:value-type="float">
            <text:p>58.29</text:p>
          </table:table-cell>
          <table:table-cell table:number-columns-repeated="2"/>
        </table:table-row>
        <table:table-row table:style-name="ro1">
          <table:table-cell office:value-type="time" office:time-value="PT22H02M27.071S" calcext:value-type="time">
            <text:p>22:02:27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23" calcext:value-type="float">
            <text:p>58.23</text:p>
          </table:table-cell>
          <table:table-cell table:number-columns-repeated="2"/>
        </table:table-row>
        <table:table-row table:style-name="ro1">
          <table:table-cell office:value-type="time" office:time-value="PT22H02M28.075S" calcext:value-type="time">
            <text:p>22:02:28.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29" calcext:value-type="float">
            <text:p>58.29</text:p>
          </table:table-cell>
          <table:table-cell table:number-columns-repeated="2"/>
        </table:table-row>
        <table:table-row table:style-name="ro1">
          <table:table-cell office:value-type="time" office:time-value="PT22H02M29.071S" calcext:value-type="time">
            <text:p>22:02:29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35" calcext:value-type="float">
            <text:p>58.35</text:p>
          </table:table-cell>
          <table:table-cell table:number-columns-repeated="2"/>
        </table:table-row>
        <table:table-row table:style-name="ro1">
          <table:table-cell office:value-type="time" office:time-value="PT22H02M29.071S" calcext:value-type="time">
            <text:p>22:02:29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35" calcext:value-type="float">
            <text:p>58.35</text:p>
          </table:table-cell>
          <table:table-cell table:number-columns-repeated="2"/>
        </table:table-row>
        <table:table-row table:style-name="ro1">
          <table:table-cell office:value-type="time" office:time-value="PT22H02M30.081S" calcext:value-type="time">
            <text:p>22:02:30.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31" calcext:value-type="float">
            <text:p>58.31</text:p>
          </table:table-cell>
          <table:table-cell table:number-columns-repeated="2"/>
        </table:table-row>
        <table:table-row table:style-name="ro1">
          <table:table-cell office:value-type="time" office:time-value="PT22H02M31.085S" calcext:value-type="time">
            <text:p>22:02:31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37" calcext:value-type="float">
            <text:p>58.37</text:p>
          </table:table-cell>
          <table:table-cell table:number-columns-repeated="2"/>
        </table:table-row>
        <table:table-row table:style-name="ro1">
          <table:table-cell office:value-type="time" office:time-value="PT22H02M32.086S" calcext:value-type="time">
            <text:p>22:02:32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35" calcext:value-type="float">
            <text:p>58.35</text:p>
          </table:table-cell>
          <table:table-cell table:number-columns-repeated="2"/>
        </table:table-row>
        <table:table-row table:style-name="ro1">
          <table:table-cell office:value-type="time" office:time-value="PT22H02M33.084S" calcext:value-type="time">
            <text:p>22:02:33.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39" calcext:value-type="float">
            <text:p>58.39</text:p>
          </table:table-cell>
          <table:table-cell table:number-columns-repeated="2"/>
        </table:table-row>
        <table:table-row table:style-name="ro1">
          <table:table-cell office:value-type="time" office:time-value="PT22H02M34.074S" calcext:value-type="time">
            <text:p>22:02:34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47" calcext:value-type="float">
            <text:p>58.47</text:p>
          </table:table-cell>
          <table:table-cell table:number-columns-repeated="2"/>
        </table:table-row>
        <table:table-row table:style-name="ro1">
          <table:table-cell office:value-type="time" office:time-value="PT22H02M35.072S" calcext:value-type="time">
            <text:p>22:02:35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49" calcext:value-type="float">
            <text:p>58.49</text:p>
          </table:table-cell>
          <table:table-cell table:number-columns-repeated="2"/>
        </table:table-row>
        <table:table-row table:style-name="ro1">
          <table:table-cell office:value-type="time" office:time-value="PT22H02M36.069S" calcext:value-type="time">
            <text:p>22:02:36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47" calcext:value-type="float">
            <text:p>58.47</text:p>
          </table:table-cell>
          <table:table-cell table:number-columns-repeated="2"/>
        </table:table-row>
        <table:table-row table:style-name="ro1">
          <table:table-cell office:value-type="time" office:time-value="PT22H02M37.098S" calcext:value-type="time">
            <text:p>22:02:37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49" calcext:value-type="float">
            <text:p>58.49</text:p>
          </table:table-cell>
          <table:table-cell table:number-columns-repeated="2"/>
        </table:table-row>
        <table:table-row table:style-name="ro1">
          <table:table-cell office:value-type="time" office:time-value="PT22H02M38.09S" calcext:value-type="time">
            <text:p>22:02:38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7" calcext:value-type="float">
            <text:p>58.57</text:p>
          </table:table-cell>
          <table:table-cell table:number-columns-repeated="2"/>
        </table:table-row>
        <table:table-row table:style-name="ro1">
          <table:table-cell office:value-type="time" office:time-value="PT22H02M39.097S" calcext:value-type="time">
            <text:p>22:02:39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3" calcext:value-type="float">
            <text:p>58.53</text:p>
          </table:table-cell>
          <table:table-cell table:number-columns-repeated="2"/>
        </table:table-row>
        <table:table-row table:style-name="ro1">
          <table:table-cell office:value-type="time" office:time-value="PT22H02M39.097S" calcext:value-type="time">
            <text:p>22:02:39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3" calcext:value-type="float">
            <text:p>58.53</text:p>
          </table:table-cell>
          <table:table-cell table:number-columns-repeated="2"/>
        </table:table-row>
        <table:table-row table:style-name="ro1">
          <table:table-cell office:value-type="time" office:time-value="PT22H02M40.07S" calcext:value-type="time">
            <text:p>22:02:40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47" calcext:value-type="float">
            <text:p>58.47</text:p>
          </table:table-cell>
          <table:table-cell table:number-columns-repeated="2"/>
        </table:table-row>
        <table:table-row table:style-name="ro1">
          <table:table-cell office:value-type="time" office:time-value="PT22H02M41.095S" calcext:value-type="time">
            <text:p>22:02:41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1" calcext:value-type="float">
            <text:p>58.51</text:p>
          </table:table-cell>
          <table:table-cell table:number-columns-repeated="2"/>
        </table:table-row>
        <table:table-row table:style-name="ro1">
          <table:table-cell office:value-type="time" office:time-value="PT22H02M42.109S" calcext:value-type="time">
            <text:p>22:02:42.1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1" calcext:value-type="float">
            <text:p>58.71</text:p>
          </table:table-cell>
          <table:table-cell table:number-columns-repeated="2"/>
        </table:table-row>
        <table:table-row table:style-name="ro1">
          <table:table-cell office:value-type="time" office:time-value="PT22H02M43.111S" calcext:value-type="time">
            <text:p>22:02:43.1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7" calcext:value-type="float">
            <text:p>58.57</text:p>
          </table:table-cell>
          <table:table-cell table:number-columns-repeated="2"/>
        </table:table-row>
        <table:table-row table:style-name="ro1">
          <table:table-cell office:value-type="time" office:time-value="PT22H02M44.113S" calcext:value-type="time">
            <text:p>22:02:44.1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3" calcext:value-type="float">
            <text:p>58.53</text:p>
          </table:table-cell>
          <table:table-cell table:number-columns-repeated="2"/>
        </table:table-row>
        <table:table-row table:style-name="ro1">
          <table:table-cell office:value-type="time" office:time-value="PT22H02M45.1S" calcext:value-type="time">
            <text:p>22:02:45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3" calcext:value-type="float">
            <text:p>58.53</text:p>
          </table:table-cell>
          <table:table-cell table:number-columns-repeated="2"/>
        </table:table-row>
        <table:table-row table:style-name="ro1">
          <table:table-cell office:value-type="time" office:time-value="PT22H02M46.106S" calcext:value-type="time">
            <text:p>22:02:46.1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47" calcext:value-type="float">
            <text:p>58.47</text:p>
          </table:table-cell>
          <table:table-cell table:number-columns-repeated="2"/>
        </table:table-row>
        <table:table-row table:style-name="ro1">
          <table:table-cell office:value-type="time" office:time-value="PT22H02M47.115S" calcext:value-type="time">
            <text:p>22:02:47.1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1" calcext:value-type="float">
            <text:p>58.61</text:p>
          </table:table-cell>
          <table:table-cell table:number-columns-repeated="2"/>
        </table:table-row>
        <table:table-row table:style-name="ro1">
          <table:table-cell office:value-type="time" office:time-value="PT22H02M48.117S" calcext:value-type="time">
            <text:p>22:02:48.1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3" calcext:value-type="float">
            <text:p>58.63</text:p>
          </table:table-cell>
          <table:table-cell table:number-columns-repeated="2"/>
        </table:table-row>
        <table:table-row table:style-name="ro1">
          <table:table-cell office:value-type="time" office:time-value="PT22H02M49.124S" calcext:value-type="time">
            <text:p>22:02:49.1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2M49.124S" calcext:value-type="time">
            <text:p>22:02:49.1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2M50.127S" calcext:value-type="time">
            <text:p>22:02:50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02M51.124S" calcext:value-type="time">
            <text:p>22:02:51.1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02M52.131S" calcext:value-type="time">
            <text:p>22:02:52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02M53.134S" calcext:value-type="time">
            <text:p>22:02:53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02M54.135S" calcext:value-type="time">
            <text:p>22:02:54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02M55.105S" calcext:value-type="time">
            <text:p>22:02:55.1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02M56.141S" calcext:value-type="time">
            <text:p>22:02:56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7" calcext:value-type="float">
            <text:p>58.97</text:p>
          </table:table-cell>
          <table:table-cell table:number-columns-repeated="2"/>
        </table:table-row>
        <table:table-row table:style-name="ro1">
          <table:table-cell office:value-type="time" office:time-value="PT22H02M57.142S" calcext:value-type="time">
            <text:p>22:02:57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02M58.145S" calcext:value-type="time">
            <text:p>22:02:58.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2M59.139S" calcext:value-type="time">
            <text:p>22:02:59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2M59.139S" calcext:value-type="time">
            <text:p>22:02:59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3M00.132S" calcext:value-type="time">
            <text:p>22:03:00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1" calcext:value-type="float">
            <text:p>58.51</text:p>
          </table:table-cell>
          <table:table-cell table:number-columns-repeated="2"/>
        </table:table-row>
        <table:table-row table:style-name="ro1">
          <table:table-cell office:value-type="time" office:time-value="PT22H03M01.131S" calcext:value-type="time">
            <text:p>22:03:01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03M02.139S" calcext:value-type="time">
            <text:p>22:03:02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5" calcext:value-type="float">
            <text:p>58.55</text:p>
          </table:table-cell>
          <table:table-cell table:number-columns-repeated="2"/>
        </table:table-row>
        <table:table-row table:style-name="ro1">
          <table:table-cell office:value-type="time" office:time-value="PT22H03M03.152S" calcext:value-type="time">
            <text:p>22:03:03.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3" calcext:value-type="float">
            <text:p>58.63</text:p>
          </table:table-cell>
          <table:table-cell table:number-columns-repeated="2"/>
        </table:table-row>
        <table:table-row table:style-name="ro1">
          <table:table-cell office:value-type="time" office:time-value="PT22H03M04.153S" calcext:value-type="time">
            <text:p>22:03:04.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3M05.16S" calcext:value-type="time">
            <text:p>22:03:05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1" calcext:value-type="float">
            <text:p>58.61</text:p>
          </table:table-cell>
          <table:table-cell table:number-columns-repeated="2"/>
        </table:table-row>
        <table:table-row table:style-name="ro1">
          <table:table-cell office:value-type="time" office:time-value="PT22H03M06.157S" calcext:value-type="time">
            <text:p>22:03:06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3M07.16S" calcext:value-type="time">
            <text:p>22:03:07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03M08.146S" calcext:value-type="time">
            <text:p>22:03:08.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5" calcext:value-type="float">
            <text:p>58.65</text:p>
          </table:table-cell>
          <table:table-cell table:number-columns-repeated="2"/>
        </table:table-row>
        <table:table-row table:style-name="ro1">
          <table:table-cell office:value-type="time" office:time-value="PT22H03M09.155S" calcext:value-type="time">
            <text:p>22:03:09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1" calcext:value-type="float">
            <text:p>58.61</text:p>
          </table:table-cell>
          <table:table-cell table:number-columns-repeated="2"/>
        </table:table-row>
        <table:table-row table:style-name="ro1">
          <table:table-cell office:value-type="time" office:time-value="PT22H03M09.155S" calcext:value-type="time">
            <text:p>22:03:09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1" calcext:value-type="float">
            <text:p>58.61</text:p>
          </table:table-cell>
          <table:table-cell table:number-columns-repeated="2"/>
        </table:table-row>
        <table:table-row table:style-name="ro1">
          <table:table-cell office:value-type="time" office:time-value="PT22H03M10.146S" calcext:value-type="time">
            <text:p>22:03:10.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7" calcext:value-type="float">
            <text:p>58.57</text:p>
          </table:table-cell>
          <table:table-cell table:number-columns-repeated="2"/>
        </table:table-row>
        <table:table-row table:style-name="ro1">
          <table:table-cell office:value-type="time" office:time-value="PT22H03M11.144S" calcext:value-type="time">
            <text:p>22:03:11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5" calcext:value-type="float">
            <text:p>58.55</text:p>
          </table:table-cell>
          <table:table-cell table:number-columns-repeated="2"/>
        </table:table-row>
        <table:table-row table:style-name="ro1">
          <table:table-cell office:value-type="time" office:time-value="PT22H03M12.147S" calcext:value-type="time">
            <text:p>22:03:12.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5" calcext:value-type="float">
            <text:p>58.65</text:p>
          </table:table-cell>
          <table:table-cell table:number-columns-repeated="2"/>
        </table:table-row>
        <table:table-row table:style-name="ro1">
          <table:table-cell office:value-type="time" office:time-value="PT22H03M13.173S" calcext:value-type="time">
            <text:p>22:03:13.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3M14.18S" calcext:value-type="time">
            <text:p>22:03:14.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03M15.183S" calcext:value-type="time">
            <text:p>22:03:15.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1" calcext:value-type="float">
            <text:p>58.71</text:p>
          </table:table-cell>
          <table:table-cell table:number-columns-repeated="2"/>
        </table:table-row>
        <table:table-row table:style-name="ro1">
          <table:table-cell office:value-type="time" office:time-value="PT22H03M16.171S" calcext:value-type="time">
            <text:p>22:03:16.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9" calcext:value-type="float">
            <text:p>58.69</text:p>
          </table:table-cell>
          <table:table-cell table:number-columns-repeated="2"/>
        </table:table-row>
        <table:table-row table:style-name="ro1">
          <table:table-cell office:value-type="time" office:time-value="PT22H03M17.183S" calcext:value-type="time">
            <text:p>22:03:17.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9" calcext:value-type="float">
            <text:p>58.69</text:p>
          </table:table-cell>
          <table:table-cell table:number-columns-repeated="2"/>
        </table:table-row>
        <table:table-row table:style-name="ro1">
          <table:table-cell office:value-type="time" office:time-value="PT22H03M18.164S" calcext:value-type="time">
            <text:p>22:03:18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03M19.157S" calcext:value-type="time">
            <text:p>22:03:19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03M19.157S" calcext:value-type="time">
            <text:p>22:03:19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03M20.192S" calcext:value-type="time">
            <text:p>22:03:20.1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03M21.188S" calcext:value-type="time">
            <text:p>22:03:21.1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03M22.194S" calcext:value-type="time">
            <text:p>22:03:22.1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5" calcext:value-type="float">
            <text:p>58.65</text:p>
          </table:table-cell>
          <table:table-cell table:number-columns-repeated="2"/>
        </table:table-row>
        <table:table-row table:style-name="ro1">
          <table:table-cell office:value-type="time" office:time-value="PT22H03M23.18S" calcext:value-type="time">
            <text:p>22:03:23.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9" calcext:value-type="float">
            <text:p>58.69</text:p>
          </table:table-cell>
          <table:table-cell table:number-columns-repeated="2"/>
        </table:table-row>
        <table:table-row table:style-name="ro1">
          <table:table-cell office:value-type="time" office:time-value="PT22H03M24.175S" calcext:value-type="time">
            <text:p>22:03:24.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1" calcext:value-type="float">
            <text:p>58.71</text:p>
          </table:table-cell>
          <table:table-cell table:number-columns-repeated="2"/>
        </table:table-row>
        <table:table-row table:style-name="ro1">
          <table:table-cell office:value-type="time" office:time-value="PT22H03M25.2S" calcext:value-type="time">
            <text:p>22:03:25.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03M26.202S" calcext:value-type="time">
            <text:p>22:03:26.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1" calcext:value-type="float">
            <text:p>58.71</text:p>
          </table:table-cell>
          <table:table-cell table:number-columns-repeated="2"/>
        </table:table-row>
        <table:table-row table:style-name="ro1">
          <table:table-cell office:value-type="time" office:time-value="PT22H03M27.209S" calcext:value-type="time">
            <text:p>22:03:27.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3M28.213S" calcext:value-type="time">
            <text:p>22:03:28.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5" calcext:value-type="float">
            <text:p>59.05</text:p>
          </table:table-cell>
          <table:table-cell table:number-columns-repeated="2"/>
        </table:table-row>
        <table:table-row table:style-name="ro1">
          <table:table-cell office:value-type="time" office:time-value="PT22H03M29.202S" calcext:value-type="time">
            <text:p>22:03:29.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03M29.202S" calcext:value-type="time">
            <text:p>22:03:29.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03M30.216S" calcext:value-type="time">
            <text:p>22:03:30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03M31.185S" calcext:value-type="time">
            <text:p>22:03:31.1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03M32.221S" calcext:value-type="time">
            <text:p>22:03:32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3" calcext:value-type="float">
            <text:p>58.63</text:p>
          </table:table-cell>
          <table:table-cell table:number-columns-repeated="2"/>
        </table:table-row>
        <table:table-row table:style-name="ro1">
          <table:table-cell office:value-type="time" office:time-value="PT22H03M33.221S" calcext:value-type="time">
            <text:p>22:03:33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3M34.208S" calcext:value-type="time">
            <text:p>22:03:34.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3M35.223S" calcext:value-type="time">
            <text:p>22:03:35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5" calcext:value-type="float">
            <text:p>58.55</text:p>
          </table:table-cell>
          <table:table-cell table:number-columns-repeated="2"/>
        </table:table-row>
        <table:table-row table:style-name="ro1">
          <table:table-cell office:value-type="time" office:time-value="PT22H03M36.23S" calcext:value-type="time">
            <text:p>22:03:36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3M37.212S" calcext:value-type="time">
            <text:p>22:03:37.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3M38.227S" calcext:value-type="time">
            <text:p>22:03:38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3M39.235S" calcext:value-type="time">
            <text:p>22:03:39.2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3" calcext:value-type="float">
            <text:p>58.53</text:p>
          </table:table-cell>
          <table:table-cell table:number-columns-repeated="2"/>
        </table:table-row>
        <table:table-row table:style-name="ro1">
          <table:table-cell office:value-type="time" office:time-value="PT22H03M39.235S" calcext:value-type="time">
            <text:p>22:03:39.2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3" calcext:value-type="float">
            <text:p>58.53</text:p>
          </table:table-cell>
          <table:table-cell table:number-columns-repeated="2"/>
        </table:table-row>
        <table:table-row table:style-name="ro1">
          <table:table-cell office:value-type="time" office:time-value="PT22H03M40.218S" calcext:value-type="time">
            <text:p>22:03:40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9" calcext:value-type="float">
            <text:p>58.69</text:p>
          </table:table-cell>
          <table:table-cell table:number-columns-repeated="2"/>
        </table:table-row>
        <table:table-row table:style-name="ro1">
          <table:table-cell office:value-type="time" office:time-value="PT22H03M41.241S" calcext:value-type="time">
            <text:p>22:03:41.2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3M42.225S" calcext:value-type="time">
            <text:p>22:03:42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03M43.234S" calcext:value-type="time">
            <text:p>22:03:43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1" calcext:value-type="float">
            <text:p>58.71</text:p>
          </table:table-cell>
          <table:table-cell table:number-columns-repeated="2"/>
        </table:table-row>
        <table:table-row table:style-name="ro1">
          <table:table-cell office:value-type="time" office:time-value="PT22H03M44.246S" calcext:value-type="time">
            <text:p>22:03:44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3M45.245S" calcext:value-type="time">
            <text:p>22:03:45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9" calcext:value-type="float">
            <text:p>58.69</text:p>
          </table:table-cell>
          <table:table-cell table:number-columns-repeated="2"/>
        </table:table-row>
        <table:table-row table:style-name="ro1">
          <table:table-cell office:value-type="time" office:time-value="PT22H03M46.226S" calcext:value-type="time">
            <text:p>22:03:46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3M47.254S" calcext:value-type="time">
            <text:p>22:03:47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3M48.252S" calcext:value-type="time">
            <text:p>22:03:48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03M49.253S" calcext:value-type="time">
            <text:p>22:03:49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3M49.253S" calcext:value-type="time">
            <text:p>22:03:49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3M50.262S" calcext:value-type="time">
            <text:p>22:03:50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03M51.261S" calcext:value-type="time">
            <text:p>22:03:51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3" calcext:value-type="float">
            <text:p>58.53</text:p>
          </table:table-cell>
          <table:table-cell table:number-columns-repeated="2"/>
        </table:table-row>
        <table:table-row table:style-name="ro1">
          <table:table-cell office:value-type="time" office:time-value="PT22H03M52.265S" calcext:value-type="time">
            <text:p>22:03:52.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49" calcext:value-type="float">
            <text:p>58.49</text:p>
          </table:table-cell>
          <table:table-cell table:number-columns-repeated="2"/>
        </table:table-row>
        <table:table-row table:style-name="ro1">
          <table:table-cell office:value-type="time" office:time-value="PT22H03M53.268S" calcext:value-type="time">
            <text:p>22:03:53.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3" calcext:value-type="float">
            <text:p>58.53</text:p>
          </table:table-cell>
          <table:table-cell table:number-columns-repeated="2"/>
        </table:table-row>
        <table:table-row table:style-name="ro1">
          <table:table-cell office:value-type="time" office:time-value="PT22H03M54.265S" calcext:value-type="time">
            <text:p>22:03:54.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3M55.261S" calcext:value-type="time">
            <text:p>22:03:55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49" calcext:value-type="float">
            <text:p>58.49</text:p>
          </table:table-cell>
          <table:table-cell table:number-columns-repeated="2"/>
        </table:table-row>
        <table:table-row table:style-name="ro1">
          <table:table-cell office:value-type="time" office:time-value="PT22H03M56.271S" calcext:value-type="time">
            <text:p>22:03:56.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3" calcext:value-type="float">
            <text:p>58.53</text:p>
          </table:table-cell>
          <table:table-cell table:number-columns-repeated="2"/>
        </table:table-row>
        <table:table-row table:style-name="ro1">
          <table:table-cell office:value-type="time" office:time-value="PT22H03M57.269S" calcext:value-type="time">
            <text:p>22:03:57.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7" calcext:value-type="float">
            <text:p>58.57</text:p>
          </table:table-cell>
          <table:table-cell table:number-columns-repeated="2"/>
        </table:table-row>
        <table:table-row table:style-name="ro1">
          <table:table-cell office:value-type="time" office:time-value="PT22H03M58.279S" calcext:value-type="time">
            <text:p>22:03:58.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3" calcext:value-type="float">
            <text:p>58.53</text:p>
          </table:table-cell>
          <table:table-cell table:number-columns-repeated="2"/>
        </table:table-row>
        <table:table-row table:style-name="ro1">
          <table:table-cell office:value-type="time" office:time-value="PT22H03M59.263S" calcext:value-type="time">
            <text:p>22:03:59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7" calcext:value-type="float">
            <text:p>58.57</text:p>
          </table:table-cell>
          <table:table-cell table:number-columns-repeated="2"/>
        </table:table-row>
        <table:table-row table:style-name="ro1">
          <table:table-cell office:value-type="time" office:time-value="PT22H03M59.263S" calcext:value-type="time">
            <text:p>22:03:59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7" calcext:value-type="float">
            <text:p>58.57</text:p>
          </table:table-cell>
          <table:table-cell table:number-columns-repeated="2"/>
        </table:table-row>
        <table:table-row table:style-name="ro1">
          <table:table-cell office:value-type="time" office:time-value="PT22H04M00.257S" calcext:value-type="time">
            <text:p>22:04:00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5" calcext:value-type="float">
            <text:p>58.55</text:p>
          </table:table-cell>
          <table:table-cell table:number-columns-repeated="2"/>
        </table:table-row>
        <table:table-row table:style-name="ro1">
          <table:table-cell office:value-type="time" office:time-value="PT22H04M01.268S" calcext:value-type="time">
            <text:p>22:04:01.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1" calcext:value-type="float">
            <text:p>58.61</text:p>
          </table:table-cell>
          <table:table-cell table:number-columns-repeated="2"/>
        </table:table-row>
        <table:table-row table:style-name="ro1">
          <table:table-cell office:value-type="time" office:time-value="PT22H04M02.28S" calcext:value-type="time">
            <text:p>22:04:02.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4M03.263S" calcext:value-type="time">
            <text:p>22:04:03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04M04.272S" calcext:value-type="time">
            <text:p>22:04:04.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3" calcext:value-type="float">
            <text:p>59.03</text:p>
          </table:table-cell>
          <table:table-cell table:number-columns-repeated="2"/>
        </table:table-row>
        <table:table-row table:style-name="ro1">
          <table:table-cell office:value-type="time" office:time-value="PT22H04M05.286S" calcext:value-type="time">
            <text:p>22:04:05.2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5" calcext:value-type="float">
            <text:p>59.05</text:p>
          </table:table-cell>
          <table:table-cell table:number-columns-repeated="2"/>
        </table:table-row>
        <table:table-row table:style-name="ro1">
          <table:table-cell office:value-type="time" office:time-value="PT22H04M06.297S" calcext:value-type="time">
            <text:p>22:04:06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9" calcext:value-type="float">
            <text:p>59.09</text:p>
          </table:table-cell>
          <table:table-cell table:number-columns-repeated="2"/>
        </table:table-row>
        <table:table-row table:style-name="ro1">
          <table:table-cell office:value-type="time" office:time-value="PT22H04M07.264S" calcext:value-type="time">
            <text:p>22:04:07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04M08.281S" calcext:value-type="time">
            <text:p>22:04:08.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31" calcext:value-type="float">
            <text:p>59.31</text:p>
          </table:table-cell>
          <table:table-cell table:number-columns-repeated="2"/>
        </table:table-row>
        <table:table-row table:style-name="ro1">
          <table:table-cell office:value-type="time" office:time-value="PT22H04M09.278S" calcext:value-type="time">
            <text:p>22:04:09.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35" calcext:value-type="float">
            <text:p>59.35</text:p>
          </table:table-cell>
          <table:table-cell table:number-columns-repeated="2"/>
        </table:table-row>
        <table:table-row table:style-name="ro1">
          <table:table-cell office:value-type="time" office:time-value="PT22H04M10.294S" calcext:value-type="time">
            <text:p>22:04:10.2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13" calcext:value-type="float">
            <text:p>59.13</text:p>
          </table:table-cell>
          <table:table-cell table:number-columns-repeated="2"/>
        </table:table-row>
        <table:table-row table:style-name="ro1">
          <table:table-cell office:value-type="time" office:time-value="PT22H04M11.303S" calcext:value-type="time">
            <text:p>22:04:11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3" calcext:value-type="float">
            <text:p>59.03</text:p>
          </table:table-cell>
          <table:table-cell table:number-columns-repeated="2"/>
        </table:table-row>
        <table:table-row table:style-name="ro1">
          <table:table-cell office:value-type="time" office:time-value="PT22H04M12.31S" calcext:value-type="time">
            <text:p>22:04:12.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27" calcext:value-type="float">
            <text:p>59.27</text:p>
          </table:table-cell>
          <table:table-cell table:number-columns-repeated="2"/>
        </table:table-row>
        <table:table-row table:style-name="ro1">
          <table:table-cell office:value-type="time" office:time-value="PT22H04M13.298S" calcext:value-type="time">
            <text:p>22:04:13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04M14.297S" calcext:value-type="time">
            <text:p>22:04:14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04M15.306S" calcext:value-type="time">
            <text:p>22:04:15.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04M16.299S" calcext:value-type="time">
            <text:p>22:04:16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04M17.314S" calcext:value-type="time">
            <text:p>22:04:17.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7" calcext:value-type="float">
            <text:p>58.97</text:p>
          </table:table-cell>
          <table:table-cell table:number-columns-repeated="2"/>
        </table:table-row>
        <table:table-row table:style-name="ro1">
          <table:table-cell office:value-type="time" office:time-value="PT22H04M18.323S" calcext:value-type="time">
            <text:p>22:04:18.3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04M19.302S" calcext:value-type="time">
            <text:p>22:04:19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7" calcext:value-type="float">
            <text:p>58.97</text:p>
          </table:table-cell>
          <table:table-cell table:number-columns-repeated="2"/>
        </table:table-row>
        <table:table-row table:style-name="ro1">
          <table:table-cell office:value-type="time" office:time-value="PT22H04M20.315S" calcext:value-type="time">
            <text:p>22:04:20.3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04M20.315S" calcext:value-type="time">
            <text:p>22:04:20.3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04M21.326S" calcext:value-type="time">
            <text:p>22:04:21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17" calcext:value-type="float">
            <text:p>59.17</text:p>
          </table:table-cell>
          <table:table-cell table:number-columns-repeated="2"/>
        </table:table-row>
        <table:table-row table:style-name="ro1">
          <table:table-cell office:value-type="time" office:time-value="PT22H04M22.307S" calcext:value-type="time">
            <text:p>22:04:22.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4M23.319S" calcext:value-type="time">
            <text:p>22:04:23.3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3" calcext:value-type="float">
            <text:p>58.63</text:p>
          </table:table-cell>
          <table:table-cell table:number-columns-repeated="2"/>
        </table:table-row>
        <table:table-row table:style-name="ro1">
          <table:table-cell office:value-type="time" office:time-value="PT22H04M24.327S" calcext:value-type="time">
            <text:p>22:04:24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04M25.342S" calcext:value-type="time">
            <text:p>22:04:25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04M26.311S" calcext:value-type="time">
            <text:p>22:04:26.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04M27.346S" calcext:value-type="time">
            <text:p>22:04:27.3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04M28.345S" calcext:value-type="time">
            <text:p>22:04:28.3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04M29.342S" calcext:value-type="time">
            <text:p>22:04:29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4M30.34S" calcext:value-type="time">
            <text:p>22:04:30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4M30.34S" calcext:value-type="time">
            <text:p>22:04:30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4M31.334S" calcext:value-type="time">
            <text:p>22:04:31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4M32.342S" calcext:value-type="time">
            <text:p>22:04:32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4M33.358S" calcext:value-type="time">
            <text:p>22:04:33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4M34.344S" calcext:value-type="time">
            <text:p>22:04:34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1" calcext:value-type="float">
            <text:p>58.71</text:p>
          </table:table-cell>
          <table:table-cell table:number-columns-repeated="2"/>
        </table:table-row>
        <table:table-row table:style-name="ro1">
          <table:table-cell office:value-type="time" office:time-value="PT22H04M35.335S" calcext:value-type="time">
            <text:p>22:04:35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3" calcext:value-type="float">
            <text:p>58.63</text:p>
          </table:table-cell>
          <table:table-cell table:number-columns-repeated="2"/>
        </table:table-row>
        <table:table-row table:style-name="ro1">
          <table:table-cell office:value-type="time" office:time-value="PT22H04M36.348S" calcext:value-type="time">
            <text:p>22:04:36.3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4M37.343S" calcext:value-type="time">
            <text:p>22:04:37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04M38.355S" calcext:value-type="time">
            <text:p>22:04:38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7" calcext:value-type="float">
            <text:p>58.97</text:p>
          </table:table-cell>
          <table:table-cell table:number-columns-repeated="2"/>
        </table:table-row>
        <table:table-row table:style-name="ro1">
          <table:table-cell office:value-type="time" office:time-value="PT22H04M39.373S" calcext:value-type="time">
            <text:p>22:04:39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3" calcext:value-type="float">
            <text:p>59.03</text:p>
          </table:table-cell>
          <table:table-cell table:number-columns-repeated="2"/>
        </table:table-row>
        <table:table-row table:style-name="ro1">
          <table:table-cell office:value-type="time" office:time-value="PT22H04M40.36S" calcext:value-type="time">
            <text:p>22:04:40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04M40.36S" calcext:value-type="time">
            <text:p>22:04:40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04M41.366S" calcext:value-type="time">
            <text:p>22:04:41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9" calcext:value-type="float">
            <text:p>58.69</text:p>
          </table:table-cell>
          <table:table-cell table:number-columns-repeated="2"/>
        </table:table-row>
        <table:table-row table:style-name="ro1">
          <table:table-cell office:value-type="time" office:time-value="PT22H04M42.373S" calcext:value-type="time">
            <text:p>22:04:42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1" calcext:value-type="float">
            <text:p>58.71</text:p>
          </table:table-cell>
          <table:table-cell table:number-columns-repeated="2"/>
        </table:table-row>
        <table:table-row table:style-name="ro1">
          <table:table-cell office:value-type="time" office:time-value="PT22H04M43.378S" calcext:value-type="time">
            <text:p>22:04:43.3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3" calcext:value-type="float">
            <text:p>58.63</text:p>
          </table:table-cell>
          <table:table-cell table:number-columns-repeated="2"/>
        </table:table-row>
        <table:table-row table:style-name="ro1">
          <table:table-cell office:value-type="time" office:time-value="PT22H04M44.382S" calcext:value-type="time">
            <text:p>22:04:44.3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1" calcext:value-type="float">
            <text:p>58.61</text:p>
          </table:table-cell>
          <table:table-cell table:number-columns-repeated="2"/>
        </table:table-row>
        <table:table-row table:style-name="ro1">
          <table:table-cell office:value-type="time" office:time-value="PT22H04M45.38S" calcext:value-type="time">
            <text:p>22:04:45.3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9" calcext:value-type="float">
            <text:p>58.69</text:p>
          </table:table-cell>
          <table:table-cell table:number-columns-repeated="2"/>
        </table:table-row>
        <table:table-row table:style-name="ro1">
          <table:table-cell office:value-type="time" office:time-value="PT22H04M46.375S" calcext:value-type="time">
            <text:p>22:04:46.3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04M47.363S" calcext:value-type="time">
            <text:p>22:04:47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4M48.369S" calcext:value-type="time">
            <text:p>22:04:48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04M49.377S" calcext:value-type="time">
            <text:p>22:04:49.3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04M50.397S" calcext:value-type="time">
            <text:p>22:04:50.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04M51.365S" calcext:value-type="time">
            <text:p>22:04:51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4M52.386S" calcext:value-type="time">
            <text:p>22:04:52.3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5" calcext:value-type="float">
            <text:p>58.65</text:p>
          </table:table-cell>
          <table:table-cell table:number-columns-repeated="2"/>
        </table:table-row>
        <table:table-row table:style-name="ro1">
          <table:table-cell office:value-type="time" office:time-value="PT22H04M53.395S" calcext:value-type="time">
            <text:p>22:04:53.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4M54.401S" calcext:value-type="time">
            <text:p>22:04:54.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04M55.404S" calcext:value-type="time">
            <text:p>22:04:55.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3" calcext:value-type="float">
            <text:p>59.03</text:p>
          </table:table-cell>
          <table:table-cell table:number-columns-repeated="2"/>
        </table:table-row>
        <table:table-row table:style-name="ro1">
          <table:table-cell office:value-type="time" office:time-value="PT22H04M56.389S" calcext:value-type="time">
            <text:p>22:04:56.3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4M57.382S" calcext:value-type="time">
            <text:p>22:04:57.3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4M58.391S" calcext:value-type="time">
            <text:p>22:04:58.3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4M59.4S" calcext:value-type="time">
            <text:p>22:04:59.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5M00.41S" calcext:value-type="time">
            <text:p>22:05:00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5M01.419S" calcext:value-type="time">
            <text:p>22:05:01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5M01.419S" calcext:value-type="time">
            <text:p>22:05:01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5M02.423S" calcext:value-type="time">
            <text:p>22:05:02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5M03.419S" calcext:value-type="time">
            <text:p>22:05:03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5M04.424S" calcext:value-type="time">
            <text:p>22:05:04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1" calcext:value-type="float">
            <text:p>58.61</text:p>
          </table:table-cell>
          <table:table-cell table:number-columns-repeated="2"/>
        </table:table-row>
        <table:table-row table:style-name="ro1">
          <table:table-cell office:value-type="time" office:time-value="PT22H05M05.409S" calcext:value-type="time">
            <text:p>22:05:05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3" calcext:value-type="float">
            <text:p>58.63</text:p>
          </table:table-cell>
          <table:table-cell table:number-columns-repeated="2"/>
        </table:table-row>
        <table:table-row table:style-name="ro1">
          <table:table-cell office:value-type="time" office:time-value="PT22H05M06.415S" calcext:value-type="time">
            <text:p>22:05:06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3" calcext:value-type="float">
            <text:p>58.63</text:p>
          </table:table-cell>
          <table:table-cell table:number-columns-repeated="2"/>
        </table:table-row>
        <table:table-row table:style-name="ro1">
          <table:table-cell office:value-type="time" office:time-value="PT22H05M07.426S" calcext:value-type="time">
            <text:p>22:05:07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1" calcext:value-type="float">
            <text:p>58.61</text:p>
          </table:table-cell>
          <table:table-cell table:number-columns-repeated="2"/>
        </table:table-row>
        <table:table-row table:style-name="ro1">
          <table:table-cell office:value-type="time" office:time-value="PT22H05M08.42S" calcext:value-type="time">
            <text:p>22:05:08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3" calcext:value-type="float">
            <text:p>58.63</text:p>
          </table:table-cell>
          <table:table-cell table:number-columns-repeated="2"/>
        </table:table-row>
        <table:table-row table:style-name="ro1">
          <table:table-cell office:value-type="time" office:time-value="PT22H05M09.434S" calcext:value-type="time">
            <text:p>22:05:09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5M10.439S" calcext:value-type="time">
            <text:p>22:05:10.4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5M11.44S" calcext:value-type="time">
            <text:p>22:05:11.4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5M11.44S" calcext:value-type="time">
            <text:p>22:05:11.4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5M12.435S" calcext:value-type="time">
            <text:p>22:05:12.4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5M13.431S" calcext:value-type="time">
            <text:p>22:05:13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5M14.426S" calcext:value-type="time">
            <text:p>22:05:14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5M15.422S" calcext:value-type="time">
            <text:p>22:05:15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5M16.437S" calcext:value-type="time">
            <text:p>22:05:16.4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5M17.434S" calcext:value-type="time">
            <text:p>22:05:17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5M18.445S" calcext:value-type="time">
            <text:p>22:05:18.4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5M19.441S" calcext:value-type="time">
            <text:p>22:05:19.4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5M20.438S" calcext:value-type="time">
            <text:p>22:05:20.4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05M21.445S" calcext:value-type="time">
            <text:p>22:05:21.4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05M21.445S" calcext:value-type="time">
            <text:p>22:05:21.4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05M22.451S" calcext:value-type="time">
            <text:p>22:05:22.4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1" calcext:value-type="float">
            <text:p>58.71</text:p>
          </table:table-cell>
          <table:table-cell table:number-columns-repeated="2"/>
        </table:table-row>
        <table:table-row table:style-name="ro1">
          <table:table-cell office:value-type="time" office:time-value="PT22H05M23.456S" calcext:value-type="time">
            <text:p>22:05:23.4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5M24.465S" calcext:value-type="time">
            <text:p>22:05:24.4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05M25.454S" calcext:value-type="time">
            <text:p>22:05:25.4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05M26.451S" calcext:value-type="time">
            <text:p>22:05:26.4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5M27.459S" calcext:value-type="time">
            <text:p>22:05:27.4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5M28.464S" calcext:value-type="time">
            <text:p>22:05:28.4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5M29.458S" calcext:value-type="time">
            <text:p>22:05:29.4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05M30.486S" calcext:value-type="time">
            <text:p>22:05:30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7" calcext:value-type="float">
            <text:p>58.97</text:p>
          </table:table-cell>
          <table:table-cell table:number-columns-repeated="2"/>
        </table:table-row>
        <table:table-row table:style-name="ro1">
          <table:table-cell office:value-type="time" office:time-value="PT22H05M31.488S" calcext:value-type="time">
            <text:p>22:05:31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05M31.488S" calcext:value-type="time">
            <text:p>22:05:31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05M32.454S" calcext:value-type="time">
            <text:p>22:05:32.4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05M33.482S" calcext:value-type="time">
            <text:p>22:05:33.4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5M34.49S" calcext:value-type="time">
            <text:p>22:05:34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5M35.498S" calcext:value-type="time">
            <text:p>22:05:35.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05M36.483S" calcext:value-type="time">
            <text:p>22:05:36.4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05M37.481S" calcext:value-type="time">
            <text:p>22:05:37.4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5" calcext:value-type="float">
            <text:p>59.05</text:p>
          </table:table-cell>
          <table:table-cell office:value-type="string" calcext:value-type="string">
            <text:p>prev AVG</text:p>
          </table:table-cell>
          <table:table-cell office:value-type="string" calcext:value-type="string">
            <text:p>CuSum</text:p>
          </table:table-cell>
        </table:table-row>
        <table:table-row table:style-name="ro1">
          <table:table-cell office:value-type="time" office:time-value="PT22H05M38.474S" calcext:value-type="time">
            <text:p>22:05:38.4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office:value-type="float" office:value="58.92" calcext:value-type="float">
            <text:p>5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2H05M39.506S" calcext:value-type="time">
            <text:p>22:05:39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/>
          <table:table-cell table:formula="of:=[.D1788]-[.$E$1787]+[.F1787]" office:value-type="float" office:value="-0.0500000000000043" calcext:value-type="float">
            <text:p>-0.0500000000000043</text:p>
          </table:table-cell>
        </table:table-row>
        <table:table-row table:style-name="ro1">
          <table:table-cell office:value-type="time" office:time-value="PT22H05M40.494S" calcext:value-type="time">
            <text:p>22:05:40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/>
          <table:table-cell table:formula="of:=[.D1789]-[.$E$1787]+[.F1788]" office:value-type="float" office:value="-0.200000000000003" calcext:value-type="float">
            <text:p>-0.200000000000003</text:p>
          </table:table-cell>
        </table:table-row>
        <table:table-row table:style-name="ro1">
          <table:table-cell office:value-type="time" office:time-value="PT22H05M41.503S" calcext:value-type="time">
            <text:p>22:05:41.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/>
          <table:table-cell table:formula="of:=[.D1790]-[.$E$1787]+[.F1789]" office:value-type="float" office:value="-0.230000000000004" calcext:value-type="float">
            <text:p>-0.230000000000004</text:p>
          </table:table-cell>
        </table:table-row>
        <table:table-row table:style-name="ro1">
          <table:table-cell office:value-type="time" office:time-value="PT22H05M41.503S" calcext:value-type="time">
            <text:p>22:05:41.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/>
          <table:table-cell table:formula="of:=[.D1791]-[.$E$1787]+[.F1790]" office:value-type="float" office:value="-0.260000000000005" calcext:value-type="float">
            <text:p>-0.260000000000005</text:p>
          </table:table-cell>
        </table:table-row>
        <table:table-row table:style-name="ro1">
          <table:table-cell office:value-type="time" office:time-value="PT22H05M42.509S" calcext:value-type="time">
            <text:p>22:05:42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7" calcext:value-type="float">
            <text:p>59.07</text:p>
          </table:table-cell>
          <table:table-cell/>
          <table:table-cell table:formula="of:=[.D1792]-[.$E$1787]+[.F1791]" office:value-type="float" office:value="-0.110000000000007" calcext:value-type="float">
            <text:p>-0.110000000000007</text:p>
          </table:table-cell>
        </table:table-row>
        <table:table-row table:style-name="ro1">
          <table:table-cell office:value-type="time" office:time-value="PT22H05M43.491S" calcext:value-type="time">
            <text:p>22:05:43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9" calcext:value-type="float">
            <text:p>59.09</text:p>
          </table:table-cell>
          <table:table-cell/>
          <table:table-cell table:formula="of:=[.D1793]-[.$E$1787]+[.F1792]" office:value-type="float" office:value="0.0599999999999952" calcext:value-type="float">
            <text:p>0.0599999999999952</text:p>
          </table:table-cell>
        </table:table-row>
        <table:table-row table:style-name="ro1">
          <table:table-cell office:value-type="time" office:time-value="PT22H05M44.487S" calcext:value-type="time">
            <text:p>22:05:44.4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/>
          <table:table-cell table:formula="of:=[.D1794]-[.$E$1787]+[.F1793]" office:value-type="float" office:value="0.149999999999991" calcext:value-type="float">
            <text:p>0.149999999999991</text:p>
          </table:table-cell>
        </table:table-row>
        <table:table-row table:style-name="ro1">
          <table:table-cell office:value-type="time" office:time-value="PT22H05M45.497S" calcext:value-type="time">
            <text:p>22:05:45.5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/>
          <table:table-cell table:formula="of:=[.D1795]-[.$E$1787]+[.F1794]" office:value-type="float" office:value="0.179999999999993" calcext:value-type="float">
            <text:p>0.179999999999993</text:p>
          </table:table-cell>
        </table:table-row>
        <table:table-row table:style-name="ro1">
          <table:table-cell office:value-type="time" office:time-value="PT22H05M46.507S" calcext:value-type="time">
            <text:p>22:05:46.5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/>
          <table:table-cell table:formula="of:=[.D1796]-[.$E$1787]+[.F1795]" office:value-type="float" office:value="0.149999999999991" calcext:value-type="float">
            <text:p>0.149999999999991</text:p>
          </table:table-cell>
        </table:table-row>
        <table:table-row table:style-name="ro1">
          <table:table-cell office:value-type="time" office:time-value="PT22H05M47.525S" calcext:value-type="time">
            <text:p>22:05:47.5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/>
          <table:table-cell table:formula="of:=[.D1797]-[.$E$1787]+[.F1796]" office:value-type="float" office:value="0.11999999999999" calcext:value-type="float">
            <text:p>0.11999999999999</text:p>
          </table:table-cell>
        </table:table-row>
        <table:table-row table:style-name="ro1">
          <table:table-cell office:value-type="time" office:time-value="PT22H05M48.518S" calcext:value-type="time">
            <text:p>22:05:48.5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/>
          <table:table-cell table:formula="of:=[.D1798]-[.$E$1787]+[.F1797]" office:value-type="float" office:value="0.189999999999991" calcext:value-type="float">
            <text:p>0.189999999999991</text:p>
          </table:table-cell>
        </table:table-row>
        <table:table-row table:style-name="ro1">
          <table:table-cell office:value-type="time" office:time-value="PT22H05M49.525S" calcext:value-type="time">
            <text:p>22:05:49.5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/>
          <table:table-cell table:formula="of:=[.D1799]-[.$E$1787]+[.F1798]" office:value-type="float" office:value="0.0999999999999872" calcext:value-type="float">
            <text:p>0.0999999999999872</text:p>
          </table:table-cell>
        </table:table-row>
        <table:table-row table:style-name="ro1">
          <table:table-cell office:value-type="time" office:time-value="PT22H05M50.525S" calcext:value-type="time">
            <text:p>22:05:50.5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1" calcext:value-type="float">
            <text:p>58.71</text:p>
          </table:table-cell>
          <table:table-cell/>
          <table:table-cell table:formula="of:=[.D1800]-[.$E$1787]+[.F1799]" office:value-type="float" office:value="-0.110000000000014" calcext:value-type="float">
            <text:p>-0.110000000000014</text:p>
          </table:table-cell>
        </table:table-row>
        <table:table-row table:style-name="ro1">
          <table:table-cell office:value-type="time" office:time-value="PT22H05M51.533S" calcext:value-type="time">
            <text:p>22:05:51.5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5" calcext:value-type="float">
            <text:p>59.05</text:p>
          </table:table-cell>
          <table:table-cell/>
          <table:table-cell table:formula="of:=[.D1801]-[.$E$1787]+[.F1800]" office:value-type="float" office:value="0.0199999999999818" calcext:value-type="float">
            <text:p>0.0199999999999818</text:p>
          </table:table-cell>
        </table:table-row>
        <table:table-row table:style-name="ro1">
          <table:table-cell office:value-type="time" office:time-value="PT22H05M51.533S" calcext:value-type="time">
            <text:p>22:05:51.5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5" calcext:value-type="float">
            <text:p>59.05</text:p>
          </table:table-cell>
          <table:table-cell/>
          <table:table-cell table:formula="of:=[.D1802]-[.$E$1787]+[.F1801]" office:value-type="float" office:value="0.149999999999977" calcext:value-type="float">
            <text:p>0.149999999999977</text:p>
          </table:table-cell>
        </table:table-row>
        <table:table-row table:style-name="ro1">
          <table:table-cell office:value-type="time" office:time-value="PT22H05M52.536S" calcext:value-type="time">
            <text:p>22:05:52.5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/>
          <table:table-cell table:formula="of:=[.D1803]-[.$E$1787]+[.F1802]" office:value-type="float" office:value="0.219999999999978" calcext:value-type="float">
            <text:p>0.219999999999978</text:p>
          </table:table-cell>
        </table:table-row>
        <table:table-row table:style-name="ro1">
          <table:table-cell office:value-type="time" office:time-value="PT22H05M53.536S" calcext:value-type="time">
            <text:p>22:05:53.5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/>
          <table:table-cell table:formula="of:=[.D1804]-[.$E$1787]+[.F1803]" office:value-type="float" office:value="0.309999999999974" calcext:value-type="float">
            <text:p>0.309999999999974</text:p>
          </table:table-cell>
        </table:table-row>
        <table:table-row table:style-name="ro1">
          <table:table-cell office:value-type="time" office:time-value="PT22H05M54.54S" calcext:value-type="time">
            <text:p>22:05:54.5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/>
          <table:table-cell table:formula="of:=[.D1805]-[.$E$1787]+[.F1804]" office:value-type="float" office:value="0.39999999999997" calcext:value-type="float">
            <text:p>0.39999999999997</text:p>
          </table:table-cell>
        </table:table-row>
        <table:table-row table:style-name="ro1">
          <table:table-cell office:value-type="time" office:time-value="PT22H05M55.542S" calcext:value-type="time">
            <text:p>22:05:55.5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7" calcext:value-type="float">
            <text:p>59.07</text:p>
          </table:table-cell>
          <table:table-cell/>
          <table:table-cell table:formula="of:=[.D1806]-[.$E$1787]+[.F1805]" office:value-type="float" office:value="0.549999999999969" calcext:value-type="float">
            <text:p>0.549999999999969</text:p>
          </table:table-cell>
        </table:table-row>
        <table:table-row table:style-name="ro1">
          <table:table-cell office:value-type="time" office:time-value="PT22H05M56.537S" calcext:value-type="time">
            <text:p>22:05:56.5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27" calcext:value-type="float">
            <text:p>59.27</text:p>
          </table:table-cell>
          <table:table-cell/>
          <table:table-cell table:formula="of:=[.D1807]-[.$E$1787]+[.F1806]" office:value-type="float" office:value="0.89999999999997" calcext:value-type="float">
            <text:p>0.89999999999997</text:p>
          </table:table-cell>
        </table:table-row>
        <table:table-row table:style-name="ro1">
          <table:table-cell office:value-type="time" office:time-value="PT22H05M57.546S" calcext:value-type="time">
            <text:p>22:05:57.5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9" calcext:value-type="float">
            <text:p>59.09</text:p>
          </table:table-cell>
          <table:table-cell/>
          <table:table-cell table:formula="of:=[.D1808]-[.$E$1787]+[.F1807]" office:value-type="float" office:value="1.06999999999997" calcext:value-type="float">
            <text:p>1.06999999999997</text:p>
          </table:table-cell>
        </table:table-row>
        <table:table-row table:style-name="ro1">
          <table:table-cell office:value-type="time" office:time-value="PT22H05M58.544S" calcext:value-type="time">
            <text:p>22:05:58.5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13" calcext:value-type="float">
            <text:p>59.13</text:p>
          </table:table-cell>
          <table:table-cell/>
          <table:table-cell table:formula="of:=[.D1809]-[.$E$1787]+[.F1808]" office:value-type="float" office:value="1.27999999999997" calcext:value-type="float">
            <text:p>1.27999999999997</text:p>
          </table:table-cell>
        </table:table-row>
        <table:table-row table:style-name="ro1">
          <table:table-cell office:value-type="time" office:time-value="PT22H05M59.548S" calcext:value-type="time">
            <text:p>22:05:59.5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11" calcext:value-type="float">
            <text:p>59.11</text:p>
          </table:table-cell>
          <table:table-cell/>
          <table:table-cell table:formula="of:=[.D1810]-[.$E$1787]+[.F1809]" office:value-type="float" office:value="1.46999999999997" calcext:value-type="float">
            <text:p>1.46999999999997</text:p>
          </table:table-cell>
        </table:table-row>
        <table:table-row table:style-name="ro1">
          <table:table-cell office:value-type="time" office:time-value="PT22H06M00.53S" calcext:value-type="time">
            <text:p>22:06:00.5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5" calcext:value-type="float">
            <text:p>59.05</text:p>
          </table:table-cell>
          <table:table-cell/>
          <table:table-cell table:formula="of:=[.D1811]-[.$E$1787]+[.F1810]" office:value-type="float" office:value="1.59999999999997" calcext:value-type="float">
            <text:p>1.59999999999997</text:p>
          </table:table-cell>
        </table:table-row>
        <table:table-row table:style-name="ro1">
          <table:table-cell office:value-type="time" office:time-value="PT22H06M01.526S" calcext:value-type="time">
            <text:p>22:06:01.5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15" calcext:value-type="float">
            <text:p>59.15</text:p>
          </table:table-cell>
          <table:table-cell/>
          <table:table-cell table:formula="of:=[.D1812]-[.$E$1787]+[.F1811]" office:value-type="float" office:value="1.82999999999996" calcext:value-type="float">
            <text:p>1.82999999999996</text:p>
          </table:table-cell>
        </table:table-row>
        <table:table-row table:style-name="ro1">
          <table:table-cell office:value-type="time" office:time-value="PT22H06M01.526S" calcext:value-type="time">
            <text:p>22:06:01.5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15" calcext:value-type="float">
            <text:p>59.15</text:p>
          </table:table-cell>
          <table:table-cell/>
          <table:table-cell table:formula="of:=[.D1813]-[.$E$1787]+[.F1812]" office:value-type="float" office:value="2.05999999999996" calcext:value-type="float">
            <text:p>2.05999999999996</text:p>
          </table:table-cell>
        </table:table-row>
        <table:table-row table:style-name="ro1">
          <table:table-cell office:value-type="time" office:time-value="PT22H06M02.537S" calcext:value-type="time">
            <text:p>22:06:02.5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7" calcext:value-type="float">
            <text:p>59.07</text:p>
          </table:table-cell>
          <table:table-cell/>
          <table:table-cell table:formula="of:=[.D1814]-[.$E$1787]+[.F1813]" office:value-type="float" office:value="2.20999999999996" calcext:value-type="float">
            <text:p>2.20999999999996</text:p>
          </table:table-cell>
        </table:table-row>
        <table:table-row table:style-name="ro1">
          <table:table-cell office:value-type="time" office:time-value="PT22H06M03.549S" calcext:value-type="time">
            <text:p>22:06:03.5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5" calcext:value-type="float">
            <text:p>59.05</text:p>
          </table:table-cell>
          <table:table-cell/>
          <table:table-cell table:formula="of:=[.D1815]-[.$E$1787]+[.F1814]" office:value-type="float" office:value="2.33999999999995" calcext:value-type="float">
            <text:p>2.33999999999995</text:p>
          </table:table-cell>
        </table:table-row>
        <table:table-row table:style-name="ro1">
          <table:table-cell office:value-type="time" office:time-value="PT22H06M04.56S" calcext:value-type="time">
            <text:p>22:06:04.5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5" calcext:value-type="float">
            <text:p>59.05</text:p>
          </table:table-cell>
          <table:table-cell table:number-columns-repeated="2"/>
        </table:table-row>
        <table:table-row table:style-name="ro1">
          <table:table-cell office:value-type="time" office:time-value="PT22H06M05.556S" calcext:value-type="time">
            <text:p>22:06:05.5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06M06.564S" calcext:value-type="time">
            <text:p>22:06:06.5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06M07.56S" calcext:value-type="time">
            <text:p>22:06:07.5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3" calcext:value-type="float">
            <text:p>59.03</text:p>
          </table:table-cell>
          <table:table-cell table:number-columns-repeated="2"/>
        </table:table-row>
        <table:table-row table:style-name="ro1">
          <table:table-cell office:value-type="time" office:time-value="PT22H06M08.568S" calcext:value-type="time">
            <text:p>22:06:08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6M09.565S" calcext:value-type="time">
            <text:p>22:06:09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06M10.552S" calcext:value-type="time">
            <text:p>22:06:10.5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7" calcext:value-type="float">
            <text:p>58.97</text:p>
          </table:table-cell>
          <table:table-cell table:number-columns-repeated="2"/>
        </table:table-row>
        <table:table-row table:style-name="ro1">
          <table:table-cell office:value-type="time" office:time-value="PT22H06M11.545S" calcext:value-type="time">
            <text:p>22:06:11.5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3" calcext:value-type="float">
            <text:p>59.03</text:p>
          </table:table-cell>
          <table:table-cell table:number-columns-repeated="2"/>
        </table:table-row>
        <table:table-row table:style-name="ro1">
          <table:table-cell office:value-type="time" office:time-value="PT22H06M11.545S" calcext:value-type="time">
            <text:p>22:06:11.5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3" calcext:value-type="float">
            <text:p>59.03</text:p>
          </table:table-cell>
          <table:table-cell table:number-columns-repeated="2"/>
        </table:table-row>
        <table:table-row table:style-name="ro1">
          <table:table-cell office:value-type="time" office:time-value="PT22H06M12.575S" calcext:value-type="time">
            <text:p>22:06:12.5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06M13.581S" calcext:value-type="time">
            <text:p>22:06:13.5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6M14.565S" calcext:value-type="time">
            <text:p>22:06:14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6M15.577S" calcext:value-type="time">
            <text:p>22:06:15.5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6M16.568S" calcext:value-type="time">
            <text:p>22:06:16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06M17.566S" calcext:value-type="time">
            <text:p>22:06:17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06M18.572S" calcext:value-type="time">
            <text:p>22:06:18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06M19.58S" calcext:value-type="time">
            <text:p>22:06:19.5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7" calcext:value-type="float">
            <text:p>59.07</text:p>
          </table:table-cell>
          <table:table-cell table:number-columns-repeated="2"/>
        </table:table-row>
        <table:table-row table:style-name="ro1">
          <table:table-cell office:value-type="time" office:time-value="PT22H06M20.598S" calcext:value-type="time">
            <text:p>22:06:20.6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6M21.596S" calcext:value-type="time">
            <text:p>22:06:21.6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06M21.596S" calcext:value-type="time">
            <text:p>22:06:21.6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06M22.569S" calcext:value-type="time">
            <text:p>22:06:22.5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06M23.597S" calcext:value-type="time">
            <text:p>22:06:23.6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06M24.594S" calcext:value-type="time">
            <text:p>22:06:24.5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06M25.592S" calcext:value-type="time">
            <text:p>22:06:25.5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06M26.585S" calcext:value-type="time">
            <text:p>22:06:26.5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06M27.581S" calcext:value-type="time">
            <text:p>22:06:27.5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5" calcext:value-type="float">
            <text:p>59.05</text:p>
          </table:table-cell>
          <table:table-cell table:number-columns-repeated="2"/>
        </table:table-row>
        <table:table-row table:style-name="ro1">
          <table:table-cell office:value-type="time" office:time-value="PT22H06M28.612S" calcext:value-type="time">
            <text:p>22:06:28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6M29.618S" calcext:value-type="time">
            <text:p>22:06:29.6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6M30.619S" calcext:value-type="time">
            <text:p>22:06:30.6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06M31.615S" calcext:value-type="time">
            <text:p>22:06:31.6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6M31.615S" calcext:value-type="time">
            <text:p>22:06:31.6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6M32.611S" calcext:value-type="time">
            <text:p>22:06:32.6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9" calcext:value-type="float">
            <text:p>58.69</text:p>
          </table:table-cell>
          <table:table-cell table:number-columns-repeated="2"/>
        </table:table-row>
        <table:table-row table:style-name="ro1">
          <table:table-cell office:value-type="time" office:time-value="PT22H06M33.628S" calcext:value-type="time">
            <text:p>22:06:33.6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7" calcext:value-type="float">
            <text:p>58.57</text:p>
          </table:table-cell>
          <table:table-cell table:number-columns-repeated="2"/>
        </table:table-row>
        <table:table-row table:style-name="ro1">
          <table:table-cell office:value-type="time" office:time-value="PT22H06M34.63S" calcext:value-type="time">
            <text:p>22:06:34.6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7" calcext:value-type="float">
            <text:p>58.57</text:p>
          </table:table-cell>
          <table:table-cell table:number-columns-repeated="2"/>
        </table:table-row>
        <table:table-row table:style-name="ro1">
          <table:table-cell office:value-type="time" office:time-value="PT22H06M35.633S" calcext:value-type="time">
            <text:p>22:06:35.6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1" calcext:value-type="float">
            <text:p>58.61</text:p>
          </table:table-cell>
          <table:table-cell table:number-columns-repeated="2"/>
        </table:table-row>
        <table:table-row table:style-name="ro1">
          <table:table-cell office:value-type="time" office:time-value="PT22H06M36.622S" calcext:value-type="time">
            <text:p>22:06:36.6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9" calcext:value-type="float">
            <text:p>58.69</text:p>
          </table:table-cell>
          <table:table-cell table:number-columns-repeated="2"/>
        </table:table-row>
        <table:table-row table:style-name="ro1">
          <table:table-cell office:value-type="time" office:time-value="PT22H06M37.62S" calcext:value-type="time">
            <text:p>22:06:37.6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6M38.63S" calcext:value-type="time">
            <text:p>22:06:38.6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06M39.641S" calcext:value-type="time">
            <text:p>22:06:39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06M40.645S" calcext:value-type="time">
            <text:p>22:06:40.6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5" calcext:value-type="float">
            <text:p>58.65</text:p>
          </table:table-cell>
          <table:table-cell table:number-columns-repeated="2"/>
        </table:table-row>
        <table:table-row table:style-name="ro1">
          <table:table-cell office:value-type="time" office:time-value="PT22H06M41.628S" calcext:value-type="time">
            <text:p>22:06:41.6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3" calcext:value-type="float">
            <text:p>58.63</text:p>
          </table:table-cell>
          <table:table-cell table:number-columns-repeated="2"/>
        </table:table-row>
        <table:table-row table:style-name="ro1">
          <table:table-cell office:value-type="time" office:time-value="PT22H06M41.628S" calcext:value-type="time">
            <text:p>22:06:41.6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3" calcext:value-type="float">
            <text:p>58.63</text:p>
          </table:table-cell>
          <table:table-cell table:number-columns-repeated="2"/>
        </table:table-row>
        <table:table-row table:style-name="ro1">
          <table:table-cell office:value-type="time" office:time-value="PT22H06M42.643S" calcext:value-type="time">
            <text:p>22:06:42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6M43.641S" calcext:value-type="time">
            <text:p>22:06:43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1" calcext:value-type="float">
            <text:p>58.71</text:p>
          </table:table-cell>
          <table:table-cell table:number-columns-repeated="2"/>
        </table:table-row>
        <table:table-row table:style-name="ro1">
          <table:table-cell office:value-type="time" office:time-value="PT22H06M44.653S" calcext:value-type="time">
            <text:p>22:06:44.6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1" calcext:value-type="float">
            <text:p>58.61</text:p>
          </table:table-cell>
          <table:table-cell table:number-columns-repeated="2"/>
        </table:table-row>
        <table:table-row table:style-name="ro1">
          <table:table-cell office:value-type="time" office:time-value="PT22H06M45.646S" calcext:value-type="time">
            <text:p>22:06:45.6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9" calcext:value-type="float">
            <text:p>58.59</text:p>
          </table:table-cell>
          <table:table-cell table:number-columns-repeated="2"/>
        </table:table-row>
        <table:table-row table:style-name="ro1">
          <table:table-cell office:value-type="time" office:time-value="PT22H06M46.624S" calcext:value-type="time">
            <text:p>22:06:46.6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5" calcext:value-type="float">
            <text:p>58.55</text:p>
          </table:table-cell>
          <table:table-cell table:number-columns-repeated="2"/>
        </table:table-row>
        <table:table-row table:style-name="ro1">
          <table:table-cell office:value-type="time" office:time-value="PT22H06M47.659S" calcext:value-type="time">
            <text:p>22:06:47.6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6M48.635S" calcext:value-type="time">
            <text:p>22:06:48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1" calcext:value-type="float">
            <text:p>58.61</text:p>
          </table:table-cell>
          <table:table-cell table:number-columns-repeated="2"/>
        </table:table-row>
        <table:table-row table:style-name="ro1">
          <table:table-cell office:value-type="time" office:time-value="PT22H06M49.643S" calcext:value-type="time">
            <text:p>22:06:49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9" calcext:value-type="float">
            <text:p>58.59</text:p>
          </table:table-cell>
          <table:table-cell table:number-columns-repeated="2"/>
        </table:table-row>
        <table:table-row table:style-name="ro1">
          <table:table-cell office:value-type="time" office:time-value="PT22H06M50.642S" calcext:value-type="time">
            <text:p>22:06:50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1" calcext:value-type="float">
            <text:p>58.61</text:p>
          </table:table-cell>
          <table:table-cell table:number-columns-repeated="2"/>
        </table:table-row>
        <table:table-row table:style-name="ro1">
          <table:table-cell office:value-type="time" office:time-value="PT22H06M51.651S" calcext:value-type="time">
            <text:p>22:06:51.6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9" calcext:value-type="float">
            <text:p>58.59</text:p>
          </table:table-cell>
          <table:table-cell table:number-columns-repeated="2"/>
        </table:table-row>
        <table:table-row table:style-name="ro1">
          <table:table-cell office:value-type="time" office:time-value="PT22H06M51.651S" calcext:value-type="time">
            <text:p>22:06:51.6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9" calcext:value-type="float">
            <text:p>58.59</text:p>
          </table:table-cell>
          <table:table-cell table:number-columns-repeated="2"/>
        </table:table-row>
        <table:table-row table:style-name="ro1">
          <table:table-cell office:value-type="time" office:time-value="PT22H06M52.649S" calcext:value-type="time">
            <text:p>22:06:52.6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5" calcext:value-type="float">
            <text:p>58.55</text:p>
          </table:table-cell>
          <table:table-cell table:number-columns-repeated="2"/>
        </table:table-row>
        <table:table-row table:style-name="ro1">
          <table:table-cell office:value-type="time" office:time-value="PT22H06M53.646S" calcext:value-type="time">
            <text:p>22:06:53.6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5" calcext:value-type="float">
            <text:p>58.55</text:p>
          </table:table-cell>
          <table:table-cell table:number-columns-repeated="2"/>
        </table:table-row>
        <table:table-row table:style-name="ro1">
          <table:table-cell office:value-type="time" office:time-value="PT22H06M54.641S" calcext:value-type="time">
            <text:p>22:06:54.6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1" calcext:value-type="float">
            <text:p>58.51</text:p>
          </table:table-cell>
          <table:table-cell table:number-columns-repeated="2"/>
        </table:table-row>
        <table:table-row table:style-name="ro1">
          <table:table-cell office:value-type="time" office:time-value="PT22H06M55.654S" calcext:value-type="time">
            <text:p>22:06:55.6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6M56.653S" calcext:value-type="time">
            <text:p>22:06:56.6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06M57.651S" calcext:value-type="time">
            <text:p>22:06:57.6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6M58.66S" calcext:value-type="time">
            <text:p>22:06:58.6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7" calcext:value-type="float">
            <text:p>58.97</text:p>
          </table:table-cell>
          <table:table-cell table:number-columns-repeated="2"/>
        </table:table-row>
        <table:table-row table:style-name="ro1">
          <table:table-cell office:value-type="time" office:time-value="PT22H06M59.671S" calcext:value-type="time">
            <text:p>22:06:59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7M00.655S" calcext:value-type="time">
            <text:p>22:07:00.6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07M01.69S" calcext:value-type="time">
            <text:p>22:07:01.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9" calcext:value-type="float">
            <text:p>58.69</text:p>
          </table:table-cell>
          <table:table-cell table:number-columns-repeated="2"/>
        </table:table-row>
        <table:table-row table:style-name="ro1">
          <table:table-cell office:value-type="time" office:time-value="PT22H07M01.69S" calcext:value-type="time">
            <text:p>22:07:01.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9" calcext:value-type="float">
            <text:p>58.69</text:p>
          </table:table-cell>
          <table:table-cell table:number-columns-repeated="2"/>
        </table:table-row>
        <table:table-row table:style-name="ro1">
          <table:table-cell office:value-type="time" office:time-value="PT22H07M02.693S" calcext:value-type="time">
            <text:p>22:07:02.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07M03.696S" calcext:value-type="time">
            <text:p>22:07:03.7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07M04.697S" calcext:value-type="time">
            <text:p>22:07:04.7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1" calcext:value-type="float">
            <text:p>58.71</text:p>
          </table:table-cell>
          <table:table-cell table:number-columns-repeated="2"/>
        </table:table-row>
        <table:table-row table:style-name="ro1">
          <table:table-cell office:value-type="time" office:time-value="PT22H07M05.667S" calcext:value-type="time">
            <text:p>22:07:05.6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7M06.683S" calcext:value-type="time">
            <text:p>22:07:06.6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7M07.7S" calcext:value-type="time">
            <text:p>22:07:07.7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7M08.676S" calcext:value-type="time">
            <text:p>22:07:08.6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7M09.703S" calcext:value-type="time">
            <text:p>22:07:09.7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9" calcext:value-type="float">
            <text:p>58.59</text:p>
          </table:table-cell>
          <table:table-cell table:number-columns-repeated="2"/>
        </table:table-row>
        <table:table-row table:style-name="ro1">
          <table:table-cell office:value-type="time" office:time-value="PT22H07M10.702S" calcext:value-type="time">
            <text:p>22:07:10.7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07M11.712S" calcext:value-type="time">
            <text:p>22:07:11.7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07M11.712S" calcext:value-type="time">
            <text:p>22:07:11.7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07M12.681S" calcext:value-type="time">
            <text:p>22:07:12.6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07M13.712S" calcext:value-type="time">
            <text:p>22:07:13.7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5" calcext:value-type="float">
            <text:p>59.05</text:p>
          </table:table-cell>
          <table:table-cell table:number-columns-repeated="2"/>
        </table:table-row>
        <table:table-row table:style-name="ro1">
          <table:table-cell office:value-type="time" office:time-value="PT22H07M14.719S" calcext:value-type="time">
            <text:p>22:07:14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07M15.718S" calcext:value-type="time">
            <text:p>22:07:15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07M16.719S" calcext:value-type="time">
            <text:p>22:07:16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11" calcext:value-type="float">
            <text:p>59.11</text:p>
          </table:table-cell>
          <table:table-cell table:number-columns-repeated="2"/>
        </table:table-row>
        <table:table-row table:style-name="ro1">
          <table:table-cell office:value-type="time" office:time-value="PT22H07M17.699S" calcext:value-type="time">
            <text:p>22:07:17.7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07M18.711S" calcext:value-type="time">
            <text:p>22:07:18.7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7M19.72S" calcext:value-type="time">
            <text:p>22:07:19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7M20.731S" calcext:value-type="time">
            <text:p>22:07:20.7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7M21.736S" calcext:value-type="time">
            <text:p>22:07:21.7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7M21.736S" calcext:value-type="time">
            <text:p>22:07:21.7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7M22.729S" calcext:value-type="time">
            <text:p>22:07:22.7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7M23.74S" calcext:value-type="time">
            <text:p>22:07:23.7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1" calcext:value-type="float">
            <text:p>58.71</text:p>
          </table:table-cell>
          <table:table-cell table:number-columns-repeated="2"/>
        </table:table-row>
        <table:table-row table:style-name="ro1">
          <table:table-cell office:value-type="time" office:time-value="PT22H07M24.733S" calcext:value-type="time">
            <text:p>22:07:24.7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5" calcext:value-type="float">
            <text:p>58.65</text:p>
          </table:table-cell>
          <table:table-cell table:number-columns-repeated="2"/>
        </table:table-row>
        <table:table-row table:style-name="ro1">
          <table:table-cell office:value-type="time" office:time-value="PT22H07M25.73S" calcext:value-type="time">
            <text:p>22:07:25.7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7M26.743S" calcext:value-type="time">
            <text:p>22:07:26.7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7M27.749S" calcext:value-type="time">
            <text:p>22:07:27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7M28.737S" calcext:value-type="time">
            <text:p>22:07:28.7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07M29.72S" calcext:value-type="time">
            <text:p>22:07:29.7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07M30.748S" calcext:value-type="time">
            <text:p>22:07:30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7M31.758S" calcext:value-type="time">
            <text:p>22:07:31.7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7M31.758S" calcext:value-type="time">
            <text:p>22:07:31.7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7M32.756S" calcext:value-type="time">
            <text:p>22:07:32.7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7M33.762S" calcext:value-type="time">
            <text:p>22:07:33.7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7M34.75S" calcext:value-type="time">
            <text:p>22:07:34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7M35.747S" calcext:value-type="time">
            <text:p>22:07:35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1" calcext:value-type="float">
            <text:p>58.71</text:p>
          </table:table-cell>
          <table:table-cell table:number-columns-repeated="2"/>
        </table:table-row>
        <table:table-row table:style-name="ro1">
          <table:table-cell office:value-type="time" office:time-value="PT22H07M36.757S" calcext:value-type="time">
            <text:p>22:07:36.7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7M37.754S" calcext:value-type="time">
            <text:p>22:07:37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7M38.753S" calcext:value-type="time">
            <text:p>22:07:38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7M39.749S" calcext:value-type="time">
            <text:p>22:07:39.7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7M40.761S" calcext:value-type="time">
            <text:p>22:07:40.7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5" calcext:value-type="float">
            <text:p>58.65</text:p>
          </table:table-cell>
          <table:table-cell table:number-columns-repeated="2"/>
        </table:table-row>
        <table:table-row table:style-name="ro1">
          <table:table-cell office:value-type="time" office:time-value="PT22H07M41.775S" calcext:value-type="time">
            <text:p>22:07:41.7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1" calcext:value-type="float">
            <text:p>58.61</text:p>
          </table:table-cell>
          <table:table-cell table:number-columns-repeated="2"/>
        </table:table-row>
        <table:table-row table:style-name="ro1">
          <table:table-cell office:value-type="time" office:time-value="PT22H07M41.775S" calcext:value-type="time">
            <text:p>22:07:41.7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1" calcext:value-type="float">
            <text:p>58.61</text:p>
          </table:table-cell>
          <table:table-cell table:number-columns-repeated="2"/>
        </table:table-row>
        <table:table-row table:style-name="ro1">
          <table:table-cell office:value-type="time" office:time-value="PT22H07M42.77S" calcext:value-type="time">
            <text:p>22:07:42.7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7M43.767S" calcext:value-type="time">
            <text:p>22:07:43.7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1" calcext:value-type="float">
            <text:p>58.71</text:p>
          </table:table-cell>
          <table:table-cell table:number-columns-repeated="2"/>
        </table:table-row>
        <table:table-row table:style-name="ro1">
          <table:table-cell office:value-type="time" office:time-value="PT22H07M44.787S" calcext:value-type="time">
            <text:p>22:07:44.7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5" calcext:value-type="float">
            <text:p>58.65</text:p>
          </table:table-cell>
          <table:table-cell table:number-columns-repeated="2"/>
        </table:table-row>
        <table:table-row table:style-name="ro1">
          <table:table-cell office:value-type="time" office:time-value="PT22H07M45.789S" calcext:value-type="time">
            <text:p>22:07:45.7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9" calcext:value-type="float">
            <text:p>58.69</text:p>
          </table:table-cell>
          <table:table-cell table:number-columns-repeated="2"/>
        </table:table-row>
        <table:table-row table:style-name="ro1">
          <table:table-cell office:value-type="time" office:time-value="PT22H07M46.777S" calcext:value-type="time">
            <text:p>22:07:46.7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7M47.772S" calcext:value-type="time">
            <text:p>22:07:47.7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07M48.785S" calcext:value-type="time">
            <text:p>22:07:48.7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7M49.797S" calcext:value-type="time">
            <text:p>22:07:49.8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07M50.768S" calcext:value-type="time">
            <text:p>22:07:50.7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07M51.799S" calcext:value-type="time">
            <text:p>22:07:51.8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1" calcext:value-type="float">
            <text:p>58.71</text:p>
          </table:table-cell>
          <table:table-cell table:number-columns-repeated="2"/>
        </table:table-row>
        <table:table-row table:style-name="ro1">
          <table:table-cell office:value-type="time" office:time-value="PT22H07M51.799S" calcext:value-type="time">
            <text:p>22:07:51.8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1" calcext:value-type="float">
            <text:p>58.71</text:p>
          </table:table-cell>
          <table:table-cell table:number-columns-repeated="2"/>
        </table:table-row>
        <table:table-row table:style-name="ro1">
          <table:table-cell office:value-type="time" office:time-value="PT22H07M52.79S" calcext:value-type="time">
            <text:p>22:07:52.7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7M53.8S" calcext:value-type="time">
            <text:p>22:07:53.8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07M54.809S" calcext:value-type="time">
            <text:p>22:07:54.8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07M55.777S" calcext:value-type="time">
            <text:p>22:07:55.7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07M56.815S" calcext:value-type="time">
            <text:p>22:07:56.8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07M57.816S" calcext:value-type="time">
            <text:p>22:07:57.8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07M58.818S" calcext:value-type="time">
            <text:p>22:07:58.8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07M59.813S" calcext:value-type="time">
            <text:p>22:07:59.8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08M00.824S" calcext:value-type="time">
            <text:p>22:08:00.8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08M01.826S" calcext:value-type="time">
            <text:p>22:08:01.8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08M01.826S" calcext:value-type="time">
            <text:p>22:08:01.8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08M02.828S" calcext:value-type="time">
            <text:p>22:08:02.8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8M03.829S" calcext:value-type="time">
            <text:p>22:08:03.8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8M04.815S" calcext:value-type="time">
            <text:p>22:08:04.8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08M05.834S" calcext:value-type="time">
            <text:p>22:08:05.8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08M06.837S" calcext:value-type="time">
            <text:p>22:08:06.8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08M07.835S" calcext:value-type="time">
            <text:p>22:08:07.8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08M08.841S" calcext:value-type="time">
            <text:p>22:08:08.8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08M09.829S" calcext:value-type="time">
            <text:p>22:08:09.8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08M10.822S" calcext:value-type="time">
            <text:p>22:08:10.8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08M11.837S" calcext:value-type="time">
            <text:p>22:08:11.8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08M11.837S" calcext:value-type="time">
            <text:p>22:08:11.8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08M12.847S" calcext:value-type="time">
            <text:p>22:08:12.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08M13.845S" calcext:value-type="time">
            <text:p>22:08:13.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08M14.855S" calcext:value-type="time">
            <text:p>22:08:14.8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3" calcext:value-type="float">
            <text:p>59.03</text:p>
          </table:table-cell>
          <table:table-cell table:number-columns-repeated="2"/>
        </table:table-row>
        <table:table-row table:style-name="ro1">
          <table:table-cell office:value-type="time" office:time-value="PT22H08M15.842S" calcext:value-type="time">
            <text:p>22:08:15.8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08M16.836S" calcext:value-type="time">
            <text:p>22:08:16.8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8M17.844S" calcext:value-type="time">
            <text:p>22:08:17.8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08M18.855S" calcext:value-type="time">
            <text:p>22:08:18.8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08M19.854S" calcext:value-type="time">
            <text:p>22:08:19.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8M20.851S" calcext:value-type="time">
            <text:p>22:08:20.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8M21.849S" calcext:value-type="time">
            <text:p>22:08:21.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8M21.849S" calcext:value-type="time">
            <text:p>22:08:21.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8M22.849S" calcext:value-type="time">
            <text:p>22:08:22.8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8M23.861S" calcext:value-type="time">
            <text:p>22:08:23.8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8M24.872S" calcext:value-type="time">
            <text:p>22:08:24.8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8M25.878S" calcext:value-type="time">
            <text:p>22:08:25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1" calcext:value-type="float">
            <text:p>58.61</text:p>
          </table:table-cell>
          <table:table-cell table:number-columns-repeated="2"/>
        </table:table-row>
        <table:table-row table:style-name="ro1">
          <table:table-cell office:value-type="time" office:time-value="PT22H08M26.877S" calcext:value-type="time">
            <text:p>22:08:26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5" calcext:value-type="float">
            <text:p>58.65</text:p>
          </table:table-cell>
          <table:table-cell table:number-columns-repeated="2"/>
        </table:table-row>
        <table:table-row table:style-name="ro1">
          <table:table-cell office:value-type="time" office:time-value="PT22H08M27.876S" calcext:value-type="time">
            <text:p>22:08:27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8M28.885S" calcext:value-type="time">
            <text:p>22:08:28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08M29.888S" calcext:value-type="time">
            <text:p>22:08:29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7" calcext:value-type="float">
            <text:p>58.97</text:p>
          </table:table-cell>
          <table:table-cell table:number-columns-repeated="2"/>
        </table:table-row>
        <table:table-row table:style-name="ro1">
          <table:table-cell office:value-type="time" office:time-value="PT22H08M30.876S" calcext:value-type="time">
            <text:p>22:08:30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8M31.888S" calcext:value-type="time">
            <text:p>22:08:31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8M31.888S" calcext:value-type="time">
            <text:p>22:08:31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8M32.896S" calcext:value-type="time">
            <text:p>22:08:32.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8M33.891S" calcext:value-type="time">
            <text:p>22:08:33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8M34.899S" calcext:value-type="time">
            <text:p>22:08:34.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8M35.875S" calcext:value-type="time">
            <text:p>22:08:35.8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1" calcext:value-type="float">
            <text:p>58.71</text:p>
          </table:table-cell>
          <table:table-cell table:number-columns-repeated="2"/>
        </table:table-row>
        <table:table-row table:style-name="ro1">
          <table:table-cell office:value-type="time" office:time-value="PT22H08M36.887S" calcext:value-type="time">
            <text:p>22:08:36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8M37.9S" calcext:value-type="time">
            <text:p>22:08:37.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8M38.897S" calcext:value-type="time">
            <text:p>22:08:38.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8M39.908S" calcext:value-type="time">
            <text:p>22:08:39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1" calcext:value-type="float">
            <text:p>58.71</text:p>
          </table:table-cell>
          <table:table-cell table:number-columns-repeated="2"/>
        </table:table-row>
        <table:table-row table:style-name="ro1">
          <table:table-cell office:value-type="time" office:time-value="PT22H08M40.904S" calcext:value-type="time">
            <text:p>22:08:40.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1" calcext:value-type="float">
            <text:p>58.71</text:p>
          </table:table-cell>
          <table:table-cell table:number-columns-repeated="2"/>
        </table:table-row>
        <table:table-row table:style-name="ro1">
          <table:table-cell office:value-type="time" office:time-value="PT22H08M41.901S" calcext:value-type="time">
            <text:p>22:08:41.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8M41.901S" calcext:value-type="time">
            <text:p>22:08:41.9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8M42.894S" calcext:value-type="time">
            <text:p>22:08:42.8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9" calcext:value-type="float">
            <text:p>58.59</text:p>
          </table:table-cell>
          <table:table-cell table:number-columns-repeated="2"/>
        </table:table-row>
        <table:table-row table:style-name="ro1">
          <table:table-cell office:value-type="time" office:time-value="PT22H08M43.905S" calcext:value-type="time">
            <text:p>22:08:43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1" calcext:value-type="float">
            <text:p>58.61</text:p>
          </table:table-cell>
          <table:table-cell table:number-columns-repeated="2"/>
        </table:table-row>
        <table:table-row table:style-name="ro1">
          <table:table-cell office:value-type="time" office:time-value="PT22H08M44.917S" calcext:value-type="time">
            <text:p>22:08:44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1" calcext:value-type="float">
            <text:p>58.61</text:p>
          </table:table-cell>
          <table:table-cell table:number-columns-repeated="2"/>
        </table:table-row>
        <table:table-row table:style-name="ro1">
          <table:table-cell office:value-type="time" office:time-value="PT22H08M45.921S" calcext:value-type="time">
            <text:p>22:08:45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8M46.926S" calcext:value-type="time">
            <text:p>22:08:46.9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8M47.928S" calcext:value-type="time">
            <text:p>22:08:47.9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5" calcext:value-type="float">
            <text:p>58.55</text:p>
          </table:table-cell>
          <table:table-cell table:number-columns-repeated="2"/>
        </table:table-row>
        <table:table-row table:style-name="ro1">
          <table:table-cell office:value-type="time" office:time-value="PT22H08M48.905S" calcext:value-type="time">
            <text:p>22:08:48.9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45" calcext:value-type="float">
            <text:p>58.45</text:p>
          </table:table-cell>
          <table:table-cell table:number-columns-repeated="2"/>
        </table:table-row>
        <table:table-row table:style-name="ro1">
          <table:table-cell office:value-type="time" office:time-value="PT22H08M49.915S" calcext:value-type="time">
            <text:p>22:08:49.9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3" calcext:value-type="float">
            <text:p>58.53</text:p>
          </table:table-cell>
          <table:table-cell table:number-columns-repeated="2"/>
        </table:table-row>
        <table:table-row table:style-name="ro1">
          <table:table-cell office:value-type="time" office:time-value="PT22H08M50.927S" calcext:value-type="time">
            <text:p>22:08:50.9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1" calcext:value-type="float">
            <text:p>58.51</text:p>
          </table:table-cell>
          <table:table-cell table:number-columns-repeated="2"/>
        </table:table-row>
        <table:table-row table:style-name="ro1">
          <table:table-cell office:value-type="time" office:time-value="PT22H08M51.937S" calcext:value-type="time">
            <text:p>22:08:51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8M51.937S" calcext:value-type="time">
            <text:p>22:08:51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8M52.94S" calcext:value-type="time">
            <text:p>22:08:52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08M53.933S" calcext:value-type="time">
            <text:p>22:08:53.9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08M54.944S" calcext:value-type="time">
            <text:p>22:08:54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08M55.947S" calcext:value-type="time">
            <text:p>22:08:55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8M56.949S" calcext:value-type="time">
            <text:p>22:08:56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3" calcext:value-type="float">
            <text:p>58.63</text:p>
          </table:table-cell>
          <table:table-cell table:number-columns-repeated="2"/>
        </table:table-row>
        <table:table-row table:style-name="ro1">
          <table:table-cell office:value-type="time" office:time-value="PT22H08M57.937S" calcext:value-type="time">
            <text:p>22:08:57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8M58.953S" calcext:value-type="time">
            <text:p>22:08:58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8M59.956S" calcext:value-type="time">
            <text:p>22:08:59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9M00.946S" calcext:value-type="time">
            <text:p>22:09:00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9M01.927S" calcext:value-type="time">
            <text:p>22:09:01.9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09M01.927S" calcext:value-type="time">
            <text:p>22:09:01.9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09M02.962S" calcext:value-type="time">
            <text:p>22:09:02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09M03.95S" calcext:value-type="time">
            <text:p>22:09:03.9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09M04.962S" calcext:value-type="time">
            <text:p>22:09:04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9M05.964S" calcext:value-type="time">
            <text:p>22:09:05.9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9M06.969S" calcext:value-type="time">
            <text:p>22:09:06.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1" calcext:value-type="float">
            <text:p>58.61</text:p>
          </table:table-cell>
          <table:table-cell table:number-columns-repeated="2"/>
        </table:table-row>
        <table:table-row table:style-name="ro1">
          <table:table-cell office:value-type="time" office:time-value="PT22H09M07.938S" calcext:value-type="time">
            <text:p>22:09:07.9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9M08.976S" calcext:value-type="time">
            <text:p>22:09:08.9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9M09.973S" calcext:value-type="time">
            <text:p>22:09:09.9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09M10.975S" calcext:value-type="time">
            <text:p>22:09:10.9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9M11.983S" calcext:value-type="time">
            <text:p>22:09:11.9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9M10.975S" calcext:value-type="time">
            <text:p>22:09:10.9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9M11.983S" calcext:value-type="time">
            <text:p>22:09:11.9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9M12.985S" calcext:value-type="time">
            <text:p>22:09:12.9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1" calcext:value-type="float">
            <text:p>58.71</text:p>
          </table:table-cell>
          <table:table-cell table:number-columns-repeated="2"/>
        </table:table-row>
        <table:table-row table:style-name="ro1">
          <table:table-cell office:value-type="time" office:time-value="PT22H09M13.987S" calcext:value-type="time">
            <text:p>22:09:13.9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9M14.975S" calcext:value-type="time">
            <text:p>22:09:14.9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9M15.986S" calcext:value-type="time">
            <text:p>22:09:15.9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9M16.993S" calcext:value-type="time">
            <text:p>22:09:16.9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9M17.981S" calcext:value-type="time">
            <text:p>22:09:17.9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9M18.992S" calcext:value-type="time">
            <text:p>22:09:18.9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9M20S" calcext:value-type="time">
            <text:p>22:09:20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9M21S" calcext:value-type="time">
            <text:p>22:09:21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9M21S" calcext:value-type="time">
            <text:p>22:09:21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9M22.005S" calcext:value-type="time">
            <text:p>22:09:22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9M22.984S" calcext:value-type="time">
            <text:p>22:09:22.9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9M23.995S" calcext:value-type="time">
            <text:p>22:09:24.0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09M25.007S" calcext:value-type="time">
            <text:p>22:09:25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9M26.006S" calcext:value-type="time">
            <text:p>22:09:26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9M27.013S" calcext:value-type="time">
            <text:p>22:09:27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9M28.014S" calcext:value-type="time">
            <text:p>22:09:28.0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9M29.021S" calcext:value-type="time">
            <text:p>22:09:29.0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9M30.018S" calcext:value-type="time">
            <text:p>22:09:30.0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57" calcext:value-type="float">
            <text:p>58.57</text:p>
          </table:table-cell>
          <table:table-cell table:number-columns-repeated="2"/>
        </table:table-row>
        <table:table-row table:style-name="ro1">
          <table:table-cell office:value-type="time" office:time-value="PT22H09M31.023S" calcext:value-type="time">
            <text:p>22:09:31.0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3" calcext:value-type="float">
            <text:p>58.63</text:p>
          </table:table-cell>
          <table:table-cell table:number-columns-repeated="2"/>
        </table:table-row>
        <table:table-row table:style-name="ro1">
          <table:table-cell office:value-type="time" office:time-value="PT22H09M31.023S" calcext:value-type="time">
            <text:p>22:09:31.0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3" calcext:value-type="float">
            <text:p>58.63</text:p>
          </table:table-cell>
          <table:table-cell table:number-columns-repeated="2"/>
        </table:table-row>
        <table:table-row table:style-name="ro1">
          <table:table-cell office:value-type="time" office:time-value="PT22H09M32.027S" calcext:value-type="time">
            <text:p>22:09:32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09M33.025S" calcext:value-type="time">
            <text:p>22:09:33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9M34.018S" calcext:value-type="time">
            <text:p>22:09:34.0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09M35.031S" calcext:value-type="time">
            <text:p>22:09:35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9M36.031S" calcext:value-type="time">
            <text:p>22:09:36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09M37.028S" calcext:value-type="time">
            <text:p>22:09:37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9M38.041S" calcext:value-type="time">
            <text:p>22:09:38.0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09M39.016S" calcext:value-type="time">
            <text:p>22:09:39.0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09M40.015S" calcext:value-type="time">
            <text:p>22:09:40.0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09M41.031S" calcext:value-type="time">
            <text:p>22:09:41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09M41.031S" calcext:value-type="time">
            <text:p>22:09:41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09M42.025S" calcext:value-type="time">
            <text:p>22:09:42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09M43.025S" calcext:value-type="time">
            <text:p>22:09:43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09M44.025S" calcext:value-type="time">
            <text:p>22:09:44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09M45.033S" calcext:value-type="time">
            <text:p>22:09:45.0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09M46.048S" calcext:value-type="time">
            <text:p>22:09:46.0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09M47.061S" calcext:value-type="time">
            <text:p>22:09:47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13" calcext:value-type="float">
            <text:p>59.13</text:p>
          </table:table-cell>
          <table:table-cell table:number-columns-repeated="2"/>
        </table:table-row>
        <table:table-row table:style-name="ro1">
          <table:table-cell office:value-type="time" office:time-value="PT22H09M48.055S" calcext:value-type="time">
            <text:p>22:09:48.0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5" calcext:value-type="float">
            <text:p>59.05</text:p>
          </table:table-cell>
          <table:table-cell table:number-columns-repeated="2"/>
        </table:table-row>
        <table:table-row table:style-name="ro1">
          <table:table-cell office:value-type="time" office:time-value="PT22H09M49.065S" calcext:value-type="time">
            <text:p>22:09:49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7" calcext:value-type="float">
            <text:p>58.97</text:p>
          </table:table-cell>
          <table:table-cell table:number-columns-repeated="2"/>
        </table:table-row>
        <table:table-row table:style-name="ro1">
          <table:table-cell office:value-type="time" office:time-value="PT22H09M50.068S" calcext:value-type="time">
            <text:p>22:09:50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9M51.069S" calcext:value-type="time">
            <text:p>22:09:51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9" calcext:value-type="float">
            <text:p>58.69</text:p>
          </table:table-cell>
          <table:table-cell table:number-columns-repeated="2"/>
        </table:table-row>
        <table:table-row table:style-name="ro1">
          <table:table-cell office:value-type="time" office:time-value="PT22H09M51.069S" calcext:value-type="time">
            <text:p>22:09:51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9" calcext:value-type="float">
            <text:p>58.69</text:p>
          </table:table-cell>
          <table:table-cell table:number-columns-repeated="2"/>
        </table:table-row>
        <table:table-row table:style-name="ro1">
          <table:table-cell office:value-type="time" office:time-value="PT22H09M52.068S" calcext:value-type="time">
            <text:p>22:09:52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7" calcext:value-type="float">
            <text:p>58.97</text:p>
          </table:table-cell>
          <table:table-cell table:number-columns-repeated="2"/>
        </table:table-row>
        <table:table-row table:style-name="ro1">
          <table:table-cell office:value-type="time" office:time-value="PT22H09M53.067S" calcext:value-type="time">
            <text:p>22:09:53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09M54.072S" calcext:value-type="time">
            <text:p>22:09:54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09M55.079S" calcext:value-type="time">
            <text:p>22:09:55.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09M56.073S" calcext:value-type="time">
            <text:p>22:09:56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09M57.066S" calcext:value-type="time">
            <text:p>22:09:57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9M58.065S" calcext:value-type="time">
            <text:p>22:09:58.0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09M59.088S" calcext:value-type="time">
            <text:p>22:09:59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10M00.091S" calcext:value-type="time">
            <text:p>22:10:00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</table:table-row>
        <table:table-row table:style-name="ro1">
          <table:table-cell office:value-type="time" office:time-value="PT22H10M01.078S" calcext:value-type="time">
            <text:p>22:10:01.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1" calcext:value-type="float">
            <text:p>58.71</text:p>
          </table:table-cell>
          <table:table-cell table:number-columns-repeated="2"/>
        </table:table-row>
        <table:table-row table:style-name="ro1">
          <table:table-cell office:value-type="time" office:time-value="PT22H10M02.09S" calcext:value-type="time">
            <text:p>22:10:02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7" calcext:value-type="float">
            <text:p>59.07</text:p>
          </table:table-cell>
          <table:table-cell table:number-columns-repeated="2"/>
        </table:table-row>
        <table:table-row table:style-name="ro1">
          <table:table-cell office:value-type="time" office:time-value="PT22H10M03.096S" calcext:value-type="time">
            <text:p>22:10:03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10M04.094S" calcext:value-type="time">
            <text:p>22:10:04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10M05.101S" calcext:value-type="time">
            <text:p>22:10:05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10M06.104S" calcext:value-type="time">
            <text:p>22:10:06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10M07.091S" calcext:value-type="time">
            <text:p>22:10:07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69" calcext:value-type="float">
            <text:p>58.69</text:p>
          </table:table-cell>
          <table:table-cell table:number-columns-repeated="2"/>
        </table:table-row>
        <table:table-row table:style-name="ro1">
          <table:table-cell office:value-type="time" office:time-value="PT22H10M08.103S" calcext:value-type="time">
            <text:p>22:10:08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10M09.081S" calcext:value-type="time">
            <text:p>22:10:09.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10M10.089S" calcext:value-type="time">
            <text:p>22:10:10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10M11.082S" calcext:value-type="time">
            <text:p>22:10:11.0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7" calcext:value-type="float">
            <text:p>58.77</text:p>
          </table:table-cell>
          <table:table-cell table:number-columns-repeated="2"/>
        </table:table-row>
        <table:table-row table:style-name="ro1">
          <table:table-cell office:value-type="time" office:time-value="PT22H10M12.117S" calcext:value-type="time">
            <text:p>22:10:12.1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10M13.12S" calcext:value-type="time">
            <text:p>22:10:13.1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10M14.093S" calcext:value-type="time">
            <text:p>22:10:14.0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10M15.124S" calcext:value-type="time">
            <text:p>22:10:15.1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10M16.127S" calcext:value-type="time">
            <text:p>22:10:16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10M17.095S" calcext:value-type="time">
            <text:p>22:10:17.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10M18.131S" calcext:value-type="time">
            <text:p>22:10:18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10M19.122S" calcext:value-type="time">
            <text:p>22:10:19.1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10M20.13S" calcext:value-type="time">
            <text:p>22:10:20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10M21.113S" calcext:value-type="time">
            <text:p>22:10:21.1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10M22.113S" calcext:value-type="time">
            <text:p>22:10:22.1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7" calcext:value-type="float">
            <text:p>58.97</text:p>
          </table:table-cell>
          <table:table-cell table:number-columns-repeated="2"/>
        </table:table-row>
        <table:table-row table:style-name="ro1">
          <table:table-cell office:value-type="time" office:time-value="PT22H10M23.127S" calcext:value-type="time">
            <text:p>22:10:23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9" calcext:value-type="float">
            <text:p>59.09</text:p>
          </table:table-cell>
          <table:table-cell table:number-columns-repeated="2"/>
        </table:table-row>
        <table:table-row table:style-name="ro1">
          <table:table-cell office:value-type="time" office:time-value="PT22H10M24.144S" calcext:value-type="time">
            <text:p>22:10:24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10M25.136S" calcext:value-type="time">
            <text:p>22:10:25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10M26.131S" calcext:value-type="time">
            <text:p>22:10:26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7" calcext:value-type="float">
            <text:p>58.97</text:p>
          </table:table-cell>
          <table:table-cell table:number-columns-repeated="2"/>
        </table:table-row>
        <table:table-row table:style-name="ro1">
          <table:table-cell office:value-type="time" office:time-value="PT22H10M27.143S" calcext:value-type="time">
            <text:p>22:10:27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13" calcext:value-type="float">
            <text:p>59.13</text:p>
          </table:table-cell>
          <table:table-cell table:number-columns-repeated="2"/>
        </table:table-row>
        <table:table-row table:style-name="ro1">
          <table:table-cell office:value-type="time" office:time-value="PT22H10M28.153S" calcext:value-type="time">
            <text:p>22:10:28.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10M29.132S" calcext:value-type="time">
            <text:p>22:10:29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10M30.146S" calcext:value-type="time">
            <text:p>22:10:30.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3" calcext:value-type="float">
            <text:p>59.03</text:p>
          </table:table-cell>
          <table:table-cell table:number-columns-repeated="2"/>
        </table:table-row>
        <table:table-row table:style-name="ro1">
          <table:table-cell office:value-type="time" office:time-value="PT22H10M31.13S" calcext:value-type="time">
            <text:p>22:10:31.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10M32.14S" calcext:value-type="time">
            <text:p>22:10:32.1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10M33.156S" calcext:value-type="time">
            <text:p>22:10:33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10M34.164S" calcext:value-type="time">
            <text:p>22:10:34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10M35.152S" calcext:value-type="time">
            <text:p>22:10:35.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10M36.16S" calcext:value-type="time">
            <text:p>22:10:36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10M37.172S" calcext:value-type="time">
            <text:p>22:10:37.1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23" calcext:value-type="float">
            <text:p>59.23</text:p>
          </table:table-cell>
          <table:table-cell table:number-columns-repeated="2"/>
        </table:table-row>
        <table:table-row table:style-name="ro1">
          <table:table-cell office:value-type="time" office:time-value="PT22H10M38.176S" calcext:value-type="time">
            <text:p>22:10:38.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10M39.154S" calcext:value-type="time">
            <text:p>22:10:39.1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10M40.162S" calcext:value-type="time">
            <text:p>22:10:40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7" calcext:value-type="float">
            <text:p>58.97</text:p>
          </table:table-cell>
          <table:table-cell table:number-columns-repeated="2"/>
        </table:table-row>
        <table:table-row table:style-name="ro1">
          <table:table-cell office:value-type="time" office:time-value="PT22H10M41.175S" calcext:value-type="time">
            <text:p>22:10:41.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10M42.18S" calcext:value-type="time">
            <text:p>22:10:42.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10M43.186S" calcext:value-type="time">
            <text:p>22:10:43.1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10M44.19S" calcext:value-type="time">
            <text:p>22:10:44.1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10M45.182S" calcext:value-type="time">
            <text:p>22:10:45.1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10M46.193S" calcext:value-type="time">
            <text:p>22:10:46.1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10M47.163S" calcext:value-type="time">
            <text:p>22:10:47.1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10M48.19S" calcext:value-type="time">
            <text:p>22:10:48.1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10M49.196S" calcext:value-type="time">
            <text:p>22:10:49.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10M50.198S" calcext:value-type="time">
            <text:p>22:10:50.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10M51.19S" calcext:value-type="time">
            <text:p>22:10:51.1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7" calcext:value-type="float">
            <text:p>58.97</text:p>
          </table:table-cell>
          <table:table-cell table:number-columns-repeated="2"/>
        </table:table-row>
        <table:table-row table:style-name="ro1">
          <table:table-cell office:value-type="time" office:time-value="PT22H10M52.202S" calcext:value-type="time">
            <text:p>22:10:52.2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5" calcext:value-type="float">
            <text:p>59.05</text:p>
          </table:table-cell>
          <table:table-cell table:number-columns-repeated="2"/>
        </table:table-row>
        <table:table-row table:style-name="ro1">
          <table:table-cell office:value-type="time" office:time-value="PT22H10M53.208S" calcext:value-type="time">
            <text:p>22:10:53.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10M54.212S" calcext:value-type="time">
            <text:p>22:10:54.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10M55.205S" calcext:value-type="time">
            <text:p>22:10:55.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10M56.214S" calcext:value-type="time">
            <text:p>22:10:56.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10M57.22S" calcext:value-type="time">
            <text:p>22:10:57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10M58.216S" calcext:value-type="time">
            <text:p>22:10:58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10M59.224S" calcext:value-type="time">
            <text:p>22:10:59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11M00.192S" calcext:value-type="time">
            <text:p>22:11:00.1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9" calcext:value-type="float">
            <text:p>59.09</text:p>
          </table:table-cell>
          <table:table-cell table:number-columns-repeated="2"/>
        </table:table-row>
        <table:table-row table:style-name="ro1">
          <table:table-cell office:value-type="time" office:time-value="PT22H11M01.228S" calcext:value-type="time">
            <text:p>22:11:01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5" calcext:value-type="float">
            <text:p>59.05</text:p>
          </table:table-cell>
          <table:table-cell table:number-columns-repeated="2"/>
        </table:table-row>
        <table:table-row table:style-name="ro1">
          <table:table-cell office:value-type="time" office:time-value="PT22H11M02.229S" calcext:value-type="time">
            <text:p>22:11:02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5" calcext:value-type="float">
            <text:p>59.05</text:p>
          </table:table-cell>
          <table:table-cell table:number-columns-repeated="2"/>
        </table:table-row>
        <table:table-row table:style-name="ro1">
          <table:table-cell office:value-type="time" office:time-value="PT22H11M03.218S" calcext:value-type="time">
            <text:p>22:11:03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7" calcext:value-type="float">
            <text:p>58.97</text:p>
          </table:table-cell>
          <table:table-cell table:number-columns-repeated="2"/>
        </table:table-row>
        <table:table-row table:style-name="ro1">
          <table:table-cell office:value-type="time" office:time-value="PT22H11M04.21S" calcext:value-type="time">
            <text:p>22:11:04.2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11M05.222S" calcext:value-type="time">
            <text:p>22:11:05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11M06.234S" calcext:value-type="time">
            <text:p>22:11:06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11M07.233S" calcext:value-type="time">
            <text:p>22:11:07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11M08.233S" calcext:value-type="time">
            <text:p>22:11:08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11M09.215S" calcext:value-type="time">
            <text:p>22:11:09.2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11M10.227S" calcext:value-type="time">
            <text:p>22:11:10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11M11.25S" calcext:value-type="time">
            <text:p>22:11:11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11M12.238S" calcext:value-type="time">
            <text:p>22:11:12.2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11M13.234S" calcext:value-type="time">
            <text:p>22:11:13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11M14.233S" calcext:value-type="time">
            <text:p>22:11:14.2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11M15.248S" calcext:value-type="time">
            <text:p>22:11:15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11M16.255S" calcext:value-type="time">
            <text:p>22:11:16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11M17.255S" calcext:value-type="time">
            <text:p>22:11:17.2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11M18.251S" calcext:value-type="time">
            <text:p>22:11:18.2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11M19.268S" calcext:value-type="time">
            <text:p>22:11:19.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11M20.271S" calcext:value-type="time">
            <text:p>22:11:20.2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11M21.239S" calcext:value-type="time">
            <text:p>22:11:21.2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11M22.275S" calcext:value-type="time">
            <text:p>22:11:22.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time" office:time-value="PT22H11M23.276S" calcext:value-type="time">
            <text:p>22:11:23.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11M24.279S" calcext:value-type="time">
            <text:p>22:11:24.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11M25.276S" calcext:value-type="time">
            <text:p>22:11:25.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11M26.284S" calcext:value-type="time">
            <text:p>22:11:26.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11M27.286S" calcext:value-type="time">
            <text:p>22:11:27.2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7" calcext:value-type="float">
            <text:p>58.97</text:p>
          </table:table-cell>
          <table:table-cell table:number-columns-repeated="2"/>
        </table:table-row>
        <table:table-row table:style-name="ro1">
          <table:table-cell office:value-type="time" office:time-value="PT22H11M28.287S" calcext:value-type="time">
            <text:p>22:11:28.2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11M29.28S" calcext:value-type="time">
            <text:p>22:11:29.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11M30.288S" calcext:value-type="time">
            <text:p>22:11:30.2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11M31.295S" calcext:value-type="time">
            <text:p>22:11:31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11M32.293S" calcext:value-type="time">
            <text:p>22:11:32.2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11M33.3S" calcext:value-type="time">
            <text:p>22:11:33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11M34.299S" calcext:value-type="time">
            <text:p>22:11:34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11M35.298S" calcext:value-type="time">
            <text:p>22:11:35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11M36.302S" calcext:value-type="time">
            <text:p>22:11:36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11M37.278S" calcext:value-type="time">
            <text:p>22:11:37.2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11M38.293S" calcext:value-type="time">
            <text:p>22:11:38.2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11M39.302S" calcext:value-type="time">
            <text:p>22:11:39.3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11M40.311S" calcext:value-type="time">
            <text:p>22:11:40.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11M41.316S" calcext:value-type="time">
            <text:p>22:11:41.3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11M42.305S" calcext:value-type="time">
            <text:p>22:11:42.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11M43.313S" calcext:value-type="time">
            <text:p>22:11:43.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11M44.312S" calcext:value-type="time">
            <text:p>22:11:44.3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11M45.327S" calcext:value-type="time">
            <text:p>22:11:45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11M46.328S" calcext:value-type="time">
            <text:p>22:11:46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11M47.326S" calcext:value-type="time">
            <text:p>22:11:47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11M48.327S" calcext:value-type="time">
            <text:p>22:11:48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11M49.331S" calcext:value-type="time">
            <text:p>22:11:49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11M50.323S" calcext:value-type="time">
            <text:p>22:11:50.3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11M51.335S" calcext:value-type="time">
            <text:p>22:11:51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11M52.334S" calcext:value-type="time">
            <text:p>22:11:52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time" office:time-value="PT22H11M53.326S" calcext:value-type="time">
            <text:p>22:11:53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11M54.342S" calcext:value-type="time">
            <text:p>22:11:54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11M55.337S" calcext:value-type="time">
            <text:p>22:11:55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11M56.331S" calcext:value-type="time">
            <text:p>22:11:56.3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11M57.345S" calcext:value-type="time">
            <text:p>22:11:57.3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11M58.341S" calcext:value-type="time">
            <text:p>22:11:58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</table:table-row>
        <table:table-row table:style-name="ro1">
          <table:table-cell office:value-type="time" office:time-value="PT22H11M59.34S" calcext:value-type="time">
            <text:p>22:11:59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</table:table-row>
        <table:table-row table:style-name="ro1">
          <table:table-cell office:value-type="time" office:time-value="PT22H12M00.355S" calcext:value-type="time">
            <text:p>22:12:00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15" calcext:value-type="float">
            <text:p>59.15</text:p>
          </table:table-cell>
          <table:table-cell table:number-columns-repeated="2"/>
        </table:table-row>
        <table:table-row table:style-name="ro1">
          <table:table-cell office:value-type="time" office:time-value="PT22H12M01.351S" calcext:value-type="time">
            <text:p>22:12:01.3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3" calcext:value-type="float">
            <text:p>59.03</text:p>
          </table:table-cell>
          <table:table-cell table:number-columns-repeated="2"/>
        </table:table-row>
        <table:table-row table:style-name="ro1">
          <table:table-cell office:value-type="time" office:time-value="PT22H12M02.346S" calcext:value-type="time">
            <text:p>22:12:02.3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12M03.343S" calcext:value-type="time">
            <text:p>22:12:03.3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12M04.36S" calcext:value-type="time">
            <text:p>22:12:04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</table:table-row>
        <table:table-row table:style-name="ro1">
          <table:table-cell office:value-type="time" office:time-value="PT22H12M05.356S" calcext:value-type="time">
            <text:p>22:12:05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21" calcext:value-type="float">
            <text:p>59.21</text:p>
          </table:table-cell>
          <table:table-cell table:number-columns-repeated="2"/>
        </table:table-row>
        <table:table-row table:style-name="ro1">
          <table:table-cell office:value-type="time" office:time-value="PT22H12M06.367S" calcext:value-type="time">
            <text:p>22:12:06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3" calcext:value-type="float">
            <text:p>59.03</text:p>
          </table:table-cell>
          <table:table-cell table:number-columns-repeated="2"/>
        </table:table-row>
        <table:table-row table:style-name="ro1">
          <table:table-cell office:value-type="time" office:time-value="PT22H12M07.374S" calcext:value-type="time">
            <text:p>22:12:07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12M08.37S" calcext:value-type="time">
            <text:p>22:12:08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7" calcext:value-type="float">
            <text:p>58.97</text:p>
          </table:table-cell>
          <table:table-cell table:number-columns-repeated="2"/>
        </table:table-row>
        <table:table-row table:style-name="ro1">
          <table:table-cell office:value-type="time" office:time-value="PT22H12M09.38S" calcext:value-type="time">
            <text:p>22:12:09.3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1" calcext:value-type="float">
            <text:p>59.01</text:p>
          </table:table-cell>
          <table:table-cell table:number-columns-repeated="2"/>
        </table:table-row>
        <table:table-row table:style-name="ro1">
          <table:table-cell office:value-type="time" office:time-value="PT22H12M10.377S" calcext:value-type="time">
            <text:p>22:12:10.3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7" calcext:value-type="float">
            <text:p>58.97</text:p>
          </table:table-cell>
          <table:table-cell table:number-columns-repeated="2"/>
        </table:table-row>
        <table:table-row table:style-name="ro1">
          <table:table-cell office:value-type="time" office:time-value="PT22H12M11.376S" calcext:value-type="time">
            <text:p>22:12:11.3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3" calcext:value-type="float">
            <text:p>59.03</text:p>
          </table:table-cell>
          <table:table-cell table:number-columns-repeated="2"/>
        </table:table-row>
        <table:table-row table:style-name="ro1">
          <table:table-cell office:value-type="time" office:time-value="PT22H12M12.373S" calcext:value-type="time">
            <text:p>22:12:12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15" calcext:value-type="float">
            <text:p>59.15</text:p>
          </table:table-cell>
          <table:table-cell table:number-columns-repeated="2"/>
        </table:table-row>
        <table:table-row table:style-name="ro1">
          <table:table-cell office:value-type="time" office:time-value="PT22H12M13.389S" calcext:value-type="time">
            <text:p>22:12:13.3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15" calcext:value-type="float">
            <text:p>59.15</text:p>
          </table:table-cell>
          <table:table-cell table:number-columns-repeated="2"/>
        </table:table-row>
        <table:table-row table:style-name="ro1">
          <table:table-cell office:value-type="time" office:time-value="PT22H12M14.387S" calcext:value-type="time">
            <text:p>22:12:14.3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9" calcext:value-type="float">
            <text:p>59.09</text:p>
          </table:table-cell>
          <table:table-cell table:number-columns-repeated="2"/>
        </table:table-row>
        <table:table-row table:style-name="ro1">
          <table:table-cell office:value-type="time" office:time-value="PT22H12M15.392S" calcext:value-type="time">
            <text:p>22:12:15.3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9" calcext:value-type="float">
            <text:p>59.09</text:p>
          </table:table-cell>
          <table:table-cell table:number-columns-repeated="2"/>
        </table:table-row>
        <table:table-row table:style-name="ro1">
          <table:table-cell office:value-type="time" office:time-value="PT22H12M16.363S" calcext:value-type="time">
            <text:p>22:12:16.3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13" calcext:value-type="float">
            <text:p>59.13</text:p>
          </table:table-cell>
          <table:table-cell table:number-columns-repeated="2"/>
        </table:table-row>
        <table:table-row table:style-name="ro1">
          <table:table-cell office:value-type="time" office:time-value="PT22H12M17.377S" calcext:value-type="time">
            <text:p>22:12:17.3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7" calcext:value-type="float">
            <text:p>58.97</text:p>
          </table:table-cell>
          <table:table-cell table:number-columns-repeated="2"/>
        </table:table-row>
        <table:table-row table:style-name="ro1">
          <table:table-cell office:value-type="time" office:time-value="PT22H12M18.373S" calcext:value-type="time">
            <text:p>22:12:18.3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12M19.403S" calcext:value-type="time">
            <text:p>22:12:19.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12M20.404S" calcext:value-type="time">
            <text:p>22:12:20.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</table:table-row>
        <table:table-row table:style-name="ro1">
          <table:table-cell office:value-type="time" office:time-value="PT22H12M21.408S" calcext:value-type="time">
            <text:p>22:12:21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7" calcext:value-type="float">
            <text:p>58.97</text:p>
          </table:table-cell>
          <table:table-cell table:number-columns-repeated="2"/>
        </table:table-row>
        <table:table-row table:style-name="ro1">
          <table:table-cell office:value-type="time" office:time-value="PT22H12M22.409S" calcext:value-type="time">
            <text:p>22:12:22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12M23.394S" calcext:value-type="time">
            <text:p>22:12:23.3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3" calcext:value-type="float">
            <text:p>59.03</text:p>
          </table:table-cell>
          <table:table-cell table:number-columns-repeated="2"/>
        </table:table-row>
        <table:table-row table:style-name="ro1">
          <table:table-cell office:value-type="time" office:time-value="PT22H12M24.406S" calcext:value-type="time">
            <text:p>22:12:24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12M25.404S" calcext:value-type="time">
            <text:p>22:12:25.4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7" calcext:value-type="float">
            <text:p>58.97</text:p>
          </table:table-cell>
          <table:table-cell table:number-columns-repeated="2"/>
        </table:table-row>
        <table:table-row table:style-name="ro1">
          <table:table-cell office:value-type="time" office:time-value="PT22H12M26.418S" calcext:value-type="time">
            <text:p>22:12:26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7" calcext:value-type="float">
            <text:p>58.87</text:p>
          </table:table-cell>
          <table:table-cell table:number-columns-repeated="2"/>
        </table:table-row>
        <table:table-row table:style-name="ro1">
          <table:table-cell office:value-type="time" office:time-value="PT22H12M27.42S" calcext:value-type="time">
            <text:p>22:12:27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12M28.414S" calcext:value-type="time">
            <text:p>22:12:28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83" calcext:value-type="float">
            <text:p>58.83</text:p>
          </table:table-cell>
          <table:table-cell table:number-columns-repeated="2"/>
        </table:table-row>
        <table:table-row table:style-name="ro1">
          <table:table-cell office:value-type="time" office:time-value="PT22H12M29.424S" calcext:value-type="time">
            <text:p>22:12:29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time" office:time-value="PT22H12M30.419S" calcext:value-type="time">
            <text:p>22:12:30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12M31.42S" calcext:value-type="time">
            <text:p>22:12:31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3" calcext:value-type="float">
            <text:p>59.03</text:p>
          </table:table-cell>
          <table:table-cell table:number-columns-repeated="2"/>
        </table:table-row>
        <table:table-row table:style-name="ro1">
          <table:table-cell office:value-type="time" office:time-value="PT22H12M32.426S" calcext:value-type="time">
            <text:p>22:12:32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15" calcext:value-type="float">
            <text:p>59.15</text:p>
          </table:table-cell>
          <table:table-cell table:number-columns-repeated="2"/>
        </table:table-row>
        <table:table-row table:style-name="ro1">
          <table:table-cell office:value-type="time" office:time-value="PT22H12M33.41S" calcext:value-type="time">
            <text:p>22:12:33.4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12M34.421S" calcext:value-type="time">
            <text:p>22:12:34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9.07" calcext:value-type="float">
            <text:p>59.07</text:p>
          </table:table-cell>
          <table:table-cell table:number-columns-repeated="2"/>
        </table:table-row>
        <table:table-row table:style-name="ro1">
          <table:table-cell office:value-type="time" office:time-value="PT22H12M35.418S" calcext:value-type="time">
            <text:p>22:12:35.4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</table:table-row>
        <table:table-row table:style-name="ro1">
          <table:table-cell office:value-type="time" office:time-value="PT22H12M36.429S" calcext:value-type="time">
            <text:p>22:12:36.4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bject:</text:p>
          </table:table-cell>
          <table:table-cell office:value-type="float" office:value="57.35" calcext:value-type="float">
            <text:p>57.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9:46:47.621264054</meta:creation-date>
    <dc:date>2023-03-07T23:53:08.009038262</dc:date>
    <meta:editing-duration>P7DT1M41S</meta:editing-duration>
    <meta:editing-cycles>7</meta:editing-cycles>
    <meta:generator>LibreOffice/7.3.7.2$Linux_X86_64 LibreOffice_project/30$Build-2</meta:generator>
    <meta:document-statistic meta:table-count="1" meta:cell-count="8990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6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873cm" svg:height="13.079cm" xlink:href=".." xlink:type="simple" chart:class="chart:line" chart:style-name="ch1">
        <chart:plot-area chart:style-name="ch2" table:cell-range-address="Sheet1.A1:Sheet1.A2231 Sheet1.D1:Sheet1.D2231" chart:data-source-has-labels="column" svg:x="1.637cm" svg:y="1.123cm" svg:width="30.611cm" svg:height="11.962cm">
          <chart:coordinate-region svg:x="2.999cm" svg:y="1.322cm" svg:width="29.249cm" svg:height="9.961cm"/>
          <chart:axis chart:dimension="x" chart:name="primary-x" chart:style-name="ch3" chartooo:axis-type="auto">
            <chartooo:date-scale/>
            <chart:categories table:cell-range-address="Sheet1.A1:Sheet1.A22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231" chart:class="chart:line">
            <chart:data-point chart:repeated="22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901780914351852">
                <text:p>0.901780914351852</text:p>
                <draw:g>
                  <svg:desc>Sheet1.A1:Sheet1.A2231</svg:desc>
                </draw:g>
              </table:table-cell>
              <table:table-cell office:value-type="float" office:value="31.29">
                <text:p>31.29</text:p>
                <draw:g>
                  <svg:desc>Sheet1.D1:Sheet1.D2231</svg:desc>
                </draw:g>
              </table:table-cell>
            </table:table-row>
            <table:table-row>
              <table:table-cell office:value-type="float" office:value="0.901792430555556">
                <text:p>0.901792430555556</text:p>
              </table:table-cell>
              <table:table-cell office:value-type="float" office:value="31.39">
                <text:p>31.39</text:p>
              </table:table-cell>
            </table:table-row>
            <table:table-row>
              <table:table-cell office:value-type="float" office:value="0.901804108796296">
                <text:p>0.901804108796296</text:p>
              </table:table-cell>
              <table:table-cell office:value-type="float" office:value="31.33">
                <text:p>31.33</text:p>
              </table:table-cell>
            </table:table-row>
            <table:table-row>
              <table:table-cell office:value-type="float" office:value="0.901815717592593">
                <text:p>0.901815717592593</text:p>
              </table:table-cell>
              <table:table-cell office:value-type="float" office:value="31.29">
                <text:p>31.29</text:p>
              </table:table-cell>
            </table:table-row>
            <table:table-row>
              <table:table-cell office:value-type="float" office:value="0.901827361111111">
                <text:p>0.901827361111111</text:p>
              </table:table-cell>
              <table:table-cell office:value-type="float" office:value="31.47">
                <text:p>31.47</text:p>
              </table:table-cell>
            </table:table-row>
            <table:table-row>
              <table:table-cell office:value-type="float" office:value="0.901838877314815">
                <text:p>0.901838877314815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float" office:value="0.901850324074074">
                <text:p>0.901850324074074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float" office:value="0.901862037037037">
                <text:p>0.901862037037037</text:p>
              </table:table-cell>
              <table:table-cell office:value-type="float" office:value="31.57">
                <text:p>31.57</text:p>
              </table:table-cell>
            </table:table-row>
            <table:table-row>
              <table:table-cell office:value-type="float" office:value="0.901873530092593">
                <text:p>0.901873530092593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float" office:value="0.901885196759259">
                <text:p>0.901885196759259</text:p>
              </table:table-cell>
              <table:table-cell office:value-type="float" office:value="31.77">
                <text:p>31.77</text:p>
              </table:table-cell>
            </table:table-row>
            <table:table-row>
              <table:table-cell office:value-type="float" office:value="0.901896736111111">
                <text:p>0.901896736111111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float" office:value="0.901896736111111">
                <text:p>0.901896736111111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float" office:value="0.9019084375">
                <text:p>0.9019084375</text:p>
              </table:table-cell>
              <table:table-cell office:value-type="float" office:value="31.85">
                <text:p>31.85</text:p>
              </table:table-cell>
            </table:table-row>
            <table:table-row>
              <table:table-cell office:value-type="float" office:value="0.901919826388889">
                <text:p>0.901919826388889</text:p>
              </table:table-cell>
              <table:table-cell office:value-type="float" office:value="31.85">
                <text:p>31.85</text:p>
              </table:table-cell>
            </table:table-row>
            <table:table-row>
              <table:table-cell office:value-type="float" office:value="0.901931770833333">
                <text:p>0.901931770833333</text:p>
              </table:table-cell>
              <table:table-cell office:value-type="float" office:value="31.81">
                <text:p>31.81</text:p>
              </table:table-cell>
            </table:table-row>
            <table:table-row>
              <table:table-cell office:value-type="float" office:value="0.901943368055556">
                <text:p>0.901943368055556</text:p>
              </table:table-cell>
              <table:table-cell office:value-type="float" office:value="31.85">
                <text:p>31.85</text:p>
              </table:table-cell>
            </table:table-row>
            <table:table-row>
              <table:table-cell office:value-type="float" office:value="0.901954907407407">
                <text:p>0.901954907407407</text:p>
              </table:table-cell>
              <table:table-cell office:value-type="float" office:value="31.91">
                <text:p>31.91</text:p>
              </table:table-cell>
            </table:table-row>
            <table:table-row>
              <table:table-cell office:value-type="float" office:value="0.901966574074074">
                <text:p>0.901966574074074</text:p>
              </table:table-cell>
              <table:table-cell office:value-type="float" office:value="31.85">
                <text:p>31.85</text:p>
              </table:table-cell>
            </table:table-row>
            <table:table-row>
              <table:table-cell office:value-type="float" office:value="0.901978159722222">
                <text:p>0.901978159722222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float" office:value="0.901989710648148">
                <text:p>0.901989710648148</text:p>
              </table:table-cell>
              <table:table-cell office:value-type="float" office:value="32.21">
                <text:p>32.21</text:p>
              </table:table-cell>
            </table:table-row>
            <table:table-row>
              <table:table-cell office:value-type="float" office:value="0.902001064814815">
                <text:p>0.902001064814815</text:p>
              </table:table-cell>
              <table:table-cell office:value-type="float" office:value="32.11">
                <text:p>32.11</text:p>
              </table:table-cell>
            </table:table-row>
            <table:table-row>
              <table:table-cell office:value-type="float" office:value="0.902012627314815">
                <text:p>0.902012627314815</text:p>
              </table:table-cell>
              <table:table-cell office:value-type="float" office:value="32.05">
                <text:p>32.05</text:p>
              </table:table-cell>
            </table:table-row>
            <table:table-row>
              <table:table-cell office:value-type="float" office:value="0.902001064814815">
                <text:p>0.902001064814815</text:p>
              </table:table-cell>
              <table:table-cell office:value-type="float" office:value="32.11">
                <text:p>32.11</text:p>
              </table:table-cell>
            </table:table-row>
            <table:table-row>
              <table:table-cell office:value-type="float" office:value="0.902012627314815">
                <text:p>0.902012627314815</text:p>
              </table:table-cell>
              <table:table-cell office:value-type="float" office:value="32.05">
                <text:p>32.05</text:p>
              </table:table-cell>
            </table:table-row>
            <table:table-row>
              <table:table-cell office:value-type="float" office:value="0.902024293981481">
                <text:p>0.902024293981481</text:p>
              </table:table-cell>
              <table:table-cell office:value-type="float" office:value="32.05">
                <text:p>32.05</text:p>
              </table:table-cell>
            </table:table-row>
            <table:table-row>
              <table:table-cell office:value-type="float" office:value="0.902035891203704">
                <text:p>0.902035891203704</text:p>
              </table:table-cell>
              <table:table-cell office:value-type="float" office:value="32.03">
                <text:p>32.03</text:p>
              </table:table-cell>
            </table:table-row>
            <table:table-row>
              <table:table-cell office:value-type="float" office:value="0.902047604166667">
                <text:p>0.902047604166667</text:p>
              </table:table-cell>
              <table:table-cell office:value-type="float" office:value="32.17">
                <text:p>32.17</text:p>
              </table:table-cell>
            </table:table-row>
            <table:table-row>
              <table:table-cell office:value-type="float" office:value="0.902059166666667">
                <text:p>0.902059166666667</text:p>
              </table:table-cell>
              <table:table-cell office:value-type="float" office:value="32.27">
                <text:p>32.27</text:p>
              </table:table-cell>
            </table:table-row>
            <table:table-row>
              <table:table-cell office:value-type="float" office:value="0.902070844907407">
                <text:p>0.902070844907407</text:p>
              </table:table-cell>
              <table:table-cell office:value-type="float" office:value="32.21">
                <text:p>32.21</text:p>
              </table:table-cell>
            </table:table-row>
            <table:table-row>
              <table:table-cell office:value-type="float" office:value="0.902082581018519">
                <text:p>0.902082581018519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float" office:value="0.902094166666667">
                <text:p>0.902094166666667</text:p>
              </table:table-cell>
              <table:table-cell office:value-type="float" office:value="32.21">
                <text:p>32.21</text:p>
              </table:table-cell>
            </table:table-row>
            <table:table-row>
              <table:table-cell office:value-type="float" office:value="0.902105497685185">
                <text:p>0.902105497685185</text:p>
              </table:table-cell>
              <table:table-cell office:value-type="float" office:value="32.17">
                <text:p>32.17</text:p>
              </table:table-cell>
            </table:table-row>
            <table:table-row>
              <table:table-cell office:value-type="float" office:value="0.902117199074074">
                <text:p>0.902117199074074</text:p>
              </table:table-cell>
              <table:table-cell office:value-type="float" office:value="32.31">
                <text:p>32.31</text:p>
              </table:table-cell>
            </table:table-row>
            <table:table-row>
              <table:table-cell office:value-type="float" office:value="0.902105497685185">
                <text:p>0.902105497685185</text:p>
              </table:table-cell>
              <table:table-cell office:value-type="float" office:value="32.17">
                <text:p>32.17</text:p>
              </table:table-cell>
            </table:table-row>
            <table:table-row>
              <table:table-cell office:value-type="float" office:value="0.902117199074074">
                <text:p>0.902117199074074</text:p>
              </table:table-cell>
              <table:table-cell office:value-type="float" office:value="32.31">
                <text:p>32.31</text:p>
              </table:table-cell>
            </table:table-row>
            <table:table-row>
              <table:table-cell office:value-type="float" office:value="0.902128912037037">
                <text:p>0.902128912037037</text:p>
              </table:table-cell>
              <table:table-cell office:value-type="float" office:value="32.35">
                <text:p>32.35</text:p>
              </table:table-cell>
            </table:table-row>
            <table:table-row>
              <table:table-cell office:value-type="float" office:value="0.902140474537037">
                <text:p>0.902140474537037</text:p>
              </table:table-cell>
              <table:table-cell office:value-type="float" office:value="32.47">
                <text:p>32.47</text:p>
              </table:table-cell>
            </table:table-row>
            <table:table-row>
              <table:table-cell office:value-type="float" office:value="0.902151793981482">
                <text:p>0.902151793981482</text:p>
              </table:table-cell>
              <table:table-cell office:value-type="float" office:value="32.41">
                <text:p>32.41</text:p>
              </table:table-cell>
            </table:table-row>
            <table:table-row>
              <table:table-cell office:value-type="float" office:value="0.902163483796296">
                <text:p>0.902163483796296</text:p>
              </table:table-cell>
              <table:table-cell office:value-type="float" office:value="32.27">
                <text:p>32.27</text:p>
              </table:table-cell>
            </table:table-row>
            <table:table-row>
              <table:table-cell office:value-type="float" office:value="0.902174988425926">
                <text:p>0.902174988425926</text:p>
              </table:table-cell>
              <table:table-cell office:value-type="float" office:value="32.27">
                <text:p>32.27</text:p>
              </table:table-cell>
            </table:table-row>
            <table:table-row>
              <table:table-cell office:value-type="float" office:value="0.902186979166667">
                <text:p>0.902186979166667</text:p>
              </table:table-cell>
              <table:table-cell office:value-type="float" office:value="32.33">
                <text:p>32.33</text:p>
              </table:table-cell>
            </table:table-row>
            <table:table-row>
              <table:table-cell office:value-type="float" office:value="0.902198530092593">
                <text:p>0.902198530092593</text:p>
              </table:table-cell>
              <table:table-cell office:value-type="float" office:value="32.33">
                <text:p>32.33</text:p>
              </table:table-cell>
            </table:table-row>
            <table:table-row>
              <table:table-cell office:value-type="float" office:value="0.902210115740741">
                <text:p>0.902210115740741</text:p>
              </table:table-cell>
              <table:table-cell office:value-type="float" office:value="32.31">
                <text:p>32.31</text:p>
              </table:table-cell>
            </table:table-row>
            <table:table-row>
              <table:table-cell office:value-type="float" office:value="0.902221770833333">
                <text:p>0.902221770833333</text:p>
              </table:table-cell>
              <table:table-cell office:value-type="float" office:value="32.35">
                <text:p>32.35</text:p>
              </table:table-cell>
            </table:table-row>
            <table:table-row>
              <table:table-cell office:value-type="float" office:value="0.902210115740741">
                <text:p>0.902210115740741</text:p>
              </table:table-cell>
              <table:table-cell office:value-type="float" office:value="32.31">
                <text:p>32.31</text:p>
              </table:table-cell>
            </table:table-row>
            <table:table-row>
              <table:table-cell office:value-type="float" office:value="0.902221770833333">
                <text:p>0.902221770833333</text:p>
              </table:table-cell>
              <table:table-cell office:value-type="float" office:value="32.35">
                <text:p>32.35</text:p>
              </table:table-cell>
            </table:table-row>
            <table:table-row>
              <table:table-cell office:value-type="float" office:value="0.902233194444444">
                <text:p>0.902233194444444</text:p>
              </table:table-cell>
              <table:table-cell office:value-type="float" office:value="32.35">
                <text:p>32.35</text:p>
              </table:table-cell>
            </table:table-row>
            <table:table-row>
              <table:table-cell office:value-type="float" office:value="0.902244722222222">
                <text:p>0.902244722222222</text:p>
              </table:table-cell>
              <table:table-cell office:value-type="float" office:value="32.35">
                <text:p>32.35</text:p>
              </table:table-cell>
            </table:table-row>
            <table:table-row>
              <table:table-cell office:value-type="float" office:value="0.902256435185185">
                <text:p>0.902256435185185</text:p>
              </table:table-cell>
              <table:table-cell office:value-type="float" office:value="32.49">
                <text:p>32.49</text:p>
              </table:table-cell>
            </table:table-row>
            <table:table-row>
              <table:table-cell office:value-type="float" office:value="0.902267824074074">
                <text:p>0.902267824074074</text:p>
              </table:table-cell>
              <table:table-cell office:value-type="float" office:value="32.49">
                <text:p>32.49</text:p>
              </table:table-cell>
            </table:table-row>
            <table:table-row>
              <table:table-cell office:value-type="float" office:value="0.902279768518519">
                <text:p>0.902279768518519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float" office:value="0.902291168981481">
                <text:p>0.902291168981481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float" office:value="0.90230287037037">
                <text:p>0.90230287037037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float" office:value="0.902314398148148">
                <text:p>0.902314398148148</text:p>
              </table:table-cell>
              <table:table-cell office:value-type="float" office:value="32.53">
                <text:p>32.53</text:p>
              </table:table-cell>
            </table:table-row>
            <table:table-row>
              <table:table-cell office:value-type="float" office:value="0.902325891203704">
                <text:p>0.902325891203704</text:p>
              </table:table-cell>
              <table:table-cell office:value-type="float" office:value="32.47">
                <text:p>32.47</text:p>
              </table:table-cell>
            </table:table-row>
            <table:table-row>
              <table:table-cell office:value-type="float" office:value="0.902325891203704">
                <text:p>0.902325891203704</text:p>
              </table:table-cell>
              <table:table-cell office:value-type="float" office:value="32.47">
                <text:p>32.47</text:p>
              </table:table-cell>
            </table:table-row>
            <table:table-row>
              <table:table-cell office:value-type="float" office:value="0.902337569444445">
                <text:p>0.902337569444445</text:p>
              </table:table-cell>
              <table:table-cell office:value-type="float" office:value="32.39">
                <text:p>32.39</text:p>
              </table:table-cell>
            </table:table-row>
            <table:table-row>
              <table:table-cell office:value-type="float" office:value="0.902349293981481">
                <text:p>0.902349293981481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float" office:value="0.902360798611111">
                <text:p>0.902360798611111</text:p>
              </table:table-cell>
              <table:table-cell office:value-type="float" office:value="32.67">
                <text:p>32.67</text:p>
              </table:table-cell>
            </table:table-row>
            <table:table-row>
              <table:table-cell office:value-type="float" office:value="0.902372488425926">
                <text:p>0.902372488425926</text:p>
              </table:table-cell>
              <table:table-cell office:value-type="float" office:value="32.59">
                <text:p>32.59</text:p>
              </table:table-cell>
            </table:table-row>
            <table:table-row>
              <table:table-cell office:value-type="float" office:value="0.902383819444444">
                <text:p>0.902383819444444</text:p>
              </table:table-cell>
              <table:table-cell office:value-type="float" office:value="32.47">
                <text:p>32.47</text:p>
              </table:table-cell>
            </table:table-row>
            <table:table-row>
              <table:table-cell office:value-type="float" office:value="0.902395532407407">
                <text:p>0.902395532407407</text:p>
              </table:table-cell>
              <table:table-cell office:value-type="float" office:value="32.47">
                <text:p>32.47</text:p>
              </table:table-cell>
            </table:table-row>
            <table:table-row>
              <table:table-cell office:value-type="float" office:value="0.902407233796296">
                <text:p>0.902407233796296</text:p>
              </table:table-cell>
              <table:table-cell office:value-type="float" office:value="32.49">
                <text:p>32.49</text:p>
              </table:table-cell>
            </table:table-row>
            <table:table-row>
              <table:table-cell office:value-type="float" office:value="0.902418912037037">
                <text:p>0.902418912037037</text:p>
              </table:table-cell>
              <table:table-cell office:value-type="float" office:value="32.47">
                <text:p>32.47</text:p>
              </table:table-cell>
            </table:table-row>
            <table:table-row>
              <table:table-cell office:value-type="float" office:value="0.902430509259259">
                <text:p>0.902430509259259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float" office:value="0.902442175925926">
                <text:p>0.902442175925926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float" office:value="0.902442175925926">
                <text:p>0.902442175925926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float" office:value="0.902453726851852">
                <text:p>0.902453726851852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float" office:value="0.90246537037037">
                <text:p>0.90246537037037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float" office:value="0.902476759259259">
                <text:p>0.902476759259259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float" office:value="0.902488472222222">
                <text:p>0.902488472222222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float" office:value="0.902500173611111">
                <text:p>0.902500173611111</text:p>
              </table:table-cell>
              <table:table-cell office:value-type="float" office:value="32.89">
                <text:p>32.89</text:p>
              </table:table-cell>
            </table:table-row>
            <table:table-row>
              <table:table-cell office:value-type="float" office:value="0.902511770833333">
                <text:p>0.902511770833333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float" office:value="0.902523344907407">
                <text:p>0.902523344907407</text:p>
              </table:table-cell>
              <table:table-cell office:value-type="float" office:value="32.77">
                <text:p>32.77</text:p>
              </table:table-cell>
            </table:table-row>
            <table:table-row>
              <table:table-cell office:value-type="float" office:value="0.902534722222222">
                <text:p>0.902534722222222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float" office:value="0.902546435185185">
                <text:p>0.902546435185185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float" office:value="0.902558171296296">
                <text:p>0.902558171296296</text:p>
              </table:table-cell>
              <table:table-cell office:value-type="float" office:value="32.83">
                <text:p>32.83</text:p>
              </table:table-cell>
            </table:table-row>
            <table:table-row>
              <table:table-cell office:value-type="float" office:value="0.902569768518518">
                <text:p>0.902569768518518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float" office:value="0.902558171296296">
                <text:p>0.902558171296296</text:p>
              </table:table-cell>
              <table:table-cell office:value-type="float" office:value="32.83">
                <text:p>32.83</text:p>
              </table:table-cell>
            </table:table-row>
            <table:table-row>
              <table:table-cell office:value-type="float" office:value="0.902569768518518">
                <text:p>0.902569768518518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float" office:value="0.902581377314815">
                <text:p>0.902581377314815</text:p>
              </table:table-cell>
              <table:table-cell office:value-type="float" office:value="32.83">
                <text:p>32.83</text:p>
              </table:table-cell>
            </table:table-row>
            <table:table-row>
              <table:table-cell office:value-type="float" office:value="0.902592962962963">
                <text:p>0.902592962962963</text:p>
              </table:table-cell>
              <table:table-cell office:value-type="float" office:value="32.95">
                <text:p>32.95</text:p>
              </table:table-cell>
            </table:table-row>
            <table:table-row>
              <table:table-cell office:value-type="float" office:value="0.902604189814815">
                <text:p>0.902604189814815</text:p>
              </table:table-cell>
              <table:table-cell office:value-type="float" office:value="32.97">
                <text:p>32.97</text:p>
              </table:table-cell>
            </table:table-row>
            <table:table-row>
              <table:table-cell office:value-type="float" office:value="0.902616157407407">
                <text:p>0.902616157407407</text:p>
              </table:table-cell>
              <table:table-cell office:value-type="float" office:value="32.99">
                <text:p>32.99</text:p>
              </table:table-cell>
            </table:table-row>
            <table:table-row>
              <table:table-cell office:value-type="float" office:value="0.902627708333333">
                <text:p>0.902627708333333</text:p>
              </table:table-cell>
              <table:table-cell office:value-type="float" office:value="32.91">
                <text:p>32.91</text:p>
              </table:table-cell>
            </table:table-row>
            <table:table-row>
              <table:table-cell office:value-type="float" office:value="0.902639386574074">
                <text:p>0.902639386574074</text:p>
              </table:table-cell>
              <table:table-cell office:value-type="float" office:value="32.95">
                <text:p>32.95</text:p>
              </table:table-cell>
            </table:table-row>
            <table:table-row>
              <table:table-cell office:value-type="float" office:value="0.902650844907407">
                <text:p>0.902650844907407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float" office:value="0.902662395833333">
                <text:p>0.902662395833333</text:p>
              </table:table-cell>
              <table:table-cell office:value-type="float" office:value="32.89">
                <text:p>32.89</text:p>
              </table:table-cell>
            </table:table-row>
            <table:table-row>
              <table:table-cell office:value-type="float" office:value="0.902674097222222">
                <text:p>0.902674097222222</text:p>
              </table:table-cell>
              <table:table-cell office:value-type="float" office:value="32.95">
                <text:p>32.95</text:p>
              </table:table-cell>
            </table:table-row>
            <table:table-row>
              <table:table-cell office:value-type="float" office:value="0.902685752314815">
                <text:p>0.902685752314815</text:p>
              </table:table-cell>
              <table:table-cell office:value-type="float" office:value="32.99">
                <text:p>32.99</text:p>
              </table:table-cell>
            </table:table-row>
            <table:table-row>
              <table:table-cell office:value-type="float" office:value="0.902697303240741">
                <text:p>0.902697303240741</text:p>
              </table:table-cell>
              <table:table-cell office:value-type="float" office:value="32.91">
                <text:p>32.91</text:p>
              </table:table-cell>
            </table:table-row>
            <table:table-row>
              <table:table-cell office:value-type="float" office:value="0.902708842592593">
                <text:p>0.902708842592593</text:p>
              </table:table-cell>
              <table:table-cell office:value-type="float" office:value="33.03">
                <text:p>33.03</text:p>
              </table:table-cell>
            </table:table-row>
            <table:table-row>
              <table:table-cell office:value-type="float" office:value="0.902720428240741">
                <text:p>0.902720428240741</text:p>
              </table:table-cell>
              <table:table-cell office:value-type="float" office:value="33.11">
                <text:p>33.11</text:p>
              </table:table-cell>
            </table:table-row>
            <table:table-row>
              <table:table-cell office:value-type="float" office:value="0.902731967592593">
                <text:p>0.902731967592593</text:p>
              </table:table-cell>
              <table:table-cell office:value-type="float" office:value="32.97">
                <text:p>32.97</text:p>
              </table:table-cell>
            </table:table-row>
            <table:table-row>
              <table:table-cell office:value-type="float" office:value="0.902743599537037">
                <text:p>0.902743599537037</text:p>
              </table:table-cell>
              <table:table-cell office:value-type="float" office:value="33.13">
                <text:p>33.13</text:p>
              </table:table-cell>
            </table:table-row>
            <table:table-row>
              <table:table-cell office:value-type="float" office:value="0.90275537037037">
                <text:p>0.90275537037037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float" office:value="0.902766875">
                <text:p>0.902766875</text:p>
              </table:table-cell>
              <table:table-cell office:value-type="float" office:value="33.05">
                <text:p>33.05</text:p>
              </table:table-cell>
            </table:table-row>
            <table:table-row>
              <table:table-cell office:value-type="float" office:value="0.902778506944444">
                <text:p>0.902778506944444</text:p>
              </table:table-cell>
              <table:table-cell office:value-type="float" office:value="33.17">
                <text:p>33.17</text:p>
              </table:table-cell>
            </table:table-row>
            <table:table-row>
              <table:table-cell office:value-type="float" office:value="0.902790104166667">
                <text:p>0.902790104166667</text:p>
              </table:table-cell>
              <table:table-cell office:value-type="float" office:value="33.07">
                <text:p>33.07</text:p>
              </table:table-cell>
            </table:table-row>
            <table:table-row>
              <table:table-cell office:value-type="float" office:value="0.902801759259259">
                <text:p>0.902801759259259</text:p>
              </table:table-cell>
              <table:table-cell office:value-type="float" office:value="33.07">
                <text:p>33.07</text:p>
              </table:table-cell>
            </table:table-row>
            <table:table-row>
              <table:table-cell office:value-type="float" office:value="0.902813356481481">
                <text:p>0.902813356481481</text:p>
              </table:table-cell>
              <table:table-cell office:value-type="float" office:value="33.13">
                <text:p>33.13</text:p>
              </table:table-cell>
            </table:table-row>
            <table:table-row>
              <table:table-cell office:value-type="float" office:value="0.902801759259259">
                <text:p>0.902801759259259</text:p>
              </table:table-cell>
              <table:table-cell office:value-type="float" office:value="33.07">
                <text:p>33.07</text:p>
              </table:table-cell>
            </table:table-row>
            <table:table-row>
              <table:table-cell office:value-type="float" office:value="0.902813356481481">
                <text:p>0.902813356481481</text:p>
              </table:table-cell>
              <table:table-cell office:value-type="float" office:value="33.13">
                <text:p>33.13</text:p>
              </table:table-cell>
            </table:table-row>
            <table:table-row>
              <table:table-cell office:value-type="float" office:value="0.902824965277778">
                <text:p>0.902824965277778</text:p>
              </table:table-cell>
              <table:table-cell office:value-type="float" office:value="33.17">
                <text:p>33.17</text:p>
              </table:table-cell>
            </table:table-row>
            <table:table-row>
              <table:table-cell office:value-type="float" office:value="0.902836400462963">
                <text:p>0.902836400462963</text:p>
              </table:table-cell>
              <table:table-cell office:value-type="float" office:value="33.21">
                <text:p>33.21</text:p>
              </table:table-cell>
            </table:table-row>
            <table:table-row>
              <table:table-cell office:value-type="float" office:value="0.902847928240741">
                <text:p>0.902847928240741</text:p>
              </table:table-cell>
              <table:table-cell office:value-type="float" office:value="33.29">
                <text:p>33.29</text:p>
              </table:table-cell>
            </table:table-row>
            <table:table-row>
              <table:table-cell office:value-type="float" office:value="0.902859664351852">
                <text:p>0.902859664351852</text:p>
              </table:table-cell>
              <table:table-cell office:value-type="float" office:value="33.19">
                <text:p>33.19</text:p>
              </table:table-cell>
            </table:table-row>
            <table:table-row>
              <table:table-cell office:value-type="float" office:value="0.902871342592593">
                <text:p>0.902871342592593</text:p>
              </table:table-cell>
              <table:table-cell office:value-type="float" office:value="33.21">
                <text:p>33.21</text:p>
              </table:table-cell>
            </table:table-row>
            <table:table-row>
              <table:table-cell office:value-type="float" office:value="0.902882905092593">
                <text:p>0.902882905092593</text:p>
              </table:table-cell>
              <table:table-cell office:value-type="float" office:value="33.35">
                <text:p>33.35</text:p>
              </table:table-cell>
            </table:table-row>
            <table:table-row>
              <table:table-cell office:value-type="float" office:value="0.902894398148148">
                <text:p>0.902894398148148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float" office:value="0.902905925925926">
                <text:p>0.902905925925926</text:p>
              </table:table-cell>
              <table:table-cell office:value-type="float" office:value="33.17">
                <text:p>33.17</text:p>
              </table:table-cell>
            </table:table-row>
            <table:table-row>
              <table:table-cell office:value-type="float" office:value="0.902917453703704">
                <text:p>0.902917453703704</text:p>
              </table:table-cell>
              <table:table-cell office:value-type="float" office:value="33.29">
                <text:p>33.29</text:p>
              </table:table-cell>
            </table:table-row>
            <table:table-row>
              <table:table-cell office:value-type="float" office:value="0.902929166666667">
                <text:p>0.902929166666667</text:p>
              </table:table-cell>
              <table:table-cell office:value-type="float" office:value="33.33">
                <text:p>33.33</text:p>
              </table:table-cell>
            </table:table-row>
            <table:table-row>
              <table:table-cell office:value-type="float" office:value="0.902929166666667">
                <text:p>0.902929166666667</text:p>
              </table:table-cell>
              <table:table-cell office:value-type="float" office:value="33.33">
                <text:p>33.33</text:p>
              </table:table-cell>
            </table:table-row>
            <table:table-row>
              <table:table-cell office:value-type="float" office:value="0.902940914351852">
                <text:p>0.902940914351852</text:p>
              </table:table-cell>
              <table:table-cell office:value-type="float" office:value="33.27">
                <text:p>33.27</text:p>
              </table:table-cell>
            </table:table-row>
            <table:table-row>
              <table:table-cell office:value-type="float" office:value="0.90295244212963">
                <text:p>0.90295244212963</text:p>
              </table:table-cell>
              <table:table-cell office:value-type="float" office:value="33.35">
                <text:p>33.35</text:p>
              </table:table-cell>
            </table:table-row>
            <table:table-row>
              <table:table-cell office:value-type="float" office:value="0.902963935185185">
                <text:p>0.902963935185185</text:p>
              </table:table-cell>
              <table:table-cell office:value-type="float" office:value="33.33">
                <text:p>33.33</text:p>
              </table:table-cell>
            </table:table-row>
            <table:table-row>
              <table:table-cell office:value-type="float" office:value="0.902975601851852">
                <text:p>0.902975601851852</text:p>
              </table:table-cell>
              <table:table-cell office:value-type="float" office:value="33.41">
                <text:p>33.41</text:p>
              </table:table-cell>
            </table:table-row>
            <table:table-row>
              <table:table-cell office:value-type="float" office:value="0.902987303240741">
                <text:p>0.902987303240741</text:p>
              </table:table-cell>
              <table:table-cell office:value-type="float" office:value="33.47">
                <text:p>33.47</text:p>
              </table:table-cell>
            </table:table-row>
            <table:table-row>
              <table:table-cell office:value-type="float" office:value="0.90299880787037">
                <text:p>0.90299880787037</text:p>
              </table:table-cell>
              <table:table-cell office:value-type="float" office:value="33.51">
                <text:p>33.51</text:p>
              </table:table-cell>
            </table:table-row>
            <table:table-row>
              <table:table-cell office:value-type="float" office:value="0.903010509259259">
                <text:p>0.903010509259259</text:p>
              </table:table-cell>
              <table:table-cell office:value-type="float" office:value="33.47">
                <text:p>33.47</text:p>
              </table:table-cell>
            </table:table-row>
            <table:table-row>
              <table:table-cell office:value-type="float" office:value="0.90302212962963">
                <text:p>0.90302212962963</text:p>
              </table:table-cell>
              <table:table-cell office:value-type="float" office:value="33.43">
                <text:p>33.43</text:p>
              </table:table-cell>
            </table:table-row>
            <table:table-row>
              <table:table-cell office:value-type="float" office:value="0.903033611111111">
                <text:p>0.903033611111111</text:p>
              </table:table-cell>
              <table:table-cell office:value-type="float" office:value="33.57">
                <text:p>33.57</text:p>
              </table:table-cell>
            </table:table-row>
            <table:table-row>
              <table:table-cell office:value-type="float" office:value="0.903045277777778">
                <text:p>0.903045277777778</text:p>
              </table:table-cell>
              <table:table-cell office:value-type="float" office:value="33.65">
                <text:p>33.65</text:p>
              </table:table-cell>
            </table:table-row>
            <table:table-row>
              <table:table-cell office:value-type="float" office:value="0.903033611111111">
                <text:p>0.903033611111111</text:p>
              </table:table-cell>
              <table:table-cell office:value-type="float" office:value="33.57">
                <text:p>33.57</text:p>
              </table:table-cell>
            </table:table-row>
            <table:table-row>
              <table:table-cell office:value-type="float" office:value="0.903045277777778">
                <text:p>0.903045277777778</text:p>
              </table:table-cell>
              <table:table-cell office:value-type="float" office:value="33.65">
                <text:p>33.65</text:p>
              </table:table-cell>
            </table:table-row>
            <table:table-row>
              <table:table-cell office:value-type="float" office:value="0.903056793981481">
                <text:p>0.903056793981481</text:p>
              </table:table-cell>
              <table:table-cell office:value-type="float" office:value="33.65">
                <text:p>33.65</text:p>
              </table:table-cell>
            </table:table-row>
            <table:table-row>
              <table:table-cell office:value-type="float" office:value="0.90306818287037">
                <text:p>0.90306818287037</text:p>
              </table:table-cell>
              <table:table-cell office:value-type="float" office:value="33.71">
                <text:p>33.71</text:p>
              </table:table-cell>
            </table:table-row>
            <table:table-row>
              <table:table-cell office:value-type="float" office:value="0.903080173611111">
                <text:p>0.903080173611111</text:p>
              </table:table-cell>
              <table:table-cell office:value-type="float" office:value="33.77">
                <text:p>33.77</text:p>
              </table:table-cell>
            </table:table-row>
            <table:table-row>
              <table:table-cell office:value-type="float" office:value="0.903091712962963">
                <text:p>0.903091712962963</text:p>
              </table:table-cell>
              <table:table-cell office:value-type="float" office:value="33.73">
                <text:p>33.73</text:p>
              </table:table-cell>
            </table:table-row>
            <table:table-row>
              <table:table-cell office:value-type="float" office:value="0.903103125">
                <text:p>0.903103125</text:p>
              </table:table-cell>
              <table:table-cell office:value-type="float" office:value="33.57">
                <text:p>33.57</text:p>
              </table:table-cell>
            </table:table-row>
            <table:table-row>
              <table:table-cell office:value-type="float" office:value="0.903114849537037">
                <text:p>0.903114849537037</text:p>
              </table:table-cell>
              <table:table-cell office:value-type="float" office:value="33.55">
                <text:p>33.55</text:p>
              </table:table-cell>
            </table:table-row>
            <table:table-row>
              <table:table-cell office:value-type="float" office:value="0.90312650462963">
                <text:p>0.90312650462963</text:p>
              </table:table-cell>
              <table:table-cell office:value-type="float" office:value="33.57">
                <text:p>33.57</text:p>
              </table:table-cell>
            </table:table-row>
            <table:table-row>
              <table:table-cell office:value-type="float" office:value="0.903138171296296">
                <text:p>0.903138171296296</text:p>
              </table:table-cell>
              <table:table-cell office:value-type="float" office:value="33.63">
                <text:p>33.63</text:p>
              </table:table-cell>
            </table:table-row>
            <table:table-row>
              <table:table-cell office:value-type="float" office:value="0.903149594907407">
                <text:p>0.903149594907407</text:p>
              </table:table-cell>
              <table:table-cell office:value-type="float" office:value="33.55">
                <text:p>33.55</text:p>
              </table:table-cell>
            </table:table-row>
            <table:table-row>
              <table:table-cell office:value-type="float" office:value="0.903161168981482">
                <text:p>0.903161168981482</text:p>
              </table:table-cell>
              <table:table-cell office:value-type="float" office:value="33.65">
                <text:p>33.65</text:p>
              </table:table-cell>
            </table:table-row>
            <table:table-row>
              <table:table-cell office:value-type="float" office:value="0.903161168981482">
                <text:p>0.903161168981482</text:p>
              </table:table-cell>
              <table:table-cell office:value-type="float" office:value="33.65">
                <text:p>33.65</text:p>
              </table:table-cell>
            </table:table-row>
            <table:table-row>
              <table:table-cell office:value-type="float" office:value="0.90317275462963">
                <text:p>0.90317275462963</text:p>
              </table:table-cell>
              <table:table-cell office:value-type="float" office:value="33.77">
                <text:p>33.77</text:p>
              </table:table-cell>
            </table:table-row>
            <table:table-row>
              <table:table-cell office:value-type="float" office:value="0.903184467592593">
                <text:p>0.903184467592593</text:p>
              </table:table-cell>
              <table:table-cell office:value-type="float" office:value="33.83">
                <text:p>33.83</text:p>
              </table:table-cell>
            </table:table-row>
            <table:table-row>
              <table:table-cell office:value-type="float" office:value="0.9031959375">
                <text:p>0.9031959375</text:p>
              </table:table-cell>
              <table:table-cell office:value-type="float" office:value="33.77">
                <text:p>33.77</text:p>
              </table:table-cell>
            </table:table-row>
            <table:table-row>
              <table:table-cell office:value-type="float" office:value="0.903207766203704">
                <text:p>0.903207766203704</text:p>
              </table:table-cell>
              <table:table-cell office:value-type="float" office:value="33.57">
                <text:p>33.57</text:p>
              </table:table-cell>
            </table:table-row>
            <table:table-row>
              <table:table-cell office:value-type="float" office:value="0.903219201388889">
                <text:p>0.903219201388889</text:p>
              </table:table-cell>
              <table:table-cell office:value-type="float" office:value="33.61">
                <text:p>33.61</text:p>
              </table:table-cell>
            </table:table-row>
            <table:table-row>
              <table:table-cell office:value-type="float" office:value="0.903230914351852">
                <text:p>0.903230914351852</text:p>
              </table:table-cell>
              <table:table-cell office:value-type="float" office:value="33.51">
                <text:p>33.51</text:p>
              </table:table-cell>
            </table:table-row>
            <table:table-row>
              <table:table-cell office:value-type="float" office:value="0.903242569444445">
                <text:p>0.903242569444445</text:p>
              </table:table-cell>
              <table:table-cell office:value-type="float" office:value="33.71">
                <text:p>33.71</text:p>
              </table:table-cell>
            </table:table-row>
            <table:table-row>
              <table:table-cell office:value-type="float" office:value="0.903254166666667">
                <text:p>0.903254166666667</text:p>
              </table:table-cell>
              <table:table-cell office:value-type="float" office:value="33.69">
                <text:p>33.69</text:p>
              </table:table-cell>
            </table:table-row>
            <table:table-row>
              <table:table-cell office:value-type="float" office:value="0.903265381944444">
                <text:p>0.903265381944444</text:p>
              </table:table-cell>
              <table:table-cell office:value-type="float" office:value="33.71">
                <text:p>33.71</text:p>
              </table:table-cell>
            </table:table-row>
            <table:table-row>
              <table:table-cell office:value-type="float" office:value="0.903277314814815">
                <text:p>0.903277314814815</text:p>
              </table:table-cell>
              <table:table-cell office:value-type="float" office:value="33.73">
                <text:p>33.73</text:p>
              </table:table-cell>
            </table:table-row>
            <table:table-row>
              <table:table-cell office:value-type="float" office:value="0.903277314814815">
                <text:p>0.903277314814815</text:p>
              </table:table-cell>
              <table:table-cell office:value-type="float" office:value="33.73">
                <text:p>33.73</text:p>
              </table:table-cell>
            </table:table-row>
            <table:table-row>
              <table:table-cell office:value-type="float" office:value="0.903288842592593">
                <text:p>0.903288842592593</text:p>
              </table:table-cell>
              <table:table-cell office:value-type="float" office:value="33.71">
                <text:p>33.71</text:p>
              </table:table-cell>
            </table:table-row>
            <table:table-row>
              <table:table-cell office:value-type="float" office:value="0.903300555555555">
                <text:p>0.903300555555555</text:p>
              </table:table-cell>
              <table:table-cell office:value-type="float" office:value="33.73">
                <text:p>33.73</text:p>
              </table:table-cell>
            </table:table-row>
            <table:table-row>
              <table:table-cell office:value-type="float" office:value="0.903312106481481">
                <text:p>0.903312106481481</text:p>
              </table:table-cell>
              <table:table-cell office:value-type="float" office:value="33.87">
                <text:p>33.87</text:p>
              </table:table-cell>
            </table:table-row>
            <table:table-row>
              <table:table-cell office:value-type="float" office:value="0.903323773148148">
                <text:p>0.903323773148148</text:p>
              </table:table-cell>
              <table:table-cell office:value-type="float" office:value="33.87">
                <text:p>33.87</text:p>
              </table:table-cell>
            </table:table-row>
            <table:table-row>
              <table:table-cell office:value-type="float" office:value="0.903335358796296">
                <text:p>0.903335358796296</text:p>
              </table:table-cell>
              <table:table-cell office:value-type="float" office:value="33.99">
                <text:p>33.99</text:p>
              </table:table-cell>
            </table:table-row>
            <table:table-row>
              <table:table-cell office:value-type="float" office:value="0.903346967592593">
                <text:p>0.903346967592593</text:p>
              </table:table-cell>
              <table:table-cell office:value-type="float" office:value="33.95">
                <text:p>33.95</text:p>
              </table:table-cell>
            </table:table-row>
            <table:table-row>
              <table:table-cell office:value-type="float" office:value="0.903358252314815">
                <text:p>0.903358252314815</text:p>
              </table:table-cell>
              <table:table-cell office:value-type="float" office:value="33.99">
                <text:p>33.99</text:p>
              </table:table-cell>
            </table:table-row>
            <table:table-row>
              <table:table-cell office:value-type="float" office:value="0.903370104166667">
                <text:p>0.903370104166667</text:p>
              </table:table-cell>
              <table:table-cell office:value-type="float" office:value="34.13">
                <text:p>34.13</text:p>
              </table:table-cell>
            </table:table-row>
            <table:table-row>
              <table:table-cell office:value-type="float" office:value="0.903381770833333">
                <text:p>0.903381770833333</text:p>
              </table:table-cell>
              <table:table-cell office:value-type="float" office:value="34.21">
                <text:p>34.21</text:p>
              </table:table-cell>
            </table:table-row>
            <table:table-row>
              <table:table-cell office:value-type="float" office:value="0.903393368055556">
                <text:p>0.903393368055556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float" office:value="0.903393368055556">
                <text:p>0.903393368055556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float" office:value="0.903404803240741">
                <text:p>0.903404803240741</text:p>
              </table:table-cell>
              <table:table-cell office:value-type="float" office:value="34.23">
                <text:p>34.23</text:p>
              </table:table-cell>
            </table:table-row>
            <table:table-row>
              <table:table-cell office:value-type="float" office:value="0.903416319444444">
                <text:p>0.903416319444444</text:p>
              </table:table-cell>
              <table:table-cell office:value-type="float" office:value="34.21">
                <text:p>34.21</text:p>
              </table:table-cell>
            </table:table-row>
            <table:table-row>
              <table:table-cell office:value-type="float" office:value="0.903428078703704">
                <text:p>0.903428078703704</text:p>
              </table:table-cell>
              <table:table-cell office:value-type="float" office:value="34.07">
                <text:p>34.07</text:p>
              </table:table-cell>
            </table:table-row>
            <table:table-row>
              <table:table-cell office:value-type="float" office:value="0.90343962962963">
                <text:p>0.90343962962963</text:p>
              </table:table-cell>
              <table:table-cell office:value-type="float" office:value="34.03">
                <text:p>34.03</text:p>
              </table:table-cell>
            </table:table-row>
            <table:table-row>
              <table:table-cell office:value-type="float" office:value="0.903451365740741">
                <text:p>0.903451365740741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float" office:value="0.903462962962963">
                <text:p>0.903462962962963</text:p>
              </table:table-cell>
              <table:table-cell office:value-type="float" office:value="34.23">
                <text:p>34.23</text:p>
              </table:table-cell>
            </table:table-row>
            <table:table-row>
              <table:table-cell office:value-type="float" office:value="0.903474571759259">
                <text:p>0.903474571759259</text:p>
              </table:table-cell>
              <table:table-cell office:value-type="float" office:value="34.29">
                <text:p>34.29</text:p>
              </table:table-cell>
            </table:table-row>
            <table:table-row>
              <table:table-cell office:value-type="float" office:value="0.903485983796296">
                <text:p>0.903485983796296</text:p>
              </table:table-cell>
              <table:table-cell office:value-type="float" office:value="34.23">
                <text:p>34.23</text:p>
              </table:table-cell>
            </table:table-row>
            <table:table-row>
              <table:table-cell office:value-type="float" office:value="0.903497638888889">
                <text:p>0.903497638888889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float" office:value="0.903509340277778">
                <text:p>0.903509340277778</text:p>
              </table:table-cell>
              <table:table-cell office:value-type="float" office:value="34.21">
                <text:p>34.21</text:p>
              </table:table-cell>
            </table:table-row>
            <table:table-row>
              <table:table-cell office:value-type="float" office:value="0.903509340277778">
                <text:p>0.903509340277778</text:p>
              </table:table-cell>
              <table:table-cell office:value-type="float" office:value="34.21">
                <text:p>34.21</text:p>
              </table:table-cell>
            </table:table-row>
            <table:table-row>
              <table:table-cell office:value-type="float" office:value="0.903520960648148">
                <text:p>0.903520960648148</text:p>
              </table:table-cell>
              <table:table-cell office:value-type="float" office:value="34.31">
                <text:p>34.31</text:p>
              </table:table-cell>
            </table:table-row>
            <table:table-row>
              <table:table-cell office:value-type="float" office:value="0.90353244212963">
                <text:p>0.90353244212963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float" office:value="0.903544166666667">
                <text:p>0.903544166666667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float" office:value="0.90355568287037">
                <text:p>0.90355568287037</text:p>
              </table:table-cell>
              <table:table-cell office:value-type="float" office:value="34.23">
                <text:p>34.23</text:p>
              </table:table-cell>
            </table:table-row>
            <table:table-row>
              <table:table-cell office:value-type="float" office:value="0.903567372685185">
                <text:p>0.903567372685185</text:p>
              </table:table-cell>
              <table:table-cell office:value-type="float" office:value="34.21">
                <text:p>34.21</text:p>
              </table:table-cell>
            </table:table-row>
            <table:table-row>
              <table:table-cell office:value-type="float" office:value="0.903578773148148">
                <text:p>0.903578773148148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float" office:value="0.9035903125">
                <text:p>0.9035903125</text:p>
              </table:table-cell>
              <table:table-cell office:value-type="float" office:value="34.31">
                <text:p>34.31</text:p>
              </table:table-cell>
            </table:table-row>
            <table:table-row>
              <table:table-cell office:value-type="float" office:value="0.903602175925926">
                <text:p>0.903602175925926</text:p>
              </table:table-cell>
              <table:table-cell office:value-type="float" office:value="34.45">
                <text:p>34.45</text:p>
              </table:table-cell>
            </table:table-row>
            <table:table-row>
              <table:table-cell office:value-type="float" office:value="0.903613738425926">
                <text:p>0.903613738425926</text:p>
              </table:table-cell>
              <table:table-cell office:value-type="float" office:value="34.53">
                <text:p>34.53</text:p>
              </table:table-cell>
            </table:table-row>
            <table:table-row>
              <table:table-cell office:value-type="float" office:value="0.903625358796296">
                <text:p>0.903625358796296</text:p>
              </table:table-cell>
              <table:table-cell office:value-type="float" office:value="34.55">
                <text:p>34.55</text:p>
              </table:table-cell>
            </table:table-row>
            <table:table-row>
              <table:table-cell office:value-type="float" office:value="0.903625358796296">
                <text:p>0.903625358796296</text:p>
              </table:table-cell>
              <table:table-cell office:value-type="float" office:value="34.55">
                <text:p>34.55</text:p>
              </table:table-cell>
            </table:table-row>
            <table:table-row>
              <table:table-cell office:value-type="float" office:value="0.903636840277778">
                <text:p>0.903636840277778</text:p>
              </table:table-cell>
              <table:table-cell office:value-type="float" office:value="34.53">
                <text:p>34.53</text:p>
              </table:table-cell>
            </table:table-row>
            <table:table-row>
              <table:table-cell office:value-type="float" office:value="0.903648541666667">
                <text:p>0.903648541666667</text:p>
              </table:table-cell>
              <table:table-cell office:value-type="float" office:value="34.51">
                <text:p>34.51</text:p>
              </table:table-cell>
            </table:table-row>
            <table:table-row>
              <table:table-cell office:value-type="float" office:value="0.903659895833333">
                <text:p>0.903659895833333</text:p>
              </table:table-cell>
              <table:table-cell office:value-type="float" office:value="34.47">
                <text:p>34.47</text:p>
              </table:table-cell>
            </table:table-row>
            <table:table-row>
              <table:table-cell office:value-type="float" office:value="0.9036715625">
                <text:p>0.9036715625</text:p>
              </table:table-cell>
              <table:table-cell office:value-type="float" office:value="34.45">
                <text:p>34.45</text:p>
              </table:table-cell>
            </table:table-row>
            <table:table-row>
              <table:table-cell office:value-type="float" office:value="0.903683263888889">
                <text:p>0.903683263888889</text:p>
              </table:table-cell>
              <table:table-cell office:value-type="float" office:value="34.59">
                <text:p>34.59</text:p>
              </table:table-cell>
            </table:table-row>
            <table:table-row>
              <table:table-cell office:value-type="float" office:value="0.903694884259259">
                <text:p>0.903694884259259</text:p>
              </table:table-cell>
              <table:table-cell office:value-type="float" office:value="34.67">
                <text:p>34.67</text:p>
              </table:table-cell>
            </table:table-row>
            <table:table-row>
              <table:table-cell office:value-type="float" office:value="0.903706550925926">
                <text:p>0.903706550925926</text:p>
              </table:table-cell>
              <table:table-cell office:value-type="float" office:value="34.67">
                <text:p>34.67</text:p>
              </table:table-cell>
            </table:table-row>
            <table:table-row>
              <table:table-cell office:value-type="float" office:value="0.903718113425926">
                <text:p>0.903718113425926</text:p>
              </table:table-cell>
              <table:table-cell office:value-type="float" office:value="34.67">
                <text:p>34.67</text:p>
              </table:table-cell>
            </table:table-row>
            <table:table-row>
              <table:table-cell office:value-type="float" office:value="0.903729710648148">
                <text:p>0.903729710648148</text:p>
              </table:table-cell>
              <table:table-cell office:value-type="float" office:value="34.71">
                <text:p>34.71</text:p>
              </table:table-cell>
            </table:table-row>
            <table:table-row>
              <table:table-cell office:value-type="float" office:value="0.903741226851852">
                <text:p>0.903741226851852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float" office:value="0.903741226851852">
                <text:p>0.903741226851852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float" office:value="0.903752905092593">
                <text:p>0.903752905092593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float" office:value="0.903764571759259">
                <text:p>0.903764571759259</text:p>
              </table:table-cell>
              <table:table-cell office:value-type="float" office:value="34.89">
                <text:p>34.89</text:p>
              </table:table-cell>
            </table:table-row>
            <table:table-row>
              <table:table-cell office:value-type="float" office:value="0.903775787037037">
                <text:p>0.903775787037037</text:p>
              </table:table-cell>
              <table:table-cell office:value-type="float" office:value="34.91">
                <text:p>34.91</text:p>
              </table:table-cell>
            </table:table-row>
            <table:table-row>
              <table:table-cell office:value-type="float" office:value="0.903787708333333">
                <text:p>0.903787708333333</text:p>
              </table:table-cell>
              <table:table-cell office:value-type="float" office:value="34.93">
                <text:p>34.93</text:p>
              </table:table-cell>
            </table:table-row>
            <table:table-row>
              <table:table-cell office:value-type="float" office:value="0.903799375">
                <text:p>0.903799375</text:p>
              </table:table-cell>
              <table:table-cell office:value-type="float" office:value="34.91">
                <text:p>34.91</text:p>
              </table:table-cell>
            </table:table-row>
            <table:table-row>
              <table:table-cell office:value-type="float" office:value="0.903810902777778">
                <text:p>0.903810902777778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float" office:value="0.903822326388889">
                <text:p>0.903822326388889</text:p>
              </table:table-cell>
              <table:table-cell office:value-type="float" office:value="35.07">
                <text:p>35.07</text:p>
              </table:table-cell>
            </table:table-row>
            <table:table-row>
              <table:table-cell office:value-type="float" office:value="0.903833923611111">
                <text:p>0.903833923611111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float" office:value="0.903845416666667">
                <text:p>0.903845416666667</text:p>
              </table:table-cell>
              <table:table-cell office:value-type="float" office:value="35.09">
                <text:p>35.09</text:p>
              </table:table-cell>
            </table:table-row>
            <table:table-row>
              <table:table-cell office:value-type="float" office:value="0.90385712962963">
                <text:p>0.90385712962963</text:p>
              </table:table-cell>
              <table:table-cell office:value-type="float" office:value="35.19">
                <text:p>35.19</text:p>
              </table:table-cell>
            </table:table-row>
            <table:table-row>
              <table:table-cell office:value-type="float" office:value="0.90385712962963">
                <text:p>0.90385712962963</text:p>
              </table:table-cell>
              <table:table-cell office:value-type="float" office:value="35.19">
                <text:p>35.19</text:p>
              </table:table-cell>
            </table:table-row>
            <table:table-row>
              <table:table-cell office:value-type="float" office:value="0.903868831018519">
                <text:p>0.903868831018519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float" office:value="0.903880393518519">
                <text:p>0.903880393518519</text:p>
              </table:table-cell>
              <table:table-cell office:value-type="float" office:value="35.09">
                <text:p>35.09</text:p>
              </table:table-cell>
            </table:table-row>
            <table:table-row>
              <table:table-cell office:value-type="float" office:value="0.903892152777778">
                <text:p>0.903892152777778</text:p>
              </table:table-cell>
              <table:table-cell office:value-type="float" office:value="35.19">
                <text:p>35.19</text:p>
              </table:table-cell>
            </table:table-row>
            <table:table-row>
              <table:table-cell office:value-type="float" office:value="0.903903599537037">
                <text:p>0.903903599537037</text:p>
              </table:table-cell>
              <table:table-cell office:value-type="float" office:value="35.09">
                <text:p>35.09</text:p>
              </table:table-cell>
            </table:table-row>
            <table:table-row>
              <table:table-cell office:value-type="float" office:value="0.903914976851852">
                <text:p>0.903914976851852</text:p>
              </table:table-cell>
              <table:table-cell office:value-type="float" office:value="35.21">
                <text:p>35.21</text:p>
              </table:table-cell>
            </table:table-row>
            <table:table-row>
              <table:table-cell office:value-type="float" office:value="0.903926875">
                <text:p>0.903926875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float" office:value="0.903938263888889">
                <text:p>0.903938263888889</text:p>
              </table:table-cell>
              <table:table-cell office:value-type="float" office:value="35.23">
                <text:p>35.23</text:p>
              </table:table-cell>
            </table:table-row>
            <table:table-row>
              <table:table-cell office:value-type="float" office:value="0.903949780092593">
                <text:p>0.903949780092593</text:p>
              </table:table-cell>
              <table:table-cell office:value-type="float" office:value="35.15">
                <text:p>35.15</text:p>
              </table:table-cell>
            </table:table-row>
            <table:table-row>
              <table:table-cell office:value-type="float" office:value="0.903961770833333">
                <text:p>0.903961770833333</text:p>
              </table:table-cell>
              <table:table-cell office:value-type="float" office:value="35.21">
                <text:p>35.21</text:p>
              </table:table-cell>
            </table:table-row>
            <table:table-row>
              <table:table-cell office:value-type="float" office:value="0.903973344907407">
                <text:p>0.903973344907407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float" office:value="0.903973344907407">
                <text:p>0.903973344907407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float" office:value="0.903984907407407">
                <text:p>0.903984907407407</text:p>
              </table:table-cell>
              <table:table-cell office:value-type="float" office:value="35.21">
                <text:p>35.21</text:p>
              </table:table-cell>
            </table:table-row>
            <table:table-row>
              <table:table-cell office:value-type="float" office:value="0.9039965625">
                <text:p>0.9039965625</text:p>
              </table:table-cell>
              <table:table-cell office:value-type="float" office:value="35.31">
                <text:p>35.31</text:p>
              </table:table-cell>
            </table:table-row>
            <table:table-row>
              <table:table-cell office:value-type="float" office:value="0.904008101851852">
                <text:p>0.904008101851852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float" office:value="0.904019756944444">
                <text:p>0.904019756944444</text:p>
              </table:table-cell>
              <table:table-cell office:value-type="float" office:value="35.37">
                <text:p>35.37</text:p>
              </table:table-cell>
            </table:table-row>
            <table:table-row>
              <table:table-cell office:value-type="float" office:value="0.904031365740741">
                <text:p>0.904031365740741</text:p>
              </table:table-cell>
              <table:table-cell office:value-type="float" office:value="35.35">
                <text:p>35.35</text:p>
              </table:table-cell>
            </table:table-row>
            <table:table-row>
              <table:table-cell office:value-type="float" office:value="0.904042974537037">
                <text:p>0.904042974537037</text:p>
              </table:table-cell>
              <table:table-cell office:value-type="float" office:value="35.39">
                <text:p>35.39</text:p>
              </table:table-cell>
            </table:table-row>
            <table:table-row>
              <table:table-cell office:value-type="float" office:value="0.904054560185185">
                <text:p>0.904054560185185</text:p>
              </table:table-cell>
              <table:table-cell office:value-type="float" office:value="35.37">
                <text:p>35.37</text:p>
              </table:table-cell>
            </table:table-row>
            <table:table-row>
              <table:table-cell office:value-type="float" office:value="0.904065925925926">
                <text:p>0.904065925925926</text:p>
              </table:table-cell>
              <table:table-cell office:value-type="float" office:value="35.35">
                <text:p>35.35</text:p>
              </table:table-cell>
            </table:table-row>
            <table:table-row>
              <table:table-cell office:value-type="float" office:value="0.9040775">
                <text:p>0.9040775</text:p>
              </table:table-cell>
              <table:table-cell office:value-type="float" office:value="35.43">
                <text:p>35.43</text:p>
              </table:table-cell>
            </table:table-row>
            <table:table-row>
              <table:table-cell office:value-type="float" office:value="0.904089039351852">
                <text:p>0.904089039351852</text:p>
              </table:table-cell>
              <table:table-cell office:value-type="float" office:value="35.51">
                <text:p>35.51</text:p>
              </table:table-cell>
            </table:table-row>
            <table:table-row>
              <table:table-cell office:value-type="float" office:value="0.904089039351852">
                <text:p>0.904089039351852</text:p>
              </table:table-cell>
              <table:table-cell office:value-type="float" office:value="35.51">
                <text:p>35.51</text:p>
              </table:table-cell>
            </table:table-row>
            <table:table-row>
              <table:table-cell office:value-type="float" office:value="0.904100891203704">
                <text:p>0.904100891203704</text:p>
              </table:table-cell>
              <table:table-cell office:value-type="float" office:value="35.55">
                <text:p>35.55</text:p>
              </table:table-cell>
            </table:table-row>
            <table:table-row>
              <table:table-cell office:value-type="float" office:value="0.904112430555556">
                <text:p>0.904112430555556</text:p>
              </table:table-cell>
              <table:table-cell office:value-type="float" office:value="35.47">
                <text:p>35.47</text:p>
              </table:table-cell>
            </table:table-row>
            <table:table-row>
              <table:table-cell office:value-type="float" office:value="0.904124131944445">
                <text:p>0.904124131944445</text:p>
              </table:table-cell>
              <table:table-cell office:value-type="float" office:value="35.55">
                <text:p>35.55</text:p>
              </table:table-cell>
            </table:table-row>
            <table:table-row>
              <table:table-cell office:value-type="float" office:value="0.904135752314815">
                <text:p>0.904135752314815</text:p>
              </table:table-cell>
              <table:table-cell office:value-type="float" office:value="35.53">
                <text:p>35.53</text:p>
              </table:table-cell>
            </table:table-row>
            <table:table-row>
              <table:table-cell office:value-type="float" office:value="0.904147372685185">
                <text:p>0.904147372685185</text:p>
              </table:table-cell>
              <table:table-cell office:value-type="float" office:value="35.67">
                <text:p>35.67</text:p>
              </table:table-cell>
            </table:table-row>
            <table:table-row>
              <table:table-cell office:value-type="float" office:value="0.904158923611111">
                <text:p>0.904158923611111</text:p>
              </table:table-cell>
              <table:table-cell office:value-type="float" office:value="35.69">
                <text:p>35.69</text:p>
              </table:table-cell>
            </table:table-row>
            <table:table-row>
              <table:table-cell office:value-type="float" office:value="0.904170462962963">
                <text:p>0.904170462962963</text:p>
              </table:table-cell>
              <table:table-cell office:value-type="float" office:value="35.71">
                <text:p>35.71</text:p>
              </table:table-cell>
            </table:table-row>
            <table:table-row>
              <table:table-cell office:value-type="float" office:value="0.904181990740741">
                <text:p>0.904181990740741</text:p>
              </table:table-cell>
              <table:table-cell office:value-type="float" office:value="35.69">
                <text:p>35.69</text:p>
              </table:table-cell>
            </table:table-row>
            <table:table-row>
              <table:table-cell office:value-type="float" office:value="0.904193703703704">
                <text:p>0.904193703703704</text:p>
              </table:table-cell>
              <table:table-cell office:value-type="float" office:value="35.61">
                <text:p>35.61</text:p>
              </table:table-cell>
            </table:table-row>
            <table:table-row>
              <table:table-cell office:value-type="float" office:value="0.904205300925926">
                <text:p>0.904205300925926</text:p>
              </table:table-cell>
              <table:table-cell office:value-type="float" office:value="35.67">
                <text:p>35.67</text:p>
              </table:table-cell>
            </table:table-row>
            <table:table-row>
              <table:table-cell office:value-type="float" office:value="0.904205300925926">
                <text:p>0.904205300925926</text:p>
              </table:table-cell>
              <table:table-cell office:value-type="float" office:value="35.67">
                <text:p>35.67</text:p>
              </table:table-cell>
            </table:table-row>
            <table:table-row>
              <table:table-cell office:value-type="float" office:value="0.904216921296296">
                <text:p>0.904216921296296</text:p>
              </table:table-cell>
              <table:table-cell office:value-type="float" office:value="35.77">
                <text:p>35.77</text:p>
              </table:table-cell>
            </table:table-row>
            <table:table-row>
              <table:table-cell office:value-type="float" office:value="0.904228564814815">
                <text:p>0.904228564814815</text:p>
              </table:table-cell>
              <table:table-cell office:value-type="float" office:value="36.01">
                <text:p>36.01</text:p>
              </table:table-cell>
            </table:table-row>
            <table:table-row>
              <table:table-cell office:value-type="float" office:value="0.904240069444444">
                <text:p>0.904240069444444</text:p>
              </table:table-cell>
              <table:table-cell office:value-type="float" office:value="35.69">
                <text:p>35.69</text:p>
              </table:table-cell>
            </table:table-row>
            <table:table-row>
              <table:table-cell office:value-type="float" office:value="0.904251759259259">
                <text:p>0.904251759259259</text:p>
              </table:table-cell>
              <table:table-cell office:value-type="float" office:value="35.71">
                <text:p>35.71</text:p>
              </table:table-cell>
            </table:table-row>
            <table:table-row>
              <table:table-cell office:value-type="float" office:value="0.904263333333333">
                <text:p>0.904263333333333</text:p>
              </table:table-cell>
              <table:table-cell office:value-type="float" office:value="35.81">
                <text:p>35.81</text:p>
              </table:table-cell>
            </table:table-row>
            <table:table-row>
              <table:table-cell office:value-type="float" office:value="0.904274965277778">
                <text:p>0.904274965277778</text:p>
              </table:table-cell>
              <table:table-cell office:value-type="float" office:value="35.89">
                <text:p>35.89</text:p>
              </table:table-cell>
            </table:table-row>
            <table:table-row>
              <table:table-cell office:value-type="float" office:value="0.904286215277778">
                <text:p>0.904286215277778</text:p>
              </table:table-cell>
              <table:table-cell office:value-type="float" office:value="35.81">
                <text:p>35.81</text:p>
              </table:table-cell>
            </table:table-row>
            <table:table-row>
              <table:table-cell office:value-type="float" office:value="0.904297777777778">
                <text:p>0.904297777777778</text:p>
              </table:table-cell>
              <table:table-cell office:value-type="float" office:value="35.85">
                <text:p>35.85</text:p>
              </table:table-cell>
            </table:table-row>
            <table:table-row>
              <table:table-cell office:value-type="float" office:value="0.904309756944445">
                <text:p>0.904309756944445</text:p>
              </table:table-cell>
              <table:table-cell office:value-type="float" office:value="35.77">
                <text:p>35.77</text:p>
              </table:table-cell>
            </table:table-row>
            <table:table-row>
              <table:table-cell office:value-type="float" office:value="0.904321053240741">
                <text:p>0.904321053240741</text:p>
              </table:table-cell>
              <table:table-cell office:value-type="float" office:value="35.91">
                <text:p>35.91</text:p>
              </table:table-cell>
            </table:table-row>
            <table:table-row>
              <table:table-cell office:value-type="float" office:value="0.904321053240741">
                <text:p>0.904321053240741</text:p>
              </table:table-cell>
              <table:table-cell office:value-type="float" office:value="35.91">
                <text:p>35.91</text:p>
              </table:table-cell>
            </table:table-row>
            <table:table-row>
              <table:table-cell office:value-type="float" office:value="0.904332766203704">
                <text:p>0.904332766203704</text:p>
              </table:table-cell>
              <table:table-cell office:value-type="float" office:value="35.93">
                <text:p>35.93</text:p>
              </table:table-cell>
            </table:table-row>
            <table:table-row>
              <table:table-cell office:value-type="float" office:value="0.904344282407407">
                <text:p>0.904344282407407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float" office:value="0.904356030092593">
                <text:p>0.904356030092593</text:p>
              </table:table-cell>
              <table:table-cell office:value-type="float" office:value="36.15">
                <text:p>36.15</text:p>
              </table:table-cell>
            </table:table-row>
            <table:table-row>
              <table:table-cell office:value-type="float" office:value="0.904367696759259">
                <text:p>0.904367696759259</text:p>
              </table:table-cell>
              <table:table-cell office:value-type="float" office:value="36.15">
                <text:p>36.15</text:p>
              </table:table-cell>
            </table:table-row>
            <table:table-row>
              <table:table-cell office:value-type="float" office:value="0.904379270833333">
                <text:p>0.904379270833333</text:p>
              </table:table-cell>
              <table:table-cell office:value-type="float" office:value="36.13">
                <text:p>36.13</text:p>
              </table:table-cell>
            </table:table-row>
            <table:table-row>
              <table:table-cell office:value-type="float" office:value="0.904390960648148">
                <text:p>0.904390960648148</text:p>
              </table:table-cell>
              <table:table-cell office:value-type="float" office:value="36.05">
                <text:p>36.05</text:p>
              </table:table-cell>
            </table:table-row>
            <table:table-row>
              <table:table-cell office:value-type="float" office:value="0.904402175925926">
                <text:p>0.904402175925926</text:p>
              </table:table-cell>
              <table:table-cell office:value-type="float" office:value="36.09">
                <text:p>36.09</text:p>
              </table:table-cell>
            </table:table-row>
            <table:table-row>
              <table:table-cell office:value-type="float" office:value="0.904414074074074">
                <text:p>0.904414074074074</text:p>
              </table:table-cell>
              <table:table-cell office:value-type="float" office:value="36.09">
                <text:p>36.09</text:p>
              </table:table-cell>
            </table:table-row>
            <table:table-row>
              <table:table-cell office:value-type="float" office:value="0.904425416666667">
                <text:p>0.904425416666667</text:p>
              </table:table-cell>
              <table:table-cell office:value-type="float" office:value="36.13">
                <text:p>36.13</text:p>
              </table:table-cell>
            </table:table-row>
            <table:table-row>
              <table:table-cell office:value-type="float" office:value="0.904436979166667">
                <text:p>0.904436979166667</text:p>
              </table:table-cell>
              <table:table-cell office:value-type="float" office:value="36.17">
                <text:p>36.17</text:p>
              </table:table-cell>
            </table:table-row>
            <table:table-row>
              <table:table-cell office:value-type="float" office:value="0.904436979166667">
                <text:p>0.904436979166667</text:p>
              </table:table-cell>
              <table:table-cell office:value-type="float" office:value="36.17">
                <text:p>36.17</text:p>
              </table:table-cell>
            </table:table-row>
            <table:table-row>
              <table:table-cell office:value-type="float" office:value="0.904448865740741">
                <text:p>0.904448865740741</text:p>
              </table:table-cell>
              <table:table-cell office:value-type="float" office:value="36.15">
                <text:p>36.15</text:p>
              </table:table-cell>
            </table:table-row>
            <table:table-row>
              <table:table-cell office:value-type="float" office:value="0.904460393518519">
                <text:p>0.904460393518519</text:p>
              </table:table-cell>
              <table:table-cell office:value-type="float" office:value="36.21">
                <text:p>36.21</text:p>
              </table:table-cell>
            </table:table-row>
            <table:table-row>
              <table:table-cell office:value-type="float" office:value="0.904471956018518">
                <text:p>0.904471956018518</text:p>
              </table:table-cell>
              <table:table-cell office:value-type="float" office:value="36.21">
                <text:p>36.21</text:p>
              </table:table-cell>
            </table:table-row>
            <table:table-row>
              <table:table-cell office:value-type="float" office:value="0.904483668981482">
                <text:p>0.904483668981482</text:p>
              </table:table-cell>
              <table:table-cell office:value-type="float" office:value="36.17">
                <text:p>36.17</text:p>
              </table:table-cell>
            </table:table-row>
            <table:table-row>
              <table:table-cell office:value-type="float" office:value="0.904495358796296">
                <text:p>0.904495358796296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0.904506967592593">
                <text:p>0.904506967592593</text:p>
              </table:table-cell>
              <table:table-cell office:value-type="float" office:value="36.37">
                <text:p>36.37</text:p>
              </table:table-cell>
            </table:table-row>
            <table:table-row>
              <table:table-cell office:value-type="float" office:value="0.904518576388889">
                <text:p>0.904518576388889</text:p>
              </table:table-cell>
              <table:table-cell office:value-type="float" office:value="36.31">
                <text:p>36.31</text:p>
              </table:table-cell>
            </table:table-row>
            <table:table-row>
              <table:table-cell office:value-type="float" office:value="0.904529780092593">
                <text:p>0.904529780092593</text:p>
              </table:table-cell>
              <table:table-cell office:value-type="float" office:value="36.37">
                <text:p>36.37</text:p>
              </table:table-cell>
            </table:table-row>
            <table:table-row>
              <table:table-cell office:value-type="float" office:value="0.904541770833333">
                <text:p>0.904541770833333</text:p>
              </table:table-cell>
              <table:table-cell office:value-type="float" office:value="36.37">
                <text:p>36.37</text:p>
              </table:table-cell>
            </table:table-row>
            <table:table-row>
              <table:table-cell office:value-type="float" office:value="0.904553321759259">
                <text:p>0.904553321759259</text:p>
              </table:table-cell>
              <table:table-cell office:value-type="float" office:value="36.37">
                <text:p>36.37</text:p>
              </table:table-cell>
            </table:table-row>
            <table:table-row>
              <table:table-cell office:value-type="float" office:value="0.904564965277778">
                <text:p>0.904564965277778</text:p>
              </table:table-cell>
              <table:table-cell office:value-type="float" office:value="36.39">
                <text:p>36.39</text:p>
              </table:table-cell>
            </table:table-row>
            <table:table-row>
              <table:table-cell office:value-type="float" office:value="0.904576493055555">
                <text:p>0.904576493055555</text:p>
              </table:table-cell>
              <table:table-cell office:value-type="float" office:value="36.47">
                <text:p>36.47</text:p>
              </table:table-cell>
            </table:table-row>
            <table:table-row>
              <table:table-cell office:value-type="float" office:value="0.904588101851852">
                <text:p>0.904588101851852</text:p>
              </table:table-cell>
              <table:table-cell office:value-type="float" office:value="36.53">
                <text:p>36.53</text:p>
              </table:table-cell>
            </table:table-row>
            <table:table-row>
              <table:table-cell office:value-type="float" office:value="0.904599594907407">
                <text:p>0.904599594907407</text:p>
              </table:table-cell>
              <table:table-cell office:value-type="float" office:value="36.53">
                <text:p>36.53</text:p>
              </table:table-cell>
            </table:table-row>
            <table:table-row>
              <table:table-cell office:value-type="float" office:value="0.904611365740741">
                <text:p>0.904611365740741</text:p>
              </table:table-cell>
              <table:table-cell office:value-type="float" office:value="36.57">
                <text:p>36.57</text:p>
              </table:table-cell>
            </table:table-row>
            <table:table-row>
              <table:table-cell office:value-type="float" office:value="0.90462287037037">
                <text:p>0.90462287037037</text:p>
              </table:table-cell>
              <table:table-cell office:value-type="float" office:value="36.63">
                <text:p>36.63</text:p>
              </table:table-cell>
            </table:table-row>
            <table:table-row>
              <table:table-cell office:value-type="float" office:value="0.904634340277778">
                <text:p>0.904634340277778</text:p>
              </table:table-cell>
              <table:table-cell office:value-type="float" office:value="36.65">
                <text:p>36.65</text:p>
              </table:table-cell>
            </table:table-row>
            <table:table-row>
              <table:table-cell office:value-type="float" office:value="0.904645891203704">
                <text:p>0.904645891203704</text:p>
              </table:table-cell>
              <table:table-cell office:value-type="float" office:value="36.65">
                <text:p>36.65</text:p>
              </table:table-cell>
            </table:table-row>
            <table:table-row>
              <table:table-cell office:value-type="float" office:value="0.90465755787037">
                <text:p>0.90465755787037</text:p>
              </table:table-cell>
              <table:table-cell office:value-type="float" office:value="36.69">
                <text:p>36.69</text:p>
              </table:table-cell>
            </table:table-row>
            <table:table-row>
              <table:table-cell office:value-type="float" office:value="0.904669363425926">
                <text:p>0.904669363425926</text:p>
              </table:table-cell>
              <table:table-cell office:value-type="float" office:value="36.73">
                <text:p>36.73</text:p>
              </table:table-cell>
            </table:table-row>
            <table:table-row>
              <table:table-cell office:value-type="float" office:value="0.904680914351852">
                <text:p>0.904680914351852</text:p>
              </table:table-cell>
              <table:table-cell office:value-type="float" office:value="36.69">
                <text:p>36.69</text:p>
              </table:table-cell>
            </table:table-row>
            <table:table-row>
              <table:table-cell office:value-type="float" office:value="0.904669363425926">
                <text:p>0.904669363425926</text:p>
              </table:table-cell>
              <table:table-cell office:value-type="float" office:value="36.73">
                <text:p>36.73</text:p>
              </table:table-cell>
            </table:table-row>
            <table:table-row>
              <table:table-cell office:value-type="float" office:value="0.904680914351852">
                <text:p>0.904680914351852</text:p>
              </table:table-cell>
              <table:table-cell office:value-type="float" office:value="36.69">
                <text:p>36.69</text:p>
              </table:table-cell>
            </table:table-row>
            <table:table-row>
              <table:table-cell office:value-type="float" office:value="0.904692569444444">
                <text:p>0.904692569444444</text:p>
              </table:table-cell>
              <table:table-cell office:value-type="float" office:value="36.79">
                <text:p>36.79</text:p>
              </table:table-cell>
            </table:table-row>
            <table:table-row>
              <table:table-cell office:value-type="float" office:value="0.904703969907407">
                <text:p>0.904703969907407</text:p>
              </table:table-cell>
              <table:table-cell office:value-type="float" office:value="36.81">
                <text:p>36.81</text:p>
              </table:table-cell>
            </table:table-row>
            <table:table-row>
              <table:table-cell office:value-type="float" office:value="0.904715671296296">
                <text:p>0.904715671296296</text:p>
              </table:table-cell>
              <table:table-cell office:value-type="float" office:value="36.79">
                <text:p>36.79</text:p>
              </table:table-cell>
            </table:table-row>
            <table:table-row>
              <table:table-cell office:value-type="float" office:value="0.904727361111111">
                <text:p>0.904727361111111</text:p>
              </table:table-cell>
              <table:table-cell office:value-type="float" office:value="36.89">
                <text:p>36.89</text:p>
              </table:table-cell>
            </table:table-row>
            <table:table-row>
              <table:table-cell office:value-type="float" office:value="0.904738761574074">
                <text:p>0.904738761574074</text:p>
              </table:table-cell>
              <table:table-cell office:value-type="float" office:value="36.85">
                <text:p>36.85</text:p>
              </table:table-cell>
            </table:table-row>
            <table:table-row>
              <table:table-cell office:value-type="float" office:value="0.904750300925926">
                <text:p>0.904750300925926</text:p>
              </table:table-cell>
              <table:table-cell office:value-type="float" office:value="36.89">
                <text:p>36.89</text:p>
              </table:table-cell>
            </table:table-row>
            <table:table-row>
              <table:table-cell office:value-type="float" office:value="0.904762164351852">
                <text:p>0.904762164351852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float" office:value="0.904773599537037">
                <text:p>0.904773599537037</text:p>
              </table:table-cell>
              <table:table-cell office:value-type="float" office:value="37.09">
                <text:p>37.09</text:p>
              </table:table-cell>
            </table:table-row>
            <table:table-row>
              <table:table-cell office:value-type="float" office:value="0.9047853125">
                <text:p>0.9047853125</text:p>
              </table:table-cell>
              <table:table-cell office:value-type="float" office:value="37.13">
                <text:p>37.13</text:p>
              </table:table-cell>
            </table:table-row>
            <table:table-row>
              <table:table-cell office:value-type="float" office:value="0.904796875">
                <text:p>0.904796875</text:p>
              </table:table-cell>
              <table:table-cell office:value-type="float" office:value="37.09">
                <text:p>37.09</text:p>
              </table:table-cell>
            </table:table-row>
            <table:table-row>
              <table:table-cell office:value-type="float" office:value="0.904808576388889">
                <text:p>0.904808576388889</text:p>
              </table:table-cell>
              <table:table-cell office:value-type="float" office:value="37.09">
                <text:p>37.09</text:p>
              </table:table-cell>
            </table:table-row>
            <table:table-row>
              <table:table-cell office:value-type="float" office:value="0.904820162037037">
                <text:p>0.904820162037037</text:p>
              </table:table-cell>
              <table:table-cell office:value-type="float" office:value="37.09">
                <text:p>37.09</text:p>
              </table:table-cell>
            </table:table-row>
            <table:table-row>
              <table:table-cell office:value-type="float" office:value="0.904831770833333">
                <text:p>0.904831770833333</text:p>
              </table:table-cell>
              <table:table-cell office:value-type="float" office:value="37.09">
                <text:p>37.09</text:p>
              </table:table-cell>
            </table:table-row>
            <table:table-row>
              <table:table-cell office:value-type="float" office:value="0.904843310185185">
                <text:p>0.904843310185185</text:p>
              </table:table-cell>
              <table:table-cell office:value-type="float" office:value="37.11">
                <text:p>37.11</text:p>
              </table:table-cell>
            </table:table-row>
            <table:table-row>
              <table:table-cell office:value-type="float" office:value="0.904854803240741">
                <text:p>0.904854803240741</text:p>
              </table:table-cell>
              <table:table-cell office:value-type="float" office:value="37.19">
                <text:p>37.19</text:p>
              </table:table-cell>
            </table:table-row>
            <table:table-row>
              <table:table-cell office:value-type="float" office:value="0.904866365740741">
                <text:p>0.904866365740741</text:p>
              </table:table-cell>
              <table:table-cell office:value-type="float" office:value="37.19">
                <text:p>37.19</text:p>
              </table:table-cell>
            </table:table-row>
            <table:table-row>
              <table:table-cell office:value-type="float" office:value="0.904878113425926">
                <text:p>0.904878113425926</text:p>
              </table:table-cell>
              <table:table-cell office:value-type="float" office:value="37.27">
                <text:p>37.27</text:p>
              </table:table-cell>
            </table:table-row>
            <table:table-row>
              <table:table-cell office:value-type="float" office:value="0.904889571759259">
                <text:p>0.904889571759259</text:p>
              </table:table-cell>
              <table:table-cell office:value-type="float" office:value="37.29">
                <text:p>37.29</text:p>
              </table:table-cell>
            </table:table-row>
            <table:table-row>
              <table:table-cell office:value-type="float" office:value="0.904901354166667">
                <text:p>0.904901354166667</text:p>
              </table:table-cell>
              <table:table-cell office:value-type="float" office:value="37.27">
                <text:p>37.27</text:p>
              </table:table-cell>
            </table:table-row>
            <table:table-row>
              <table:table-cell office:value-type="float" office:value="0.904912708333333">
                <text:p>0.904912708333333</text:p>
              </table:table-cell>
              <table:table-cell office:value-type="float" office:value="37.21">
                <text:p>37.21</text:p>
              </table:table-cell>
            </table:table-row>
            <table:table-row>
              <table:table-cell office:value-type="float" office:value="0.904912708333333">
                <text:p>0.904912708333333</text:p>
              </table:table-cell>
              <table:table-cell office:value-type="float" office:value="37.21">
                <text:p>37.21</text:p>
              </table:table-cell>
            </table:table-row>
            <table:table-row>
              <table:table-cell office:value-type="float" office:value="0.904924467592593">
                <text:p>0.904924467592593</text:p>
              </table:table-cell>
              <table:table-cell office:value-type="float" office:value="37.19">
                <text:p>37.19</text:p>
              </table:table-cell>
            </table:table-row>
            <table:table-row>
              <table:table-cell office:value-type="float" office:value="0.904936006944444">
                <text:p>0.904936006944444</text:p>
              </table:table-cell>
              <table:table-cell office:value-type="float" office:value="37.25">
                <text:p>37.25</text:p>
              </table:table-cell>
            </table:table-row>
            <table:table-row>
              <table:table-cell office:value-type="float" office:value="0.904947662037037">
                <text:p>0.904947662037037</text:p>
              </table:table-cell>
              <table:table-cell office:value-type="float" office:value="37.41">
                <text:p>37.41</text:p>
              </table:table-cell>
            </table:table-row>
            <table:table-row>
              <table:table-cell office:value-type="float" office:value="0.90495912037037">
                <text:p>0.90495912037037</text:p>
              </table:table-cell>
              <table:table-cell office:value-type="float" office:value="37.35">
                <text:p>37.35</text:p>
              </table:table-cell>
            </table:table-row>
            <table:table-row>
              <table:table-cell office:value-type="float" office:value="0.904970833333333">
                <text:p>0.904970833333333</text:p>
              </table:table-cell>
              <table:table-cell office:value-type="float" office:value="37.35">
                <text:p>37.35</text:p>
              </table:table-cell>
            </table:table-row>
            <table:table-row>
              <table:table-cell office:value-type="float" office:value="0.904982291666667">
                <text:p>0.904982291666667</text:p>
              </table:table-cell>
              <table:table-cell office:value-type="float" office:value="37.49">
                <text:p>37.49</text:p>
              </table:table-cell>
            </table:table-row>
            <table:table-row>
              <table:table-cell office:value-type="float" office:value="0.904993958333333">
                <text:p>0.904993958333333</text:p>
              </table:table-cell>
              <table:table-cell office:value-type="float" office:value="37.41">
                <text:p>37.41</text:p>
              </table:table-cell>
            </table:table-row>
            <table:table-row>
              <table:table-cell office:value-type="float" office:value="0.905005625">
                <text:p>0.905005625</text:p>
              </table:table-cell>
              <table:table-cell office:value-type="float" office:value="37.37">
                <text:p>37.37</text:p>
              </table:table-cell>
            </table:table-row>
            <table:table-row>
              <table:table-cell office:value-type="float" office:value="0.905017199074074">
                <text:p>0.905017199074074</text:p>
              </table:table-cell>
              <table:table-cell office:value-type="float" office:value="37.49">
                <text:p>37.49</text:p>
              </table:table-cell>
            </table:table-row>
            <table:table-row>
              <table:table-cell office:value-type="float" office:value="0.905028888888889">
                <text:p>0.905028888888889</text:p>
              </table:table-cell>
              <table:table-cell office:value-type="float" office:value="37.55">
                <text:p>37.55</text:p>
              </table:table-cell>
            </table:table-row>
            <table:table-row>
              <table:table-cell office:value-type="float" office:value="0.905028888888889">
                <text:p>0.905028888888889</text:p>
              </table:table-cell>
              <table:table-cell office:value-type="float" office:value="37.55">
                <text:p>37.55</text:p>
              </table:table-cell>
            </table:table-row>
            <table:table-row>
              <table:table-cell office:value-type="float" office:value="0.905040555555556">
                <text:p>0.905040555555556</text:p>
              </table:table-cell>
              <table:table-cell office:value-type="float" office:value="37.55">
                <text:p>37.55</text:p>
              </table:table-cell>
            </table:table-row>
            <table:table-row>
              <table:table-cell office:value-type="float" office:value="0.905052106481481">
                <text:p>0.905052106481481</text:p>
              </table:table-cell>
              <table:table-cell office:value-type="float" office:value="37.61">
                <text:p>37.61</text:p>
              </table:table-cell>
            </table:table-row>
            <table:table-row>
              <table:table-cell office:value-type="float" office:value="0.905063761574074">
                <text:p>0.905063761574074</text:p>
              </table:table-cell>
              <table:table-cell office:value-type="float" office:value="37.67">
                <text:p>37.67</text:p>
              </table:table-cell>
            </table:table-row>
            <table:table-row>
              <table:table-cell office:value-type="float" office:value="0.905075277777778">
                <text:p>0.905075277777778</text:p>
              </table:table-cell>
              <table:table-cell office:value-type="float" office:value="37.67">
                <text:p>37.67</text:p>
              </table:table-cell>
            </table:table-row>
            <table:table-row>
              <table:table-cell office:value-type="float" office:value="0.905086793981481">
                <text:p>0.905086793981481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float" office:value="0.905098333333333">
                <text:p>0.905098333333333</text:p>
              </table:table-cell>
              <table:table-cell office:value-type="float" office:value="37.71">
                <text:p>37.71</text:p>
              </table:table-cell>
            </table:table-row>
            <table:table-row>
              <table:table-cell office:value-type="float" office:value="0.905109814814815">
                <text:p>0.905109814814815</text:p>
              </table:table-cell>
              <table:table-cell office:value-type="float" office:value="37.69">
                <text:p>37.69</text:p>
              </table:table-cell>
            </table:table-row>
            <table:table-row>
              <table:table-cell office:value-type="float" office:value="0.905121712962963">
                <text:p>0.905121712962963</text:p>
              </table:table-cell>
              <table:table-cell office:value-type="float" office:value="37.67">
                <text:p>37.67</text:p>
              </table:table-cell>
            </table:table-row>
            <table:table-row>
              <table:table-cell office:value-type="float" office:value="0.905133298611111">
                <text:p>0.905133298611111</text:p>
              </table:table-cell>
              <table:table-cell office:value-type="float" office:value="37.67">
                <text:p>37.67</text:p>
              </table:table-cell>
            </table:table-row>
            <table:table-row>
              <table:table-cell office:value-type="float" office:value="0.905144837962963">
                <text:p>0.905144837962963</text:p>
              </table:table-cell>
              <table:table-cell office:value-type="float" office:value="37.79">
                <text:p>37.79</text:p>
              </table:table-cell>
            </table:table-row>
            <table:table-row>
              <table:table-cell office:value-type="float" office:value="0.905144837962963">
                <text:p>0.905144837962963</text:p>
              </table:table-cell>
              <table:table-cell office:value-type="float" office:value="37.79">
                <text:p>37.79</text:p>
              </table:table-cell>
            </table:table-row>
            <table:table-row>
              <table:table-cell office:value-type="float" office:value="0.905156365740741">
                <text:p>0.905156365740741</text:p>
              </table:table-cell>
              <table:table-cell office:value-type="float" office:value="37.83">
                <text:p>37.83</text:p>
              </table:table-cell>
            </table:table-row>
            <table:table-row>
              <table:table-cell office:value-type="float" office:value="0.905167881944444">
                <text:p>0.905167881944444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float" office:value="0.905179386574074">
                <text:p>0.905179386574074</text:p>
              </table:table-cell>
              <table:table-cell office:value-type="float" office:value="37.99">
                <text:p>37.99</text:p>
              </table:table-cell>
            </table:table-row>
            <table:table-row>
              <table:table-cell office:value-type="float" office:value="0.905191354166667">
                <text:p>0.905191354166667</text:p>
              </table:table-cell>
              <table:table-cell office:value-type="float" office:value="38.05">
                <text:p>38.05</text:p>
              </table:table-cell>
            </table:table-row>
            <table:table-row>
              <table:table-cell office:value-type="float" office:value="0.905202962962963">
                <text:p>0.905202962962963</text:p>
              </table:table-cell>
              <table:table-cell office:value-type="float" office:value="37.91">
                <text:p>37.91</text:p>
              </table:table-cell>
            </table:table-row>
            <table:table-row>
              <table:table-cell office:value-type="float" office:value="0.905214212962963">
                <text:p>0.905214212962963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float" office:value="0.905225856481481">
                <text:p>0.905225856481481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float" office:value="0.905237430555555">
                <text:p>0.905237430555555</text:p>
              </table:table-cell>
              <table:table-cell office:value-type="float" office:value="38.11">
                <text:p>38.11</text:p>
              </table:table-cell>
            </table:table-row>
            <table:table-row>
              <table:table-cell office:value-type="float" office:value="0.905249131944444">
                <text:p>0.905249131944444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float" office:value="0.905260625">
                <text:p>0.905260625</text:p>
              </table:table-cell>
              <table:table-cell office:value-type="float" office:value="38.35">
                <text:p>38.35</text:p>
              </table:table-cell>
            </table:table-row>
            <table:table-row>
              <table:table-cell office:value-type="float" office:value="0.905260625">
                <text:p>0.905260625</text:p>
              </table:table-cell>
              <table:table-cell office:value-type="float" office:value="38.35">
                <text:p>38.35</text:p>
              </table:table-cell>
            </table:table-row>
            <table:table-row>
              <table:table-cell office:value-type="float" office:value="0.905272291666667">
                <text:p>0.905272291666667</text:p>
              </table:table-cell>
              <table:table-cell office:value-type="float" office:value="38.33">
                <text:p>38.33</text:p>
              </table:table-cell>
            </table:table-row>
            <table:table-row>
              <table:table-cell office:value-type="float" office:value="0.905283958333333">
                <text:p>0.905283958333333</text:p>
              </table:table-cell>
              <table:table-cell office:value-type="float" office:value="38.17">
                <text:p>38.17</text:p>
              </table:table-cell>
            </table:table-row>
            <table:table-row>
              <table:table-cell office:value-type="float" office:value="0.905295486111111">
                <text:p>0.905295486111111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float" office:value="0.905307199074074">
                <text:p>0.905307199074074</text:p>
              </table:table-cell>
              <table:table-cell office:value-type="float" office:value="37.91">
                <text:p>37.91</text:p>
              </table:table-cell>
            </table:table-row>
            <table:table-row>
              <table:table-cell office:value-type="float" office:value="0.905318715277778">
                <text:p>0.905318715277778</text:p>
              </table:table-cell>
              <table:table-cell office:value-type="float" office:value="38.11">
                <text:p>38.11</text:p>
              </table:table-cell>
            </table:table-row>
            <table:table-row>
              <table:table-cell office:value-type="float" office:value="0.905330243055556">
                <text:p>0.905330243055556</text:p>
              </table:table-cell>
              <table:table-cell office:value-type="float" office:value="38.05">
                <text:p>38.05</text:p>
              </table:table-cell>
            </table:table-row>
            <table:table-row>
              <table:table-cell office:value-type="float" office:value="0.905341759259259">
                <text:p>0.905341759259259</text:p>
              </table:table-cell>
              <table:table-cell office:value-type="float" office:value="38.21">
                <text:p>38.21</text:p>
              </table:table-cell>
            </table:table-row>
            <table:table-row>
              <table:table-cell office:value-type="float" office:value="0.905353564814815">
                <text:p>0.905353564814815</text:p>
              </table:table-cell>
              <table:table-cell office:value-type="float" office:value="38.17">
                <text:p>38.17</text:p>
              </table:table-cell>
            </table:table-row>
            <table:table-row>
              <table:table-cell office:value-type="float" office:value="0.905365277777778">
                <text:p>0.905365277777778</text:p>
              </table:table-cell>
              <table:table-cell office:value-type="float" office:value="38.29">
                <text:p>38.29</text:p>
              </table:table-cell>
            </table:table-row>
            <table:table-row>
              <table:table-cell office:value-type="float" office:value="0.905376967592593">
                <text:p>0.905376967592593</text:p>
              </table:table-cell>
              <table:table-cell office:value-type="float" office:value="38.29">
                <text:p>38.29</text:p>
              </table:table-cell>
            </table:table-row>
            <table:table-row>
              <table:table-cell office:value-type="float" office:value="0.905376967592593">
                <text:p>0.905376967592593</text:p>
              </table:table-cell>
              <table:table-cell office:value-type="float" office:value="38.29">
                <text:p>38.29</text:p>
              </table:table-cell>
            </table:table-row>
            <table:table-row>
              <table:table-cell office:value-type="float" office:value="0.905388518518519">
                <text:p>0.905388518518519</text:p>
              </table:table-cell>
              <table:table-cell office:value-type="float" office:value="38.29">
                <text:p>38.29</text:p>
              </table:table-cell>
            </table:table-row>
            <table:table-row>
              <table:table-cell office:value-type="float" office:value="0.905400219907408">
                <text:p>0.905400219907408</text:p>
              </table:table-cell>
              <table:table-cell office:value-type="float" office:value="38.41">
                <text:p>38.41</text:p>
              </table:table-cell>
            </table:table-row>
            <table:table-row>
              <table:table-cell office:value-type="float" office:value="0.905411712962963">
                <text:p>0.905411712962963</text:p>
              </table:table-cell>
              <table:table-cell office:value-type="float" office:value="38.45">
                <text:p>38.45</text:p>
              </table:table-cell>
            </table:table-row>
            <table:table-row>
              <table:table-cell office:value-type="float" office:value="0.905423368055556">
                <text:p>0.905423368055556</text:p>
              </table:table-cell>
              <table:table-cell office:value-type="float" office:value="38.49">
                <text:p>38.49</text:p>
              </table:table-cell>
            </table:table-row>
            <table:table-row>
              <table:table-cell office:value-type="float" office:value="0.905434583333333">
                <text:p>0.905434583333333</text:p>
              </table:table-cell>
              <table:table-cell office:value-type="float" office:value="38.51">
                <text:p>38.51</text:p>
              </table:table-cell>
            </table:table-row>
            <table:table-row>
              <table:table-cell office:value-type="float" office:value="0.905446400462963">
                <text:p>0.905446400462963</text:p>
              </table:table-cell>
              <table:table-cell office:value-type="float" office:value="38.35">
                <text:p>38.35</text:p>
              </table:table-cell>
            </table:table-row>
            <table:table-row>
              <table:table-cell office:value-type="float" office:value="0.905457962962963">
                <text:p>0.905457962962963</text:p>
              </table:table-cell>
              <table:table-cell office:value-type="float" office:value="38.45">
                <text:p>38.45</text:p>
              </table:table-cell>
            </table:table-row>
            <table:table-row>
              <table:table-cell office:value-type="float" office:value="0.905469675925926">
                <text:p>0.905469675925926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float" office:value="0.905481342592593">
                <text:p>0.905481342592593</text:p>
              </table:table-cell>
              <table:table-cell office:value-type="float" office:value="38.49">
                <text:p>38.49</text:p>
              </table:table-cell>
            </table:table-row>
            <table:table-row>
              <table:table-cell office:value-type="float" office:value="0.905492881944444">
                <text:p>0.905492881944444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float" office:value="0.905492881944444">
                <text:p>0.905492881944444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float" office:value="0.905504560185185">
                <text:p>0.905504560185185</text:p>
              </table:table-cell>
              <table:table-cell office:value-type="float" office:value="38.55">
                <text:p>38.55</text:p>
              </table:table-cell>
            </table:table-row>
            <table:table-row>
              <table:table-cell office:value-type="float" office:value="0.905515925925926">
                <text:p>0.905515925925926</text:p>
              </table:table-cell>
              <table:table-cell office:value-type="float" office:value="38.59">
                <text:p>38.59</text:p>
              </table:table-cell>
            </table:table-row>
            <table:table-row>
              <table:table-cell office:value-type="float" office:value="0.9055275">
                <text:p>0.9055275</text:p>
              </table:table-cell>
              <table:table-cell office:value-type="float" office:value="38.59">
                <text:p>38.59</text:p>
              </table:table-cell>
            </table:table-row>
            <table:table-row>
              <table:table-cell office:value-type="float" office:value="0.905539166666667">
                <text:p>0.905539166666667</text:p>
              </table:table-cell>
              <table:table-cell office:value-type="float" office:value="38.51">
                <text:p>38.51</text:p>
              </table:table-cell>
            </table:table-row>
            <table:table-row>
              <table:table-cell office:value-type="float" office:value="0.90555087962963">
                <text:p>0.90555087962963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float" office:value="0.9055625">
                <text:p>0.9055625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0.905573969907407">
                <text:p>0.905573969907407</text:p>
              </table:table-cell>
              <table:table-cell office:value-type="float" office:value="38.71">
                <text:p>38.71</text:p>
              </table:table-cell>
            </table:table-row>
            <table:table-row>
              <table:table-cell office:value-type="float" office:value="0.905585671296296">
                <text:p>0.905585671296296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float" office:value="0.905597303240741">
                <text:p>0.905597303240741</text:p>
              </table:table-cell>
              <table:table-cell office:value-type="float" office:value="38.77">
                <text:p>38.77</text:p>
              </table:table-cell>
            </table:table-row>
            <table:table-row>
              <table:table-cell office:value-type="float" office:value="0.905608877314815">
                <text:p>0.905608877314815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0.905608877314815">
                <text:p>0.905608877314815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0.905620509259259">
                <text:p>0.905620509259259</text:p>
              </table:table-cell>
              <table:table-cell office:value-type="float" office:value="38.79">
                <text:p>38.79</text:p>
              </table:table-cell>
            </table:table-row>
            <table:table-row>
              <table:table-cell office:value-type="float" office:value="0.905631898148148">
                <text:p>0.905631898148148</text:p>
              </table:table-cell>
              <table:table-cell office:value-type="float" office:value="38.79">
                <text:p>38.79</text:p>
              </table:table-cell>
            </table:table-row>
            <table:table-row>
              <table:table-cell office:value-type="float" office:value="0.905643599537037">
                <text:p>0.905643599537037</text:p>
              </table:table-cell>
              <table:table-cell office:value-type="float" office:value="38.85">
                <text:p>38.85</text:p>
              </table:table-cell>
            </table:table-row>
            <table:table-row>
              <table:table-cell office:value-type="float" office:value="0.905655162037037">
                <text:p>0.905655162037037</text:p>
              </table:table-cell>
              <table:table-cell office:value-type="float" office:value="38.93">
                <text:p>38.93</text:p>
              </table:table-cell>
            </table:table-row>
            <table:table-row>
              <table:table-cell office:value-type="float" office:value="0.905666828703704">
                <text:p>0.905666828703704</text:p>
              </table:table-cell>
              <table:table-cell office:value-type="float" office:value="38.93">
                <text:p>38.93</text:p>
              </table:table-cell>
            </table:table-row>
            <table:table-row>
              <table:table-cell office:value-type="float" office:value="0.905678402777778">
                <text:p>0.905678402777778</text:p>
              </table:table-cell>
              <table:table-cell office:value-type="float" office:value="38.87">
                <text:p>38.87</text:p>
              </table:table-cell>
            </table:table-row>
            <table:table-row>
              <table:table-cell office:value-type="float" office:value="0.905690104166667">
                <text:p>0.905690104166667</text:p>
              </table:table-cell>
              <table:table-cell office:value-type="float" office:value="38.93">
                <text:p>38.93</text:p>
              </table:table-cell>
            </table:table-row>
            <table:table-row>
              <table:table-cell office:value-type="float" office:value="0.905701770833333">
                <text:p>0.905701770833333</text:p>
              </table:table-cell>
              <table:table-cell office:value-type="float" office:value="39.01">
                <text:p>39.01</text:p>
              </table:table-cell>
            </table:table-row>
            <table:table-row>
              <table:table-cell office:value-type="float" office:value="0.905712986111111">
                <text:p>0.905712986111111</text:p>
              </table:table-cell>
              <table:table-cell office:value-type="float" office:value="39.11">
                <text:p>39.11</text:p>
              </table:table-cell>
            </table:table-row>
            <table:table-row>
              <table:table-cell office:value-type="float" office:value="0.905724976851852">
                <text:p>0.905724976851852</text:p>
              </table:table-cell>
              <table:table-cell office:value-type="float" office:value="39.09">
                <text:p>39.09</text:p>
              </table:table-cell>
            </table:table-row>
            <table:table-row>
              <table:table-cell office:value-type="float" office:value="0.905724976851852">
                <text:p>0.905724976851852</text:p>
              </table:table-cell>
              <table:table-cell office:value-type="float" office:value="39.09">
                <text:p>39.09</text:p>
              </table:table-cell>
            </table:table-row>
            <table:table-row>
              <table:table-cell office:value-type="float" office:value="0.905736365740741">
                <text:p>0.905736365740741</text:p>
              </table:table-cell>
              <table:table-cell office:value-type="float" office:value="39.03">
                <text:p>39.03</text:p>
              </table:table-cell>
            </table:table-row>
            <table:table-row>
              <table:table-cell office:value-type="float" office:value="0.905747881944444">
                <text:p>0.905747881944444</text:p>
              </table:table-cell>
              <table:table-cell office:value-type="float" office:value="39.05">
                <text:p>39.05</text:p>
              </table:table-cell>
            </table:table-row>
            <table:table-row>
              <table:table-cell office:value-type="float" office:value="0.905759363425926">
                <text:p>0.905759363425926</text:p>
              </table:table-cell>
              <table:table-cell office:value-type="float" office:value="39.19">
                <text:p>39.19</text:p>
              </table:table-cell>
            </table:table-row>
            <table:table-row>
              <table:table-cell office:value-type="float" office:value="0.905771261574074">
                <text:p>0.905771261574074</text:p>
              </table:table-cell>
              <table:table-cell office:value-type="float" office:value="39.21">
                <text:p>39.21</text:p>
              </table:table-cell>
            </table:table-row>
            <table:table-row>
              <table:table-cell office:value-type="float" office:value="0.905782916666667">
                <text:p>0.905782916666667</text:p>
              </table:table-cell>
              <table:table-cell office:value-type="float" office:value="39.23">
                <text:p>39.23</text:p>
              </table:table-cell>
            </table:table-row>
            <table:table-row>
              <table:table-cell office:value-type="float" office:value="0.905794293981482">
                <text:p>0.905794293981482</text:p>
              </table:table-cell>
              <table:table-cell office:value-type="float" office:value="39.31">
                <text:p>39.31</text:p>
              </table:table-cell>
            </table:table-row>
            <table:table-row>
              <table:table-cell office:value-type="float" office:value="0.90580599537037">
                <text:p>0.90580599537037</text:p>
              </table:table-cell>
              <table:table-cell office:value-type="float" office:value="39.37">
                <text:p>39.37</text:p>
              </table:table-cell>
            </table:table-row>
            <table:table-row>
              <table:table-cell office:value-type="float" office:value="0.905817673611111">
                <text:p>0.905817673611111</text:p>
              </table:table-cell>
              <table:table-cell office:value-type="float" office:value="39.37">
                <text:p>39.37</text:p>
              </table:table-cell>
            </table:table-row>
            <table:table-row>
              <table:table-cell office:value-type="float" office:value="0.905829363425926">
                <text:p>0.905829363425926</text:p>
              </table:table-cell>
              <table:table-cell office:value-type="float" office:value="39.41">
                <text:p>39.41</text:p>
              </table:table-cell>
            </table:table-row>
            <table:table-row>
              <table:table-cell office:value-type="float" office:value="0.905840972222222">
                <text:p>0.905840972222222</text:p>
              </table:table-cell>
              <table:table-cell office:value-type="float" office:value="39.39">
                <text:p>39.39</text:p>
              </table:table-cell>
            </table:table-row>
            <table:table-row>
              <table:table-cell office:value-type="float" office:value="0.905840972222222">
                <text:p>0.905840972222222</text:p>
              </table:table-cell>
              <table:table-cell office:value-type="float" office:value="39.39">
                <text:p>39.39</text:p>
              </table:table-cell>
            </table:table-row>
            <table:table-row>
              <table:table-cell office:value-type="float" office:value="0.90585255787037">
                <text:p>0.90585255787037</text:p>
              </table:table-cell>
              <table:table-cell office:value-type="float" office:value="39.33">
                <text:p>39.33</text:p>
              </table:table-cell>
            </table:table-row>
            <table:table-row>
              <table:table-cell office:value-type="float" office:value="0.905864166666667">
                <text:p>0.905864166666667</text:p>
              </table:table-cell>
              <table:table-cell office:value-type="float" office:value="39.39">
                <text:p>39.39</text:p>
              </table:table-cell>
            </table:table-row>
            <table:table-row>
              <table:table-cell office:value-type="float" office:value="0.90587537037037">
                <text:p>0.90587537037037</text:p>
              </table:table-cell>
              <table:table-cell office:value-type="float" office:value="39.37">
                <text:p>39.37</text:p>
              </table:table-cell>
            </table:table-row>
            <table:table-row>
              <table:table-cell office:value-type="float" office:value="0.905887268518518">
                <text:p>0.905887268518518</text:p>
              </table:table-cell>
              <table:table-cell office:value-type="float" office:value="39.41">
                <text:p>39.41</text:p>
              </table:table-cell>
            </table:table-row>
            <table:table-row>
              <table:table-cell office:value-type="float" office:value="0.905898969907407">
                <text:p>0.905898969907407</text:p>
              </table:table-cell>
              <table:table-cell office:value-type="float" office:value="39.41">
                <text:p>39.41</text:p>
              </table:table-cell>
            </table:table-row>
            <table:table-row>
              <table:table-cell office:value-type="float" office:value="0.905910509259259">
                <text:p>0.905910509259259</text:p>
              </table:table-cell>
              <table:table-cell office:value-type="float" office:value="39.47">
                <text:p>39.47</text:p>
              </table:table-cell>
            </table:table-row>
            <table:table-row>
              <table:table-cell office:value-type="float" office:value="0.905922037037037">
                <text:p>0.905922037037037</text:p>
              </table:table-cell>
              <table:table-cell office:value-type="float" office:value="39.57">
                <text:p>39.57</text:p>
              </table:table-cell>
            </table:table-row>
            <table:table-row>
              <table:table-cell office:value-type="float" office:value="0.905933553240741">
                <text:p>0.905933553240741</text:p>
              </table:table-cell>
              <table:table-cell office:value-type="float" office:value="39.55">
                <text:p>39.55</text:p>
              </table:table-cell>
            </table:table-row>
            <table:table-row>
              <table:table-cell office:value-type="float" office:value="0.905945277777778">
                <text:p>0.905945277777778</text:p>
              </table:table-cell>
              <table:table-cell office:value-type="float" office:value="39.57">
                <text:p>39.57</text:p>
              </table:table-cell>
            </table:table-row>
            <table:table-row>
              <table:table-cell office:value-type="float" office:value="0.905956793981482">
                <text:p>0.905956793981482</text:p>
              </table:table-cell>
              <table:table-cell office:value-type="float" office:value="39.55">
                <text:p>39.55</text:p>
              </table:table-cell>
            </table:table-row>
            <table:table-row>
              <table:table-cell office:value-type="float" office:value="0.905956793981482">
                <text:p>0.905956793981482</text:p>
              </table:table-cell>
              <table:table-cell office:value-type="float" office:value="39.55">
                <text:p>39.55</text:p>
              </table:table-cell>
            </table:table-row>
            <table:table-row>
              <table:table-cell office:value-type="float" office:value="0.905968333333333">
                <text:p>0.905968333333333</text:p>
              </table:table-cell>
              <table:table-cell office:value-type="float" office:value="39.63">
                <text:p>39.63</text:p>
              </table:table-cell>
            </table:table-row>
            <table:table-row>
              <table:table-cell office:value-type="float" office:value="0.905980011574074">
                <text:p>0.905980011574074</text:p>
              </table:table-cell>
              <table:table-cell office:value-type="float" office:value="39.55">
                <text:p>39.55</text:p>
              </table:table-cell>
            </table:table-row>
            <table:table-row>
              <table:table-cell office:value-type="float" office:value="0.9059915625">
                <text:p>0.9059915625</text:p>
              </table:table-cell>
              <table:table-cell office:value-type="float" office:value="39.71">
                <text:p>39.71</text:p>
              </table:table-cell>
            </table:table-row>
            <table:table-row>
              <table:table-cell office:value-type="float" office:value="0.906003240740741">
                <text:p>0.906003240740741</text:p>
              </table:table-cell>
              <table:table-cell office:value-type="float" office:value="39.75">
                <text:p>39.75</text:p>
              </table:table-cell>
            </table:table-row>
            <table:table-row>
              <table:table-cell office:value-type="float" office:value="0.906014756944444">
                <text:p>0.906014756944444</text:p>
              </table:table-cell>
              <table:table-cell office:value-type="float" office:value="39.75">
                <text:p>39.75</text:p>
              </table:table-cell>
            </table:table-row>
            <table:table-row>
              <table:table-cell office:value-type="float" office:value="0.90602625">
                <text:p>0.90602625</text:p>
              </table:table-cell>
              <table:table-cell office:value-type="float" office:value="39.77">
                <text:p>39.77</text:p>
              </table:table-cell>
            </table:table-row>
            <table:table-row>
              <table:table-cell office:value-type="float" office:value="0.906037881944445">
                <text:p>0.906037881944445</text:p>
              </table:table-cell>
              <table:table-cell office:value-type="float" office:value="39.81">
                <text:p>39.81</text:p>
              </table:table-cell>
            </table:table-row>
            <table:table-row>
              <table:table-cell office:value-type="float" office:value="0.906049375">
                <text:p>0.906049375</text:p>
              </table:table-cell>
              <table:table-cell office:value-type="float" office:value="39.77">
                <text:p>39.77</text:p>
              </table:table-cell>
            </table:table-row>
            <table:table-row>
              <table:table-cell office:value-type="float" office:value="0.906061365740741">
                <text:p>0.906061365740741</text:p>
              </table:table-cell>
              <table:table-cell office:value-type="float" office:value="39.89">
                <text:p>39.89</text:p>
              </table:table-cell>
            </table:table-row>
            <table:table-row>
              <table:table-cell office:value-type="float" office:value="0.906072800925926">
                <text:p>0.906072800925926</text:p>
              </table:table-cell>
              <table:table-cell office:value-type="float" office:value="39.81">
                <text:p>39.81</text:p>
              </table:table-cell>
            </table:table-row>
            <table:table-row>
              <table:table-cell office:value-type="float" office:value="0.906072800925926">
                <text:p>0.906072800925926</text:p>
              </table:table-cell>
              <table:table-cell office:value-type="float" office:value="39.81">
                <text:p>39.81</text:p>
              </table:table-cell>
            </table:table-row>
            <table:table-row>
              <table:table-cell office:value-type="float" office:value="0.90608431712963">
                <text:p>0.90608431712963</text:p>
              </table:table-cell>
              <table:table-cell office:value-type="float" office:value="39.89">
                <text:p>39.89</text:p>
              </table:table-cell>
            </table:table-row>
            <table:table-row>
              <table:table-cell office:value-type="float" office:value="0.906095891203704">
                <text:p>0.906095891203704</text:p>
              </table:table-cell>
              <table:table-cell office:value-type="float" office:value="39.83">
                <text:p>39.83</text:p>
              </table:table-cell>
            </table:table-row>
            <table:table-row>
              <table:table-cell office:value-type="float" office:value="0.906107534722222">
                <text:p>0.906107534722222</text:p>
              </table:table-cell>
              <table:table-cell office:value-type="float" office:value="39.93">
                <text:p>39.93</text:p>
              </table:table-cell>
            </table:table-row>
            <table:table-row>
              <table:table-cell office:value-type="float" office:value="0.906118981481482">
                <text:p>0.906118981481482</text:p>
              </table:table-cell>
              <table:table-cell office:value-type="float" office:value="39.91">
                <text:p>39.91</text:p>
              </table:table-cell>
            </table:table-row>
            <table:table-row>
              <table:table-cell office:value-type="float" office:value="0.906130798611111">
                <text:p>0.906130798611111</text:p>
              </table:table-cell>
              <table:table-cell office:value-type="float" office:value="39.99">
                <text:p>39.99</text:p>
              </table:table-cell>
            </table:table-row>
            <table:table-row>
              <table:table-cell office:value-type="float" office:value="0.906142326388889">
                <text:p>0.906142326388889</text:p>
              </table:table-cell>
              <table:table-cell office:value-type="float" office:value="40.03">
                <text:p>40.03</text:p>
              </table:table-cell>
            </table:table-row>
            <table:table-row>
              <table:table-cell office:value-type="float" office:value="0.906154027777778">
                <text:p>0.906154027777778</text:p>
              </table:table-cell>
              <table:table-cell office:value-type="float" office:value="40.21">
                <text:p>40.21</text:p>
              </table:table-cell>
            </table:table-row>
            <table:table-row>
              <table:table-cell office:value-type="float" office:value="0.906165706018518">
                <text:p>0.906165706018518</text:p>
              </table:table-cell>
              <table:table-cell office:value-type="float" office:value="40.19">
                <text:p>40.19</text:p>
              </table:table-cell>
            </table:table-row>
            <table:table-row>
              <table:table-cell office:value-type="float" office:value="0.906177013888889">
                <text:p>0.906177013888889</text:p>
              </table:table-cell>
              <table:table-cell office:value-type="float" office:value="40.11">
                <text:p>40.11</text:p>
              </table:table-cell>
            </table:table-row>
            <table:table-row>
              <table:table-cell office:value-type="float" office:value="0.906188645833333">
                <text:p>0.906188645833333</text:p>
              </table:table-cell>
              <table:table-cell office:value-type="float" office:value="40.19">
                <text:p>40.19</text:p>
              </table:table-cell>
            </table:table-row>
            <table:table-row>
              <table:table-cell office:value-type="float" office:value="0.906200358796296">
                <text:p>0.906200358796296</text:p>
              </table:table-cell>
              <table:table-cell office:value-type="float" office:value="40.19">
                <text:p>40.19</text:p>
              </table:table-cell>
            </table:table-row>
            <table:table-row>
              <table:table-cell office:value-type="float" office:value="0.906212071759259">
                <text:p>0.906212071759259</text:p>
              </table:table-cell>
              <table:table-cell office:value-type="float" office:value="40.21">
                <text:p>40.21</text:p>
              </table:table-cell>
            </table:table-row>
            <table:table-row>
              <table:table-cell office:value-type="float" office:value="0.906223738425926">
                <text:p>0.906223738425926</text:p>
              </table:table-cell>
              <table:table-cell office:value-type="float" office:value="40.09">
                <text:p>40.09</text:p>
              </table:table-cell>
            </table:table-row>
            <table:table-row>
              <table:table-cell office:value-type="float" office:value="0.9062353125">
                <text:p>0.9062353125</text:p>
              </table:table-cell>
              <table:table-cell office:value-type="float" office:value="40.25">
                <text:p>40.25</text:p>
              </table:table-cell>
            </table:table-row>
            <table:table-row>
              <table:table-cell office:value-type="float" office:value="0.906246793981481">
                <text:p>0.906246793981481</text:p>
              </table:table-cell>
              <table:table-cell office:value-type="float" office:value="40.31">
                <text:p>40.31</text:p>
              </table:table-cell>
            </table:table-row>
            <table:table-row>
              <table:table-cell office:value-type="float" office:value="0.906258287037037">
                <text:p>0.906258287037037</text:p>
              </table:table-cell>
              <table:table-cell office:value-type="float" office:value="40.27">
                <text:p>40.27</text:p>
              </table:table-cell>
            </table:table-row>
            <table:table-row>
              <table:table-cell office:value-type="float" office:value="0.90626994212963">
                <text:p>0.90626994212963</text:p>
              </table:table-cell>
              <table:table-cell office:value-type="float" office:value="40.31">
                <text:p>40.31</text:p>
              </table:table-cell>
            </table:table-row>
            <table:table-row>
              <table:table-cell office:value-type="float" office:value="0.906281597222222">
                <text:p>0.906281597222222</text:p>
              </table:table-cell>
              <table:table-cell office:value-type="float" office:value="40.37">
                <text:p>40.37</text:p>
              </table:table-cell>
            </table:table-row>
            <table:table-row>
              <table:table-cell office:value-type="float" office:value="0.906293136574074">
                <text:p>0.906293136574074</text:p>
              </table:table-cell>
              <table:table-cell office:value-type="float" office:value="40.39">
                <text:p>40.39</text:p>
              </table:table-cell>
            </table:table-row>
            <table:table-row>
              <table:table-cell office:value-type="float" office:value="0.906304791666667">
                <text:p>0.906304791666667</text:p>
              </table:table-cell>
              <table:table-cell office:value-type="float" office:value="40.39">
                <text:p>40.39</text:p>
              </table:table-cell>
            </table:table-row>
            <table:table-row>
              <table:table-cell office:value-type="float" office:value="0.906316469907407">
                <text:p>0.906316469907407</text:p>
              </table:table-cell>
              <table:table-cell office:value-type="float" office:value="40.39">
                <text:p>40.39</text:p>
              </table:table-cell>
            </table:table-row>
            <table:table-row>
              <table:table-cell office:value-type="float" office:value="0.906316469907407">
                <text:p>0.906316469907407</text:p>
              </table:table-cell>
              <table:table-cell office:value-type="float" office:value="40.39">
                <text:p>40.39</text:p>
              </table:table-cell>
            </table:table-row>
            <table:table-row>
              <table:table-cell office:value-type="float" office:value="0.906328159722222">
                <text:p>0.906328159722222</text:p>
              </table:table-cell>
              <table:table-cell office:value-type="float" office:value="40.43">
                <text:p>40.43</text:p>
              </table:table-cell>
            </table:table-row>
            <table:table-row>
              <table:table-cell office:value-type="float" office:value="0.906339525462963">
                <text:p>0.906339525462963</text:p>
              </table:table-cell>
              <table:table-cell office:value-type="float" office:value="40.47">
                <text:p>40.47</text:p>
              </table:table-cell>
            </table:table-row>
            <table:table-row>
              <table:table-cell office:value-type="float" office:value="0.906351319444445">
                <text:p>0.906351319444445</text:p>
              </table:table-cell>
              <table:table-cell office:value-type="float" office:value="40.39">
                <text:p>40.39</text:p>
              </table:table-cell>
            </table:table-row>
            <table:table-row>
              <table:table-cell office:value-type="float" office:value="0.906362824074074">
                <text:p>0.906362824074074</text:p>
              </table:table-cell>
              <table:table-cell office:value-type="float" office:value="40.43">
                <text:p>40.43</text:p>
              </table:table-cell>
            </table:table-row>
            <table:table-row>
              <table:table-cell office:value-type="float" office:value="0.90637431712963">
                <text:p>0.90637431712963</text:p>
              </table:table-cell>
              <table:table-cell office:value-type="float" office:value="40.51">
                <text:p>40.51</text:p>
              </table:table-cell>
            </table:table-row>
            <table:table-row>
              <table:table-cell office:value-type="float" office:value="0.906386030092592">
                <text:p>0.906386030092592</text:p>
              </table:table-cell>
              <table:table-cell office:value-type="float" office:value="40.47">
                <text:p>40.47</text:p>
              </table:table-cell>
            </table:table-row>
            <table:table-row>
              <table:table-cell office:value-type="float" office:value="0.906397604166667">
                <text:p>0.906397604166667</text:p>
              </table:table-cell>
              <table:table-cell office:value-type="float" office:value="40.47">
                <text:p>40.47</text:p>
              </table:table-cell>
            </table:table-row>
            <table:table-row>
              <table:table-cell office:value-type="float" office:value="0.906409270833333">
                <text:p>0.906409270833333</text:p>
              </table:table-cell>
              <table:table-cell office:value-type="float" office:value="40.55">
                <text:p>40.55</text:p>
              </table:table-cell>
            </table:table-row>
            <table:table-row>
              <table:table-cell office:value-type="float" office:value="0.906420914351852">
                <text:p>0.906420914351852</text:p>
              </table:table-cell>
              <table:table-cell office:value-type="float" office:value="40.53">
                <text:p>40.53</text:p>
              </table:table-cell>
            </table:table-row>
            <table:table-row>
              <table:table-cell office:value-type="float" office:value="0.9064325">
                <text:p>0.9064325</text:p>
              </table:table-cell>
              <table:table-cell office:value-type="float" office:value="40.61">
                <text:p>40.61</text:p>
              </table:table-cell>
            </table:table-row>
            <table:table-row>
              <table:table-cell office:value-type="float" office:value="0.9064325">
                <text:p>0.9064325</text:p>
              </table:table-cell>
              <table:table-cell office:value-type="float" office:value="40.61">
                <text:p>40.61</text:p>
              </table:table-cell>
            </table:table-row>
            <table:table-row>
              <table:table-cell office:value-type="float" office:value="0.906444027777778">
                <text:p>0.906444027777778</text:p>
              </table:table-cell>
              <table:table-cell office:value-type="float" office:value="40.63">
                <text:p>40.63</text:p>
              </table:table-cell>
            </table:table-row>
            <table:table-row>
              <table:table-cell office:value-type="float" office:value="0.906455706018518">
                <text:p>0.906455706018518</text:p>
              </table:table-cell>
              <table:table-cell office:value-type="float" office:value="40.73">
                <text:p>40.73</text:p>
              </table:table-cell>
            </table:table-row>
            <table:table-row>
              <table:table-cell office:value-type="float" office:value="0.906467222222222">
                <text:p>0.906467222222222</text:p>
              </table:table-cell>
              <table:table-cell office:value-type="float" office:value="40.73">
                <text:p>40.73</text:p>
              </table:table-cell>
            </table:table-row>
            <table:table-row>
              <table:table-cell office:value-type="float" office:value="0.906478958333333">
                <text:p>0.906478958333333</text:p>
              </table:table-cell>
              <table:table-cell office:value-type="float" office:value="40.65">
                <text:p>40.65</text:p>
              </table:table-cell>
            </table:table-row>
            <table:table-row>
              <table:table-cell office:value-type="float" office:value="0.906490555555556">
                <text:p>0.906490555555556</text:p>
              </table:table-cell>
              <table:table-cell office:value-type="float" office:value="40.79">
                <text:p>40.79</text:p>
              </table:table-cell>
            </table:table-row>
            <table:table-row>
              <table:table-cell office:value-type="float" office:value="0.906502164351852">
                <text:p>0.906502164351852</text:p>
              </table:table-cell>
              <table:table-cell office:value-type="float" office:value="40.83">
                <text:p>40.83</text:p>
              </table:table-cell>
            </table:table-row>
            <table:table-row>
              <table:table-cell office:value-type="float" office:value="0.90651375">
                <text:p>0.90651375</text:p>
              </table:table-cell>
              <table:table-cell office:value-type="float" office:value="40.91">
                <text:p>40.91</text:p>
              </table:table-cell>
            </table:table-row>
            <table:table-row>
              <table:table-cell office:value-type="float" office:value="0.906525162037037">
                <text:p>0.906525162037037</text:p>
              </table:table-cell>
              <table:table-cell office:value-type="float" office:value="40.91">
                <text:p>40.91</text:p>
              </table:table-cell>
            </table:table-row>
            <table:table-row>
              <table:table-cell office:value-type="float" office:value="0.906536701388889">
                <text:p>0.906536701388889</text:p>
              </table:table-cell>
              <table:table-cell office:value-type="float" office:value="40.93">
                <text:p>40.93</text:p>
              </table:table-cell>
            </table:table-row>
            <table:table-row>
              <table:table-cell office:value-type="float" office:value="0.906548391203704">
                <text:p>0.906548391203704</text:p>
              </table:table-cell>
              <table:table-cell office:value-type="float" office:value="41.01">
                <text:p>41.01</text:p>
              </table:table-cell>
            </table:table-row>
            <table:table-row>
              <table:table-cell office:value-type="float" office:value="0.906548391203704">
                <text:p>0.906548391203704</text:p>
              </table:table-cell>
              <table:table-cell office:value-type="float" office:value="41.01">
                <text:p>41.01</text:p>
              </table:table-cell>
            </table:table-row>
            <table:table-row>
              <table:table-cell office:value-type="float" office:value="0.906559768518518">
                <text:p>0.906559768518518</text:p>
              </table:table-cell>
              <table:table-cell office:value-type="float" office:value="41.09">
                <text:p>41.09</text:p>
              </table:table-cell>
            </table:table-row>
            <table:table-row>
              <table:table-cell office:value-type="float" office:value="0.906571701388889">
                <text:p>0.906571701388889</text:p>
              </table:table-cell>
              <table:table-cell office:value-type="float" office:value="41.03">
                <text:p>41.03</text:p>
              </table:table-cell>
            </table:table-row>
            <table:table-row>
              <table:table-cell office:value-type="float" office:value="0.906583310185185">
                <text:p>0.906583310185185</text:p>
              </table:table-cell>
              <table:table-cell office:value-type="float" office:value="41.07">
                <text:p>41.07</text:p>
              </table:table-cell>
            </table:table-row>
            <table:table-row>
              <table:table-cell office:value-type="float" office:value="0.906594930555555">
                <text:p>0.906594930555555</text:p>
              </table:table-cell>
              <table:table-cell office:value-type="float" office:value="41.15">
                <text:p>41.15</text:p>
              </table:table-cell>
            </table:table-row>
            <table:table-row>
              <table:table-cell office:value-type="float" office:value="0.906606446759259">
                <text:p>0.906606446759259</text:p>
              </table:table-cell>
              <table:table-cell office:value-type="float" office:value="41.09">
                <text:p>41.09</text:p>
              </table:table-cell>
            </table:table-row>
            <table:table-row>
              <table:table-cell office:value-type="float" office:value="0.906618113425926">
                <text:p>0.906618113425926</text:p>
              </table:table-cell>
              <table:table-cell office:value-type="float" office:value="41.11">
                <text:p>41.11</text:p>
              </table:table-cell>
            </table:table-row>
            <table:table-row>
              <table:table-cell office:value-type="float" office:value="0.906629699074074">
                <text:p>0.906629699074074</text:p>
              </table:table-cell>
              <table:table-cell office:value-type="float" office:value="41.11">
                <text:p>41.11</text:p>
              </table:table-cell>
            </table:table-row>
            <table:table-row>
              <table:table-cell office:value-type="float" office:value="0.90664119212963">
                <text:p>0.90664119212963</text:p>
              </table:table-cell>
              <table:table-cell office:value-type="float" office:value="41.17">
                <text:p>41.17</text:p>
              </table:table-cell>
            </table:table-row>
            <table:table-row>
              <table:table-cell office:value-type="float" office:value="0.906652893518518">
                <text:p>0.906652893518518</text:p>
              </table:table-cell>
              <table:table-cell office:value-type="float" office:value="41.03">
                <text:p>41.03</text:p>
              </table:table-cell>
            </table:table-row>
            <table:table-row>
              <table:table-cell office:value-type="float" office:value="0.906664502314815">
                <text:p>0.906664502314815</text:p>
              </table:table-cell>
              <table:table-cell office:value-type="float" office:value="40.99">
                <text:p>40.99</text:p>
              </table:table-cell>
            </table:table-row>
            <table:table-row>
              <table:table-cell office:value-type="float" office:value="0.906664502314815">
                <text:p>0.906664502314815</text:p>
              </table:table-cell>
              <table:table-cell office:value-type="float" office:value="40.99">
                <text:p>40.99</text:p>
              </table:table-cell>
            </table:table-row>
            <table:table-row>
              <table:table-cell office:value-type="float" office:value="0.906675775462963">
                <text:p>0.906675775462963</text:p>
              </table:table-cell>
              <table:table-cell office:value-type="float" office:value="41.21">
                <text:p>41.21</text:p>
              </table:table-cell>
            </table:table-row>
            <table:table-row>
              <table:table-cell office:value-type="float" office:value="0.906687708333333">
                <text:p>0.906687708333333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float" office:value="0.906699351851852">
                <text:p>0.906699351851852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0.906710752314815">
                <text:p>0.906710752314815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0.906722210648148">
                <text:p>0.906722210648148</text:p>
              </table:table-cell>
              <table:table-cell office:value-type="float" office:value="41.29">
                <text:p>41.29</text:p>
              </table:table-cell>
            </table:table-row>
            <table:table-row>
              <table:table-cell office:value-type="float" office:value="0.906734155092593">
                <text:p>0.906734155092593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0.906745706018518">
                <text:p>0.906745706018518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0.906757152777778">
                <text:p>0.906757152777778</text:p>
              </table:table-cell>
              <table:table-cell office:value-type="float" office:value="41.35">
                <text:p>41.35</text:p>
              </table:table-cell>
            </table:table-row>
            <table:table-row>
              <table:table-cell office:value-type="float" office:value="0.906768865740741">
                <text:p>0.906768865740741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float" office:value="0.906780416666667">
                <text:p>0.906780416666667</text:p>
              </table:table-cell>
              <table:table-cell office:value-type="float" office:value="41.31">
                <text:p>41.31</text:p>
              </table:table-cell>
            </table:table-row>
            <table:table-row>
              <table:table-cell office:value-type="float" office:value="0.906780416666667">
                <text:p>0.906780416666667</text:p>
              </table:table-cell>
              <table:table-cell office:value-type="float" office:value="41.31">
                <text:p>41.31</text:p>
              </table:table-cell>
            </table:table-row>
            <table:table-row>
              <table:table-cell office:value-type="float" office:value="0.906792118055555">
                <text:p>0.906792118055555</text:p>
              </table:table-cell>
              <table:table-cell office:value-type="float" office:value="41.43">
                <text:p>41.43</text:p>
              </table:table-cell>
            </table:table-row>
            <table:table-row>
              <table:table-cell office:value-type="float" office:value="0.90680375">
                <text:p>0.90680375</text:p>
              </table:table-cell>
              <table:table-cell office:value-type="float" office:value="41.47">
                <text:p>41.47</text:p>
              </table:table-cell>
            </table:table-row>
            <table:table-row>
              <table:table-cell office:value-type="float" office:value="0.906815150462963">
                <text:p>0.906815150462963</text:p>
              </table:table-cell>
              <table:table-cell office:value-type="float" office:value="41.49">
                <text:p>41.49</text:p>
              </table:table-cell>
            </table:table-row>
            <table:table-row>
              <table:table-cell office:value-type="float" office:value="0.906826828703704">
                <text:p>0.906826828703704</text:p>
              </table:table-cell>
              <table:table-cell office:value-type="float" office:value="41.57">
                <text:p>41.57</text:p>
              </table:table-cell>
            </table:table-row>
            <table:table-row>
              <table:table-cell office:value-type="float" office:value="0.906838356481481">
                <text:p>0.906838356481481</text:p>
              </table:table-cell>
              <table:table-cell office:value-type="float" office:value="41.59">
                <text:p>41.59</text:p>
              </table:table-cell>
            </table:table-row>
            <table:table-row>
              <table:table-cell office:value-type="float" office:value="0.906849884259259">
                <text:p>0.906849884259259</text:p>
              </table:table-cell>
              <table:table-cell office:value-type="float" office:value="41.59">
                <text:p>41.59</text:p>
              </table:table-cell>
            </table:table-row>
            <table:table-row>
              <table:table-cell office:value-type="float" office:value="0.906861354166666">
                <text:p>0.906861354166666</text:p>
              </table:table-cell>
              <table:table-cell office:value-type="float" office:value="41.67">
                <text:p>41.67</text:p>
              </table:table-cell>
            </table:table-row>
            <table:table-row>
              <table:table-cell office:value-type="float" office:value="0.906873298611111">
                <text:p>0.906873298611111</text:p>
              </table:table-cell>
              <table:table-cell office:value-type="float" office:value="41.67">
                <text:p>41.67</text:p>
              </table:table-cell>
            </table:table-row>
            <table:table-row>
              <table:table-cell office:value-type="float" office:value="0.906884895833333">
                <text:p>0.906884895833333</text:p>
              </table:table-cell>
              <table:table-cell office:value-type="float" office:value="41.73">
                <text:p>41.73</text:p>
              </table:table-cell>
            </table:table-row>
            <table:table-row>
              <table:table-cell office:value-type="float" office:value="0.906896284722222">
                <text:p>0.906896284722222</text:p>
              </table:table-cell>
              <table:table-cell office:value-type="float" office:value="41.75">
                <text:p>41.75</text:p>
              </table:table-cell>
            </table:table-row>
            <table:table-row>
              <table:table-cell office:value-type="float" office:value="0.906896284722222">
                <text:p>0.906896284722222</text:p>
              </table:table-cell>
              <table:table-cell office:value-type="float" office:value="41.75">
                <text:p>41.75</text:p>
              </table:table-cell>
            </table:table-row>
            <table:table-row>
              <table:table-cell office:value-type="float" office:value="0.906907962962963">
                <text:p>0.906907962962963</text:p>
              </table:table-cell>
              <table:table-cell office:value-type="float" office:value="41.67">
                <text:p>41.67</text:p>
              </table:table-cell>
            </table:table-row>
            <table:table-row>
              <table:table-cell office:value-type="float" office:value="0.906919699074074">
                <text:p>0.906919699074074</text:p>
              </table:table-cell>
              <table:table-cell office:value-type="float" office:value="41.71">
                <text:p>41.71</text:p>
              </table:table-cell>
            </table:table-row>
            <table:table-row>
              <table:table-cell office:value-type="float" office:value="0.906931354166666">
                <text:p>0.906931354166666</text:p>
              </table:table-cell>
              <table:table-cell office:value-type="float" office:value="41.75">
                <text:p>41.75</text:p>
              </table:table-cell>
            </table:table-row>
            <table:table-row>
              <table:table-cell office:value-type="float" office:value="0.906942893518518">
                <text:p>0.906942893518518</text:p>
              </table:table-cell>
              <table:table-cell office:value-type="float" office:value="41.85">
                <text:p>41.85</text:p>
              </table:table-cell>
            </table:table-row>
            <table:table-row>
              <table:table-cell office:value-type="float" office:value="0.90695431712963">
                <text:p>0.90695431712963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float" office:value="0.906965810185185">
                <text:p>0.906965810185185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float" office:value="0.906977476851852">
                <text:p>0.906977476851852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float" office:value="0.906989189814815">
                <text:p>0.906989189814815</text:p>
              </table:table-cell>
              <table:table-cell office:value-type="float" office:value="41.85">
                <text:p>41.85</text:p>
              </table:table-cell>
            </table:table-row>
            <table:table-row>
              <table:table-cell office:value-type="float" office:value="0.907000821759259">
                <text:p>0.907000821759259</text:p>
              </table:table-cell>
              <table:table-cell office:value-type="float" office:value="41.85">
                <text:p>41.85</text:p>
              </table:table-cell>
            </table:table-row>
            <table:table-row>
              <table:table-cell office:value-type="float" office:value="0.90701255787037">
                <text:p>0.90701255787037</text:p>
              </table:table-cell>
              <table:table-cell office:value-type="float" office:value="41.91">
                <text:p>41.91</text:p>
              </table:table-cell>
            </table:table-row>
            <table:table-row>
              <table:table-cell office:value-type="float" office:value="0.90701255787037">
                <text:p>0.90701255787037</text:p>
              </table:table-cell>
              <table:table-cell office:value-type="float" office:value="41.91">
                <text:p>41.91</text:p>
              </table:table-cell>
            </table:table-row>
            <table:table-row>
              <table:table-cell office:value-type="float" office:value="0.907023738425926">
                <text:p>0.907023738425926</text:p>
              </table:table-cell>
              <table:table-cell office:value-type="float" office:value="41.91">
                <text:p>41.91</text:p>
              </table:table-cell>
            </table:table-row>
            <table:table-row>
              <table:table-cell office:value-type="float" office:value="0.907035625">
                <text:p>0.907035625</text:p>
              </table:table-cell>
              <table:table-cell office:value-type="float" office:value="41.93">
                <text:p>41.93</text:p>
              </table:table-cell>
            </table:table-row>
            <table:table-row>
              <table:table-cell office:value-type="float" office:value="0.907047314814815">
                <text:p>0.907047314814815</text:p>
              </table:table-cell>
              <table:table-cell office:value-type="float" office:value="42.01">
                <text:p>42.01</text:p>
              </table:table-cell>
            </table:table-row>
            <table:table-row>
              <table:table-cell office:value-type="float" office:value="0.907058680555556">
                <text:p>0.907058680555556</text:p>
              </table:table-cell>
              <table:table-cell office:value-type="float" office:value="42.01">
                <text:p>42.01</text:p>
              </table:table-cell>
            </table:table-row>
            <table:table-row>
              <table:table-cell office:value-type="float" office:value="0.907070416666667">
                <text:p>0.907070416666667</text:p>
              </table:table-cell>
              <table:table-cell office:value-type="float" office:value="42.13">
                <text:p>42.13</text:p>
              </table:table-cell>
            </table:table-row>
            <table:table-row>
              <table:table-cell office:value-type="float" office:value="0.907081921296296">
                <text:p>0.907081921296296</text:p>
              </table:table-cell>
              <table:table-cell office:value-type="float" office:value="42.11">
                <text:p>42.11</text:p>
              </table:table-cell>
            </table:table-row>
            <table:table-row>
              <table:table-cell office:value-type="float" office:value="0.907093668981482">
                <text:p>0.907093668981482</text:p>
              </table:table-cell>
              <table:table-cell office:value-type="float" office:value="42.13">
                <text:p>42.13</text:p>
              </table:table-cell>
            </table:table-row>
            <table:table-row>
              <table:table-cell office:value-type="float" office:value="0.907105300925926">
                <text:p>0.907105300925926</text:p>
              </table:table-cell>
              <table:table-cell office:value-type="float" office:value="42.15">
                <text:p>42.15</text:p>
              </table:table-cell>
            </table:table-row>
            <table:table-row>
              <table:table-cell office:value-type="float" office:value="0.907116956018519">
                <text:p>0.907116956018519</text:p>
              </table:table-cell>
              <table:table-cell office:value-type="float" office:value="42.05">
                <text:p>42.05</text:p>
              </table:table-cell>
            </table:table-row>
            <table:table-row>
              <table:table-cell office:value-type="float" office:value="0.90712849537037">
                <text:p>0.90712849537037</text:p>
              </table:table-cell>
              <table:table-cell office:value-type="float" office:value="42.13">
                <text:p>42.13</text:p>
              </table:table-cell>
            </table:table-row>
            <table:table-row>
              <table:table-cell office:value-type="float" office:value="0.90712849537037">
                <text:p>0.90712849537037</text:p>
              </table:table-cell>
              <table:table-cell office:value-type="float" office:value="42.13">
                <text:p>42.13</text:p>
              </table:table-cell>
            </table:table-row>
            <table:table-row>
              <table:table-cell office:value-type="float" office:value="0.907140162037037">
                <text:p>0.907140162037037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float" office:value="0.907151689814815">
                <text:p>0.907151689814815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float" office:value="0.907163356481481">
                <text:p>0.907163356481481</text:p>
              </table:table-cell>
              <table:table-cell office:value-type="float" office:value="42.33">
                <text:p>42.33</text:p>
              </table:table-cell>
            </table:table-row>
            <table:table-row>
              <table:table-cell office:value-type="float" office:value="0.907174895833333">
                <text:p>0.907174895833333</text:p>
              </table:table-cell>
              <table:table-cell office:value-type="float" office:value="42.45">
                <text:p>42.45</text:p>
              </table:table-cell>
            </table:table-row>
            <table:table-row>
              <table:table-cell office:value-type="float" office:value="0.907186423611111">
                <text:p>0.907186423611111</text:p>
              </table:table-cell>
              <table:table-cell office:value-type="float" office:value="43.29">
                <text:p>43.29</text:p>
              </table:table-cell>
            </table:table-row>
            <table:table-row>
              <table:table-cell office:value-type="float" office:value="0.907198113425926">
                <text:p>0.907198113425926</text:p>
              </table:table-cell>
              <table:table-cell office:value-type="float" office:value="43.27">
                <text:p>43.27</text:p>
              </table:table-cell>
            </table:table-row>
            <table:table-row>
              <table:table-cell office:value-type="float" office:value="0.907209664351852">
                <text:p>0.907209664351852</text:p>
              </table:table-cell>
              <table:table-cell office:value-type="float" office:value="42.91">
                <text:p>42.91</text:p>
              </table:table-cell>
            </table:table-row>
            <table:table-row>
              <table:table-cell office:value-type="float" office:value="0.907221122685185">
                <text:p>0.907221122685185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float" office:value="0.90723275462963">
                <text:p>0.90723275462963</text:p>
              </table:table-cell>
              <table:table-cell office:value-type="float" office:value="42.49">
                <text:p>42.49</text:p>
              </table:table-cell>
            </table:table-row>
            <table:table-row>
              <table:table-cell office:value-type="float" office:value="0.907244467592593">
                <text:p>0.907244467592593</text:p>
              </table:table-cell>
              <table:table-cell office:value-type="float" office:value="42.39">
                <text:p>42.39</text:p>
              </table:table-cell>
            </table:table-row>
            <table:table-row>
              <table:table-cell office:value-type="float" office:value="0.907244467592593">
                <text:p>0.907244467592593</text:p>
              </table:table-cell>
              <table:table-cell office:value-type="float" office:value="42.39">
                <text:p>42.39</text:p>
              </table:table-cell>
            </table:table-row>
            <table:table-row>
              <table:table-cell office:value-type="float" office:value="0.907255983796296">
                <text:p>0.907255983796296</text:p>
              </table:table-cell>
              <table:table-cell office:value-type="float" office:value="43.07">
                <text:p>43.07</text:p>
              </table:table-cell>
            </table:table-row>
            <table:table-row>
              <table:table-cell office:value-type="float" office:value="0.907267673611111">
                <text:p>0.907267673611111</text:p>
              </table:table-cell>
              <table:table-cell office:value-type="float" office:value="42.83">
                <text:p>42.83</text:p>
              </table:table-cell>
            </table:table-row>
            <table:table-row>
              <table:table-cell office:value-type="float" office:value="0.90727931712963">
                <text:p>0.90727931712963</text:p>
              </table:table-cell>
              <table:table-cell office:value-type="float" office:value="42.89">
                <text:p>42.89</text:p>
              </table:table-cell>
            </table:table-row>
            <table:table-row>
              <table:table-cell office:value-type="float" office:value="0.907290902777778">
                <text:p>0.907290902777778</text:p>
              </table:table-cell>
              <table:table-cell office:value-type="float" office:value="42.77">
                <text:p>42.77</text:p>
              </table:table-cell>
            </table:table-row>
            <table:table-row>
              <table:table-cell office:value-type="float" office:value="0.9073025">
                <text:p>0.9073025</text:p>
              </table:table-cell>
              <table:table-cell office:value-type="float" office:value="42.57">
                <text:p>42.57</text:p>
              </table:table-cell>
            </table:table-row>
            <table:table-row>
              <table:table-cell office:value-type="float" office:value="0.907313946759259">
                <text:p>0.907313946759259</text:p>
              </table:table-cell>
              <table:table-cell office:value-type="float" office:value="42.81">
                <text:p>42.81</text:p>
              </table:table-cell>
            </table:table-row>
            <table:table-row>
              <table:table-cell office:value-type="float" office:value="0.907325486111111">
                <text:p>0.907325486111111</text:p>
              </table:table-cell>
              <table:table-cell office:value-type="float" office:value="42.77">
                <text:p>42.77</text:p>
              </table:table-cell>
            </table:table-row>
            <table:table-row>
              <table:table-cell office:value-type="float" office:value="0.907337361111111">
                <text:p>0.907337361111111</text:p>
              </table:table-cell>
              <table:table-cell office:value-type="float" office:value="42.77">
                <text:p>42.77</text:p>
              </table:table-cell>
            </table:table-row>
            <table:table-row>
              <table:table-cell office:value-type="float" office:value="0.907348541666667">
                <text:p>0.907348541666667</text:p>
              </table:table-cell>
              <table:table-cell office:value-type="float" office:value="42.79">
                <text:p>42.79</text:p>
              </table:table-cell>
            </table:table-row>
            <table:table-row>
              <table:table-cell office:value-type="float" office:value="0.907360555555555">
                <text:p>0.907360555555555</text:p>
              </table:table-cell>
              <table:table-cell office:value-type="float" office:value="42.69">
                <text:p>42.69</text:p>
              </table:table-cell>
            </table:table-row>
            <table:table-row>
              <table:table-cell office:value-type="float" office:value="0.907360555555555">
                <text:p>0.907360555555555</text:p>
              </table:table-cell>
              <table:table-cell office:value-type="float" office:value="42.69">
                <text:p>42.69</text:p>
              </table:table-cell>
            </table:table-row>
            <table:table-row>
              <table:table-cell office:value-type="float" office:value="0.907372118055556">
                <text:p>0.907372118055556</text:p>
              </table:table-cell>
              <table:table-cell office:value-type="float" office:value="42.71">
                <text:p>42.71</text:p>
              </table:table-cell>
            </table:table-row>
            <table:table-row>
              <table:table-cell office:value-type="float" office:value="0.907383715277778">
                <text:p>0.907383715277778</text:p>
              </table:table-cell>
              <table:table-cell office:value-type="float" office:value="42.79">
                <text:p>42.79</text:p>
              </table:table-cell>
            </table:table-row>
            <table:table-row>
              <table:table-cell office:value-type="float" office:value="0.907395358796296">
                <text:p>0.907395358796296</text:p>
              </table:table-cell>
              <table:table-cell office:value-type="float" office:value="42.83">
                <text:p>42.83</text:p>
              </table:table-cell>
            </table:table-row>
            <table:table-row>
              <table:table-cell office:value-type="float" office:value="0.907406875">
                <text:p>0.907406875</text:p>
              </table:table-cell>
              <table:table-cell office:value-type="float" office:value="42.81">
                <text:p>42.81</text:p>
              </table:table-cell>
            </table:table-row>
            <table:table-row>
              <table:table-cell office:value-type="float" office:value="0.907418344907407">
                <text:p>0.907418344907407</text:p>
              </table:table-cell>
              <table:table-cell office:value-type="float" office:value="42.89">
                <text:p>42.89</text:p>
              </table:table-cell>
            </table:table-row>
            <table:table-row>
              <table:table-cell office:value-type="float" office:value="0.907430069444444">
                <text:p>0.907430069444444</text:p>
              </table:table-cell>
              <table:table-cell office:value-type="float" office:value="42.91">
                <text:p>42.91</text:p>
              </table:table-cell>
            </table:table-row>
            <table:table-row>
              <table:table-cell office:value-type="float" office:value="0.907441701388889">
                <text:p>0.907441701388889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float" office:value="0.907453113425926">
                <text:p>0.907453113425926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float" office:value="0.907464652777778">
                <text:p>0.907464652777778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float" office:value="0.907476493055555">
                <text:p>0.907476493055555</text:p>
              </table:table-cell>
              <table:table-cell office:value-type="float" office:value="43.09">
                <text:p>43.09</text:p>
              </table:table-cell>
            </table:table-row>
            <table:table-row>
              <table:table-cell office:value-type="float" office:value="0.907476493055555">
                <text:p>0.907476493055555</text:p>
              </table:table-cell>
              <table:table-cell office:value-type="float" office:value="43.09">
                <text:p>43.09</text:p>
              </table:table-cell>
            </table:table-row>
            <table:table-row>
              <table:table-cell office:value-type="float" office:value="0.90748806712963">
                <text:p>0.90748806712963</text:p>
              </table:table-cell>
              <table:table-cell office:value-type="float" office:value="43.19">
                <text:p>43.19</text:p>
              </table:table-cell>
            </table:table-row>
            <table:table-row>
              <table:table-cell office:value-type="float" office:value="0.907499733796296">
                <text:p>0.907499733796296</text:p>
              </table:table-cell>
              <table:table-cell office:value-type="float" office:value="43.37">
                <text:p>43.37</text:p>
              </table:table-cell>
            </table:table-row>
            <table:table-row>
              <table:table-cell office:value-type="float" office:value="0.907511261574074">
                <text:p>0.907511261574074</text:p>
              </table:table-cell>
              <table:table-cell office:value-type="float" office:value="43.31">
                <text:p>43.31</text:p>
              </table:table-cell>
            </table:table-row>
            <table:table-row>
              <table:table-cell office:value-type="float" office:value="0.907522893518519">
                <text:p>0.907522893518519</text:p>
              </table:table-cell>
              <table:table-cell office:value-type="float" office:value="43.27">
                <text:p>43.27</text:p>
              </table:table-cell>
            </table:table-row>
            <table:table-row>
              <table:table-cell office:value-type="float" office:value="0.907534328703704">
                <text:p>0.907534328703704</text:p>
              </table:table-cell>
              <table:table-cell office:value-type="float" office:value="43.51">
                <text:p>43.51</text:p>
              </table:table-cell>
            </table:table-row>
            <table:table-row>
              <table:table-cell office:value-type="float" office:value="0.90754587962963">
                <text:p>0.90754587962963</text:p>
              </table:table-cell>
              <table:table-cell office:value-type="float" office:value="43.53">
                <text:p>43.53</text:p>
              </table:table-cell>
            </table:table-row>
            <table:table-row>
              <table:table-cell office:value-type="float" office:value="0.907557384259259">
                <text:p>0.907557384259259</text:p>
              </table:table-cell>
              <table:table-cell office:value-type="float" office:value="43.21">
                <text:p>43.21</text:p>
              </table:table-cell>
            </table:table-row>
            <table:table-row>
              <table:table-cell office:value-type="float" office:value="0.90756912037037">
                <text:p>0.90756912037037</text:p>
              </table:table-cell>
              <table:table-cell office:value-type="float" office:value="43.19">
                <text:p>43.19</text:p>
              </table:table-cell>
            </table:table-row>
            <table:table-row>
              <table:table-cell office:value-type="float" office:value="0.90758068287037">
                <text:p>0.90758068287037</text:p>
              </table:table-cell>
              <table:table-cell office:value-type="float" office:value="43.21">
                <text:p>43.21</text:p>
              </table:table-cell>
            </table:table-row>
            <table:table-row>
              <table:table-cell office:value-type="float" office:value="0.90759255787037">
                <text:p>0.90759255787037</text:p>
              </table:table-cell>
              <table:table-cell office:value-type="float" office:value="43.29">
                <text:p>43.29</text:p>
              </table:table-cell>
            </table:table-row>
            <table:table-row>
              <table:table-cell office:value-type="float" office:value="0.90758068287037">
                <text:p>0.90758068287037</text:p>
              </table:table-cell>
              <table:table-cell office:value-type="float" office:value="43.21">
                <text:p>43.21</text:p>
              </table:table-cell>
            </table:table-row>
            <table:table-row>
              <table:table-cell office:value-type="float" office:value="0.90759255787037">
                <text:p>0.90759255787037</text:p>
              </table:table-cell>
              <table:table-cell office:value-type="float" office:value="43.29">
                <text:p>43.29</text:p>
              </table:table-cell>
            </table:table-row>
            <table:table-row>
              <table:table-cell office:value-type="float" office:value="0.907604097222222">
                <text:p>0.907604097222222</text:p>
              </table:table-cell>
              <table:table-cell office:value-type="float" office:value="43.53">
                <text:p>43.53</text:p>
              </table:table-cell>
            </table:table-row>
            <table:table-row>
              <table:table-cell office:value-type="float" office:value="0.907615625">
                <text:p>0.907615625</text:p>
              </table:table-cell>
              <table:table-cell office:value-type="float" office:value="43.43">
                <text:p>43.43</text:p>
              </table:table-cell>
            </table:table-row>
            <table:table-row>
              <table:table-cell office:value-type="float" office:value="0.907627291666667">
                <text:p>0.907627291666667</text:p>
              </table:table-cell>
              <table:table-cell office:value-type="float" office:value="43.39">
                <text:p>43.39</text:p>
              </table:table-cell>
            </table:table-row>
            <table:table-row>
              <table:table-cell office:value-type="float" office:value="0.907638958333333">
                <text:p>0.907638958333333</text:p>
              </table:table-cell>
              <table:table-cell office:value-type="float" office:value="43.43">
                <text:p>43.43</text:p>
              </table:table-cell>
            </table:table-row>
            <table:table-row>
              <table:table-cell office:value-type="float" office:value="0.907650555555555">
                <text:p>0.907650555555555</text:p>
              </table:table-cell>
              <table:table-cell office:value-type="float" office:value="43.43">
                <text:p>43.43</text:p>
              </table:table-cell>
            </table:table-row>
            <table:table-row>
              <table:table-cell office:value-type="float" office:value="0.907662164351852">
                <text:p>0.907662164351852</text:p>
              </table:table-cell>
              <table:table-cell office:value-type="float" office:value="43.39">
                <text:p>43.39</text:p>
              </table:table-cell>
            </table:table-row>
            <table:table-row>
              <table:table-cell office:value-type="float" office:value="0.907673703703704">
                <text:p>0.907673703703704</text:p>
              </table:table-cell>
              <table:table-cell office:value-type="float" office:value="43.39">
                <text:p>43.39</text:p>
              </table:table-cell>
            </table:table-row>
            <table:table-row>
              <table:table-cell office:value-type="float" office:value="0.907685023148148">
                <text:p>0.907685023148148</text:p>
              </table:table-cell>
              <table:table-cell office:value-type="float" office:value="43.43">
                <text:p>43.43</text:p>
              </table:table-cell>
            </table:table-row>
            <table:table-row>
              <table:table-cell office:value-type="float" office:value="0.907696759259259">
                <text:p>0.907696759259259</text:p>
              </table:table-cell>
              <table:table-cell office:value-type="float" office:value="43.59">
                <text:p>43.59</text:p>
              </table:table-cell>
            </table:table-row>
            <table:table-row>
              <table:table-cell office:value-type="float" office:value="0.907696759259259">
                <text:p>0.907696759259259</text:p>
              </table:table-cell>
              <table:table-cell office:value-type="float" office:value="43.59">
                <text:p>43.59</text:p>
              </table:table-cell>
            </table:table-row>
            <table:table-row>
              <table:table-cell office:value-type="float" office:value="0.907708240740741">
                <text:p>0.907708240740741</text:p>
              </table:table-cell>
              <table:table-cell office:value-type="float" office:value="43.71">
                <text:p>43.71</text:p>
              </table:table-cell>
            </table:table-row>
            <table:table-row>
              <table:table-cell office:value-type="float" office:value="0.907719918981481">
                <text:p>0.907719918981481</text:p>
              </table:table-cell>
              <table:table-cell office:value-type="float" office:value="43.47">
                <text:p>43.47</text:p>
              </table:table-cell>
            </table:table-row>
            <table:table-row>
              <table:table-cell office:value-type="float" office:value="0.907731516203704">
                <text:p>0.907731516203704</text:p>
              </table:table-cell>
              <table:table-cell office:value-type="float" office:value="43.47">
                <text:p>43.47</text:p>
              </table:table-cell>
            </table:table-row>
            <table:table-row>
              <table:table-cell office:value-type="float" office:value="0.907743229166667">
                <text:p>0.907743229166667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float" office:value="0.907754965277778">
                <text:p>0.907754965277778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float" office:value="0.907766550925926">
                <text:p>0.907766550925926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float" office:value="0.907778101851852">
                <text:p>0.907778101851852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float" office:value="0.907789664351852">
                <text:p>0.907789664351852</text:p>
              </table:table-cell>
              <table:table-cell office:value-type="float" office:value="43.47">
                <text:p>43.47</text:p>
              </table:table-cell>
            </table:table-row>
            <table:table-row>
              <table:table-cell office:value-type="float" office:value="0.907801354166667">
                <text:p>0.907801354166667</text:p>
              </table:table-cell>
              <table:table-cell office:value-type="float" office:value="43.63">
                <text:p>43.63</text:p>
              </table:table-cell>
            </table:table-row>
            <table:table-row>
              <table:table-cell office:value-type="float" office:value="0.907812569444444">
                <text:p>0.907812569444444</text:p>
              </table:table-cell>
              <table:table-cell office:value-type="float" office:value="43.53">
                <text:p>43.53</text:p>
              </table:table-cell>
            </table:table-row>
            <table:table-row>
              <table:table-cell office:value-type="float" office:value="0.907812569444444">
                <text:p>0.907812569444444</text:p>
              </table:table-cell>
              <table:table-cell office:value-type="float" office:value="43.53">
                <text:p>43.53</text:p>
              </table:table-cell>
            </table:table-row>
            <table:table-row>
              <table:table-cell office:value-type="float" office:value="0.907824560185185">
                <text:p>0.907824560185185</text:p>
              </table:table-cell>
              <table:table-cell office:value-type="float" office:value="43.61">
                <text:p>43.61</text:p>
              </table:table-cell>
            </table:table-row>
            <table:table-row>
              <table:table-cell office:value-type="float" office:value="0.907835972222222">
                <text:p>0.907835972222222</text:p>
              </table:table-cell>
              <table:table-cell office:value-type="float" office:value="43.71">
                <text:p>43.71</text:p>
              </table:table-cell>
            </table:table-row>
            <table:table-row>
              <table:table-cell office:value-type="float" office:value="0.907847662037037">
                <text:p>0.907847662037037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float" office:value="0.907859328703704">
                <text:p>0.907859328703704</text:p>
              </table:table-cell>
              <table:table-cell office:value-type="float" office:value="44.07">
                <text:p>44.07</text:p>
              </table:table-cell>
            </table:table-row>
            <table:table-row>
              <table:table-cell office:value-type="float" office:value="0.907870902777778">
                <text:p>0.907870902777778</text:p>
              </table:table-cell>
              <table:table-cell office:value-type="float" office:value="43.97">
                <text:p>43.97</text:p>
              </table:table-cell>
            </table:table-row>
            <table:table-row>
              <table:table-cell office:value-type="float" office:value="0.907882430555556">
                <text:p>0.907882430555556</text:p>
              </table:table-cell>
              <table:table-cell office:value-type="float" office:value="43.93">
                <text:p>43.93</text:p>
              </table:table-cell>
            </table:table-row>
            <table:table-row>
              <table:table-cell office:value-type="float" office:value="0.907893958333333">
                <text:p>0.907893958333333</text:p>
              </table:table-cell>
              <table:table-cell office:value-type="float" office:value="43.79">
                <text:p>43.79</text:p>
              </table:table-cell>
            </table:table-row>
            <table:table-row>
              <table:table-cell office:value-type="float" office:value="0.907905706018518">
                <text:p>0.907905706018518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float" office:value="0.907917303240741">
                <text:p>0.907917303240741</text:p>
              </table:table-cell>
              <table:table-cell office:value-type="float" office:value="43.73">
                <text:p>43.73</text:p>
              </table:table-cell>
            </table:table-row>
            <table:table-row>
              <table:table-cell office:value-type="float" office:value="0.907928946759259">
                <text:p>0.907928946759259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float" office:value="0.907928946759259">
                <text:p>0.907928946759259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float" office:value="0.907940509259259">
                <text:p>0.907940509259259</text:p>
              </table:table-cell>
              <table:table-cell office:value-type="float" office:value="43.87">
                <text:p>43.87</text:p>
              </table:table-cell>
            </table:table-row>
            <table:table-row>
              <table:table-cell office:value-type="float" office:value="0.907952106481481">
                <text:p>0.907952106481481</text:p>
              </table:table-cell>
              <table:table-cell office:value-type="float" office:value="43.87">
                <text:p>43.87</text:p>
              </table:table-cell>
            </table:table-row>
            <table:table-row>
              <table:table-cell office:value-type="float" office:value="0.907963773148148">
                <text:p>0.907963773148148</text:p>
              </table:table-cell>
              <table:table-cell office:value-type="float" office:value="43.91">
                <text:p>43.91</text:p>
              </table:table-cell>
            </table:table-row>
            <table:table-row>
              <table:table-cell office:value-type="float" office:value="0.907975162037037">
                <text:p>0.907975162037037</text:p>
              </table:table-cell>
              <table:table-cell office:value-type="float" office:value="43.87">
                <text:p>43.87</text:p>
              </table:table-cell>
            </table:table-row>
            <table:table-row>
              <table:table-cell office:value-type="float" office:value="0.907986875">
                <text:p>0.907986875</text:p>
              </table:table-cell>
              <table:table-cell office:value-type="float" office:value="43.87">
                <text:p>43.87</text:p>
              </table:table-cell>
            </table:table-row>
            <table:table-row>
              <table:table-cell office:value-type="float" office:value="0.907998356481481">
                <text:p>0.907998356481481</text:p>
              </table:table-cell>
              <table:table-cell office:value-type="float" office:value="43.93">
                <text:p>43.93</text:p>
              </table:table-cell>
            </table:table-row>
            <table:table-row>
              <table:table-cell office:value-type="float" office:value="0.908010069444444">
                <text:p>0.908010069444444</text:p>
              </table:table-cell>
              <table:table-cell office:value-type="float" office:value="43.97">
                <text:p>43.97</text:p>
              </table:table-cell>
            </table:table-row>
            <table:table-row>
              <table:table-cell office:value-type="float" office:value="0.9080215625">
                <text:p>0.9080215625</text:p>
              </table:table-cell>
              <table:table-cell office:value-type="float" office:value="44.09">
                <text:p>44.09</text:p>
              </table:table-cell>
            </table:table-row>
            <table:table-row>
              <table:table-cell office:value-type="float" office:value="0.908033263888889">
                <text:p>0.908033263888889</text:p>
              </table:table-cell>
              <table:table-cell office:value-type="float" office:value="44.13">
                <text:p>44.13</text:p>
              </table:table-cell>
            </table:table-row>
            <table:table-row>
              <table:table-cell office:value-type="float" office:value="0.908044965277778">
                <text:p>0.908044965277778</text:p>
              </table:table-cell>
              <table:table-cell office:value-type="float" office:value="44.15">
                <text:p>44.15</text:p>
              </table:table-cell>
            </table:table-row>
            <table:table-row>
              <table:table-cell office:value-type="float" office:value="0.90805650462963">
                <text:p>0.90805650462963</text:p>
              </table:table-cell>
              <table:table-cell office:value-type="float" office:value="44.21">
                <text:p>44.21</text:p>
              </table:table-cell>
            </table:table-row>
            <table:table-row>
              <table:table-cell office:value-type="float" office:value="0.908068171296296">
                <text:p>0.908068171296296</text:p>
              </table:table-cell>
              <table:table-cell office:value-type="float" office:value="44.29">
                <text:p>44.29</text:p>
              </table:table-cell>
            </table:table-row>
            <table:table-row>
              <table:table-cell office:value-type="float" office:value="0.908079583333333">
                <text:p>0.908079583333333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float" office:value="0.908091122685185">
                <text:p>0.908091122685185</text:p>
              </table:table-cell>
              <table:table-cell office:value-type="float" office:value="44.29">
                <text:p>44.29</text:p>
              </table:table-cell>
            </table:table-row>
            <table:table-row>
              <table:table-cell office:value-type="float" office:value="0.90810275462963">
                <text:p>0.90810275462963</text:p>
              </table:table-cell>
              <table:table-cell office:value-type="float" office:value="44.67">
                <text:p>44.67</text:p>
              </table:table-cell>
            </table:table-row>
            <table:table-row>
              <table:table-cell office:value-type="float" office:value="0.908114282407407">
                <text:p>0.908114282407407</text:p>
              </table:table-cell>
              <table:table-cell office:value-type="float" office:value="44.49">
                <text:p>44.49</text:p>
              </table:table-cell>
            </table:table-row>
            <table:table-row>
              <table:table-cell office:value-type="float" office:value="0.908125891203704">
                <text:p>0.908125891203704</text:p>
              </table:table-cell>
              <table:table-cell office:value-type="float" office:value="44.41">
                <text:p>44.41</text:p>
              </table:table-cell>
            </table:table-row>
            <table:table-row>
              <table:table-cell office:value-type="float" office:value="0.90813755787037">
                <text:p>0.90813755787037</text:p>
              </table:table-cell>
              <table:table-cell office:value-type="float" office:value="44.39">
                <text:p>44.39</text:p>
              </table:table-cell>
            </table:table-row>
            <table:table-row>
              <table:table-cell office:value-type="float" office:value="0.908149270833333">
                <text:p>0.908149270833333</text:p>
              </table:table-cell>
              <table:table-cell office:value-type="float" office:value="44.67">
                <text:p>44.67</text:p>
              </table:table-cell>
            </table:table-row>
            <table:table-row>
              <table:table-cell office:value-type="float" office:value="0.908160833333333">
                <text:p>0.908160833333333</text:p>
              </table:table-cell>
              <table:table-cell office:value-type="float" office:value="44.71">
                <text:p>44.71</text:p>
              </table:table-cell>
            </table:table-row>
            <table:table-row>
              <table:table-cell office:value-type="float" office:value="0.908172395833333">
                <text:p>0.908172395833333</text:p>
              </table:table-cell>
              <table:table-cell office:value-type="float" office:value="44.55">
                <text:p>44.55</text:p>
              </table:table-cell>
            </table:table-row>
            <table:table-row>
              <table:table-cell office:value-type="float" office:value="0.908172395833333">
                <text:p>0.908172395833333</text:p>
              </table:table-cell>
              <table:table-cell office:value-type="float" office:value="44.55">
                <text:p>44.55</text:p>
              </table:table-cell>
            </table:table-row>
            <table:table-row>
              <table:table-cell office:value-type="float" office:value="0.908183877314815">
                <text:p>0.908183877314815</text:p>
              </table:table-cell>
              <table:table-cell office:value-type="float" office:value="44.51">
                <text:p>44.51</text:p>
              </table:table-cell>
            </table:table-row>
            <table:table-row>
              <table:table-cell office:value-type="float" office:value="0.908195601851852">
                <text:p>0.908195601851852</text:p>
              </table:table-cell>
              <table:table-cell office:value-type="float" office:value="44.55">
                <text:p>44.55</text:p>
              </table:table-cell>
            </table:table-row>
            <table:table-row>
              <table:table-cell office:value-type="float" office:value="0.90820712962963">
                <text:p>0.90820712962963</text:p>
              </table:table-cell>
              <table:table-cell office:value-type="float" office:value="44.61">
                <text:p>44.61</text:p>
              </table:table-cell>
            </table:table-row>
            <table:table-row>
              <table:table-cell office:value-type="float" office:value="0.908218645833333">
                <text:p>0.908218645833333</text:p>
              </table:table-cell>
              <table:table-cell office:value-type="float" office:value="44.61">
                <text:p>44.61</text:p>
              </table:table-cell>
            </table:table-row>
            <table:table-row>
              <table:table-cell office:value-type="float" office:value="0.908230509259259">
                <text:p>0.908230509259259</text:p>
              </table:table-cell>
              <table:table-cell office:value-type="float" office:value="44.61">
                <text:p>44.61</text:p>
              </table:table-cell>
            </table:table-row>
            <table:table-row>
              <table:table-cell office:value-type="float" office:value="0.908242106481481">
                <text:p>0.908242106481481</text:p>
              </table:table-cell>
              <table:table-cell office:value-type="float" office:value="44.53">
                <text:p>44.53</text:p>
              </table:table-cell>
            </table:table-row>
            <table:table-row>
              <table:table-cell office:value-type="float" office:value="0.908253761574074">
                <text:p>0.908253761574074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float" office:value="0.908265300925926">
                <text:p>0.908265300925926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float" office:value="0.908276967592593">
                <text:p>0.908276967592593</text:p>
              </table:table-cell>
              <table:table-cell office:value-type="float" office:value="44.65">
                <text:p>44.65</text:p>
              </table:table-cell>
            </table:table-row>
            <table:table-row>
              <table:table-cell office:value-type="float" office:value="0.908288391203704">
                <text:p>0.908288391203704</text:p>
              </table:table-cell>
              <table:table-cell office:value-type="float" office:value="44.61">
                <text:p>44.61</text:p>
              </table:table-cell>
            </table:table-row>
            <table:table-row>
              <table:table-cell office:value-type="float" office:value="0.908288391203704">
                <text:p>0.908288391203704</text:p>
              </table:table-cell>
              <table:table-cell office:value-type="float" office:value="44.61">
                <text:p>44.61</text:p>
              </table:table-cell>
            </table:table-row>
            <table:table-row>
              <table:table-cell office:value-type="float" office:value="0.908299918981481">
                <text:p>0.908299918981481</text:p>
              </table:table-cell>
              <table:table-cell office:value-type="float" office:value="44.57">
                <text:p>44.57</text:p>
              </table:table-cell>
            </table:table-row>
            <table:table-row>
              <table:table-cell office:value-type="float" office:value="0.908311712962963">
                <text:p>0.908311712962963</text:p>
              </table:table-cell>
              <table:table-cell office:value-type="float" office:value="44.63">
                <text:p>44.63</text:p>
              </table:table-cell>
            </table:table-row>
            <table:table-row>
              <table:table-cell office:value-type="float" office:value="0.908323368055556">
                <text:p>0.908323368055556</text:p>
              </table:table-cell>
              <table:table-cell office:value-type="float" office:value="44.73">
                <text:p>44.73</text:p>
              </table:table-cell>
            </table:table-row>
            <table:table-row>
              <table:table-cell office:value-type="float" office:value="0.908334965277778">
                <text:p>0.908334965277778</text:p>
              </table:table-cell>
              <table:table-cell office:value-type="float" office:value="44.73">
                <text:p>44.73</text:p>
              </table:table-cell>
            </table:table-row>
            <table:table-row>
              <table:table-cell office:value-type="float" office:value="0.908346319444444">
                <text:p>0.908346319444444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float" office:value="0.908358171296296">
                <text:p>0.908358171296296</text:p>
              </table:table-cell>
              <table:table-cell office:value-type="float" office:value="44.83">
                <text:p>44.83</text:p>
              </table:table-cell>
            </table:table-row>
            <table:table-row>
              <table:table-cell office:value-type="float" office:value="0.908369699074074">
                <text:p>0.908369699074074</text:p>
              </table:table-cell>
              <table:table-cell office:value-type="float" office:value="44.77">
                <text:p>44.77</text:p>
              </table:table-cell>
            </table:table-row>
            <table:table-row>
              <table:table-cell office:value-type="float" office:value="0.908381342592593">
                <text:p>0.908381342592593</text:p>
              </table:table-cell>
              <table:table-cell office:value-type="float" office:value="44.83">
                <text:p>44.83</text:p>
              </table:table-cell>
            </table:table-row>
            <table:table-row>
              <table:table-cell office:value-type="float" office:value="0.908392962962963">
                <text:p>0.908392962962963</text:p>
              </table:table-cell>
              <table:table-cell office:value-type="float" office:value="44.91">
                <text:p>44.91</text:p>
              </table:table-cell>
            </table:table-row>
            <table:table-row>
              <table:table-cell office:value-type="float" office:value="0.908404363425926">
                <text:p>0.908404363425926</text:p>
              </table:table-cell>
              <table:table-cell office:value-type="float" office:value="44.91">
                <text:p>44.91</text:p>
              </table:table-cell>
            </table:table-row>
            <table:table-row>
              <table:table-cell office:value-type="float" office:value="0.908416111111111">
                <text:p>0.908416111111111</text:p>
              </table:table-cell>
              <table:table-cell office:value-type="float" office:value="44.83">
                <text:p>44.83</text:p>
              </table:table-cell>
            </table:table-row>
            <table:table-row>
              <table:table-cell office:value-type="float" office:value="0.908404363425926">
                <text:p>0.908404363425926</text:p>
              </table:table-cell>
              <table:table-cell office:value-type="float" office:value="44.91">
                <text:p>44.91</text:p>
              </table:table-cell>
            </table:table-row>
            <table:table-row>
              <table:table-cell office:value-type="float" office:value="0.908416111111111">
                <text:p>0.908416111111111</text:p>
              </table:table-cell>
              <table:table-cell office:value-type="float" office:value="44.83">
                <text:p>44.83</text:p>
              </table:table-cell>
            </table:table-row>
            <table:table-row>
              <table:table-cell office:value-type="float" office:value="0.908427766203704">
                <text:p>0.908427766203704</text:p>
              </table:table-cell>
              <table:table-cell office:value-type="float" office:value="44.83">
                <text:p>44.83</text:p>
              </table:table-cell>
            </table:table-row>
            <table:table-row>
              <table:table-cell office:value-type="float" office:value="0.908439363425926">
                <text:p>0.908439363425926</text:p>
              </table:table-cell>
              <table:table-cell office:value-type="float" office:value="44.91">
                <text:p>44.91</text:p>
              </table:table-cell>
            </table:table-row>
            <table:table-row>
              <table:table-cell office:value-type="float" office:value="0.908450879629629">
                <text:p>0.908450879629629</text:p>
              </table:table-cell>
              <table:table-cell office:value-type="float" office:value="44.99">
                <text:p>44.99</text:p>
              </table:table-cell>
            </table:table-row>
            <table:table-row>
              <table:table-cell office:value-type="float" office:value="0.908462511574074">
                <text:p>0.908462511574074</text:p>
              </table:table-cell>
              <table:table-cell office:value-type="float" office:value="45.05">
                <text:p>45.05</text:p>
              </table:table-cell>
            </table:table-row>
            <table:table-row>
              <table:table-cell office:value-type="float" office:value="0.908473888888889">
                <text:p>0.908473888888889</text:p>
              </table:table-cell>
              <table:table-cell office:value-type="float" office:value="45.05">
                <text:p>45.05</text:p>
              </table:table-cell>
            </table:table-row>
            <table:table-row>
              <table:table-cell office:value-type="float" office:value="0.908485636574074">
                <text:p>0.908485636574074</text:p>
              </table:table-cell>
              <table:table-cell office:value-type="float" office:value="44.99">
                <text:p>44.99</text:p>
              </table:table-cell>
            </table:table-row>
            <table:table-row>
              <table:table-cell office:value-type="float" office:value="0.908497164351852">
                <text:p>0.908497164351852</text:p>
              </table:table-cell>
              <table:table-cell office:value-type="float" office:value="45.09">
                <text:p>45.09</text:p>
              </table:table-cell>
            </table:table-row>
            <table:table-row>
              <table:table-cell office:value-type="float" office:value="0.908508865740741">
                <text:p>0.908508865740741</text:p>
              </table:table-cell>
              <table:table-cell office:value-type="float" office:value="45.05">
                <text:p>45.05</text:p>
              </table:table-cell>
            </table:table-row>
            <table:table-row>
              <table:table-cell office:value-type="float" office:value="0.908520474537037">
                <text:p>0.908520474537037</text:p>
              </table:table-cell>
              <table:table-cell office:value-type="float" office:value="45.09">
                <text:p>45.09</text:p>
              </table:table-cell>
            </table:table-row>
            <table:table-row>
              <table:table-cell office:value-type="float" office:value="0.908520474537037">
                <text:p>0.908520474537037</text:p>
              </table:table-cell>
              <table:table-cell office:value-type="float" office:value="45.09">
                <text:p>45.09</text:p>
              </table:table-cell>
            </table:table-row>
            <table:table-row>
              <table:table-cell office:value-type="float" office:value="0.908532152777778">
                <text:p>0.908532152777778</text:p>
              </table:table-cell>
              <table:table-cell office:value-type="float" office:value="45.13">
                <text:p>45.13</text:p>
              </table:table-cell>
            </table:table-row>
            <table:table-row>
              <table:table-cell office:value-type="float" office:value="0.908543761574074">
                <text:p>0.908543761574074</text:p>
              </table:table-cell>
              <table:table-cell office:value-type="float" office:value="45.13">
                <text:p>45.13</text:p>
              </table:table-cell>
            </table:table-row>
            <table:table-row>
              <table:table-cell office:value-type="float" office:value="0.908555185185185">
                <text:p>0.908555185185185</text:p>
              </table:table-cell>
              <table:table-cell office:value-type="float" office:value="45.09">
                <text:p>45.09</text:p>
              </table:table-cell>
            </table:table-row>
            <table:table-row>
              <table:table-cell office:value-type="float" office:value="0.908566863425926">
                <text:p>0.908566863425926</text:p>
              </table:table-cell>
              <table:table-cell office:value-type="float" office:value="45.37">
                <text:p>45.37</text:p>
              </table:table-cell>
            </table:table-row>
            <table:table-row>
              <table:table-cell office:value-type="float" office:value="0.908578217592593">
                <text:p>0.908578217592593</text:p>
              </table:table-cell>
              <table:table-cell office:value-type="float" office:value="45.59">
                <text:p>45.59</text:p>
              </table:table-cell>
            </table:table-row>
            <table:table-row>
              <table:table-cell office:value-type="float" office:value="0.90858974537037">
                <text:p>0.90858974537037</text:p>
              </table:table-cell>
              <table:table-cell office:value-type="float" office:value="45.79">
                <text:p>45.79</text:p>
              </table:table-cell>
            </table:table-row>
            <table:table-row>
              <table:table-cell office:value-type="float" office:value="0.908601747685185">
                <text:p>0.908601747685185</text:p>
              </table:table-cell>
              <table:table-cell office:value-type="float" office:value="45.85">
                <text:p>45.85</text:p>
              </table:table-cell>
            </table:table-row>
            <table:table-row>
              <table:table-cell office:value-type="float" office:value="0.908612974537037">
                <text:p>0.908612974537037</text:p>
              </table:table-cell>
              <table:table-cell office:value-type="float" office:value="45.69">
                <text:p>45.69</text:p>
              </table:table-cell>
            </table:table-row>
            <table:table-row>
              <table:table-cell office:value-type="float" office:value="0.908624872685185">
                <text:p>0.908624872685185</text:p>
              </table:table-cell>
              <table:table-cell office:value-type="float" office:value="45.39">
                <text:p>45.39</text:p>
              </table:table-cell>
            </table:table-row>
            <table:table-row>
              <table:table-cell office:value-type="float" office:value="0.9086365625">
                <text:p>0.9086365625</text:p>
              </table:table-cell>
              <table:table-cell office:value-type="float" office:value="45.45">
                <text:p>45.45</text:p>
              </table:table-cell>
            </table:table-row>
            <table:table-row>
              <table:table-cell office:value-type="float" office:value="0.9086365625">
                <text:p>0.9086365625</text:p>
              </table:table-cell>
              <table:table-cell office:value-type="float" office:value="45.45">
                <text:p>45.45</text:p>
              </table:table-cell>
            </table:table-row>
            <table:table-row>
              <table:table-cell office:value-type="float" office:value="0.908648101851852">
                <text:p>0.908648101851852</text:p>
              </table:table-cell>
              <table:table-cell office:value-type="float" office:value="45.37">
                <text:p>45.37</text:p>
              </table:table-cell>
            </table:table-row>
            <table:table-row>
              <table:table-cell office:value-type="float" office:value="0.908659664351852">
                <text:p>0.908659664351852</text:p>
              </table:table-cell>
              <table:table-cell office:value-type="float" office:value="45.49">
                <text:p>45.49</text:p>
              </table:table-cell>
            </table:table-row>
            <table:table-row>
              <table:table-cell office:value-type="float" office:value="0.90867130787037">
                <text:p>0.90867130787037</text:p>
              </table:table-cell>
              <table:table-cell office:value-type="float" office:value="45.89">
                <text:p>45.89</text:p>
              </table:table-cell>
            </table:table-row>
            <table:table-row>
              <table:table-cell office:value-type="float" office:value="0.908682905092593">
                <text:p>0.908682905092593</text:p>
              </table:table-cell>
              <table:table-cell office:value-type="float" office:value="45.97">
                <text:p>45.97</text:p>
              </table:table-cell>
            </table:table-row>
            <table:table-row>
              <table:table-cell office:value-type="float" office:value="0.908694467592593">
                <text:p>0.908694467592593</text:p>
              </table:table-cell>
              <table:table-cell office:value-type="float" office:value="46.37">
                <text:p>46.37</text:p>
              </table:table-cell>
            </table:table-row>
            <table:table-row>
              <table:table-cell office:value-type="float" office:value="0.908706111111111">
                <text:p>0.908706111111111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0.908717696759259">
                <text:p>0.908717696759259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0.908729305555556">
                <text:p>0.908729305555556</text:p>
              </table:table-cell>
              <table:table-cell office:value-type="float" office:value="46.27">
                <text:p>46.27</text:p>
              </table:table-cell>
            </table:table-row>
            <table:table-row>
              <table:table-cell office:value-type="float" office:value="0.908740960648148">
                <text:p>0.908740960648148</text:p>
              </table:table-cell>
              <table:table-cell office:value-type="float" office:value="46.17">
                <text:p>46.17</text:p>
              </table:table-cell>
            </table:table-row>
            <table:table-row>
              <table:table-cell office:value-type="float" office:value="0.90875255787037">
                <text:p>0.90875255787037</text:p>
              </table:table-cell>
              <table:table-cell office:value-type="float" office:value="45.91">
                <text:p>45.91</text:p>
              </table:table-cell>
            </table:table-row>
            <table:table-row>
              <table:table-cell office:value-type="float" office:value="0.908764166666667">
                <text:p>0.908764166666667</text:p>
              </table:table-cell>
              <table:table-cell office:value-type="float" office:value="46.15">
                <text:p>46.15</text:p>
              </table:table-cell>
            </table:table-row>
            <table:table-row>
              <table:table-cell office:value-type="float" office:value="0.908775555555556">
                <text:p>0.908775555555556</text:p>
              </table:table-cell>
              <table:table-cell office:value-type="float" office:value="45.75">
                <text:p>45.75</text:p>
              </table:table-cell>
            </table:table-row>
            <table:table-row>
              <table:table-cell office:value-type="float" office:value="0.908787268518518">
                <text:p>0.908787268518518</text:p>
              </table:table-cell>
              <table:table-cell office:value-type="float" office:value="45.71">
                <text:p>45.71</text:p>
              </table:table-cell>
            </table:table-row>
            <table:table-row>
              <table:table-cell office:value-type="float" office:value="0.908798831018519">
                <text:p>0.908798831018519</text:p>
              </table:table-cell>
              <table:table-cell office:value-type="float" office:value="45.85">
                <text:p>45.85</text:p>
              </table:table-cell>
            </table:table-row>
            <table:table-row>
              <table:table-cell office:value-type="float" office:value="0.908810462962963">
                <text:p>0.908810462962963</text:p>
              </table:table-cell>
              <table:table-cell office:value-type="float" office:value="45.75">
                <text:p>45.75</text:p>
              </table:table-cell>
            </table:table-row>
            <table:table-row>
              <table:table-cell office:value-type="float" office:value="0.908822164351852">
                <text:p>0.908822164351852</text:p>
              </table:table-cell>
              <table:table-cell office:value-type="float" office:value="45.69">
                <text:p>45.69</text:p>
              </table:table-cell>
            </table:table-row>
            <table:table-row>
              <table:table-cell office:value-type="float" office:value="0.908833599537037">
                <text:p>0.908833599537037</text:p>
              </table:table-cell>
              <table:table-cell office:value-type="float" office:value="45.73">
                <text:p>45.73</text:p>
              </table:table-cell>
            </table:table-row>
            <table:table-row>
              <table:table-cell office:value-type="float" office:value="0.90884525462963">
                <text:p>0.90884525462963</text:p>
              </table:table-cell>
              <table:table-cell office:value-type="float" office:value="45.83">
                <text:p>45.83</text:p>
              </table:table-cell>
            </table:table-row>
            <table:table-row>
              <table:table-cell office:value-type="float" office:value="0.908856863425926">
                <text:p>0.908856863425926</text:p>
              </table:table-cell>
              <table:table-cell office:value-type="float" office:value="45.91">
                <text:p>45.91</text:p>
              </table:table-cell>
            </table:table-row>
            <table:table-row>
              <table:table-cell office:value-type="float" office:value="0.90886849537037">
                <text:p>0.90886849537037</text:p>
              </table:table-cell>
              <table:table-cell office:value-type="float" office:value="45.95">
                <text:p>45.95</text:p>
              </table:table-cell>
            </table:table-row>
            <table:table-row>
              <table:table-cell office:value-type="float" office:value="0.908880104166667">
                <text:p>0.908880104166667</text:p>
              </table:table-cell>
              <table:table-cell office:value-type="float" office:value="46.15">
                <text:p>46.15</text:p>
              </table:table-cell>
            </table:table-row>
            <table:table-row>
              <table:table-cell office:value-type="float" office:value="0.908880104166667">
                <text:p>0.908880104166667</text:p>
              </table:table-cell>
              <table:table-cell office:value-type="float" office:value="46.15">
                <text:p>46.15</text:p>
              </table:table-cell>
            </table:table-row>
            <table:table-row>
              <table:table-cell office:value-type="float" office:value="0.908891481481481">
                <text:p>0.908891481481481</text:p>
              </table:table-cell>
              <table:table-cell office:value-type="float" office:value="46.03">
                <text:p>46.03</text:p>
              </table:table-cell>
            </table:table-row>
            <table:table-row>
              <table:table-cell office:value-type="float" office:value="0.908903321759259">
                <text:p>0.908903321759259</text:p>
              </table:table-cell>
              <table:table-cell office:value-type="float" office:value="46.23">
                <text:p>46.23</text:p>
              </table:table-cell>
            </table:table-row>
            <table:table-row>
              <table:table-cell office:value-type="float" office:value="0.908914722222222">
                <text:p>0.908914722222222</text:p>
              </table:table-cell>
              <table:table-cell office:value-type="float" office:value="45.89">
                <text:p>45.89</text:p>
              </table:table-cell>
            </table:table-row>
            <table:table-row>
              <table:table-cell office:value-type="float" office:value="0.9089265625">
                <text:p>0.9089265625</text:p>
              </table:table-cell>
              <table:table-cell office:value-type="float" office:value="45.89">
                <text:p>45.89</text:p>
              </table:table-cell>
            </table:table-row>
            <table:table-row>
              <table:table-cell office:value-type="float" office:value="0.908938101851852">
                <text:p>0.908938101851852</text:p>
              </table:table-cell>
              <table:table-cell office:value-type="float" office:value="45.91">
                <text:p>45.91</text:p>
              </table:table-cell>
            </table:table-row>
            <table:table-row>
              <table:table-cell office:value-type="float" office:value="0.908949560185185">
                <text:p>0.908949560185185</text:p>
              </table:table-cell>
              <table:table-cell office:value-type="float" office:value="45.91">
                <text:p>45.91</text:p>
              </table:table-cell>
            </table:table-row>
            <table:table-row>
              <table:table-cell office:value-type="float" office:value="0.908961226851852">
                <text:p>0.908961226851852</text:p>
              </table:table-cell>
              <table:table-cell office:value-type="float" office:value="46.13">
                <text:p>46.13</text:p>
              </table:table-cell>
            </table:table-row>
            <table:table-row>
              <table:table-cell office:value-type="float" office:value="0.908972939814815">
                <text:p>0.908972939814815</text:p>
              </table:table-cell>
              <table:table-cell office:value-type="float" office:value="46.01">
                <text:p>46.01</text:p>
              </table:table-cell>
            </table:table-row>
            <table:table-row>
              <table:table-cell office:value-type="float" office:value="0.908984560185185">
                <text:p>0.908984560185185</text:p>
              </table:table-cell>
              <table:table-cell office:value-type="float" office:value="46.03">
                <text:p>46.03</text:p>
              </table:table-cell>
            </table:table-row>
            <table:table-row>
              <table:table-cell office:value-type="float" office:value="0.90899599537037">
                <text:p>0.90899599537037</text:p>
              </table:table-cell>
              <table:table-cell office:value-type="float" office:value="45.93">
                <text:p>45.93</text:p>
              </table:table-cell>
            </table:table-row>
            <table:table-row>
              <table:table-cell office:value-type="float" office:value="0.909007511574074">
                <text:p>0.909007511574074</text:p>
              </table:table-cell>
              <table:table-cell office:value-type="float" office:value="45.95">
                <text:p>45.95</text:p>
              </table:table-cell>
            </table:table-row>
            <table:table-row>
              <table:table-cell office:value-type="float" office:value="0.909019050925926">
                <text:p>0.909019050925926</text:p>
              </table:table-cell>
              <table:table-cell office:value-type="float" office:value="46.05">
                <text:p>46.05</text:p>
              </table:table-cell>
            </table:table-row>
            <table:table-row>
              <table:table-cell office:value-type="float" office:value="0.909030752314815">
                <text:p>0.909030752314815</text:p>
              </table:table-cell>
              <table:table-cell office:value-type="float" office:value="46.13">
                <text:p>46.13</text:p>
              </table:table-cell>
            </table:table-row>
            <table:table-row>
              <table:table-cell office:value-type="float" office:value="0.909042280092593">
                <text:p>0.909042280092593</text:p>
              </table:table-cell>
              <table:table-cell office:value-type="float" office:value="46.15">
                <text:p>46.15</text:p>
              </table:table-cell>
            </table:table-row>
            <table:table-row>
              <table:table-cell office:value-type="float" office:value="0.909053993055556">
                <text:p>0.909053993055556</text:p>
              </table:table-cell>
              <table:table-cell office:value-type="float" office:value="46.41">
                <text:p>46.41</text:p>
              </table:table-cell>
            </table:table-row>
            <table:table-row>
              <table:table-cell office:value-type="float" office:value="0.909065520833333">
                <text:p>0.909065520833333</text:p>
              </table:table-cell>
              <table:table-cell office:value-type="float" office:value="46.63">
                <text:p>46.63</text:p>
              </table:table-cell>
            </table:table-row>
            <table:table-row>
              <table:table-cell office:value-type="float" office:value="0.909077222222222">
                <text:p>0.909077222222222</text:p>
              </table:table-cell>
              <table:table-cell office:value-type="float" office:value="46.69">
                <text:p>46.69</text:p>
              </table:table-cell>
            </table:table-row>
            <table:table-row>
              <table:table-cell office:value-type="float" office:value="0.909088854166667">
                <text:p>0.909088854166667</text:p>
              </table:table-cell>
              <table:table-cell office:value-type="float" office:value="46.39">
                <text:p>46.39</text:p>
              </table:table-cell>
            </table:table-row>
            <table:table-row>
              <table:table-cell office:value-type="float" office:value="0.909100509259259">
                <text:p>0.909100509259259</text:p>
              </table:table-cell>
              <table:table-cell office:value-type="float" office:value="46.83">
                <text:p>46.83</text:p>
              </table:table-cell>
            </table:table-row>
            <table:table-row>
              <table:table-cell office:value-type="float" office:value="0.909112152777778">
                <text:p>0.909112152777778</text:p>
              </table:table-cell>
              <table:table-cell office:value-type="float" office:value="46.53">
                <text:p>46.53</text:p>
              </table:table-cell>
            </table:table-row>
            <table:table-row>
              <table:table-cell office:value-type="float" office:value="0.909123726851852">
                <text:p>0.909123726851852</text:p>
              </table:table-cell>
              <table:table-cell office:value-type="float" office:value="46.39">
                <text:p>46.39</text:p>
              </table:table-cell>
            </table:table-row>
            <table:table-row>
              <table:table-cell office:value-type="float" office:value="0.9091353125">
                <text:p>0.9091353125</text:p>
              </table:table-cell>
              <table:table-cell office:value-type="float" office:value="46.35">
                <text:p>46.35</text:p>
              </table:table-cell>
            </table:table-row>
            <table:table-row>
              <table:table-cell office:value-type="float" office:value="0.909123726851852">
                <text:p>0.909123726851852</text:p>
              </table:table-cell>
              <table:table-cell office:value-type="float" office:value="46.39">
                <text:p>46.39</text:p>
              </table:table-cell>
            </table:table-row>
            <table:table-row>
              <table:table-cell office:value-type="float" office:value="0.9091353125">
                <text:p>0.9091353125</text:p>
              </table:table-cell>
              <table:table-cell office:value-type="float" office:value="46.35">
                <text:p>46.35</text:p>
              </table:table-cell>
            </table:table-row>
            <table:table-row>
              <table:table-cell office:value-type="float" office:value="0.909146608796296">
                <text:p>0.909146608796296</text:p>
              </table:table-cell>
              <table:table-cell office:value-type="float" office:value="46.37">
                <text:p>46.37</text:p>
              </table:table-cell>
            </table:table-row>
            <table:table-row>
              <table:table-cell office:value-type="float" office:value="0.909158321759259">
                <text:p>0.909158321759259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0.909170023148148">
                <text:p>0.909170023148148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0.909181759259259">
                <text:p>0.909181759259259</text:p>
              </table:table-cell>
              <table:table-cell office:value-type="float" office:value="46.45">
                <text:p>46.45</text:p>
              </table:table-cell>
            </table:table-row>
            <table:table-row>
              <table:table-cell office:value-type="float" office:value="0.909193298611111">
                <text:p>0.909193298611111</text:p>
              </table:table-cell>
              <table:table-cell office:value-type="float" office:value="46.35">
                <text:p>46.35</text:p>
              </table:table-cell>
            </table:table-row>
            <table:table-row>
              <table:table-cell office:value-type="float" office:value="0.909204907407407">
                <text:p>0.909204907407407</text:p>
              </table:table-cell>
              <table:table-cell office:value-type="float" office:value="46.41">
                <text:p>46.41</text:p>
              </table:table-cell>
            </table:table-row>
            <table:table-row>
              <table:table-cell office:value-type="float" office:value="0.909216493055556">
                <text:p>0.909216493055556</text:p>
              </table:table-cell>
              <table:table-cell office:value-type="float" office:value="46.65">
                <text:p>46.65</text:p>
              </table:table-cell>
            </table:table-row>
            <table:table-row>
              <table:table-cell office:value-type="float" office:value="0.90922806712963">
                <text:p>0.90922806712963</text:p>
              </table:table-cell>
              <table:table-cell office:value-type="float" office:value="46.57">
                <text:p>46.57</text:p>
              </table:table-cell>
            </table:table-row>
            <table:table-row>
              <table:table-cell office:value-type="float" office:value="0.909239791666667">
                <text:p>0.909239791666667</text:p>
              </table:table-cell>
              <table:table-cell office:value-type="float" office:value="46.39">
                <text:p>46.39</text:p>
              </table:table-cell>
            </table:table-row>
            <table:table-row>
              <table:table-cell office:value-type="float" office:value="0.909251354166667">
                <text:p>0.909251354166667</text:p>
              </table:table-cell>
              <table:table-cell office:value-type="float" office:value="46.41">
                <text:p>46.41</text:p>
              </table:table-cell>
            </table:table-row>
            <table:table-row>
              <table:table-cell office:value-type="float" office:value="0.909239791666667">
                <text:p>0.909239791666667</text:p>
              </table:table-cell>
              <table:table-cell office:value-type="float" office:value="46.39">
                <text:p>46.39</text:p>
              </table:table-cell>
            </table:table-row>
            <table:table-row>
              <table:table-cell office:value-type="float" office:value="0.909251354166667">
                <text:p>0.909251354166667</text:p>
              </table:table-cell>
              <table:table-cell office:value-type="float" office:value="46.41">
                <text:p>46.41</text:p>
              </table:table-cell>
            </table:table-row>
            <table:table-row>
              <table:table-cell office:value-type="float" office:value="0.909262824074074">
                <text:p>0.909262824074074</text:p>
              </table:table-cell>
              <table:table-cell office:value-type="float" office:value="46.63">
                <text:p>46.63</text:p>
              </table:table-cell>
            </table:table-row>
            <table:table-row>
              <table:table-cell office:value-type="float" office:value="0.90927431712963">
                <text:p>0.90927431712963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float" office:value="0.909285844907407">
                <text:p>0.909285844907407</text:p>
              </table:table-cell>
              <table:table-cell office:value-type="float" office:value="46.79">
                <text:p>46.79</text:p>
              </table:table-cell>
            </table:table-row>
            <table:table-row>
              <table:table-cell office:value-type="float" office:value="0.90929775462963">
                <text:p>0.90929775462963</text:p>
              </table:table-cell>
              <table:table-cell office:value-type="float" office:value="46.81">
                <text:p>46.81</text:p>
              </table:table-cell>
            </table:table-row>
            <table:table-row>
              <table:table-cell office:value-type="float" office:value="0.909309351851852">
                <text:p>0.909309351851852</text:p>
              </table:table-cell>
              <table:table-cell office:value-type="float" office:value="46.83">
                <text:p>46.83</text:p>
              </table:table-cell>
            </table:table-row>
            <table:table-row>
              <table:table-cell office:value-type="float" office:value="0.909320902777778">
                <text:p>0.909320902777778</text:p>
              </table:table-cell>
              <table:table-cell office:value-type="float" office:value="46.91">
                <text:p>46.91</text:p>
              </table:table-cell>
            </table:table-row>
            <table:table-row>
              <table:table-cell office:value-type="float" office:value="0.909332430555556">
                <text:p>0.909332430555556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float" office:value="0.909343958333333">
                <text:p>0.909343958333333</text:p>
              </table:table-cell>
              <table:table-cell office:value-type="float" office:value="46.95">
                <text:p>46.95</text:p>
              </table:table-cell>
            </table:table-row>
            <table:table-row>
              <table:table-cell office:value-type="float" office:value="0.909355659722222">
                <text:p>0.909355659722222</text:p>
              </table:table-cell>
              <table:table-cell office:value-type="float" office:value="47.03">
                <text:p>47.03</text:p>
              </table:table-cell>
            </table:table-row>
            <table:table-row>
              <table:table-cell office:value-type="float" office:value="0.909367361111111">
                <text:p>0.909367361111111</text:p>
              </table:table-cell>
              <table:table-cell office:value-type="float" office:value="47.07">
                <text:p>47.07</text:p>
              </table:table-cell>
            </table:table-row>
            <table:table-row>
              <table:table-cell office:value-type="float" office:value="0.909378599537037">
                <text:p>0.909378599537037</text:p>
              </table:table-cell>
              <table:table-cell office:value-type="float" office:value="47.09">
                <text:p>47.09</text:p>
              </table:table-cell>
            </table:table-row>
            <table:table-row>
              <table:table-cell office:value-type="float" office:value="0.909390381944444">
                <text:p>0.909390381944444</text:p>
              </table:table-cell>
              <table:table-cell office:value-type="float" office:value="47.03">
                <text:p>47.03</text:p>
              </table:table-cell>
            </table:table-row>
            <table:table-row>
              <table:table-cell office:value-type="float" office:value="0.909402060185185">
                <text:p>0.909402060185185</text:p>
              </table:table-cell>
              <table:table-cell office:value-type="float" office:value="47.09">
                <text:p>47.09</text:p>
              </table:table-cell>
            </table:table-row>
            <table:table-row>
              <table:table-cell office:value-type="float" office:value="0.909413587962963">
                <text:p>0.909413587962963</text:p>
              </table:table-cell>
              <table:table-cell office:value-type="float" office:value="47.11">
                <text:p>47.11</text:p>
              </table:table-cell>
            </table:table-row>
            <table:table-row>
              <table:table-cell office:value-type="float" office:value="0.909425266203704">
                <text:p>0.909425266203704</text:p>
              </table:table-cell>
              <table:table-cell office:value-type="float" office:value="47.17">
                <text:p>47.17</text:p>
              </table:table-cell>
            </table:table-row>
            <table:table-row>
              <table:table-cell office:value-type="float" office:value="0.909436944444444">
                <text:p>0.909436944444444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float" office:value="0.909448553240741">
                <text:p>0.909448553240741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float" office:value="0.909460150462963">
                <text:p>0.909460150462963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float" office:value="0.909471412037037">
                <text:p>0.909471412037037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float" office:value="0.909483113425926">
                <text:p>0.909483113425926</text:p>
              </table:table-cell>
              <table:table-cell office:value-type="float" office:value="47.11">
                <text:p>47.11</text:p>
              </table:table-cell>
            </table:table-row>
            <table:table-row>
              <table:table-cell office:value-type="float" office:value="0.909471412037037">
                <text:p>0.909471412037037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float" office:value="0.909483113425926">
                <text:p>0.909483113425926</text:p>
              </table:table-cell>
              <table:table-cell office:value-type="float" office:value="47.11">
                <text:p>47.11</text:p>
              </table:table-cell>
            </table:table-row>
            <table:table-row>
              <table:table-cell office:value-type="float" office:value="0.909494791666667">
                <text:p>0.909494791666667</text:p>
              </table:table-cell>
              <table:table-cell office:value-type="float" office:value="47.09">
                <text:p>47.09</text:p>
              </table:table-cell>
            </table:table-row>
            <table:table-row>
              <table:table-cell office:value-type="float" office:value="0.909506469907407">
                <text:p>0.909506469907407</text:p>
              </table:table-cell>
              <table:table-cell office:value-type="float" office:value="47.17">
                <text:p>47.17</text:p>
              </table:table-cell>
            </table:table-row>
            <table:table-row>
              <table:table-cell office:value-type="float" office:value="0.909518055555555">
                <text:p>0.909518055555555</text:p>
              </table:table-cell>
              <table:table-cell office:value-type="float" office:value="47.17">
                <text:p>47.17</text:p>
              </table:table-cell>
            </table:table-row>
            <table:table-row>
              <table:table-cell office:value-type="float" office:value="0.909529375">
                <text:p>0.909529375</text:p>
              </table:table-cell>
              <table:table-cell office:value-type="float" office:value="47.17">
                <text:p>47.17</text:p>
              </table:table-cell>
            </table:table-row>
            <table:table-row>
              <table:table-cell office:value-type="float" office:value="0.909541354166667">
                <text:p>0.909541354166667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float" office:value="0.909552905092593">
                <text:p>0.909552905092593</text:p>
              </table:table-cell>
              <table:table-cell office:value-type="float" office:value="47.29">
                <text:p>47.29</text:p>
              </table:table-cell>
            </table:table-row>
            <table:table-row>
              <table:table-cell office:value-type="float" office:value="0.909564513888889">
                <text:p>0.909564513888889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float" office:value="0.90957587962963">
                <text:p>0.90957587962963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float" office:value="0.909587581018518">
                <text:p>0.909587581018518</text:p>
              </table:table-cell>
              <table:table-cell office:value-type="float" office:value="47.29">
                <text:p>47.29</text:p>
              </table:table-cell>
            </table:table-row>
            <table:table-row>
              <table:table-cell office:value-type="float" office:value="0.909587581018518">
                <text:p>0.909587581018518</text:p>
              </table:table-cell>
              <table:table-cell office:value-type="float" office:value="47.29">
                <text:p>47.29</text:p>
              </table:table-cell>
            </table:table-row>
            <table:table-row>
              <table:table-cell office:value-type="float" office:value="0.909599224537037">
                <text:p>0.909599224537037</text:p>
              </table:table-cell>
              <table:table-cell office:value-type="float" office:value="47.35">
                <text:p>47.35</text:p>
              </table:table-cell>
            </table:table-row>
            <table:table-row>
              <table:table-cell office:value-type="float" office:value="0.909610763888889">
                <text:p>0.909610763888889</text:p>
              </table:table-cell>
              <table:table-cell office:value-type="float" office:value="47.33">
                <text:p>47.33</text:p>
              </table:table-cell>
            </table:table-row>
            <table:table-row>
              <table:table-cell office:value-type="float" office:value="0.909622314814815">
                <text:p>0.909622314814815</text:p>
              </table:table-cell>
              <table:table-cell office:value-type="float" office:value="47.35">
                <text:p>47.35</text:p>
              </table:table-cell>
            </table:table-row>
            <table:table-row>
              <table:table-cell office:value-type="float" office:value="0.909634027777778">
                <text:p>0.909634027777778</text:p>
              </table:table-cell>
              <table:table-cell office:value-type="float" office:value="47.51">
                <text:p>47.51</text:p>
              </table:table-cell>
            </table:table-row>
            <table:table-row>
              <table:table-cell office:value-type="float" office:value="0.909645717592593">
                <text:p>0.909645717592593</text:p>
              </table:table-cell>
              <table:table-cell office:value-type="float" office:value="47.45">
                <text:p>47.45</text:p>
              </table:table-cell>
            </table:table-row>
            <table:table-row>
              <table:table-cell office:value-type="float" office:value="0.909657303240741">
                <text:p>0.909657303240741</text:p>
              </table:table-cell>
              <table:table-cell office:value-type="float" office:value="47.55">
                <text:p>47.55</text:p>
              </table:table-cell>
            </table:table-row>
            <table:table-row>
              <table:table-cell office:value-type="float" office:value="0.909668819444444">
                <text:p>0.909668819444444</text:p>
              </table:table-cell>
              <table:table-cell office:value-type="float" office:value="47.51">
                <text:p>47.51</text:p>
              </table:table-cell>
            </table:table-row>
            <table:table-row>
              <table:table-cell office:value-type="float" office:value="0.909680358796296">
                <text:p>0.909680358796296</text:p>
              </table:table-cell>
              <table:table-cell office:value-type="float" office:value="47.57">
                <text:p>47.57</text:p>
              </table:table-cell>
            </table:table-row>
            <table:table-row>
              <table:table-cell office:value-type="float" office:value="0.909692071759259">
                <text:p>0.909692071759259</text:p>
              </table:table-cell>
              <table:table-cell office:value-type="float" office:value="47.55">
                <text:p>47.55</text:p>
              </table:table-cell>
            </table:table-row>
            <table:table-row>
              <table:table-cell office:value-type="float" office:value="0.909703703703704">
                <text:p>0.909703703703704</text:p>
              </table:table-cell>
              <table:table-cell office:value-type="float" office:value="47.55">
                <text:p>47.55</text:p>
              </table:table-cell>
            </table:table-row>
            <table:table-row>
              <table:table-cell office:value-type="float" office:value="0.909703703703704">
                <text:p>0.909703703703704</text:p>
              </table:table-cell>
              <table:table-cell office:value-type="float" office:value="47.55">
                <text:p>47.55</text:p>
              </table:table-cell>
            </table:table-row>
            <table:table-row>
              <table:table-cell office:value-type="float" office:value="0.909715300925926">
                <text:p>0.909715300925926</text:p>
              </table:table-cell>
              <table:table-cell office:value-type="float" office:value="47.55">
                <text:p>47.55</text:p>
              </table:table-cell>
            </table:table-row>
            <table:table-row>
              <table:table-cell office:value-type="float" office:value="0.909726608796296">
                <text:p>0.909726608796296</text:p>
              </table:table-cell>
              <table:table-cell office:value-type="float" office:value="47.63">
                <text:p>47.63</text:p>
              </table:table-cell>
            </table:table-row>
            <table:table-row>
              <table:table-cell office:value-type="float" office:value="0.909738506944444">
                <text:p>0.909738506944444</text:p>
              </table:table-cell>
              <table:table-cell office:value-type="float" office:value="47.69">
                <text:p>47.69</text:p>
              </table:table-cell>
            </table:table-row>
            <table:table-row>
              <table:table-cell office:value-type="float" office:value="0.909750150462963">
                <text:p>0.909750150462963</text:p>
              </table:table-cell>
              <table:table-cell office:value-type="float" office:value="47.67">
                <text:p>47.67</text:p>
              </table:table-cell>
            </table:table-row>
            <table:table-row>
              <table:table-cell office:value-type="float" office:value="0.909761712962963">
                <text:p>0.909761712962963</text:p>
              </table:table-cell>
              <table:table-cell office:value-type="float" office:value="47.73">
                <text:p>47.73</text:p>
              </table:table-cell>
            </table:table-row>
            <table:table-row>
              <table:table-cell office:value-type="float" office:value="0.90977306712963">
                <text:p>0.90977306712963</text:p>
              </table:table-cell>
              <table:table-cell office:value-type="float" office:value="47.79">
                <text:p>47.79</text:p>
              </table:table-cell>
            </table:table-row>
            <table:table-row>
              <table:table-cell office:value-type="float" office:value="0.909784560185185">
                <text:p>0.909784560185185</text:p>
              </table:table-cell>
              <table:table-cell office:value-type="float" office:value="47.79">
                <text:p>47.79</text:p>
              </table:table-cell>
            </table:table-row>
            <table:table-row>
              <table:table-cell office:value-type="float" office:value="0.909796469907407">
                <text:p>0.909796469907407</text:p>
              </table:table-cell>
              <table:table-cell office:value-type="float" office:value="47.79">
                <text:p>47.79</text:p>
              </table:table-cell>
            </table:table-row>
            <table:table-row>
              <table:table-cell office:value-type="float" office:value="0.909807986111111">
                <text:p>0.909807986111111</text:p>
              </table:table-cell>
              <table:table-cell office:value-type="float" office:value="47.77">
                <text:p>47.77</text:p>
              </table:table-cell>
            </table:table-row>
            <table:table-row>
              <table:table-cell office:value-type="float" office:value="0.909819756944444">
                <text:p>0.909819756944444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float" office:value="0.909831354166667">
                <text:p>0.909831354166667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float" office:value="0.909831354166667">
                <text:p>0.909831354166667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float" office:value="0.909842893518518">
                <text:p>0.909842893518518</text:p>
              </table:table-cell>
              <table:table-cell office:value-type="float" office:value="47.89">
                <text:p>47.89</text:p>
              </table:table-cell>
            </table:table-row>
            <table:table-row>
              <table:table-cell office:value-type="float" office:value="0.909854456018518">
                <text:p>0.909854456018518</text:p>
              </table:table-cell>
              <table:table-cell office:value-type="float" office:value="48.03">
                <text:p>48.03</text:p>
              </table:table-cell>
            </table:table-row>
            <table:table-row>
              <table:table-cell office:value-type="float" office:value="0.909866099537037">
                <text:p>0.909866099537037</text:p>
              </table:table-cell>
              <table:table-cell office:value-type="float" office:value="47.93">
                <text:p>47.93</text:p>
              </table:table-cell>
            </table:table-row>
            <table:table-row>
              <table:table-cell office:value-type="float" office:value="0.909877627314815">
                <text:p>0.909877627314815</text:p>
              </table:table-cell>
              <table:table-cell office:value-type="float" office:value="47.87">
                <text:p>47.87</text:p>
              </table:table-cell>
            </table:table-row>
            <table:table-row>
              <table:table-cell office:value-type="float" office:value="0.909889293981481">
                <text:p>0.909889293981481</text:p>
              </table:table-cell>
              <table:table-cell office:value-type="float" office:value="47.93">
                <text:p>47.93</text:p>
              </table:table-cell>
            </table:table-row>
            <table:table-row>
              <table:table-cell office:value-type="float" office:value="0.909900810185185">
                <text:p>0.909900810185185</text:p>
              </table:table-cell>
              <table:table-cell office:value-type="float" office:value="48.01">
                <text:p>48.01</text:p>
              </table:table-cell>
            </table:table-row>
            <table:table-row>
              <table:table-cell office:value-type="float" office:value="0.909912326388889">
                <text:p>0.909912326388889</text:p>
              </table:table-cell>
              <table:table-cell office:value-type="float" office:value="48.07">
                <text:p>48.07</text:p>
              </table:table-cell>
            </table:table-row>
            <table:table-row>
              <table:table-cell office:value-type="float" office:value="0.909923842592593">
                <text:p>0.909923842592593</text:p>
              </table:table-cell>
              <table:table-cell office:value-type="float" office:value="48.07">
                <text:p>48.07</text:p>
              </table:table-cell>
            </table:table-row>
            <table:table-row>
              <table:table-cell office:value-type="float" office:value="0.909935578703704">
                <text:p>0.909935578703704</text:p>
              </table:table-cell>
              <table:table-cell office:value-type="float" office:value="48.03">
                <text:p>48.03</text:p>
              </table:table-cell>
            </table:table-row>
            <table:table-row>
              <table:table-cell office:value-type="float" office:value="0.909947083333333">
                <text:p>0.909947083333333</text:p>
              </table:table-cell>
              <table:table-cell office:value-type="float" office:value="48.03">
                <text:p>48.03</text:p>
              </table:table-cell>
            </table:table-row>
            <table:table-row>
              <table:table-cell office:value-type="float" office:value="0.909947083333333">
                <text:p>0.909947083333333</text:p>
              </table:table-cell>
              <table:table-cell office:value-type="float" office:value="48.03">
                <text:p>48.03</text:p>
              </table:table-cell>
            </table:table-row>
            <table:table-row>
              <table:table-cell office:value-type="float" office:value="0.909958599537037">
                <text:p>0.909958599537037</text:p>
              </table:table-cell>
              <table:table-cell office:value-type="float" office:value="48.13">
                <text:p>48.13</text:p>
              </table:table-cell>
            </table:table-row>
            <table:table-row>
              <table:table-cell office:value-type="float" office:value="0.909970486111111">
                <text:p>0.909970486111111</text:p>
              </table:table-cell>
              <table:table-cell office:value-type="float" office:value="48.15">
                <text:p>48.15</text:p>
              </table:table-cell>
            </table:table-row>
            <table:table-row>
              <table:table-cell office:value-type="float" office:value="0.909982094907407">
                <text:p>0.909982094907407</text:p>
              </table:table-cell>
              <table:table-cell office:value-type="float" office:value="48.13">
                <text:p>48.13</text:p>
              </table:table-cell>
            </table:table-row>
            <table:table-row>
              <table:table-cell office:value-type="float" office:value="0.909993576388889">
                <text:p>0.909993576388889</text:p>
              </table:table-cell>
              <table:table-cell office:value-type="float" office:value="48.19">
                <text:p>48.19</text:p>
              </table:table-cell>
            </table:table-row>
            <table:table-row>
              <table:table-cell office:value-type="float" office:value="0.910005115740741">
                <text:p>0.910005115740741</text:p>
              </table:table-cell>
              <table:table-cell office:value-type="float" office:value="48.23">
                <text:p>48.23</text:p>
              </table:table-cell>
            </table:table-row>
            <table:table-row>
              <table:table-cell office:value-type="float" office:value="0.91001681712963">
                <text:p>0.91001681712963</text:p>
              </table:table-cell>
              <table:table-cell office:value-type="float" office:value="48.23">
                <text:p>48.23</text:p>
              </table:table-cell>
            </table:table-row>
            <table:table-row>
              <table:table-cell office:value-type="float" office:value="0.910028206018519">
                <text:p>0.910028206018519</text:p>
              </table:table-cell>
              <table:table-cell office:value-type="float" office:value="48.25">
                <text:p>48.25</text:p>
              </table:table-cell>
            </table:table-row>
            <table:table-row>
              <table:table-cell office:value-type="float" office:value="0.910040150462963">
                <text:p>0.910040150462963</text:p>
              </table:table-cell>
              <table:table-cell office:value-type="float" office:value="48.27">
                <text:p>48.27</text:p>
              </table:table-cell>
            </table:table-row>
            <table:table-row>
              <table:table-cell office:value-type="float" office:value="0.910051689814815">
                <text:p>0.910051689814815</text:p>
              </table:table-cell>
              <table:table-cell office:value-type="float" office:value="48.23">
                <text:p>48.23</text:p>
              </table:table-cell>
            </table:table-row>
            <table:table-row>
              <table:table-cell office:value-type="float" office:value="0.910063310185185">
                <text:p>0.910063310185185</text:p>
              </table:table-cell>
              <table:table-cell office:value-type="float" office:value="48.15">
                <text:p>48.15</text:p>
              </table:table-cell>
            </table:table-row>
            <table:table-row>
              <table:table-cell office:value-type="float" office:value="0.910063310185185">
                <text:p>0.910063310185185</text:p>
              </table:table-cell>
              <table:table-cell office:value-type="float" office:value="48.15">
                <text:p>48.15</text:p>
              </table:table-cell>
            </table:table-row>
            <table:table-row>
              <table:table-cell office:value-type="float" office:value="0.91007494212963">
                <text:p>0.91007494212963</text:p>
              </table:table-cell>
              <table:table-cell office:value-type="float" office:value="48.27">
                <text:p>48.27</text:p>
              </table:table-cell>
            </table:table-row>
            <table:table-row>
              <table:table-cell office:value-type="float" office:value="0.9100865625">
                <text:p>0.9100865625</text:p>
              </table:table-cell>
              <table:table-cell office:value-type="float" office:value="48.29">
                <text:p>48.29</text:p>
              </table:table-cell>
            </table:table-row>
            <table:table-row>
              <table:table-cell office:value-type="float" office:value="0.910098055555556">
                <text:p>0.910098055555556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float" office:value="0.910109722222222">
                <text:p>0.910109722222222</text:p>
              </table:table-cell>
              <table:table-cell office:value-type="float" office:value="48.47">
                <text:p>48.47</text:p>
              </table:table-cell>
            </table:table-row>
            <table:table-row>
              <table:table-cell office:value-type="float" office:value="0.91012125">
                <text:p>0.91012125</text:p>
              </table:table-cell>
              <table:table-cell office:value-type="float" office:value="48.89">
                <text:p>48.89</text:p>
              </table:table-cell>
            </table:table-row>
            <table:table-row>
              <table:table-cell office:value-type="float" office:value="0.910132939814815">
                <text:p>0.910132939814815</text:p>
              </table:table-cell>
              <table:table-cell office:value-type="float" office:value="48.63">
                <text:p>48.63</text:p>
              </table:table-cell>
            </table:table-row>
            <table:table-row>
              <table:table-cell office:value-type="float" office:value="0.910144548611111">
                <text:p>0.910144548611111</text:p>
              </table:table-cell>
              <table:table-cell office:value-type="float" office:value="48.77">
                <text:p>48.77</text:p>
              </table:table-cell>
            </table:table-row>
            <table:table-row>
              <table:table-cell office:value-type="float" office:value="0.910156157407407">
                <text:p>0.910156157407407</text:p>
              </table:table-cell>
              <table:table-cell office:value-type="float" office:value="48.77">
                <text:p>48.77</text:p>
              </table:table-cell>
            </table:table-row>
            <table:table-row>
              <table:table-cell office:value-type="float" office:value="0.910167696759259">
                <text:p>0.910167696759259</text:p>
              </table:table-cell>
              <table:table-cell office:value-type="float" office:value="48.67">
                <text:p>48.67</text:p>
              </table:table-cell>
            </table:table-row>
            <table:table-row>
              <table:table-cell office:value-type="float" office:value="0.910179259259259">
                <text:p>0.910179259259259</text:p>
              </table:table-cell>
              <table:table-cell office:value-type="float" office:value="48.61">
                <text:p>48.61</text:p>
              </table:table-cell>
            </table:table-row>
            <table:table-row>
              <table:table-cell office:value-type="float" office:value="0.910179259259259">
                <text:p>0.910179259259259</text:p>
              </table:table-cell>
              <table:table-cell office:value-type="float" office:value="48.61">
                <text:p>48.61</text:p>
              </table:table-cell>
            </table:table-row>
            <table:table-row>
              <table:table-cell office:value-type="float" office:value="0.910190891203704">
                <text:p>0.910190891203704</text:p>
              </table:table-cell>
              <table:table-cell office:value-type="float" office:value="48.55">
                <text:p>48.55</text:p>
              </table:table-cell>
            </table:table-row>
            <table:table-row>
              <table:table-cell office:value-type="float" office:value="0.910202488425926">
                <text:p>0.910202488425926</text:p>
              </table:table-cell>
              <table:table-cell office:value-type="float" office:value="48.67">
                <text:p>48.67</text:p>
              </table:table-cell>
            </table:table-row>
            <table:table-row>
              <table:table-cell office:value-type="float" office:value="0.910214155092593">
                <text:p>0.910214155092593</text:p>
              </table:table-cell>
              <table:table-cell office:value-type="float" office:value="48.65">
                <text:p>48.65</text:p>
              </table:table-cell>
            </table:table-row>
            <table:table-row>
              <table:table-cell office:value-type="float" office:value="0.91022568287037">
                <text:p>0.91022568287037</text:p>
              </table:table-cell>
              <table:table-cell office:value-type="float" office:value="48.61">
                <text:p>48.61</text:p>
              </table:table-cell>
            </table:table-row>
            <table:table-row>
              <table:table-cell office:value-type="float" office:value="0.910237118055555">
                <text:p>0.910237118055555</text:p>
              </table:table-cell>
              <table:table-cell office:value-type="float" office:value="48.47">
                <text:p>48.47</text:p>
              </table:table-cell>
            </table:table-row>
            <table:table-row>
              <table:table-cell office:value-type="float" office:value="0.910248761574074">
                <text:p>0.910248761574074</text:p>
              </table:table-cell>
              <table:table-cell office:value-type="float" office:value="48.43">
                <text:p>48.43</text:p>
              </table:table-cell>
            </table:table-row>
            <table:table-row>
              <table:table-cell office:value-type="float" office:value="0.910260266203704">
                <text:p>0.910260266203704</text:p>
              </table:table-cell>
              <table:table-cell office:value-type="float" office:value="48.53">
                <text:p>48.53</text:p>
              </table:table-cell>
            </table:table-row>
            <table:table-row>
              <table:table-cell office:value-type="float" office:value="0.910271840277778">
                <text:p>0.910271840277778</text:p>
              </table:table-cell>
              <table:table-cell office:value-type="float" office:value="48.65">
                <text:p>48.65</text:p>
              </table:table-cell>
            </table:table-row>
            <table:table-row>
              <table:table-cell office:value-type="float" office:value="0.910283715277778">
                <text:p>0.910283715277778</text:p>
              </table:table-cell>
              <table:table-cell office:value-type="float" office:value="48.67">
                <text:p>48.67</text:p>
              </table:table-cell>
            </table:table-row>
            <table:table-row>
              <table:table-cell office:value-type="float" office:value="0.910295300925926">
                <text:p>0.910295300925926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float" office:value="0.910306574074074">
                <text:p>0.910306574074074</text:p>
              </table:table-cell>
              <table:table-cell office:value-type="float" office:value="48.67">
                <text:p>48.67</text:p>
              </table:table-cell>
            </table:table-row>
            <table:table-row>
              <table:table-cell office:value-type="float" office:value="0.910318449074074">
                <text:p>0.91031844907407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0.910329791666667">
                <text:p>0.910329791666667</text:p>
              </table:table-cell>
              <table:table-cell office:value-type="float" office:value="48.73">
                <text:p>48.73</text:p>
              </table:table-cell>
            </table:table-row>
            <table:table-row>
              <table:table-cell office:value-type="float" office:value="0.910341481481482">
                <text:p>0.910341481481482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float" office:value="0.91035318287037">
                <text:p>0.91035318287037</text:p>
              </table:table-cell>
              <table:table-cell office:value-type="float" office:value="48.87">
                <text:p>48.87</text:p>
              </table:table-cell>
            </table:table-row>
            <table:table-row>
              <table:table-cell office:value-type="float" office:value="0.910364710648148">
                <text:p>0.910364710648148</text:p>
              </table:table-cell>
              <table:table-cell office:value-type="float" office:value="48.89">
                <text:p>48.89</text:p>
              </table:table-cell>
            </table:table-row>
            <table:table-row>
              <table:table-cell office:value-type="float" office:value="0.910376168981482">
                <text:p>0.910376168981482</text:p>
              </table:table-cell>
              <table:table-cell office:value-type="float" office:value="48.87">
                <text:p>48.87</text:p>
              </table:table-cell>
            </table:table-row>
            <table:table-row>
              <table:table-cell office:value-type="float" office:value="0.910388136574074">
                <text:p>0.910388136574074</text:p>
              </table:table-cell>
              <table:table-cell office:value-type="float" office:value="48.97">
                <text:p>48.97</text:p>
              </table:table-cell>
            </table:table-row>
            <table:table-row>
              <table:table-cell office:value-type="float" office:value="0.910399444444444">
                <text:p>0.910399444444444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float" office:value="0.910410960648148">
                <text:p>0.910410960648148</text:p>
              </table:table-cell>
              <table:table-cell office:value-type="float" office:value="49.07">
                <text:p>49.07</text:p>
              </table:table-cell>
            </table:table-row>
            <table:table-row>
              <table:table-cell office:value-type="float" office:value="0.910422777777778">
                <text:p>0.910422777777778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float" office:value="0.910422777777778">
                <text:p>0.910422777777778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float" office:value="0.910434548611111">
                <text:p>0.910434548611111</text:p>
              </table:table-cell>
              <table:table-cell office:value-type="float" office:value="48.89">
                <text:p>48.89</text:p>
              </table:table-cell>
            </table:table-row>
            <table:table-row>
              <table:table-cell office:value-type="float" office:value="0.910446087962963">
                <text:p>0.910446087962963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float" office:value="0.91045744212963">
                <text:p>0.91045744212963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float" office:value="0.910469143518518">
                <text:p>0.910469143518518</text:p>
              </table:table-cell>
              <table:table-cell office:value-type="float" office:value="49.01">
                <text:p>49.01</text:p>
              </table:table-cell>
            </table:table-row>
            <table:table-row>
              <table:table-cell office:value-type="float" office:value="0.910480891203704">
                <text:p>0.910480891203704</text:p>
              </table:table-cell>
              <table:table-cell office:value-type="float" office:value="48.97">
                <text:p>48.97</text:p>
              </table:table-cell>
            </table:table-row>
            <table:table-row>
              <table:table-cell office:value-type="float" office:value="0.910492233796296">
                <text:p>0.910492233796296</text:p>
              </table:table-cell>
              <table:table-cell office:value-type="float" office:value="49.05">
                <text:p>49.05</text:p>
              </table:table-cell>
            </table:table-row>
            <table:table-row>
              <table:table-cell office:value-type="float" office:value="0.910504155092593">
                <text:p>0.910504155092593</text:p>
              </table:table-cell>
              <table:table-cell office:value-type="float" office:value="49.07">
                <text:p>49.07</text:p>
              </table:table-cell>
            </table:table-row>
            <table:table-row>
              <table:table-cell office:value-type="float" office:value="0.91051568287037">
                <text:p>0.91051568287037</text:p>
              </table:table-cell>
              <table:table-cell office:value-type="float" office:value="49.07">
                <text:p>49.07</text:p>
              </table:table-cell>
            </table:table-row>
            <table:table-row>
              <table:table-cell office:value-type="float" office:value="0.910527106481482">
                <text:p>0.910527106481482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float" office:value="0.910538611111111">
                <text:p>0.910538611111111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float" office:value="0.910538611111111">
                <text:p>0.910538611111111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float" office:value="0.910550509259259">
                <text:p>0.910550509259259</text:p>
              </table:table-cell>
              <table:table-cell office:value-type="float" office:value="49.23">
                <text:p>49.23</text:p>
              </table:table-cell>
            </table:table-row>
            <table:table-row>
              <table:table-cell office:value-type="float" office:value="0.910561759259259">
                <text:p>0.910561759259259</text:p>
              </table:table-cell>
              <table:table-cell office:value-type="float" office:value="49.27">
                <text:p>49.27</text:p>
              </table:table-cell>
            </table:table-row>
            <table:table-row>
              <table:table-cell office:value-type="float" office:value="0.91057375">
                <text:p>0.91057375</text:p>
              </table:table-cell>
              <table:table-cell office:value-type="float" office:value="49.27">
                <text:p>49.27</text:p>
              </table:table-cell>
            </table:table-row>
            <table:table-row>
              <table:table-cell office:value-type="float" office:value="0.910585300925926">
                <text:p>0.910585300925926</text:p>
              </table:table-cell>
              <table:table-cell office:value-type="float" office:value="49.15">
                <text:p>49.15</text:p>
              </table:table-cell>
            </table:table-row>
            <table:table-row>
              <table:table-cell office:value-type="float" office:value="0.910596886574074">
                <text:p>0.910596886574074</text:p>
              </table:table-cell>
              <table:table-cell office:value-type="float" office:value="49.15">
                <text:p>49.15</text:p>
              </table:table-cell>
            </table:table-row>
            <table:table-row>
              <table:table-cell office:value-type="float" office:value="0.910608460648148">
                <text:p>0.910608460648148</text:p>
              </table:table-cell>
              <table:table-cell office:value-type="float" office:value="49.27">
                <text:p>49.27</text:p>
              </table:table-cell>
            </table:table-row>
            <table:table-row>
              <table:table-cell office:value-type="float" office:value="0.910620104166667">
                <text:p>0.910620104166667</text:p>
              </table:table-cell>
              <table:table-cell office:value-type="float" office:value="49.37">
                <text:p>49.37</text:p>
              </table:table-cell>
            </table:table-row>
            <table:table-row>
              <table:table-cell office:value-type="float" office:value="0.910631747685185">
                <text:p>0.910631747685185</text:p>
              </table:table-cell>
              <table:table-cell office:value-type="float" office:value="49.37">
                <text:p>49.37</text:p>
              </table:table-cell>
            </table:table-row>
            <table:table-row>
              <table:table-cell office:value-type="float" office:value="0.910643368055556">
                <text:p>0.910643368055556</text:p>
              </table:table-cell>
              <table:table-cell office:value-type="float" office:value="49.41">
                <text:p>49.41</text:p>
              </table:table-cell>
            </table:table-row>
            <table:table-row>
              <table:table-cell office:value-type="float" office:value="0.910654780092592">
                <text:p>0.910654780092592</text:p>
              </table:table-cell>
              <table:table-cell office:value-type="float" office:value="49.33">
                <text:p>49.33</text:p>
              </table:table-cell>
            </table:table-row>
            <table:table-row>
              <table:table-cell office:value-type="float" office:value="0.910654780092592">
                <text:p>0.910654780092592</text:p>
              </table:table-cell>
              <table:table-cell office:value-type="float" office:value="49.33">
                <text:p>49.33</text:p>
              </table:table-cell>
            </table:table-row>
            <table:table-row>
              <table:table-cell office:value-type="float" office:value="0.910666319444444">
                <text:p>0.910666319444444</text:p>
              </table:table-cell>
              <table:table-cell office:value-type="float" office:value="49.31">
                <text:p>49.31</text:p>
              </table:table-cell>
            </table:table-row>
            <table:table-row>
              <table:table-cell office:value-type="float" office:value="0.910678009259259">
                <text:p>0.910678009259259</text:p>
              </table:table-cell>
              <table:table-cell office:value-type="float" office:value="49.41">
                <text:p>49.41</text:p>
              </table:table-cell>
            </table:table-row>
            <table:table-row>
              <table:table-cell office:value-type="float" office:value="0.910689583333333">
                <text:p>0.910689583333333</text:p>
              </table:table-cell>
              <table:table-cell office:value-type="float" office:value="49.43">
                <text:p>49.43</text:p>
              </table:table-cell>
            </table:table-row>
            <table:table-row>
              <table:table-cell office:value-type="float" office:value="0.910701238425926">
                <text:p>0.910701238425926</text:p>
              </table:table-cell>
              <table:table-cell office:value-type="float" office:value="49.45">
                <text:p>49.45</text:p>
              </table:table-cell>
            </table:table-row>
            <table:table-row>
              <table:table-cell office:value-type="float" office:value="0.910712789351852">
                <text:p>0.910712789351852</text:p>
              </table:table-cell>
              <table:table-cell office:value-type="float" office:value="49.51">
                <text:p>49.51</text:p>
              </table:table-cell>
            </table:table-row>
            <table:table-row>
              <table:table-cell office:value-type="float" office:value="0.910724282407407">
                <text:p>0.910724282407407</text:p>
              </table:table-cell>
              <table:table-cell office:value-type="float" office:value="49.49">
                <text:p>49.49</text:p>
              </table:table-cell>
            </table:table-row>
            <table:table-row>
              <table:table-cell office:value-type="float" office:value="0.910736099537037">
                <text:p>0.910736099537037</text:p>
              </table:table-cell>
              <table:table-cell office:value-type="float" office:value="49.53">
                <text:p>49.53</text:p>
              </table:table-cell>
            </table:table-row>
            <table:table-row>
              <table:table-cell office:value-type="float" office:value="0.910747731481481">
                <text:p>0.910747731481481</text:p>
              </table:table-cell>
              <table:table-cell office:value-type="float" office:value="49.53">
                <text:p>49.53</text:p>
              </table:table-cell>
            </table:table-row>
            <table:table-row>
              <table:table-cell office:value-type="float" office:value="0.910759351851852">
                <text:p>0.910759351851852</text:p>
              </table:table-cell>
              <table:table-cell office:value-type="float" office:value="49.55">
                <text:p>49.55</text:p>
              </table:table-cell>
            </table:table-row>
            <table:table-row>
              <table:table-cell office:value-type="float" office:value="0.910770949074074">
                <text:p>0.910770949074074</text:p>
              </table:table-cell>
              <table:table-cell office:value-type="float" office:value="49.57">
                <text:p>49.57</text:p>
              </table:table-cell>
            </table:table-row>
            <table:table-row>
              <table:table-cell office:value-type="float" office:value="0.910770949074074">
                <text:p>0.910770949074074</text:p>
              </table:table-cell>
              <table:table-cell office:value-type="float" office:value="49.57">
                <text:p>49.57</text:p>
              </table:table-cell>
            </table:table-row>
            <table:table-row>
              <table:table-cell office:value-type="float" office:value="0.910782384259259">
                <text:p>0.910782384259259</text:p>
              </table:table-cell>
              <table:table-cell office:value-type="float" office:value="49.69">
                <text:p>49.69</text:p>
              </table:table-cell>
            </table:table-row>
            <table:table-row>
              <table:table-cell office:value-type="float" office:value="0.910793912037037">
                <text:p>0.910793912037037</text:p>
              </table:table-cell>
              <table:table-cell office:value-type="float" office:value="49.79">
                <text:p>49.79</text:p>
              </table:table-cell>
            </table:table-row>
            <table:table-row>
              <table:table-cell office:value-type="float" office:value="0.910805451388889">
                <text:p>0.910805451388889</text:p>
              </table:table-cell>
              <table:table-cell office:value-type="float" office:value="49.81">
                <text:p>49.81</text:p>
              </table:table-cell>
            </table:table-row>
            <table:table-row>
              <table:table-cell office:value-type="float" office:value="0.910817314814815">
                <text:p>0.910817314814815</text:p>
              </table:table-cell>
              <table:table-cell office:value-type="float" office:value="49.83">
                <text:p>49.83</text:p>
              </table:table-cell>
            </table:table-row>
            <table:table-row>
              <table:table-cell office:value-type="float" office:value="0.910828854166667">
                <text:p>0.910828854166667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float" office:value="0.910840497685185">
                <text:p>0.910840497685185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float" office:value="0.910851909722222">
                <text:p>0.910851909722222</text:p>
              </table:table-cell>
              <table:table-cell office:value-type="float" office:value="49.57">
                <text:p>49.57</text:p>
              </table:table-cell>
            </table:table-row>
            <table:table-row>
              <table:table-cell office:value-type="float" office:value="0.910863611111111">
                <text:p>0.910863611111111</text:p>
              </table:table-cell>
              <table:table-cell office:value-type="float" office:value="49.59">
                <text:p>49.59</text:p>
              </table:table-cell>
            </table:table-row>
            <table:table-row>
              <table:table-cell office:value-type="float" office:value="0.910875300925926">
                <text:p>0.910875300925926</text:p>
              </table:table-cell>
              <table:table-cell office:value-type="float" office:value="49.95">
                <text:p>49.95</text:p>
              </table:table-cell>
            </table:table-row>
            <table:table-row>
              <table:table-cell office:value-type="float" office:value="0.910886631944444">
                <text:p>0.910886631944444</text:p>
              </table:table-cell>
              <table:table-cell office:value-type="float" office:value="49.91">
                <text:p>49.91</text:p>
              </table:table-cell>
            </table:table-row>
            <table:table-row>
              <table:table-cell office:value-type="float" office:value="0.910886631944444">
                <text:p>0.910886631944444</text:p>
              </table:table-cell>
              <table:table-cell office:value-type="float" office:value="49.91">
                <text:p>49.91</text:p>
              </table:table-cell>
            </table:table-row>
            <table:table-row>
              <table:table-cell office:value-type="float" office:value="0.910898206018518">
                <text:p>0.910898206018518</text:p>
              </table:table-cell>
              <table:table-cell office:value-type="float" office:value="49.95">
                <text:p>49.95</text:p>
              </table:table-cell>
            </table:table-row>
            <table:table-row>
              <table:table-cell office:value-type="float" office:value="0.910910150462963">
                <text:p>0.910910150462963</text:p>
              </table:table-cell>
              <table:table-cell office:value-type="float" office:value="50.19">
                <text:p>50.19</text:p>
              </table:table-cell>
            </table:table-row>
            <table:table-row>
              <table:table-cell office:value-type="float" office:value="0.91092162037037">
                <text:p>0.91092162037037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float" office:value="0.910933344907407">
                <text:p>0.910933344907407</text:p>
              </table:table-cell>
              <table:table-cell office:value-type="float" office:value="50.59">
                <text:p>50.59</text:p>
              </table:table-cell>
            </table:table-row>
            <table:table-row>
              <table:table-cell office:value-type="float" office:value="0.910944895833333">
                <text:p>0.910944895833333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float" office:value="0.910956423611111">
                <text:p>0.910956423611111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float" office:value="0.910968148148148">
                <text:p>0.910968148148148</text:p>
              </table:table-cell>
              <table:table-cell office:value-type="float" office:value="50.77">
                <text:p>50.77</text:p>
              </table:table-cell>
            </table:table-row>
            <table:table-row>
              <table:table-cell office:value-type="float" office:value="0.910979652777778">
                <text:p>0.910979652777778</text:p>
              </table:table-cell>
              <table:table-cell office:value-type="float" office:value="50.45">
                <text:p>50.45</text:p>
              </table:table-cell>
            </table:table-row>
            <table:table-row>
              <table:table-cell office:value-type="float" office:value="0.910991180555556">
                <text:p>0.910991180555556</text:p>
              </table:table-cell>
              <table:table-cell office:value-type="float" office:value="50.27">
                <text:p>50.27</text:p>
              </table:table-cell>
            </table:table-row>
            <table:table-row>
              <table:table-cell office:value-type="float" office:value="0.911002893518518">
                <text:p>0.911002893518518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float" office:value="0.91101443287037">
                <text:p>0.91101443287037</text:p>
              </table:table-cell>
              <table:table-cell office:value-type="float" office:value="50.79">
                <text:p>50.79</text:p>
              </table:table-cell>
            </table:table-row>
            <table:table-row>
              <table:table-cell office:value-type="float" office:value="0.911025972222222">
                <text:p>0.911025972222222</text:p>
              </table:table-cell>
              <table:table-cell office:value-type="float" office:value="50.49">
                <text:p>50.49</text:p>
              </table:table-cell>
            </table:table-row>
            <table:table-row>
              <table:table-cell office:value-type="float" office:value="0.911037685185185">
                <text:p>0.911037685185185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float" office:value="0.911049247685185">
                <text:p>0.911049247685185</text:p>
              </table:table-cell>
              <table:table-cell office:value-type="float" office:value="50.23">
                <text:p>50.23</text:p>
              </table:table-cell>
            </table:table-row>
            <table:table-row>
              <table:table-cell office:value-type="float" office:value="0.911060740740741">
                <text:p>0.911060740740741</text:p>
              </table:table-cell>
              <table:table-cell office:value-type="float" office:value="50.39">
                <text:p>50.39</text:p>
              </table:table-cell>
            </table:table-row>
            <table:table-row>
              <table:table-cell office:value-type="float" office:value="0.911072546296296">
                <text:p>0.911072546296296</text:p>
              </table:table-cell>
              <table:table-cell office:value-type="float" office:value="50.09">
                <text:p>50.09</text:p>
              </table:table-cell>
            </table:table-row>
            <table:table-row>
              <table:table-cell office:value-type="float" office:value="0.911084016203704">
                <text:p>0.911084016203704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float" office:value="0.911095752314815">
                <text:p>0.911095752314815</text:p>
              </table:table-cell>
              <table:table-cell office:value-type="float" office:value="50.37">
                <text:p>50.37</text:p>
              </table:table-cell>
            </table:table-row>
            <table:table-row>
              <table:table-cell office:value-type="float" office:value="0.911107256944444">
                <text:p>0.911107256944444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float" office:value="0.911118611111111">
                <text:p>0.911118611111111</text:p>
              </table:table-cell>
              <table:table-cell office:value-type="float" office:value="50.21">
                <text:p>50.21</text:p>
              </table:table-cell>
            </table:table-row>
            <table:table-row>
              <table:table-cell office:value-type="float" office:value="0.911130266203704">
                <text:p>0.911130266203704</text:p>
              </table:table-cell>
              <table:table-cell office:value-type="float" office:value="50.27">
                <text:p>50.27</text:p>
              </table:table-cell>
            </table:table-row>
            <table:table-row>
              <table:table-cell office:value-type="float" office:value="0.911130266203704">
                <text:p>0.911130266203704</text:p>
              </table:table-cell>
              <table:table-cell office:value-type="float" office:value="50.27">
                <text:p>50.27</text:p>
              </table:table-cell>
            </table:table-row>
            <table:table-row>
              <table:table-cell office:value-type="float" office:value="0.911141990740741">
                <text:p>0.911141990740741</text:p>
              </table:table-cell>
              <table:table-cell office:value-type="float" office:value="50.31">
                <text:p>50.31</text:p>
              </table:table-cell>
            </table:table-row>
            <table:table-row>
              <table:table-cell office:value-type="float" office:value="0.911153541666667">
                <text:p>0.911153541666667</text:p>
              </table:table-cell>
              <table:table-cell office:value-type="float" office:value="50.19">
                <text:p>50.19</text:p>
              </table:table-cell>
            </table:table-row>
            <table:table-row>
              <table:table-cell office:value-type="float" office:value="0.911165289351852">
                <text:p>0.911165289351852</text:p>
              </table:table-cell>
              <table:table-cell office:value-type="float" office:value="50.19">
                <text:p>50.19</text:p>
              </table:table-cell>
            </table:table-row>
            <table:table-row>
              <table:table-cell office:value-type="float" office:value="0.911176956018518">
                <text:p>0.911176956018518</text:p>
              </table:table-cell>
              <table:table-cell office:value-type="float" office:value="50.27">
                <text:p>50.27</text:p>
              </table:table-cell>
            </table:table-row>
            <table:table-row>
              <table:table-cell office:value-type="float" office:value="0.91118837962963">
                <text:p>0.91118837962963</text:p>
              </table:table-cell>
              <table:table-cell office:value-type="float" office:value="50.27">
                <text:p>50.27</text:p>
              </table:table-cell>
            </table:table-row>
            <table:table-row>
              <table:table-cell office:value-type="float" office:value="0.911200092592593">
                <text:p>0.91120009259259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float" office:value="0.911211655092593">
                <text:p>0.911211655092593</text:p>
              </table:table-cell>
              <table:table-cell office:value-type="float" office:value="50.27">
                <text:p>50.27</text:p>
              </table:table-cell>
            </table:table-row>
            <table:table-row>
              <table:table-cell office:value-type="float" office:value="0.911223344907407">
                <text:p>0.911223344907407</text:p>
              </table:table-cell>
              <table:table-cell office:value-type="float" office:value="50.23">
                <text:p>50.23</text:p>
              </table:table-cell>
            </table:table-row>
            <table:table-row>
              <table:table-cell office:value-type="float" office:value="0.911234930555555">
                <text:p>0.911234930555555</text:p>
              </table:table-cell>
              <table:table-cell office:value-type="float" office:value="50.27">
                <text:p>50.27</text:p>
              </table:table-cell>
            </table:table-row>
            <table:table-row>
              <table:table-cell office:value-type="float" office:value="0.911246458333333">
                <text:p>0.911246458333333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float" office:value="0.911246458333333">
                <text:p>0.911246458333333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float" office:value="0.911258090277778">
                <text:p>0.911258090277778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float" office:value="0.9112696875">
                <text:p>0.9112696875</text:p>
              </table:table-cell>
              <table:table-cell office:value-type="float" office:value="50.39">
                <text:p>50.39</text:p>
              </table:table-cell>
            </table:table-row>
            <table:table-row>
              <table:table-cell office:value-type="float" office:value="0.911281354166666">
                <text:p>0.911281354166666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float" office:value="0.91129255787037">
                <text:p>0.91129255787037</text:p>
              </table:table-cell>
              <table:table-cell office:value-type="float" office:value="50.45">
                <text:p>50.45</text:p>
              </table:table-cell>
            </table:table-row>
            <table:table-row>
              <table:table-cell office:value-type="float" office:value="0.911304548611111">
                <text:p>0.911304548611111</text:p>
              </table:table-cell>
              <table:table-cell office:value-type="float" office:value="50.45">
                <text:p>50.45</text:p>
              </table:table-cell>
            </table:table-row>
            <table:table-row>
              <table:table-cell office:value-type="float" office:value="0.911316157407407">
                <text:p>0.911316157407407</text:p>
              </table:table-cell>
              <table:table-cell office:value-type="float" office:value="50.55">
                <text:p>50.55</text:p>
              </table:table-cell>
            </table:table-row>
            <table:table-row>
              <table:table-cell office:value-type="float" office:value="0.911327696759259">
                <text:p>0.911327696759259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float" office:value="0.911339074074074">
                <text:p>0.911339074074074</text:p>
              </table:table-cell>
              <table:table-cell office:value-type="float" office:value="50.69">
                <text:p>50.69</text:p>
              </table:table-cell>
            </table:table-row>
            <table:table-row>
              <table:table-cell office:value-type="float" office:value="0.911350787037037">
                <text:p>0.911350787037037</text:p>
              </table:table-cell>
              <table:table-cell office:value-type="float" office:value="50.61">
                <text:p>50.61</text:p>
              </table:table-cell>
            </table:table-row>
            <table:table-row>
              <table:table-cell office:value-type="float" office:value="0.91136224537037">
                <text:p>0.91136224537037</text:p>
              </table:table-cell>
              <table:table-cell office:value-type="float" office:value="50.59">
                <text:p>50.59</text:p>
              </table:table-cell>
            </table:table-row>
            <table:table-row>
              <table:table-cell office:value-type="float" office:value="0.91136224537037">
                <text:p>0.91136224537037</text:p>
              </table:table-cell>
              <table:table-cell office:value-type="float" office:value="50.59">
                <text:p>50.59</text:p>
              </table:table-cell>
            </table:table-row>
            <table:table-row>
              <table:table-cell office:value-type="float" office:value="0.911374097222222">
                <text:p>0.911374097222222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float" office:value="0.911385752314815">
                <text:p>0.911385752314815</text:p>
              </table:table-cell>
              <table:table-cell office:value-type="float" office:value="50.69">
                <text:p>50.69</text:p>
              </table:table-cell>
            </table:table-row>
            <table:table-row>
              <table:table-cell office:value-type="float" office:value="0.911397291666667">
                <text:p>0.911397291666667</text:p>
              </table:table-cell>
              <table:table-cell office:value-type="float" office:value="50.83">
                <text:p>50.83</text:p>
              </table:table-cell>
            </table:table-row>
            <table:table-row>
              <table:table-cell office:value-type="float" office:value="0.911408958333333">
                <text:p>0.911408958333333</text:p>
              </table:table-cell>
              <table:table-cell office:value-type="float" office:value="50.73">
                <text:p>50.73</text:p>
              </table:table-cell>
            </table:table-row>
            <table:table-row>
              <table:table-cell office:value-type="float" office:value="0.911420543981481">
                <text:p>0.911420543981481</text:p>
              </table:table-cell>
              <table:table-cell office:value-type="float" office:value="50.69">
                <text:p>50.69</text:p>
              </table:table-cell>
            </table:table-row>
            <table:table-row>
              <table:table-cell office:value-type="float" office:value="0.911431944444444">
                <text:p>0.911431944444444</text:p>
              </table:table-cell>
              <table:table-cell office:value-type="float" office:value="50.73">
                <text:p>50.73</text:p>
              </table:table-cell>
            </table:table-row>
            <table:table-row>
              <table:table-cell office:value-type="float" office:value="0.911443506944444">
                <text:p>0.911443506944444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float" office:value="0.91145525462963">
                <text:p>0.91145525462963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float" office:value="0.911466956018518">
                <text:p>0.911466956018518</text:p>
              </table:table-cell>
              <table:table-cell office:value-type="float" office:value="50.77">
                <text:p>50.77</text:p>
              </table:table-cell>
            </table:table-row>
            <table:table-row>
              <table:table-cell office:value-type="float" office:value="0.91147849537037">
                <text:p>0.91147849537037</text:p>
              </table:table-cell>
              <table:table-cell office:value-type="float" office:value="50.79">
                <text:p>50.79</text:p>
              </table:table-cell>
            </table:table-row>
            <table:table-row>
              <table:table-cell office:value-type="float" office:value="0.91147849537037">
                <text:p>0.91147849537037</text:p>
              </table:table-cell>
              <table:table-cell office:value-type="float" office:value="50.79">
                <text:p>50.79</text:p>
              </table:table-cell>
            </table:table-row>
            <table:table-row>
              <table:table-cell office:value-type="float" office:value="0.911490150462963">
                <text:p>0.911490150462963</text:p>
              </table:table-cell>
              <table:table-cell office:value-type="float" office:value="50.83">
                <text:p>50.83</text:p>
              </table:table-cell>
            </table:table-row>
            <table:table-row>
              <table:table-cell office:value-type="float" office:value="0.911501342592593">
                <text:p>0.911501342592593</text:p>
              </table:table-cell>
              <table:table-cell office:value-type="float" office:value="50.83">
                <text:p>50.83</text:p>
              </table:table-cell>
            </table:table-row>
            <table:table-row>
              <table:table-cell office:value-type="float" office:value="0.911513356481481">
                <text:p>0.911513356481481</text:p>
              </table:table-cell>
              <table:table-cell office:value-type="float" office:value="50.87">
                <text:p>50.87</text:p>
              </table:table-cell>
            </table:table-row>
            <table:table-row>
              <table:table-cell office:value-type="float" office:value="0.911524895833333">
                <text:p>0.911524895833333</text:p>
              </table:table-cell>
              <table:table-cell office:value-type="float" office:value="50.89">
                <text:p>50.89</text:p>
              </table:table-cell>
            </table:table-row>
            <table:table-row>
              <table:table-cell office:value-type="float" office:value="0.911536493055555">
                <text:p>0.911536493055555</text:p>
              </table:table-cell>
              <table:table-cell office:value-type="float" office:value="50.93">
                <text:p>50.93</text:p>
              </table:table-cell>
            </table:table-row>
            <table:table-row>
              <table:table-cell office:value-type="float" office:value="0.911548055555556">
                <text:p>0.911548055555556</text:p>
              </table:table-cell>
              <table:table-cell office:value-type="float" office:value="50.93">
                <text:p>50.93</text:p>
              </table:table-cell>
            </table:table-row>
            <table:table-row>
              <table:table-cell office:value-type="float" office:value="0.911559710648148">
                <text:p>0.911559710648148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float" office:value="0.911571122685185">
                <text:p>0.911571122685185</text:p>
              </table:table-cell>
              <table:table-cell office:value-type="float" office:value="50.95">
                <text:p>50.95</text:p>
              </table:table-cell>
            </table:table-row>
            <table:table-row>
              <table:table-cell office:value-type="float" office:value="0.911582777777778">
                <text:p>0.911582777777778</text:p>
              </table:table-cell>
              <table:table-cell office:value-type="float" office:value="51.03">
                <text:p>51.03</text:p>
              </table:table-cell>
            </table:table-row>
            <table:table-row>
              <table:table-cell office:value-type="float" office:value="0.91159431712963">
                <text:p>0.91159431712963</text:p>
              </table:table-cell>
              <table:table-cell office:value-type="float" office:value="51.07">
                <text:p>51.07</text:p>
              </table:table-cell>
            </table:table-row>
            <table:table-row>
              <table:table-cell office:value-type="float" office:value="0.91159431712963">
                <text:p>0.91159431712963</text:p>
              </table:table-cell>
              <table:table-cell office:value-type="float" office:value="51.07">
                <text:p>51.07</text:p>
              </table:table-cell>
            </table:table-row>
            <table:table-row>
              <table:table-cell office:value-type="float" office:value="0.911606053240741">
                <text:p>0.911606053240741</text:p>
              </table:table-cell>
              <table:table-cell office:value-type="float" office:value="51.07">
                <text:p>51.07</text:p>
              </table:table-cell>
            </table:table-row>
            <table:table-row>
              <table:table-cell office:value-type="float" office:value="0.911617615740741">
                <text:p>0.911617615740741</text:p>
              </table:table-cell>
              <table:table-cell office:value-type="float" office:value="51.11">
                <text:p>51.11</text:p>
              </table:table-cell>
            </table:table-row>
            <table:table-row>
              <table:table-cell office:value-type="float" office:value="0.911629293981481">
                <text:p>0.911629293981481</text:p>
              </table:table-cell>
              <table:table-cell office:value-type="float" office:value="51.15">
                <text:p>51.15</text:p>
              </table:table-cell>
            </table:table-row>
            <table:table-row>
              <table:table-cell office:value-type="float" office:value="0.911640891203704">
                <text:p>0.911640891203704</text:p>
              </table:table-cell>
              <table:table-cell office:value-type="float" office:value="51.19">
                <text:p>51.19</text:p>
              </table:table-cell>
            </table:table-row>
            <table:table-row>
              <table:table-cell office:value-type="float" office:value="0.911652511574074">
                <text:p>0.911652511574074</text:p>
              </table:table-cell>
              <table:table-cell office:value-type="float" office:value="51.17">
                <text:p>51.17</text:p>
              </table:table-cell>
            </table:table-row>
            <table:table-row>
              <table:table-cell office:value-type="float" office:value="0.911663958333333">
                <text:p>0.911663958333333</text:p>
              </table:table-cell>
              <table:table-cell office:value-type="float" office:value="51.23">
                <text:p>51.23</text:p>
              </table:table-cell>
            </table:table-row>
            <table:table-row>
              <table:table-cell office:value-type="float" office:value="0.911675625">
                <text:p>0.911675625</text:p>
              </table:table-cell>
              <table:table-cell office:value-type="float" office:value="51.17">
                <text:p>51.17</text:p>
              </table:table-cell>
            </table:table-row>
            <table:table-row>
              <table:table-cell office:value-type="float" office:value="0.911687314814815">
                <text:p>0.911687314814815</text:p>
              </table:table-cell>
              <table:table-cell office:value-type="float" office:value="51.23">
                <text:p>51.23</text:p>
              </table:table-cell>
            </table:table-row>
            <table:table-row>
              <table:table-cell office:value-type="float" office:value="0.911698715277778">
                <text:p>0.911698715277778</text:p>
              </table:table-cell>
              <table:table-cell office:value-type="float" office:value="51.23">
                <text:p>51.23</text:p>
              </table:table-cell>
            </table:table-row>
            <table:table-row>
              <table:table-cell office:value-type="float" office:value="0.911710266203704">
                <text:p>0.911710266203704</text:p>
              </table:table-cell>
              <table:table-cell office:value-type="float" office:value="51.29">
                <text:p>51.29</text:p>
              </table:table-cell>
            </table:table-row>
            <table:table-row>
              <table:table-cell office:value-type="float" office:value="0.911710266203704">
                <text:p>0.911710266203704</text:p>
              </table:table-cell>
              <table:table-cell office:value-type="float" office:value="51.29">
                <text:p>51.29</text:p>
              </table:table-cell>
            </table:table-row>
            <table:table-row>
              <table:table-cell office:value-type="float" office:value="0.911721979166667">
                <text:p>0.911721979166667</text:p>
              </table:table-cell>
              <table:table-cell office:value-type="float" office:value="51.21">
                <text:p>51.21</text:p>
              </table:table-cell>
            </table:table-row>
            <table:table-row>
              <table:table-cell office:value-type="float" office:value="0.911733587962963">
                <text:p>0.911733587962963</text:p>
              </table:table-cell>
              <table:table-cell office:value-type="float" office:value="51.17">
                <text:p>51.17</text:p>
              </table:table-cell>
            </table:table-row>
            <table:table-row>
              <table:table-cell office:value-type="float" office:value="0.911745289351852">
                <text:p>0.911745289351852</text:p>
              </table:table-cell>
              <table:table-cell office:value-type="float" office:value="51.17">
                <text:p>51.17</text:p>
              </table:table-cell>
            </table:table-row>
            <table:table-row>
              <table:table-cell office:value-type="float" office:value="0.911756898148148">
                <text:p>0.911756898148148</text:p>
              </table:table-cell>
              <table:table-cell office:value-type="float" office:value="51.31">
                <text:p>51.31</text:p>
              </table:table-cell>
            </table:table-row>
            <table:table-row>
              <table:table-cell office:value-type="float" office:value="0.911768541666667">
                <text:p>0.911768541666667</text:p>
              </table:table-cell>
              <table:table-cell office:value-type="float" office:value="51.31">
                <text:p>51.31</text:p>
              </table:table-cell>
            </table:table-row>
            <table:table-row>
              <table:table-cell office:value-type="float" office:value="0.911780150462963">
                <text:p>0.911780150462963</text:p>
              </table:table-cell>
              <table:table-cell office:value-type="float" office:value="51.29">
                <text:p>51.29</text:p>
              </table:table-cell>
            </table:table-row>
            <table:table-row>
              <table:table-cell office:value-type="float" office:value="0.911791539351852">
                <text:p>0.911791539351852</text:p>
              </table:table-cell>
              <table:table-cell office:value-type="float" office:value="51.35">
                <text:p>51.35</text:p>
              </table:table-cell>
            </table:table-row>
            <table:table-row>
              <table:table-cell office:value-type="float" office:value="0.911803252314815">
                <text:p>0.911803252314815</text:p>
              </table:table-cell>
              <table:table-cell office:value-type="float" office:value="51.43">
                <text:p>51.43</text:p>
              </table:table-cell>
            </table:table-row>
            <table:table-row>
              <table:table-cell office:value-type="float" office:value="0.911814930555556">
                <text:p>0.911814930555556</text:p>
              </table:table-cell>
              <table:table-cell office:value-type="float" office:value="51.37">
                <text:p>51.37</text:p>
              </table:table-cell>
            </table:table-row>
            <table:table-row>
              <table:table-cell office:value-type="float" office:value="0.911826493055555">
                <text:p>0.911826493055555</text:p>
              </table:table-cell>
              <table:table-cell office:value-type="float" office:value="51.39">
                <text:p>51.39</text:p>
              </table:table-cell>
            </table:table-row>
            <table:table-row>
              <table:table-cell office:value-type="float" office:value="0.911838148148148">
                <text:p>0.911838148148148</text:p>
              </table:table-cell>
              <table:table-cell office:value-type="float" office:value="51.47">
                <text:p>51.47</text:p>
              </table:table-cell>
            </table:table-row>
            <table:table-row>
              <table:table-cell office:value-type="float" office:value="0.91184943287037">
                <text:p>0.91184943287037</text:p>
              </table:table-cell>
              <table:table-cell office:value-type="float" office:value="51.45">
                <text:p>51.45</text:p>
              </table:table-cell>
            </table:table-row>
            <table:table-row>
              <table:table-cell office:value-type="float" office:value="0.911861122685185">
                <text:p>0.911861122685185</text:p>
              </table:table-cell>
              <table:table-cell office:value-type="float" office:value="51.45">
                <text:p>51.45</text:p>
              </table:table-cell>
            </table:table-row>
            <table:table-row>
              <table:table-cell office:value-type="float" office:value="0.911872858796296">
                <text:p>0.911872858796296</text:p>
              </table:table-cell>
              <table:table-cell office:value-type="float" office:value="51.47">
                <text:p>51.47</text:p>
              </table:table-cell>
            </table:table-row>
            <table:table-row>
              <table:table-cell office:value-type="float" office:value="0.911884548611111">
                <text:p>0.911884548611111</text:p>
              </table:table-cell>
              <table:table-cell office:value-type="float" office:value="51.49">
                <text:p>51.49</text:p>
              </table:table-cell>
            </table:table-row>
            <table:table-row>
              <table:table-cell office:value-type="float" office:value="0.911896099537037">
                <text:p>0.911896099537037</text:p>
              </table:table-cell>
              <table:table-cell office:value-type="float" office:value="51.39">
                <text:p>51.39</text:p>
              </table:table-cell>
            </table:table-row>
            <table:table-row>
              <table:table-cell office:value-type="float" office:value="0.911907650462963">
                <text:p>0.911907650462963</text:p>
              </table:table-cell>
              <table:table-cell office:value-type="float" office:value="51.53">
                <text:p>51.53</text:p>
              </table:table-cell>
            </table:table-row>
            <table:table-row>
              <table:table-cell office:value-type="float" office:value="0.911919155092593">
                <text:p>0.911919155092593</text:p>
              </table:table-cell>
              <table:table-cell office:value-type="float" office:value="51.51">
                <text:p>51.51</text:p>
              </table:table-cell>
            </table:table-row>
            <table:table-row>
              <table:table-cell office:value-type="float" office:value="0.911930671296296">
                <text:p>0.911930671296296</text:p>
              </table:table-cell>
              <table:table-cell office:value-type="float" office:value="51.51">
                <text:p>51.51</text:p>
              </table:table-cell>
            </table:table-row>
            <table:table-row>
              <table:table-cell office:value-type="float" office:value="0.9119425">
                <text:p>0.9119425</text:p>
              </table:table-cell>
              <table:table-cell office:value-type="float" office:value="51.51">
                <text:p>51.51</text:p>
              </table:table-cell>
            </table:table-row>
            <table:table-row>
              <table:table-cell office:value-type="float" office:value="0.911953831018518">
                <text:p>0.911953831018518</text:p>
              </table:table-cell>
              <table:table-cell office:value-type="float" office:value="51.51">
                <text:p>51.51</text:p>
              </table:table-cell>
            </table:table-row>
            <table:table-row>
              <table:table-cell office:value-type="float" office:value="0.911965555555555">
                <text:p>0.911965555555555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float" office:value="0.911977037037037">
                <text:p>0.911977037037037</text:p>
              </table:table-cell>
              <table:table-cell office:value-type="float" office:value="51.69">
                <text:p>51.69</text:p>
              </table:table-cell>
            </table:table-row>
            <table:table-row>
              <table:table-cell office:value-type="float" office:value="0.911988958333333">
                <text:p>0.911988958333333</text:p>
              </table:table-cell>
              <table:table-cell office:value-type="float" office:value="51.59">
                <text:p>51.59</text:p>
              </table:table-cell>
            </table:table-row>
            <table:table-row>
              <table:table-cell office:value-type="float" office:value="0.912000532407407">
                <text:p>0.912000532407407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float" office:value="0.912011828703704">
                <text:p>0.912011828703704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float" office:value="0.912023518518518">
                <text:p>0.912023518518518</text:p>
              </table:table-cell>
              <table:table-cell office:value-type="float" office:value="51.65">
                <text:p>51.65</text:p>
              </table:table-cell>
            </table:table-row>
            <table:table-row>
              <table:table-cell office:value-type="float" office:value="0.912035069444444">
                <text:p>0.912035069444444</text:p>
              </table:table-cell>
              <table:table-cell office:value-type="float" office:value="51.65">
                <text:p>51.65</text:p>
              </table:table-cell>
            </table:table-row>
            <table:table-row>
              <table:table-cell office:value-type="float" office:value="0.91204693287037">
                <text:p>0.91204693287037</text:p>
              </table:table-cell>
              <table:table-cell office:value-type="float" office:value="51.77">
                <text:p>51.77</text:p>
              </table:table-cell>
            </table:table-row>
            <table:table-row>
              <table:table-cell office:value-type="float" office:value="0.912058541666667">
                <text:p>0.912058541666667</text:p>
              </table:table-cell>
              <table:table-cell office:value-type="float" office:value="51.79">
                <text:p>51.79</text:p>
              </table:table-cell>
            </table:table-row>
            <table:table-row>
              <table:table-cell office:value-type="float" office:value="0.912070104166667">
                <text:p>0.912070104166667</text:p>
              </table:table-cell>
              <table:table-cell office:value-type="float" office:value="51.79">
                <text:p>51.79</text:p>
              </table:table-cell>
            </table:table-row>
            <table:table-row>
              <table:table-cell office:value-type="float" office:value="0.912081643518519">
                <text:p>0.912081643518519</text:p>
              </table:table-cell>
              <table:table-cell office:value-type="float" office:value="51.75">
                <text:p>51.75</text:p>
              </table:table-cell>
            </table:table-row>
            <table:table-row>
              <table:table-cell office:value-type="float" office:value="0.912081643518519">
                <text:p>0.912081643518519</text:p>
              </table:table-cell>
              <table:table-cell office:value-type="float" office:value="51.75">
                <text:p>51.75</text:p>
              </table:table-cell>
            </table:table-row>
            <table:table-row>
              <table:table-cell office:value-type="float" office:value="0.91209318287037">
                <text:p>0.91209318287037</text:p>
              </table:table-cell>
              <table:table-cell office:value-type="float" office:value="51.79">
                <text:p>51.79</text:p>
              </table:table-cell>
            </table:table-row>
            <table:table-row>
              <table:table-cell office:value-type="float" office:value="0.912104895833333">
                <text:p>0.912104895833333</text:p>
              </table:table-cell>
              <table:table-cell office:value-type="float" office:value="51.81">
                <text:p>51.81</text:p>
              </table:table-cell>
            </table:table-row>
            <table:table-row>
              <table:table-cell office:value-type="float" office:value="0.912116226851852">
                <text:p>0.912116226851852</text:p>
              </table:table-cell>
              <table:table-cell office:value-type="float" office:value="51.83">
                <text:p>51.83</text:p>
              </table:table-cell>
            </table:table-row>
            <table:table-row>
              <table:table-cell office:value-type="float" office:value="0.912127986111111">
                <text:p>0.912127986111111</text:p>
              </table:table-cell>
              <table:table-cell office:value-type="float" office:value="51.89">
                <text:p>51.89</text:p>
              </table:table-cell>
            </table:table-row>
            <table:table-row>
              <table:table-cell office:value-type="float" office:value="0.912139502314815">
                <text:p>0.912139502314815</text:p>
              </table:table-cell>
              <table:table-cell office:value-type="float" office:value="51.89">
                <text:p>51.89</text:p>
              </table:table-cell>
            </table:table-row>
            <table:table-row>
              <table:table-cell office:value-type="float" office:value="0.912151180555555">
                <text:p>0.912151180555555</text:p>
              </table:table-cell>
              <table:table-cell office:value-type="float" office:value="51.93">
                <text:p>51.93</text:p>
              </table:table-cell>
            </table:table-row>
            <table:table-row>
              <table:table-cell office:value-type="float" office:value="0.912162743055556">
                <text:p>0.912162743055556</text:p>
              </table:table-cell>
              <table:table-cell office:value-type="float" office:value="51.93">
                <text:p>51.93</text:p>
              </table:table-cell>
            </table:table-row>
            <table:table-row>
              <table:table-cell office:value-type="float" office:value="0.912174444444444">
                <text:p>0.912174444444444</text:p>
              </table:table-cell>
              <table:table-cell office:value-type="float" office:value="51.91">
                <text:p>51.91</text:p>
              </table:table-cell>
            </table:table-row>
            <table:table-row>
              <table:table-cell office:value-type="float" office:value="0.912186099537037">
                <text:p>0.912186099537037</text:p>
              </table:table-cell>
              <table:table-cell office:value-type="float" office:value="51.89">
                <text:p>51.89</text:p>
              </table:table-cell>
            </table:table-row>
            <table:table-row>
              <table:table-cell office:value-type="float" office:value="0.912197685185185">
                <text:p>0.912197685185185</text:p>
              </table:table-cell>
              <table:table-cell office:value-type="float" office:value="52.05">
                <text:p>52.05</text:p>
              </table:table-cell>
            </table:table-row>
            <table:table-row>
              <table:table-cell office:value-type="float" office:value="0.912197685185185">
                <text:p>0.912197685185185</text:p>
              </table:table-cell>
              <table:table-cell office:value-type="float" office:value="52.05">
                <text:p>52.05</text:p>
              </table:table-cell>
            </table:table-row>
            <table:table-row>
              <table:table-cell office:value-type="float" office:value="0.912209351851852">
                <text:p>0.912209351851852</text:p>
              </table:table-cell>
              <table:table-cell office:value-type="float" office:value="52.03">
                <text:p>52.03</text:p>
              </table:table-cell>
            </table:table-row>
            <table:table-row>
              <table:table-cell office:value-type="float" office:value="0.912220891203704">
                <text:p>0.912220891203704</text:p>
              </table:table-cell>
              <table:table-cell office:value-type="float" office:value="51.95">
                <text:p>51.95</text:p>
              </table:table-cell>
            </table:table-row>
            <table:table-row>
              <table:table-cell office:value-type="float" office:value="0.912232280092593">
                <text:p>0.912232280092593</text:p>
              </table:table-cell>
              <table:table-cell office:value-type="float" office:value="51.97">
                <text:p>51.97</text:p>
              </table:table-cell>
            </table:table-row>
            <table:table-row>
              <table:table-cell office:value-type="float" office:value="0.912244085648148">
                <text:p>0.912244085648148</text:p>
              </table:table-cell>
              <table:table-cell office:value-type="float" office:value="52.11">
                <text:p>52.11</text:p>
              </table:table-cell>
            </table:table-row>
            <table:table-row>
              <table:table-cell office:value-type="float" office:value="0.912255532407407">
                <text:p>0.912255532407407</text:p>
              </table:table-cell>
              <table:table-cell office:value-type="float" office:value="52.07">
                <text:p>52.07</text:p>
              </table:table-cell>
            </table:table-row>
            <table:table-row>
              <table:table-cell office:value-type="float" office:value="0.912267337962963">
                <text:p>0.912267337962963</text:p>
              </table:table-cell>
              <table:table-cell office:value-type="float" office:value="52.15">
                <text:p>52.15</text:p>
              </table:table-cell>
            </table:table-row>
            <table:table-row>
              <table:table-cell office:value-type="float" office:value="0.912278564814815">
                <text:p>0.912278564814815</text:p>
              </table:table-cell>
              <table:table-cell office:value-type="float" office:value="52.11">
                <text:p>52.11</text:p>
              </table:table-cell>
            </table:table-row>
            <table:table-row>
              <table:table-cell office:value-type="float" office:value="0.912290393518518">
                <text:p>0.912290393518518</text:p>
              </table:table-cell>
              <table:table-cell office:value-type="float" office:value="52.13">
                <text:p>52.13</text:p>
              </table:table-cell>
            </table:table-row>
            <table:table-row>
              <table:table-cell office:value-type="float" office:value="0.912302106481481">
                <text:p>0.912302106481481</text:p>
              </table:table-cell>
              <table:table-cell office:value-type="float" office:value="52.19">
                <text:p>52.19</text:p>
              </table:table-cell>
            </table:table-row>
            <table:table-row>
              <table:table-cell office:value-type="float" office:value="0.912313657407407">
                <text:p>0.912313657407407</text:p>
              </table:table-cell>
              <table:table-cell office:value-type="float" office:value="52.11">
                <text:p>52.11</text:p>
              </table:table-cell>
            </table:table-row>
            <table:table-row>
              <table:table-cell office:value-type="float" office:value="0.912313657407407">
                <text:p>0.912313657407407</text:p>
              </table:table-cell>
              <table:table-cell office:value-type="float" office:value="52.11">
                <text:p>52.11</text:p>
              </table:table-cell>
            </table:table-row>
            <table:table-row>
              <table:table-cell office:value-type="float" office:value="0.912325289351852">
                <text:p>0.912325289351852</text:p>
              </table:table-cell>
              <table:table-cell office:value-type="float" office:value="52.09">
                <text:p>52.09</text:p>
              </table:table-cell>
            </table:table-row>
            <table:table-row>
              <table:table-cell office:value-type="float" office:value="0.912336631944444">
                <text:p>0.912336631944444</text:p>
              </table:table-cell>
              <table:table-cell office:value-type="float" office:value="52.19">
                <text:p>52.19</text:p>
              </table:table-cell>
            </table:table-row>
            <table:table-row>
              <table:table-cell office:value-type="float" office:value="0.912348159722222">
                <text:p>0.912348159722222</text:p>
              </table:table-cell>
              <table:table-cell office:value-type="float" office:value="52.33">
                <text:p>52.33</text:p>
              </table:table-cell>
            </table:table-row>
            <table:table-row>
              <table:table-cell office:value-type="float" office:value="0.912360092592592">
                <text:p>0.912360092592592</text:p>
              </table:table-cell>
              <table:table-cell office:value-type="float" office:value="52.33">
                <text:p>52.33</text:p>
              </table:table-cell>
            </table:table-row>
            <table:table-row>
              <table:table-cell office:value-type="float" office:value="0.912371736111111">
                <text:p>0.912371736111111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float" office:value="0.912383101851852">
                <text:p>0.912383101851852</text:p>
              </table:table-cell>
              <table:table-cell office:value-type="float" office:value="52.35">
                <text:p>52.35</text:p>
              </table:table-cell>
            </table:table-row>
            <table:table-row>
              <table:table-cell office:value-type="float" office:value="0.912394814814815">
                <text:p>0.912394814814815</text:p>
              </table:table-cell>
              <table:table-cell office:value-type="float" office:value="52.35">
                <text:p>52.35</text:p>
              </table:table-cell>
            </table:table-row>
            <table:table-row>
              <table:table-cell office:value-type="float" office:value="0.912406493055556">
                <text:p>0.912406493055556</text:p>
              </table:table-cell>
              <table:table-cell office:value-type="float" office:value="52.35">
                <text:p>52.35</text:p>
              </table:table-cell>
            </table:table-row>
            <table:table-row>
              <table:table-cell office:value-type="float" office:value="0.912418090277778">
                <text:p>0.912418090277778</text:p>
              </table:table-cell>
              <table:table-cell office:value-type="float" office:value="52.33">
                <text:p>52.33</text:p>
              </table:table-cell>
            </table:table-row>
            <table:table-row>
              <table:table-cell office:value-type="float" office:value="0.9124296875">
                <text:p>0.9124296875</text:p>
              </table:table-cell>
              <table:table-cell office:value-type="float" office:value="52.35">
                <text:p>52.35</text:p>
              </table:table-cell>
            </table:table-row>
            <table:table-row>
              <table:table-cell office:value-type="float" office:value="0.912464409722222">
                <text:p>0.912464409722222</text:p>
              </table:table-cell>
              <table:table-cell office:value-type="float" office:value="52.39">
                <text:p>52.39</text:p>
              </table:table-cell>
            </table:table-row>
            <table:table-row>
              <table:table-cell office:value-type="float" office:value="0.912476111111111">
                <text:p>0.912476111111111</text:p>
              </table:table-cell>
              <table:table-cell office:value-type="float" office:value="52.33">
                <text:p>52.33</text:p>
              </table:table-cell>
            </table:table-row>
            <table:table-row>
              <table:table-cell office:value-type="float" office:value="0.912487685185185">
                <text:p>0.912487685185185</text:p>
              </table:table-cell>
              <table:table-cell office:value-type="float" office:value="52.35">
                <text:p>52.35</text:p>
              </table:table-cell>
            </table:table-row>
            <table:table-row>
              <table:table-cell office:value-type="float" office:value="0.912499293981481">
                <text:p>0.912499293981481</text:p>
              </table:table-cell>
              <table:table-cell office:value-type="float" office:value="52.39">
                <text:p>52.39</text:p>
              </table:table-cell>
            </table:table-row>
            <table:table-row>
              <table:table-cell office:value-type="float" office:value="0.912510891203704">
                <text:p>0.912510891203704</text:p>
              </table:table-cell>
              <table:table-cell office:value-type="float" office:value="52.53">
                <text:p>52.53</text:p>
              </table:table-cell>
            </table:table-row>
            <table:table-row>
              <table:table-cell office:value-type="float" office:value="0.912522546296296">
                <text:p>0.912522546296296</text:p>
              </table:table-cell>
              <table:table-cell office:value-type="float" office:value="52.49">
                <text:p>52.49</text:p>
              </table:table-cell>
            </table:table-row>
            <table:table-row>
              <table:table-cell office:value-type="float" office:value="0.912533761574074">
                <text:p>0.912533761574074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float" office:value="0.912545659722222">
                <text:p>0.912545659722222</text:p>
              </table:table-cell>
              <table:table-cell office:value-type="float" office:value="52.57">
                <text:p>52.57</text:p>
              </table:table-cell>
            </table:table-row>
            <table:table-row>
              <table:table-cell office:value-type="float" office:value="0.912557337962963">
                <text:p>0.912557337962963</text:p>
              </table:table-cell>
              <table:table-cell office:value-type="float" office:value="52.51">
                <text:p>52.51</text:p>
              </table:table-cell>
            </table:table-row>
            <table:table-row>
              <table:table-cell office:value-type="float" office:value="0.912568888888889">
                <text:p>0.912568888888889</text:p>
              </table:table-cell>
              <table:table-cell office:value-type="float" office:value="52.51">
                <text:p>52.51</text:p>
              </table:table-cell>
            </table:table-row>
            <table:table-row>
              <table:table-cell office:value-type="float" office:value="0.912580243055555">
                <text:p>0.912580243055555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float" office:value="0.912580243055555">
                <text:p>0.912580243055555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float" office:value="0.912591898148148">
                <text:p>0.912591898148148</text:p>
              </table:table-cell>
              <table:table-cell office:value-type="float" office:value="52.65">
                <text:p>52.65</text:p>
              </table:table-cell>
            </table:table-row>
            <table:table-row>
              <table:table-cell office:value-type="float" office:value="0.912603425925926">
                <text:p>0.912603425925926</text:p>
              </table:table-cell>
              <table:table-cell office:value-type="float" office:value="52.61">
                <text:p>52.61</text:p>
              </table:table-cell>
            </table:table-row>
            <table:table-row>
              <table:table-cell office:value-type="float" office:value="0.912614988425926">
                <text:p>0.912614988425926</text:p>
              </table:table-cell>
              <table:table-cell office:value-type="float" office:value="52.61">
                <text:p>52.61</text:p>
              </table:table-cell>
            </table:table-row>
            <table:table-row>
              <table:table-cell office:value-type="float" office:value="0.912626666666667">
                <text:p>0.912626666666667</text:p>
              </table:table-cell>
              <table:table-cell office:value-type="float" office:value="52.65">
                <text:p>52.65</text:p>
              </table:table-cell>
            </table:table-row>
            <table:table-row>
              <table:table-cell office:value-type="float" office:value="0.912638148148148">
                <text:p>0.912638148148148</text:p>
              </table:table-cell>
              <table:table-cell office:value-type="float" office:value="52.69">
                <text:p>52.69</text:p>
              </table:table-cell>
            </table:table-row>
            <table:table-row>
              <table:table-cell office:value-type="float" office:value="0.912649872685185">
                <text:p>0.912649872685185</text:p>
              </table:table-cell>
              <table:table-cell office:value-type="float" office:value="52.75">
                <text:p>52.75</text:p>
              </table:table-cell>
            </table:table-row>
            <table:table-row>
              <table:table-cell office:value-type="float" office:value="0.912661550925926">
                <text:p>0.912661550925926</text:p>
              </table:table-cell>
              <table:table-cell office:value-type="float" office:value="52.67">
                <text:p>52.67</text:p>
              </table:table-cell>
            </table:table-row>
            <table:table-row>
              <table:table-cell office:value-type="float" office:value="0.912673287037037">
                <text:p>0.912673287037037</text:p>
              </table:table-cell>
              <table:table-cell office:value-type="float" office:value="52.67">
                <text:p>52.67</text:p>
              </table:table-cell>
            </table:table-row>
            <table:table-row>
              <table:table-cell office:value-type="float" office:value="0.912684895833333">
                <text:p>0.912684895833333</text:p>
              </table:table-cell>
              <table:table-cell office:value-type="float" office:value="52.65">
                <text:p>52.65</text:p>
              </table:table-cell>
            </table:table-row>
            <table:table-row>
              <table:table-cell office:value-type="float" office:value="0.912696331018518">
                <text:p>0.912696331018518</text:p>
              </table:table-cell>
              <table:table-cell office:value-type="float" office:value="52.67">
                <text:p>52.67</text:p>
              </table:table-cell>
            </table:table-row>
            <table:table-row>
              <table:table-cell office:value-type="float" office:value="0.912696331018518">
                <text:p>0.912696331018518</text:p>
              </table:table-cell>
              <table:table-cell office:value-type="float" office:value="52.67">
                <text:p>52.67</text:p>
              </table:table-cell>
            </table:table-row>
            <table:table-row>
              <table:table-cell office:value-type="float" office:value="0.912708055555556">
                <text:p>0.912708055555556</text:p>
              </table:table-cell>
              <table:table-cell office:value-type="float" office:value="52.67">
                <text:p>52.67</text:p>
              </table:table-cell>
            </table:table-row>
            <table:table-row>
              <table:table-cell office:value-type="float" office:value="0.912719675925926">
                <text:p>0.912719675925926</text:p>
              </table:table-cell>
              <table:table-cell office:value-type="float" office:value="52.69">
                <text:p>52.69</text:p>
              </table:table-cell>
            </table:table-row>
            <table:table-row>
              <table:table-cell office:value-type="float" office:value="0.912731354166667">
                <text:p>0.912731354166667</text:p>
              </table:table-cell>
              <table:table-cell office:value-type="float" office:value="52.77">
                <text:p>52.77</text:p>
              </table:table-cell>
            </table:table-row>
            <table:table-row>
              <table:table-cell office:value-type="float" office:value="0.912742939814815">
                <text:p>0.912742939814815</text:p>
              </table:table-cell>
              <table:table-cell office:value-type="float" office:value="52.81">
                <text:p>52.81</text:p>
              </table:table-cell>
            </table:table-row>
            <table:table-row>
              <table:table-cell office:value-type="float" office:value="0.912754479166667">
                <text:p>0.912754479166667</text:p>
              </table:table-cell>
              <table:table-cell office:value-type="float" office:value="52.73">
                <text:p>52.73</text:p>
              </table:table-cell>
            </table:table-row>
            <table:table-row>
              <table:table-cell office:value-type="float" office:value="0.912766157407407">
                <text:p>0.912766157407407</text:p>
              </table:table-cell>
              <table:table-cell office:value-type="float" office:value="52.75">
                <text:p>52.75</text:p>
              </table:table-cell>
            </table:table-row>
            <table:table-row>
              <table:table-cell office:value-type="float" office:value="0.912777430555556">
                <text:p>0.912777430555556</text:p>
              </table:table-cell>
              <table:table-cell office:value-type="float" office:value="52.87">
                <text:p>52.87</text:p>
              </table:table-cell>
            </table:table-row>
            <table:table-row>
              <table:table-cell office:value-type="float" office:value="0.912789293981481">
                <text:p>0.912789293981481</text:p>
              </table:table-cell>
              <table:table-cell office:value-type="float" office:value="52.91">
                <text:p>52.91</text:p>
              </table:table-cell>
            </table:table-row>
            <table:table-row>
              <table:table-cell office:value-type="float" office:value="0.91280087962963">
                <text:p>0.91280087962963</text:p>
              </table:table-cell>
              <table:table-cell office:value-type="float" office:value="52.89">
                <text:p>52.89</text:p>
              </table:table-cell>
            </table:table-row>
            <table:table-row>
              <table:table-cell office:value-type="float" office:value="0.912812418981481">
                <text:p>0.912812418981481</text:p>
              </table:table-cell>
              <table:table-cell office:value-type="float" office:value="52.93">
                <text:p>52.93</text:p>
              </table:table-cell>
            </table:table-row>
            <table:table-row>
              <table:table-cell office:value-type="float" office:value="0.91280087962963">
                <text:p>0.91280087962963</text:p>
              </table:table-cell>
              <table:table-cell office:value-type="float" office:value="52.89">
                <text:p>52.89</text:p>
              </table:table-cell>
            </table:table-row>
            <table:table-row>
              <table:table-cell office:value-type="float" office:value="0.912812418981481">
                <text:p>0.912812418981481</text:p>
              </table:table-cell>
              <table:table-cell office:value-type="float" office:value="52.93">
                <text:p>52.93</text:p>
              </table:table-cell>
            </table:table-row>
            <table:table-row>
              <table:table-cell office:value-type="float" office:value="0.912824085648148">
                <text:p>0.912824085648148</text:p>
              </table:table-cell>
              <table:table-cell office:value-type="float" office:value="52.91">
                <text:p>52.91</text:p>
              </table:table-cell>
            </table:table-row>
            <table:table-row>
              <table:table-cell office:value-type="float" office:value="0.912835694444444">
                <text:p>0.912835694444444</text:p>
              </table:table-cell>
              <table:table-cell office:value-type="float" office:value="52.93">
                <text:p>52.93</text:p>
              </table:table-cell>
            </table:table-row>
            <table:table-row>
              <table:table-cell office:value-type="float" office:value="0.912847291666667">
                <text:p>0.912847291666667</text:p>
              </table:table-cell>
              <table:table-cell office:value-type="float" office:value="52.97">
                <text:p>52.97</text:p>
              </table:table-cell>
            </table:table-row>
            <table:table-row>
              <table:table-cell office:value-type="float" office:value="0.912858946759259">
                <text:p>0.912858946759259</text:p>
              </table:table-cell>
              <table:table-cell office:value-type="float" office:value="52.97">
                <text:p>52.97</text:p>
              </table:table-cell>
            </table:table-row>
            <table:table-row>
              <table:table-cell office:value-type="float" office:value="0.912870416666667">
                <text:p>0.912870416666667</text:p>
              </table:table-cell>
              <table:table-cell office:value-type="float" office:value="53.03">
                <text:p>53.03</text:p>
              </table:table-cell>
            </table:table-row>
            <table:table-row>
              <table:table-cell office:value-type="float" office:value="0.912881944444444">
                <text:p>0.912881944444444</text:p>
              </table:table-cell>
              <table:table-cell office:value-type="float" office:value="53.03">
                <text:p>53.03</text:p>
              </table:table-cell>
            </table:table-row>
            <table:table-row>
              <table:table-cell office:value-type="float" office:value="0.912893657407407">
                <text:p>0.912893657407407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float" office:value="0.912905335648148">
                <text:p>0.912905335648148</text:p>
              </table:table-cell>
              <table:table-cell office:value-type="float" office:value="53.15">
                <text:p>53.15</text:p>
              </table:table-cell>
            </table:table-row>
            <table:table-row>
              <table:table-cell office:value-type="float" office:value="0.912916805555555">
                <text:p>0.912916805555555</text:p>
              </table:table-cell>
              <table:table-cell office:value-type="float" office:value="53.19">
                <text:p>53.19</text:p>
              </table:table-cell>
            </table:table-row>
            <table:table-row>
              <table:table-cell office:value-type="float" office:value="0.912916805555555">
                <text:p>0.912916805555555</text:p>
              </table:table-cell>
              <table:table-cell office:value-type="float" office:value="53.19">
                <text:p>53.19</text:p>
              </table:table-cell>
            </table:table-row>
            <table:table-row>
              <table:table-cell office:value-type="float" office:value="0.912928402777778">
                <text:p>0.912928402777778</text:p>
              </table:table-cell>
              <table:table-cell office:value-type="float" office:value="53.05">
                <text:p>53.05</text:p>
              </table:table-cell>
            </table:table-row>
            <table:table-row>
              <table:table-cell office:value-type="float" office:value="0.912940046296296">
                <text:p>0.912940046296296</text:p>
              </table:table-cell>
              <table:table-cell office:value-type="float" office:value="53.09">
                <text:p>53.09</text:p>
              </table:table-cell>
            </table:table-row>
            <table:table-row>
              <table:table-cell office:value-type="float" office:value="0.912951550925926">
                <text:p>0.912951550925926</text:p>
              </table:table-cell>
              <table:table-cell office:value-type="float" office:value="53.05">
                <text:p>53.05</text:p>
              </table:table-cell>
            </table:table-row>
            <table:table-row>
              <table:table-cell office:value-type="float" office:value="0.912963032407407">
                <text:p>0.912963032407407</text:p>
              </table:table-cell>
              <table:table-cell office:value-type="float" office:value="53.03">
                <text:p>53.03</text:p>
              </table:table-cell>
            </table:table-row>
            <table:table-row>
              <table:table-cell office:value-type="float" office:value="0.91297474537037">
                <text:p>0.91297474537037</text:p>
              </table:table-cell>
              <table:table-cell office:value-type="float" office:value="53.23">
                <text:p>53.23</text:p>
              </table:table-cell>
            </table:table-row>
            <table:table-row>
              <table:table-cell office:value-type="float" office:value="0.912986157407407">
                <text:p>0.912986157407407</text:p>
              </table:table-cell>
              <table:table-cell office:value-type="float" office:value="53.23">
                <text:p>53.23</text:p>
              </table:table-cell>
            </table:table-row>
            <table:table-row>
              <table:table-cell office:value-type="float" office:value="0.912998055555556">
                <text:p>0.912998055555556</text:p>
              </table:table-cell>
              <table:table-cell office:value-type="float" office:value="53.23">
                <text:p>53.23</text:p>
              </table:table-cell>
            </table:table-row>
            <table:table-row>
              <table:table-cell office:value-type="float" office:value="0.913009641203704">
                <text:p>0.913009641203704</text:p>
              </table:table-cell>
              <table:table-cell office:value-type="float" office:value="53.21">
                <text:p>53.21</text:p>
              </table:table-cell>
            </table:table-row>
            <table:table-row>
              <table:table-cell office:value-type="float" office:value="0.91302099537037">
                <text:p>0.91302099537037</text:p>
              </table:table-cell>
              <table:table-cell office:value-type="float" office:value="53.17">
                <text:p>53.17</text:p>
              </table:table-cell>
            </table:table-row>
            <table:table-row>
              <table:table-cell office:value-type="float" office:value="0.913032673611111">
                <text:p>0.913032673611111</text:p>
              </table:table-cell>
              <table:table-cell office:value-type="float" office:value="53.33">
                <text:p>53.33</text:p>
              </table:table-cell>
            </table:table-row>
            <table:table-row>
              <table:table-cell office:value-type="float" office:value="0.913032673611111">
                <text:p>0.913032673611111</text:p>
              </table:table-cell>
              <table:table-cell office:value-type="float" office:value="53.33">
                <text:p>53.33</text:p>
              </table:table-cell>
            </table:table-row>
            <table:table-row>
              <table:table-cell office:value-type="float" office:value="0.913044201388889">
                <text:p>0.913044201388889</text:p>
              </table:table-cell>
              <table:table-cell office:value-type="float" office:value="53.29">
                <text:p>53.29</text:p>
              </table:table-cell>
            </table:table-row>
            <table:table-row>
              <table:table-cell office:value-type="float" office:value="0.913055868055555">
                <text:p>0.913055868055555</text:p>
              </table:table-cell>
              <table:table-cell office:value-type="float" office:value="53.21">
                <text:p>53.21</text:p>
              </table:table-cell>
            </table:table-row>
            <table:table-row>
              <table:table-cell office:value-type="float" office:value="0.913067569444444">
                <text:p>0.913067569444444</text:p>
              </table:table-cell>
              <table:table-cell office:value-type="float" office:value="53.15">
                <text:p>53.15</text:p>
              </table:table-cell>
            </table:table-row>
            <table:table-row>
              <table:table-cell office:value-type="float" office:value="0.913079247685185">
                <text:p>0.913079247685185</text:p>
              </table:table-cell>
              <table:table-cell office:value-type="float" office:value="53.33">
                <text:p>53.33</text:p>
              </table:table-cell>
            </table:table-row>
            <table:table-row>
              <table:table-cell office:value-type="float" office:value="0.913090891203704">
                <text:p>0.913090891203704</text:p>
              </table:table-cell>
              <table:table-cell office:value-type="float" office:value="53.35">
                <text:p>53.35</text:p>
              </table:table-cell>
            </table:table-row>
            <table:table-row>
              <table:table-cell office:value-type="float" office:value="0.913102488425926">
                <text:p>0.913102488425926</text:p>
              </table:table-cell>
              <table:table-cell office:value-type="float" office:value="53.45">
                <text:p>53.45</text:p>
              </table:table-cell>
            </table:table-row>
            <table:table-row>
              <table:table-cell office:value-type="float" office:value="0.913114085648148">
                <text:p>0.913114085648148</text:p>
              </table:table-cell>
              <table:table-cell office:value-type="float" office:value="53.45">
                <text:p>53.45</text:p>
              </table:table-cell>
            </table:table-row>
            <table:table-row>
              <table:table-cell office:value-type="float" office:value="0.913125428240741">
                <text:p>0.913125428240741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float" office:value="0.913137337962963">
                <text:p>0.913137337962963</text:p>
              </table:table-cell>
              <table:table-cell office:value-type="float" office:value="53.45">
                <text:p>53.45</text:p>
              </table:table-cell>
            </table:table-row>
            <table:table-row>
              <table:table-cell office:value-type="float" office:value="0.913148935185185">
                <text:p>0.913148935185185</text:p>
              </table:table-cell>
              <table:table-cell office:value-type="float" office:value="53.53">
                <text:p>53.53</text:p>
              </table:table-cell>
            </table:table-row>
            <table:table-row>
              <table:table-cell office:value-type="float" office:value="0.913148935185185">
                <text:p>0.913148935185185</text:p>
              </table:table-cell>
              <table:table-cell office:value-type="float" office:value="53.53">
                <text:p>53.53</text:p>
              </table:table-cell>
            </table:table-row>
            <table:table-row>
              <table:table-cell office:value-type="float" office:value="0.913160474537037">
                <text:p>0.913160474537037</text:p>
              </table:table-cell>
              <table:table-cell office:value-type="float" office:value="53.39">
                <text:p>53.39</text:p>
              </table:table-cell>
            </table:table-row>
            <table:table-row>
              <table:table-cell office:value-type="float" office:value="0.913171967592593">
                <text:p>0.913171967592593</text:p>
              </table:table-cell>
              <table:table-cell office:value-type="float" office:value="53.51">
                <text:p>53.51</text:p>
              </table:table-cell>
            </table:table-row>
            <table:table-row>
              <table:table-cell office:value-type="float" office:value="0.913183460648148">
                <text:p>0.913183460648148</text:p>
              </table:table-cell>
              <table:table-cell office:value-type="float" office:value="53.51">
                <text:p>53.51</text:p>
              </table:table-cell>
            </table:table-row>
            <table:table-row>
              <table:table-cell office:value-type="float" office:value="0.913195127314815">
                <text:p>0.913195127314815</text:p>
              </table:table-cell>
              <table:table-cell office:value-type="float" office:value="53.49">
                <text:p>53.49</text:p>
              </table:table-cell>
            </table:table-row>
            <table:table-row>
              <table:table-cell office:value-type="float" office:value="0.913206770833333">
                <text:p>0.913206770833333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float" office:value="0.913218483796296">
                <text:p>0.913218483796296</text:p>
              </table:table-cell>
              <table:table-cell office:value-type="float" office:value="53.53">
                <text:p>53.53</text:p>
              </table:table-cell>
            </table:table-row>
            <table:table-row>
              <table:table-cell office:value-type="float" office:value="0.913230092592593">
                <text:p>0.913230092592593</text:p>
              </table:table-cell>
              <table:table-cell office:value-type="float" office:value="53.47">
                <text:p>53.47</text:p>
              </table:table-cell>
            </table:table-row>
            <table:table-row>
              <table:table-cell office:value-type="float" office:value="0.913241689814815">
                <text:p>0.913241689814815</text:p>
              </table:table-cell>
              <table:table-cell office:value-type="float" office:value="53.51">
                <text:p>53.51</text:p>
              </table:table-cell>
            </table:table-row>
            <table:table-row>
              <table:table-cell office:value-type="float" office:value="0.913253344907407">
                <text:p>0.913253344907407</text:p>
              </table:table-cell>
              <table:table-cell office:value-type="float" office:value="53.53">
                <text:p>53.53</text:p>
              </table:table-cell>
            </table:table-row>
            <table:table-row>
              <table:table-cell office:value-type="float" office:value="0.913264560185185">
                <text:p>0.913264560185185</text:p>
              </table:table-cell>
              <table:table-cell office:value-type="float" office:value="53.67">
                <text:p>53.67</text:p>
              </table:table-cell>
            </table:table-row>
            <table:table-row>
              <table:table-cell office:value-type="float" office:value="0.913264560185185">
                <text:p>0.913264560185185</text:p>
              </table:table-cell>
              <table:table-cell office:value-type="float" office:value="53.67">
                <text:p>53.67</text:p>
              </table:table-cell>
            </table:table-row>
            <table:table-row>
              <table:table-cell office:value-type="float" office:value="0.913276435185185">
                <text:p>0.913276435185185</text:p>
              </table:table-cell>
              <table:table-cell office:value-type="float" office:value="53.65">
                <text:p>53.65</text:p>
              </table:table-cell>
            </table:table-row>
            <table:table-row>
              <table:table-cell office:value-type="float" office:value="0.913288090277778">
                <text:p>0.913288090277778</text:p>
              </table:table-cell>
              <table:table-cell office:value-type="float" office:value="53.59">
                <text:p>53.59</text:p>
              </table:table-cell>
            </table:table-row>
            <table:table-row>
              <table:table-cell office:value-type="float" office:value="0.913299733796296">
                <text:p>0.913299733796296</text:p>
              </table:table-cell>
              <table:table-cell office:value-type="float" office:value="53.59">
                <text:p>53.59</text:p>
              </table:table-cell>
            </table:table-row>
            <table:table-row>
              <table:table-cell office:value-type="float" office:value="0.91331125">
                <text:p>0.91331125</text:p>
              </table:table-cell>
              <table:table-cell office:value-type="float" office:value="53.59">
                <text:p>53.59</text:p>
              </table:table-cell>
            </table:table-row>
            <table:table-row>
              <table:table-cell office:value-type="float" office:value="0.9133228125">
                <text:p>0.9133228125</text:p>
              </table:table-cell>
              <table:table-cell office:value-type="float" office:value="53.65">
                <text:p>53.65</text:p>
              </table:table-cell>
            </table:table-row>
            <table:table-row>
              <table:table-cell office:value-type="float" office:value="0.913334375">
                <text:p>0.913334375</text:p>
              </table:table-cell>
              <table:table-cell office:value-type="float" office:value="53.69">
                <text:p>53.69</text:p>
              </table:table-cell>
            </table:table-row>
            <table:table-row>
              <table:table-cell office:value-type="float" office:value="0.913346076388889">
                <text:p>0.913346076388889</text:p>
              </table:table-cell>
              <table:table-cell office:value-type="float" office:value="53.73">
                <text:p>53.73</text:p>
              </table:table-cell>
            </table:table-row>
            <table:table-row>
              <table:table-cell office:value-type="float" office:value="0.913357743055555">
                <text:p>0.913357743055555</text:p>
              </table:table-cell>
              <table:table-cell office:value-type="float" office:value="53.73">
                <text:p>53.73</text:p>
              </table:table-cell>
            </table:table-row>
            <table:table-row>
              <table:table-cell office:value-type="float" office:value="0.913369282407408">
                <text:p>0.913369282407408</text:p>
              </table:table-cell>
              <table:table-cell office:value-type="float" office:value="53.87">
                <text:p>53.87</text:p>
              </table:table-cell>
            </table:table-row>
            <table:table-row>
              <table:table-cell office:value-type="float" office:value="0.913380844907407">
                <text:p>0.913380844907407</text:p>
              </table:table-cell>
              <table:table-cell office:value-type="float" office:value="53.81">
                <text:p>53.81</text:p>
              </table:table-cell>
            </table:table-row>
            <table:table-row>
              <table:table-cell office:value-type="float" office:value="0.913380844907407">
                <text:p>0.913380844907407</text:p>
              </table:table-cell>
              <table:table-cell office:value-type="float" office:value="53.81">
                <text:p>53.81</text:p>
              </table:table-cell>
            </table:table-row>
            <table:table-row>
              <table:table-cell office:value-type="float" office:value="0.913392372685185">
                <text:p>0.913392372685185</text:p>
              </table:table-cell>
              <table:table-cell office:value-type="float" office:value="53.85">
                <text:p>53.85</text:p>
              </table:table-cell>
            </table:table-row>
            <table:table-row>
              <table:table-cell office:value-type="float" office:value="0.913404074074074">
                <text:p>0.913404074074074</text:p>
              </table:table-cell>
              <table:table-cell office:value-type="float" office:value="53.57">
                <text:p>53.57</text:p>
              </table:table-cell>
            </table:table-row>
            <table:table-row>
              <table:table-cell office:value-type="float" office:value="0.913415601851852">
                <text:p>0.913415601851852</text:p>
              </table:table-cell>
              <table:table-cell office:value-type="float" office:value="53.59">
                <text:p>53.59</text:p>
              </table:table-cell>
            </table:table-row>
            <table:table-row>
              <table:table-cell office:value-type="float" office:value="0.913426967592593">
                <text:p>0.913426967592593</text:p>
              </table:table-cell>
              <table:table-cell office:value-type="float" office:value="53.73">
                <text:p>53.73</text:p>
              </table:table-cell>
            </table:table-row>
            <table:table-row>
              <table:table-cell office:value-type="float" office:value="0.913438946759259">
                <text:p>0.913438946759259</text:p>
              </table:table-cell>
              <table:table-cell office:value-type="float" office:value="53.73">
                <text:p>53.73</text:p>
              </table:table-cell>
            </table:table-row>
            <table:table-row>
              <table:table-cell office:value-type="float" office:value="0.913450277777778">
                <text:p>0.913450277777778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0.913461793981481">
                <text:p>0.913461793981481</text:p>
              </table:table-cell>
              <table:table-cell office:value-type="float" office:value="53.83">
                <text:p>53.83</text:p>
              </table:table-cell>
            </table:table-row>
            <table:table-row>
              <table:table-cell office:value-type="float" office:value="0.913473680555556">
                <text:p>0.913473680555556</text:p>
              </table:table-cell>
              <table:table-cell office:value-type="float" office:value="53.71">
                <text:p>53.71</text:p>
              </table:table-cell>
            </table:table-row>
            <table:table-row>
              <table:table-cell office:value-type="float" office:value="0.913485208333333">
                <text:p>0.913485208333333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0.913496921296296">
                <text:p>0.913496921296296</text:p>
              </table:table-cell>
              <table:table-cell office:value-type="float" office:value="53.81">
                <text:p>53.81</text:p>
              </table:table-cell>
            </table:table-row>
            <table:table-row>
              <table:table-cell office:value-type="float" office:value="0.913496921296296">
                <text:p>0.913496921296296</text:p>
              </table:table-cell>
              <table:table-cell office:value-type="float" office:value="53.81">
                <text:p>53.81</text:p>
              </table:table-cell>
            </table:table-row>
            <table:table-row>
              <table:table-cell office:value-type="float" office:value="0.913508240740741">
                <text:p>0.913508240740741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0.913520138888889">
                <text:p>0.913520138888889</text:p>
              </table:table-cell>
              <table:table-cell office:value-type="float" office:value="53.87">
                <text:p>53.87</text:p>
              </table:table-cell>
            </table:table-row>
            <table:table-row>
              <table:table-cell office:value-type="float" office:value="0.913531689814815">
                <text:p>0.913531689814815</text:p>
              </table:table-cell>
              <table:table-cell office:value-type="float" office:value="53.89">
                <text:p>53.89</text:p>
              </table:table-cell>
            </table:table-row>
            <table:table-row>
              <table:table-cell office:value-type="float" office:value="0.913543287037037">
                <text:p>0.913543287037037</text:p>
              </table:table-cell>
              <table:table-cell office:value-type="float" office:value="53.85">
                <text:p>53.85</text:p>
              </table:table-cell>
            </table:table-row>
            <table:table-row>
              <table:table-cell office:value-type="float" office:value="0.913554571759259">
                <text:p>0.913554571759259</text:p>
              </table:table-cell>
              <table:table-cell office:value-type="float" office:value="53.87">
                <text:p>53.87</text:p>
              </table:table-cell>
            </table:table-row>
            <table:table-row>
              <table:table-cell office:value-type="float" office:value="0.913566481481481">
                <text:p>0.913566481481481</text:p>
              </table:table-cell>
              <table:table-cell office:value-type="float" office:value="53.93">
                <text:p>53.93</text:p>
              </table:table-cell>
            </table:table-row>
            <table:table-row>
              <table:table-cell office:value-type="float" office:value="0.913578090277778">
                <text:p>0.913578090277778</text:p>
              </table:table-cell>
              <table:table-cell office:value-type="float" office:value="53.93">
                <text:p>53.93</text:p>
              </table:table-cell>
            </table:table-row>
            <table:table-row>
              <table:table-cell office:value-type="float" office:value="0.913589710648148">
                <text:p>0.913589710648148</text:p>
              </table:table-cell>
              <table:table-cell office:value-type="float" office:value="53.93">
                <text:p>53.93</text:p>
              </table:table-cell>
            </table:table-row>
            <table:table-row>
              <table:table-cell office:value-type="float" office:value="0.91360125">
                <text:p>0.91360125</text:p>
              </table:table-cell>
              <table:table-cell office:value-type="float" office:value="53.93">
                <text:p>53.93</text:p>
              </table:table-cell>
            </table:table-row>
            <table:table-row>
              <table:table-cell office:value-type="float" office:value="0.913612905092593">
                <text:p>0.913612905092593</text:p>
              </table:table-cell>
              <table:table-cell office:value-type="float" office:value="53.97">
                <text:p>53.97</text:p>
              </table:table-cell>
            </table:table-row>
            <table:table-row>
              <table:table-cell office:value-type="float" office:value="0.913612905092593">
                <text:p>0.913612905092593</text:p>
              </table:table-cell>
              <table:table-cell office:value-type="float" office:value="53.97">
                <text:p>53.97</text:p>
              </table:table-cell>
            </table:table-row>
            <table:table-row>
              <table:table-cell office:value-type="float" office:value="0.913624351851852">
                <text:p>0.913624351851852</text:p>
              </table:table-cell>
              <table:table-cell office:value-type="float" office:value="54.03">
                <text:p>54.03</text:p>
              </table:table-cell>
            </table:table-row>
            <table:table-row>
              <table:table-cell office:value-type="float" office:value="0.913635914351852">
                <text:p>0.913635914351852</text:p>
              </table:table-cell>
              <table:table-cell office:value-type="float" office:value="54.03">
                <text:p>54.03</text:p>
              </table:table-cell>
            </table:table-row>
            <table:table-row>
              <table:table-cell office:value-type="float" office:value="0.913647395833333">
                <text:p>0.913647395833333</text:p>
              </table:table-cell>
              <table:table-cell office:value-type="float" office:value="53.99">
                <text:p>53.99</text:p>
              </table:table-cell>
            </table:table-row>
            <table:table-row>
              <table:table-cell office:value-type="float" office:value="0.9136590625">
                <text:p>0.9136590625</text:p>
              </table:table-cell>
              <table:table-cell office:value-type="float" office:value="54.03">
                <text:p>54.03</text:p>
              </table:table-cell>
            </table:table-row>
            <table:table-row>
              <table:table-cell office:value-type="float" office:value="0.91367087962963">
                <text:p>0.91367087962963</text:p>
              </table:table-cell>
              <table:table-cell office:value-type="float" office:value="54.01">
                <text:p>54.01</text:p>
              </table:table-cell>
            </table:table-row>
            <table:table-row>
              <table:table-cell office:value-type="float" office:value="0.9136825">
                <text:p>0.9136825</text:p>
              </table:table-cell>
              <table:table-cell office:value-type="float" office:value="54.03">
                <text:p>54.03</text:p>
              </table:table-cell>
            </table:table-row>
            <table:table-row>
              <table:table-cell office:value-type="float" office:value="0.9136940625">
                <text:p>0.9136940625</text:p>
              </table:table-cell>
              <table:table-cell office:value-type="float" office:value="53.99">
                <text:p>53.99</text:p>
              </table:table-cell>
            </table:table-row>
            <table:table-row>
              <table:table-cell office:value-type="float" office:value="0.913705706018519">
                <text:p>0.913705706018519</text:p>
              </table:table-cell>
              <table:table-cell office:value-type="float" office:value="54.01">
                <text:p>54.01</text:p>
              </table:table-cell>
            </table:table-row>
            <table:table-row>
              <table:table-cell office:value-type="float" office:value="0.913717291666667">
                <text:p>0.913717291666667</text:p>
              </table:table-cell>
              <table:table-cell office:value-type="float" office:value="54.07">
                <text:p>54.07</text:p>
              </table:table-cell>
            </table:table-row>
            <table:table-row>
              <table:table-cell office:value-type="float" office:value="0.913728842592593">
                <text:p>0.913728842592593</text:p>
              </table:table-cell>
              <table:table-cell office:value-type="float" office:value="54.09">
                <text:p>54.09</text:p>
              </table:table-cell>
            </table:table-row>
            <table:table-row>
              <table:table-cell office:value-type="float" office:value="0.913728842592593">
                <text:p>0.913728842592593</text:p>
              </table:table-cell>
              <table:table-cell office:value-type="float" office:value="54.09">
                <text:p>54.09</text:p>
              </table:table-cell>
            </table:table-row>
            <table:table-row>
              <table:table-cell office:value-type="float" office:value="0.913740347222222">
                <text:p>0.913740347222222</text:p>
              </table:table-cell>
              <table:table-cell office:value-type="float" office:value="54.03">
                <text:p>54.03</text:p>
              </table:table-cell>
            </table:table-row>
            <table:table-row>
              <table:table-cell office:value-type="float" office:value="0.913751944444444">
                <text:p>0.913751944444444</text:p>
              </table:table-cell>
              <table:table-cell office:value-type="float" office:value="54.07">
                <text:p>54.07</text:p>
              </table:table-cell>
            </table:table-row>
            <table:table-row>
              <table:table-cell office:value-type="float" office:value="0.91376369212963">
                <text:p>0.91376369212963</text:p>
              </table:table-cell>
              <table:table-cell office:value-type="float" office:value="54.13">
                <text:p>54.13</text:p>
              </table:table-cell>
            </table:table-row>
            <table:table-row>
              <table:table-cell office:value-type="float" office:value="0.913775208333333">
                <text:p>0.913775208333333</text:p>
              </table:table-cell>
              <table:table-cell office:value-type="float" office:value="54.09">
                <text:p>54.09</text:p>
              </table:table-cell>
            </table:table-row>
            <table:table-row>
              <table:table-cell office:value-type="float" office:value="0.913786585648148">
                <text:p>0.913786585648148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float" office:value="0.913798275462963">
                <text:p>0.913798275462963</text:p>
              </table:table-cell>
              <table:table-cell office:value-type="float" office:value="54.31">
                <text:p>54.31</text:p>
              </table:table-cell>
            </table:table-row>
            <table:table-row>
              <table:table-cell office:value-type="float" office:value="0.913809826388889">
                <text:p>0.913809826388889</text:p>
              </table:table-cell>
              <table:table-cell office:value-type="float" office:value="54.51">
                <text:p>54.51</text:p>
              </table:table-cell>
            </table:table-row>
            <table:table-row>
              <table:table-cell office:value-type="float" office:value="0.913821747685185">
                <text:p>0.913821747685185</text:p>
              </table:table-cell>
              <table:table-cell office:value-type="float" office:value="54.37">
                <text:p>54.37</text:p>
              </table:table-cell>
            </table:table-row>
            <table:table-row>
              <table:table-cell office:value-type="float" office:value="0.913833287037037">
                <text:p>0.913833287037037</text:p>
              </table:table-cell>
              <table:table-cell office:value-type="float" office:value="54.31">
                <text:p>54.31</text:p>
              </table:table-cell>
            </table:table-row>
            <table:table-row>
              <table:table-cell office:value-type="float" office:value="0.913844594907407">
                <text:p>0.913844594907407</text:p>
              </table:table-cell>
              <table:table-cell office:value-type="float" office:value="54.23">
                <text:p>54.23</text:p>
              </table:table-cell>
            </table:table-row>
            <table:table-row>
              <table:table-cell office:value-type="float" office:value="0.913856145833333">
                <text:p>0.913856145833333</text:p>
              </table:table-cell>
              <table:table-cell office:value-type="float" office:value="54.19">
                <text:p>54.19</text:p>
              </table:table-cell>
            </table:table-row>
            <table:table-row>
              <table:table-cell office:value-type="float" office:value="0.913868090277778">
                <text:p>0.913868090277778</text:p>
              </table:table-cell>
              <table:table-cell office:value-type="float" office:value="54.37">
                <text:p>54.37</text:p>
              </table:table-cell>
            </table:table-row>
            <table:table-row>
              <table:table-cell office:value-type="float" office:value="0.913879699074074">
                <text:p>0.913879699074074</text:p>
              </table:table-cell>
              <table:table-cell office:value-type="float" office:value="54.31">
                <text:p>54.31</text:p>
              </table:table-cell>
            </table:table-row>
            <table:table-row>
              <table:table-cell office:value-type="float" office:value="0.913890925925926">
                <text:p>0.913890925925926</text:p>
              </table:table-cell>
              <table:table-cell office:value-type="float" office:value="54.39">
                <text:p>54.39</text:p>
              </table:table-cell>
            </table:table-row>
            <table:table-row>
              <table:table-cell office:value-type="float" office:value="0.913902951388889">
                <text:p>0.913902951388889</text:p>
              </table:table-cell>
              <table:table-cell office:value-type="float" office:value="54.39">
                <text:p>54.39</text:p>
              </table:table-cell>
            </table:table-row>
            <table:table-row>
              <table:table-cell office:value-type="float" office:value="0.913914548611111">
                <text:p>0.913914548611111</text:p>
              </table:table-cell>
              <table:table-cell office:value-type="float" office:value="54.37">
                <text:p>54.37</text:p>
              </table:table-cell>
            </table:table-row>
            <table:table-row>
              <table:table-cell office:value-type="float" office:value="0.913926099537037">
                <text:p>0.913926099537037</text:p>
              </table:table-cell>
              <table:table-cell office:value-type="float" office:value="54.39">
                <text:p>54.39</text:p>
              </table:table-cell>
            </table:table-row>
            <table:table-row>
              <table:table-cell office:value-type="float" office:value="0.913937685185185">
                <text:p>0.913937685185185</text:p>
              </table:table-cell>
              <table:table-cell office:value-type="float" office:value="54.39">
                <text:p>54.39</text:p>
              </table:table-cell>
            </table:table-row>
            <table:table-row>
              <table:table-cell office:value-type="float" office:value="0.913949305555556">
                <text:p>0.913949305555556</text:p>
              </table:table-cell>
              <table:table-cell office:value-type="float" office:value="54.35">
                <text:p>54.35</text:p>
              </table:table-cell>
            </table:table-row>
            <table:table-row>
              <table:table-cell office:value-type="float" office:value="0.913960821759259">
                <text:p>0.913960821759259</text:p>
              </table:table-cell>
              <table:table-cell office:value-type="float" office:value="54.39">
                <text:p>54.39</text:p>
              </table:table-cell>
            </table:table-row>
            <table:table-row>
              <table:table-cell office:value-type="float" office:value="0.913972349537037">
                <text:p>0.913972349537037</text:p>
              </table:table-cell>
              <table:table-cell office:value-type="float" office:value="54.39">
                <text:p>54.39</text:p>
              </table:table-cell>
            </table:table-row>
            <table:table-row>
              <table:table-cell office:value-type="float" office:value="0.913972349537037">
                <text:p>0.913972349537037</text:p>
              </table:table-cell>
              <table:table-cell office:value-type="float" office:value="54.39">
                <text:p>54.39</text:p>
              </table:table-cell>
            </table:table-row>
            <table:table-row>
              <table:table-cell office:value-type="float" office:value="0.913983877314815">
                <text:p>0.913983877314815</text:p>
              </table:table-cell>
              <table:table-cell office:value-type="float" office:value="54.45">
                <text:p>54.45</text:p>
              </table:table-cell>
            </table:table-row>
            <table:table-row>
              <table:table-cell office:value-type="float" office:value="0.913995428240741">
                <text:p>0.913995428240741</text:p>
              </table:table-cell>
              <table:table-cell office:value-type="float" office:value="54.49">
                <text:p>54.49</text:p>
              </table:table-cell>
            </table:table-row>
            <table:table-row>
              <table:table-cell office:value-type="float" office:value="0.914007291666667">
                <text:p>0.914007291666667</text:p>
              </table:table-cell>
              <table:table-cell office:value-type="float" office:value="54.51">
                <text:p>54.51</text:p>
              </table:table-cell>
            </table:table-row>
            <table:table-row>
              <table:table-cell office:value-type="float" office:value="0.914018946759259">
                <text:p>0.914018946759259</text:p>
              </table:table-cell>
              <table:table-cell office:value-type="float" office:value="54.51">
                <text:p>54.51</text:p>
              </table:table-cell>
            </table:table-row>
            <table:table-row>
              <table:table-cell office:value-type="float" office:value="0.914030347222222">
                <text:p>0.914030347222222</text:p>
              </table:table-cell>
              <table:table-cell office:value-type="float" office:value="54.51">
                <text:p>54.51</text:p>
              </table:table-cell>
            </table:table-row>
            <table:table-row>
              <table:table-cell office:value-type="float" office:value="0.914042083333333">
                <text:p>0.914042083333333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float" office:value="0.914053738425926">
                <text:p>0.914053738425926</text:p>
              </table:table-cell>
              <table:table-cell office:value-type="float" office:value="54.57">
                <text:p>54.57</text:p>
              </table:table-cell>
            </table:table-row>
            <table:table-row>
              <table:table-cell office:value-type="float" office:value="0.914065358796296">
                <text:p>0.914065358796296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float" office:value="0.914076898148148">
                <text:p>0.914076898148148</text:p>
              </table:table-cell>
              <table:table-cell office:value-type="float" office:value="54.63">
                <text:p>54.63</text:p>
              </table:table-cell>
            </table:table-row>
            <table:table-row>
              <table:table-cell office:value-type="float" office:value="0.914088414351852">
                <text:p>0.914088414351852</text:p>
              </table:table-cell>
              <table:table-cell office:value-type="float" office:value="54.71">
                <text:p>54.71</text:p>
              </table:table-cell>
            </table:table-row>
            <table:table-row>
              <table:table-cell office:value-type="float" office:value="0.914088414351852">
                <text:p>0.914088414351852</text:p>
              </table:table-cell>
              <table:table-cell office:value-type="float" office:value="54.71">
                <text:p>54.71</text:p>
              </table:table-cell>
            </table:table-row>
            <table:table-row>
              <table:table-cell office:value-type="float" office:value="0.914099930555556">
                <text:p>0.914099930555556</text:p>
              </table:table-cell>
              <table:table-cell office:value-type="float" office:value="54.73">
                <text:p>54.73</text:p>
              </table:table-cell>
            </table:table-row>
            <table:table-row>
              <table:table-cell office:value-type="float" office:value="0.914111655092592">
                <text:p>0.914111655092592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float" office:value="0.914123206018518">
                <text:p>0.914123206018518</text:p>
              </table:table-cell>
              <table:table-cell office:value-type="float" office:value="54.63">
                <text:p>54.63</text:p>
              </table:table-cell>
            </table:table-row>
            <table:table-row>
              <table:table-cell office:value-type="float" office:value="0.91413494212963">
                <text:p>0.91413494212963</text:p>
              </table:table-cell>
              <table:table-cell office:value-type="float" office:value="54.71">
                <text:p>54.71</text:p>
              </table:table-cell>
            </table:table-row>
            <table:table-row>
              <table:table-cell office:value-type="float" office:value="0.914146550925926">
                <text:p>0.914146550925926</text:p>
              </table:table-cell>
              <table:table-cell office:value-type="float" office:value="54.61">
                <text:p>54.61</text:p>
              </table:table-cell>
            </table:table-row>
            <table:table-row>
              <table:table-cell office:value-type="float" office:value="0.914158113425926">
                <text:p>0.914158113425926</text:p>
              </table:table-cell>
              <table:table-cell office:value-type="float" office:value="54.59">
                <text:p>54.59</text:p>
              </table:table-cell>
            </table:table-row>
            <table:table-row>
              <table:table-cell office:value-type="float" office:value="0.9141696875">
                <text:p>0.9141696875</text:p>
              </table:table-cell>
              <table:table-cell office:value-type="float" office:value="54.71">
                <text:p>54.71</text:p>
              </table:table-cell>
            </table:table-row>
            <table:table-row>
              <table:table-cell office:value-type="float" office:value="0.914180983796296">
                <text:p>0.914180983796296</text:p>
              </table:table-cell>
              <table:table-cell office:value-type="float" office:value="54.71">
                <text:p>54.71</text:p>
              </table:table-cell>
            </table:table-row>
            <table:table-row>
              <table:table-cell office:value-type="float" office:value="0.914192696759259">
                <text:p>0.914192696759259</text:p>
              </table:table-cell>
              <table:table-cell office:value-type="float" office:value="54.79">
                <text:p>54.79</text:p>
              </table:table-cell>
            </table:table-row>
            <table:table-row>
              <table:table-cell office:value-type="float" office:value="0.914204282407408">
                <text:p>0.914204282407408</text:p>
              </table:table-cell>
              <table:table-cell office:value-type="float" office:value="54.73">
                <text:p>54.73</text:p>
              </table:table-cell>
            </table:table-row>
            <table:table-row>
              <table:table-cell office:value-type="float" office:value="0.914204282407408">
                <text:p>0.914204282407408</text:p>
              </table:table-cell>
              <table:table-cell office:value-type="float" office:value="54.73">
                <text:p>54.73</text:p>
              </table:table-cell>
            </table:table-row>
            <table:table-row>
              <table:table-cell office:value-type="float" office:value="0.914216087962963">
                <text:p>0.914216087962963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float" office:value="0.914227638888889">
                <text:p>0.914227638888889</text:p>
              </table:table-cell>
              <table:table-cell office:value-type="float" office:value="54.73">
                <text:p>54.73</text:p>
              </table:table-cell>
            </table:table-row>
            <table:table-row>
              <table:table-cell office:value-type="float" office:value="0.914239282407407">
                <text:p>0.914239282407407</text:p>
              </table:table-cell>
              <table:table-cell office:value-type="float" office:value="54.79">
                <text:p>54.79</text:p>
              </table:table-cell>
            </table:table-row>
            <table:table-row>
              <table:table-cell office:value-type="float" office:value="0.914250810185185">
                <text:p>0.914250810185185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float" office:value="0.914262476851852">
                <text:p>0.914262476851852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float" office:value="0.914274143518518">
                <text:p>0.914274143518518</text:p>
              </table:table-cell>
              <table:table-cell office:value-type="float" office:value="54.79">
                <text:p>54.79</text:p>
              </table:table-cell>
            </table:table-row>
            <table:table-row>
              <table:table-cell office:value-type="float" office:value="0.914285729166667">
                <text:p>0.914285729166667</text:p>
              </table:table-cell>
              <table:table-cell office:value-type="float" office:value="54.85">
                <text:p>54.85</text:p>
              </table:table-cell>
            </table:table-row>
            <table:table-row>
              <table:table-cell office:value-type="float" office:value="0.914297256944444">
                <text:p>0.914297256944444</text:p>
              </table:table-cell>
              <table:table-cell office:value-type="float" office:value="54.81">
                <text:p>54.81</text:p>
              </table:table-cell>
            </table:table-row>
            <table:table-row>
              <table:table-cell office:value-type="float" office:value="0.914308796296296">
                <text:p>0.914308796296296</text:p>
              </table:table-cell>
              <table:table-cell office:value-type="float" office:value="54.85">
                <text:p>54.85</text:p>
              </table:table-cell>
            </table:table-row>
            <table:table-row>
              <table:table-cell office:value-type="float" office:value="0.914320543981481">
                <text:p>0.914320543981481</text:p>
              </table:table-cell>
              <table:table-cell office:value-type="float" office:value="54.81">
                <text:p>54.81</text:p>
              </table:table-cell>
            </table:table-row>
            <table:table-row>
              <table:table-cell office:value-type="float" office:value="0.914320543981481">
                <text:p>0.914320543981481</text:p>
              </table:table-cell>
              <table:table-cell office:value-type="float" office:value="54.81">
                <text:p>54.81</text:p>
              </table:table-cell>
            </table:table-row>
            <table:table-row>
              <table:table-cell office:value-type="float" office:value="0.914331875">
                <text:p>0.914331875</text:p>
              </table:table-cell>
              <table:table-cell office:value-type="float" office:value="54.93">
                <text:p>54.93</text:p>
              </table:table-cell>
            </table:table-row>
            <table:table-row>
              <table:table-cell office:value-type="float" office:value="0.914343564814815">
                <text:p>0.914343564814815</text:p>
              </table:table-cell>
              <table:table-cell office:value-type="float" office:value="54.89">
                <text:p>54.89</text:p>
              </table:table-cell>
            </table:table-row>
            <table:table-row>
              <table:table-cell office:value-type="float" office:value="0.914355347222222">
                <text:p>0.914355347222222</text:p>
              </table:table-cell>
              <table:table-cell office:value-type="float" office:value="54.89">
                <text:p>54.89</text:p>
              </table:table-cell>
            </table:table-row>
            <table:table-row>
              <table:table-cell office:value-type="float" office:value="0.91436693287037">
                <text:p>0.91436693287037</text:p>
              </table:table-cell>
              <table:table-cell office:value-type="float" office:value="54.99">
                <text:p>54.99</text:p>
              </table:table-cell>
            </table:table-row>
            <table:table-row>
              <table:table-cell office:value-type="float" office:value="0.91437837962963">
                <text:p>0.91437837962963</text:p>
              </table:table-cell>
              <table:table-cell office:value-type="float" office:value="54.93">
                <text:p>54.93</text:p>
              </table:table-cell>
            </table:table-row>
            <table:table-row>
              <table:table-cell office:value-type="float" office:value="0.914389861111111">
                <text:p>0.914389861111111</text:p>
              </table:table-cell>
              <table:table-cell office:value-type="float" office:value="55.07">
                <text:p>55.07</text:p>
              </table:table-cell>
            </table:table-row>
            <table:table-row>
              <table:table-cell office:value-type="float" office:value="0.914401608796296">
                <text:p>0.914401608796296</text:p>
              </table:table-cell>
              <table:table-cell office:value-type="float" office:value="54.95">
                <text:p>54.95</text:p>
              </table:table-cell>
            </table:table-row>
            <table:table-row>
              <table:table-cell office:value-type="float" office:value="0.914413090277778">
                <text:p>0.914413090277778</text:p>
              </table:table-cell>
              <table:table-cell office:value-type="float" office:value="54.87">
                <text:p>54.87</text:p>
              </table:table-cell>
            </table:table-row>
            <table:table-row>
              <table:table-cell office:value-type="float" office:value="0.914424583333333">
                <text:p>0.914424583333333</text:p>
              </table:table-cell>
              <table:table-cell office:value-type="float" office:value="54.97">
                <text:p>54.97</text:p>
              </table:table-cell>
            </table:table-row>
            <table:table-row>
              <table:table-cell office:value-type="float" office:value="0.914436493055555">
                <text:p>0.914436493055555</text:p>
              </table:table-cell>
              <table:table-cell office:value-type="float" office:value="54.93">
                <text:p>54.93</text:p>
              </table:table-cell>
            </table:table-row>
            <table:table-row>
              <table:table-cell office:value-type="float" office:value="0.914436493055555">
                <text:p>0.914436493055555</text:p>
              </table:table-cell>
              <table:table-cell office:value-type="float" office:value="54.93">
                <text:p>54.93</text:p>
              </table:table-cell>
            </table:table-row>
            <table:table-row>
              <table:table-cell office:value-type="float" office:value="0.914447997685185">
                <text:p>0.914447997685185</text:p>
              </table:table-cell>
              <table:table-cell office:value-type="float" office:value="54.95">
                <text:p>54.95</text:p>
              </table:table-cell>
            </table:table-row>
            <table:table-row>
              <table:table-cell office:value-type="float" office:value="0.914459675925926">
                <text:p>0.914459675925926</text:p>
              </table:table-cell>
              <table:table-cell office:value-type="float" office:value="54.93">
                <text:p>54.93</text:p>
              </table:table-cell>
            </table:table-row>
            <table:table-row>
              <table:table-cell office:value-type="float" office:value="0.914471273148148">
                <text:p>0.914471273148148</text:p>
              </table:table-cell>
              <table:table-cell office:value-type="float" office:value="54.95">
                <text:p>54.95</text:p>
              </table:table-cell>
            </table:table-row>
            <table:table-row>
              <table:table-cell office:value-type="float" office:value="0.914482916666667">
                <text:p>0.914482916666667</text:p>
              </table:table-cell>
              <table:table-cell office:value-type="float" office:value="55.11">
                <text:p>55.11</text:p>
              </table:table-cell>
            </table:table-row>
            <table:table-row>
              <table:table-cell office:value-type="float" office:value="0.914494444444444">
                <text:p>0.914494444444444</text:p>
              </table:table-cell>
              <table:table-cell office:value-type="float" office:value="55.17">
                <text:p>55.17</text:p>
              </table:table-cell>
            </table:table-row>
            <table:table-row>
              <table:table-cell office:value-type="float" office:value="0.914505960648148">
                <text:p>0.914505960648148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float" office:value="0.914517685185185">
                <text:p>0.914517685185185</text:p>
              </table:table-cell>
              <table:table-cell office:value-type="float" office:value="55.31">
                <text:p>55.31</text:p>
              </table:table-cell>
            </table:table-row>
            <table:table-row>
              <table:table-cell office:value-type="float" office:value="0.914529340277778">
                <text:p>0.914529340277778</text:p>
              </table:table-cell>
              <table:table-cell office:value-type="float" office:value="55.51">
                <text:p>55.51</text:p>
              </table:table-cell>
            </table:table-row>
            <table:table-row>
              <table:table-cell office:value-type="float" office:value="0.914540891203704">
                <text:p>0.914540891203704</text:p>
              </table:table-cell>
              <table:table-cell office:value-type="float" office:value="55.69">
                <text:p>55.69</text:p>
              </table:table-cell>
            </table:table-row>
            <table:table-row>
              <table:table-cell office:value-type="float" office:value="0.914552534722222">
                <text:p>0.914552534722222</text:p>
              </table:table-cell>
              <table:table-cell office:value-type="float" office:value="55.63">
                <text:p>55.63</text:p>
              </table:table-cell>
            </table:table-row>
            <table:table-row>
              <table:table-cell office:value-type="float" office:value="0.914552534722222">
                <text:p>0.914552534722222</text:p>
              </table:table-cell>
              <table:table-cell office:value-type="float" office:value="55.63">
                <text:p>55.63</text:p>
              </table:table-cell>
            </table:table-row>
            <table:table-row>
              <table:table-cell office:value-type="float" office:value="0.914563969907407">
                <text:p>0.914563969907407</text:p>
              </table:table-cell>
              <table:table-cell office:value-type="float" office:value="55.57">
                <text:p>55.57</text:p>
              </table:table-cell>
            </table:table-row>
            <table:table-row>
              <table:table-cell office:value-type="float" office:value="0.914575497685185">
                <text:p>0.914575497685185</text:p>
              </table:table-cell>
              <table:table-cell office:value-type="float" office:value="55.43">
                <text:p>55.43</text:p>
              </table:table-cell>
            </table:table-row>
            <table:table-row>
              <table:table-cell office:value-type="float" office:value="0.914587199074074">
                <text:p>0.914587199074074</text:p>
              </table:table-cell>
              <table:table-cell office:value-type="float" office:value="55.71">
                <text:p>55.71</text:p>
              </table:table-cell>
            </table:table-row>
            <table:table-row>
              <table:table-cell office:value-type="float" office:value="0.914598888888889">
                <text:p>0.914598888888889</text:p>
              </table:table-cell>
              <table:table-cell office:value-type="float" office:value="55.65">
                <text:p>55.65</text:p>
              </table:table-cell>
            </table:table-row>
            <table:table-row>
              <table:table-cell office:value-type="float" office:value="0.914610439814815">
                <text:p>0.914610439814815</text:p>
              </table:table-cell>
              <table:table-cell office:value-type="float" office:value="55.33">
                <text:p>55.33</text:p>
              </table:table-cell>
            </table:table-row>
            <table:table-row>
              <table:table-cell office:value-type="float" office:value="0.914622106481481">
                <text:p>0.914622106481481</text:p>
              </table:table-cell>
              <table:table-cell office:value-type="float" office:value="55.37">
                <text:p>55.37</text:p>
              </table:table-cell>
            </table:table-row>
            <table:table-row>
              <table:table-cell office:value-type="float" office:value="0.914633726851852">
                <text:p>0.914633726851852</text:p>
              </table:table-cell>
              <table:table-cell office:value-type="float" office:value="55.51">
                <text:p>55.51</text:p>
              </table:table-cell>
            </table:table-row>
            <table:table-row>
              <table:table-cell office:value-type="float" office:value="0.914645277777778">
                <text:p>0.914645277777778</text:p>
              </table:table-cell>
              <table:table-cell office:value-type="float" office:value="55.57">
                <text:p>55.57</text:p>
              </table:table-cell>
            </table:table-row>
            <table:table-row>
              <table:table-cell office:value-type="float" office:value="0.914656875">
                <text:p>0.914656875</text:p>
              </table:table-cell>
              <table:table-cell office:value-type="float" office:value="55.55">
                <text:p>55.55</text:p>
              </table:table-cell>
            </table:table-row>
            <table:table-row>
              <table:table-cell office:value-type="float" office:value="0.914668530092592">
                <text:p>0.914668530092592</text:p>
              </table:table-cell>
              <table:table-cell office:value-type="float" office:value="55.71">
                <text:p>55.71</text:p>
              </table:table-cell>
            </table:table-row>
            <table:table-row>
              <table:table-cell office:value-type="float" office:value="0.914668530092592">
                <text:p>0.914668530092592</text:p>
              </table:table-cell>
              <table:table-cell office:value-type="float" office:value="55.71">
                <text:p>55.71</text:p>
              </table:table-cell>
            </table:table-row>
            <table:table-row>
              <table:table-cell office:value-type="float" office:value="0.914680138888889">
                <text:p>0.914680138888889</text:p>
              </table:table-cell>
              <table:table-cell office:value-type="float" office:value="55.67">
                <text:p>55.67</text:p>
              </table:table-cell>
            </table:table-row>
            <table:table-row>
              <table:table-cell office:value-type="float" office:value="0.914691736111111">
                <text:p>0.914691736111111</text:p>
              </table:table-cell>
              <table:table-cell office:value-type="float" office:value="55.53">
                <text:p>55.53</text:p>
              </table:table-cell>
            </table:table-row>
            <table:table-row>
              <table:table-cell office:value-type="float" office:value="0.914703217592593">
                <text:p>0.914703217592593</text:p>
              </table:table-cell>
              <table:table-cell office:value-type="float" office:value="55.57">
                <text:p>55.57</text:p>
              </table:table-cell>
            </table:table-row>
            <table:table-row>
              <table:table-cell office:value-type="float" office:value="0.914714768518518">
                <text:p>0.914714768518518</text:p>
              </table:table-cell>
              <table:table-cell office:value-type="float" office:value="55.49">
                <text:p>55.49</text:p>
              </table:table-cell>
            </table:table-row>
            <table:table-row>
              <table:table-cell office:value-type="float" office:value="0.914726331018519">
                <text:p>0.914726331018519</text:p>
              </table:table-cell>
              <table:table-cell office:value-type="float" office:value="55.37">
                <text:p>55.37</text:p>
              </table:table-cell>
            </table:table-row>
            <table:table-row>
              <table:table-cell office:value-type="float" office:value="0.914738032407407">
                <text:p>0.914738032407407</text:p>
              </table:table-cell>
              <table:table-cell office:value-type="float" office:value="55.55">
                <text:p>55.55</text:p>
              </table:table-cell>
            </table:table-row>
            <table:table-row>
              <table:table-cell office:value-type="float" office:value="0.914749594907407">
                <text:p>0.914749594907407</text:p>
              </table:table-cell>
              <table:table-cell office:value-type="float" office:value="55.93">
                <text:p>55.93</text:p>
              </table:table-cell>
            </table:table-row>
            <table:table-row>
              <table:table-cell office:value-type="float" office:value="0.914761168981481">
                <text:p>0.914761168981481</text:p>
              </table:table-cell>
              <table:table-cell office:value-type="float" office:value="55.91">
                <text:p>55.91</text:p>
              </table:table-cell>
            </table:table-row>
            <table:table-row>
              <table:table-cell office:value-type="float" office:value="0.914772696759259">
                <text:p>0.914772696759259</text:p>
              </table:table-cell>
              <table:table-cell office:value-type="float" office:value="55.95">
                <text:p>55.95</text:p>
              </table:table-cell>
            </table:table-row>
            <table:table-row>
              <table:table-cell office:value-type="float" office:value="0.914784247685185">
                <text:p>0.914784247685185</text:p>
              </table:table-cell>
              <table:table-cell office:value-type="float" office:value="55.81">
                <text:p>55.81</text:p>
              </table:table-cell>
            </table:table-row>
            <table:table-row>
              <table:table-cell office:value-type="float" office:value="0.914784247685185">
                <text:p>0.914784247685185</text:p>
              </table:table-cell>
              <table:table-cell office:value-type="float" office:value="55.81">
                <text:p>55.81</text:p>
              </table:table-cell>
            </table:table-row>
            <table:table-row>
              <table:table-cell office:value-type="float" office:value="0.914795972222222">
                <text:p>0.914795972222222</text:p>
              </table:table-cell>
              <table:table-cell office:value-type="float" office:value="55.87">
                <text:p>55.87</text:p>
              </table:table-cell>
            </table:table-row>
            <table:table-row>
              <table:table-cell office:value-type="float" office:value="0.914807650462963">
                <text:p>0.914807650462963</text:p>
              </table:table-cell>
              <table:table-cell office:value-type="float" office:value="55.53">
                <text:p>55.53</text:p>
              </table:table-cell>
            </table:table-row>
            <table:table-row>
              <table:table-cell office:value-type="float" office:value="0.914818993055556">
                <text:p>0.914818993055556</text:p>
              </table:table-cell>
              <table:table-cell office:value-type="float" office:value="55.57">
                <text:p>55.57</text:p>
              </table:table-cell>
            </table:table-row>
            <table:table-row>
              <table:table-cell office:value-type="float" office:value="0.914830891203704">
                <text:p>0.914830891203704</text:p>
              </table:table-cell>
              <table:table-cell office:value-type="float" office:value="55.63">
                <text:p>55.63</text:p>
              </table:table-cell>
            </table:table-row>
            <table:table-row>
              <table:table-cell office:value-type="float" office:value="0.914842546296296">
                <text:p>0.914842546296296</text:p>
              </table:table-cell>
              <table:table-cell office:value-type="float" office:value="55.55">
                <text:p>55.55</text:p>
              </table:table-cell>
            </table:table-row>
            <table:table-row>
              <table:table-cell office:value-type="float" office:value="0.914854108796296">
                <text:p>0.914854108796296</text:p>
              </table:table-cell>
              <table:table-cell office:value-type="float" office:value="55.55">
                <text:p>55.55</text:p>
              </table:table-cell>
            </table:table-row>
            <table:table-row>
              <table:table-cell office:value-type="float" office:value="0.914865497685185">
                <text:p>0.914865497685185</text:p>
              </table:table-cell>
              <table:table-cell office:value-type="float" office:value="55.49">
                <text:p>55.49</text:p>
              </table:table-cell>
            </table:table-row>
            <table:table-row>
              <table:table-cell office:value-type="float" office:value="0.914877210648148">
                <text:p>0.914877210648148</text:p>
              </table:table-cell>
              <table:table-cell office:value-type="float" office:value="55.63">
                <text:p>55.63</text:p>
              </table:table-cell>
            </table:table-row>
            <table:table-row>
              <table:table-cell office:value-type="float" office:value="0.914888900462963">
                <text:p>0.914888900462963</text:p>
              </table:table-cell>
              <table:table-cell office:value-type="float" office:value="55.67">
                <text:p>55.67</text:p>
              </table:table-cell>
            </table:table-row>
            <table:table-row>
              <table:table-cell office:value-type="float" office:value="0.914900486111111">
                <text:p>0.914900486111111</text:p>
              </table:table-cell>
              <table:table-cell office:value-type="float" office:value="55.71">
                <text:p>55.71</text:p>
              </table:table-cell>
            </table:table-row>
            <table:table-row>
              <table:table-cell office:value-type="float" office:value="0.914900486111111">
                <text:p>0.914900486111111</text:p>
              </table:table-cell>
              <table:table-cell office:value-type="float" office:value="55.71">
                <text:p>55.71</text:p>
              </table:table-cell>
            </table:table-row>
            <table:table-row>
              <table:table-cell office:value-type="float" office:value="0.914912152777778">
                <text:p>0.914912152777778</text:p>
              </table:table-cell>
              <table:table-cell office:value-type="float" office:value="55.61">
                <text:p>55.61</text:p>
              </table:table-cell>
            </table:table-row>
            <table:table-row>
              <table:table-cell office:value-type="float" office:value="0.914923680555556">
                <text:p>0.914923680555556</text:p>
              </table:table-cell>
              <table:table-cell office:value-type="float" office:value="55.61">
                <text:p>55.61</text:p>
              </table:table-cell>
            </table:table-row>
            <table:table-row>
              <table:table-cell office:value-type="float" office:value="0.914935219907407">
                <text:p>0.914935219907407</text:p>
              </table:table-cell>
              <table:table-cell office:value-type="float" office:value="55.63">
                <text:p>55.63</text:p>
              </table:table-cell>
            </table:table-row>
            <table:table-row>
              <table:table-cell office:value-type="float" office:value="0.914946770833333">
                <text:p>0.914946770833333</text:p>
              </table:table-cell>
              <table:table-cell office:value-type="float" office:value="55.65">
                <text:p>55.65</text:p>
              </table:table-cell>
            </table:table-row>
            <table:table-row>
              <table:table-cell office:value-type="float" office:value="0.914958449074074">
                <text:p>0.914958449074074</text:p>
              </table:table-cell>
              <table:table-cell office:value-type="float" office:value="55.71">
                <text:p>55.71</text:p>
              </table:table-cell>
            </table:table-row>
            <table:table-row>
              <table:table-cell office:value-type="float" office:value="0.914970081018518">
                <text:p>0.914970081018518</text:p>
              </table:table-cell>
              <table:table-cell office:value-type="float" office:value="55.67">
                <text:p>55.67</text:p>
              </table:table-cell>
            </table:table-row>
            <table:table-row>
              <table:table-cell office:value-type="float" office:value="0.914981689814815">
                <text:p>0.914981689814815</text:p>
              </table:table-cell>
              <table:table-cell office:value-type="float" office:value="55.67">
                <text:p>55.67</text:p>
              </table:table-cell>
            </table:table-row>
            <table:table-row>
              <table:table-cell office:value-type="float" office:value="0.914993356481481">
                <text:p>0.914993356481481</text:p>
              </table:table-cell>
              <table:table-cell office:value-type="float" office:value="55.73">
                <text:p>55.73</text:p>
              </table:table-cell>
            </table:table-row>
            <table:table-row>
              <table:table-cell office:value-type="float" office:value="0.915004768518518">
                <text:p>0.915004768518518</text:p>
              </table:table-cell>
              <table:table-cell office:value-type="float" office:value="55.73">
                <text:p>55.73</text:p>
              </table:table-cell>
            </table:table-row>
            <table:table-row>
              <table:table-cell office:value-type="float" office:value="0.915016446759259">
                <text:p>0.915016446759259</text:p>
              </table:table-cell>
              <table:table-cell office:value-type="float" office:value="55.83">
                <text:p>55.83</text:p>
              </table:table-cell>
            </table:table-row>
            <table:table-row>
              <table:table-cell office:value-type="float" office:value="0.915016446759259">
                <text:p>0.915016446759259</text:p>
              </table:table-cell>
              <table:table-cell office:value-type="float" office:value="55.83">
                <text:p>55.83</text:p>
              </table:table-cell>
            </table:table-row>
            <table:table-row>
              <table:table-cell office:value-type="float" office:value="0.915028136574074">
                <text:p>0.915028136574074</text:p>
              </table:table-cell>
              <table:table-cell office:value-type="float" office:value="55.71">
                <text:p>55.71</text:p>
              </table:table-cell>
            </table:table-row>
            <table:table-row>
              <table:table-cell office:value-type="float" office:value="0.915039328703704">
                <text:p>0.915039328703704</text:p>
              </table:table-cell>
              <table:table-cell office:value-type="float" office:value="55.85">
                <text:p>55.85</text:p>
              </table:table-cell>
            </table:table-row>
            <table:table-row>
              <table:table-cell office:value-type="float" office:value="0.915051342592593">
                <text:p>0.915051342592593</text:p>
              </table:table-cell>
              <table:table-cell office:value-type="float" office:value="55.73">
                <text:p>55.73</text:p>
              </table:table-cell>
            </table:table-row>
            <table:table-row>
              <table:table-cell office:value-type="float" office:value="0.91506255787037">
                <text:p>0.91506255787037</text:p>
              </table:table-cell>
              <table:table-cell office:value-type="float" office:value="55.65">
                <text:p>55.65</text:p>
              </table:table-cell>
            </table:table-row>
            <table:table-row>
              <table:table-cell office:value-type="float" office:value="0.915074490740741">
                <text:p>0.915074490740741</text:p>
              </table:table-cell>
              <table:table-cell office:value-type="float" office:value="55.69">
                <text:p>55.69</text:p>
              </table:table-cell>
            </table:table-row>
            <table:table-row>
              <table:table-cell office:value-type="float" office:value="0.9150859375">
                <text:p>0.9150859375</text:p>
              </table:table-cell>
              <table:table-cell office:value-type="float" office:value="55.69">
                <text:p>55.69</text:p>
              </table:table-cell>
            </table:table-row>
            <table:table-row>
              <table:table-cell office:value-type="float" office:value="0.915097465277778">
                <text:p>0.915097465277778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float" office:value="0.915108993055556">
                <text:p>0.915108993055556</text:p>
              </table:table-cell>
              <table:table-cell office:value-type="float" office:value="56.13">
                <text:p>56.13</text:p>
              </table:table-cell>
            </table:table-row>
            <table:table-row>
              <table:table-cell office:value-type="float" office:value="0.915120706018519">
                <text:p>0.915120706018519</text:p>
              </table:table-cell>
              <table:table-cell office:value-type="float" office:value="56.15">
                <text:p>56.15</text:p>
              </table:table-cell>
            </table:table-row>
            <table:table-row>
              <table:table-cell office:value-type="float" office:value="0.915132407407407">
                <text:p>0.915132407407407</text:p>
              </table:table-cell>
              <table:table-cell office:value-type="float" office:value="55.81">
                <text:p>55.81</text:p>
              </table:table-cell>
            </table:table-row>
            <table:table-row>
              <table:table-cell office:value-type="float" office:value="0.915132407407407">
                <text:p>0.915132407407407</text:p>
              </table:table-cell>
              <table:table-cell office:value-type="float" office:value="55.81">
                <text:p>55.81</text:p>
              </table:table-cell>
            </table:table-row>
            <table:table-row>
              <table:table-cell office:value-type="float" office:value="0.915143946759259">
                <text:p>0.915143946759259</text:p>
              </table:table-cell>
              <table:table-cell office:value-type="float" office:value="55.91">
                <text:p>55.91</text:p>
              </table:table-cell>
            </table:table-row>
            <table:table-row>
              <table:table-cell office:value-type="float" office:value="0.915155636574074">
                <text:p>0.915155636574074</text:p>
              </table:table-cell>
              <table:table-cell office:value-type="float" office:value="55.79">
                <text:p>55.79</text:p>
              </table:table-cell>
            </table:table-row>
            <table:table-row>
              <table:table-cell office:value-type="float" office:value="0.915167314814815">
                <text:p>0.915167314814815</text:p>
              </table:table-cell>
              <table:table-cell office:value-type="float" office:value="55.73">
                <text:p>55.73</text:p>
              </table:table-cell>
            </table:table-row>
            <table:table-row>
              <table:table-cell office:value-type="float" office:value="0.915178854166667">
                <text:p>0.915178854166667</text:p>
              </table:table-cell>
              <table:table-cell office:value-type="float" office:value="56.07">
                <text:p>56.07</text:p>
              </table:table-cell>
            </table:table-row>
            <table:table-row>
              <table:table-cell office:value-type="float" office:value="0.915190381944444">
                <text:p>0.915190381944444</text:p>
              </table:table-cell>
              <table:table-cell office:value-type="float" office:value="55.97">
                <text:p>55.97</text:p>
              </table:table-cell>
            </table:table-row>
            <table:table-row>
              <table:table-cell office:value-type="float" office:value="0.915201875">
                <text:p>0.915201875</text:p>
              </table:table-cell>
              <table:table-cell office:value-type="float" office:value="56.05">
                <text:p>56.05</text:p>
              </table:table-cell>
            </table:table-row>
            <table:table-row>
              <table:table-cell office:value-type="float" office:value="0.915213611111111">
                <text:p>0.915213611111111</text:p>
              </table:table-cell>
              <table:table-cell office:value-type="float" office:value="56.01">
                <text:p>56.01</text:p>
              </table:table-cell>
            </table:table-row>
            <table:table-row>
              <table:table-cell office:value-type="float" office:value="0.915225173611111">
                <text:p>0.915225173611111</text:p>
              </table:table-cell>
              <table:table-cell office:value-type="float" office:value="55.85">
                <text:p>55.85</text:p>
              </table:table-cell>
            </table:table-row>
            <table:table-row>
              <table:table-cell office:value-type="float" office:value="0.915236666666667">
                <text:p>0.915236666666667</text:p>
              </table:table-cell>
              <table:table-cell office:value-type="float" office:value="55.97">
                <text:p>55.97</text:p>
              </table:table-cell>
            </table:table-row>
            <table:table-row>
              <table:table-cell office:value-type="float" office:value="0.91524837962963">
                <text:p>0.91524837962963</text:p>
              </table:table-cell>
              <table:table-cell office:value-type="float" office:value="56.07">
                <text:p>56.07</text:p>
              </table:table-cell>
            </table:table-row>
            <table:table-row>
              <table:table-cell office:value-type="float" office:value="0.91524837962963">
                <text:p>0.91524837962963</text:p>
              </table:table-cell>
              <table:table-cell office:value-type="float" office:value="56.07">
                <text:p>56.07</text:p>
              </table:table-cell>
            </table:table-row>
            <table:table-row>
              <table:table-cell office:value-type="float" office:value="0.915259837962963">
                <text:p>0.915259837962963</text:p>
              </table:table-cell>
              <table:table-cell office:value-type="float" office:value="56.43">
                <text:p>56.43</text:p>
              </table:table-cell>
            </table:table-row>
            <table:table-row>
              <table:table-cell office:value-type="float" office:value="0.915271331018518">
                <text:p>0.915271331018518</text:p>
              </table:table-cell>
              <table:table-cell office:value-type="float" office:value="56.13">
                <text:p>56.13</text:p>
              </table:table-cell>
            </table:table-row>
            <table:table-row>
              <table:table-cell office:value-type="float" office:value="0.915283217592592">
                <text:p>0.915283217592592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float" office:value="0.915294768518518">
                <text:p>0.915294768518518</text:p>
              </table:table-cell>
              <table:table-cell office:value-type="float" office:value="55.95">
                <text:p>55.95</text:p>
              </table:table-cell>
            </table:table-row>
            <table:table-row>
              <table:table-cell office:value-type="float" office:value="0.915306458333333">
                <text:p>0.915306458333333</text:p>
              </table:table-cell>
              <table:table-cell office:value-type="float" office:value="56.17">
                <text:p>56.17</text:p>
              </table:table-cell>
            </table:table-row>
            <table:table-row>
              <table:table-cell office:value-type="float" office:value="0.915318136574074">
                <text:p>0.915318136574074</text:p>
              </table:table-cell>
              <table:table-cell office:value-type="float" office:value="56.27">
                <text:p>56.27</text:p>
              </table:table-cell>
            </table:table-row>
            <table:table-row>
              <table:table-cell office:value-type="float" office:value="0.915329537037037">
                <text:p>0.915329537037037</text:p>
              </table:table-cell>
              <table:table-cell office:value-type="float" office:value="56.09">
                <text:p>56.09</text:p>
              </table:table-cell>
            </table:table-row>
            <table:table-row>
              <table:table-cell office:value-type="float" office:value="0.915341099537037">
                <text:p>0.915341099537037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float" office:value="0.915352627314815">
                <text:p>0.915352627314815</text:p>
              </table:table-cell>
              <table:table-cell office:value-type="float" office:value="56.03">
                <text:p>56.03</text:p>
              </table:table-cell>
            </table:table-row>
            <table:table-row>
              <table:table-cell office:value-type="float" office:value="0.915364490740741">
                <text:p>0.915364490740741</text:p>
              </table:table-cell>
              <table:table-cell office:value-type="float" office:value="55.97">
                <text:p>55.97</text:p>
              </table:table-cell>
            </table:table-row>
            <table:table-row>
              <table:table-cell office:value-type="float" office:value="0.915364490740741">
                <text:p>0.915364490740741</text:p>
              </table:table-cell>
              <table:table-cell office:value-type="float" office:value="55.97">
                <text:p>55.97</text:p>
              </table:table-cell>
            </table:table-row>
            <table:table-row>
              <table:table-cell office:value-type="float" office:value="0.915376076388889">
                <text:p>0.915376076388889</text:p>
              </table:table-cell>
              <table:table-cell office:value-type="float" office:value="55.87">
                <text:p>55.87</text:p>
              </table:table-cell>
            </table:table-row>
            <table:table-row>
              <table:table-cell office:value-type="float" office:value="0.915387430555555">
                <text:p>0.915387430555555</text:p>
              </table:table-cell>
              <table:table-cell office:value-type="float" office:value="55.85">
                <text:p>55.85</text:p>
              </table:table-cell>
            </table:table-row>
            <table:table-row>
              <table:table-cell office:value-type="float" office:value="0.915399340277778">
                <text:p>0.915399340277778</text:p>
              </table:table-cell>
              <table:table-cell office:value-type="float" office:value="55.83">
                <text:p>55.83</text:p>
              </table:table-cell>
            </table:table-row>
            <table:table-row>
              <table:table-cell office:value-type="float" office:value="0.91541087962963">
                <text:p>0.91541087962963</text:p>
              </table:table-cell>
              <table:table-cell office:value-type="float" office:value="55.95">
                <text:p>55.95</text:p>
              </table:table-cell>
            </table:table-row>
            <table:table-row>
              <table:table-cell office:value-type="float" office:value="0.915422534722222">
                <text:p>0.915422534722222</text:p>
              </table:table-cell>
              <table:table-cell office:value-type="float" office:value="56.01">
                <text:p>56.01</text:p>
              </table:table-cell>
            </table:table-row>
            <table:table-row>
              <table:table-cell office:value-type="float" office:value="0.915433981481482">
                <text:p>0.915433981481482</text:p>
              </table:table-cell>
              <table:table-cell office:value-type="float" office:value="56.03">
                <text:p>56.03</text:p>
              </table:table-cell>
            </table:table-row>
            <table:table-row>
              <table:table-cell office:value-type="float" office:value="0.915445752314815">
                <text:p>0.915445752314815</text:p>
              </table:table-cell>
              <table:table-cell office:value-type="float" office:value="56.09">
                <text:p>56.09</text:p>
              </table:table-cell>
            </table:table-row>
            <table:table-row>
              <table:table-cell office:value-type="float" office:value="0.915457349537037">
                <text:p>0.915457349537037</text:p>
              </table:table-cell>
              <table:table-cell office:value-type="float" office:value="56.05">
                <text:p>56.05</text:p>
              </table:table-cell>
            </table:table-row>
            <table:table-row>
              <table:table-cell office:value-type="float" office:value="0.91546875">
                <text:p>0.91546875</text:p>
              </table:table-cell>
              <table:table-cell office:value-type="float" office:value="55.97">
                <text:p>55.97</text:p>
              </table:table-cell>
            </table:table-row>
            <table:table-row>
              <table:table-cell office:value-type="float" office:value="0.915480335648148">
                <text:p>0.915480335648148</text:p>
              </table:table-cell>
              <table:table-cell office:value-type="float" office:value="55.93">
                <text:p>55.93</text:p>
              </table:table-cell>
            </table:table-row>
            <table:table-row>
              <table:table-cell office:value-type="float" office:value="0.915491828703704">
                <text:p>0.915491828703704</text:p>
              </table:table-cell>
              <table:table-cell office:value-type="float" office:value="55.97">
                <text:p>55.97</text:p>
              </table:table-cell>
            </table:table-row>
            <table:table-row>
              <table:table-cell office:value-type="float" office:value="0.915503634259259">
                <text:p>0.915503634259259</text:p>
              </table:table-cell>
              <table:table-cell office:value-type="float" office:value="56.23">
                <text:p>56.23</text:p>
              </table:table-cell>
            </table:table-row>
            <table:table-row>
              <table:table-cell office:value-type="float" office:value="0.915515162037037">
                <text:p>0.915515162037037</text:p>
              </table:table-cell>
              <table:table-cell office:value-type="float" office:value="56.27">
                <text:p>56.27</text:p>
              </table:table-cell>
            </table:table-row>
            <table:table-row>
              <table:table-cell office:value-type="float" office:value="0.915526828703704">
                <text:p>0.915526828703704</text:p>
              </table:table-cell>
              <table:table-cell office:value-type="float" office:value="56.23">
                <text:p>56.23</text:p>
              </table:table-cell>
            </table:table-row>
            <table:table-row>
              <table:table-cell office:value-type="float" office:value="0.915538402777778">
                <text:p>0.915538402777778</text:p>
              </table:table-cell>
              <table:table-cell office:value-type="float" office:value="56.37">
                <text:p>56.37</text:p>
              </table:table-cell>
            </table:table-row>
            <table:table-row>
              <table:table-cell office:value-type="float" office:value="0.915550081018518">
                <text:p>0.915550081018518</text:p>
              </table:table-cell>
              <table:table-cell office:value-type="float" office:value="56.23">
                <text:p>56.23</text:p>
              </table:table-cell>
            </table:table-row>
            <table:table-row>
              <table:table-cell office:value-type="float" office:value="0.9155615625">
                <text:p>0.9155615625</text:p>
              </table:table-cell>
              <table:table-cell office:value-type="float" office:value="56.23">
                <text:p>56.23</text:p>
              </table:table-cell>
            </table:table-row>
            <table:table-row>
              <table:table-cell office:value-type="float" office:value="0.915573275462963">
                <text:p>0.915573275462963</text:p>
              </table:table-cell>
              <table:table-cell office:value-type="float" office:value="56.07">
                <text:p>56.07</text:p>
              </table:table-cell>
            </table:table-row>
            <table:table-row>
              <table:table-cell office:value-type="float" office:value="0.915584652777778">
                <text:p>0.915584652777778</text:p>
              </table:table-cell>
              <table:table-cell office:value-type="float" office:value="56.09">
                <text:p>56.09</text:p>
              </table:table-cell>
            </table:table-row>
            <table:table-row>
              <table:table-cell office:value-type="float" office:value="0.91559619212963">
                <text:p>0.91559619212963</text:p>
              </table:table-cell>
              <table:table-cell office:value-type="float" office:value="56.11">
                <text:p>56.11</text:p>
              </table:table-cell>
            </table:table-row>
            <table:table-row>
              <table:table-cell office:value-type="float" office:value="0.91560775462963">
                <text:p>0.91560775462963</text:p>
              </table:table-cell>
              <table:table-cell office:value-type="float" office:value="56.09">
                <text:p>56.09</text:p>
              </table:table-cell>
            </table:table-row>
            <table:table-row>
              <table:table-cell office:value-type="float" office:value="0.91560775462963">
                <text:p>0.91560775462963</text:p>
              </table:table-cell>
              <table:table-cell office:value-type="float" office:value="56.09">
                <text:p>56.09</text:p>
              </table:table-cell>
            </table:table-row>
            <table:table-row>
              <table:table-cell office:value-type="float" office:value="0.9156196875">
                <text:p>0.9156196875</text:p>
              </table:table-cell>
              <table:table-cell office:value-type="float" office:value="56.13">
                <text:p>56.13</text:p>
              </table:table-cell>
            </table:table-row>
            <table:table-row>
              <table:table-cell office:value-type="float" office:value="0.915631331018519">
                <text:p>0.915631331018519</text:p>
              </table:table-cell>
              <table:table-cell office:value-type="float" office:value="56.23">
                <text:p>56.23</text:p>
              </table:table-cell>
            </table:table-row>
            <table:table-row>
              <table:table-cell office:value-type="float" office:value="0.915642546296296">
                <text:p>0.915642546296296</text:p>
              </table:table-cell>
              <table:table-cell office:value-type="float" office:value="56.21">
                <text:p>56.21</text:p>
              </table:table-cell>
            </table:table-row>
            <table:table-row>
              <table:table-cell office:value-type="float" office:value="0.915654490740741">
                <text:p>0.915654490740741</text:p>
              </table:table-cell>
              <table:table-cell office:value-type="float" office:value="56.21">
                <text:p>56.21</text:p>
              </table:table-cell>
            </table:table-row>
            <table:table-row>
              <table:table-cell office:value-type="float" office:value="0.915666134259259">
                <text:p>0.915666134259259</text:p>
              </table:table-cell>
              <table:table-cell office:value-type="float" office:value="56.23">
                <text:p>56.23</text:p>
              </table:table-cell>
            </table:table-row>
            <table:table-row>
              <table:table-cell office:value-type="float" office:value="0.915677638888889">
                <text:p>0.915677638888889</text:p>
              </table:table-cell>
              <table:table-cell office:value-type="float" office:value="56.29">
                <text:p>56.29</text:p>
              </table:table-cell>
            </table:table-row>
            <table:table-row>
              <table:table-cell office:value-type="float" office:value="0.915689282407407">
                <text:p>0.915689282407407</text:p>
              </table:table-cell>
              <table:table-cell office:value-type="float" office:value="56.37">
                <text:p>56.37</text:p>
              </table:table-cell>
            </table:table-row>
            <table:table-row>
              <table:table-cell office:value-type="float" office:value="0.915700949074074">
                <text:p>0.915700949074074</text:p>
              </table:table-cell>
              <table:table-cell office:value-type="float" office:value="56.41">
                <text:p>56.41</text:p>
              </table:table-cell>
            </table:table-row>
            <table:table-row>
              <table:table-cell office:value-type="float" office:value="0.915712395833333">
                <text:p>0.915712395833333</text:p>
              </table:table-cell>
              <table:table-cell office:value-type="float" office:value="56.35">
                <text:p>56.35</text:p>
              </table:table-cell>
            </table:table-row>
            <table:table-row>
              <table:table-cell office:value-type="float" office:value="0.915724085648148">
                <text:p>0.915724085648148</text:p>
              </table:table-cell>
              <table:table-cell office:value-type="float" office:value="56.35">
                <text:p>56.35</text:p>
              </table:table-cell>
            </table:table-row>
            <table:table-row>
              <table:table-cell office:value-type="float" office:value="0.915724085648148">
                <text:p>0.915724085648148</text:p>
              </table:table-cell>
              <table:table-cell office:value-type="float" office:value="56.35">
                <text:p>56.35</text:p>
              </table:table-cell>
            </table:table-row>
            <table:table-row>
              <table:table-cell office:value-type="float" office:value="0.915735740740741">
                <text:p>0.915735740740741</text:p>
              </table:table-cell>
              <table:table-cell office:value-type="float" office:value="56.33">
                <text:p>56.33</text:p>
              </table:table-cell>
            </table:table-row>
            <table:table-row>
              <table:table-cell office:value-type="float" office:value="0.915747326388889">
                <text:p>0.915747326388889</text:p>
              </table:table-cell>
              <table:table-cell office:value-type="float" office:value="56.27">
                <text:p>56.27</text:p>
              </table:table-cell>
            </table:table-row>
            <table:table-row>
              <table:table-cell office:value-type="float" office:value="0.915758877314815">
                <text:p>0.915758877314815</text:p>
              </table:table-cell>
              <table:table-cell office:value-type="float" office:value="56.33">
                <text:p>56.33</text:p>
              </table:table-cell>
            </table:table-row>
            <table:table-row>
              <table:table-cell office:value-type="float" office:value="0.915770358796296">
                <text:p>0.915770358796296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float" office:value="0.915781898148148">
                <text:p>0.915781898148148</text:p>
              </table:table-cell>
              <table:table-cell office:value-type="float" office:value="56.37">
                <text:p>56.37</text:p>
              </table:table-cell>
            </table:table-row>
            <table:table-row>
              <table:table-cell office:value-type="float" office:value="0.915793599537037">
                <text:p>0.915793599537037</text:p>
              </table:table-cell>
              <table:table-cell office:value-type="float" office:value="56.31">
                <text:p>56.31</text:p>
              </table:table-cell>
            </table:table-row>
            <table:table-row>
              <table:table-cell office:value-type="float" office:value="0.915805138888889">
                <text:p>0.915805138888889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float" office:value="0.915816886574074">
                <text:p>0.915816886574074</text:p>
              </table:table-cell>
              <table:table-cell office:value-type="float" office:value="56.21">
                <text:p>56.21</text:p>
              </table:table-cell>
            </table:table-row>
            <table:table-row>
              <table:table-cell office:value-type="float" office:value="0.915828402777778">
                <text:p>0.915828402777778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float" office:value="0.915839930555555">
                <text:p>0.915839930555555</text:p>
              </table:table-cell>
              <table:table-cell office:value-type="float" office:value="56.29">
                <text:p>56.29</text:p>
              </table:table-cell>
            </table:table-row>
            <table:table-row>
              <table:table-cell office:value-type="float" office:value="0.915839930555555">
                <text:p>0.915839930555555</text:p>
              </table:table-cell>
              <table:table-cell office:value-type="float" office:value="56.29">
                <text:p>56.29</text:p>
              </table:table-cell>
            </table:table-row>
            <table:table-row>
              <table:table-cell office:value-type="float" office:value="0.915851446759259">
                <text:p>0.915851446759259</text:p>
              </table:table-cell>
              <table:table-cell office:value-type="float" office:value="56.33">
                <text:p>56.33</text:p>
              </table:table-cell>
            </table:table-row>
            <table:table-row>
              <table:table-cell office:value-type="float" office:value="0.915863171296296">
                <text:p>0.915863171296296</text:p>
              </table:table-cell>
              <table:table-cell office:value-type="float" office:value="56.41">
                <text:p>56.41</text:p>
              </table:table-cell>
            </table:table-row>
            <table:table-row>
              <table:table-cell office:value-type="float" office:value="0.915874872685185">
                <text:p>0.915874872685185</text:p>
              </table:table-cell>
              <table:table-cell office:value-type="float" office:value="56.35">
                <text:p>56.35</text:p>
              </table:table-cell>
            </table:table-row>
            <table:table-row>
              <table:table-cell office:value-type="float" office:value="0.915886400462963">
                <text:p>0.915886400462963</text:p>
              </table:table-cell>
              <table:table-cell office:value-type="float" office:value="56.33">
                <text:p>56.33</text:p>
              </table:table-cell>
            </table:table-row>
            <table:table-row>
              <table:table-cell office:value-type="float" office:value="0.915898078703704">
                <text:p>0.915898078703704</text:p>
              </table:table-cell>
              <table:table-cell office:value-type="float" office:value="56.41">
                <text:p>56.41</text:p>
              </table:table-cell>
            </table:table-row>
            <table:table-row>
              <table:table-cell office:value-type="float" office:value="0.915909456018519">
                <text:p>0.915909456018519</text:p>
              </table:table-cell>
              <table:table-cell office:value-type="float" office:value="56.33">
                <text:p>56.33</text:p>
              </table:table-cell>
            </table:table-row>
            <table:table-row>
              <table:table-cell office:value-type="float" office:value="0.91592099537037">
                <text:p>0.91592099537037</text:p>
              </table:table-cell>
              <table:table-cell office:value-type="float" office:value="56.29">
                <text:p>56.29</text:p>
              </table:table-cell>
            </table:table-row>
            <table:table-row>
              <table:table-cell office:value-type="float" office:value="0.915932662037037">
                <text:p>0.915932662037037</text:p>
              </table:table-cell>
              <table:table-cell office:value-type="float" office:value="56.37">
                <text:p>56.37</text:p>
              </table:table-cell>
            </table:table-row>
            <table:table-row>
              <table:table-cell office:value-type="float" office:value="0.915944490740741">
                <text:p>0.915944490740741</text:p>
              </table:table-cell>
              <table:table-cell office:value-type="float" office:value="56.43">
                <text:p>56.43</text:p>
              </table:table-cell>
            </table:table-row>
            <table:table-row>
              <table:table-cell office:value-type="float" office:value="0.915956076388889">
                <text:p>0.915956076388889</text:p>
              </table:table-cell>
              <table:table-cell office:value-type="float" office:value="56.37">
                <text:p>56.37</text:p>
              </table:table-cell>
            </table:table-row>
            <table:table-row>
              <table:table-cell office:value-type="float" office:value="0.915956076388889">
                <text:p>0.915956076388889</text:p>
              </table:table-cell>
              <table:table-cell office:value-type="float" office:value="56.37">
                <text:p>56.37</text:p>
              </table:table-cell>
            </table:table-row>
            <table:table-row>
              <table:table-cell office:value-type="float" office:value="0.915967673611111">
                <text:p>0.915967673611111</text:p>
              </table:table-cell>
              <table:table-cell office:value-type="float" office:value="56.53">
                <text:p>56.53</text:p>
              </table:table-cell>
            </table:table-row>
            <table:table-row>
              <table:table-cell office:value-type="float" office:value="0.915979050925926">
                <text:p>0.915979050925926</text:p>
              </table:table-cell>
              <table:table-cell office:value-type="float" office:value="56.63">
                <text:p>56.63</text:p>
              </table:table-cell>
            </table:table-row>
            <table:table-row>
              <table:table-cell office:value-type="float" office:value="0.915990775462963">
                <text:p>0.915990775462963</text:p>
              </table:table-cell>
              <table:table-cell office:value-type="float" office:value="56.53">
                <text:p>56.53</text:p>
              </table:table-cell>
            </table:table-row>
            <table:table-row>
              <table:table-cell office:value-type="float" office:value="0.916002152777778">
                <text:p>0.916002152777778</text:p>
              </table:table-cell>
              <table:table-cell office:value-type="float" office:value="56.57">
                <text:p>56.57</text:p>
              </table:table-cell>
            </table:table-row>
            <table:table-row>
              <table:table-cell office:value-type="float" office:value="0.916014131944444">
                <text:p>0.916014131944444</text:p>
              </table:table-cell>
              <table:table-cell office:value-type="float" office:value="56.55">
                <text:p>56.55</text:p>
              </table:table-cell>
            </table:table-row>
            <table:table-row>
              <table:table-cell office:value-type="float" office:value="0.916025740740741">
                <text:p>0.916025740740741</text:p>
              </table:table-cell>
              <table:table-cell office:value-type="float" office:value="56.45">
                <text:p>56.45</text:p>
              </table:table-cell>
            </table:table-row>
            <table:table-row>
              <table:table-cell office:value-type="float" office:value="0.916037303240741">
                <text:p>0.916037303240741</text:p>
              </table:table-cell>
              <table:table-cell office:value-type="float" office:value="56.53">
                <text:p>56.53</text:p>
              </table:table-cell>
            </table:table-row>
            <table:table-row>
              <table:table-cell office:value-type="float" office:value="0.916048888888889">
                <text:p>0.916048888888889</text:p>
              </table:table-cell>
              <table:table-cell office:value-type="float" office:value="56.53">
                <text:p>56.53</text:p>
              </table:table-cell>
            </table:table-row>
            <table:table-row>
              <table:table-cell office:value-type="float" office:value="0.916060219907407">
                <text:p>0.916060219907407</text:p>
              </table:table-cell>
              <table:table-cell office:value-type="float" office:value="56.49">
                <text:p>56.49</text:p>
              </table:table-cell>
            </table:table-row>
            <table:table-row>
              <table:table-cell office:value-type="float" office:value="0.916071898148148">
                <text:p>0.916071898148148</text:p>
              </table:table-cell>
              <table:table-cell office:value-type="float" office:value="56.49">
                <text:p>56.49</text:p>
              </table:table-cell>
            </table:table-row>
            <table:table-row>
              <table:table-cell office:value-type="float" office:value="0.916071898148148">
                <text:p>0.916071898148148</text:p>
              </table:table-cell>
              <table:table-cell office:value-type="float" office:value="56.49">
                <text:p>56.49</text:p>
              </table:table-cell>
            </table:table-row>
            <table:table-row>
              <table:table-cell office:value-type="float" office:value="0.916083530092593">
                <text:p>0.916083530092593</text:p>
              </table:table-cell>
              <table:table-cell office:value-type="float" office:value="56.63">
                <text:p>56.63</text:p>
              </table:table-cell>
            </table:table-row>
            <table:table-row>
              <table:table-cell office:value-type="float" office:value="0.916095208333333">
                <text:p>0.916095208333333</text:p>
              </table:table-cell>
              <table:table-cell office:value-type="float" office:value="56.57">
                <text:p>56.57</text:p>
              </table:table-cell>
            </table:table-row>
            <table:table-row>
              <table:table-cell office:value-type="float" office:value="0.916106736111111">
                <text:p>0.916106736111111</text:p>
              </table:table-cell>
              <table:table-cell office:value-type="float" office:value="56.41">
                <text:p>56.41</text:p>
              </table:table-cell>
            </table:table-row>
            <table:table-row>
              <table:table-cell office:value-type="float" office:value="0.916118229166667">
                <text:p>0.916118229166667</text:p>
              </table:table-cell>
              <table:table-cell office:value-type="float" office:value="56.53">
                <text:p>56.53</text:p>
              </table:table-cell>
            </table:table-row>
            <table:table-row>
              <table:table-cell office:value-type="float" office:value="0.916129791666667">
                <text:p>0.916129791666667</text:p>
              </table:table-cell>
              <table:table-cell office:value-type="float" office:value="56.55">
                <text:p>56.55</text:p>
              </table:table-cell>
            </table:table-row>
            <table:table-row>
              <table:table-cell office:value-type="float" office:value="0.916141493055556">
                <text:p>0.916141493055556</text:p>
              </table:table-cell>
              <table:table-cell office:value-type="float" office:value="56.63">
                <text:p>56.63</text:p>
              </table:table-cell>
            </table:table-row>
            <table:table-row>
              <table:table-cell office:value-type="float" office:value="0.916153275462963">
                <text:p>0.916153275462963</text:p>
              </table:table-cell>
              <table:table-cell office:value-type="float" office:value="56.65">
                <text:p>56.65</text:p>
              </table:table-cell>
            </table:table-row>
            <table:table-row>
              <table:table-cell office:value-type="float" office:value="0.916164907407407">
                <text:p>0.916164907407407</text:p>
              </table:table-cell>
              <table:table-cell office:value-type="float" office:value="56.65">
                <text:p>56.65</text:p>
              </table:table-cell>
            </table:table-row>
            <table:table-row>
              <table:table-cell office:value-type="float" office:value="0.916176412037037">
                <text:p>0.916176412037037</text:p>
              </table:table-cell>
              <table:table-cell office:value-type="float" office:value="56.65">
                <text:p>56.65</text:p>
              </table:table-cell>
            </table:table-row>
            <table:table-row>
              <table:table-cell office:value-type="float" office:value="0.916187939814815">
                <text:p>0.916187939814815</text:p>
              </table:table-cell>
              <table:table-cell office:value-type="float" office:value="56.65">
                <text:p>56.65</text:p>
              </table:table-cell>
            </table:table-row>
            <table:table-row>
              <table:table-cell office:value-type="float" office:value="0.916187939814815">
                <text:p>0.916187939814815</text:p>
              </table:table-cell>
              <table:table-cell office:value-type="float" office:value="56.65">
                <text:p>56.65</text:p>
              </table:table-cell>
            </table:table-row>
            <table:table-row>
              <table:table-cell office:value-type="float" office:value="0.91619931712963">
                <text:p>0.91619931712963</text:p>
              </table:table-cell>
              <table:table-cell office:value-type="float" office:value="56.67">
                <text:p>56.67</text:p>
              </table:table-cell>
            </table:table-row>
            <table:table-row>
              <table:table-cell office:value-type="float" office:value="0.916211053240741">
                <text:p>0.916211053240741</text:p>
              </table:table-cell>
              <table:table-cell office:value-type="float" office:value="56.63">
                <text:p>56.63</text:p>
              </table:table-cell>
            </table:table-row>
            <table:table-row>
              <table:table-cell office:value-type="float" office:value="0.916222615740741">
                <text:p>0.916222615740741</text:p>
              </table:table-cell>
              <table:table-cell office:value-type="float" office:value="56.65">
                <text:p>56.65</text:p>
              </table:table-cell>
            </table:table-row>
            <table:table-row>
              <table:table-cell office:value-type="float" office:value="0.916234293981482">
                <text:p>0.916234293981482</text:p>
              </table:table-cell>
              <table:table-cell office:value-type="float" office:value="56.65">
                <text:p>56.65</text:p>
              </table:table-cell>
            </table:table-row>
            <table:table-row>
              <table:table-cell office:value-type="float" office:value="0.916246041666667">
                <text:p>0.916246041666667</text:p>
              </table:table-cell>
              <table:table-cell office:value-type="float" office:value="56.67">
                <text:p>56.67</text:p>
              </table:table-cell>
            </table:table-row>
            <table:table-row>
              <table:table-cell office:value-type="float" office:value="0.916257569444444">
                <text:p>0.916257569444444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float" office:value="0.916269328703704">
                <text:p>0.916269328703704</text:p>
              </table:table-cell>
              <table:table-cell office:value-type="float" office:value="56.67">
                <text:p>56.67</text:p>
              </table:table-cell>
            </table:table-row>
            <table:table-row>
              <table:table-cell office:value-type="float" office:value="0.9162809375">
                <text:p>0.9162809375</text:p>
              </table:table-cell>
              <table:table-cell office:value-type="float" office:value="56.67">
                <text:p>56.67</text:p>
              </table:table-cell>
            </table:table-row>
            <table:table-row>
              <table:table-cell office:value-type="float" office:value="0.916292488425926">
                <text:p>0.916292488425926</text:p>
              </table:table-cell>
              <table:table-cell office:value-type="float" office:value="56.71">
                <text:p>56.71</text:p>
              </table:table-cell>
            </table:table-row>
            <table:table-row>
              <table:table-cell office:value-type="float" office:value="0.916303935185185">
                <text:p>0.916303935185185</text:p>
              </table:table-cell>
              <table:table-cell office:value-type="float" office:value="56.85">
                <text:p>56.85</text:p>
              </table:table-cell>
            </table:table-row>
            <table:table-row>
              <table:table-cell office:value-type="float" office:value="0.916303935185185">
                <text:p>0.916303935185185</text:p>
              </table:table-cell>
              <table:table-cell office:value-type="float" office:value="56.85">
                <text:p>56.85</text:p>
              </table:table-cell>
            </table:table-row>
            <table:table-row>
              <table:table-cell office:value-type="float" office:value="0.916315613425926">
                <text:p>0.916315613425926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float" office:value="0.916327268518518">
                <text:p>0.916327268518518</text:p>
              </table:table-cell>
              <table:table-cell office:value-type="float" office:value="56.83">
                <text:p>56.83</text:p>
              </table:table-cell>
            </table:table-row>
            <table:table-row>
              <table:table-cell office:value-type="float" office:value="0.916338842592593">
                <text:p>0.916338842592593</text:p>
              </table:table-cell>
              <table:table-cell office:value-type="float" office:value="56.83">
                <text:p>56.83</text:p>
              </table:table-cell>
            </table:table-row>
            <table:table-row>
              <table:table-cell office:value-type="float" office:value="0.916350532407407">
                <text:p>0.916350532407407</text:p>
              </table:table-cell>
              <table:table-cell office:value-type="float" office:value="56.79">
                <text:p>56.79</text:p>
              </table:table-cell>
            </table:table-row>
            <table:table-row>
              <table:table-cell office:value-type="float" office:value="0.91636193287037">
                <text:p>0.91636193287037</text:p>
              </table:table-cell>
              <table:table-cell office:value-type="float" office:value="56.71">
                <text:p>56.71</text:p>
              </table:table-cell>
            </table:table-row>
            <table:table-row>
              <table:table-cell office:value-type="float" office:value="0.91637349537037">
                <text:p>0.91637349537037</text:p>
              </table:table-cell>
              <table:table-cell office:value-type="float" office:value="56.69">
                <text:p>56.69</text:p>
              </table:table-cell>
            </table:table-row>
            <table:table-row>
              <table:table-cell office:value-type="float" office:value="0.916385162037037">
                <text:p>0.916385162037037</text:p>
              </table:table-cell>
              <table:table-cell office:value-type="float" office:value="56.83">
                <text:p>56.83</text:p>
              </table:table-cell>
            </table:table-row>
            <table:table-row>
              <table:table-cell office:value-type="float" office:value="0.916396666666667">
                <text:p>0.916396666666667</text:p>
              </table:table-cell>
              <table:table-cell office:value-type="float" office:value="56.83">
                <text:p>56.83</text:p>
              </table:table-cell>
            </table:table-row>
            <table:table-row>
              <table:table-cell office:value-type="float" office:value="0.916408368055556">
                <text:p>0.916408368055556</text:p>
              </table:table-cell>
              <table:table-cell office:value-type="float" office:value="56.87">
                <text:p>56.87</text:p>
              </table:table-cell>
            </table:table-row>
            <table:table-row>
              <table:table-cell office:value-type="float" office:value="0.916419930555555">
                <text:p>0.916419930555555</text:p>
              </table:table-cell>
              <table:table-cell office:value-type="float" office:value="56.93">
                <text:p>56.93</text:p>
              </table:table-cell>
            </table:table-row>
            <table:table-row>
              <table:table-cell office:value-type="float" office:value="0.916431446759259">
                <text:p>0.916431446759259</text:p>
              </table:table-cell>
              <table:table-cell office:value-type="float" office:value="56.85">
                <text:p>56.85</text:p>
              </table:table-cell>
            </table:table-row>
            <table:table-row>
              <table:table-cell office:value-type="float" office:value="0.916443206018518">
                <text:p>0.916443206018518</text:p>
              </table:table-cell>
              <table:table-cell office:value-type="float" office:value="56.87">
                <text:p>56.87</text:p>
              </table:table-cell>
            </table:table-row>
            <table:table-row>
              <table:table-cell office:value-type="float" office:value="0.916454930555556">
                <text:p>0.916454930555556</text:p>
              </table:table-cell>
              <table:table-cell office:value-type="float" office:value="56.91">
                <text:p>56.91</text:p>
              </table:table-cell>
            </table:table-row>
            <table:table-row>
              <table:table-cell office:value-type="float" office:value="0.916466539351852">
                <text:p>0.916466539351852</text:p>
              </table:table-cell>
              <table:table-cell office:value-type="float" office:value="56.87">
                <text:p>56.87</text:p>
              </table:table-cell>
            </table:table-row>
            <table:table-row>
              <table:table-cell office:value-type="float" office:value="0.916478078703704">
                <text:p>0.916478078703704</text:p>
              </table:table-cell>
              <table:table-cell office:value-type="float" office:value="56.87">
                <text:p>56.87</text:p>
              </table:table-cell>
            </table:table-row>
            <table:table-row>
              <table:table-cell office:value-type="float" office:value="0.916489733796296">
                <text:p>0.916489733796296</text:p>
              </table:table-cell>
              <table:table-cell office:value-type="float" office:value="56.93">
                <text:p>56.93</text:p>
              </table:table-cell>
            </table:table-row>
            <table:table-row>
              <table:table-cell office:value-type="float" office:value="0.916501168981481">
                <text:p>0.916501168981481</text:p>
              </table:table-cell>
              <table:table-cell office:value-type="float" office:value="56.91">
                <text:p>56.91</text:p>
              </table:table-cell>
            </table:table-row>
            <table:table-row>
              <table:table-cell office:value-type="float" office:value="0.916512881944444">
                <text:p>0.916512881944444</text:p>
              </table:table-cell>
              <table:table-cell office:value-type="float" office:value="56.85">
                <text:p>56.85</text:p>
              </table:table-cell>
            </table:table-row>
            <table:table-row>
              <table:table-cell office:value-type="float" office:value="0.916524537037037">
                <text:p>0.916524537037037</text:p>
              </table:table-cell>
              <table:table-cell office:value-type="float" office:value="56.95">
                <text:p>56.95</text:p>
              </table:table-cell>
            </table:table-row>
            <table:table-row>
              <table:table-cell office:value-type="float" office:value="0.916535717592593">
                <text:p>0.916535717592593</text:p>
              </table:table-cell>
              <table:table-cell office:value-type="float" office:value="56.93">
                <text:p>56.93</text:p>
              </table:table-cell>
            </table:table-row>
            <table:table-row>
              <table:table-cell office:value-type="float" office:value="0.916547685185185">
                <text:p>0.916547685185185</text:p>
              </table:table-cell>
              <table:table-cell office:value-type="float" office:value="56.89">
                <text:p>56.89</text:p>
              </table:table-cell>
            </table:table-row>
            <table:table-row>
              <table:table-cell office:value-type="float" office:value="0.916547685185185">
                <text:p>0.916547685185185</text:p>
              </table:table-cell>
              <table:table-cell office:value-type="float" office:value="56.89">
                <text:p>56.89</text:p>
              </table:table-cell>
            </table:table-row>
            <table:table-row>
              <table:table-cell office:value-type="float" office:value="0.916559305555555">
                <text:p>0.916559305555555</text:p>
              </table:table-cell>
              <table:table-cell office:value-type="float" office:value="57.11">
                <text:p>57.11</text:p>
              </table:table-cell>
            </table:table-row>
            <table:table-row>
              <table:table-cell office:value-type="float" office:value="0.916570868055556">
                <text:p>0.916570868055556</text:p>
              </table:table-cell>
              <table:table-cell office:value-type="float" office:value="57.11">
                <text:p>57.11</text:p>
              </table:table-cell>
            </table:table-row>
            <table:table-row>
              <table:table-cell office:value-type="float" office:value="0.916582372685185">
                <text:p>0.916582372685185</text:p>
              </table:table-cell>
              <table:table-cell office:value-type="float" office:value="56.97">
                <text:p>56.97</text:p>
              </table:table-cell>
            </table:table-row>
            <table:table-row>
              <table:table-cell office:value-type="float" office:value="0.916594039351852">
                <text:p>0.916594039351852</text:p>
              </table:table-cell>
              <table:table-cell office:value-type="float" office:value="56.91">
                <text:p>56.91</text:p>
              </table:table-cell>
            </table:table-row>
            <table:table-row>
              <table:table-cell office:value-type="float" office:value="0.91660556712963">
                <text:p>0.91660556712963</text:p>
              </table:table-cell>
              <table:table-cell office:value-type="float" office:value="57.05">
                <text:p>57.05</text:p>
              </table:table-cell>
            </table:table-row>
            <table:table-row>
              <table:table-cell office:value-type="float" office:value="0.916617280092592">
                <text:p>0.916617280092592</text:p>
              </table:table-cell>
              <table:table-cell office:value-type="float" office:value="57.05">
                <text:p>57.05</text:p>
              </table:table-cell>
            </table:table-row>
            <table:table-row>
              <table:table-cell office:value-type="float" office:value="0.916628842592593">
                <text:p>0.916628842592593</text:p>
              </table:table-cell>
              <table:table-cell office:value-type="float" office:value="57.07">
                <text:p>57.07</text:p>
              </table:table-cell>
            </table:table-row>
            <table:table-row>
              <table:table-cell office:value-type="float" office:value="0.916640474537037">
                <text:p>0.916640474537037</text:p>
              </table:table-cell>
              <table:table-cell office:value-type="float" office:value="56.99">
                <text:p>56.99</text:p>
              </table:table-cell>
            </table:table-row>
            <table:table-row>
              <table:table-cell office:value-type="float" office:value="0.916652071759259">
                <text:p>0.916652071759259</text:p>
              </table:table-cell>
              <table:table-cell office:value-type="float" office:value="57.07">
                <text:p>57.07</text:p>
              </table:table-cell>
            </table:table-row>
            <table:table-row>
              <table:table-cell office:value-type="float" office:value="0.916663611111111">
                <text:p>0.916663611111111</text:p>
              </table:table-cell>
              <table:table-cell office:value-type="float" office:value="57.05">
                <text:p>57.05</text:p>
              </table:table-cell>
            </table:table-row>
            <table:table-row>
              <table:table-cell office:value-type="float" office:value="0.916663611111111">
                <text:p>0.916663611111111</text:p>
              </table:table-cell>
              <table:table-cell office:value-type="float" office:value="57.05">
                <text:p>57.05</text:p>
              </table:table-cell>
            </table:table-row>
            <table:table-row>
              <table:table-cell office:value-type="float" office:value="0.916675023148148">
                <text:p>0.916675023148148</text:p>
              </table:table-cell>
              <table:table-cell office:value-type="float" office:value="57.09">
                <text:p>57.09</text:p>
              </table:table-cell>
            </table:table-row>
            <table:table-row>
              <table:table-cell office:value-type="float" office:value="0.916686736111111">
                <text:p>0.916686736111111</text:p>
              </table:table-cell>
              <table:table-cell office:value-type="float" office:value="57.05">
                <text:p>57.05</text:p>
              </table:table-cell>
            </table:table-row>
            <table:table-row>
              <table:table-cell office:value-type="float" office:value="0.916698287037037">
                <text:p>0.916698287037037</text:p>
              </table:table-cell>
              <table:table-cell office:value-type="float" office:value="57.07">
                <text:p>57.07</text:p>
              </table:table-cell>
            </table:table-row>
            <table:table-row>
              <table:table-cell office:value-type="float" office:value="0.916710046296296">
                <text:p>0.916710046296296</text:p>
              </table:table-cell>
              <table:table-cell office:value-type="float" office:value="57.09">
                <text:p>57.09</text:p>
              </table:table-cell>
            </table:table-row>
            <table:table-row>
              <table:table-cell office:value-type="float" office:value="0.916721597222222">
                <text:p>0.916721597222222</text:p>
              </table:table-cell>
              <table:table-cell office:value-type="float" office:value="57.15">
                <text:p>57.15</text:p>
              </table:table-cell>
            </table:table-row>
            <table:table-row>
              <table:table-cell office:value-type="float" office:value="0.916733275462963">
                <text:p>0.916733275462963</text:p>
              </table:table-cell>
              <table:table-cell office:value-type="float" office:value="57.11">
                <text:p>57.11</text:p>
              </table:table-cell>
            </table:table-row>
            <table:table-row>
              <table:table-cell office:value-type="float" office:value="0.916744849537037">
                <text:p>0.916744849537037</text:p>
              </table:table-cell>
              <table:table-cell office:value-type="float" office:value="57.13">
                <text:p>57.13</text:p>
              </table:table-cell>
            </table:table-row>
            <table:table-row>
              <table:table-cell office:value-type="float" office:value="0.916756365740741">
                <text:p>0.916756365740741</text:p>
              </table:table-cell>
              <table:table-cell office:value-type="float" office:value="57.15">
                <text:p>57.15</text:p>
              </table:table-cell>
            </table:table-row>
            <table:table-row>
              <table:table-cell office:value-type="float" office:value="0.916767905092593">
                <text:p>0.916767905092593</text:p>
              </table:table-cell>
              <table:table-cell office:value-type="float" office:value="57.33">
                <text:p>57.33</text:p>
              </table:table-cell>
            </table:table-row>
            <table:table-row>
              <table:table-cell office:value-type="float" office:value="0.916779594907407">
                <text:p>0.916779594907407</text:p>
              </table:table-cell>
              <table:table-cell office:value-type="float" office:value="57.15">
                <text:p>57.15</text:p>
              </table:table-cell>
            </table:table-row>
            <table:table-row>
              <table:table-cell office:value-type="float" office:value="0.916663611111111">
                <text:p>0.916663611111111</text:p>
              </table:table-cell>
              <table:table-cell office:value-type="float" office:value="57.05">
                <text:p>57.05</text:p>
              </table:table-cell>
            </table:table-row>
            <table:table-row>
              <table:table-cell office:value-type="float" office:value="0.916675023148148">
                <text:p>0.916675023148148</text:p>
              </table:table-cell>
              <table:table-cell office:value-type="float" office:value="57.09">
                <text:p>57.09</text:p>
              </table:table-cell>
            </table:table-row>
            <table:table-row>
              <table:table-cell office:value-type="float" office:value="0.916686736111111">
                <text:p>0.916686736111111</text:p>
              </table:table-cell>
              <table:table-cell office:value-type="float" office:value="57.05">
                <text:p>57.05</text:p>
              </table:table-cell>
            </table:table-row>
            <table:table-row>
              <table:table-cell office:value-type="float" office:value="0.916698287037037">
                <text:p>0.916698287037037</text:p>
              </table:table-cell>
              <table:table-cell office:value-type="float" office:value="57.07">
                <text:p>57.07</text:p>
              </table:table-cell>
            </table:table-row>
            <table:table-row>
              <table:table-cell office:value-type="float" office:value="0.916710046296296">
                <text:p>0.916710046296296</text:p>
              </table:table-cell>
              <table:table-cell office:value-type="float" office:value="57.09">
                <text:p>57.09</text:p>
              </table:table-cell>
            </table:table-row>
            <table:table-row>
              <table:table-cell office:value-type="float" office:value="0.916721597222222">
                <text:p>0.916721597222222</text:p>
              </table:table-cell>
              <table:table-cell office:value-type="float" office:value="57.15">
                <text:p>57.15</text:p>
              </table:table-cell>
            </table:table-row>
            <table:table-row>
              <table:table-cell office:value-type="float" office:value="0.916733275462963">
                <text:p>0.916733275462963</text:p>
              </table:table-cell>
              <table:table-cell office:value-type="float" office:value="57.11">
                <text:p>57.11</text:p>
              </table:table-cell>
            </table:table-row>
            <table:table-row>
              <table:table-cell office:value-type="float" office:value="0.916744849537037">
                <text:p>0.916744849537037</text:p>
              </table:table-cell>
              <table:table-cell office:value-type="float" office:value="57.13">
                <text:p>57.13</text:p>
              </table:table-cell>
            </table:table-row>
            <table:table-row>
              <table:table-cell office:value-type="float" office:value="0.916756365740741">
                <text:p>0.916756365740741</text:p>
              </table:table-cell>
              <table:table-cell office:value-type="float" office:value="57.15">
                <text:p>57.15</text:p>
              </table:table-cell>
            </table:table-row>
            <table:table-row>
              <table:table-cell office:value-type="float" office:value="0.916767905092593">
                <text:p>0.916767905092593</text:p>
              </table:table-cell>
              <table:table-cell office:value-type="float" office:value="57.33">
                <text:p>57.33</text:p>
              </table:table-cell>
            </table:table-row>
            <table:table-row>
              <table:table-cell office:value-type="float" office:value="0.916779594907407">
                <text:p>0.916779594907407</text:p>
              </table:table-cell>
              <table:table-cell office:value-type="float" office:value="57.15">
                <text:p>57.15</text:p>
              </table:table-cell>
            </table:table-row>
            <table:table-row>
              <table:table-cell office:value-type="float" office:value="0.916779594907407">
                <text:p>0.916779594907407</text:p>
              </table:table-cell>
              <table:table-cell office:value-type="float" office:value="57.15">
                <text:p>57.15</text:p>
              </table:table-cell>
            </table:table-row>
            <table:table-row>
              <table:table-cell office:value-type="float" office:value="0.916791099537037">
                <text:p>0.916791099537037</text:p>
              </table:table-cell>
              <table:table-cell office:value-type="float" office:value="57.11">
                <text:p>57.11</text:p>
              </table:table-cell>
            </table:table-row>
            <table:table-row>
              <table:table-cell office:value-type="float" office:value="0.91680287037037">
                <text:p>0.91680287037037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float" office:value="0.916814525462963">
                <text:p>0.916814525462963</text:p>
              </table:table-cell>
              <table:table-cell office:value-type="float" office:value="57.19">
                <text:p>57.19</text:p>
              </table:table-cell>
            </table:table-row>
            <table:table-row>
              <table:table-cell office:value-type="float" office:value="0.916826134259259">
                <text:p>0.916826134259259</text:p>
              </table:table-cell>
              <table:table-cell office:value-type="float" office:value="57.15">
                <text:p>57.15</text:p>
              </table:table-cell>
            </table:table-row>
            <table:table-row>
              <table:table-cell office:value-type="float" office:value="0.916837731481481">
                <text:p>0.916837731481481</text:p>
              </table:table-cell>
              <table:table-cell office:value-type="float" office:value="57.17">
                <text:p>57.17</text:p>
              </table:table-cell>
            </table:table-row>
            <table:table-row>
              <table:table-cell office:value-type="float" office:value="0.916849143518519">
                <text:p>0.916849143518519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float" office:value="0.916860694444444">
                <text:p>0.916860694444444</text:p>
              </table:table-cell>
              <table:table-cell office:value-type="float" office:value="57.21">
                <text:p>57.21</text:p>
              </table:table-cell>
            </table:table-row>
            <table:table-row>
              <table:table-cell office:value-type="float" office:value="0.9168721875">
                <text:p>0.9168721875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float" office:value="0.916883888888889">
                <text:p>0.916883888888889</text:p>
              </table:table-cell>
              <table:table-cell office:value-type="float" office:value="57.29">
                <text:p>57.29</text:p>
              </table:table-cell>
            </table:table-row>
            <table:table-row>
              <table:table-cell office:value-type="float" office:value="0.916895613425926">
                <text:p>0.916895613425926</text:p>
              </table:table-cell>
              <table:table-cell office:value-type="float" office:value="57.35">
                <text:p>57.35</text:p>
              </table:table-cell>
            </table:table-row>
            <table:table-row>
              <table:table-cell office:value-type="float" office:value="0.916895613425926">
                <text:p>0.916895613425926</text:p>
              </table:table-cell>
              <table:table-cell office:value-type="float" office:value="57.35">
                <text:p>57.35</text:p>
              </table:table-cell>
            </table:table-row>
            <table:table-row>
              <table:table-cell office:value-type="float" office:value="0.916907291666667">
                <text:p>0.916907291666667</text:p>
              </table:table-cell>
              <table:table-cell office:value-type="float" office:value="57.27">
                <text:p>57.27</text:p>
              </table:table-cell>
            </table:table-row>
            <table:table-row>
              <table:table-cell office:value-type="float" office:value="0.916918842592593">
                <text:p>0.916918842592593</text:p>
              </table:table-cell>
              <table:table-cell office:value-type="float" office:value="57.27">
                <text:p>57.27</text:p>
              </table:table-cell>
            </table:table-row>
            <table:table-row>
              <table:table-cell office:value-type="float" office:value="0.916930474537037">
                <text:p>0.916930474537037</text:p>
              </table:table-cell>
              <table:table-cell office:value-type="float" office:value="57.35">
                <text:p>57.35</text:p>
              </table:table-cell>
            </table:table-row>
            <table:table-row>
              <table:table-cell office:value-type="float" office:value="0.916942037037037">
                <text:p>0.916942037037037</text:p>
              </table:table-cell>
              <table:table-cell office:value-type="float" office:value="57.37">
                <text:p>57.37</text:p>
              </table:table-cell>
            </table:table-row>
            <table:table-row>
              <table:table-cell office:value-type="float" office:value="0.916953738425926">
                <text:p>0.916953738425926</text:p>
              </table:table-cell>
              <table:table-cell office:value-type="float" office:value="57.35">
                <text:p>57.35</text:p>
              </table:table-cell>
            </table:table-row>
            <table:table-row>
              <table:table-cell office:value-type="float" office:value="0.916965127314815">
                <text:p>0.916965127314815</text:p>
              </table:table-cell>
              <table:table-cell office:value-type="float" office:value="57.33">
                <text:p>57.33</text:p>
              </table:table-cell>
            </table:table-row>
            <table:table-row>
              <table:table-cell office:value-type="float" office:value="0.916976655092592">
                <text:p>0.916976655092592</text:p>
              </table:table-cell>
              <table:table-cell office:value-type="float" office:value="57.33">
                <text:p>57.33</text:p>
              </table:table-cell>
            </table:table-row>
            <table:table-row>
              <table:table-cell office:value-type="float" office:value="0.916988217592593">
                <text:p>0.916988217592593</text:p>
              </table:table-cell>
              <table:table-cell office:value-type="float" office:value="57.37">
                <text:p>57.37</text:p>
              </table:table-cell>
            </table:table-row>
            <table:table-row>
              <table:table-cell office:value-type="float" office:value="0.916999930555556">
                <text:p>0.916999930555556</text:p>
              </table:table-cell>
              <table:table-cell office:value-type="float" office:value="57.41">
                <text:p>57.41</text:p>
              </table:table-cell>
            </table:table-row>
            <table:table-row>
              <table:table-cell office:value-type="float" office:value="0.917011631944444">
                <text:p>0.917011631944444</text:p>
              </table:table-cell>
              <table:table-cell office:value-type="float" office:value="57.49">
                <text:p>57.49</text:p>
              </table:table-cell>
            </table:table-row>
            <table:table-row>
              <table:table-cell office:value-type="float" office:value="0.917011631944444">
                <text:p>0.917011631944444</text:p>
              </table:table-cell>
              <table:table-cell office:value-type="float" office:value="57.49">
                <text:p>57.49</text:p>
              </table:table-cell>
            </table:table-row>
            <table:table-row>
              <table:table-cell office:value-type="float" office:value="0.917023125">
                <text:p>0.917023125</text:p>
              </table:table-cell>
              <table:table-cell office:value-type="float" office:value="57.51">
                <text:p>57.51</text:p>
              </table:table-cell>
            </table:table-row>
            <table:table-row>
              <table:table-cell office:value-type="float" office:value="0.917034837962963">
                <text:p>0.917034837962963</text:p>
              </table:table-cell>
              <table:table-cell office:value-type="float" office:value="57.53">
                <text:p>57.53</text:p>
              </table:table-cell>
            </table:table-row>
            <table:table-row>
              <table:table-cell office:value-type="float" office:value="0.917046469907407">
                <text:p>0.917046469907407</text:p>
              </table:table-cell>
              <table:table-cell office:value-type="float" office:value="57.51">
                <text:p>57.51</text:p>
              </table:table-cell>
            </table:table-row>
            <table:table-row>
              <table:table-cell office:value-type="float" office:value="0.917058043981481">
                <text:p>0.917058043981481</text:p>
              </table:table-cell>
              <table:table-cell office:value-type="float" office:value="57.53">
                <text:p>57.53</text:p>
              </table:table-cell>
            </table:table-row>
            <table:table-row>
              <table:table-cell office:value-type="float" office:value="0.917069560185185">
                <text:p>0.917069560185185</text:p>
              </table:table-cell>
              <table:table-cell office:value-type="float" office:value="57.55">
                <text:p>57.55</text:p>
              </table:table-cell>
            </table:table-row>
            <table:table-row>
              <table:table-cell office:value-type="float" office:value="0.917081273148148">
                <text:p>0.917081273148148</text:p>
              </table:table-cell>
              <table:table-cell office:value-type="float" office:value="57.55">
                <text:p>57.55</text:p>
              </table:table-cell>
            </table:table-row>
            <table:table-row>
              <table:table-cell office:value-type="float" office:value="0.917092928240741">
                <text:p>0.917092928240741</text:p>
              </table:table-cell>
              <table:table-cell office:value-type="float" office:value="57.59">
                <text:p>57.59</text:p>
              </table:table-cell>
            </table:table-row>
            <table:table-row>
              <table:table-cell office:value-type="float" office:value="0.917104155092593">
                <text:p>0.917104155092593</text:p>
              </table:table-cell>
              <table:table-cell office:value-type="float" office:value="57.63">
                <text:p>57.63</text:p>
              </table:table-cell>
            </table:table-row>
            <table:table-row>
              <table:table-cell office:value-type="float" office:value="0.917116006944444">
                <text:p>0.917116006944444</text:p>
              </table:table-cell>
              <table:table-cell office:value-type="float" office:value="57.59">
                <text:p>57.59</text:p>
              </table:table-cell>
            </table:table-row>
            <table:table-row>
              <table:table-cell office:value-type="float" office:value="0.917127476851852">
                <text:p>0.917127476851852</text:p>
              </table:table-cell>
              <table:table-cell office:value-type="float" office:value="57.67">
                <text:p>57.67</text:p>
              </table:table-cell>
            </table:table-row>
            <table:table-row>
              <table:table-cell office:value-type="float" office:value="0.917127476851852">
                <text:p>0.917127476851852</text:p>
              </table:table-cell>
              <table:table-cell office:value-type="float" office:value="57.67">
                <text:p>57.67</text:p>
              </table:table-cell>
            </table:table-row>
            <table:table-row>
              <table:table-cell office:value-type="float" office:value="0.917139328703704">
                <text:p>0.917139328703704</text:p>
              </table:table-cell>
              <table:table-cell office:value-type="float" office:value="57.51">
                <text:p>57.51</text:p>
              </table:table-cell>
            </table:table-row>
            <table:table-row>
              <table:table-cell office:value-type="float" office:value="0.917150578703704">
                <text:p>0.917150578703704</text:p>
              </table:table-cell>
              <table:table-cell office:value-type="float" office:value="57.43">
                <text:p>57.43</text:p>
              </table:table-cell>
            </table:table-row>
            <table:table-row>
              <table:table-cell office:value-type="float" office:value="0.917162476851852">
                <text:p>0.917162476851852</text:p>
              </table:table-cell>
              <table:table-cell office:value-type="float" office:value="57.43">
                <text:p>57.43</text:p>
              </table:table-cell>
            </table:table-row>
            <table:table-row>
              <table:table-cell office:value-type="float" office:value="0.917174131944444">
                <text:p>0.917174131944444</text:p>
              </table:table-cell>
              <table:table-cell office:value-type="float" office:value="57.57">
                <text:p>57.57</text:p>
              </table:table-cell>
            </table:table-row>
            <table:table-row>
              <table:table-cell office:value-type="float" office:value="0.91718568287037">
                <text:p>0.91718568287037</text:p>
              </table:table-cell>
              <table:table-cell office:value-type="float" office:value="57.53">
                <text:p>57.53</text:p>
              </table:table-cell>
            </table:table-row>
            <table:table-row>
              <table:table-cell office:value-type="float" office:value="0.917197199074074">
                <text:p>0.917197199074074</text:p>
              </table:table-cell>
              <table:table-cell office:value-type="float" office:value="57.49">
                <text:p>57.49</text:p>
              </table:table-cell>
            </table:table-row>
            <table:table-row>
              <table:table-cell office:value-type="float" office:value="0.917208645833333">
                <text:p>0.917208645833333</text:p>
              </table:table-cell>
              <table:table-cell office:value-type="float" office:value="57.49">
                <text:p>57.49</text:p>
              </table:table-cell>
            </table:table-row>
            <table:table-row>
              <table:table-cell office:value-type="float" office:value="0.917220231481481">
                <text:p>0.917220231481481</text:p>
              </table:table-cell>
              <table:table-cell office:value-type="float" office:value="57.55">
                <text:p>57.55</text:p>
              </table:table-cell>
            </table:table-row>
            <table:table-row>
              <table:table-cell office:value-type="float" office:value="0.917231712962963">
                <text:p>0.917231712962963</text:p>
              </table:table-cell>
              <table:table-cell office:value-type="float" office:value="57.55">
                <text:p>57.55</text:p>
              </table:table-cell>
            </table:table-row>
            <table:table-row>
              <table:table-cell office:value-type="float" office:value="0.917243738425926">
                <text:p>0.917243738425926</text:p>
              </table:table-cell>
              <table:table-cell office:value-type="float" office:value="57.55">
                <text:p>57.55</text:p>
              </table:table-cell>
            </table:table-row>
            <table:table-row>
              <table:table-cell office:value-type="float" office:value="0.917243738425926">
                <text:p>0.917243738425926</text:p>
              </table:table-cell>
              <table:table-cell office:value-type="float" office:value="57.55">
                <text:p>57.55</text:p>
              </table:table-cell>
            </table:table-row>
            <table:table-row>
              <table:table-cell office:value-type="float" office:value="0.917255277777778">
                <text:p>0.917255277777778</text:p>
              </table:table-cell>
              <table:table-cell office:value-type="float" office:value="57.57">
                <text:p>57.57</text:p>
              </table:table-cell>
            </table:table-row>
            <table:table-row>
              <table:table-cell office:value-type="float" office:value="0.917266875">
                <text:p>0.917266875</text:p>
              </table:table-cell>
              <table:table-cell office:value-type="float" office:value="57.59">
                <text:p>57.59</text:p>
              </table:table-cell>
            </table:table-row>
            <table:table-row>
              <table:table-cell office:value-type="float" office:value="0.917278391203704">
                <text:p>0.917278391203704</text:p>
              </table:table-cell>
              <table:table-cell office:value-type="float" office:value="57.63">
                <text:p>57.63</text:p>
              </table:table-cell>
            </table:table-row>
            <table:table-row>
              <table:table-cell office:value-type="float" office:value="0.917289930555556">
                <text:p>0.917289930555556</text:p>
              </table:table-cell>
              <table:table-cell office:value-type="float" office:value="57.71">
                <text:p>57.71</text:p>
              </table:table-cell>
            </table:table-row>
            <table:table-row>
              <table:table-cell office:value-type="float" office:value="0.917301655092592">
                <text:p>0.917301655092592</text:p>
              </table:table-cell>
              <table:table-cell office:value-type="float" office:value="57.57">
                <text:p>57.57</text:p>
              </table:table-cell>
            </table:table-row>
            <table:table-row>
              <table:table-cell office:value-type="float" office:value="0.917313310185185">
                <text:p>0.917313310185185</text:p>
              </table:table-cell>
              <table:table-cell office:value-type="float" office:value="57.71">
                <text:p>57.71</text:p>
              </table:table-cell>
            </table:table-row>
            <table:table-row>
              <table:table-cell office:value-type="float" office:value="0.91732494212963">
                <text:p>0.91732494212963</text:p>
              </table:table-cell>
              <table:table-cell office:value-type="float" office:value="57.79">
                <text:p>57.79</text:p>
              </table:table-cell>
            </table:table-row>
            <table:table-row>
              <table:table-cell office:value-type="float" office:value="0.917336481481481">
                <text:p>0.917336481481481</text:p>
              </table:table-cell>
              <table:table-cell office:value-type="float" office:value="57.77">
                <text:p>57.77</text:p>
              </table:table-cell>
            </table:table-row>
            <table:table-row>
              <table:table-cell office:value-type="float" office:value="0.917348136574074">
                <text:p>0.917348136574074</text:p>
              </table:table-cell>
              <table:table-cell office:value-type="float" office:value="57.77">
                <text:p>57.77</text:p>
              </table:table-cell>
            </table:table-row>
            <table:table-row>
              <table:table-cell office:value-type="float" office:value="0.917359733796296">
                <text:p>0.917359733796296</text:p>
              </table:table-cell>
              <table:table-cell office:value-type="float" office:value="57.71">
                <text:p>57.71</text:p>
              </table:table-cell>
            </table:table-row>
            <table:table-row>
              <table:table-cell office:value-type="float" office:value="0.917359733796296">
                <text:p>0.917359733796296</text:p>
              </table:table-cell>
              <table:table-cell office:value-type="float" office:value="57.71">
                <text:p>57.71</text:p>
              </table:table-cell>
            </table:table-row>
            <table:table-row>
              <table:table-cell office:value-type="float" office:value="0.917371273148148">
                <text:p>0.917371273148148</text:p>
              </table:table-cell>
              <table:table-cell office:value-type="float" office:value="57.79">
                <text:p>57.79</text:p>
              </table:table-cell>
            </table:table-row>
            <table:table-row>
              <table:table-cell office:value-type="float" office:value="0.917382928240741">
                <text:p>0.917382928240741</text:p>
              </table:table-cell>
              <table:table-cell office:value-type="float" office:value="57.79">
                <text:p>57.79</text:p>
              </table:table-cell>
            </table:table-row>
            <table:table-row>
              <table:table-cell office:value-type="float" office:value="0.917394398148148">
                <text:p>0.917394398148148</text:p>
              </table:table-cell>
              <table:table-cell office:value-type="float" office:value="57.85">
                <text:p>57.85</text:p>
              </table:table-cell>
            </table:table-row>
            <table:table-row>
              <table:table-cell office:value-type="float" office:value="0.917405752314815">
                <text:p>0.917405752314815</text:p>
              </table:table-cell>
              <table:table-cell office:value-type="float" office:value="57.85">
                <text:p>57.85</text:p>
              </table:table-cell>
            </table:table-row>
            <table:table-row>
              <table:table-cell office:value-type="float" office:value="0.917417731481481">
                <text:p>0.917417731481481</text:p>
              </table:table-cell>
              <table:table-cell office:value-type="float" office:value="57.89">
                <text:p>57.89</text:p>
              </table:table-cell>
            </table:table-row>
            <table:table-row>
              <table:table-cell office:value-type="float" office:value="0.917429282407407">
                <text:p>0.917429282407407</text:p>
              </table:table-cell>
              <table:table-cell office:value-type="float" office:value="57.97">
                <text:p>57.97</text:p>
              </table:table-cell>
            </table:table-row>
            <table:table-row>
              <table:table-cell office:value-type="float" office:value="0.917440833333333">
                <text:p>0.917440833333333</text:p>
              </table:table-cell>
              <table:table-cell office:value-type="float" office:value="57.91">
                <text:p>57.91</text:p>
              </table:table-cell>
            </table:table-row>
            <table:table-row>
              <table:table-cell office:value-type="float" office:value="0.917452372685185">
                <text:p>0.917452372685185</text:p>
              </table:table-cell>
              <table:table-cell office:value-type="float" office:value="57.89">
                <text:p>57.89</text:p>
              </table:table-cell>
            </table:table-row>
            <table:table-row>
              <table:table-cell office:value-type="float" office:value="0.917464027777778">
                <text:p>0.917464027777778</text:p>
              </table:table-cell>
              <table:table-cell office:value-type="float" office:value="57.85">
                <text:p>57.85</text:p>
              </table:table-cell>
            </table:table-row>
            <table:table-row>
              <table:table-cell office:value-type="float" office:value="0.917475671296296">
                <text:p>0.917475671296296</text:p>
              </table:table-cell>
              <table:table-cell office:value-type="float" office:value="57.85">
                <text:p>57.85</text:p>
              </table:table-cell>
            </table:table-row>
            <table:table-row>
              <table:table-cell office:value-type="float" office:value="0.917475671296296">
                <text:p>0.917475671296296</text:p>
              </table:table-cell>
              <table:table-cell office:value-type="float" office:value="57.85">
                <text:p>57.85</text:p>
              </table:table-cell>
            </table:table-row>
            <table:table-row>
              <table:table-cell office:value-type="float" office:value="0.917487060185185">
                <text:p>0.917487060185185</text:p>
              </table:table-cell>
              <table:table-cell office:value-type="float" office:value="57.83">
                <text:p>57.83</text:p>
              </table:table-cell>
            </table:table-row>
            <table:table-row>
              <table:table-cell office:value-type="float" office:value="0.917498761574074">
                <text:p>0.917498761574074</text:p>
              </table:table-cell>
              <table:table-cell office:value-type="float" office:value="57.85">
                <text:p>57.85</text:p>
              </table:table-cell>
            </table:table-row>
            <table:table-row>
              <table:table-cell office:value-type="float" office:value="0.917510486111111">
                <text:p>0.917510486111111</text:p>
              </table:table-cell>
              <table:table-cell office:value-type="float" office:value="57.99">
                <text:p>57.99</text:p>
              </table:table-cell>
            </table:table-row>
            <table:table-row>
              <table:table-cell office:value-type="float" office:value="0.91752181712963">
                <text:p>0.91752181712963</text:p>
              </table:table-cell>
              <table:table-cell office:value-type="float" office:value="57.95">
                <text:p>57.95</text:p>
              </table:table-cell>
            </table:table-row>
            <table:table-row>
              <table:table-cell office:value-type="float" office:value="0.917533391203703">
                <text:p>0.917533391203703</text:p>
              </table:table-cell>
              <table:table-cell office:value-type="float" office:value="58.05">
                <text:p>58.05</text:p>
              </table:table-cell>
            </table:table-row>
            <table:table-row>
              <table:table-cell office:value-type="float" office:value="0.917545335648148">
                <text:p>0.917545335648148</text:p>
              </table:table-cell>
              <table:table-cell office:value-type="float" office:value="58.01">
                <text:p>58.01</text:p>
              </table:table-cell>
            </table:table-row>
            <table:table-row>
              <table:table-cell office:value-type="float" office:value="0.917556793981481">
                <text:p>0.917556793981481</text:p>
              </table:table-cell>
              <table:table-cell office:value-type="float" office:value="58.01">
                <text:p>58.01</text:p>
              </table:table-cell>
            </table:table-row>
            <table:table-row>
              <table:table-cell office:value-type="float" office:value="0.917568460648148">
                <text:p>0.917568460648148</text:p>
              </table:table-cell>
              <table:table-cell office:value-type="float" office:value="58.01">
                <text:p>58.01</text:p>
              </table:table-cell>
            </table:table-row>
            <table:table-row>
              <table:table-cell office:value-type="float" office:value="0.917580046296296">
                <text:p>0.917580046296296</text:p>
              </table:table-cell>
              <table:table-cell office:value-type="float" office:value="58.13">
                <text:p>58.13</text:p>
              </table:table-cell>
            </table:table-row>
            <table:table-row>
              <table:table-cell office:value-type="float" office:value="0.917591689814815">
                <text:p>0.917591689814815</text:p>
              </table:table-cell>
              <table:table-cell office:value-type="float" office:value="58.13">
                <text:p>58.13</text:p>
              </table:table-cell>
            </table:table-row>
            <table:table-row>
              <table:table-cell office:value-type="float" office:value="0.917591689814815">
                <text:p>0.917591689814815</text:p>
              </table:table-cell>
              <table:table-cell office:value-type="float" office:value="58.13">
                <text:p>58.13</text:p>
              </table:table-cell>
            </table:table-row>
            <table:table-row>
              <table:table-cell office:value-type="float" office:value="0.917603275462963">
                <text:p>0.917603275462963</text:p>
              </table:table-cell>
              <table:table-cell office:value-type="float" office:value="58.05">
                <text:p>58.05</text:p>
              </table:table-cell>
            </table:table-row>
            <table:table-row>
              <table:table-cell office:value-type="float" office:value="0.91761462962963">
                <text:p>0.91761462962963</text:p>
              </table:table-cell>
              <table:table-cell office:value-type="float" office:value="58.01">
                <text:p>58.01</text:p>
              </table:table-cell>
            </table:table-row>
            <table:table-row>
              <table:table-cell office:value-type="float" office:value="0.917626157407407">
                <text:p>0.917626157407407</text:p>
              </table:table-cell>
              <table:table-cell office:value-type="float" office:value="58.09">
                <text:p>58.09</text:p>
              </table:table-cell>
            </table:table-row>
            <table:table-row>
              <table:table-cell office:value-type="float" office:value="0.917638148148148">
                <text:p>0.917638148148148</text:p>
              </table:table-cell>
              <table:table-cell office:value-type="float" office:value="58.11">
                <text:p>58.11</text:p>
              </table:table-cell>
            </table:table-row>
            <table:table-row>
              <table:table-cell office:value-type="float" office:value="0.917649733796296">
                <text:p>0.917649733796296</text:p>
              </table:table-cell>
              <table:table-cell office:value-type="float" office:value="58.19">
                <text:p>58.19</text:p>
              </table:table-cell>
            </table:table-row>
            <table:table-row>
              <table:table-cell office:value-type="float" office:value="0.917661284722222">
                <text:p>0.917661284722222</text:p>
              </table:table-cell>
              <table:table-cell office:value-type="float" office:value="58.43">
                <text:p>58.43</text:p>
              </table:table-cell>
            </table:table-row>
            <table:table-row>
              <table:table-cell office:value-type="float" office:value="0.917672858796296">
                <text:p>0.917672858796296</text:p>
              </table:table-cell>
              <table:table-cell office:value-type="float" office:value="58.33">
                <text:p>58.33</text:p>
              </table:table-cell>
            </table:table-row>
            <table:table-row>
              <table:table-cell office:value-type="float" office:value="0.91768431712963">
                <text:p>0.91768431712963</text:p>
              </table:table-cell>
              <table:table-cell office:value-type="float" office:value="58.19">
                <text:p>58.19</text:p>
              </table:table-cell>
            </table:table-row>
            <table:table-row>
              <table:table-cell office:value-type="float" office:value="0.917696053240741">
                <text:p>0.917696053240741</text:p>
              </table:table-cell>
              <table:table-cell office:value-type="float" office:value="58.11">
                <text:p>58.11</text:p>
              </table:table-cell>
            </table:table-row>
            <table:table-row>
              <table:table-cell office:value-type="float" office:value="0.917707731481481">
                <text:p>0.917707731481481</text:p>
              </table:table-cell>
              <table:table-cell office:value-type="float" office:value="58.05">
                <text:p>58.05</text:p>
              </table:table-cell>
            </table:table-row>
            <table:table-row>
              <table:table-cell office:value-type="float" office:value="0.917707731481481">
                <text:p>0.917707731481481</text:p>
              </table:table-cell>
              <table:table-cell office:value-type="float" office:value="58.05">
                <text:p>58.05</text:p>
              </table:table-cell>
            </table:table-row>
            <table:table-row>
              <table:table-cell office:value-type="float" office:value="0.917719305555556">
                <text:p>0.917719305555556</text:p>
              </table:table-cell>
              <table:table-cell office:value-type="float" office:value="58.01">
                <text:p>58.01</text:p>
              </table:table-cell>
            </table:table-row>
            <table:table-row>
              <table:table-cell office:value-type="float" office:value="0.91773087962963">
                <text:p>0.91773087962963</text:p>
              </table:table-cell>
              <table:table-cell office:value-type="float" office:value="57.95">
                <text:p>57.95</text:p>
              </table:table-cell>
            </table:table-row>
            <table:table-row>
              <table:table-cell office:value-type="float" office:value="0.917742546296296">
                <text:p>0.917742546296296</text:p>
              </table:table-cell>
              <table:table-cell office:value-type="float" office:value="57.89">
                <text:p>57.89</text:p>
              </table:table-cell>
            </table:table-row>
            <table:table-row>
              <table:table-cell office:value-type="float" office:value="0.917754108796296">
                <text:p>0.917754108796296</text:p>
              </table:table-cell>
              <table:table-cell office:value-type="float" office:value="58.03">
                <text:p>58.03</text:p>
              </table:table-cell>
            </table:table-row>
            <table:table-row>
              <table:table-cell office:value-type="float" office:value="0.91776568287037">
                <text:p>0.91776568287037</text:p>
              </table:table-cell>
              <table:table-cell office:value-type="float" office:value="58.03">
                <text:p>58.03</text:p>
              </table:table-cell>
            </table:table-row>
            <table:table-row>
              <table:table-cell office:value-type="float" office:value="0.917777349537037">
                <text:p>0.917777349537037</text:p>
              </table:table-cell>
              <table:table-cell office:value-type="float" office:value="58.03">
                <text:p>58.03</text:p>
              </table:table-cell>
            </table:table-row>
            <table:table-row>
              <table:table-cell office:value-type="float" office:value="0.917788773148148">
                <text:p>0.917788773148148</text:p>
              </table:table-cell>
              <table:table-cell office:value-type="float" office:value="58.09">
                <text:p>58.09</text:p>
              </table:table-cell>
            </table:table-row>
            <table:table-row>
              <table:table-cell office:value-type="float" office:value="0.917800266203704">
                <text:p>0.917800266203704</text:p>
              </table:table-cell>
              <table:table-cell office:value-type="float" office:value="58.27">
                <text:p>58.27</text:p>
              </table:table-cell>
            </table:table-row>
            <table:table-row>
              <table:table-cell office:value-type="float" office:value="0.917812002314815">
                <text:p>0.917812002314815</text:p>
              </table:table-cell>
              <table:table-cell office:value-type="float" office:value="58.03">
                <text:p>58.03</text:p>
              </table:table-cell>
            </table:table-row>
            <table:table-row>
              <table:table-cell office:value-type="float" office:value="0.917823680555556">
                <text:p>0.917823680555556</text:p>
              </table:table-cell>
              <table:table-cell office:value-type="float" office:value="58.11">
                <text:p>58.11</text:p>
              </table:table-cell>
            </table:table-row>
            <table:table-row>
              <table:table-cell office:value-type="float" office:value="0.917823680555556">
                <text:p>0.917823680555556</text:p>
              </table:table-cell>
              <table:table-cell office:value-type="float" office:value="58.11">
                <text:p>58.11</text:p>
              </table:table-cell>
            </table:table-row>
            <table:table-row>
              <table:table-cell office:value-type="float" office:value="0.917835277777778">
                <text:p>0.917835277777778</text:p>
              </table:table-cell>
              <table:table-cell office:value-type="float" office:value="58.21">
                <text:p>58.21</text:p>
              </table:table-cell>
            </table:table-row>
            <table:table-row>
              <table:table-cell office:value-type="float" office:value="0.917846875">
                <text:p>0.917846875</text:p>
              </table:table-cell>
              <table:table-cell office:value-type="float" office:value="58.23">
                <text:p>58.23</text:p>
              </table:table-cell>
            </table:table-row>
            <table:table-row>
              <table:table-cell office:value-type="float" office:value="0.917858379629629">
                <text:p>0.917858379629629</text:p>
              </table:table-cell>
              <table:table-cell office:value-type="float" office:value="58.09">
                <text:p>58.09</text:p>
              </table:table-cell>
            </table:table-row>
            <table:table-row>
              <table:table-cell office:value-type="float" office:value="0.917869930555555">
                <text:p>0.917869930555555</text:p>
              </table:table-cell>
              <table:table-cell office:value-type="float" office:value="58.19">
                <text:p>58.19</text:p>
              </table:table-cell>
            </table:table-row>
            <table:table-row>
              <table:table-cell office:value-type="float" office:value="0.917881435185185">
                <text:p>0.917881435185185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float" office:value="0.917892974537037">
                <text:p>0.917892974537037</text:p>
              </table:table-cell>
              <table:table-cell office:value-type="float" office:value="58.31">
                <text:p>58.31</text:p>
              </table:table-cell>
            </table:table-row>
            <table:table-row>
              <table:table-cell office:value-type="float" office:value="0.917904884259259">
                <text:p>0.917904884259259</text:p>
              </table:table-cell>
              <table:table-cell office:value-type="float" office:value="58.19">
                <text:p>58.19</text:p>
              </table:table-cell>
            </table:table-row>
            <table:table-row>
              <table:table-cell office:value-type="float" office:value="0.917916539351852">
                <text:p>0.917916539351852</text:p>
              </table:table-cell>
              <table:table-cell office:value-type="float" office:value="58.07">
                <text:p>58.07</text:p>
              </table:table-cell>
            </table:table-row>
            <table:table-row>
              <table:table-cell office:value-type="float" office:value="0.917927905092592">
                <text:p>0.917927905092592</text:p>
              </table:table-cell>
              <table:table-cell office:value-type="float" office:value="58.13">
                <text:p>58.13</text:p>
              </table:table-cell>
            </table:table-row>
            <table:table-row>
              <table:table-cell office:value-type="float" office:value="0.917939641203704">
                <text:p>0.917939641203704</text:p>
              </table:table-cell>
              <table:table-cell office:value-type="float" office:value="58.13">
                <text:p>58.13</text:p>
              </table:table-cell>
            </table:table-row>
            <table:table-row>
              <table:table-cell office:value-type="float" office:value="0.917927905092592">
                <text:p>0.917927905092592</text:p>
              </table:table-cell>
              <table:table-cell office:value-type="float" office:value="58.13">
                <text:p>58.13</text:p>
              </table:table-cell>
            </table:table-row>
            <table:table-row>
              <table:table-cell office:value-type="float" office:value="0.917939641203704">
                <text:p>0.917939641203704</text:p>
              </table:table-cell>
              <table:table-cell office:value-type="float" office:value="58.13">
                <text:p>58.13</text:p>
              </table:table-cell>
            </table:table-row>
            <table:table-row>
              <table:table-cell office:value-type="float" office:value="0.917951284722222">
                <text:p>0.917951284722222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float" office:value="0.917962939814815">
                <text:p>0.917962939814815</text:p>
              </table:table-cell>
              <table:table-cell office:value-type="float" office:value="58.33">
                <text:p>58.33</text:p>
              </table:table-cell>
            </table:table-row>
            <table:table-row>
              <table:table-cell office:value-type="float" office:value="0.917974502314815">
                <text:p>0.917974502314815</text:p>
              </table:table-cell>
              <table:table-cell office:value-type="float" office:value="58.31">
                <text:p>58.31</text:p>
              </table:table-cell>
            </table:table-row>
            <table:table-row>
              <table:table-cell office:value-type="float" office:value="0.917986145833333">
                <text:p>0.917986145833333</text:p>
              </table:table-cell>
              <table:table-cell office:value-type="float" office:value="58.35">
                <text:p>58.35</text:p>
              </table:table-cell>
            </table:table-row>
            <table:table-row>
              <table:table-cell office:value-type="float" office:value="0.917997534722222">
                <text:p>0.917997534722222</text:p>
              </table:table-cell>
              <table:table-cell office:value-type="float" office:value="58.31">
                <text:p>58.31</text:p>
              </table:table-cell>
            </table:table-row>
            <table:table-row>
              <table:table-cell office:value-type="float" office:value="0.918009282407407">
                <text:p>0.918009282407407</text:p>
              </table:table-cell>
              <table:table-cell office:value-type="float" office:value="58.27">
                <text:p>58.27</text:p>
              </table:table-cell>
            </table:table-row>
            <table:table-row>
              <table:table-cell office:value-type="float" office:value="0.918020844907407">
                <text:p>0.918020844907407</text:p>
              </table:table-cell>
              <table:table-cell office:value-type="float" office:value="58.37">
                <text:p>58.37</text:p>
              </table:table-cell>
            </table:table-row>
            <table:table-row>
              <table:table-cell office:value-type="float" office:value="0.9180321875">
                <text:p>0.9180321875</text:p>
              </table:table-cell>
              <table:table-cell office:value-type="float" office:value="58.45">
                <text:p>58.45</text:p>
              </table:table-cell>
            </table:table-row>
            <table:table-row>
              <table:table-cell office:value-type="float" office:value="0.91804375">
                <text:p>0.91804375</text:p>
              </table:table-cell>
              <table:table-cell office:value-type="float" office:value="58.39">
                <text:p>58.39</text:p>
              </table:table-cell>
            </table:table-row>
            <table:table-row>
              <table:table-cell office:value-type="float" office:value="0.91804375">
                <text:p>0.91804375</text:p>
              </table:table-cell>
              <table:table-cell office:value-type="float" office:value="58.39">
                <text:p>58.39</text:p>
              </table:table-cell>
            </table:table-row>
            <table:table-row>
              <table:table-cell office:value-type="float" office:value="0.918055601851852">
                <text:p>0.918055601851852</text:p>
              </table:table-cell>
              <table:table-cell office:value-type="float" office:value="58.45">
                <text:p>58.45</text:p>
              </table:table-cell>
            </table:table-row>
            <table:table-row>
              <table:table-cell office:value-type="float" office:value="0.918067106481482">
                <text:p>0.918067106481482</text:p>
              </table:table-cell>
              <table:table-cell office:value-type="float" office:value="58.39">
                <text:p>58.39</text:p>
              </table:table-cell>
            </table:table-row>
            <table:table-row>
              <table:table-cell office:value-type="float" office:value="0.91807880787037">
                <text:p>0.91807880787037</text:p>
              </table:table-cell>
              <table:table-cell office:value-type="float" office:value="58.47">
                <text:p>58.47</text:p>
              </table:table-cell>
            </table:table-row>
            <table:table-row>
              <table:table-cell office:value-type="float" office:value="0.918090532407407">
                <text:p>0.918090532407407</text:p>
              </table:table-cell>
              <table:table-cell office:value-type="float" office:value="58.45">
                <text:p>58.45</text:p>
              </table:table-cell>
            </table:table-row>
            <table:table-row>
              <table:table-cell office:value-type="float" office:value="0.91810212962963">
                <text:p>0.91810212962963</text:p>
              </table:table-cell>
              <table:table-cell office:value-type="float" office:value="58.43">
                <text:p>58.43</text:p>
              </table:table-cell>
            </table:table-row>
            <table:table-row>
              <table:table-cell office:value-type="float" office:value="0.918113564814815">
                <text:p>0.918113564814815</text:p>
              </table:table-cell>
              <table:table-cell office:value-type="float" office:value="58.37">
                <text:p>58.37</text:p>
              </table:table-cell>
            </table:table-row>
            <table:table-row>
              <table:table-cell office:value-type="float" office:value="0.918125266203704">
                <text:p>0.918125266203704</text:p>
              </table:table-cell>
              <table:table-cell office:value-type="float" office:value="58.45">
                <text:p>58.45</text:p>
              </table:table-cell>
            </table:table-row>
            <table:table-row>
              <table:table-cell office:value-type="float" office:value="0.91813693287037">
                <text:p>0.91813693287037</text:p>
              </table:table-cell>
              <table:table-cell office:value-type="float" office:value="58.43">
                <text:p>58.43</text:p>
              </table:table-cell>
            </table:table-row>
            <table:table-row>
              <table:table-cell office:value-type="float" office:value="0.918148472222222">
                <text:p>0.918148472222222</text:p>
              </table:table-cell>
              <table:table-cell office:value-type="float" office:value="58.49">
                <text:p>58.49</text:p>
              </table:table-cell>
            </table:table-row>
            <table:table-row>
              <table:table-cell office:value-type="float" office:value="0.918160127314815">
                <text:p>0.918160127314815</text:p>
              </table:table-cell>
              <table:table-cell office:value-type="float" office:value="58.45">
                <text:p>58.45</text:p>
              </table:table-cell>
            </table:table-row>
            <table:table-row>
              <table:table-cell office:value-type="float" office:value="0.918160127314815">
                <text:p>0.918160127314815</text:p>
              </table:table-cell>
              <table:table-cell office:value-type="float" office:value="58.45">
                <text:p>58.45</text:p>
              </table:table-cell>
            </table:table-row>
            <table:table-row>
              <table:table-cell office:value-type="float" office:value="0.918171678240741">
                <text:p>0.918171678240741</text:p>
              </table:table-cell>
              <table:table-cell office:value-type="float" office:value="58.39">
                <text:p>58.39</text:p>
              </table:table-cell>
            </table:table-row>
            <table:table-row>
              <table:table-cell office:value-type="float" office:value="0.918183206018518">
                <text:p>0.918183206018518</text:p>
              </table:table-cell>
              <table:table-cell office:value-type="float" office:value="58.49">
                <text:p>58.49</text:p>
              </table:table-cell>
            </table:table-row>
            <table:table-row>
              <table:table-cell office:value-type="float" office:value="0.918194907407407">
                <text:p>0.918194907407407</text:p>
              </table:table-cell>
              <table:table-cell office:value-type="float" office:value="58.59">
                <text:p>58.59</text:p>
              </table:table-cell>
            </table:table-row>
            <table:table-row>
              <table:table-cell office:value-type="float" office:value="0.918206527777778">
                <text:p>0.918206527777778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18217928240741">
                <text:p>0.918217928240741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18229675925926">
                <text:p>0.918229675925926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0.918241145833333">
                <text:p>0.918241145833333</text:p>
              </table:table-cell>
              <table:table-cell office:value-type="float" office:value="58.63">
                <text:p>58.63</text:p>
              </table:table-cell>
            </table:table-row>
            <table:table-row>
              <table:table-cell office:value-type="float" office:value="0.918252777777778">
                <text:p>0.918252777777778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float" office:value="0.918264479166667">
                <text:p>0.918264479166667</text:p>
              </table:table-cell>
              <table:table-cell office:value-type="float" office:value="58.45">
                <text:p>58.45</text:p>
              </table:table-cell>
            </table:table-row>
            <table:table-row>
              <table:table-cell office:value-type="float" office:value="0.918276099537037">
                <text:p>0.918276099537037</text:p>
              </table:table-cell>
              <table:table-cell office:value-type="float" office:value="58.29">
                <text:p>58.29</text:p>
              </table:table-cell>
            </table:table-row>
            <table:table-row>
              <table:table-cell office:value-type="float" office:value="0.918276099537037">
                <text:p>0.918276099537037</text:p>
              </table:table-cell>
              <table:table-cell office:value-type="float" office:value="58.29">
                <text:p>58.29</text:p>
              </table:table-cell>
            </table:table-row>
            <table:table-row>
              <table:table-cell office:value-type="float" office:value="0.918287777777778">
                <text:p>0.918287777777778</text:p>
              </table:table-cell>
              <table:table-cell office:value-type="float" office:value="58.29">
                <text:p>58.29</text:p>
              </table:table-cell>
            </table:table-row>
            <table:table-row>
              <table:table-cell office:value-type="float" office:value="0.918299328703704">
                <text:p>0.918299328703704</text:p>
              </table:table-cell>
              <table:table-cell office:value-type="float" office:value="58.31">
                <text:p>58.31</text:p>
              </table:table-cell>
            </table:table-row>
            <table:table-row>
              <table:table-cell office:value-type="float" office:value="0.918310787037037">
                <text:p>0.918310787037037</text:p>
              </table:table-cell>
              <table:table-cell office:value-type="float" office:value="58.29">
                <text:p>58.29</text:p>
              </table:table-cell>
            </table:table-row>
            <table:table-row>
              <table:table-cell office:value-type="float" office:value="0.918322465277778">
                <text:p>0.918322465277778</text:p>
              </table:table-cell>
              <table:table-cell office:value-type="float" office:value="58.31">
                <text:p>58.31</text:p>
              </table:table-cell>
            </table:table-row>
            <table:table-row>
              <table:table-cell office:value-type="float" office:value="0.918334074074074">
                <text:p>0.918334074074074</text:p>
              </table:table-cell>
              <table:table-cell office:value-type="float" office:value="58.37">
                <text:p>58.37</text:p>
              </table:table-cell>
            </table:table-row>
            <table:table-row>
              <table:table-cell office:value-type="float" office:value="0.918345671296296">
                <text:p>0.918345671296296</text:p>
              </table:table-cell>
              <table:table-cell office:value-type="float" office:value="58.43">
                <text:p>58.43</text:p>
              </table:table-cell>
            </table:table-row>
            <table:table-row>
              <table:table-cell office:value-type="float" office:value="0.918357326388889">
                <text:p>0.918357326388889</text:p>
              </table:table-cell>
              <table:table-cell office:value-type="float" office:value="58.29">
                <text:p>58.29</text:p>
              </table:table-cell>
            </table:table-row>
            <table:table-row>
              <table:table-cell office:value-type="float" office:value="0.918368877314815">
                <text:p>0.918368877314815</text:p>
              </table:table-cell>
              <table:table-cell office:value-type="float" office:value="58.23">
                <text:p>58.23</text:p>
              </table:table-cell>
            </table:table-row>
            <table:table-row>
              <table:table-cell office:value-type="float" office:value="0.918380497685185">
                <text:p>0.918380497685185</text:p>
              </table:table-cell>
              <table:table-cell office:value-type="float" office:value="58.29">
                <text:p>58.29</text:p>
              </table:table-cell>
            </table:table-row>
            <table:table-row>
              <table:table-cell office:value-type="float" office:value="0.918392025462963">
                <text:p>0.918392025462963</text:p>
              </table:table-cell>
              <table:table-cell office:value-type="float" office:value="58.35">
                <text:p>58.35</text:p>
              </table:table-cell>
            </table:table-row>
            <table:table-row>
              <table:table-cell office:value-type="float" office:value="0.918392025462963">
                <text:p>0.918392025462963</text:p>
              </table:table-cell>
              <table:table-cell office:value-type="float" office:value="58.35">
                <text:p>58.35</text:p>
              </table:table-cell>
            </table:table-row>
            <table:table-row>
              <table:table-cell office:value-type="float" office:value="0.918403715277778">
                <text:p>0.918403715277778</text:p>
              </table:table-cell>
              <table:table-cell office:value-type="float" office:value="58.31">
                <text:p>58.31</text:p>
              </table:table-cell>
            </table:table-row>
            <table:table-row>
              <table:table-cell office:value-type="float" office:value="0.918415335648148">
                <text:p>0.918415335648148</text:p>
              </table:table-cell>
              <table:table-cell office:value-type="float" office:value="58.37">
                <text:p>58.37</text:p>
              </table:table-cell>
            </table:table-row>
            <table:table-row>
              <table:table-cell office:value-type="float" office:value="0.918426921296296">
                <text:p>0.918426921296296</text:p>
              </table:table-cell>
              <table:table-cell office:value-type="float" office:value="58.35">
                <text:p>58.35</text:p>
              </table:table-cell>
            </table:table-row>
            <table:table-row>
              <table:table-cell office:value-type="float" office:value="0.918438472222222">
                <text:p>0.918438472222222</text:p>
              </table:table-cell>
              <table:table-cell office:value-type="float" office:value="58.39">
                <text:p>58.39</text:p>
              </table:table-cell>
            </table:table-row>
            <table:table-row>
              <table:table-cell office:value-type="float" office:value="0.918449930555556">
                <text:p>0.918449930555556</text:p>
              </table:table-cell>
              <table:table-cell office:value-type="float" office:value="58.47">
                <text:p>58.47</text:p>
              </table:table-cell>
            </table:table-row>
            <table:table-row>
              <table:table-cell office:value-type="float" office:value="0.918461481481481">
                <text:p>0.918461481481481</text:p>
              </table:table-cell>
              <table:table-cell office:value-type="float" office:value="58.49">
                <text:p>58.49</text:p>
              </table:table-cell>
            </table:table-row>
            <table:table-row>
              <table:table-cell office:value-type="float" office:value="0.918473020833333">
                <text:p>0.918473020833333</text:p>
              </table:table-cell>
              <table:table-cell office:value-type="float" office:value="58.47">
                <text:p>58.47</text:p>
              </table:table-cell>
            </table:table-row>
            <table:table-row>
              <table:table-cell office:value-type="float" office:value="0.918484930555556">
                <text:p>0.918484930555556</text:p>
              </table:table-cell>
              <table:table-cell office:value-type="float" office:value="58.49">
                <text:p>58.49</text:p>
              </table:table-cell>
            </table:table-row>
            <table:table-row>
              <table:table-cell office:value-type="float" office:value="0.918496412037037">
                <text:p>0.918496412037037</text:p>
              </table:table-cell>
              <table:table-cell office:value-type="float" office:value="58.57">
                <text:p>58.57</text:p>
              </table:table-cell>
            </table:table-row>
            <table:table-row>
              <table:table-cell office:value-type="float" office:value="0.918508067129629">
                <text:p>0.918508067129629</text:p>
              </table:table-cell>
              <table:table-cell office:value-type="float" office:value="58.53">
                <text:p>58.53</text:p>
              </table:table-cell>
            </table:table-row>
            <table:table-row>
              <table:table-cell office:value-type="float" office:value="0.918508067129629">
                <text:p>0.918508067129629</text:p>
              </table:table-cell>
              <table:table-cell office:value-type="float" office:value="58.53">
                <text:p>58.53</text:p>
              </table:table-cell>
            </table:table-row>
            <table:table-row>
              <table:table-cell office:value-type="float" office:value="0.918519328703704">
                <text:p>0.918519328703704</text:p>
              </table:table-cell>
              <table:table-cell office:value-type="float" office:value="58.47">
                <text:p>58.47</text:p>
              </table:table-cell>
            </table:table-row>
            <table:table-row>
              <table:table-cell office:value-type="float" office:value="0.91853119212963">
                <text:p>0.91853119212963</text:p>
              </table:table-cell>
              <table:table-cell office:value-type="float" office:value="58.51">
                <text:p>58.51</text:p>
              </table:table-cell>
            </table:table-row>
            <table:table-row>
              <table:table-cell office:value-type="float" office:value="0.918542928240741">
                <text:p>0.918542928240741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float" office:value="0.918554525462963">
                <text:p>0.918554525462963</text:p>
              </table:table-cell>
              <table:table-cell office:value-type="float" office:value="58.57">
                <text:p>58.57</text:p>
              </table:table-cell>
            </table:table-row>
            <table:table-row>
              <table:table-cell office:value-type="float" office:value="0.918566122685185">
                <text:p>0.918566122685185</text:p>
              </table:table-cell>
              <table:table-cell office:value-type="float" office:value="58.53">
                <text:p>58.53</text:p>
              </table:table-cell>
            </table:table-row>
            <table:table-row>
              <table:table-cell office:value-type="float" office:value="0.918577546296296">
                <text:p>0.918577546296296</text:p>
              </table:table-cell>
              <table:table-cell office:value-type="float" office:value="58.53">
                <text:p>58.53</text:p>
              </table:table-cell>
            </table:table-row>
            <table:table-row>
              <table:table-cell office:value-type="float" office:value="0.918589189814815">
                <text:p>0.918589189814815</text:p>
              </table:table-cell>
              <table:table-cell office:value-type="float" office:value="58.47">
                <text:p>58.47</text:p>
              </table:table-cell>
            </table:table-row>
            <table:table-row>
              <table:table-cell office:value-type="float" office:value="0.918600868055555">
                <text:p>0.91860086805555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0.918612465277778">
                <text:p>0.918612465277778</text:p>
              </table:table-cell>
              <table:table-cell office:value-type="float" office:value="58.63">
                <text:p>58.63</text:p>
              </table:table-cell>
            </table:table-row>
            <table:table-row>
              <table:table-cell office:value-type="float" office:value="0.91862412037037">
                <text:p>0.91862412037037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1862412037037">
                <text:p>0.91862412037037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18635729166667">
                <text:p>0.918635729166667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18647268518518">
                <text:p>0.918647268518518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18658923611111">
                <text:p>0.918658923611111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18670532407407">
                <text:p>0.918670532407407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18682118055555">
                <text:p>0.918682118055555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18693344907407">
                <text:p>0.918693344907407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18705335648148">
                <text:p>0.918705335648148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float" office:value="0.918716921296296">
                <text:p>0.918716921296296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18728530092592">
                <text:p>0.918728530092592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18740034722222">
                <text:p>0.918740034722222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18740034722222">
                <text:p>0.918740034722222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18751527777778">
                <text:p>0.918751527777778</text:p>
              </table:table-cell>
              <table:table-cell office:value-type="float" office:value="58.51">
                <text:p>58.51</text:p>
              </table:table-cell>
            </table:table-row>
            <table:table-row>
              <table:table-cell office:value-type="float" office:value="0.918763090277778">
                <text:p>0.918763090277778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18774756944444">
                <text:p>0.918774756944444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float" office:value="0.918786481481481">
                <text:p>0.918786481481481</text:p>
              </table:table-cell>
              <table:table-cell office:value-type="float" office:value="58.63">
                <text:p>58.63</text:p>
              </table:table-cell>
            </table:table-row>
            <table:table-row>
              <table:table-cell office:value-type="float" office:value="0.918798067129629">
                <text:p>0.918798067129629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18809722222222">
                <text:p>0.918809722222222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0.918821261574074">
                <text:p>0.918821261574074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1883287037037">
                <text:p>0.91883287037037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18844282407407">
                <text:p>0.918844282407407</text:p>
              </table:table-cell>
              <table:table-cell office:value-type="float" office:value="58.65">
                <text:p>58.65</text:p>
              </table:table-cell>
            </table:table-row>
            <table:table-row>
              <table:table-cell office:value-type="float" office:value="0.918855960648148">
                <text:p>0.918855960648148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0.918855960648148">
                <text:p>0.918855960648148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0.918867430555556">
                <text:p>0.918867430555556</text:p>
              </table:table-cell>
              <table:table-cell office:value-type="float" office:value="58.57">
                <text:p>58.57</text:p>
              </table:table-cell>
            </table:table-row>
            <table:table-row>
              <table:table-cell office:value-type="float" office:value="0.918878981481481">
                <text:p>0.918878981481481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float" office:value="0.918890590277778">
                <text:p>0.918890590277778</text:p>
              </table:table-cell>
              <table:table-cell office:value-type="float" office:value="58.65">
                <text:p>58.65</text:p>
              </table:table-cell>
            </table:table-row>
            <table:table-row>
              <table:table-cell office:value-type="float" office:value="0.918902465277778">
                <text:p>0.918902465277778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1891412037037">
                <text:p>0.91891412037037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18925729166667">
                <text:p>0.918925729166667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float" office:value="0.918937164351852">
                <text:p>0.918937164351852</text:p>
              </table:table-cell>
              <table:table-cell office:value-type="float" office:value="58.69">
                <text:p>58.69</text:p>
              </table:table-cell>
            </table:table-row>
            <table:table-row>
              <table:table-cell office:value-type="float" office:value="0.918948877314815">
                <text:p>0.918948877314815</text:p>
              </table:table-cell>
              <table:table-cell office:value-type="float" office:value="58.69">
                <text:p>58.69</text:p>
              </table:table-cell>
            </table:table-row>
            <table:table-row>
              <table:table-cell office:value-type="float" office:value="0.918960231481481">
                <text:p>0.918960231481481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18971724537037">
                <text:p>0.918971724537037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18971724537037">
                <text:p>0.918971724537037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18983703703704">
                <text:p>0.918983703703704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18995231481481">
                <text:p>0.918995231481481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19006875">
                <text:p>0.919006875</text:p>
              </table:table-cell>
              <table:table-cell office:value-type="float" office:value="58.65">
                <text:p>58.65</text:p>
              </table:table-cell>
            </table:table-row>
            <table:table-row>
              <table:table-cell office:value-type="float" office:value="0.919018287037037">
                <text:p>0.919018287037037</text:p>
              </table:table-cell>
              <table:table-cell office:value-type="float" office:value="58.69">
                <text:p>58.69</text:p>
              </table:table-cell>
            </table:table-row>
            <table:table-row>
              <table:table-cell office:value-type="float" office:value="0.919029803240741">
                <text:p>0.919029803240741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float" office:value="0.919041666666667">
                <text:p>0.919041666666667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19053263888889">
                <text:p>0.919053263888889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float" office:value="0.919064918981481">
                <text:p>0.919064918981481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19076539351852">
                <text:p>0.919076539351852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float" office:value="0.919087986111111">
                <text:p>0.919087986111111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19087986111111">
                <text:p>0.919087986111111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19099722222222">
                <text:p>0.919099722222222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191109375">
                <text:p>0.9191109375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19122928240741">
                <text:p>0.919122928240741</text:p>
              </table:table-cell>
              <table:table-cell office:value-type="float" office:value="58.63">
                <text:p>58.63</text:p>
              </table:table-cell>
            </table:table-row>
            <table:table-row>
              <table:table-cell office:value-type="float" office:value="0.919134502314815">
                <text:p>0.919134502314815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19145925925926">
                <text:p>0.919145925925926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19157673611111">
                <text:p>0.919157673611111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float" office:value="0.919169328703704">
                <text:p>0.919169328703704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19180694444444">
                <text:p>0.919180694444444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1919244212963">
                <text:p>0.91919244212963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19204108796296">
                <text:p>0.919204108796296</text:p>
              </table:table-cell>
              <table:table-cell office:value-type="float" office:value="58.53">
                <text:p>58.53</text:p>
              </table:table-cell>
            </table:table-row>
            <table:table-row>
              <table:table-cell office:value-type="float" office:value="0.919204108796296">
                <text:p>0.919204108796296</text:p>
              </table:table-cell>
              <table:table-cell office:value-type="float" office:value="58.53">
                <text:p>58.53</text:p>
              </table:table-cell>
            </table:table-row>
            <table:table-row>
              <table:table-cell office:value-type="float" office:value="0.919215486111111">
                <text:p>0.919215486111111</text:p>
              </table:table-cell>
              <table:table-cell office:value-type="float" office:value="58.69">
                <text:p>58.69</text:p>
              </table:table-cell>
            </table:table-row>
            <table:table-row>
              <table:table-cell office:value-type="float" office:value="0.919227326388889">
                <text:p>0.919227326388889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19238715277778">
                <text:p>0.919238715277778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19250393518519">
                <text:p>0.919250393518519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float" office:value="0.919262106481481">
                <text:p>0.919262106481481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19273668981481">
                <text:p>0.919273668981481</text:p>
              </table:table-cell>
              <table:table-cell office:value-type="float" office:value="58.69">
                <text:p>58.69</text:p>
              </table:table-cell>
            </table:table-row>
            <table:table-row>
              <table:table-cell office:value-type="float" office:value="0.919285023148148">
                <text:p>0.919285023148148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19296921296296">
                <text:p>0.919296921296296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19308472222222">
                <text:p>0.919308472222222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1932005787037">
                <text:p>0.91932005787037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1932005787037">
                <text:p>0.91932005787037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19331736111111">
                <text:p>0.919331736111111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19343298611111">
                <text:p>0.919343298611111</text:p>
              </table:table-cell>
              <table:table-cell office:value-type="float" office:value="58.53">
                <text:p>58.53</text:p>
              </table:table-cell>
            </table:table-row>
            <table:table-row>
              <table:table-cell office:value-type="float" office:value="0.919354918981481">
                <text:p>0.919354918981481</text:p>
              </table:table-cell>
              <table:table-cell office:value-type="float" office:value="58.49">
                <text:p>58.49</text:p>
              </table:table-cell>
            </table:table-row>
            <table:table-row>
              <table:table-cell office:value-type="float" office:value="0.919366527777778">
                <text:p>0.919366527777778</text:p>
              </table:table-cell>
              <table:table-cell office:value-type="float" office:value="58.53">
                <text:p>58.53</text:p>
              </table:table-cell>
            </table:table-row>
            <table:table-row>
              <table:table-cell office:value-type="float" office:value="0.91937806712963">
                <text:p>0.91937806712963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19389594907407">
                <text:p>0.919389594907407</text:p>
              </table:table-cell>
              <table:table-cell office:value-type="float" office:value="58.49">
                <text:p>58.49</text:p>
              </table:table-cell>
            </table:table-row>
            <table:table-row>
              <table:table-cell office:value-type="float" office:value="0.919401284722222">
                <text:p>0.919401284722222</text:p>
              </table:table-cell>
              <table:table-cell office:value-type="float" office:value="58.53">
                <text:p>58.53</text:p>
              </table:table-cell>
            </table:table-row>
            <table:table-row>
              <table:table-cell office:value-type="float" office:value="0.919412835648148">
                <text:p>0.919412835648148</text:p>
              </table:table-cell>
              <table:table-cell office:value-type="float" office:value="58.57">
                <text:p>58.57</text:p>
              </table:table-cell>
            </table:table-row>
            <table:table-row>
              <table:table-cell office:value-type="float" office:value="0.919424525462963">
                <text:p>0.919424525462963</text:p>
              </table:table-cell>
              <table:table-cell office:value-type="float" office:value="58.53">
                <text:p>58.53</text:p>
              </table:table-cell>
            </table:table-row>
            <table:table-row>
              <table:table-cell office:value-type="float" office:value="0.919435914351852">
                <text:p>0.919435914351852</text:p>
              </table:table-cell>
              <table:table-cell office:value-type="float" office:value="58.57">
                <text:p>58.57</text:p>
              </table:table-cell>
            </table:table-row>
            <table:table-row>
              <table:table-cell office:value-type="float" office:value="0.919435914351852">
                <text:p>0.919435914351852</text:p>
              </table:table-cell>
              <table:table-cell office:value-type="float" office:value="58.57">
                <text:p>58.57</text:p>
              </table:table-cell>
            </table:table-row>
            <table:table-row>
              <table:table-cell office:value-type="float" office:value="0.919447418981481">
                <text:p>0.919447418981481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float" office:value="0.91945912037037">
                <text:p>0.91945912037037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0.919470833333333">
                <text:p>0.919470833333333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19482210648148">
                <text:p>0.919482210648148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19493888888889">
                <text:p>0.919493888888889</text:p>
              </table:table-cell>
              <table:table-cell office:value-type="float" office:value="59.03">
                <text:p>59.03</text:p>
              </table:table-cell>
            </table:table-row>
            <table:table-row>
              <table:table-cell office:value-type="float" office:value="0.919505625">
                <text:p>0.919505625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float" office:value="0.919517326388889">
                <text:p>0.919517326388889</text:p>
              </table:table-cell>
              <table:table-cell office:value-type="float" office:value="59.09">
                <text:p>59.09</text:p>
              </table:table-cell>
            </table:table-row>
            <table:table-row>
              <table:table-cell office:value-type="float" office:value="0.919528518518519">
                <text:p>0.919528518518519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19540289351852">
                <text:p>0.919540289351852</text:p>
              </table:table-cell>
              <table:table-cell office:value-type="float" office:value="59.31">
                <text:p>59.31</text:p>
              </table:table-cell>
            </table:table-row>
            <table:table-row>
              <table:table-cell office:value-type="float" office:value="0.919551828703704">
                <text:p>0.919551828703704</text:p>
              </table:table-cell>
              <table:table-cell office:value-type="float" office:value="59.35">
                <text:p>59.35</text:p>
              </table:table-cell>
            </table:table-row>
            <table:table-row>
              <table:table-cell office:value-type="float" office:value="0.919563587962963">
                <text:p>0.919563587962963</text:p>
              </table:table-cell>
              <table:table-cell office:value-type="float" office:value="59.13">
                <text:p>59.13</text:p>
              </table:table-cell>
            </table:table-row>
            <table:table-row>
              <table:table-cell office:value-type="float" office:value="0.919575266203704">
                <text:p>0.919575266203704</text:p>
              </table:table-cell>
              <table:table-cell office:value-type="float" office:value="59.03">
                <text:p>59.03</text:p>
              </table:table-cell>
            </table:table-row>
            <table:table-row>
              <table:table-cell office:value-type="float" office:value="0.919586921296296">
                <text:p>0.919586921296296</text:p>
              </table:table-cell>
              <table:table-cell office:value-type="float" office:value="59.27">
                <text:p>59.27</text:p>
              </table:table-cell>
            </table:table-row>
            <table:table-row>
              <table:table-cell office:value-type="float" office:value="0.919598356481481">
                <text:p>0.919598356481481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19609918981481">
                <text:p>0.919609918981481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19621597222222">
                <text:p>0.919621597222222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19633090277778">
                <text:p>0.919633090277778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19644837962963">
                <text:p>0.919644837962963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float" office:value="0.919656516203704">
                <text:p>0.919656516203704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19667847222222">
                <text:p>0.919667847222222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float" office:value="0.919679571759259">
                <text:p>0.919679571759259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19679571759259">
                <text:p>0.919679571759259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19691273148148">
                <text:p>0.919691273148148</text:p>
              </table:table-cell>
              <table:table-cell office:value-type="float" office:value="59.17">
                <text:p>59.17</text:p>
              </table:table-cell>
            </table:table-row>
            <table:table-row>
              <table:table-cell office:value-type="float" office:value="0.919702627314815">
                <text:p>0.919702627314815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19714340277778">
                <text:p>0.919714340277778</text:p>
              </table:table-cell>
              <table:table-cell office:value-type="float" office:value="58.63">
                <text:p>58.63</text:p>
              </table:table-cell>
            </table:table-row>
            <table:table-row>
              <table:table-cell office:value-type="float" office:value="0.919726006944444">
                <text:p>0.919726006944444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1973775462963">
                <text:p>0.91973775462963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19748969907407">
                <text:p>0.919748969907407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19760949074074">
                <text:p>0.919760949074074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19772511574074">
                <text:p>0.919772511574074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19784050925926">
                <text:p>0.919784050925926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19795601851852">
                <text:p>0.919795601851852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19795601851852">
                <text:p>0.919795601851852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19807106481481">
                <text:p>0.919807106481481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19818773148148">
                <text:p>0.919818773148148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19830532407407">
                <text:p>0.919830532407407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19841944444444">
                <text:p>0.919841944444444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float" office:value="0.919853414351852">
                <text:p>0.919853414351852</text:p>
              </table:table-cell>
              <table:table-cell office:value-type="float" office:value="58.63">
                <text:p>58.63</text:p>
              </table:table-cell>
            </table:table-row>
            <table:table-row>
              <table:table-cell office:value-type="float" office:value="0.919865138888889">
                <text:p>0.91986513888888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19876655092592">
                <text:p>0.919876655092592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19888368055556">
                <text:p>0.919888368055556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float" office:value="0.919900150462963">
                <text:p>0.919900150462963</text:p>
              </table:table-cell>
              <table:table-cell office:value-type="float" office:value="59.03">
                <text:p>59.03</text:p>
              </table:table-cell>
            </table:table-row>
            <table:table-row>
              <table:table-cell office:value-type="float" office:value="0.919911574074074">
                <text:p>0.919911574074074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19911574074074">
                <text:p>0.919911574074074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19923217592593">
                <text:p>0.919923217592593</text:p>
              </table:table-cell>
              <table:table-cell office:value-type="float" office:value="58.69">
                <text:p>58.69</text:p>
              </table:table-cell>
            </table:table-row>
            <table:table-row>
              <table:table-cell office:value-type="float" office:value="0.919934872685185">
                <text:p>0.919934872685185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float" office:value="0.91994650462963">
                <text:p>0.91994650462963</text:p>
              </table:table-cell>
              <table:table-cell office:value-type="float" office:value="58.63">
                <text:p>58.63</text:p>
              </table:table-cell>
            </table:table-row>
            <table:table-row>
              <table:table-cell office:value-type="float" office:value="0.919958125">
                <text:p>0.91995812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0.919969675925926">
                <text:p>0.919969675925926</text:p>
              </table:table-cell>
              <table:table-cell office:value-type="float" office:value="58.69">
                <text:p>58.69</text:p>
              </table:table-cell>
            </table:table-row>
            <table:table-row>
              <table:table-cell office:value-type="float" office:value="0.91998119212963">
                <text:p>0.91998119212963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19992627314815">
                <text:p>0.91999262731481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0004270833333">
                <text:p>0.920004270833333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00159375">
                <text:p>0.9200159375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0027743055556">
                <text:p>0.920027743055556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20038946759259">
                <text:p>0.920038946759259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0050763888889">
                <text:p>0.920050763888889</text:p>
              </table:table-cell>
              <table:table-cell office:value-type="float" office:value="58.65">
                <text:p>58.65</text:p>
              </table:table-cell>
            </table:table-row>
            <table:table-row>
              <table:table-cell office:value-type="float" office:value="0.92006244212963">
                <text:p>0.92006244212963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0074085648148">
                <text:p>0.920074085648148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0085694444444">
                <text:p>0.920085694444444</text:p>
              </table:table-cell>
              <table:table-cell office:value-type="float" office:value="59.03">
                <text:p>59.03</text:p>
              </table:table-cell>
            </table:table-row>
            <table:table-row>
              <table:table-cell office:value-type="float" office:value="0.920097094907407">
                <text:p>0.920097094907407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0108587962963">
                <text:p>0.920108587962963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0120266203704">
                <text:p>0.920120266203704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20131944444444">
                <text:p>0.920131944444444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0143634259259">
                <text:p>0.920143634259259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01553125">
                <text:p>0.9201553125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01553125">
                <text:p>0.9201553125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016693287037">
                <text:p>0.92016693287037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20178460648148">
                <text:p>0.920178460648148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0190092592592">
                <text:p>0.920190092592592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0.920201493055555">
                <text:p>0.920201493055555</text:p>
              </table:table-cell>
              <table:table-cell office:value-type="float" office:value="58.63">
                <text:p>58.63</text:p>
              </table:table-cell>
            </table:table-row>
            <table:table-row>
              <table:table-cell office:value-type="float" office:value="0.920213136574074">
                <text:p>0.920213136574074</text:p>
              </table:table-cell>
              <table:table-cell office:value-type="float" office:value="58.63">
                <text:p>58.63</text:p>
              </table:table-cell>
            </table:table-row>
            <table:table-row>
              <table:table-cell office:value-type="float" office:value="0.920224837962963">
                <text:p>0.920224837962963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0.920236342592593">
                <text:p>0.920236342592593</text:p>
              </table:table-cell>
              <table:table-cell office:value-type="float" office:value="58.63">
                <text:p>58.63</text:p>
              </table:table-cell>
            </table:table-row>
            <table:table-row>
              <table:table-cell office:value-type="float" office:value="0.920248078703704">
                <text:p>0.920248078703704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20259710648148">
                <text:p>0.920259710648148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0271296296296">
                <text:p>0.920271296296296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20271296296296">
                <text:p>0.920271296296296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202828125">
                <text:p>0.9202828125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0294340277778">
                <text:p>0.920294340277778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0305856481481">
                <text:p>0.920305856481481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0317384259259">
                <text:p>0.920317384259259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0329131944444">
                <text:p>0.920329131944444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0340671296296">
                <text:p>0.920340671296296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0352372685185">
                <text:p>0.920352372685185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20363900462963">
                <text:p>0.920363900462963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0375439814815">
                <text:p>0.920375439814815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20387094907407">
                <text:p>0.920387094907407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0387094907407">
                <text:p>0.920387094907407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0398738425926">
                <text:p>0.920398738425926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float" office:value="0.92041037037037">
                <text:p>0.92041037037037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0422048611111">
                <text:p>0.920422048611111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2043349537037">
                <text:p>0.92043349537037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0445034722222">
                <text:p>0.920445034722222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0456701388889">
                <text:p>0.920456701388889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0468333333333">
                <text:p>0.920468333333333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0479837962963">
                <text:p>0.920479837962963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0491736111111">
                <text:p>0.920491736111111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float" office:value="0.920503333333333">
                <text:p>0.920503333333333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0503333333333">
                <text:p>0.920503333333333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0514513888889">
                <text:p>0.920514513888889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0526412037037">
                <text:p>0.920526412037037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0538078703704">
                <text:p>0.920538078703704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054974537037">
                <text:p>0.92054974537037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0561145833333">
                <text:p>0.920561145833333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0572696759259">
                <text:p>0.920572696759259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float" office:value="0.920584189814815">
                <text:p>0.920584189814815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0596134259259">
                <text:p>0.920596134259259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0607569444444">
                <text:p>0.920607569444444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0619247685185">
                <text:p>0.920619247685185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0619247685185">
                <text:p>0.920619247685185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0630891203704">
                <text:p>0.920630891203704</text:p>
              </table:table-cell>
              <table:table-cell office:value-type="float" office:value="59.07">
                <text:p>59.07</text:p>
              </table:table-cell>
            </table:table-row>
            <table:table-row>
              <table:table-cell office:value-type="float" office:value="0.920642256944444">
                <text:p>0.920642256944444</text:p>
              </table:table-cell>
              <table:table-cell office:value-type="float" office:value="59.09">
                <text:p>59.09</text:p>
              </table:table-cell>
            </table:table-row>
            <table:table-row>
              <table:table-cell office:value-type="float" office:value="0.920653784722222">
                <text:p>0.920653784722222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20665474537037">
                <text:p>0.920665474537037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0677164351852">
                <text:p>0.920677164351852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0688946759259">
                <text:p>0.920688946759259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0700439814815">
                <text:p>0.920700439814815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0712094907407">
                <text:p>0.920712094907407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0723668981482">
                <text:p>0.920723668981482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float" office:value="0.920735335648148">
                <text:p>0.920735335648148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float" office:value="0.920735335648148">
                <text:p>0.920735335648148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float" office:value="0.920746944444444">
                <text:p>0.920746944444444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0758518518518">
                <text:p>0.920758518518518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20770138888889">
                <text:p>0.920770138888889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20781736111111">
                <text:p>0.920781736111111</text:p>
              </table:table-cell>
              <table:table-cell office:value-type="float" office:value="59.07">
                <text:p>59.07</text:p>
              </table:table-cell>
            </table:table-row>
            <table:table-row>
              <table:table-cell office:value-type="float" office:value="0.920793252314815">
                <text:p>0.920793252314815</text:p>
              </table:table-cell>
              <table:table-cell office:value-type="float" office:value="59.27">
                <text:p>59.27</text:p>
              </table:table-cell>
            </table:table-row>
            <table:table-row>
              <table:table-cell office:value-type="float" office:value="0.920804930555555">
                <text:p>0.920804930555555</text:p>
              </table:table-cell>
              <table:table-cell office:value-type="float" office:value="59.09">
                <text:p>59.09</text:p>
              </table:table-cell>
            </table:table-row>
            <table:table-row>
              <table:table-cell office:value-type="float" office:value="0.920816481481481">
                <text:p>0.920816481481481</text:p>
              </table:table-cell>
              <table:table-cell office:value-type="float" office:value="59.13">
                <text:p>59.13</text:p>
              </table:table-cell>
            </table:table-row>
            <table:table-row>
              <table:table-cell office:value-type="float" office:value="0.920828101851852">
                <text:p>0.920828101851852</text:p>
              </table:table-cell>
              <table:table-cell office:value-type="float" office:value="59.11">
                <text:p>59.11</text:p>
              </table:table-cell>
            </table:table-row>
            <table:table-row>
              <table:table-cell office:value-type="float" office:value="0.920839467592593">
                <text:p>0.920839467592593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float" office:value="0.92085099537037">
                <text:p>0.92085099537037</text:p>
              </table:table-cell>
              <table:table-cell office:value-type="float" office:value="59.15">
                <text:p>59.15</text:p>
              </table:table-cell>
            </table:table-row>
            <table:table-row>
              <table:table-cell office:value-type="float" office:value="0.92085099537037">
                <text:p>0.92085099537037</text:p>
              </table:table-cell>
              <table:table-cell office:value-type="float" office:value="59.15">
                <text:p>59.15</text:p>
              </table:table-cell>
            </table:table-row>
            <table:table-row>
              <table:table-cell office:value-type="float" office:value="0.920862696759259">
                <text:p>0.920862696759259</text:p>
              </table:table-cell>
              <table:table-cell office:value-type="float" office:value="59.07">
                <text:p>59.07</text:p>
              </table:table-cell>
            </table:table-row>
            <table:table-row>
              <table:table-cell office:value-type="float" office:value="0.920874409722222">
                <text:p>0.920874409722222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float" office:value="0.920886111111111">
                <text:p>0.920886111111111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float" office:value="0.920897638888889">
                <text:p>0.920897638888889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0909305555555">
                <text:p>0.920909305555555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0920833333333">
                <text:p>0.920920833333333</text:p>
              </table:table-cell>
              <table:table-cell office:value-type="float" office:value="59.03">
                <text:p>59.03</text:p>
              </table:table-cell>
            </table:table-row>
            <table:table-row>
              <table:table-cell office:value-type="float" office:value="0.9209325">
                <text:p>0.9209325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0944039351852">
                <text:p>0.920944039351852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20955462962963">
                <text:p>0.920955462962963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float" office:value="0.920966956018518">
                <text:p>0.920966956018518</text:p>
              </table:table-cell>
              <table:table-cell office:value-type="float" office:value="59.03">
                <text:p>59.03</text:p>
              </table:table-cell>
            </table:table-row>
            <table:table-row>
              <table:table-cell office:value-type="float" office:value="0.920966956018518">
                <text:p>0.920966956018518</text:p>
              </table:table-cell>
              <table:table-cell office:value-type="float" office:value="59.03">
                <text:p>59.03</text:p>
              </table:table-cell>
            </table:table-row>
            <table:table-row>
              <table:table-cell office:value-type="float" office:value="0.920978877314815">
                <text:p>0.920978877314815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20990520833333">
                <text:p>0.920990520833333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21001909722222">
                <text:p>0.921001909722222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21013622685185">
                <text:p>0.921013622685185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1025092592592">
                <text:p>0.921025092592592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1036643518518">
                <text:p>0.921036643518518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21048287037037">
                <text:p>0.921048287037037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1059953703704">
                <text:p>0.921059953703704</text:p>
              </table:table-cell>
              <table:table-cell office:value-type="float" office:value="59.07">
                <text:p>59.07</text:p>
              </table:table-cell>
            </table:table-row>
            <table:table-row>
              <table:table-cell office:value-type="float" office:value="0.921071736111111">
                <text:p>0.921071736111111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1083287037037">
                <text:p>0.921083287037037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1083287037037">
                <text:p>0.921083287037037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1094548611111">
                <text:p>0.921094548611111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1106446759259">
                <text:p>0.921106446759259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21117986111111">
                <text:p>0.921117986111111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1129537037037">
                <text:p>0.921129537037037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21141030092593">
                <text:p>0.921141030092593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2115255787037">
                <text:p>0.92115255787037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float" office:value="0.921164490740741">
                <text:p>0.921164490740741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1176134259259">
                <text:p>0.921176134259259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1187719907407">
                <text:p>0.921187719907407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21199247685185">
                <text:p>0.92119924768518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1199247685185">
                <text:p>0.92119924768518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1210775462963">
                <text:p>0.921210775462963</text:p>
              </table:table-cell>
              <table:table-cell office:value-type="float" office:value="58.69">
                <text:p>58.69</text:p>
              </table:table-cell>
            </table:table-row>
            <table:table-row>
              <table:table-cell office:value-type="float" office:value="0.921222546296296">
                <text:p>0.921222546296296</text:p>
              </table:table-cell>
              <table:table-cell office:value-type="float" office:value="58.57">
                <text:p>58.57</text:p>
              </table:table-cell>
            </table:table-row>
            <table:table-row>
              <table:table-cell office:value-type="float" office:value="0.921234143518518">
                <text:p>0.921234143518518</text:p>
              </table:table-cell>
              <table:table-cell office:value-type="float" office:value="58.57">
                <text:p>58.57</text:p>
              </table:table-cell>
            </table:table-row>
            <table:table-row>
              <table:table-cell office:value-type="float" office:value="0.921245752314815">
                <text:p>0.92124575231481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0.921257199074074">
                <text:p>0.921257199074074</text:p>
              </table:table-cell>
              <table:table-cell office:value-type="float" office:value="58.69">
                <text:p>58.69</text:p>
              </table:table-cell>
            </table:table-row>
            <table:table-row>
              <table:table-cell office:value-type="float" office:value="0.92126875">
                <text:p>0.92126875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1280439814815">
                <text:p>0.921280439814815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21292141203704">
                <text:p>0.921292141203704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1303761574074">
                <text:p>0.921303761574074</text:p>
              </table:table-cell>
              <table:table-cell office:value-type="float" office:value="58.65">
                <text:p>58.65</text:p>
              </table:table-cell>
            </table:table-row>
            <table:table-row>
              <table:table-cell office:value-type="float" office:value="0.921315138888889">
                <text:p>0.921315138888889</text:p>
              </table:table-cell>
              <table:table-cell office:value-type="float" office:value="58.63">
                <text:p>58.63</text:p>
              </table:table-cell>
            </table:table-row>
            <table:table-row>
              <table:table-cell office:value-type="float" office:value="0.921315138888889">
                <text:p>0.921315138888889</text:p>
              </table:table-cell>
              <table:table-cell office:value-type="float" office:value="58.63">
                <text:p>58.63</text:p>
              </table:table-cell>
            </table:table-row>
            <table:table-row>
              <table:table-cell office:value-type="float" office:value="0.921326886574074">
                <text:p>0.921326886574074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13384375">
                <text:p>0.9213384375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float" office:value="0.921350150462963">
                <text:p>0.921350150462963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0.921361643518518">
                <text:p>0.921361643518518</text:p>
              </table:table-cell>
              <table:table-cell office:value-type="float" office:value="58.59">
                <text:p>58.59</text:p>
              </table:table-cell>
            </table:table-row>
            <table:table-row>
              <table:table-cell office:value-type="float" office:value="0.921372962962963">
                <text:p>0.921372962962963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float" office:value="0.92138494212963">
                <text:p>0.92138494212963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1396238425926">
                <text:p>0.921396238425926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0.921407905092593">
                <text:p>0.921407905092593</text:p>
              </table:table-cell>
              <table:table-cell office:value-type="float" office:value="58.59">
                <text:p>58.59</text:p>
              </table:table-cell>
            </table:table-row>
            <table:table-row>
              <table:table-cell office:value-type="float" office:value="0.921419467592592">
                <text:p>0.921419467592592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0.921431145833333">
                <text:p>0.921431145833333</text:p>
              </table:table-cell>
              <table:table-cell office:value-type="float" office:value="58.59">
                <text:p>58.59</text:p>
              </table:table-cell>
            </table:table-row>
            <table:table-row>
              <table:table-cell office:value-type="float" office:value="0.921431145833333">
                <text:p>0.921431145833333</text:p>
              </table:table-cell>
              <table:table-cell office:value-type="float" office:value="58.59">
                <text:p>58.59</text:p>
              </table:table-cell>
            </table:table-row>
            <table:table-row>
              <table:table-cell office:value-type="float" office:value="0.921442696759259">
                <text:p>0.921442696759259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float" office:value="0.921454236111111">
                <text:p>0.921454236111111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float" office:value="0.921465752314815">
                <text:p>0.921465752314815</text:p>
              </table:table-cell>
              <table:table-cell office:value-type="float" office:value="58.51">
                <text:p>58.51</text:p>
              </table:table-cell>
            </table:table-row>
            <table:table-row>
              <table:table-cell office:value-type="float" office:value="0.921477476851852">
                <text:p>0.921477476851852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21489039351852">
                <text:p>0.921489039351852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1500590277778">
                <text:p>0.921500590277778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1512268518518">
                <text:p>0.921512268518518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float" office:value="0.921523969907407">
                <text:p>0.921523969907407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1535358796296">
                <text:p>0.921535358796296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1547337962963">
                <text:p>0.921547337962963</text:p>
              </table:table-cell>
              <table:table-cell office:value-type="float" office:value="58.69">
                <text:p>58.69</text:p>
              </table:table-cell>
            </table:table-row>
            <table:table-row>
              <table:table-cell office:value-type="float" office:value="0.921547337962963">
                <text:p>0.921547337962963</text:p>
              </table:table-cell>
              <table:table-cell office:value-type="float" office:value="58.69">
                <text:p>58.69</text:p>
              </table:table-cell>
            </table:table-row>
            <table:table-row>
              <table:table-cell office:value-type="float" office:value="0.921558946759259">
                <text:p>0.921558946759259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21570555555556">
                <text:p>0.921570555555556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21582141203704">
                <text:p>0.921582141203704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float" office:value="0.921593368055556">
                <text:p>0.921593368055556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1605127314815">
                <text:p>0.921605127314815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21616898148148">
                <text:p>0.921616898148148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1628194444444">
                <text:p>0.921628194444444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1640081018519">
                <text:p>0.921640081018519</text:p>
              </table:table-cell>
              <table:table-cell office:value-type="float" office:value="58.59">
                <text:p>58.59</text:p>
              </table:table-cell>
            </table:table-row>
            <table:table-row>
              <table:table-cell office:value-type="float" office:value="0.921651643518518">
                <text:p>0.921651643518518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21663333333333">
                <text:p>0.921663333333333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21663333333333">
                <text:p>0.921663333333333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21674548611111">
                <text:p>0.921674548611111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21686481481481">
                <text:p>0.921686481481481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float" office:value="0.921698136574074">
                <text:p>0.921698136574074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1709699074074">
                <text:p>0.921709699074074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21721284722222">
                <text:p>0.921721284722222</text:p>
              </table:table-cell>
              <table:table-cell office:value-type="float" office:value="59.11">
                <text:p>59.11</text:p>
              </table:table-cell>
            </table:table-row>
            <table:table-row>
              <table:table-cell office:value-type="float" office:value="0.921732627314815">
                <text:p>0.921732627314815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1744340277778">
                <text:p>0.921744340277778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1756018518519">
                <text:p>0.92175601851851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1767719907407">
                <text:p>0.921767719907407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1779351851852">
                <text:p>0.921779351851852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21779351851852">
                <text:p>0.921779351851852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21790844907407">
                <text:p>0.921790844907407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1802546296296">
                <text:p>0.921802546296296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float" office:value="0.921814039351852">
                <text:p>0.921814039351852</text:p>
              </table:table-cell>
              <table:table-cell office:value-type="float" office:value="58.65">
                <text:p>58.65</text:p>
              </table:table-cell>
            </table:table-row>
            <table:table-row>
              <table:table-cell office:value-type="float" office:value="0.921825578703704">
                <text:p>0.921825578703704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1837303240741">
                <text:p>0.921837303240741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1848946759259">
                <text:p>0.92184894675925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1860381944444">
                <text:p>0.921860381944444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1871759259259">
                <text:p>0.921871759259259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1883657407407">
                <text:p>0.921883657407407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1895347222222">
                <text:p>0.921895347222222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1895347222222">
                <text:p>0.921895347222222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1906898148148">
                <text:p>0.921906898148148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1918541666667">
                <text:p>0.921918541666667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1929976851852">
                <text:p>0.921929976851852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21941516203704">
                <text:p>0.921941516203704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float" office:value="0.921953206018518">
                <text:p>0.921953206018518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196474537037">
                <text:p>0.92196474537037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2197630787037">
                <text:p>0.92197630787037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1987835648148">
                <text:p>0.921987835648148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1999548611111">
                <text:p>0.921999548611111</text:p>
              </table:table-cell>
              <table:table-cell office:value-type="float" office:value="58.65">
                <text:p>58.65</text:p>
              </table:table-cell>
            </table:table-row>
            <table:table-row>
              <table:table-cell office:value-type="float" office:value="0.922011284722222">
                <text:p>0.922011284722222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0.922011284722222">
                <text:p>0.922011284722222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0.922022800925926">
                <text:p>0.922022800925926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2034340277778">
                <text:p>0.922034340277778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float" office:value="0.922046145833333">
                <text:p>0.922046145833333</text:p>
              </table:table-cell>
              <table:table-cell office:value-type="float" office:value="58.65">
                <text:p>58.65</text:p>
              </table:table-cell>
            </table:table-row>
            <table:table-row>
              <table:table-cell office:value-type="float" office:value="0.922057743055555">
                <text:p>0.922057743055555</text:p>
              </table:table-cell>
              <table:table-cell office:value-type="float" office:value="58.69">
                <text:p>58.69</text:p>
              </table:table-cell>
            </table:table-row>
            <table:table-row>
              <table:table-cell office:value-type="float" office:value="0.922069178240741">
                <text:p>0.922069178240741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2080694444444">
                <text:p>0.922080694444444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22092418981481">
                <text:p>0.922092418981481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22104131944444">
                <text:p>0.922104131944444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2211537037037">
                <text:p>0.92211537037037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2127303240741">
                <text:p>0.922127303240741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float" office:value="0.922127303240741">
                <text:p>0.922127303240741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float" office:value="0.922138773148148">
                <text:p>0.922138773148148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2150462962963">
                <text:p>0.922150462962963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2162141203704">
                <text:p>0.922162141203704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2173344907407">
                <text:p>0.922173344907407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2185358796296">
                <text:p>0.922185358796296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2196944444444">
                <text:p>0.922196944444444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2208541666667">
                <text:p>0.922208541666667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222005787037">
                <text:p>0.92222005787037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2231759259259">
                <text:p>0.922231759259259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2243356481481">
                <text:p>0.922243356481481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2243356481481">
                <text:p>0.922243356481481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2254953703704">
                <text:p>0.922254953703704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2266539351852">
                <text:p>0.922266539351852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2277951388889">
                <text:p>0.922277951388889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228974537037">
                <text:p>0.92228974537037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2301354166667">
                <text:p>0.922301354166667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2312905092593">
                <text:p>0.922312905092593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22324548611111">
                <text:p>0.922324548611111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2335983796296">
                <text:p>0.922335983796296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2347476851852">
                <text:p>0.922347476851852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2359224537037">
                <text:p>0.922359224537037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22359224537037">
                <text:p>0.922359224537037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22370914351852">
                <text:p>0.922370914351852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22382465277778">
                <text:p>0.922382465277778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2394155092592">
                <text:p>0.922394155092592</text:p>
              </table:table-cell>
              <table:table-cell office:value-type="float" office:value="59.03">
                <text:p>59.03</text:p>
              </table:table-cell>
            </table:table-row>
            <table:table-row>
              <table:table-cell office:value-type="float" office:value="0.922405578703704">
                <text:p>0.922405578703704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22417083333333">
                <text:p>0.922417083333333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242875">
                <text:p>0.92242875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2440451388889">
                <text:p>0.922440451388889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2452013888889">
                <text:p>0.922452013888889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2463553240741">
                <text:p>0.922463553240741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2475104166667">
                <text:p>0.922475104166667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2475104166667">
                <text:p>0.922475104166667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2486678240741">
                <text:p>0.922486678240741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2498391203704">
                <text:p>0.922498391203704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2510092592593">
                <text:p>0.922510092592593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2521736111111">
                <text:p>0.922521736111111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0.922533298611111">
                <text:p>0.922533298611111</text:p>
              </table:table-cell>
              <table:table-cell office:value-type="float" office:value="58.65">
                <text:p>58.65</text:p>
              </table:table-cell>
            </table:table-row>
            <table:table-row>
              <table:table-cell office:value-type="float" office:value="0.922544861111111">
                <text:p>0.922544861111111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2556539351852">
                <text:p>0.922556539351852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2568148148148">
                <text:p>0.922568148148148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float" office:value="0.922579583333333">
                <text:p>0.922579583333333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2591296296296">
                <text:p>0.922591296296296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2591296296296">
                <text:p>0.922591296296296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2602962962963">
                <text:p>0.922602962962963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2614479166667">
                <text:p>0.922614479166667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2626145833333">
                <text:p>0.922626145833333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2263744212963">
                <text:p>0.92263744212963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float" office:value="0.922649155092592">
                <text:p>0.922649155092592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266087962963">
                <text:p>0.92266087962963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2672418981481">
                <text:p>0.922672418981481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2268412037037">
                <text:p>0.92268412037037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float" office:value="0.922695648148148">
                <text:p>0.922695648148148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float" office:value="0.9227071875">
                <text:p>0.9227071875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27071875">
                <text:p>0.9227071875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2718680555555">
                <text:p>0.922718680555555</text:p>
              </table:table-cell>
              <table:table-cell office:value-type="float" office:value="58.59">
                <text:p>58.59</text:p>
              </table:table-cell>
            </table:table-row>
            <table:table-row>
              <table:table-cell office:value-type="float" office:value="0.922730381944444">
                <text:p>0.922730381944444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0.922742094907407">
                <text:p>0.922742094907407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0.922753715277778">
                <text:p>0.922753715277778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2765347222222">
                <text:p>0.922765347222222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22776944444444">
                <text:p>0.922776944444444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float" office:value="0.922788252314815">
                <text:p>0.922788252314815</text:p>
              </table:table-cell>
              <table:table-cell office:value-type="float" office:value="58.45">
                <text:p>58.45</text:p>
              </table:table-cell>
            </table:table-row>
            <table:table-row>
              <table:table-cell office:value-type="float" office:value="0.92279994212963">
                <text:p>0.92279994212963</text:p>
              </table:table-cell>
              <table:table-cell office:value-type="float" office:value="58.53">
                <text:p>58.53</text:p>
              </table:table-cell>
            </table:table-row>
            <table:table-row>
              <table:table-cell office:value-type="float" office:value="0.922811655092593">
                <text:p>0.922811655092593</text:p>
              </table:table-cell>
              <table:table-cell office:value-type="float" office:value="58.51">
                <text:p>58.51</text:p>
              </table:table-cell>
            </table:table-row>
            <table:table-row>
              <table:table-cell office:value-type="float" office:value="0.922823344907407">
                <text:p>0.922823344907407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2823344907407">
                <text:p>0.922823344907407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2834953703704">
                <text:p>0.922834953703704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2846446759259">
                <text:p>0.922846446759259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22858148148148">
                <text:p>0.922858148148148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2869756944444">
                <text:p>0.922869756944444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2881354166667">
                <text:p>0.922881354166667</text:p>
              </table:table-cell>
              <table:table-cell office:value-type="float" office:value="58.63">
                <text:p>58.63</text:p>
              </table:table-cell>
            </table:table-row>
            <table:table-row>
              <table:table-cell office:value-type="float" office:value="0.922892789351852">
                <text:p>0.922892789351852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2904548611111">
                <text:p>0.922904548611111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2916157407407">
                <text:p>0.922916157407407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2927615740741">
                <text:p>0.922927615740741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2938969907407">
                <text:p>0.922938969907407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2938969907407">
                <text:p>0.922938969907407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2950949074074">
                <text:p>0.922950949074074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2962384259259">
                <text:p>0.922962384259259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2974097222222">
                <text:p>0.922974097222222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2985694444444">
                <text:p>0.922985694444444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2997326388889">
                <text:p>0.922997326388889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0.923008541666666">
                <text:p>0.923008541666666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3020555555556">
                <text:p>0.923020555555556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23032094907407">
                <text:p>0.923032094907407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304369212963">
                <text:p>0.92304369212963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3055358796296">
                <text:p>0.923055358796296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304369212963">
                <text:p>0.92304369212963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3055358796296">
                <text:p>0.923055358796296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3066956018518">
                <text:p>0.923066956018518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float" office:value="0.923078553240741">
                <text:p>0.923078553240741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3089988425926">
                <text:p>0.923089988425926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3101689814815">
                <text:p>0.923101689814815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3113344907407">
                <text:p>0.923113344907407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3124780092592">
                <text:p>0.923124780092592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3136481481481">
                <text:p>0.923136481481481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3148148148148">
                <text:p>0.923148148148148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3159722222222">
                <text:p>0.923159722222222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3159722222222">
                <text:p>0.923159722222222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3171354166667">
                <text:p>0.923171354166667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3182685185185">
                <text:p>0.923182685185185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3194386574074">
                <text:p>0.923194386574074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3206099537037">
                <text:p>0.923206099537037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3217662037037">
                <text:p>0.923217662037037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322931712963">
                <text:p>0.92322931712963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23240902777778">
                <text:p>0.923240902777778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2325255787037">
                <text:p>0.92325255787037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3264097222222">
                <text:p>0.923264097222222</text:p>
              </table:table-cell>
              <table:table-cell office:value-type="float" office:value="58.57">
                <text:p>58.57</text:p>
              </table:table-cell>
            </table:table-row>
            <table:table-row>
              <table:table-cell office:value-type="float" office:value="0.923275729166667">
                <text:p>0.923275729166667</text:p>
              </table:table-cell>
              <table:table-cell office:value-type="float" office:value="58.63">
                <text:p>58.63</text:p>
              </table:table-cell>
            </table:table-row>
            <table:table-row>
              <table:table-cell office:value-type="float" office:value="0.923275729166667">
                <text:p>0.923275729166667</text:p>
              </table:table-cell>
              <table:table-cell office:value-type="float" office:value="58.63">
                <text:p>58.63</text:p>
              </table:table-cell>
            </table:table-row>
            <table:table-row>
              <table:table-cell office:value-type="float" office:value="0.923287349537037">
                <text:p>0.923287349537037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23298900462963">
                <text:p>0.923298900462963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3310393518518">
                <text:p>0.923310393518518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3322118055556">
                <text:p>0.923322118055556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333369212963">
                <text:p>0.92333369212963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3345231481481">
                <text:p>0.923345231481481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3356956018518">
                <text:p>0.923356956018518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3368240740741">
                <text:p>0.923368240740741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3379803240741">
                <text:p>0.923379803240741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233915625">
                <text:p>0.9233915625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33915625">
                <text:p>0.9233915625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3403067129629">
                <text:p>0.923403067129629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23414641203704">
                <text:p>0.923414641203704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3426215277778">
                <text:p>0.923426215277778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3437881944444">
                <text:p>0.923437881944444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344962962963">
                <text:p>0.92344962962963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23461354166667">
                <text:p>0.923461354166667</text:p>
              </table:table-cell>
              <table:table-cell office:value-type="float" office:value="59.13">
                <text:p>59.13</text:p>
              </table:table-cell>
            </table:table-row>
            <table:table-row>
              <table:table-cell office:value-type="float" office:value="0.923472858796296">
                <text:p>0.923472858796296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float" office:value="0.923484548611111">
                <text:p>0.923484548611111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float" office:value="0.923496157407407">
                <text:p>0.923496157407407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3507743055555">
                <text:p>0.923507743055555</text:p>
              </table:table-cell>
              <table:table-cell office:value-type="float" office:value="58.69">
                <text:p>58.69</text:p>
              </table:table-cell>
            </table:table-row>
            <table:table-row>
              <table:table-cell office:value-type="float" office:value="0.923507743055555">
                <text:p>0.923507743055555</text:p>
              </table:table-cell>
              <table:table-cell office:value-type="float" office:value="58.69">
                <text:p>58.69</text:p>
              </table:table-cell>
            </table:table-row>
            <table:table-row>
              <table:table-cell office:value-type="float" office:value="0.923519305555555">
                <text:p>0.923519305555555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float" office:value="0.923530868055556">
                <text:p>0.923530868055556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35425">
                <text:p>0.9235425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3554155092593">
                <text:p>0.923554155092593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3565659722222">
                <text:p>0.923565659722222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3577152777778">
                <text:p>0.923577152777778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3588715277778">
                <text:p>0.923588715277778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3600555555555">
                <text:p>0.923600555555555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3612164351852">
                <text:p>0.923612164351852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0.923623587962963">
                <text:p>0.923623587962963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float" office:value="0.923635300925926">
                <text:p>0.923635300925926</text:p>
              </table:table-cell>
              <table:table-cell office:value-type="float" office:value="59.07">
                <text:p>59.07</text:p>
              </table:table-cell>
            </table:table-row>
            <table:table-row>
              <table:table-cell office:value-type="float" office:value="0.923646944444444">
                <text:p>0.923646944444444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2365849537037">
                <text:p>0.92365849537037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3670150462963">
                <text:p>0.923670150462963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3681759259259">
                <text:p>0.92368175925925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369318287037">
                <text:p>0.92369318287037</text:p>
              </table:table-cell>
              <table:table-cell office:value-type="float" office:value="58.69">
                <text:p>58.69</text:p>
              </table:table-cell>
            </table:table-row>
            <table:table-row>
              <table:table-cell office:value-type="float" office:value="0.923704895833333">
                <text:p>0.923704895833333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3716215277778">
                <text:p>0.923716215277778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3727881944444">
                <text:p>0.923727881944444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3739375">
                <text:p>0.923739375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3751354166667">
                <text:p>0.923751354166667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23762962962963">
                <text:p>0.923762962962963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3774224537037">
                <text:p>0.923774224537037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3786157407407">
                <text:p>0.923786157407407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3797766203704">
                <text:p>0.923797766203704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3808969907407">
                <text:p>0.923808969907407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3820960648148">
                <text:p>0.923820960648148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3832430555555">
                <text:p>0.923832430555555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3844097222222">
                <text:p>0.923844097222222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3855474537037">
                <text:p>0.923855474537037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3867048611111">
                <text:p>0.923867048611111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float" office:value="0.923878784722222">
                <text:p>0.923878784722222</text:p>
              </table:table-cell>
              <table:table-cell office:value-type="float" office:value="59.09">
                <text:p>59.09</text:p>
              </table:table-cell>
            </table:table-row>
            <table:table-row>
              <table:table-cell office:value-type="float" office:value="0.923890555555555">
                <text:p>0.923890555555555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3902037037037">
                <text:p>0.923902037037037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3913553240741">
                <text:p>0.923913553240741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float" office:value="0.923925266203704">
                <text:p>0.923925266203704</text:p>
              </table:table-cell>
              <table:table-cell office:value-type="float" office:value="59.13">
                <text:p>59.13</text:p>
              </table:table-cell>
            </table:table-row>
            <table:table-row>
              <table:table-cell office:value-type="float" office:value="0.923936956018518">
                <text:p>0.923936956018518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3948287037037">
                <text:p>0.923948287037037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3960023148148">
                <text:p>0.923960023148148</text:p>
              </table:table-cell>
              <table:table-cell office:value-type="float" office:value="59.03">
                <text:p>59.03</text:p>
              </table:table-cell>
            </table:table-row>
            <table:table-row>
              <table:table-cell office:value-type="float" office:value="0.923971412037037">
                <text:p>0.923971412037037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3983101851852">
                <text:p>0.923983101851852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3994861111111">
                <text:p>0.923994861111111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4006527777778">
                <text:p>0.924006527777778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24017962962963">
                <text:p>0.924017962962963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402962962963">
                <text:p>0.92402962962963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4041342592592">
                <text:p>0.924041342592592</text:p>
              </table:table-cell>
              <table:table-cell office:value-type="float" office:value="59.23">
                <text:p>59.23</text:p>
              </table:table-cell>
            </table:table-row>
            <table:table-row>
              <table:table-cell office:value-type="float" office:value="0.924052962962963">
                <text:p>0.924052962962963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4064282407407">
                <text:p>0.924064282407407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4075949074074">
                <text:p>0.924075949074074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float" office:value="0.924087673611111">
                <text:p>0.924087673611111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4099305555555">
                <text:p>0.924099305555555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4110949074074">
                <text:p>0.924110949074074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24122569444444">
                <text:p>0.924122569444444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24134050925926">
                <text:p>0.924134050925926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4145752314815">
                <text:p>0.924145752314815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4156979166667">
                <text:p>0.924156979166667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4168865740741">
                <text:p>0.924168865740741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4180509259259">
                <text:p>0.924180509259259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4192106481481">
                <text:p>0.924192106481481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4203587962963">
                <text:p>0.924203587962963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float" office:value="0.924215300925926">
                <text:p>0.924215300925926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float" office:value="0.924226944444444">
                <text:p>0.924226944444444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4238564814815">
                <text:p>0.924238564814815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425005787037">
                <text:p>0.92425005787037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4261736111111">
                <text:p>0.924261736111111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4273379629629">
                <text:p>0.924273379629629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4284907407407">
                <text:p>0.924284907407407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4296574074074">
                <text:p>0.924296574074074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24307777777778">
                <text:p>0.924307777777778</text:p>
              </table:table-cell>
              <table:table-cell office:value-type="float" office:value="59.09">
                <text:p>59.09</text:p>
              </table:table-cell>
            </table:table-row>
            <table:table-row>
              <table:table-cell office:value-type="float" office:value="0.924319768518518">
                <text:p>0.924319768518518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float" office:value="0.924331354166667">
                <text:p>0.924331354166667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float" office:value="0.924342800925926">
                <text:p>0.924342800925926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float" office:value="0.924354282407407">
                <text:p>0.924354282407407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436599537037">
                <text:p>0.92436599537037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4377708333333">
                <text:p>0.924377708333333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4389270833333">
                <text:p>0.924389270833333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4400844907407">
                <text:p>0.924400844907407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4412210648148">
                <text:p>0.924412210648148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4423923611111">
                <text:p>0.924423923611111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4435763888889">
                <text:p>0.924435763888889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24447199074074">
                <text:p>0.924447199074074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4458726851852">
                <text:p>0.924458726851852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4470289351852">
                <text:p>0.924470289351852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4482037037037">
                <text:p>0.924482037037037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449369212963">
                <text:p>0.92449369212963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4505266203703">
                <text:p>0.924505266203703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24516793981482">
                <text:p>0.924516793981482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24528564814815">
                <text:p>0.924528564814815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4540173611111">
                <text:p>0.924540173611111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24551377314815">
                <text:p>0.924551377314815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24563368055556">
                <text:p>0.924563368055556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924574953703704">
                <text:p>0.924574953703704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245865625">
                <text:p>0.9245865625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4598101851852">
                <text:p>0.924598101851852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24609768518518">
                <text:p>0.924609768518518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4621365740741">
                <text:p>0.924621365740741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float" office:value="0.924632951388889">
                <text:p>0.924632951388889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24644444444444">
                <text:p>0.924644444444444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4656111111111">
                <text:p>0.924656111111111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24667766203704">
                <text:p>0.924667766203704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2467931712963">
                <text:p>0.92467931712963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4690972222222">
                <text:p>0.924690972222222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24702534722222">
                <text:p>0.924702534722222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24714097222222">
                <text:p>0.924714097222222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24725717592592">
                <text:p>0.924725717592592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4737013888889">
                <text:p>0.924737013888889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4748761574074">
                <text:p>0.924748761574074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4760439814815">
                <text:p>0.924760439814815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24772118055556">
                <text:p>0.924772118055556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2478375">
                <text:p>0.92478375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24795196759259">
                <text:p>0.924795196759259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24806863425926">
                <text:p>0.924806863425926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4818425925926">
                <text:p>0.924818425925926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4830173611111">
                <text:p>0.924830173611111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4841759259259">
                <text:p>0.924841759259259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24853310185185">
                <text:p>0.924853310185185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4864895833333">
                <text:p>0.924864895833333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4876516203704">
                <text:p>0.924876516203704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24887997685185">
                <text:p>0.924887997685185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24899710648148">
                <text:p>0.924899710648148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4911273148148">
                <text:p>0.924911273148148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0.92492275462963">
                <text:p>0.92492275462963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24934513888889">
                <text:p>0.924934513888889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4946030092592">
                <text:p>0.924946030092592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4957534722222">
                <text:p>0.924957534722222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4969270833333">
                <text:p>0.924969270833333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4980798611111">
                <text:p>0.924980798611111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0.924992361111111">
                <text:p>0.924992361111111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0.925004108796296">
                <text:p>0.925004108796296</text:p>
              </table:table-cell>
              <table:table-cell office:value-type="float" office:value="59.15">
                <text:p>59.15</text:p>
              </table:table-cell>
            </table:table-row>
            <table:table-row>
              <table:table-cell office:value-type="float" office:value="0.925015636574074">
                <text:p>0.925015636574074</text:p>
              </table:table-cell>
              <table:table-cell office:value-type="float" office:value="59.03">
                <text:p>59.03</text:p>
              </table:table-cell>
            </table:table-row>
            <table:table-row>
              <table:table-cell office:value-type="float" office:value="0.925027152777778">
                <text:p>0.925027152777778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2503869212963">
                <text:p>0.92503869212963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5050462962963">
                <text:p>0.925050462962963</text:p>
              </table:table-cell>
              <table:table-cell office:value-type="float" office:value="58.79">
                <text:p>58.79</text:p>
              </table:table-cell>
            </table:table-row>
            <table:table-row>
              <table:table-cell office:value-type="float" office:value="0.925061990740741">
                <text:p>0.925061990740741</text:p>
              </table:table-cell>
              <table:table-cell office:value-type="float" office:value="59.21">
                <text:p>59.21</text:p>
              </table:table-cell>
            </table:table-row>
            <table:table-row>
              <table:table-cell office:value-type="float" office:value="0.925073692129629">
                <text:p>0.925073692129629</text:p>
              </table:table-cell>
              <table:table-cell office:value-type="float" office:value="59.03">
                <text:p>59.03</text:p>
              </table:table-cell>
            </table:table-row>
            <table:table-row>
              <table:table-cell office:value-type="float" office:value="0.925085347222222">
                <text:p>0.925085347222222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5096875">
                <text:p>0.925096875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float" office:value="0.925108564814815">
                <text:p>0.925108564814815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25120104166667">
                <text:p>0.925120104166667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float" office:value="0.925131666666667">
                <text:p>0.925131666666667</text:p>
              </table:table-cell>
              <table:table-cell office:value-type="float" office:value="59.03">
                <text:p>59.03</text:p>
              </table:table-cell>
            </table:table-row>
            <table:table-row>
              <table:table-cell office:value-type="float" office:value="0.925143206018518">
                <text:p>0.925143206018518</text:p>
              </table:table-cell>
              <table:table-cell office:value-type="float" office:value="59.15">
                <text:p>59.15</text:p>
              </table:table-cell>
            </table:table-row>
            <table:table-row>
              <table:table-cell office:value-type="float" office:value="0.925154965277778">
                <text:p>0.925154965277778</text:p>
              </table:table-cell>
              <table:table-cell office:value-type="float" office:value="59.15">
                <text:p>59.15</text:p>
              </table:table-cell>
            </table:table-row>
            <table:table-row>
              <table:table-cell office:value-type="float" office:value="0.925166516203704">
                <text:p>0.925166516203704</text:p>
              </table:table-cell>
              <table:table-cell office:value-type="float" office:value="59.09">
                <text:p>59.09</text:p>
              </table:table-cell>
            </table:table-row>
            <table:table-row>
              <table:table-cell office:value-type="float" office:value="0.925178148148148">
                <text:p>0.925178148148148</text:p>
              </table:table-cell>
              <table:table-cell office:value-type="float" office:value="59.09">
                <text:p>59.09</text:p>
              </table:table-cell>
            </table:table-row>
            <table:table-row>
              <table:table-cell office:value-type="float" office:value="0.925189386574074">
                <text:p>0.925189386574074</text:p>
              </table:table-cell>
              <table:table-cell office:value-type="float" office:value="59.13">
                <text:p>59.13</text:p>
              </table:table-cell>
            </table:table-row>
            <table:table-row>
              <table:table-cell office:value-type="float" office:value="0.925201122685185">
                <text:p>0.925201122685185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float" office:value="0.925212650462963">
                <text:p>0.925212650462963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5224571759259">
                <text:p>0.925224571759259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5236157407407">
                <text:p>0.925236157407407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5247777777778">
                <text:p>0.925247777777778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float" office:value="0.925259363425926">
                <text:p>0.925259363425926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5270763888889">
                <text:p>0.925270763888889</text:p>
              </table:table-cell>
              <table:table-cell office:value-type="float" office:value="59.03">
                <text:p>59.03</text:p>
              </table:table-cell>
            </table:table-row>
            <table:table-row>
              <table:table-cell office:value-type="float" office:value="0.925282476851852">
                <text:p>0.925282476851852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5294027777778">
                <text:p>0.925294027777778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float" office:value="0.925305763888889">
                <text:p>0.925305763888889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5317361111111">
                <text:p>0.925317361111111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5328865740741">
                <text:p>0.925328865740741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5340555555555">
                <text:p>0.925340555555555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5352071759259">
                <text:p>0.925352071759259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5363657407407">
                <text:p>0.925363657407407</text:p>
              </table:table-cell>
              <table:table-cell office:value-type="float" office:value="59.03">
                <text:p>59.03</text:p>
              </table:table-cell>
            </table:table-row>
            <table:table-row>
              <table:table-cell office:value-type="float" office:value="0.925375300925926">
                <text:p>0.925375300925926</text:p>
              </table:table-cell>
              <table:table-cell office:value-type="float" office:value="59.15">
                <text:p>59.15</text:p>
              </table:table-cell>
            </table:table-row>
            <table:table-row>
              <table:table-cell office:value-type="float" office:value="0.925386689814815">
                <text:p>0.925386689814815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5398391203704">
                <text:p>0.925398391203704</text:p>
              </table:table-cell>
              <table:table-cell office:value-type="float" office:value="59.07">
                <text:p>59.07</text:p>
              </table:table-cell>
            </table:table-row>
            <table:table-row>
              <table:table-cell office:value-type="float" office:value="0.925409930555555">
                <text:p>0.925409930555555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5421631944444">
                <text:p>0.925421631944444</text:p>
              </table:table-cell>
              <table:table-cell office:value-type="float" office:value="57.35">
                <text:p>57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6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00a933"/>
      <style:text-properties fo:color="#00a933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85cm" svg:y="0.316cm" chart:style-name="ch2">
          <text:p>Increasing</text:p>
        </chart:title>
        <chart:plot-area chart:style-name="ch3" table:cell-range-address="Sheet1.A57:Sheet1.A84 Sheet1.D57:Sheet1.D84 Sheet1.F57:Sheet1.F84" chart:data-source-has-labels="column" svg:x="0.32cm" svg:y="1.275cm" svg:width="15.36cm" svg:height="7.545cm">
          <chart:coordinate-region svg:x="1.734cm" svg:y="1.474cm" svg:width="13.112cm" svg:height="5.544cm"/>
          <chart:axis chart:dimension="x" chart:name="primary-x" chart:style-name="ch4" chartooo:axis-type="auto">
            <chartooo:date-scale/>
            <chart:categories table:cell-range-address="Sheet1.A57:Sheet1.A8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D57:Sheet1.D84" chart:class="chart:line">
            <chart:data-point chart:repeated="28"/>
          </chart:series>
          <chart:series chart:attached-axis="secondary-y" chart:style-name="ch9" chart:values-cell-range-address="Sheet1.F57:Sheet1.F84" chart:class="chart:line"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.902337569444445">
                <text:p>0.902337569444445</text:p>
                <draw:g>
                  <svg:desc>Sheet1.A57:Sheet1.A84</svg:desc>
                </draw:g>
              </table:table-cell>
              <table:table-cell office:value-type="float" office:value="32.39">
                <text:p>32.39</text:p>
                <draw:g>
                  <svg:desc>Sheet1.D57:Sheet1.D84</svg:desc>
                </draw:g>
              </table:table-cell>
              <table:table-cell office:value-type="float" office:value="-0.210000000000001">
                <text:p>-0.210000000000001</text:p>
                <draw:g>
                  <svg:desc>Sheet1.F57:Sheet1.F84</svg:desc>
                </draw:g>
              </table:table-cell>
            </table:table-row>
            <table:table-row>
              <table:table-cell office:value-type="float" office:value="0.902349293981481">
                <text:p>0.902349293981481</text:p>
              </table:table-cell>
              <table:table-cell office:value-type="float" office:value="32.55">
                <text:p>32.55</text:p>
              </table:table-cell>
              <table:table-cell office:value-type="float" office:value="-0.260000000000005">
                <text:p>-0.260000000000005</text:p>
              </table:table-cell>
            </table:table-row>
            <table:table-row>
              <table:table-cell office:value-type="float" office:value="0.902360798611111">
                <text:p>0.902360798611111</text:p>
              </table:table-cell>
              <table:table-cell office:value-type="float" office:value="32.67">
                <text:p>32.67</text:p>
              </table:table-cell>
              <table:table-cell office:value-type="float" office:value="-0.190000000000005">
                <text:p>-0.190000000000005</text:p>
              </table:table-cell>
            </table:table-row>
            <table:table-row>
              <table:table-cell office:value-type="float" office:value="0.902372488425926">
                <text:p>0.902372488425926</text:p>
              </table:table-cell>
              <table:table-cell office:value-type="float" office:value="32.59">
                <text:p>32.59</text:p>
              </table:table-cell>
              <table:table-cell office:value-type="float" office:value="-0.200000000000003">
                <text:p>-0.200000000000003</text:p>
              </table:table-cell>
            </table:table-row>
            <table:table-row>
              <table:table-cell office:value-type="float" office:value="0.902383819444444">
                <text:p>0.902383819444444</text:p>
              </table:table-cell>
              <table:table-cell office:value-type="float" office:value="32.47">
                <text:p>32.47</text:p>
              </table:table-cell>
              <table:table-cell office:value-type="float" office:value="-0.330000000000005">
                <text:p>-0.330000000000005</text:p>
              </table:table-cell>
            </table:table-row>
            <table:table-row>
              <table:table-cell office:value-type="float" office:value="0.902395532407407">
                <text:p>0.902395532407407</text:p>
              </table:table-cell>
              <table:table-cell office:value-type="float" office:value="32.47">
                <text:p>32.47</text:p>
              </table:table-cell>
              <table:table-cell office:value-type="float" office:value="-0.460000000000008">
                <text:p>-0.460000000000008</text:p>
              </table:table-cell>
            </table:table-row>
            <table:table-row>
              <table:table-cell office:value-type="float" office:value="0.902407233796296">
                <text:p>0.902407233796296</text:p>
              </table:table-cell>
              <table:table-cell office:value-type="float" office:value="32.49">
                <text:p>32.49</text:p>
              </table:table-cell>
              <table:table-cell office:value-type="float" office:value="-0.570000000000007">
                <text:p>-0.570000000000007</text:p>
              </table:table-cell>
            </table:table-row>
            <table:table-row>
              <table:table-cell office:value-type="float" office:value="0.902418912037037">
                <text:p>0.902418912037037</text:p>
              </table:table-cell>
              <table:table-cell office:value-type="float" office:value="32.47">
                <text:p>32.47</text:p>
              </table:table-cell>
              <table:table-cell office:value-type="float" office:value="-0.70000000000001">
                <text:p>-0.70000000000001</text:p>
              </table:table-cell>
            </table:table-row>
            <table:table-row>
              <table:table-cell office:value-type="float" office:value="0.902430509259259">
                <text:p>0.902430509259259</text:p>
              </table:table-cell>
              <table:table-cell office:value-type="float" office:value="32.61">
                <text:p>32.61</text:p>
              </table:table-cell>
              <table:table-cell office:value-type="float" office:value="-0.690000000000012">
                <text:p>-0.690000000000012</text:p>
              </table:table-cell>
            </table:table-row>
            <table:table-row>
              <table:table-cell office:value-type="float" office:value="0.902442175925926">
                <text:p>0.902442175925926</text:p>
              </table:table-cell>
              <table:table-cell office:value-type="float" office:value="32.63">
                <text:p>32.63</text:p>
              </table:table-cell>
              <table:table-cell office:value-type="float" office:value="-0.660000000000011">
                <text:p>-0.660000000000011</text:p>
              </table:table-cell>
            </table:table-row>
            <table:table-row>
              <table:table-cell office:value-type="float" office:value="0.902442175925926">
                <text:p>0.902442175925926</text:p>
              </table:table-cell>
              <table:table-cell office:value-type="float" office:value="32.63">
                <text:p>32.63</text:p>
              </table:table-cell>
              <table:table-cell office:value-type="float" office:value="-0.63000000000001">
                <text:p>-0.63000000000001</text:p>
              </table:table-cell>
            </table:table-row>
            <table:table-row>
              <table:table-cell office:value-type="float" office:value="0.902453726851852">
                <text:p>0.902453726851852</text:p>
              </table:table-cell>
              <table:table-cell office:value-type="float" office:value="32.61">
                <text:p>32.61</text:p>
              </table:table-cell>
              <table:table-cell office:value-type="float" office:value="-0.620000000000012">
                <text:p>-0.620000000000012</text:p>
              </table:table-cell>
            </table:table-row>
            <table:table-row>
              <table:table-cell office:value-type="float" office:value="0.90246537037037">
                <text:p>0.90246537037037</text:p>
              </table:table-cell>
              <table:table-cell office:value-type="float" office:value="32.63">
                <text:p>32.63</text:p>
              </table:table-cell>
              <table:table-cell office:value-type="float" office:value="-0.590000000000011">
                <text:p>-0.590000000000011</text:p>
              </table:table-cell>
            </table:table-row>
            <table:table-row>
              <table:table-cell office:value-type="float" office:value="0.902476759259259">
                <text:p>0.902476759259259</text:p>
              </table:table-cell>
              <table:table-cell office:value-type="float" office:value="32.61">
                <text:p>32.61</text:p>
              </table:table-cell>
              <table:table-cell office:value-type="float" office:value="-0.580000000000013">
                <text:p>-0.580000000000013</text:p>
              </table:table-cell>
            </table:table-row>
            <table:table-row>
              <table:table-cell office:value-type="float" office:value="0.902488472222222">
                <text:p>0.902488472222222</text:p>
              </table:table-cell>
              <table:table-cell office:value-type="float" office:value="32.63">
                <text:p>32.63</text:p>
              </table:table-cell>
              <table:table-cell office:value-type="float" office:value="-0.550000000000011">
                <text:p>-0.550000000000011</text:p>
              </table:table-cell>
            </table:table-row>
            <table:table-row>
              <table:table-cell office:value-type="float" office:value="0.902500173611111">
                <text:p>0.902500173611111</text:p>
              </table:table-cell>
              <table:table-cell office:value-type="float" office:value="32.89">
                <text:p>32.89</text:p>
              </table:table-cell>
              <table:table-cell office:value-type="float" office:value="-0.260000000000012">
                <text:p>-0.260000000000012</text:p>
              </table:table-cell>
            </table:table-row>
            <table:table-row>
              <table:table-cell office:value-type="float" office:value="0.902511770833333">
                <text:p>0.902511770833333</text:p>
              </table:table-cell>
              <table:table-cell office:value-type="float" office:value="32.85">
                <text:p>32.85</text:p>
              </table:table-cell>
              <table:table-cell office:value-type="float" office:value="-0.0100000000000122">
                <text:p>-0.0100000000000122</text:p>
              </table:table-cell>
            </table:table-row>
            <table:table-row>
              <table:table-cell office:value-type="float" office:value="0.902523344907407">
                <text:p>0.902523344907407</text:p>
              </table:table-cell>
              <table:table-cell office:value-type="float" office:value="32.77">
                <text:p>32.77</text:p>
              </table:table-cell>
              <table:table-cell office:value-type="float" office:value="0.159999999999989">
                <text:p>0.159999999999989</text:p>
              </table:table-cell>
            </table:table-row>
            <table:table-row>
              <table:table-cell office:value-type="float" office:value="0.902534722222222">
                <text:p>0.902534722222222</text:p>
              </table:table-cell>
              <table:table-cell office:value-type="float" office:value="32.71">
                <text:p>32.71</text:p>
              </table:table-cell>
              <table:table-cell office:value-type="float" office:value="0.269999999999989">
                <text:p>0.269999999999989</text:p>
              </table:table-cell>
            </table:table-row>
            <table:table-row>
              <table:table-cell office:value-type="float" office:value="0.902546435185185">
                <text:p>0.902546435185185</text:p>
              </table:table-cell>
              <table:table-cell office:value-type="float" office:value="32.85">
                <text:p>32.85</text:p>
              </table:table-cell>
              <table:table-cell office:value-type="float" office:value="0.519999999999989">
                <text:p>0.519999999999989</text:p>
              </table:table-cell>
            </table:table-row>
            <table:table-row>
              <table:table-cell office:value-type="float" office:value="0.902558171296296">
                <text:p>0.902558171296296</text:p>
              </table:table-cell>
              <table:table-cell office:value-type="float" office:value="32.83">
                <text:p>32.83</text:p>
              </table:table-cell>
              <table:table-cell office:value-type="float" office:value="0.749999999999986">
                <text:p>0.749999999999986</text:p>
              </table:table-cell>
            </table:table-row>
            <table:table-row>
              <table:table-cell office:value-type="float" office:value="0.902569768518518">
                <text:p>0.902569768518518</text:p>
              </table:table-cell>
              <table:table-cell office:value-type="float" office:value="32.75">
                <text:p>32.75</text:p>
              </table:table-cell>
              <table:table-cell office:value-type="float" office:value="0.899999999999984">
                <text:p>0.899999999999984</text:p>
              </table:table-cell>
            </table:table-row>
            <table:table-row>
              <table:table-cell office:value-type="float" office:value="0.902558171296296">
                <text:p>0.902558171296296</text:p>
              </table:table-cell>
              <table:table-cell office:value-type="float" office:value="32.83">
                <text:p>32.83</text:p>
              </table:table-cell>
              <table:table-cell office:value-type="float" office:value="1.12999999999998">
                <text:p>1.12999999999998</text:p>
              </table:table-cell>
            </table:table-row>
            <table:table-row>
              <table:table-cell office:value-type="float" office:value="0.902569768518518">
                <text:p>0.902569768518518</text:p>
              </table:table-cell>
              <table:table-cell office:value-type="float" office:value="32.75">
                <text:p>32.75</text:p>
              </table:table-cell>
              <table:table-cell office:value-type="float" office:value="1.27999999999998">
                <text:p>1.27999999999998</text:p>
              </table:table-cell>
            </table:table-row>
            <table:table-row>
              <table:table-cell office:value-type="float" office:value="0.902581377314815">
                <text:p>0.902581377314815</text:p>
              </table:table-cell>
              <table:table-cell office:value-type="float" office:value="32.83">
                <text:p>32.83</text:p>
              </table:table-cell>
              <table:table-cell office:value-type="float" office:value="1.50999999999998">
                <text:p>1.50999999999998</text:p>
              </table:table-cell>
            </table:table-row>
            <table:table-row>
              <table:table-cell office:value-type="float" office:value="0.902592962962963">
                <text:p>0.902592962962963</text:p>
              </table:table-cell>
              <table:table-cell office:value-type="float" office:value="32.95">
                <text:p>32.95</text:p>
              </table:table-cell>
              <table:table-cell office:value-type="float" office:value="1.85999999999998">
                <text:p>1.85999999999998</text:p>
              </table:table-cell>
            </table:table-row>
            <table:table-row>
              <table:table-cell office:value-type="float" office:value="0.902604189814815">
                <text:p>0.902604189814815</text:p>
              </table:table-cell>
              <table:table-cell office:value-type="float" office:value="32.97">
                <text:p>32.97</text:p>
              </table:table-cell>
              <table:table-cell office:value-type="float" office:value="2.22999999999998">
                <text:p>2.22999999999998</text:p>
              </table:table-cell>
            </table:table-row>
            <table:table-row>
              <table:table-cell office:value-type="float" office:value="0.902616157407407">
                <text:p>0.902616157407407</text:p>
              </table:table-cell>
              <table:table-cell office:value-type="float" office:value="32.99">
                <text:p>32.99</text:p>
              </table:table-cell>
              <table:table-cell office:value-type="float" office:value="2.61999999999998">
                <text:p>2.61999999999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6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13cm" xlink:href=".." xlink:type="simple" chart:class="chart:line" chart:style-name="ch1">
        <chart:title svg:x="7.255cm" svg:y="0.316cm" chart:style-name="ch2">
          <text:p>steady</text:p>
        </chart:title>
        <chart:plot-area chart:style-name="ch3" table:cell-range-address="Sheet1.A1786:Sheet1.A1802 Sheet1.D1786:Sheet1.D1802" chart:data-source-has-labels="column" svg:x="0.32cm" svg:y="1.275cm" svg:width="15.36cm" svg:height="7.558cm">
          <chart:coordinate-region svg:x="1.733cm" svg:y="1.474cm" svg:width="13.806cm" svg:height="5.557cm"/>
          <chart:axis chart:dimension="x" chart:name="primary-x" chart:style-name="ch4" chartooo:axis-type="auto">
            <chartooo:date-scale/>
            <chart:categories table:cell-range-address="Sheet1.A1786:Sheet1.A18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786:Sheet1.D1802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920572696759259">
                <text:p>0.920572696759259</text:p>
                <draw:g>
                  <svg:desc>Sheet1.A1786:Sheet1.A1802</svg:desc>
                </draw:g>
              </table:table-cell>
              <table:table-cell office:value-type="float" office:value="59.05">
                <text:p>59.05</text:p>
                <draw:g>
                  <svg:desc>Sheet1.D1786:Sheet1.D1802</svg:desc>
                </draw:g>
              </table:table-cell>
            </table:table-row>
            <table:table-row>
              <table:table-cell office:value-type="float" office:value="0.920584189814815">
                <text:p>0.920584189814815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0596134259259">
                <text:p>0.920596134259259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0.920607569444444">
                <text:p>0.920607569444444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0.920619247685185">
                <text:p>0.920619247685185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0619247685185">
                <text:p>0.920619247685185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0630891203704">
                <text:p>0.920630891203704</text:p>
              </table:table-cell>
              <table:table-cell office:value-type="float" office:value="59.07">
                <text:p>59.07</text:p>
              </table:table-cell>
            </table:table-row>
            <table:table-row>
              <table:table-cell office:value-type="float" office:value="0.920642256944444">
                <text:p>0.920642256944444</text:p>
              </table:table-cell>
              <table:table-cell office:value-type="float" office:value="59.09">
                <text:p>59.09</text:p>
              </table:table-cell>
            </table:table-row>
            <table:table-row>
              <table:table-cell office:value-type="float" office:value="0.920653784722222">
                <text:p>0.920653784722222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0.920665474537037">
                <text:p>0.920665474537037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float" office:value="0.920677164351852">
                <text:p>0.920677164351852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0688946759259">
                <text:p>0.920688946759259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0.920700439814815">
                <text:p>0.920700439814815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0.920712094907407">
                <text:p>0.920712094907407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0.920723668981482">
                <text:p>0.920723668981482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float" office:value="0.920735335648148">
                <text:p>0.920735335648148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float" office:value="0.920735335648148">
                <text:p>0.920735335648148</text:p>
              </table:table-cell>
              <table:table-cell office:value-type="float" office:value="59.05">
                <text:p>59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6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85cm" svg:y="0.316cm" chart:style-name="ch2">
          <text:p>Increasing</text:p>
        </chart:title>
        <chart:plot-area chart:style-name="ch3" table:cell-range-address="Sheet1.A57:Sheet1.A84 Sheet1.D57:Sheet1.D84" chart:data-source-has-labels="column" svg:x="0.32cm" svg:y="1.275cm" svg:width="15.36cm" svg:height="7.545cm">
          <chart:coordinate-region svg:x="1.734cm" svg:y="1.474cm" svg:width="13.946cm" svg:height="5.544cm"/>
          <chart:axis chart:dimension="x" chart:name="primary-x" chart:style-name="ch4" chartooo:axis-type="auto">
            <chartooo:date-scale/>
            <chart:categories table:cell-range-address="Sheet1.A57:Sheet1.A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57:Sheet1.D84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902337569444445">
                <text:p>0.902337569444445</text:p>
                <draw:g>
                  <svg:desc>Sheet1.A57:Sheet1.A84</svg:desc>
                </draw:g>
              </table:table-cell>
              <table:table-cell office:value-type="float" office:value="32.39">
                <text:p>32.39</text:p>
                <draw:g>
                  <svg:desc>Sheet1.D57:Sheet1.D84</svg:desc>
                </draw:g>
              </table:table-cell>
            </table:table-row>
            <table:table-row>
              <table:table-cell office:value-type="float" office:value="0.902349293981481">
                <text:p>0.902349293981481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float" office:value="0.902360798611111">
                <text:p>0.902360798611111</text:p>
              </table:table-cell>
              <table:table-cell office:value-type="float" office:value="32.67">
                <text:p>32.67</text:p>
              </table:table-cell>
            </table:table-row>
            <table:table-row>
              <table:table-cell office:value-type="float" office:value="0.902372488425926">
                <text:p>0.902372488425926</text:p>
              </table:table-cell>
              <table:table-cell office:value-type="float" office:value="32.59">
                <text:p>32.59</text:p>
              </table:table-cell>
            </table:table-row>
            <table:table-row>
              <table:table-cell office:value-type="float" office:value="0.902383819444444">
                <text:p>0.902383819444444</text:p>
              </table:table-cell>
              <table:table-cell office:value-type="float" office:value="32.47">
                <text:p>32.47</text:p>
              </table:table-cell>
            </table:table-row>
            <table:table-row>
              <table:table-cell office:value-type="float" office:value="0.902395532407407">
                <text:p>0.902395532407407</text:p>
              </table:table-cell>
              <table:table-cell office:value-type="float" office:value="32.47">
                <text:p>32.47</text:p>
              </table:table-cell>
            </table:table-row>
            <table:table-row>
              <table:table-cell office:value-type="float" office:value="0.902407233796296">
                <text:p>0.902407233796296</text:p>
              </table:table-cell>
              <table:table-cell office:value-type="float" office:value="32.49">
                <text:p>32.49</text:p>
              </table:table-cell>
            </table:table-row>
            <table:table-row>
              <table:table-cell office:value-type="float" office:value="0.902418912037037">
                <text:p>0.902418912037037</text:p>
              </table:table-cell>
              <table:table-cell office:value-type="float" office:value="32.47">
                <text:p>32.47</text:p>
              </table:table-cell>
            </table:table-row>
            <table:table-row>
              <table:table-cell office:value-type="float" office:value="0.902430509259259">
                <text:p>0.902430509259259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float" office:value="0.902442175925926">
                <text:p>0.902442175925926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float" office:value="0.902442175925926">
                <text:p>0.902442175925926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float" office:value="0.902453726851852">
                <text:p>0.902453726851852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float" office:value="0.90246537037037">
                <text:p>0.90246537037037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float" office:value="0.902476759259259">
                <text:p>0.902476759259259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float" office:value="0.902488472222222">
                <text:p>0.902488472222222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float" office:value="0.902500173611111">
                <text:p>0.902500173611111</text:p>
              </table:table-cell>
              <table:table-cell office:value-type="float" office:value="32.89">
                <text:p>32.89</text:p>
              </table:table-cell>
            </table:table-row>
            <table:table-row>
              <table:table-cell office:value-type="float" office:value="0.902511770833333">
                <text:p>0.902511770833333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float" office:value="0.902523344907407">
                <text:p>0.902523344907407</text:p>
              </table:table-cell>
              <table:table-cell office:value-type="float" office:value="32.77">
                <text:p>32.77</text:p>
              </table:table-cell>
            </table:table-row>
            <table:table-row>
              <table:table-cell office:value-type="float" office:value="0.902534722222222">
                <text:p>0.902534722222222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float" office:value="0.902546435185185">
                <text:p>0.902546435185185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float" office:value="0.902558171296296">
                <text:p>0.902558171296296</text:p>
              </table:table-cell>
              <table:table-cell office:value-type="float" office:value="32.83">
                <text:p>32.83</text:p>
              </table:table-cell>
            </table:table-row>
            <table:table-row>
              <table:table-cell office:value-type="float" office:value="0.902569768518518">
                <text:p>0.902569768518518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float" office:value="0.902558171296296">
                <text:p>0.902558171296296</text:p>
              </table:table-cell>
              <table:table-cell office:value-type="float" office:value="32.83">
                <text:p>32.83</text:p>
              </table:table-cell>
            </table:table-row>
            <table:table-row>
              <table:table-cell office:value-type="float" office:value="0.902569768518518">
                <text:p>0.902569768518518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float" office:value="0.902581377314815">
                <text:p>0.902581377314815</text:p>
              </table:table-cell>
              <table:table-cell office:value-type="float" office:value="32.83">
                <text:p>32.83</text:p>
              </table:table-cell>
            </table:table-row>
            <table:table-row>
              <table:table-cell office:value-type="float" office:value="0.902592962962963">
                <text:p>0.902592962962963</text:p>
              </table:table-cell>
              <table:table-cell office:value-type="float" office:value="32.95">
                <text:p>32.95</text:p>
              </table:table-cell>
            </table:table-row>
            <table:table-row>
              <table:table-cell office:value-type="float" office:value="0.902604189814815">
                <text:p>0.902604189814815</text:p>
              </table:table-cell>
              <table:table-cell office:value-type="float" office:value="32.97">
                <text:p>32.97</text:p>
              </table:table-cell>
            </table:table-row>
            <table:table-row>
              <table:table-cell office:value-type="float" office:value="0.902616157407407">
                <text:p>0.902616157407407</text:p>
              </table:table-cell>
              <table:table-cell office:value-type="float" office:value="32.99">
                <text:p>32.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6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end"/>
      <style:graphic-properties svg:stroke-color="#00a933"/>
      <style:text-properties fo:color="#00a933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13cm" xlink:href=".." xlink:type="simple" chart:class="chart:line" chart:style-name="ch1">
        <chart:title svg:x="7.255cm" svg:y="0.316cm" chart:style-name="ch2">
          <text:p>steady</text:p>
        </chart:title>
        <chart:plot-area chart:style-name="ch3" table:cell-range-address="Sheet1.A1786:Sheet1.A1802 Sheet1.D1786:Sheet1.D1802 Sheet1.F1786:Sheet1.F1802" chart:data-source-has-labels="column" svg:x="0.32cm" svg:y="1.275cm" svg:width="15.36cm" svg:height="7.558cm">
          <chart:coordinate-region svg:x="1.734cm" svg:y="1.474cm" svg:width="13.112cm" svg:height="5.557cm"/>
          <chart:axis chart:dimension="x" chart:name="primary-x" chart:style-name="ch4" chartooo:axis-type="auto">
            <chartooo:date-scale/>
            <chart:categories table:cell-range-address="Sheet1.A1786:Sheet1.A180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D1786:Sheet1.D1802" chart:class="chart:line">
            <chart:data-point chart:repeated="17"/>
          </chart:series>
          <chart:series chart:attached-axis="secondary-y" chart:style-name="ch9" chart:values-cell-range-address="Sheet1.F1786:Sheet1.F1802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.920572696759259">
                <text:p>0.920572696759259</text:p>
                <draw:g>
                  <svg:desc>Sheet1.A1786:Sheet1.A1802</svg:desc>
                </draw:g>
              </table:table-cell>
              <table:table-cell office:value-type="float" office:value="59.05">
                <text:p>59.05</text:p>
                <draw:g>
                  <svg:desc>Sheet1.D1786:Sheet1.D1802</svg:desc>
                </draw:g>
              </table:table-cell>
              <table:table-cell office:value-type="float" office:value="NaN">
                <text:p>NaN</text:p>
                <draw:g>
                  <svg:desc>Sheet1.F1786:Sheet1.F1802</svg:desc>
                </draw:g>
              </table:table-cell>
            </table:table-row>
            <table:table-row>
              <table:table-cell office:value-type="float" office:value="0.920584189814815">
                <text:p>0.920584189814815</text:p>
              </table:table-cell>
              <table:table-cell office:value-type="float" office:value="58.99">
                <text:p>58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596134259259">
                <text:p>0.920596134259259</text:p>
              </table:table-cell>
              <table:table-cell office:value-type="float" office:value="58.87">
                <text:p>58.87</text:p>
              </table:table-cell>
              <table:table-cell office:value-type="float" office:value="-0.0500000000000043">
                <text:p>-0.0500000000000043</text:p>
              </table:table-cell>
            </table:table-row>
            <table:table-row>
              <table:table-cell office:value-type="float" office:value="0.920607569444444">
                <text:p>0.920607569444444</text:p>
              </table:table-cell>
              <table:table-cell office:value-type="float" office:value="58.77">
                <text:p>58.77</text:p>
              </table:table-cell>
              <table:table-cell office:value-type="float" office:value="-0.200000000000003">
                <text:p>-0.200000000000003</text:p>
              </table:table-cell>
            </table:table-row>
            <table:table-row>
              <table:table-cell office:value-type="float" office:value="0.920619247685185">
                <text:p>0.920619247685185</text:p>
              </table:table-cell>
              <table:table-cell office:value-type="float" office:value="58.89">
                <text:p>58.89</text:p>
              </table:table-cell>
              <table:table-cell office:value-type="float" office:value="-0.230000000000004">
                <text:p>-0.230000000000004</text:p>
              </table:table-cell>
            </table:table-row>
            <table:table-row>
              <table:table-cell office:value-type="float" office:value="0.920619247685185">
                <text:p>0.920619247685185</text:p>
              </table:table-cell>
              <table:table-cell office:value-type="float" office:value="58.89">
                <text:p>58.89</text:p>
              </table:table-cell>
              <table:table-cell office:value-type="float" office:value="-0.260000000000005">
                <text:p>-0.260000000000005</text:p>
              </table:table-cell>
            </table:table-row>
            <table:table-row>
              <table:table-cell office:value-type="float" office:value="0.920630891203704">
                <text:p>0.920630891203704</text:p>
              </table:table-cell>
              <table:table-cell office:value-type="float" office:value="59.07">
                <text:p>59.07</text:p>
              </table:table-cell>
              <table:table-cell office:value-type="float" office:value="-0.110000000000007">
                <text:p>-0.110000000000007</text:p>
              </table:table-cell>
            </table:table-row>
            <table:table-row>
              <table:table-cell office:value-type="float" office:value="0.920642256944444">
                <text:p>0.920642256944444</text:p>
              </table:table-cell>
              <table:table-cell office:value-type="float" office:value="59.09">
                <text:p>59.09</text:p>
              </table:table-cell>
              <table:table-cell office:value-type="float" office:value="0.0599999999999952">
                <text:p>0.0599999999999952</text:p>
              </table:table-cell>
            </table:table-row>
            <table:table-row>
              <table:table-cell office:value-type="float" office:value="0.920653784722222">
                <text:p>0.920653784722222</text:p>
              </table:table-cell>
              <table:table-cell office:value-type="float" office:value="59.01">
                <text:p>59.01</text:p>
              </table:table-cell>
              <table:table-cell office:value-type="float" office:value="0.149999999999991">
                <text:p>0.149999999999991</text:p>
              </table:table-cell>
            </table:table-row>
            <table:table-row>
              <table:table-cell office:value-type="float" office:value="0.920665474537037">
                <text:p>0.920665474537037</text:p>
              </table:table-cell>
              <table:table-cell office:value-type="float" office:value="58.95">
                <text:p>58.95</text:p>
              </table:table-cell>
              <table:table-cell office:value-type="float" office:value="0.179999999999993">
                <text:p>0.179999999999993</text:p>
              </table:table-cell>
            </table:table-row>
            <table:table-row>
              <table:table-cell office:value-type="float" office:value="0.920677164351852">
                <text:p>0.920677164351852</text:p>
              </table:table-cell>
              <table:table-cell office:value-type="float" office:value="58.89">
                <text:p>58.89</text:p>
              </table:table-cell>
              <table:table-cell office:value-type="float" office:value="0.149999999999991">
                <text:p>0.149999999999991</text:p>
              </table:table-cell>
            </table:table-row>
            <table:table-row>
              <table:table-cell office:value-type="float" office:value="0.920688946759259">
                <text:p>0.920688946759259</text:p>
              </table:table-cell>
              <table:table-cell office:value-type="float" office:value="58.89">
                <text:p>58.89</text:p>
              </table:table-cell>
              <table:table-cell office:value-type="float" office:value="0.11999999999999">
                <text:p>0.11999999999999</text:p>
              </table:table-cell>
            </table:table-row>
            <table:table-row>
              <table:table-cell office:value-type="float" office:value="0.920700439814815">
                <text:p>0.920700439814815</text:p>
              </table:table-cell>
              <table:table-cell office:value-type="float" office:value="58.99">
                <text:p>58.99</text:p>
              </table:table-cell>
              <table:table-cell office:value-type="float" office:value="0.189999999999991">
                <text:p>0.189999999999991</text:p>
              </table:table-cell>
            </table:table-row>
            <table:table-row>
              <table:table-cell office:value-type="float" office:value="0.920712094907407">
                <text:p>0.920712094907407</text:p>
              </table:table-cell>
              <table:table-cell office:value-type="float" office:value="58.83">
                <text:p>58.83</text:p>
              </table:table-cell>
              <table:table-cell office:value-type="float" office:value="0.0999999999999872">
                <text:p>0.0999999999999872</text:p>
              </table:table-cell>
            </table:table-row>
            <table:table-row>
              <table:table-cell office:value-type="float" office:value="0.920723668981482">
                <text:p>0.920723668981482</text:p>
              </table:table-cell>
              <table:table-cell office:value-type="float" office:value="58.71">
                <text:p>58.71</text:p>
              </table:table-cell>
              <table:table-cell office:value-type="float" office:value="-0.110000000000014">
                <text:p>-0.110000000000014</text:p>
              </table:table-cell>
            </table:table-row>
            <table:table-row>
              <table:table-cell office:value-type="float" office:value="0.920735335648148">
                <text:p>0.920735335648148</text:p>
              </table:table-cell>
              <table:table-cell office:value-type="float" office:value="59.05">
                <text:p>59.05</text:p>
              </table:table-cell>
              <table:table-cell office:value-type="float" office:value="0.0199999999999818">
                <text:p>0.0199999999999818</text:p>
              </table:table-cell>
            </table:table-row>
            <table:table-row>
              <table:table-cell office:value-type="float" office:value="0.920735335648148">
                <text:p>0.920735335648148</text:p>
              </table:table-cell>
              <table:table-cell office:value-type="float" office:value="59.05">
                <text:p>59.05</text:p>
              </table:table-cell>
              <table:table-cell office:value-type="float" office:value="0.149999999999977">
                <text:p>0.1499999999999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